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90b_best_result" table:style-name="ta1">
        <table:shapes>
          <draw:frame draw:z-index="0" draw:style-name="gr1" draw:text-style-name="P1" svg:width="9.6776in" svg:height="7.8429in" svg:x="6.9634in" svg:y="0.387in">
            <draw:object draw:notify-on-update-of-ranges="c90b_best_result.A13:c90b_best_result.A1443 c90b_best_result.C13:c90b_best_result.C13 c90b_best_result.C14:c90b_best_result.C1443 c90b_best_result.E13:c90b_best_result.E13 c90b_best_result.E14:c90b_best_result.E14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irframe: C90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: 0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: 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d: 0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: 0.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in: 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ax: 0.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in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ax: 0.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dSpeed: 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oint: 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0.187134" calcext:value-type="float">
            <text:p>0.187134</text:p>
          </table:table-cell>
          <table:table-cell office:value-type="float" office:value="-4.50702" calcext:value-type="float">
            <text:p>-4.50702</text:p>
          </table:table-cell>
          <table:table-cell office:value-type="float" office:value="184.507" calcext:value-type="float">
            <text:p>184.507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-83.3207" calcext:value-type="float">
            <text:p>-83.3207</text:p>
          </table:table-cell>
        </table:table-row>
        <table:table-row table:style-name="ro1">
          <table:table-cell office:value-type="float" office:value="0.300781" calcext:value-type="float">
            <text:p>0.300781</text:p>
          </table:table-cell>
          <table:table-cell office:value-type="float" office:value="-4.50301" calcext:value-type="float">
            <text:p>-4.50301</text:p>
          </table:table-cell>
          <table:table-cell office:value-type="float" office:value="184.503" calcext:value-type="float">
            <text:p>184.503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-26.1753" calcext:value-type="float">
            <text:p>-26.1753</text:p>
          </table:table-cell>
        </table:table-row>
        <table:table-row table:style-name="ro1">
          <table:table-cell office:value-type="float" office:value="0.435181" calcext:value-type="float">
            <text:p>0.435181</text:p>
          </table:table-cell>
          <table:table-cell office:value-type="float" office:value="-4.49687" calcext:value-type="float">
            <text:p>-4.49687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-9.77596" calcext:value-type="float">
            <text:p>-9.77596</text:p>
          </table:table-cell>
        </table:table-row>
        <table:table-row table:style-name="ro1">
          <table:table-cell office:value-type="float" office:value="0.562988" calcext:value-type="float">
            <text:p>0.562988</text:p>
          </table:table-cell>
          <table:table-cell office:value-type="float" office:value="-4.48782" calcext:value-type="float">
            <text:p>-4.48782</text:p>
          </table:table-cell>
          <table:table-cell office:value-type="float" office:value="184.488" calcext:value-type="float">
            <text:p>184.48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-3.48696" calcext:value-type="float">
            <text:p>-3.48696</text:p>
          </table:table-cell>
        </table:table-row>
        <table:table-row table:style-name="ro1">
          <table:table-cell office:value-type="float" office:value="0.681763" calcext:value-type="float">
            <text:p>0.681763</text:p>
          </table:table-cell>
          <table:table-cell office:value-type="float" office:value="-4.47488" calcext:value-type="float">
            <text:p>-4.47488</text:p>
          </table:table-cell>
          <table:table-cell office:value-type="float" office:value="184.475" calcext:value-type="float">
            <text:p>184.475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-1.11768" calcext:value-type="float">
            <text:p>-1.11768</text:p>
          </table:table-cell>
        </table:table-row>
        <table:table-row table:style-name="ro1">
          <table:table-cell office:value-type="float" office:value="0.804443" calcext:value-type="float">
            <text:p>0.804443</text:p>
          </table:table-cell>
          <table:table-cell office:value-type="float" office:value="-4.45537" calcext:value-type="float">
            <text:p>-4.45537</text:p>
          </table:table-cell>
          <table:table-cell office:value-type="float" office:value="184.455" calcext:value-type="float">
            <text:p>184.455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-0.358949" calcext:value-type="float">
            <text:p>-0.358949</text:p>
          </table:table-cell>
        </table:table-row>
        <table:table-row table:style-name="ro1">
          <table:table-cell office:value-type="float" office:value="0.927368" calcext:value-type="float">
            <text:p>0.927368</text:p>
          </table:table-cell>
          <table:table-cell office:value-type="float" office:value="-4.42812" calcext:value-type="float">
            <text:p>-4.42812</text:p>
          </table:table-cell>
          <table:table-cell office:value-type="float" office:value="184.428" calcext:value-type="float">
            <text:p>184.42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-0.0893264" calcext:value-type="float">
            <text:p>-0.0893264</text:p>
          </table:table-cell>
        </table:table-row>
        <table:table-row table:style-name="ro1">
          <table:table-cell office:value-type="float" office:value="1.04883" calcext:value-type="float">
            <text:p>1.04883</text:p>
          </table:table-cell>
          <table:table-cell office:value-type="float" office:value="-4.39249" calcext:value-type="float">
            <text:p>-4.39249</text:p>
          </table:table-cell>
          <table:table-cell office:value-type="float" office:value="184.392" calcext:value-type="float">
            <text:p>184.392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0146539" calcext:value-type="float">
            <text:p>0.0146539</text:p>
          </table:table-cell>
        </table:table-row>
        <table:table-row table:style-name="ro1">
          <table:table-cell office:value-type="float" office:value="1.16895" calcext:value-type="float">
            <text:p>1.16895</text:p>
          </table:table-cell>
          <table:table-cell office:value-type="float" office:value="-4.34813" calcext:value-type="float">
            <text:p>-4.34813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0611273" calcext:value-type="float">
            <text:p>0.0611273</text:p>
          </table:table-cell>
        </table:table-row>
        <table:table-row table:style-name="ro1">
          <table:table-cell office:value-type="float" office:value="1.2865" calcext:value-type="float">
            <text:p>1.2865</text:p>
          </table:table-cell>
          <table:table-cell office:value-type="float" office:value="-4.29559" calcext:value-type="float">
            <text:p>-4.29559</text:p>
          </table:table-cell>
          <table:table-cell office:value-type="float" office:value="184.296" calcext:value-type="float">
            <text:p>184.296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0871837" calcext:value-type="float">
            <text:p>0.0871837</text:p>
          </table:table-cell>
        </table:table-row>
        <table:table-row table:style-name="ro1">
          <table:table-cell office:value-type="float" office:value="1.40759" calcext:value-type="float">
            <text:p>1.40759</text:p>
          </table:table-cell>
          <table:table-cell office:value-type="float" office:value="-4.2318" calcext:value-type="float">
            <text:p>-4.2318</text:p>
          </table:table-cell>
          <table:table-cell office:value-type="float" office:value="184.232" calcext:value-type="float">
            <text:p>184.232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10934" calcext:value-type="float">
            <text:p>0.10934</text:p>
          </table:table-cell>
        </table:table-row>
        <table:table-row table:style-name="ro1">
          <table:table-cell office:value-type="float" office:value="1.53662" calcext:value-type="float">
            <text:p>1.53662</text:p>
          </table:table-cell>
          <table:table-cell office:value-type="float" office:value="-4.15321" calcext:value-type="float">
            <text:p>-4.15321</text:p>
          </table:table-cell>
          <table:table-cell office:value-type="float" office:value="184.153" calcext:value-type="float">
            <text:p>184.153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134595" calcext:value-type="float">
            <text:p>0.134595</text:p>
          </table:table-cell>
        </table:table-row>
        <table:table-row table:style-name="ro1">
          <table:table-cell office:value-type="float" office:value="1.65833" calcext:value-type="float">
            <text:p>1.65833</text:p>
          </table:table-cell>
          <table:table-cell office:value-type="float" office:value="-4.06934" calcext:value-type="float">
            <text:p>-4.06934</text:p>
          </table:table-cell>
          <table:table-cell office:value-type="float" office:value="184.069" calcext:value-type="float">
            <text:p>184.069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151684" calcext:value-type="float">
            <text:p>0.151684</text:p>
          </table:table-cell>
        </table:table-row>
        <table:table-row table:style-name="ro1">
          <table:table-cell office:value-type="float" office:value="1.78821" calcext:value-type="float">
            <text:p>1.78821</text:p>
          </table:table-cell>
          <table:table-cell office:value-type="float" office:value="-3.96989" calcext:value-type="float">
            <text:p>-3.96989</text:p>
          </table:table-cell>
          <table:table-cell office:value-type="float" office:value="183.97" calcext:value-type="float">
            <text:p>183.97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172449" calcext:value-type="float">
            <text:p>0.172449</text:p>
          </table:table-cell>
        </table:table-row>
        <table:table-row table:style-name="ro1">
          <table:table-cell office:value-type="float" office:value="1.9104" calcext:value-type="float">
            <text:p>1.9104</text:p>
          </table:table-cell>
          <table:table-cell office:value-type="float" office:value="-3.86757" calcext:value-type="float">
            <text:p>-3.86757</text:p>
          </table:table-cell>
          <table:table-cell office:value-type="float" office:value="183.868" calcext:value-type="float">
            <text:p>183.86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185458" calcext:value-type="float">
            <text:p>0.185458</text:p>
          </table:table-cell>
        </table:table-row>
        <table:table-row table:style-name="ro1">
          <table:table-cell office:value-type="float" office:value="2.03235" calcext:value-type="float">
            <text:p>2.03235</text:p>
          </table:table-cell>
          <table:table-cell office:value-type="float" office:value="-3.75758" calcext:value-type="float">
            <text:p>-3.75758</text:p>
          </table:table-cell>
          <table:table-cell office:value-type="float" office:value="183.758" calcext:value-type="float">
            <text:p>183.75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198486" calcext:value-type="float">
            <text:p>0.198486</text:p>
          </table:table-cell>
        </table:table-row>
        <table:table-row table:style-name="ro1">
          <table:table-cell office:value-type="float" office:value="2.15552" calcext:value-type="float">
            <text:p>2.15552</text:p>
          </table:table-cell>
          <table:table-cell office:value-type="float" office:value="-3.63892" calcext:value-type="float">
            <text:p>-3.63892</text:p>
          </table:table-cell>
          <table:table-cell office:value-type="float" office:value="183.639" calcext:value-type="float">
            <text:p>183.639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14734" calcext:value-type="float">
            <text:p>0.214734</text:p>
          </table:table-cell>
        </table:table-row>
        <table:table-row table:style-name="ro1">
          <table:table-cell office:value-type="float" office:value="2.27258" calcext:value-type="float">
            <text:p>2.27258</text:p>
          </table:table-cell>
          <table:table-cell office:value-type="float" office:value="-3.51984" calcext:value-type="float">
            <text:p>-3.51984</text:p>
          </table:table-cell>
          <table:table-cell office:value-type="float" office:value="183.52" calcext:value-type="float">
            <text:p>183.52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20721" calcext:value-type="float">
            <text:p>0.220721</text:p>
          </table:table-cell>
        </table:table-row>
        <table:table-row table:style-name="ro1">
          <table:table-cell office:value-type="float" office:value="2.39282" calcext:value-type="float">
            <text:p>2.39282</text:p>
          </table:table-cell>
          <table:table-cell office:value-type="float" office:value="-3.39171" calcext:value-type="float">
            <text:p>-3.39171</text:p>
          </table:table-cell>
          <table:table-cell office:value-type="float" office:value="183.392" calcext:value-type="float">
            <text:p>183.392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34247" calcext:value-type="float">
            <text:p>0.234247</text:p>
          </table:table-cell>
        </table:table-row>
        <table:table-row table:style-name="ro1">
          <table:table-cell office:value-type="float" office:value="2.51343" calcext:value-type="float">
            <text:p>2.51343</text:p>
          </table:table-cell>
          <table:table-cell office:value-type="float" office:value="-3.25775" calcext:value-type="float">
            <text:p>-3.25775</text:p>
          </table:table-cell>
          <table:table-cell office:value-type="float" office:value="183.258" calcext:value-type="float">
            <text:p>183.25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4528" calcext:value-type="float">
            <text:p>0.24528</text:p>
          </table:table-cell>
        </table:table-row>
        <table:table-row table:style-name="ro1">
          <table:table-cell office:value-type="float" office:value="2.63745" calcext:value-type="float">
            <text:p>2.63745</text:p>
          </table:table-cell>
          <table:table-cell office:value-type="float" office:value="-3.11487" calcext:value-type="float">
            <text:p>-3.11487</text:p>
          </table:table-cell>
          <table:table-cell office:value-type="float" office:value="183.115" calcext:value-type="float">
            <text:p>183.115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60086" calcext:value-type="float">
            <text:p>0.260086</text:p>
          </table:table-cell>
        </table:table-row>
        <table:table-row table:style-name="ro1">
          <table:table-cell office:value-type="float" office:value="2.76941" calcext:value-type="float">
            <text:p>2.76941</text:p>
          </table:table-cell>
          <table:table-cell office:value-type="float" office:value="-2.95805" calcext:value-type="float">
            <text:p>-2.95805</text:p>
          </table:table-cell>
          <table:table-cell office:value-type="float" office:value="182.958" calcext:value-type="float">
            <text:p>182.95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239" calcext:value-type="float">
            <text:p>0.28239</text:p>
          </table:table-cell>
        </table:table-row>
        <table:table-row table:style-name="ro1">
          <table:table-cell office:value-type="float" office:value="2.89563" calcext:value-type="float">
            <text:p>2.89563</text:p>
          </table:table-cell>
          <table:table-cell office:value-type="float" office:value="-2.80363" calcext:value-type="float">
            <text:p>-2.80363</text:p>
          </table:table-cell>
          <table:table-cell office:value-type="float" office:value="182.804" calcext:value-type="float">
            <text:p>182.804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4641" calcext:value-type="float">
            <text:p>0.284641</text:p>
          </table:table-cell>
        </table:table-row>
        <table:table-row table:style-name="ro1">
          <table:table-cell office:value-type="float" office:value="3.0188" calcext:value-type="float">
            <text:p>3.0188</text:p>
          </table:table-cell>
          <table:table-cell office:value-type="float" office:value="-2.64989" calcext:value-type="float">
            <text:p>-2.64989</text:p>
          </table:table-cell>
          <table:table-cell office:value-type="float" office:value="182.65" calcext:value-type="float">
            <text:p>182.65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679" calcext:value-type="float">
            <text:p>0.28679</text:p>
          </table:table-cell>
        </table:table-row>
        <table:table-row table:style-name="ro1">
          <table:table-cell office:value-type="float" office:value="3.14575" calcext:value-type="float">
            <text:p>3.14575</text:p>
          </table:table-cell>
          <table:table-cell office:value-type="float" office:value="-2.48827" calcext:value-type="float">
            <text:p>-2.48827</text:p>
          </table:table-cell>
          <table:table-cell office:value-type="float" office:value="182.488" calcext:value-type="float">
            <text:p>182.488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97203" calcext:value-type="float">
            <text:p>0.297203</text:p>
          </table:table-cell>
        </table:table-row>
        <table:table-row table:style-name="ro1">
          <table:table-cell office:value-type="float" office:value="3.28125" calcext:value-type="float">
            <text:p>3.28125</text:p>
          </table:table-cell>
          <table:table-cell office:value-type="float" office:value="-2.31213" calcext:value-type="float">
            <text:p>-2.31213</text:p>
          </table:table-cell>
          <table:table-cell office:value-type="float" office:value="182.312" calcext:value-type="float">
            <text:p>182.312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319965" calcext:value-type="float">
            <text:p>0.319965</text:p>
          </table:table-cell>
        </table:table-row>
        <table:table-row table:style-name="ro1">
          <table:table-cell office:value-type="float" office:value="3.40125" calcext:value-type="float">
            <text:p>3.40125</text:p>
          </table:table-cell>
          <table:table-cell office:value-type="float" office:value="-2.1546" calcext:value-type="float">
            <text:p>-2.1546</text:p>
          </table:table-cell>
          <table:table-cell office:value-type="float" office:value="182.155" calcext:value-type="float">
            <text:p>182.155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301137" calcext:value-type="float">
            <text:p>0.301137</text:p>
          </table:table-cell>
        </table:table-row>
        <table:table-row table:style-name="ro1">
          <table:table-cell office:value-type="float" office:value="3.52222" calcext:value-type="float">
            <text:p>3.52222</text:p>
          </table:table-cell>
          <table:table-cell office:value-type="float" office:value="-1.99445" calcext:value-type="float">
            <text:p>-1.99445</text:p>
          </table:table-cell>
          <table:table-cell office:value-type="float" office:value="181.994" calcext:value-type="float">
            <text:p>181.994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98931" calcext:value-type="float">
            <text:p>0.298931</text:p>
          </table:table-cell>
        </table:table-row>
        <table:table-row table:style-name="ro1">
          <table:table-cell office:value-type="float" office:value="3.63831" calcext:value-type="float">
            <text:p>3.63831</text:p>
          </table:table-cell>
          <table:table-cell office:value-type="float" office:value="-1.83958" calcext:value-type="float">
            <text:p>-1.83958</text:p>
          </table:table-cell>
          <table:table-cell office:value-type="float" office:value="181.84" calcext:value-type="float">
            <text:p>181.84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91585" calcext:value-type="float">
            <text:p>0.291585</text:p>
          </table:table-cell>
        </table:table-row>
        <table:table-row table:style-name="ro1">
          <table:table-cell office:value-type="float" office:value="3.75659" calcext:value-type="float">
            <text:p>3.75659</text:p>
          </table:table-cell>
          <table:table-cell office:value-type="float" office:value="-1.68077" calcext:value-type="float">
            <text:p>-1.68077</text:p>
          </table:table-cell>
          <table:table-cell office:value-type="float" office:value="181.681" calcext:value-type="float">
            <text:p>181.681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94796" calcext:value-type="float">
            <text:p>0.294796</text:p>
          </table:table-cell>
        </table:table-row>
        <table:table-row table:style-name="ro1">
          <table:table-cell office:value-type="float" office:value="3.87122" calcext:value-type="float">
            <text:p>3.87122</text:p>
          </table:table-cell>
          <table:table-cell office:value-type="float" office:value="-1.52603" calcext:value-type="float">
            <text:p>-1.52603</text:p>
          </table:table-cell>
          <table:table-cell office:value-type="float" office:value="181.526" calcext:value-type="float">
            <text:p>181.526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90623" calcext:value-type="float">
            <text:p>0.290623</text:p>
          </table:table-cell>
        </table:table-row>
        <table:table-row table:style-name="ro1">
          <table:table-cell office:value-type="float" office:value="3.98413" calcext:value-type="float">
            <text:p>3.98413</text:p>
          </table:table-cell>
          <table:table-cell office:value-type="float" office:value="-1.37308" calcext:value-type="float">
            <text:p>-1.37308</text:p>
          </table:table-cell>
          <table:table-cell office:value-type="float" office:value="181.373" calcext:value-type="float">
            <text:p>181.373</text:p>
          </table:table-cell>
          <table:table-cell office:value-type="float" office:value="0.104111" calcext:value-type="float">
            <text:p>0.10411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7534" calcext:value-type="float">
            <text:p>0.287534</text:p>
          </table:table-cell>
        </table:table-row>
        <table:table-row table:style-name="ro1">
          <table:table-cell office:value-type="float" office:value="4.0957" calcext:value-type="float">
            <text:p>4.0957</text:p>
          </table:table-cell>
          <table:table-cell office:value-type="float" office:value="-1.22156" calcext:value-type="float">
            <text:p>-1.22156</text:p>
          </table:table-cell>
          <table:table-cell office:value-type="float" office:value="181.222" calcext:value-type="float">
            <text:p>181.222</text:p>
          </table:table-cell>
          <table:table-cell office:value-type="float" office:value="0.127236" calcext:value-type="float">
            <text:p>0.127236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49" calcext:value-type="float">
            <text:p>0.2849</text:p>
          </table:table-cell>
        </table:table-row>
        <table:table-row table:style-name="ro1">
          <table:table-cell office:value-type="float" office:value="4.20715" calcext:value-type="float">
            <text:p>4.20715</text:p>
          </table:table-cell>
          <table:table-cell office:value-type="float" office:value="-1.0699" calcext:value-type="float">
            <text:p>-1.0699</text:p>
          </table:table-cell>
          <table:table-cell office:value-type="float" office:value="181.07" calcext:value-type="float">
            <text:p>181.07</text:p>
          </table:table-cell>
          <table:table-cell office:value-type="float" office:value="0.153516" calcext:value-type="float">
            <text:p>0.153516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5399" calcext:value-type="float">
            <text:p>0.285399</text:p>
          </table:table-cell>
        </table:table-row>
        <table:table-row table:style-name="ro1">
          <table:table-cell office:value-type="float" office:value="4.3186" calcext:value-type="float">
            <text:p>4.3186</text:p>
          </table:table-cell>
          <table:table-cell office:value-type="float" office:value="-0.918228" calcext:value-type="float">
            <text:p>-0.918228</text:p>
          </table:table-cell>
          <table:table-cell office:value-type="float" office:value="180.918" calcext:value-type="float">
            <text:p>180.918</text:p>
          </table:table-cell>
          <table:table-cell office:value-type="float" office:value="0.177574" calcext:value-type="float">
            <text:p>0.177574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3673" calcext:value-type="float">
            <text:p>0.283673</text:p>
          </table:table-cell>
        </table:table-row>
        <table:table-row table:style-name="ro1">
          <table:table-cell office:value-type="float" office:value="4.43152" calcext:value-type="float">
            <text:p>4.43152</text:p>
          </table:table-cell>
          <table:table-cell office:value-type="float" office:value="-0.76442" calcext:value-type="float">
            <text:p>-0.76442</text:p>
          </table:table-cell>
          <table:table-cell office:value-type="float" office:value="180.764" calcext:value-type="float">
            <text:p>180.764</text:p>
          </table:table-cell>
          <table:table-cell office:value-type="float" office:value="0.205748" calcext:value-type="float">
            <text:p>0.205748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float" office:value="4.54358" calcext:value-type="float">
            <text:p>4.54358</text:p>
          </table:table-cell>
          <table:table-cell office:value-type="float" office:value="-0.611984" calcext:value-type="float">
            <text:p>-0.611984</text:p>
          </table:table-cell>
          <table:table-cell office:value-type="float" office:value="180.612" calcext:value-type="float">
            <text:p>180.6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5825" calcext:value-type="float">
            <text:p>0.285825</text:p>
          </table:table-cell>
        </table:table-row>
        <table:table-row table:style-name="ro1">
          <table:table-cell office:value-type="float" office:value="4.65564" calcext:value-type="float">
            <text:p>4.65564</text:p>
          </table:table-cell>
          <table:table-cell office:value-type="float" office:value="-0.459869" calcext:value-type="float">
            <text:p>-0.459869</text:p>
          </table:table-cell>
          <table:table-cell office:value-type="float" office:value="180.46" calcext:value-type="float">
            <text:p>180.46</text:p>
          </table:table-cell>
          <table:table-cell office:value-type="float" office:value="0.256351" calcext:value-type="float">
            <text:p>0.25635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84529" calcext:value-type="float">
            <text:p>0.284529</text:p>
          </table:table-cell>
        </table:table-row>
        <table:table-row table:style-name="ro1">
          <table:table-cell office:value-type="float" office:value="4.77869" calcext:value-type="float">
            <text:p>4.77869</text:p>
          </table:table-cell>
          <table:table-cell office:value-type="float" office:value="-0.293091" calcext:value-type="float">
            <text:p>-0.293091</text:p>
          </table:table-cell>
          <table:table-cell office:value-type="float" office:value="180.293" calcext:value-type="float">
            <text:p>180.293</text:p>
          </table:table-cell>
          <table:table-cell office:value-type="float" office:value="0.305718" calcext:value-type="float">
            <text:p>0.305718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305543" calcext:value-type="float">
            <text:p>0.305543</text:p>
          </table:table-cell>
        </table:table-row>
        <table:table-row table:style-name="ro1">
          <table:table-cell office:value-type="float" office:value="4.90271" calcext:value-type="float">
            <text:p>4.90271</text:p>
          </table:table-cell>
          <table:table-cell office:value-type="float" office:value="-0.125427" calcext:value-type="float">
            <text:p>-0.125427</text:p>
          </table:table-cell>
          <table:table-cell office:value-type="float" office:value="180.125" calcext:value-type="float">
            <text:p>180.125</text:p>
          </table:table-cell>
          <table:table-cell office:value-type="float" office:value="0.340331" calcext:value-type="float">
            <text:p>0.340331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311654" calcext:value-type="float">
            <text:p>0.311654</text:p>
          </table:table-cell>
        </table:table-row>
        <table:table-row table:style-name="ro1">
          <table:table-cell office:value-type="float" office:value="5.01758" calcext:value-type="float">
            <text:p>5.01758</text:p>
          </table:table-cell>
          <table:table-cell office:value-type="float" office:value="0.0291901" calcext:value-type="float">
            <text:p>0.0291901</text:p>
          </table:table-cell>
          <table:table-cell office:value-type="float" office:value="179.971" calcext:value-type="float">
            <text:p>179.971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296122" calcext:value-type="float">
            <text:p>0.296122</text:p>
          </table:table-cell>
        </table:table-row>
        <table:table-row table:style-name="ro1">
          <table:table-cell office:value-type="float" office:value="5.13855" calcext:value-type="float">
            <text:p>5.13855</text:p>
          </table:table-cell>
          <table:table-cell office:value-type="float" office:value="0.191223" calcext:value-type="float">
            <text:p>0.191223</text:p>
          </table:table-cell>
          <table:table-cell office:value-type="float" office:value="179.809" calcext:value-type="float">
            <text:p>179.809</text:p>
          </table:table-cell>
          <table:table-cell office:value-type="float" office:value="0.383424" calcext:value-type="float">
            <text:p>0.383424</text:p>
          </table:table-cell>
          <table:table-cell office:value-type="float" office:value="180" calcext:value-type="float">
            <text:p>180</text:p>
          </table:table-cell>
          <table:table-cell office:value-type="float" office:value="0.0513334" calcext:value-type="float">
            <text:p>0.0513334</text:p>
          </table:table-cell>
          <table:table-cell office:value-type="float" office:value="0.299583" calcext:value-type="float">
            <text:p>0.299583</text:p>
          </table:table-cell>
        </table:table-row>
        <table:table-row table:style-name="ro1">
          <table:table-cell office:value-type="float" office:value="5.25757" calcext:value-type="float">
            <text:p>5.25757</text:p>
          </table:table-cell>
          <table:table-cell office:value-type="float" office:value="0.349869" calcext:value-type="float">
            <text:p>0.349869</text:p>
          </table:table-cell>
          <table:table-cell office:value-type="float" office:value="179.65" calcext:value-type="float">
            <text:p>179.65</text:p>
          </table:table-cell>
          <table:table-cell office:value-type="float" office:value="0.410014" calcext:value-type="float">
            <text:p>0.410014</text:p>
          </table:table-cell>
          <table:table-cell office:value-type="float" office:value="180" calcext:value-type="float">
            <text:p>180</text:p>
          </table:table-cell>
          <table:table-cell office:value-type="float" office:value="0.0545546" calcext:value-type="float">
            <text:p>0.0545546</text:p>
          </table:table-cell>
          <table:table-cell office:value-type="float" office:value="0.295982" calcext:value-type="float">
            <text:p>0.295982</text:p>
          </table:table-cell>
        </table:table-row>
        <table:table-row table:style-name="ro1">
          <table:table-cell office:value-type="float" office:value="5.40161" calcext:value-type="float">
            <text:p>5.40161</text:p>
          </table:table-cell>
          <table:table-cell office:value-type="float" office:value="0.541672" calcext:value-type="float">
            <text:p>0.541672</text:p>
          </table:table-cell>
          <table:table-cell office:value-type="float" office:value="179.458" calcext:value-type="float">
            <text:p>179.458</text:p>
          </table:table-cell>
          <table:table-cell office:value-type="float" office:value="0.488141" calcext:value-type="float">
            <text:p>0.488141</text:p>
          </table:table-cell>
          <table:table-cell office:value-type="float" office:value="180" calcext:value-type="float">
            <text:p>180</text:p>
          </table:table-cell>
          <table:table-cell office:value-type="float" office:value="0.0609744" calcext:value-type="float">
            <text:p>0.0609744</text:p>
          </table:table-cell>
          <table:table-cell office:value-type="float" office:value="0.335083" calcext:value-type="float">
            <text:p>0.335083</text:p>
          </table:table-cell>
        </table:table-row>
        <table:table-row table:style-name="ro1">
          <table:table-cell office:value-type="float" office:value="5.55237" calcext:value-type="float">
            <text:p>5.55237</text:p>
          </table:table-cell>
          <table:table-cell office:value-type="float" office:value="0.741867" calcext:value-type="float">
            <text:p>0.741867</text:p>
          </table:table-cell>
          <table:table-cell office:value-type="float" office:value="179.258" calcext:value-type="float">
            <text:p>179.258</text:p>
          </table:table-cell>
          <table:table-cell office:value-type="float" office:value="0.611611" calcext:value-type="float">
            <text:p>0.611611</text:p>
          </table:table-cell>
          <table:table-cell office:value-type="float" office:value="180" calcext:value-type="float">
            <text:p>180</text:p>
          </table:table-cell>
          <table:table-cell office:value-type="float" office:value="0.0706495" calcext:value-type="float">
            <text:p>0.0706495</text:p>
          </table:table-cell>
          <table:table-cell office:value-type="float" office:value="0.414844" calcext:value-type="float">
            <text:p>0.414844</text:p>
          </table:table-cell>
        </table:table-row>
        <table:table-row table:style-name="ro1">
          <table:table-cell office:value-type="float" office:value="5.65466" calcext:value-type="float">
            <text:p>5.65466</text:p>
          </table:table-cell>
          <table:table-cell office:value-type="float" office:value="0.875031" calcext:value-type="float">
            <text:p>0.875031</text:p>
          </table:table-cell>
          <table:table-cell office:value-type="float" office:value="179.125" calcext:value-type="float">
            <text:p>179.125</text:p>
          </table:table-cell>
          <table:table-cell office:value-type="float" office:value="0.665382" calcext:value-type="float">
            <text:p>0.665382</text:p>
          </table:table-cell>
          <table:table-cell office:value-type="float" office:value="180" calcext:value-type="float">
            <text:p>180</text:p>
          </table:table-cell>
          <table:table-cell office:value-type="float" office:value="0.0789195" calcext:value-type="float">
            <text:p>0.0789195</text:p>
          </table:table-cell>
          <table:table-cell office:value-type="float" office:value="0.437707" calcext:value-type="float">
            <text:p>0.437707</text:p>
          </table:table-cell>
        </table:table-row>
        <table:table-row table:style-name="ro1">
          <table:table-cell office:value-type="float" office:value="5.76794" calcext:value-type="float">
            <text:p>5.76794</text:p>
          </table:table-cell>
          <table:table-cell office:value-type="float" office:value="1.01929" calcext:value-type="float">
            <text:p>1.01929</text:p>
          </table:table-cell>
          <table:table-cell office:value-type="float" office:value="178.981" calcext:value-type="float">
            <text:p>178.981</text:p>
          </table:table-cell>
          <table:table-cell office:value-type="float" office:value="0.586737" calcext:value-type="float">
            <text:p>0.586737</text:p>
          </table:table-cell>
          <table:table-cell office:value-type="float" office:value="180" calcext:value-type="float">
            <text:p>180</text:p>
          </table:table-cell>
          <table:table-cell office:value-type="float" office:value="0.0896508" calcext:value-type="float">
            <text:p>0.0896508</text:p>
          </table:table-cell>
          <table:table-cell office:value-type="float" office:value="0.323808" calcext:value-type="float">
            <text:p>0.323808</text:p>
          </table:table-cell>
        </table:table-row>
        <table:table-row table:style-name="ro1">
          <table:table-cell office:value-type="float" office:value="5.87952" calcext:value-type="float">
            <text:p>5.87952</text:p>
          </table:table-cell>
          <table:table-cell office:value-type="float" office:value="1.15852" calcext:value-type="float">
            <text:p>1.15852</text:p>
          </table:table-cell>
          <table:table-cell office:value-type="float" office:value="178.841" calcext:value-type="float">
            <text:p>178.841</text:p>
          </table:table-cell>
          <table:table-cell office:value-type="float" office:value="0.578162" calcext:value-type="float">
            <text:p>0.578162</text:p>
          </table:table-cell>
          <table:table-cell office:value-type="float" office:value="180" calcext:value-type="float">
            <text:p>180</text:p>
          </table:table-cell>
          <table:table-cell office:value-type="float" office:value="0.101802" calcext:value-type="float">
            <text:p>0.101802</text:p>
          </table:table-cell>
          <table:table-cell office:value-type="float" office:value="0.27941" calcext:value-type="float">
            <text:p>0.27941</text:p>
          </table:table-cell>
        </table:table-row>
        <table:table-row table:style-name="ro1">
          <table:table-cell office:value-type="float" office:value="5.99255" calcext:value-type="float">
            <text:p>5.99255</text:p>
          </table:table-cell>
          <table:table-cell office:value-type="float" office:value="1.29552" calcext:value-type="float">
            <text:p>1.29552</text:p>
          </table:table-cell>
          <table:table-cell office:value-type="float" office:value="178.704" calcext:value-type="float">
            <text:p>178.704</text:p>
          </table:table-cell>
          <table:table-cell office:value-type="float" office:value="0.600582" calcext:value-type="float">
            <text:p>0.600582</text:p>
          </table:table-cell>
          <table:table-cell office:value-type="float" office:value="180" calcext:value-type="float">
            <text:p>180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0.264667" calcext:value-type="float">
            <text:p>0.264667</text:p>
          </table:table-cell>
        </table:table-row>
        <table:table-row table:style-name="ro1">
          <table:table-cell office:value-type="float" office:value="6.11072" calcext:value-type="float">
            <text:p>6.11072</text:p>
          </table:table-cell>
          <table:table-cell office:value-type="float" office:value="1.43304" calcext:value-type="float">
            <text:p>1.43304</text:p>
          </table:table-cell>
          <table:table-cell office:value-type="float" office:value="178.567" calcext:value-type="float">
            <text:p>178.567</text:p>
          </table:table-cell>
          <table:table-cell office:value-type="float" office:value="0.633817" calcext:value-type="float">
            <text:p>0.633817</text:p>
          </table:table-cell>
          <table:table-cell office:value-type="float" office:value="180" calcext:value-type="float">
            <text:p>180</text:p>
          </table:table-cell>
          <table:table-cell office:value-type="float" office:value="0.131803" calcext:value-type="float">
            <text:p>0.131803</text:p>
          </table:table-cell>
          <table:table-cell office:value-type="float" office:value="0.258396" calcext:value-type="float">
            <text:p>0.258396</text:p>
          </table:table-cell>
        </table:table-row>
        <table:table-row table:style-name="ro1">
          <table:table-cell office:value-type="float" office:value="6.2301" calcext:value-type="float">
            <text:p>6.2301</text:p>
          </table:table-cell>
          <table:table-cell office:value-type="float" office:value="1.56435" calcext:value-type="float">
            <text:p>1.56435</text:p>
          </table:table-cell>
          <table:table-cell office:value-type="float" office:value="178.436" calcext:value-type="float">
            <text:p>178.436</text:p>
          </table:table-cell>
          <table:table-cell office:value-type="float" office:value="0.664724" calcext:value-type="float">
            <text:p>0.664724</text:p>
          </table:table-cell>
          <table:table-cell office:value-type="float" office:value="180" calcext:value-type="float">
            <text:p>180</text:p>
          </table:table-cell>
          <table:table-cell office:value-type="float" office:value="0.149701" calcext:value-type="float">
            <text:p>0.149701</text:p>
          </table:table-cell>
          <table:table-cell office:value-type="float" office:value="0.249084" calcext:value-type="float">
            <text:p>0.249084</text:p>
          </table:table-cell>
        </table:table-row>
        <table:table-row table:style-name="ro1">
          <table:table-cell office:value-type="float" office:value="6.34656" calcext:value-type="float">
            <text:p>6.34656</text:p>
          </table:table-cell>
          <table:table-cell office:value-type="float" office:value="1.68445" calcext:value-type="float">
            <text:p>1.68445</text:p>
          </table:table-cell>
          <table:table-cell office:value-type="float" office:value="178.316" calcext:value-type="float">
            <text:p>178.316</text:p>
          </table:table-cell>
          <table:table-cell office:value-type="float" office:value="0.687245" calcext:value-type="float">
            <text:p>0.687245</text:p>
          </table:table-cell>
          <table:table-cell office:value-type="float" office:value="180" calcext:value-type="float">
            <text:p>180</text:p>
          </table:table-cell>
          <table:table-cell office:value-type="float" office:value="0.168624" calcext:value-type="float">
            <text:p>0.168624</text:p>
          </table:table-cell>
          <table:table-cell office:value-type="float" office:value="0.232264" calcext:value-type="float">
            <text:p>0.232264</text:p>
          </table:table-cell>
        </table:table-row>
        <table:table-row table:style-name="ro1">
          <table:table-cell office:value-type="float" office:value="6.46399" calcext:value-type="float">
            <text:p>6.46399</text:p>
          </table:table-cell>
          <table:table-cell office:value-type="float" office:value="1.79587" calcext:value-type="float">
            <text:p>1.79587</text:p>
          </table:table-cell>
          <table:table-cell office:value-type="float" office:value="178.204" calcext:value-type="float">
            <text:p>178.204</text:p>
          </table:table-cell>
          <table:table-cell office:value-type="float" office:value="0.71003" calcext:value-type="float">
            <text:p>0.71003</text:p>
          </table:table-cell>
          <table:table-cell office:value-type="float" office:value="180" calcext:value-type="float">
            <text:p>180</text:p>
          </table:table-cell>
          <table:table-cell office:value-type="float" office:value="0.189066" calcext:value-type="float">
            <text:p>0.189066</text:p>
          </table:table-cell>
          <table:table-cell office:value-type="float" office:value="0.215667" calcext:value-type="float">
            <text:p>0.215667</text:p>
          </table:table-cell>
        </table:table-row>
        <table:table-row table:style-name="ro1">
          <table:table-cell office:value-type="float" office:value="6.57776" calcext:value-type="float">
            <text:p>6.57776</text:p>
          </table:table-cell>
          <table:table-cell office:value-type="float" office:value="1.89371" calcext:value-type="float">
            <text:p>1.89371</text:p>
          </table:table-cell>
          <table:table-cell office:value-type="float" office:value="178.106" calcext:value-type="float">
            <text:p>178.106</text:p>
          </table:table-cell>
          <table:table-cell office:value-type="float" office:value="0.723743" calcext:value-type="float">
            <text:p>0.723743</text:p>
          </table:table-cell>
          <table:table-cell office:value-type="float" office:value="180" calcext:value-type="float">
            <text:p>180</text:p>
          </table:table-cell>
          <table:table-cell office:value-type="float" office:value="0.210061" calcext:value-type="float">
            <text:p>0.210061</text:p>
          </table:table-cell>
          <table:table-cell office:value-type="float" office:value="0.191752" calcext:value-type="float">
            <text:p>0.191752</text:p>
          </table:table-cell>
        </table:table-row>
        <table:table-row table:style-name="ro1">
          <table:table-cell office:value-type="float" office:value="6.69031" calcext:value-type="float">
            <text:p>6.69031</text:p>
          </table:table-cell>
          <table:table-cell office:value-type="float" office:value="1.98006" calcext:value-type="float">
            <text:p>1.98006</text:p>
          </table:table-cell>
          <table:table-cell office:value-type="float" office:value="178.02" calcext:value-type="float">
            <text:p>178.02</text:p>
          </table:table-cell>
          <table:table-cell office:value-type="float" office:value="0.738429" calcext:value-type="float">
            <text:p>0.738429</text:p>
          </table:table-cell>
          <table:table-cell office:value-type="float" office:value="180" calcext:value-type="float">
            <text:p>180</text:p>
          </table:table-cell>
          <table:table-cell office:value-type="float" office:value="0.231868" calcext:value-type="float">
            <text:p>0.231868</text:p>
          </table:table-cell>
          <table:table-cell office:value-type="float" office:value="0.169951" calcext:value-type="float">
            <text:p>0.169951</text:p>
          </table:table-cell>
        </table:table-row>
        <table:table-row table:style-name="ro1">
          <table:table-cell office:value-type="float" office:value="6.80701" calcext:value-type="float">
            <text:p>6.80701</text:p>
          </table:table-cell>
          <table:table-cell office:value-type="float" office:value="2.05734" calcext:value-type="float">
            <text:p>2.05734</text:p>
          </table:table-cell>
          <table:table-cell office:value-type="float" office:value="177.943" calcext:value-type="float">
            <text:p>177.943</text:p>
          </table:table-cell>
          <table:table-cell office:value-type="float" office:value="0.75854" calcext:value-type="float">
            <text:p>0.75854</text:p>
          </table:table-cell>
          <table:table-cell office:value-type="float" office:value="180" calcext:value-type="float">
            <text:p>180</text:p>
          </table:table-cell>
          <table:table-cell office:value-type="float" office:value="0.255435" calcext:value-type="float">
            <text:p>0.255435</text:p>
          </table:table-cell>
          <table:table-cell office:value-type="float" office:value="0.153357" calcext:value-type="float">
            <text:p>0.153357</text:p>
          </table:table-cell>
        </table:table-row>
        <table:table-row table:style-name="ro1">
          <table:table-cell office:value-type="float" office:value="6.91882" calcext:value-type="float">
            <text:p>6.91882</text:p>
          </table:table-cell>
          <table:table-cell office:value-type="float" office:value="2.11888" calcext:value-type="float">
            <text:p>2.11888</text:p>
          </table:table-cell>
          <table:table-cell office:value-type="float" office:value="177.881" calcext:value-type="float">
            <text:p>177.881</text:p>
          </table:table-cell>
          <table:table-cell office:value-type="float" office:value="0.76491" calcext:value-type="float">
            <text:p>0.76491</text:p>
          </table:table-cell>
          <table:table-cell office:value-type="float" office:value="180" calcext:value-type="float">
            <text:p>180</text:p>
          </table:table-cell>
          <table:table-cell office:value-type="float" office:value="0.278792" calcext:value-type="float">
            <text:p>0.278792</text:p>
          </table:table-cell>
          <table:table-cell office:value-type="float" office:value="0.125908" calcext:value-type="float">
            <text:p>0.125908</text:p>
          </table:table-cell>
        </table:table-row>
        <table:table-row table:style-name="ro1">
          <table:table-cell office:value-type="float" office:value="7.03552" calcext:value-type="float">
            <text:p>7.03552</text:p>
          </table:table-cell>
          <table:table-cell office:value-type="float" office:value="2.16939" calcext:value-type="float">
            <text:p>2.16939</text:p>
          </table:table-cell>
          <table:table-cell office:value-type="float" office:value="177.831" calcext:value-type="float">
            <text:p>177.831</text:p>
          </table:table-cell>
          <table:table-cell office:value-type="float" office:value="0.765" calcext:value-type="float">
            <text:p>0.765</text:p>
          </table:table-cell>
          <table:table-cell office:value-type="float" office:value="180" calcext:value-type="float">
            <text:p>180</text:p>
          </table:table-cell>
          <table:table-cell office:value-type="float" office:value="0.303825" calcext:value-type="float">
            <text:p>0.303825</text:p>
          </table:table-cell>
          <table:table-cell office:value-type="float" office:value="0.104643" calcext:value-type="float">
            <text:p>0.104643</text:p>
          </table:table-cell>
        </table:table-row>
        <table:table-row table:style-name="ro1">
          <table:table-cell office:value-type="float" office:value="7.14929" calcext:value-type="float">
            <text:p>7.14929</text:p>
          </table:table-cell>
          <table:table-cell office:value-type="float" office:value="2.20451" calcext:value-type="float">
            <text:p>2.20451</text:p>
          </table:table-cell>
          <table:table-cell office:value-type="float" office:value="177.795" calcext:value-type="float">
            <text:p>177.795</text:p>
          </table:table-cell>
          <table:table-cell office:value-type="float" office:value="0.765" calcext:value-type="float">
            <text:p>0.765</text:p>
          </table:table-cell>
          <table:table-cell office:value-type="float" office:value="180" calcext:value-type="float">
            <text:p>180</text:p>
          </table:table-cell>
          <table:table-cell office:value-type="float" office:value="0.328716" calcext:value-type="float">
            <text:p>0.328716</text:p>
          </table:table-cell>
          <table:table-cell office:value-type="float" office:value="0.0770649" calcext:value-type="float">
            <text:p>0.0770649</text:p>
          </table:table-cell>
        </table:table-row>
        <table:table-row table:style-name="ro1">
          <table:table-cell office:value-type="float" office:value="7.26062" calcext:value-type="float">
            <text:p>7.26062</text:p>
          </table:table-cell>
          <table:table-cell office:value-type="float" office:value="2.22485" calcext:value-type="float">
            <text:p>2.22485</text:p>
          </table:table-cell>
          <table:table-cell office:value-type="float" office:value="177.775" calcext:value-type="float">
            <text:p>177.775</text:p>
          </table:table-cell>
          <table:table-cell office:value-type="float" office:value="0.765" calcext:value-type="float">
            <text:p>0.765</text:p>
          </table:table-cell>
          <table:table-cell office:value-type="float" office:value="180" calcext:value-type="float">
            <text:p>180</text:p>
          </table:table-cell>
          <table:table-cell office:value-type="float" office:value="0.353381" calcext:value-type="float">
            <text:p>0.353381</text:p>
          </table:table-cell>
          <table:table-cell office:value-type="float" office:value="0.0487102" calcext:value-type="float">
            <text:p>0.0487102</text:p>
          </table:table-cell>
        </table:table-row>
        <table:table-row table:style-name="ro1">
          <table:table-cell office:value-type="float" office:value="7.37268" calcext:value-type="float">
            <text:p>7.37268</text:p>
          </table:table-cell>
          <table:table-cell office:value-type="float" office:value="2.23109" calcext:value-type="float">
            <text:p>2.23109</text:p>
          </table:table-cell>
          <table:table-cell office:value-type="float" office:value="177.769" calcext:value-type="float">
            <text:p>177.769</text:p>
          </table:table-cell>
          <table:table-cell office:value-type="float" office:value="0.765" calcext:value-type="float">
            <text:p>0.765</text:p>
          </table:table-cell>
          <table:table-cell office:value-type="float" office:value="180" calcext:value-type="float">
            <text:p>180</text:p>
          </table:table-cell>
          <table:table-cell office:value-type="float" office:value="0.378358" calcext:value-type="float">
            <text:p>0.378358</text:p>
          </table:table-cell>
          <table:table-cell office:value-type="float" office:value="0.0219039" calcext:value-type="float">
            <text:p>0.0219039</text:p>
          </table:table-cell>
        </table:table-row>
        <table:table-row table:style-name="ro1">
          <table:table-cell office:value-type="float" office:value="7.48816" calcext:value-type="float">
            <text:p>7.48816</text:p>
          </table:table-cell>
          <table:table-cell office:value-type="float" office:value="2.22232" calcext:value-type="float">
            <text:p>2.22232</text:p>
          </table:table-cell>
          <table:table-cell office:value-type="float" office:value="177.778" calcext:value-type="float">
            <text:p>177.778</text:p>
          </table:table-cell>
          <table:table-cell office:value-type="float" office:value="0.765" calcext:value-type="float">
            <text:p>0.765</text:p>
          </table:table-cell>
          <table:table-cell office:value-type="float" office:value="180" calcext:value-type="float">
            <text:p>180</text:p>
          </table:table-cell>
          <table:table-cell office:value-type="float" office:value="0.404083" calcext:value-type="float">
            <text:p>0.404083</text:p>
          </table:table-cell>
          <table:table-cell office:value-type="float" office:value="-0.00550616" calcext:value-type="float">
            <text:p>-0.00550616</text:p>
          </table:table-cell>
        </table:table-row>
        <table:table-row table:style-name="ro1">
          <table:table-cell office:value-type="float" office:value="7.60632" calcext:value-type="float">
            <text:p>7.60632</text:p>
          </table:table-cell>
          <table:table-cell office:value-type="float" office:value="2.19754" calcext:value-type="float">
            <text:p>2.19754</text:p>
          </table:table-cell>
          <table:table-cell office:value-type="float" office:value="177.802" calcext:value-type="float">
            <text:p>177.802</text:p>
          </table:table-cell>
          <table:table-cell office:value-type="float" office:value="0.765" calcext:value-type="float">
            <text:p>0.765</text:p>
          </table:table-cell>
          <table:table-cell office:value-type="float" office:value="180" calcext:value-type="float">
            <text:p>180</text:p>
          </table:table-cell>
          <table:table-cell office:value-type="float" office:value="0.430208" calcext:value-type="float">
            <text:p>0.430208</text:p>
          </table:table-cell>
          <table:table-cell office:value-type="float" office:value="-0.0342852" calcext:value-type="float">
            <text:p>-0.0342852</text:p>
          </table:table-cell>
        </table:table-row>
        <table:table-row table:style-name="ro1">
          <table:table-cell office:value-type="float" office:value="7.72546" calcext:value-type="float">
            <text:p>7.72546</text:p>
          </table:table-cell>
          <table:table-cell office:value-type="float" office:value="2.15686" calcext:value-type="float">
            <text:p>2.15686</text:p>
          </table:table-cell>
          <table:table-cell office:value-type="float" office:value="177.843" calcext:value-type="float">
            <text:p>177.843</text:p>
          </table:table-cell>
          <table:table-cell office:value-type="float" office:value="0.759106" calcext:value-type="float">
            <text:p>0.759106</text:p>
          </table:table-cell>
          <table:table-cell office:value-type="float" office:value="180" calcext:value-type="float">
            <text:p>180</text:p>
          </table:table-cell>
          <table:table-cell office:value-type="float" office:value="0.456159" calcext:value-type="float">
            <text:p>0.456159</text:p>
          </table:table-cell>
          <table:table-cell office:value-type="float" office:value="-0.0637197" calcext:value-type="float">
            <text:p>-0.0637197</text:p>
          </table:table-cell>
        </table:table-row>
        <table:table-row table:style-name="ro1">
          <table:table-cell office:value-type="float" office:value="7.84778" calcext:value-type="float">
            <text:p>7.84778</text:p>
          </table:table-cell>
          <table:table-cell office:value-type="float" office:value="2.09923" calcext:value-type="float">
            <text:p>2.09923</text:p>
          </table:table-cell>
          <table:table-cell office:value-type="float" office:value="177.901" calcext:value-type="float">
            <text:p>177.901</text:p>
          </table:table-cell>
          <table:table-cell office:value-type="float" office:value="0.744559" calcext:value-type="float">
            <text:p>0.744559</text:p>
          </table:table-cell>
          <table:table-cell office:value-type="float" office:value="180" calcext:value-type="float">
            <text:p>180</text:p>
          </table:table-cell>
          <table:table-cell office:value-type="float" office:value="0.4822" calcext:value-type="float">
            <text:p>0.4822</text:p>
          </table:table-cell>
          <table:table-cell office:value-type="float" office:value="-0.0945095" calcext:value-type="float">
            <text:p>-0.0945095</text:p>
          </table:table-cell>
        </table:table-row>
        <table:table-row table:style-name="ro1">
          <table:table-cell office:value-type="float" office:value="7.95935" calcext:value-type="float">
            <text:p>7.95935</text:p>
          </table:table-cell>
          <table:table-cell office:value-type="float" office:value="2.03337" calcext:value-type="float">
            <text:p>2.03337</text:p>
          </table:table-cell>
          <table:table-cell office:value-type="float" office:value="177.967" calcext:value-type="float">
            <text:p>177.967</text:p>
          </table:table-cell>
          <table:table-cell office:value-type="float" office:value="0.734963" calcext:value-type="float">
            <text:p>0.734963</text:p>
          </table:table-cell>
          <table:table-cell office:value-type="float" office:value="180" calcext:value-type="float">
            <text:p>180</text:p>
          </table:table-cell>
          <table:table-cell office:value-type="float" office:value="0.505263" calcext:value-type="float">
            <text:p>0.505263</text:p>
          </table:table-cell>
          <table:table-cell office:value-type="float" office:value="-0.115973" calcext:value-type="float">
            <text:p>-0.115973</text:p>
          </table:table-cell>
        </table:table-row>
        <table:table-row table:style-name="ro1">
          <table:table-cell office:value-type="float" office:value="8.07922" calcext:value-type="float">
            <text:p>8.07922</text:p>
          </table:table-cell>
          <table:table-cell office:value-type="float" office:value="1.94942" calcext:value-type="float">
            <text:p>1.94942</text:p>
          </table:table-cell>
          <table:table-cell office:value-type="float" office:value="178.051" calcext:value-type="float">
            <text:p>178.051</text:p>
          </table:table-cell>
          <table:table-cell office:value-type="float" office:value="0.715432" calcext:value-type="float">
            <text:p>0.715432</text:p>
          </table:table-cell>
          <table:table-cell office:value-type="float" office:value="180" calcext:value-type="float">
            <text:p>180</text:p>
          </table:table-cell>
          <table:table-cell office:value-type="float" office:value="0.529144" calcext:value-type="float">
            <text:p>0.529144</text:p>
          </table:table-cell>
          <table:table-cell office:value-type="float" office:value="-0.145113" calcext:value-type="float">
            <text:p>-0.145113</text:p>
          </table:table-cell>
        </table:table-row>
        <table:table-row table:style-name="ro1">
          <table:table-cell office:value-type="float" office:value="8.19861" calcext:value-type="float">
            <text:p>8.19861</text:p>
          </table:table-cell>
          <table:table-cell office:value-type="float" office:value="1.8533" calcext:value-type="float">
            <text:p>1.8533</text:p>
          </table:table-cell>
          <table:table-cell office:value-type="float" office:value="178.147" calcext:value-type="float">
            <text:p>178.147</text:p>
          </table:table-cell>
          <table:table-cell office:value-type="float" office:value="0.697199" calcext:value-type="float">
            <text:p>0.697199</text:p>
          </table:table-cell>
          <table:table-cell office:value-type="float" office:value="180" calcext:value-type="float">
            <text:p>180</text:p>
          </table:table-cell>
          <table:table-cell office:value-type="float" office:value="0.551852" calcext:value-type="float">
            <text:p>0.551852</text:p>
          </table:table-cell>
          <table:table-cell office:value-type="float" office:value="-0.169714" calcext:value-type="float">
            <text:p>-0.169714</text:p>
          </table:table-cell>
        </table:table-row>
        <table:table-row table:style-name="ro1">
          <table:table-cell office:value-type="float" office:value="8.31604" calcext:value-type="float">
            <text:p>8.31604</text:p>
          </table:table-cell>
          <table:table-cell office:value-type="float" office:value="1.74802" calcext:value-type="float">
            <text:p>1.74802</text:p>
          </table:table-cell>
          <table:table-cell office:value-type="float" office:value="178.252" calcext:value-type="float">
            <text:p>178.252</text:p>
          </table:table-cell>
          <table:table-cell office:value-type="float" office:value="0.663644" calcext:value-type="float">
            <text:p>0.66364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88519" calcext:value-type="float">
            <text:p>-0.188519</text:p>
          </table:table-cell>
        </table:table-row>
        <table:table-row table:style-name="ro1">
          <table:table-cell office:value-type="float" office:value="8.43665" calcext:value-type="float">
            <text:p>8.43665</text:p>
          </table:table-cell>
          <table:table-cell office:value-type="float" office:value="1.63049" calcext:value-type="float">
            <text:p>1.63049</text:p>
          </table:table-cell>
          <table:table-cell office:value-type="float" office:value="178.37" calcext:value-type="float">
            <text:p>178.37</text:p>
          </table:table-cell>
          <table:table-cell office:value-type="float" office:value="0.622103" calcext:value-type="float">
            <text:p>0.62210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1008" calcext:value-type="float">
            <text:p>-0.21008</text:p>
          </table:table-cell>
        </table:table-row>
        <table:table-row table:style-name="ro1">
          <table:table-cell office:value-type="float" office:value="8.55505" calcext:value-type="float">
            <text:p>8.55505</text:p>
          </table:table-cell>
          <table:table-cell office:value-type="float" office:value="1.50725" calcext:value-type="float">
            <text:p>1.50725</text:p>
          </table:table-cell>
          <table:table-cell office:value-type="float" office:value="178.493" calcext:value-type="float">
            <text:p>178.493</text:p>
          </table:table-cell>
          <table:table-cell office:value-type="float" office:value="0.58653" calcext:value-type="float">
            <text:p>0.586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24703" calcext:value-type="float">
            <text:p>-0.224703</text:p>
          </table:table-cell>
        </table:table-row>
        <table:table-row table:style-name="ro1">
          <table:table-cell office:value-type="float" office:value="8.67883" calcext:value-type="float">
            <text:p>8.67883</text:p>
          </table:table-cell>
          <table:table-cell office:value-type="float" office:value="1.3725" calcext:value-type="float">
            <text:p>1.3725</text:p>
          </table:table-cell>
          <table:table-cell office:value-type="float" office:value="178.628" calcext:value-type="float">
            <text:p>178.628</text:p>
          </table:table-cell>
          <table:table-cell office:value-type="float" office:value="0.543565" calcext:value-type="float">
            <text:p>0.5435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4759" calcext:value-type="float">
            <text:p>-0.244759</text:p>
          </table:table-cell>
        </table:table-row>
        <table:table-row table:style-name="ro1">
          <table:table-cell office:value-type="float" office:value="8.80115" calcext:value-type="float">
            <text:p>8.80115</text:p>
          </table:table-cell>
          <table:table-cell office:value-type="float" office:value="1.23518" calcext:value-type="float">
            <text:p>1.23518</text:p>
          </table:table-cell>
          <table:table-cell office:value-type="float" office:value="178.765" calcext:value-type="float">
            <text:p>178.765</text:p>
          </table:table-cell>
          <table:table-cell office:value-type="float" office:value="0.510855" calcext:value-type="float">
            <text:p>0.5108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54127" calcext:value-type="float">
            <text:p>-0.254127</text:p>
          </table:table-cell>
        </table:table-row>
        <table:table-row table:style-name="ro1">
          <table:table-cell office:value-type="float" office:value="8.91785" calcext:value-type="float">
            <text:p>8.91785</text:p>
          </table:table-cell>
          <table:table-cell office:value-type="float" office:value="1.10304" calcext:value-type="float">
            <text:p>1.10304</text:p>
          </table:table-cell>
          <table:table-cell office:value-type="float" office:value="178.897" calcext:value-type="float">
            <text:p>178.897</text:p>
          </table:table-cell>
          <table:table-cell office:value-type="float" office:value="0.492872" calcext:value-type="float">
            <text:p>0.4928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9646" calcext:value-type="float">
            <text:p>-0.249646</text:p>
          </table:table-cell>
        </table:table-row>
        <table:table-row table:style-name="ro1">
          <table:table-cell office:value-type="float" office:value="9.03162" calcext:value-type="float">
            <text:p>9.03162</text:p>
          </table:table-cell>
          <table:table-cell office:value-type="float" office:value="0.975052" calcext:value-type="float">
            <text:p>0.975052</text:p>
          </table:table-cell>
          <table:table-cell office:value-type="float" office:value="179.025" calcext:value-type="float">
            <text:p>179.025</text:p>
          </table:table-cell>
          <table:table-cell office:value-type="float" office:value="0.477095" calcext:value-type="float">
            <text:p>0.4770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43664" calcext:value-type="float">
            <text:p>-0.243664</text:p>
          </table:table-cell>
        </table:table-row>
        <table:table-row table:style-name="ro1">
          <table:table-cell office:value-type="float" office:value="9.14514" calcext:value-type="float">
            <text:p>9.14514</text:p>
          </table:table-cell>
          <table:table-cell office:value-type="float" office:value="0.850128" calcext:value-type="float">
            <text:p>0.850128</text:p>
          </table:table-cell>
          <table:table-cell office:value-type="float" office:value="179.15" calcext:value-type="float">
            <text:p>179.15</text:p>
          </table:table-cell>
          <table:table-cell office:value-type="float" office:value="0.462901" calcext:value-type="float">
            <text:p>0.4629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662" calcext:value-type="float">
            <text:p>-0.23662</text:p>
          </table:table-cell>
        </table:table-row>
        <table:table-row table:style-name="ro1">
          <table:table-cell office:value-type="float" office:value="9.2594" calcext:value-type="float">
            <text:p>9.2594</text:p>
          </table:table-cell>
          <table:table-cell office:value-type="float" office:value="0.729004" calcext:value-type="float">
            <text:p>0.729004</text:p>
          </table:table-cell>
          <table:table-cell office:value-type="float" office:value="179.271" calcext:value-type="float">
            <text:p>179.271</text:p>
          </table:table-cell>
          <table:table-cell office:value-type="float" office:value="0.448689" calcext:value-type="float">
            <text:p>0.4486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30242" calcext:value-type="float">
            <text:p>-0.230242</text:p>
          </table:table-cell>
        </table:table-row>
        <table:table-row table:style-name="ro1">
          <table:table-cell office:value-type="float" office:value="9.37244" calcext:value-type="float">
            <text:p>9.37244</text:p>
          </table:table-cell>
          <table:table-cell office:value-type="float" office:value="0.615479" calcext:value-type="float">
            <text:p>0.615479</text:p>
          </table:table-cell>
          <table:table-cell office:value-type="float" office:value="179.385" calcext:value-type="float">
            <text:p>179.385</text:p>
          </table:table-cell>
          <table:table-cell office:value-type="float" office:value="0.441898" calcext:value-type="float">
            <text:p>0.4418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17733" calcext:value-type="float">
            <text:p>-0.217733</text:p>
          </table:table-cell>
        </table:table-row>
        <table:table-row table:style-name="ro1">
          <table:table-cell office:value-type="float" office:value="9.49011" calcext:value-type="float">
            <text:p>9.49011</text:p>
          </table:table-cell>
          <table:table-cell office:value-type="float" office:value="0.505493" calcext:value-type="float">
            <text:p>0.505493</text:p>
          </table:table-cell>
          <table:table-cell office:value-type="float" office:value="179.495" calcext:value-type="float">
            <text:p>179.495</text:p>
          </table:table-cell>
          <table:table-cell office:value-type="float" office:value="0.43099" calcext:value-type="float">
            <text:p>0.4309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209944" calcext:value-type="float">
            <text:p>-0.209944</text:p>
          </table:table-cell>
        </table:table-row>
        <table:table-row table:style-name="ro1">
          <table:table-cell office:value-type="float" office:value="9.60535" calcext:value-type="float">
            <text:p>9.60535</text:p>
          </table:table-cell>
          <table:table-cell office:value-type="float" office:value="0.407288" calcext:value-type="float">
            <text:p>0.407288</text:p>
          </table:table-cell>
          <table:table-cell office:value-type="float" office:value="179.593" calcext:value-type="float">
            <text:p>179.593</text:p>
          </table:table-cell>
          <table:table-cell office:value-type="float" office:value="0.432505" calcext:value-type="float">
            <text:p>0.4325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91734" calcext:value-type="float">
            <text:p>-0.191734</text:p>
          </table:table-cell>
        </table:table-row>
        <table:table-row table:style-name="ro1">
          <table:table-cell office:value-type="float" office:value="9.72009" calcext:value-type="float">
            <text:p>9.72009</text:p>
          </table:table-cell>
          <table:table-cell office:value-type="float" office:value="0.319717" calcext:value-type="float">
            <text:p>0.319717</text:p>
          </table:table-cell>
          <table:table-cell office:value-type="float" office:value="179.68" calcext:value-type="float">
            <text:p>179.68</text:p>
          </table:table-cell>
          <table:table-cell office:value-type="float" office:value="0.437343" calcext:value-type="float">
            <text:p>0.4373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72009" calcext:value-type="float">
            <text:p>-0.172009</text:p>
          </table:table-cell>
        </table:table-row>
        <table:table-row table:style-name="ro1">
          <table:table-cell office:value-type="float" office:value="9.83679" calcext:value-type="float">
            <text:p>9.83679</text:p>
          </table:table-cell>
          <table:table-cell office:value-type="float" office:value="0.241821" calcext:value-type="float">
            <text:p>0.241821</text:p>
          </table:table-cell>
          <table:table-cell office:value-type="float" office:value="179.758" calcext:value-type="float">
            <text:p>179.758</text:p>
          </table:table-cell>
          <table:table-cell office:value-type="float" office:value="0.442678" calcext:value-type="float">
            <text:p>0.4426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53432" calcext:value-type="float">
            <text:p>-0.153432</text:p>
          </table:table-cell>
        </table:table-row>
        <table:table-row table:style-name="ro1">
          <table:table-cell office:value-type="float" office:value="9.95105" calcext:value-type="float">
            <text:p>9.95105</text:p>
          </table:table-cell>
          <table:table-cell office:value-type="float" office:value="0.176788" calcext:value-type="float">
            <text:p>0.176788</text:p>
          </table:table-cell>
          <table:table-cell office:value-type="float" office:value="179.823" calcext:value-type="float">
            <text:p>179.823</text:p>
          </table:table-cell>
          <table:table-cell office:value-type="float" office:value="0.454312" calcext:value-type="float">
            <text:p>0.4543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30742" calcext:value-type="float">
            <text:p>-0.130742</text:p>
          </table:table-cell>
        </table:table-row>
        <table:table-row table:style-name="ro1">
          <table:table-cell office:value-type="float" office:value="10.0653" calcext:value-type="float">
            <text:p>10.0653</text:p>
          </table:table-cell>
          <table:table-cell office:value-type="float" office:value="0.123169" calcext:value-type="float">
            <text:p>0.123169</text:p>
          </table:table-cell>
          <table:table-cell office:value-type="float" office:value="179.877" calcext:value-type="float">
            <text:p>179.877</text:p>
          </table:table-cell>
          <table:table-cell office:value-type="float" office:value="0.466972" calcext:value-type="float">
            <text:p>0.4669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108967" calcext:value-type="float">
            <text:p>-0.108967</text:p>
          </table:table-cell>
        </table:table-row>
        <table:table-row table:style-name="ro1">
          <table:table-cell office:value-type="float" office:value="10.1903" calcext:value-type="float">
            <text:p>10.1903</text:p>
          </table:table-cell>
          <table:table-cell office:value-type="float" office:value="0.0773926" calcext:value-type="float">
            <text:p>0.0773926</text:p>
          </table:table-cell>
          <table:table-cell office:value-type="float" office:value="179.923" calcext:value-type="float">
            <text:p>179.923</text:p>
          </table:table-cell>
          <table:table-cell office:value-type="float" office:value="0.476445" calcext:value-type="float">
            <text:p>0.4764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917121" calcext:value-type="float">
            <text:p>-0.0917121</text:p>
          </table:table-cell>
        </table:table-row>
        <table:table-row table:style-name="ro1">
          <table:table-cell office:value-type="float" office:value="10.3094" calcext:value-type="float">
            <text:p>10.3094</text:p>
          </table:table-cell>
          <table:table-cell office:value-type="float" office:value="0.0460205" calcext:value-type="float">
            <text:p>0.0460205</text:p>
          </table:table-cell>
          <table:table-cell office:value-type="float" office:value="179.954" calcext:value-type="float">
            <text:p>179.954</text:p>
          </table:table-cell>
          <table:table-cell office:value-type="float" office:value="0.494165" calcext:value-type="float">
            <text:p>0.4941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686589" calcext:value-type="float">
            <text:p>-0.0686589</text:p>
          </table:table-cell>
        </table:table-row>
        <table:table-row table:style-name="ro1">
          <table:table-cell office:value-type="float" office:value="10.4308" calcext:value-type="float">
            <text:p>10.4308</text:p>
          </table:table-cell>
          <table:table-cell office:value-type="float" office:value="0.0257568" calcext:value-type="float">
            <text:p>0.0257568</text:p>
          </table:table-cell>
          <table:table-cell office:value-type="float" office:value="179.974" calcext:value-type="float">
            <text:p>179.974</text:p>
          </table:table-cell>
          <table:table-cell office:value-type="float" office:value="0.511885" calcext:value-type="float">
            <text:p>0.5118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74933" calcext:value-type="float">
            <text:p>-0.0474933</text:p>
          </table:table-cell>
        </table:table-row>
        <table:table-row table:style-name="ro1">
          <table:table-cell office:value-type="float" office:value="10.5536" calcext:value-type="float">
            <text:p>10.5536</text:p>
          </table:table-cell>
          <table:table-cell office:value-type="float" office:value="0.0163269" calcext:value-type="float">
            <text:p>0.0163269</text:p>
          </table:table-cell>
          <table:table-cell office:value-type="float" office:value="179.984" calcext:value-type="float">
            <text:p>179.984</text:p>
          </table:table-cell>
          <table:table-cell office:value-type="float" office:value="0.530964" calcext:value-type="float">
            <text:p>0.5309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8113" calcext:value-type="float">
            <text:p>-0.0268113</text:p>
          </table:table-cell>
        </table:table-row>
        <table:table-row table:style-name="ro1">
          <table:table-cell office:value-type="float" office:value="10.6688" calcext:value-type="float">
            <text:p>10.6688</text:p>
          </table:table-cell>
          <table:table-cell office:value-type="float" office:value="0.0166473" calcext:value-type="float">
            <text:p>0.0166473</text:p>
          </table:table-cell>
          <table:table-cell office:value-type="float" office:value="179.983" calcext:value-type="float">
            <text:p>179.983</text:p>
          </table:table-cell>
          <table:table-cell office:value-type="float" office:value="0.550421" calcext:value-type="float">
            <text:p>0.5504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40938" calcext:value-type="float">
            <text:p>-0.00740938</text:p>
          </table:table-cell>
        </table:table-row>
        <table:table-row table:style-name="ro1">
          <table:table-cell office:value-type="float" office:value="10.7836" calcext:value-type="float">
            <text:p>10.7836</text:p>
          </table:table-cell>
          <table:table-cell office:value-type="float" office:value="0.0248718" calcext:value-type="float">
            <text:p>0.0248718</text:p>
          </table:table-cell>
          <table:table-cell office:value-type="float" office:value="179.975" calcext:value-type="float">
            <text:p>179.975</text:p>
          </table:table-cell>
          <table:table-cell office:value-type="float" office:value="0.568041" calcext:value-type="float">
            <text:p>0.5680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81268" calcext:value-type="float">
            <text:p>0.00881268</text:p>
          </table:table-cell>
        </table:table-row>
        <table:table-row table:style-name="ro1">
          <table:table-cell office:value-type="float" office:value="10.9034" calcext:value-type="float">
            <text:p>10.9034</text:p>
          </table:table-cell>
          <table:table-cell office:value-type="float" office:value="0.0406189" calcext:value-type="float">
            <text:p>0.0406189</text:p>
          </table:table-cell>
          <table:table-cell office:value-type="float" office:value="179.959" calcext:value-type="float">
            <text:p>179.959</text:p>
          </table:table-cell>
          <table:table-cell office:value-type="float" office:value="0.584983" calcext:value-type="float">
            <text:p>0.5849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0781" calcext:value-type="float">
            <text:p>0.0230781</text:p>
          </table:table-cell>
        </table:table-row>
        <table:table-row table:style-name="ro1">
          <table:table-cell office:value-type="float" office:value="11.0206" calcext:value-type="float">
            <text:p>11.0206</text:p>
          </table:table-cell>
          <table:table-cell office:value-type="float" office:value="0.0619659" calcext:value-type="float">
            <text:p>0.0619659</text:p>
          </table:table-cell>
          <table:table-cell office:value-type="float" office:value="179.938" calcext:value-type="float">
            <text:p>179.938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48856" calcext:value-type="float">
            <text:p>0.0348856</text:p>
          </table:table-cell>
        </table:table-row>
        <table:table-row table:style-name="ro1">
          <table:table-cell office:value-type="float" office:value="11.1381" calcext:value-type="float">
            <text:p>11.1381</text:p>
          </table:table-cell>
          <table:table-cell office:value-type="float" office:value="0.0878601" calcext:value-type="float">
            <text:p>0.0878601</text:p>
          </table:table-cell>
          <table:table-cell office:value-type="float" office:value="179.912" calcext:value-type="float">
            <text:p>179.912</text:p>
          </table:table-cell>
          <table:table-cell office:value-type="float" office:value="0.614289" calcext:value-type="float">
            <text:p>0.6142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443524" calcext:value-type="float">
            <text:p>0.0443524</text:p>
          </table:table-cell>
        </table:table-row>
        <table:table-row table:style-name="ro1">
          <table:table-cell office:value-type="float" office:value="11.2577" calcext:value-type="float">
            <text:p>11.2577</text:p>
          </table:table-cell>
          <table:table-cell office:value-type="float" office:value="0.117615" calcext:value-type="float">
            <text:p>0.117615</text:p>
          </table:table-cell>
          <table:table-cell office:value-type="float" office:value="179.882" calcext:value-type="float">
            <text:p>179.882</text:p>
          </table:table-cell>
          <table:table-cell office:value-type="float" office:value="0.627182" calcext:value-type="float">
            <text:p>0.62718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521874" calcext:value-type="float">
            <text:p>0.0521874</text:p>
          </table:table-cell>
        </table:table-row>
        <table:table-row table:style-name="ro1">
          <table:table-cell office:value-type="float" office:value="11.371" calcext:value-type="float">
            <text:p>11.371</text:p>
          </table:table-cell>
          <table:table-cell office:value-type="float" office:value="0.147705" calcext:value-type="float">
            <text:p>0.147705</text:p>
          </table:table-cell>
          <table:table-cell office:value-type="float" office:value="179.852" calcext:value-type="float">
            <text:p>179.852</text:p>
          </table:table-cell>
          <table:table-cell office:value-type="float" office:value="0.635261" calcext:value-type="float">
            <text:p>0.6352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551511" calcext:value-type="float">
            <text:p>0.0551511</text:p>
          </table:table-cell>
        </table:table-row>
        <table:table-row table:style-name="ro1">
          <table:table-cell office:value-type="float" office:value="11.4891" calcext:value-type="float">
            <text:p>11.4891</text:p>
          </table:table-cell>
          <table:table-cell office:value-type="float" office:value="0.179916" calcext:value-type="float">
            <text:p>0.179916</text:p>
          </table:table-cell>
          <table:table-cell office:value-type="float" office:value="179.82" calcext:value-type="float">
            <text:p>179.82</text:p>
          </table:table-cell>
          <table:table-cell office:value-type="float" office:value="0.644436" calcext:value-type="float">
            <text:p>0.6444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588504" calcext:value-type="float">
            <text:p>0.0588504</text:p>
          </table:table-cell>
        </table:table-row>
        <table:table-row table:style-name="ro1">
          <table:table-cell office:value-type="float" office:value="11.6132" calcext:value-type="float">
            <text:p>11.6132</text:p>
          </table:table-cell>
          <table:table-cell office:value-type="float" office:value="0.213181" calcext:value-type="float">
            <text:p>0.213181</text:p>
          </table:table-cell>
          <table:table-cell office:value-type="float" office:value="179.787" calcext:value-type="float">
            <text:p>179.787</text:p>
          </table:table-cell>
          <table:table-cell office:value-type="float" office:value="0.652165" calcext:value-type="float">
            <text:p>0.6521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609245" calcext:value-type="float">
            <text:p>0.0609245</text:p>
          </table:table-cell>
        </table:table-row>
        <table:table-row table:style-name="ro1">
          <table:table-cell office:value-type="float" office:value="11.7404" calcext:value-type="float">
            <text:p>11.7404</text:p>
          </table:table-cell>
          <table:table-cell office:value-type="float" office:value="0.245209" calcext:value-type="float">
            <text:p>0.245209</text:p>
          </table:table-cell>
          <table:table-cell office:value-type="float" office:value="179.755" calcext:value-type="float">
            <text:p>179.755</text:p>
          </table:table-cell>
          <table:table-cell office:value-type="float" office:value="0.655961" calcext:value-type="float">
            <text:p>0.6559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59276" calcext:value-type="float">
            <text:p>0.059276</text:p>
          </table:table-cell>
        </table:table-row>
        <table:table-row table:style-name="ro1">
          <table:table-cell office:value-type="float" office:value="11.8583" calcext:value-type="float">
            <text:p>11.8583</text:p>
          </table:table-cell>
          <table:table-cell office:value-type="float" office:value="0.271759" calcext:value-type="float">
            <text:p>0.271759</text:p>
          </table:table-cell>
          <table:table-cell office:value-type="float" office:value="179.728" calcext:value-type="float">
            <text:p>179.728</text:p>
          </table:table-cell>
          <table:table-cell office:value-type="float" office:value="0.653865" calcext:value-type="float">
            <text:p>0.6538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526656" calcext:value-type="float">
            <text:p>0.0526656</text:p>
          </table:table-cell>
        </table:table-row>
        <table:table-row table:style-name="ro1">
          <table:table-cell office:value-type="float" office:value="11.9781" calcext:value-type="float">
            <text:p>11.9781</text:p>
          </table:table-cell>
          <table:table-cell office:value-type="float" office:value="0.294785" calcext:value-type="float">
            <text:p>0.294785</text:p>
          </table:table-cell>
          <table:table-cell office:value-type="float" office:value="179.705" calcext:value-type="float">
            <text:p>179.705</text:p>
          </table:table-cell>
          <table:table-cell office:value-type="float" office:value="0.651259" calcext:value-type="float">
            <text:p>0.6512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461459" calcext:value-type="float">
            <text:p>0.0461459</text:p>
          </table:table-cell>
        </table:table-row>
        <table:table-row table:style-name="ro1">
          <table:table-cell office:value-type="float" office:value="12.0988" calcext:value-type="float">
            <text:p>12.0988</text:p>
          </table:table-cell>
          <table:table-cell office:value-type="float" office:value="0.313232" calcext:value-type="float">
            <text:p>0.313232</text:p>
          </table:table-cell>
          <table:table-cell office:value-type="float" office:value="179.687" calcext:value-type="float">
            <text:p>179.687</text:p>
          </table:table-cell>
          <table:table-cell office:value-type="float" office:value="0.646349" calcext:value-type="float">
            <text:p>0.6463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80998" calcext:value-type="float">
            <text:p>0.0380998</text:p>
          </table:table-cell>
        </table:table-row>
        <table:table-row table:style-name="ro1">
          <table:table-cell office:value-type="float" office:value="12.2211" calcext:value-type="float">
            <text:p>12.2211</text:p>
          </table:table-cell>
          <table:table-cell office:value-type="float" office:value="0.326401" calcext:value-type="float">
            <text:p>0.326401</text:p>
          </table:table-cell>
          <table:table-cell office:value-type="float" office:value="179.674" calcext:value-type="float">
            <text:p>179.674</text:p>
          </table:table-cell>
          <table:table-cell office:value-type="float" office:value="0.639253" calcext:value-type="float">
            <text:p>0.6392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8765" calcext:value-type="float">
            <text:p>0.028765</text:p>
          </table:table-cell>
        </table:table-row>
        <table:table-row table:style-name="ro1">
          <table:table-cell office:value-type="float" office:value="12.3417" calcext:value-type="float">
            <text:p>12.3417</text:p>
          </table:table-cell>
          <table:table-cell office:value-type="float" office:value="0.333878" calcext:value-type="float">
            <text:p>0.333878</text:p>
          </table:table-cell>
          <table:table-cell office:value-type="float" office:value="179.666" calcext:value-type="float">
            <text:p>179.666</text:p>
          </table:table-cell>
          <table:table-cell office:value-type="float" office:value="0.630203" calcext:value-type="float">
            <text:p>0.63020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84439" calcext:value-type="float">
            <text:p>0.0184439</text:p>
          </table:table-cell>
        </table:table-row>
        <table:table-row table:style-name="ro1">
          <table:table-cell office:value-type="float" office:value="12.4589" calcext:value-type="float">
            <text:p>12.4589</text:p>
          </table:table-cell>
          <table:table-cell office:value-type="float" office:value="0.335724" calcext:value-type="float">
            <text:p>0.335724</text:p>
          </table:table-cell>
          <table:table-cell office:value-type="float" office:value="179.664" calcext:value-type="float">
            <text:p>179.664</text:p>
          </table:table-cell>
          <table:table-cell office:value-type="float" office:value="0.620013" calcext:value-type="float">
            <text:p>0.6200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94027" calcext:value-type="float">
            <text:p>0.00794027</text:p>
          </table:table-cell>
        </table:table-row>
        <table:table-row table:style-name="ro1">
          <table:table-cell office:value-type="float" office:value="12.578" calcext:value-type="float">
            <text:p>12.578</text:p>
          </table:table-cell>
          <table:table-cell office:value-type="float" office:value="0.332245" calcext:value-type="float">
            <text:p>0.332245</text:p>
          </table:table-cell>
          <table:table-cell office:value-type="float" office:value="179.668" calcext:value-type="float">
            <text:p>179.668</text:p>
          </table:table-cell>
          <table:table-cell office:value-type="float" office:value="0.609356" calcext:value-type="float">
            <text:p>0.6093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12545" calcext:value-type="float">
            <text:p>-0.00212545</text:p>
          </table:table-cell>
        </table:table-row>
        <table:table-row table:style-name="ro1">
          <table:table-cell office:value-type="float" office:value="12.6989" calcext:value-type="float">
            <text:p>12.6989</text:p>
          </table:table-cell>
          <table:table-cell office:value-type="float" office:value="0.323761" calcext:value-type="float">
            <text:p>0.323761</text:p>
          </table:table-cell>
          <table:table-cell office:value-type="float" office:value="179.676" calcext:value-type="float">
            <text:p>179.676</text:p>
          </table:table-cell>
          <table:table-cell office:value-type="float" office:value="0.598367" calcext:value-type="float">
            <text:p>0.5983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6722" calcext:value-type="float">
            <text:p>-0.0116722</text:p>
          </table:table-cell>
        </table:table-row>
        <table:table-row table:style-name="ro1">
          <table:table-cell office:value-type="float" office:value="12.8195" calcext:value-type="float">
            <text:p>12.8195</text:p>
          </table:table-cell>
          <table:table-cell office:value-type="float" office:value="0.310928" calcext:value-type="float">
            <text:p>0.310928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0.587612" calcext:value-type="float">
            <text:p>0.5876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02456" calcext:value-type="float">
            <text:p>-0.0202456</text:p>
          </table:table-cell>
        </table:table-row>
        <table:table-row table:style-name="ro1">
          <table:table-cell office:value-type="float" office:value="12.9467" calcext:value-type="float">
            <text:p>12.9467</text:p>
          </table:table-cell>
          <table:table-cell office:value-type="float" office:value="0.293091" calcext:value-type="float">
            <text:p>0.293091</text:p>
          </table:table-cell>
          <table:table-cell office:value-type="float" office:value="179.707" calcext:value-type="float">
            <text:p>179.707</text:p>
          </table:table-cell>
          <table:table-cell office:value-type="float" office:value="0.575866" calcext:value-type="float">
            <text:p>0.5758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89592" calcext:value-type="float">
            <text:p>-0.0289592</text:p>
          </table:table-cell>
        </table:table-row>
        <table:table-row table:style-name="ro1">
          <table:table-cell office:value-type="float" office:value="13.0641" calcext:value-type="float">
            <text:p>13.0641</text:p>
          </table:table-cell>
          <table:table-cell office:value-type="float" office:value="0.273758" calcext:value-type="float">
            <text:p>0.273758</text:p>
          </table:table-cell>
          <table:table-cell office:value-type="float" office:value="179.726" calcext:value-type="float">
            <text:p>179.726</text:p>
          </table:table-cell>
          <table:table-cell office:value-type="float" office:value="0.567364" calcext:value-type="float">
            <text:p>0.5673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41747" calcext:value-type="float">
            <text:p>-0.0341747</text:p>
          </table:table-cell>
        </table:table-row>
        <table:table-row table:style-name="ro1">
          <table:table-cell office:value-type="float" office:value="13.1859" calcext:value-type="float">
            <text:p>13.1859</text:p>
          </table:table-cell>
          <table:table-cell office:value-type="float" office:value="0.251419" calcext:value-type="float">
            <text:p>0.251419</text:p>
          </table:table-cell>
          <table:table-cell office:value-type="float" office:value="179.749" calcext:value-type="float">
            <text:p>179.749</text:p>
          </table:table-cell>
          <table:table-cell office:value-type="float" office:value="0.558256" calcext:value-type="float">
            <text:p>0.5582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94851" calcext:value-type="float">
            <text:p>-0.0394851</text:p>
          </table:table-cell>
        </table:table-row>
        <table:table-row table:style-name="ro1">
          <table:table-cell office:value-type="float" office:value="13.3058" calcext:value-type="float">
            <text:p>13.3058</text:p>
          </table:table-cell>
          <table:table-cell office:value-type="float" office:value="0.228012" calcext:value-type="float">
            <text:p>0.228012</text:p>
          </table:table-cell>
          <table:table-cell office:value-type="float" office:value="179.772" calcext:value-type="float">
            <text:p>179.772</text:p>
          </table:table-cell>
          <table:table-cell office:value-type="float" office:value="0.551317" calcext:value-type="float">
            <text:p>0.5513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24453" calcext:value-type="float">
            <text:p>-0.0424453</text:p>
          </table:table-cell>
        </table:table-row>
        <table:table-row table:style-name="ro1">
          <table:table-cell office:value-type="float" office:value="13.421" calcext:value-type="float">
            <text:p>13.421</text:p>
          </table:table-cell>
          <table:table-cell office:value-type="float" office:value="0.204941" calcext:value-type="float">
            <text:p>0.204941</text:p>
          </table:table-cell>
          <table:table-cell office:value-type="float" office:value="179.795" calcext:value-type="float">
            <text:p>179.795</text:p>
          </table:table-cell>
          <table:table-cell office:value-type="float" office:value="0.546908" calcext:value-type="float">
            <text:p>0.5469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29319" calcext:value-type="float">
            <text:p>-0.0429319</text:p>
          </table:table-cell>
        </table:table-row>
        <table:table-row table:style-name="ro1">
          <table:table-cell office:value-type="float" office:value="13.5406" calcext:value-type="float">
            <text:p>13.5406</text:p>
          </table:table-cell>
          <table:table-cell office:value-type="float" office:value="0.181213" calcext:value-type="float">
            <text:p>0.181213</text:p>
          </table:table-cell>
          <table:table-cell office:value-type="float" office:value="179.819" calcext:value-type="float">
            <text:p>179.819</text:p>
          </table:table-cell>
          <table:table-cell office:value-type="float" office:value="0.541852" calcext:value-type="float">
            <text:p>0.5418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39538" calcext:value-type="float">
            <text:p>-0.0439538</text:p>
          </table:table-cell>
        </table:table-row>
        <table:table-row table:style-name="ro1">
          <table:table-cell office:value-type="float" office:value="13.6595" calcext:value-type="float">
            <text:p>13.6595</text:p>
          </table:table-cell>
          <table:table-cell office:value-type="float" office:value="0.1586" calcext:value-type="float">
            <text:p>0.1586</text:p>
          </table:table-cell>
          <table:table-cell office:value-type="float" office:value="179.841" calcext:value-type="float">
            <text:p>179.841</text:p>
          </table:table-cell>
          <table:table-cell office:value-type="float" office:value="0.539285" calcext:value-type="float">
            <text:p>0.5392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426768" calcext:value-type="float">
            <text:p>-0.0426768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0.13797" calcext:value-type="float">
            <text:p>0.13797</text:p>
          </table:table-cell>
          <table:table-cell office:value-type="float" office:value="179.862" calcext:value-type="float">
            <text:p>179.862</text:p>
          </table:table-cell>
          <table:table-cell office:value-type="float" office:value="0.538677" calcext:value-type="float">
            <text:p>0.5386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97783" calcext:value-type="float">
            <text:p>-0.0397783</text:p>
          </table:table-cell>
        </table:table-row>
        <table:table-row table:style-name="ro1">
          <table:table-cell office:value-type="float" office:value="13.8956" calcext:value-type="float">
            <text:p>13.8956</text:p>
          </table:table-cell>
          <table:table-cell office:value-type="float" office:value="0.119003" calcext:value-type="float">
            <text:p>0.119003</text:p>
          </table:table-cell>
          <table:table-cell office:value-type="float" office:value="179.881" calcext:value-type="float">
            <text:p>179.881</text:p>
          </table:table-cell>
          <table:table-cell office:value-type="float" office:value="0.538549" calcext:value-type="float">
            <text:p>0.5385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66815" calcext:value-type="float">
            <text:p>-0.0366815</text:p>
          </table:table-cell>
        </table:table-row>
        <table:table-row table:style-name="ro1">
          <table:table-cell office:value-type="float" office:value="14.0133" calcext:value-type="float">
            <text:p>14.0133</text:p>
          </table:table-cell>
          <table:table-cell office:value-type="float" office:value="0.102905" calcext:value-type="float">
            <text:p>0.102905</text:p>
          </table:table-cell>
          <table:table-cell office:value-type="float" office:value="179.897" calcext:value-type="float">
            <text:p>179.897</text:p>
          </table:table-cell>
          <table:table-cell office:value-type="float" office:value="0.540392" calcext:value-type="float">
            <text:p>0.5403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321015" calcext:value-type="float">
            <text:p>-0.0321015</text:p>
          </table:table-cell>
        </table:table-row>
        <table:table-row table:style-name="ro1">
          <table:table-cell office:value-type="float" office:value="14.132" calcext:value-type="float">
            <text:p>14.132</text:p>
          </table:table-cell>
          <table:table-cell office:value-type="float" office:value="0.0898285" calcext:value-type="float">
            <text:p>0.0898285</text:p>
          </table:table-cell>
          <table:table-cell office:value-type="float" office:value="179.91" calcext:value-type="float">
            <text:p>179.91</text:p>
          </table:table-cell>
          <table:table-cell office:value-type="float" office:value="0.543521" calcext:value-type="float">
            <text:p>0.5435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7496" calcext:value-type="float">
            <text:p>-0.0267496</text:p>
          </table:table-cell>
        </table:table-row>
        <table:table-row table:style-name="ro1">
          <table:table-cell office:value-type="float" office:value="14.2516" calcext:value-type="float">
            <text:p>14.2516</text:p>
          </table:table-cell>
          <table:table-cell office:value-type="float" office:value="0.0798798" calcext:value-type="float">
            <text:p>0.0798798</text:p>
          </table:table-cell>
          <table:table-cell office:value-type="float" office:value="179.92" calcext:value-type="float">
            <text:p>179.92</text:p>
          </table:table-cell>
          <table:table-cell office:value-type="float" office:value="0.547595" calcext:value-type="float">
            <text:p>0.5475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09841" calcext:value-type="float">
            <text:p>-0.0209841</text:p>
          </table:table-cell>
        </table:table-row>
        <table:table-row table:style-name="ro1">
          <table:table-cell office:value-type="float" office:value="14.3719" calcext:value-type="float">
            <text:p>14.3719</text:p>
          </table:table-cell>
          <table:table-cell office:value-type="float" office:value="0.0734863" calcext:value-type="float">
            <text:p>0.0734863</text:p>
          </table:table-cell>
          <table:table-cell office:value-type="float" office:value="179.927" calcext:value-type="float">
            <text:p>179.927</text:p>
          </table:table-cell>
          <table:table-cell office:value-type="float" office:value="0.552805" calcext:value-type="float">
            <text:p>0.5528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6881" calcext:value-type="float">
            <text:p>-0.0146881</text:p>
          </table:table-cell>
        </table:table-row>
        <table:table-row table:style-name="ro1">
          <table:table-cell office:value-type="float" office:value="14.4911" calcext:value-type="float">
            <text:p>14.4911</text:p>
          </table:table-cell>
          <table:table-cell office:value-type="float" office:value="0.070755" calcext:value-type="float">
            <text:p>0.070755</text:p>
          </table:table-cell>
          <table:table-cell office:value-type="float" office:value="179.929" calcext:value-type="float">
            <text:p>179.929</text:p>
          </table:table-cell>
          <table:table-cell office:value-type="float" office:value="0.558999" calcext:value-type="float">
            <text:p>0.55899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02948" calcext:value-type="float">
            <text:p>-0.00802948</text:p>
          </table:table-cell>
        </table:table-row>
        <table:table-row table:style-name="ro1">
          <table:table-cell office:value-type="float" office:value="14.6097" calcext:value-type="float">
            <text:p>14.6097</text:p>
          </table:table-cell>
          <table:table-cell office:value-type="float" office:value="0.0715027" calcext:value-type="float">
            <text:p>0.0715027</text:p>
          </table:table-cell>
          <table:table-cell office:value-type="float" office:value="179.928" calcext:value-type="float">
            <text:p>179.928</text:p>
          </table:table-cell>
          <table:table-cell office:value-type="float" office:value="0.565715" calcext:value-type="float">
            <text:p>0.5657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44041" calcext:value-type="float">
            <text:p>-0.00144041</text:p>
          </table:table-cell>
        </table:table-row>
        <table:table-row table:style-name="ro1">
          <table:table-cell office:value-type="float" office:value="14.7289" calcext:value-type="float">
            <text:p>14.7289</text:p>
          </table:table-cell>
          <table:table-cell office:value-type="float" office:value="0.0756378" calcext:value-type="float">
            <text:p>0.0756378</text:p>
          </table:table-cell>
          <table:table-cell office:value-type="float" office:value="179.924" calcext:value-type="float">
            <text:p>179.924</text:p>
          </table:table-cell>
          <table:table-cell office:value-type="float" office:value="0.572842" calcext:value-type="float">
            <text:p>0.5728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98376" calcext:value-type="float">
            <text:p>0.00498376</text:p>
          </table:table-cell>
        </table:table-row>
        <table:table-row table:style-name="ro1">
          <table:table-cell office:value-type="float" office:value="14.8502" calcext:value-type="float">
            <text:p>14.8502</text:p>
          </table:table-cell>
          <table:table-cell office:value-type="float" office:value="0.0830688" calcext:value-type="float">
            <text:p>0.0830688</text:p>
          </table:table-cell>
          <table:table-cell office:value-type="float" office:value="179.917" calcext:value-type="float">
            <text:p>179.917</text:p>
          </table:table-cell>
          <table:table-cell office:value-type="float" office:value="0.580268" calcext:value-type="float">
            <text:p>0.5802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11461" calcext:value-type="float">
            <text:p>0.0111461</text:p>
          </table:table-cell>
        </table:table-row>
        <table:table-row table:style-name="ro1">
          <table:table-cell office:value-type="float" office:value="14.975" calcext:value-type="float">
            <text:p>14.975</text:p>
          </table:table-cell>
          <table:table-cell office:value-type="float" office:value="0.0937958" calcext:value-type="float">
            <text:p>0.0937958</text:p>
          </table:table-cell>
          <table:table-cell office:value-type="float" office:value="179.906" calcext:value-type="float">
            <text:p>179.906</text:p>
          </table:table-cell>
          <table:table-cell office:value-type="float" office:value="0.587992" calcext:value-type="float">
            <text:p>0.5879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70471" calcext:value-type="float">
            <text:p>0.0170471</text:p>
          </table:table-cell>
        </table:table-row>
        <table:table-row table:style-name="ro1">
          <table:table-cell office:value-type="float" office:value="15.0951" calcext:value-type="float">
            <text:p>15.0951</text:p>
          </table:table-cell>
          <table:table-cell office:value-type="float" office:value="0.106598" calcext:value-type="float">
            <text:p>0.106598</text:p>
          </table:table-cell>
          <table:table-cell office:value-type="float" office:value="179.893" calcext:value-type="float">
            <text:p>179.893</text:p>
          </table:table-cell>
          <table:table-cell office:value-type="float" office:value="0.594887" calcext:value-type="float">
            <text:p>0.5948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17653" calcext:value-type="float">
            <text:p>0.0217653</text:p>
          </table:table-cell>
        </table:table-row>
        <table:table-row table:style-name="ro1">
          <table:table-cell office:value-type="float" office:value="15.215" calcext:value-type="float">
            <text:p>15.215</text:p>
          </table:table-cell>
          <table:table-cell office:value-type="float" office:value="0.121399" calcext:value-type="float">
            <text:p>0.121399</text:p>
          </table:table-cell>
          <table:table-cell office:value-type="float" office:value="179.879" calcext:value-type="float">
            <text:p>179.879</text:p>
          </table:table-cell>
          <table:table-cell office:value-type="float" office:value="0.601432" calcext:value-type="float">
            <text:p>0.60143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7942" calcext:value-type="float">
            <text:p>0.0257942</text:p>
          </table:table-cell>
        </table:table-row>
        <table:table-row table:style-name="ro1">
          <table:table-cell office:value-type="float" office:value="15.3295" calcext:value-type="float">
            <text:p>15.3295</text:p>
          </table:table-cell>
          <table:table-cell office:value-type="float" office:value="0.137009" calcext:value-type="float">
            <text:p>0.137009</text:p>
          </table:table-cell>
          <table:table-cell office:value-type="float" office:value="179.863" calcext:value-type="float">
            <text:p>179.863</text:p>
          </table:table-cell>
          <table:table-cell office:value-type="float" office:value="0.606476" calcext:value-type="float">
            <text:p>0.6064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81841" calcext:value-type="float">
            <text:p>0.0281841</text:p>
          </table:table-cell>
        </table:table-row>
        <table:table-row table:style-name="ro1">
          <table:table-cell office:value-type="float" office:value="15.4398" calcext:value-type="float">
            <text:p>15.4398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179.847" calcext:value-type="float">
            <text:p>179.847</text:p>
          </table:table-cell>
          <table:table-cell office:value-type="float" office:value="0.610437" calcext:value-type="float">
            <text:p>0.6104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94421" calcext:value-type="float">
            <text:p>0.0294421</text:p>
          </table:table-cell>
        </table:table-row>
        <table:table-row table:style-name="ro1">
          <table:table-cell office:value-type="float" office:value="15.5492" calcext:value-type="float">
            <text:p>15.5492</text:p>
          </table:table-cell>
          <table:table-cell office:value-type="float" office:value="0.16922" calcext:value-type="float">
            <text:p>0.16922</text:p>
          </table:table-cell>
          <table:table-cell office:value-type="float" office:value="179.831" calcext:value-type="float">
            <text:p>179.831</text:p>
          </table:table-cell>
          <table:table-cell office:value-type="float" office:value="0.613942" calcext:value-type="float">
            <text:p>0.6139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01748" calcext:value-type="float">
            <text:p>0.0301748</text:p>
          </table:table-cell>
        </table:table-row>
        <table:table-row table:style-name="ro1">
          <table:table-cell office:value-type="float" office:value="15.6593" calcext:value-type="float">
            <text:p>15.6593</text:p>
          </table:table-cell>
          <table:table-cell office:value-type="float" office:value="0.18573" calcext:value-type="float">
            <text:p>0.18573</text:p>
          </table:table-cell>
          <table:table-cell office:value-type="float" office:value="179.814" calcext:value-type="float">
            <text:p>179.814</text:p>
          </table:table-cell>
          <table:table-cell office:value-type="float" office:value="0.617234" calcext:value-type="float">
            <text:p>0.6172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066" calcext:value-type="float">
            <text:p>0.03066</text:p>
          </table:table-cell>
        </table:table-row>
        <table:table-row table:style-name="ro1">
          <table:table-cell office:value-type="float" office:value="15.7699" calcext:value-type="float">
            <text:p>15.7699</text:p>
          </table:table-cell>
          <table:table-cell office:value-type="float" office:value="0.201996" calcext:value-type="float">
            <text:p>0.201996</text:p>
          </table:table-cell>
          <table:table-cell office:value-type="float" office:value="179.798" calcext:value-type="float">
            <text:p>179.798</text:p>
          </table:table-cell>
          <table:table-cell office:value-type="float" office:value="0.619793" calcext:value-type="float">
            <text:p>0.6197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04532" calcext:value-type="float">
            <text:p>0.0304532</text:p>
          </table:table-cell>
        </table:table-row>
        <table:table-row table:style-name="ro1">
          <table:table-cell office:value-type="float" office:value="15.8842" calcext:value-type="float">
            <text:p>15.8842</text:p>
          </table:table-cell>
          <table:table-cell office:value-type="float" office:value="0.218048" calcext:value-type="float">
            <text:p>0.218048</text:p>
          </table:table-cell>
          <table:table-cell office:value-type="float" office:value="179.782" calcext:value-type="float">
            <text:p>179.782</text:p>
          </table:table-cell>
          <table:table-cell office:value-type="float" office:value="0.622289" calcext:value-type="float">
            <text:p>0.6222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02208" calcext:value-type="float">
            <text:p>0.0302208</text:p>
          </table:table-cell>
        </table:table-row>
        <table:table-row table:style-name="ro1">
          <table:table-cell office:value-type="float" office:value="16.0043" calcext:value-type="float">
            <text:p>16.0043</text:p>
          </table:table-cell>
          <table:table-cell office:value-type="float" office:value="0.233856" calcext:value-type="float">
            <text:p>0.233856</text:p>
          </table:table-cell>
          <table:table-cell office:value-type="float" office:value="179.766" calcext:value-type="float">
            <text:p>179.766</text:p>
          </table:table-cell>
          <table:table-cell office:value-type="float" office:value="0.624479" calcext:value-type="float">
            <text:p>0.6244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97236" calcext:value-type="float">
            <text:p>0.0297236</text:p>
          </table:table-cell>
        </table:table-row>
        <table:table-row table:style-name="ro1">
          <table:table-cell office:value-type="float" office:value="16.1288" calcext:value-type="float">
            <text:p>16.1288</text:p>
          </table:table-cell>
          <table:table-cell office:value-type="float" office:value="0.248489" calcext:value-type="float">
            <text:p>0.248489</text:p>
          </table:table-cell>
          <table:table-cell office:value-type="float" office:value="179.752" calcext:value-type="float">
            <text:p>179.752</text:p>
          </table:table-cell>
          <table:table-cell office:value-type="float" office:value="0.625091" calcext:value-type="float">
            <text:p>0.6250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78483" calcext:value-type="float">
            <text:p>0.0278483</text:p>
          </table:table-cell>
        </table:table-row>
        <table:table-row table:style-name="ro1">
          <table:table-cell office:value-type="float" office:value="16.2511" calcext:value-type="float">
            <text:p>16.2511</text:p>
          </table:table-cell>
          <table:table-cell office:value-type="float" office:value="0.260925" calcext:value-type="float">
            <text:p>0.260925</text:p>
          </table:table-cell>
          <table:table-cell office:value-type="float" office:value="179.739" calcext:value-type="float">
            <text:p>179.739</text:p>
          </table:table-cell>
          <table:table-cell office:value-type="float" office:value="0.624063" calcext:value-type="float">
            <text:p>0.6240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7057" calcext:value-type="float">
            <text:p>0.0247057</text:p>
          </table:table-cell>
        </table:table-row>
        <table:table-row table:style-name="ro1">
          <table:table-cell office:value-type="float" office:value="16.3773" calcext:value-type="float">
            <text:p>16.3773</text:p>
          </table:table-cell>
          <table:table-cell office:value-type="float" office:value="0.271515" calcext:value-type="float">
            <text:p>0.271515</text:p>
          </table:table-cell>
          <table:table-cell office:value-type="float" office:value="179.728" calcext:value-type="float">
            <text:p>179.728</text:p>
          </table:table-cell>
          <table:table-cell office:value-type="float" office:value="0.62255" calcext:value-type="float">
            <text:p>0.622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13925" calcext:value-type="float">
            <text:p>0.0213925</text:p>
          </table:table-cell>
        </table:table-row>
        <table:table-row table:style-name="ro1">
          <table:table-cell office:value-type="float" office:value="16.4991" calcext:value-type="float">
            <text:p>16.4991</text:p>
          </table:table-cell>
          <table:table-cell office:value-type="float" office:value="0.279556" calcext:value-type="float">
            <text:p>0.279556</text:p>
          </table:table-cell>
          <table:table-cell office:value-type="float" office:value="179.72" calcext:value-type="float">
            <text:p>179.72</text:p>
          </table:table-cell>
          <table:table-cell office:value-type="float" office:value="0.61951" calcext:value-type="float">
            <text:p>0.619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69852" calcext:value-type="float">
            <text:p>0.0169852</text:p>
          </table:table-cell>
        </table:table-row>
        <table:table-row table:style-name="ro1">
          <table:table-cell office:value-type="float" office:value="16.6241" calcext:value-type="float">
            <text:p>16.6241</text:p>
          </table:table-cell>
          <table:table-cell office:value-type="float" office:value="0.285324" calcext:value-type="float">
            <text:p>0.285324</text:p>
          </table:table-cell>
          <table:table-cell office:value-type="float" office:value="179.715" calcext:value-type="float">
            <text:p>179.715</text:p>
          </table:table-cell>
          <table:table-cell office:value-type="float" office:value="0.616289" calcext:value-type="float">
            <text:p>0.6162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27837" calcext:value-type="float">
            <text:p>0.0127837</text:p>
          </table:table-cell>
        </table:table-row>
        <table:table-row table:style-name="ro1">
          <table:table-cell office:value-type="float" office:value="16.7511" calcext:value-type="float">
            <text:p>16.7511</text:p>
          </table:table-cell>
          <table:table-cell office:value-type="float" office:value="0.288757" calcext:value-type="float">
            <text:p>0.288757</text:p>
          </table:table-cell>
          <table:table-cell office:value-type="float" office:value="179.711" calcext:value-type="float">
            <text:p>179.711</text:p>
          </table:table-cell>
          <table:table-cell office:value-type="float" office:value="0.612546" calcext:value-type="float">
            <text:p>0.6125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45733" calcext:value-type="float">
            <text:p>0.00845733</text:p>
          </table:table-cell>
        </table:table-row>
        <table:table-row table:style-name="ro1">
          <table:table-cell office:value-type="float" office:value="16.8744" calcext:value-type="float">
            <text:p>16.8744</text:p>
          </table:table-cell>
          <table:table-cell office:value-type="float" office:value="0.289795" calcext:value-type="float">
            <text:p>0.289795</text:p>
          </table:table-cell>
          <table:table-cell office:value-type="float" office:value="179.71" calcext:value-type="float">
            <text:p>179.71</text:p>
          </table:table-cell>
          <table:table-cell office:value-type="float" office:value="0.608283" calcext:value-type="float">
            <text:p>0.6082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01804" calcext:value-type="float">
            <text:p>0.00401804</text:p>
          </table:table-cell>
        </table:table-row>
        <table:table-row table:style-name="ro1">
          <table:table-cell office:value-type="float" office:value="17.0048" calcext:value-type="float">
            <text:p>17.0048</text:p>
          </table:table-cell>
          <table:table-cell office:value-type="float" office:value="0.288757" calcext:value-type="float">
            <text:p>0.288757</text:p>
          </table:table-cell>
          <table:table-cell office:value-type="float" office:value="179.711" calcext:value-type="float">
            <text:p>179.711</text:p>
          </table:table-cell>
          <table:table-cell office:value-type="float" office:value="0.604166" calcext:value-type="float">
            <text:p>0.6041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771356" calcext:value-type="float">
            <text:p>0.0000771356</text:p>
          </table:table-cell>
        </table:table-row>
        <table:table-row table:style-name="ro1">
          <table:table-cell office:value-type="float" office:value="17.1285" calcext:value-type="float">
            <text:p>17.1285</text:p>
          </table:table-cell>
          <table:table-cell office:value-type="float" office:value="0.285934" calcext:value-type="float">
            <text:p>0.285934</text:p>
          </table:table-cell>
          <table:table-cell office:value-type="float" office:value="179.714" calcext:value-type="float">
            <text:p>179.714</text:p>
          </table:table-cell>
          <table:table-cell office:value-type="float" office:value="0.600061" calcext:value-type="float">
            <text:p>0.6000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54831" calcext:value-type="float">
            <text:p>-0.00354831</text:p>
          </table:table-cell>
        </table:table-row>
        <table:table-row table:style-name="ro1">
          <table:table-cell office:value-type="float" office:value="17.254" calcext:value-type="float">
            <text:p>17.254</text:p>
          </table:table-cell>
          <table:table-cell office:value-type="float" office:value="0.281601" calcext:value-type="float">
            <text:p>0.281601</text:p>
          </table:table-cell>
          <table:table-cell office:value-type="float" office:value="179.718" calcext:value-type="float">
            <text:p>179.718</text:p>
          </table:table-cell>
          <table:table-cell office:value-type="float" office:value="0.596246" calcext:value-type="float">
            <text:p>0.5962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62583" calcext:value-type="float">
            <text:p>-0.00662583</text:p>
          </table:table-cell>
        </table:table-row>
        <table:table-row table:style-name="ro1">
          <table:table-cell office:value-type="float" office:value="17.381" calcext:value-type="float">
            <text:p>17.381</text:p>
          </table:table-cell>
          <table:table-cell office:value-type="float" office:value="0.275909" calcext:value-type="float">
            <text:p>0.275909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0.592633" calcext:value-type="float">
            <text:p>0.5926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27177" calcext:value-type="float">
            <text:p>-0.00927177</text:p>
          </table:table-cell>
        </table:table-row>
        <table:table-row table:style-name="ro1">
          <table:table-cell office:value-type="float" office:value="17.5052" calcext:value-type="float">
            <text:p>17.5052</text:p>
          </table:table-cell>
          <table:table-cell office:value-type="float" office:value="0.269547" calcext:value-type="float">
            <text:p>0.269547</text:p>
          </table:table-cell>
          <table:table-cell office:value-type="float" office:value="179.73" calcext:value-type="float">
            <text:p>179.73</text:p>
          </table:table-cell>
          <table:table-cell office:value-type="float" office:value="0.589743" calcext:value-type="float">
            <text:p>0.5897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0799" calcext:value-type="float">
            <text:p>-0.0110799</text:p>
          </table:table-cell>
        </table:table-row>
        <table:table-row table:style-name="ro1">
          <table:table-cell office:value-type="float" office:value="17.6281" calcext:value-type="float">
            <text:p>17.6281</text:p>
          </table:table-cell>
          <table:table-cell office:value-type="float" office:value="0.262695" calcext:value-type="float">
            <text:p>0.262695</text:p>
          </table:table-cell>
          <table:table-cell office:value-type="float" office:value="179.737" calcext:value-type="float">
            <text:p>179.737</text:p>
          </table:table-cell>
          <table:table-cell office:value-type="float" office:value="0.587396" calcext:value-type="float">
            <text:p>0.5873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2626" calcext:value-type="float">
            <text:p>-0.0122626</text:p>
          </table:table-cell>
        </table:table-row>
        <table:table-row table:style-name="ro1">
          <table:table-cell office:value-type="float" office:value="17.7526" calcext:value-type="float">
            <text:p>17.7526</text:p>
          </table:table-cell>
          <table:table-cell office:value-type="float" office:value="0.255615" calcext:value-type="float">
            <text:p>0.255615</text:p>
          </table:table-cell>
          <table:table-cell office:value-type="float" office:value="179.744" calcext:value-type="float">
            <text:p>179.744</text:p>
          </table:table-cell>
          <table:table-cell office:value-type="float" office:value="0.585515" calcext:value-type="float">
            <text:p>0.5855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9397" calcext:value-type="float">
            <text:p>-0.0129397</text:p>
          </table:table-cell>
        </table:table-row>
        <table:table-row table:style-name="ro1">
          <table:table-cell office:value-type="float" office:value="17.8749" calcext:value-type="float">
            <text:p>17.8749</text:p>
          </table:table-cell>
          <table:table-cell office:value-type="float" office:value="0.248856" calcext:value-type="float">
            <text:p>0.248856</text:p>
          </table:table-cell>
          <table:table-cell office:value-type="float" office:value="179.751" calcext:value-type="float">
            <text:p>179.751</text:p>
          </table:table-cell>
          <table:table-cell office:value-type="float" office:value="0.584609" calcext:value-type="float">
            <text:p>0.5846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6968" calcext:value-type="float">
            <text:p>-0.0126968</text:p>
          </table:table-cell>
        </table:table-row>
        <table:table-row table:style-name="ro1">
          <table:table-cell office:value-type="float" office:value="17.9999" calcext:value-type="float">
            <text:p>17.9999</text:p>
          </table:table-cell>
          <table:table-cell office:value-type="float" office:value="0.24234" calcext:value-type="float">
            <text:p>0.24234</text:p>
          </table:table-cell>
          <table:table-cell office:value-type="float" office:value="179.758" calcext:value-type="float">
            <text:p>179.758</text:p>
          </table:table-cell>
          <table:table-cell office:value-type="float" office:value="0.583887" calcext:value-type="float">
            <text:p>0.5838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3105" calcext:value-type="float">
            <text:p>-0.0123105</text:p>
          </table:table-cell>
        </table:table-row>
        <table:table-row table:style-name="ro1">
          <table:table-cell office:value-type="float" office:value="18.132" calcext:value-type="float">
            <text:p>18.132</text:p>
          </table:table-cell>
          <table:table-cell office:value-type="float" office:value="0.236252" calcext:value-type="float">
            <text:p>0.236252</text:p>
          </table:table-cell>
          <table:table-cell office:value-type="float" office:value="179.764" calcext:value-type="float">
            <text:p>179.764</text:p>
          </table:table-cell>
          <table:table-cell office:value-type="float" office:value="0.5835" calcext:value-type="float">
            <text:p>0.58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6626" calcext:value-type="float">
            <text:p>-0.0116626</text:p>
          </table:table-cell>
        </table:table-row>
        <table:table-row table:style-name="ro1">
          <table:table-cell office:value-type="float" office:value="18.2582" calcext:value-type="float">
            <text:p>18.2582</text:p>
          </table:table-cell>
          <table:table-cell office:value-type="float" office:value="0.231445" calcext:value-type="float">
            <text:p>0.231445</text:p>
          </table:table-cell>
          <table:table-cell office:value-type="float" office:value="179.769" calcext:value-type="float">
            <text:p>179.769</text:p>
          </table:table-cell>
          <table:table-cell office:value-type="float" office:value="0.584473" calcext:value-type="float">
            <text:p>0.5844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87311" calcext:value-type="float">
            <text:p>-0.00987311</text:p>
          </table:table-cell>
        </table:table-row>
        <table:table-row table:style-name="ro1">
          <table:table-cell office:value-type="float" office:value="18.3851" calcext:value-type="float">
            <text:p>18.3851</text:p>
          </table:table-cell>
          <table:table-cell office:value-type="float" office:value="0.227661" calcext:value-type="float">
            <text:p>0.227661</text:p>
          </table:table-cell>
          <table:table-cell office:value-type="float" office:value="179.772" calcext:value-type="float">
            <text:p>179.772</text:p>
          </table:table-cell>
          <table:table-cell office:value-type="float" office:value="0.585731" calcext:value-type="float">
            <text:p>0.5857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97179" calcext:value-type="float">
            <text:p>-0.00797179</text:p>
          </table:table-cell>
        </table:table-row>
        <table:table-row table:style-name="ro1">
          <table:table-cell office:value-type="float" office:value="18.5096" calcext:value-type="float">
            <text:p>18.5096</text:p>
          </table:table-cell>
          <table:table-cell office:value-type="float" office:value="0.225235" calcext:value-type="float">
            <text:p>0.225235</text:p>
          </table:table-cell>
          <table:table-cell office:value-type="float" office:value="179.775" calcext:value-type="float">
            <text:p>179.775</text:p>
          </table:table-cell>
          <table:table-cell office:value-type="float" office:value="0.587699" calcext:value-type="float">
            <text:p>0.58769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59122" calcext:value-type="float">
            <text:p>-0.00559122</text:p>
          </table:table-cell>
        </table:table-row>
        <table:table-row table:style-name="ro1">
          <table:table-cell office:value-type="float" office:value="18.6307" calcext:value-type="float">
            <text:p>18.6307</text:p>
          </table:table-cell>
          <table:table-cell office:value-type="float" office:value="0.224106" calcext:value-type="float">
            <text:p>0.224106</text:p>
          </table:table-cell>
          <table:table-cell office:value-type="float" office:value="179.776" calcext:value-type="float">
            <text:p>179.776</text:p>
          </table:table-cell>
          <table:table-cell office:value-type="float" office:value="0.589918" calcext:value-type="float">
            <text:p>0.5899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18027" calcext:value-type="float">
            <text:p>-0.00318027</text:p>
          </table:table-cell>
        </table:table-row>
        <table:table-row table:style-name="ro1">
          <table:table-cell office:value-type="float" office:value="18.7501" calcext:value-type="float">
            <text:p>18.7501</text:p>
          </table:table-cell>
          <table:table-cell office:value-type="float" office:value="0.224243" calcext:value-type="float">
            <text:p>0.224243</text:p>
          </table:table-cell>
          <table:table-cell office:value-type="float" office:value="179.776" calcext:value-type="float">
            <text:p>179.776</text:p>
          </table:table-cell>
          <table:table-cell office:value-type="float" office:value="0.592311" calcext:value-type="float">
            <text:p>0.5923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10683" calcext:value-type="float">
            <text:p>-0.000810683</text:p>
          </table:table-cell>
        </table:table-row>
        <table:table-row table:style-name="ro1">
          <table:table-cell office:value-type="float" office:value="18.8712" calcext:value-type="float">
            <text:p>18.8712</text:p>
          </table:table-cell>
          <table:table-cell office:value-type="float" office:value="0.225647" calcext:value-type="float">
            <text:p>0.225647</text:p>
          </table:table-cell>
          <table:table-cell office:value-type="float" office:value="179.774" calcext:value-type="float">
            <text:p>179.774</text:p>
          </table:table-cell>
          <table:table-cell office:value-type="float" office:value="0.594919" calcext:value-type="float">
            <text:p>0.5949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55899" calcext:value-type="float">
            <text:p>0.00155899</text:p>
          </table:table-cell>
        </table:table-row>
        <table:table-row table:style-name="ro1">
          <table:table-cell office:value-type="float" office:value="18.9989" calcext:value-type="float">
            <text:p>18.9989</text:p>
          </table:table-cell>
          <table:table-cell office:value-type="float" office:value="0.228409" calcext:value-type="float">
            <text:p>0.228409</text:p>
          </table:table-cell>
          <table:table-cell office:value-type="float" office:value="179.772" calcext:value-type="float">
            <text:p>179.772</text:p>
          </table:table-cell>
          <table:table-cell office:value-type="float" office:value="0.59782" calcext:value-type="float">
            <text:p>0.5978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99027" calcext:value-type="float">
            <text:p>0.00399027</text:p>
          </table:table-cell>
        </table:table-row>
        <table:table-row table:style-name="ro1">
          <table:table-cell office:value-type="float" office:value="19.1188" calcext:value-type="float">
            <text:p>19.1188</text:p>
          </table:table-cell>
          <table:table-cell office:value-type="float" office:value="0.232025" calcext:value-type="float">
            <text:p>0.232025</text:p>
          </table:table-cell>
          <table:table-cell office:value-type="float" office:value="179.768" calcext:value-type="float">
            <text:p>179.768</text:p>
          </table:table-cell>
          <table:table-cell office:value-type="float" office:value="0.600366" calcext:value-type="float">
            <text:p>0.6003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92212" calcext:value-type="float">
            <text:p>0.00592212</text:p>
          </table:table-cell>
        </table:table-row>
        <table:table-row table:style-name="ro1">
          <table:table-cell office:value-type="float" office:value="19.2479" calcext:value-type="float">
            <text:p>19.2479</text:p>
          </table:table-cell>
          <table:table-cell office:value-type="float" office:value="0.236908" calcext:value-type="float">
            <text:p>0.236908</text:p>
          </table:table-cell>
          <table:table-cell office:value-type="float" office:value="179.763" calcext:value-type="float">
            <text:p>179.763</text:p>
          </table:table-cell>
          <table:table-cell office:value-type="float" office:value="0.603353" calcext:value-type="float">
            <text:p>0.6033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07863" calcext:value-type="float">
            <text:p>0.00807863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179.758" calcext:value-type="float">
            <text:p>179.758</text:p>
          </table:table-cell>
          <table:table-cell office:value-type="float" office:value="0.605747" calcext:value-type="float">
            <text:p>0.6057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54639" calcext:value-type="float">
            <text:p>0.00954639</text:p>
          </table:table-cell>
        </table:table-row>
        <table:table-row table:style-name="ro1">
          <table:table-cell office:value-type="float" office:value="19.4987" calcext:value-type="float">
            <text:p>19.4987</text:p>
          </table:table-cell>
          <table:table-cell office:value-type="float" office:value="0.248611" calcext:value-type="float">
            <text:p>0.248611</text:p>
          </table:table-cell>
          <table:table-cell office:value-type="float" office:value="179.751" calcext:value-type="float">
            <text:p>179.751</text:p>
          </table:table-cell>
          <table:table-cell office:value-type="float" office:value="0.608249" calcext:value-type="float">
            <text:p>0.6082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9854" calcext:value-type="float">
            <text:p>0.0109854</text:p>
          </table:table-cell>
        </table:table-row>
        <table:table-row table:style-name="ro1">
          <table:table-cell office:value-type="float" office:value="19.6281" calcext:value-type="float">
            <text:p>19.6281</text:p>
          </table:table-cell>
          <table:table-cell office:value-type="float" office:value="0.255325" calcext:value-type="float">
            <text:p>0.255325</text:p>
          </table:table-cell>
          <table:table-cell office:value-type="float" office:value="179.745" calcext:value-type="float">
            <text:p>179.745</text:p>
          </table:table-cell>
          <table:table-cell office:value-type="float" office:value="0.610468" calcext:value-type="float">
            <text:p>0.6104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20623" calcext:value-type="float">
            <text:p>0.0120623</text:p>
          </table:table-cell>
        </table:table-row>
        <table:table-row table:style-name="ro1">
          <table:table-cell office:value-type="float" office:value="19.7545" calcext:value-type="float">
            <text:p>19.7545</text:p>
          </table:table-cell>
          <table:table-cell office:value-type="float" office:value="0.261902" calcext:value-type="float">
            <text:p>0.261902</text:p>
          </table:table-cell>
          <table:table-cell office:value-type="float" office:value="179.738" calcext:value-type="float">
            <text:p>179.738</text:p>
          </table:table-cell>
          <table:table-cell office:value-type="float" office:value="0.611734" calcext:value-type="float">
            <text:p>0.6117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22111" calcext:value-type="float">
            <text:p>0.0122111</text:p>
          </table:table-cell>
        </table:table-row>
        <table:table-row table:style-name="ro1">
          <table:table-cell office:value-type="float" office:value="19.8781" calcext:value-type="float">
            <text:p>19.8781</text:p>
          </table:table-cell>
          <table:table-cell office:value-type="float" office:value="0.268143" calcext:value-type="float">
            <text:p>0.268143</text:p>
          </table:table-cell>
          <table:table-cell office:value-type="float" office:value="179.732" calcext:value-type="float">
            <text:p>179.732</text:p>
          </table:table-cell>
          <table:table-cell office:value-type="float" office:value="0.612417" calcext:value-type="float">
            <text:p>0.6124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18331" calcext:value-type="float">
            <text:p>0.0118331</text:p>
          </table:table-cell>
        </table:table-row>
        <table:table-row table:style-name="ro1">
          <table:table-cell office:value-type="float" office:value="19.9984" calcext:value-type="float">
            <text:p>19.9984</text:p>
          </table:table-cell>
          <table:table-cell office:value-type="float" office:value="0.273987" calcext:value-type="float">
            <text:p>0.273987</text:p>
          </table:table-cell>
          <table:table-cell office:value-type="float" office:value="179.726" calcext:value-type="float">
            <text:p>179.726</text:p>
          </table:table-cell>
          <table:table-cell office:value-type="float" office:value="0.612793" calcext:value-type="float">
            <text:p>0.6127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12154" calcext:value-type="float">
            <text:p>0.0112154</text:p>
          </table:table-cell>
        </table:table-row>
        <table:table-row table:style-name="ro1">
          <table:table-cell office:value-type="float" office:value="20.1193" calcext:value-type="float">
            <text:p>20.1193</text:p>
          </table:table-cell>
          <table:table-cell office:value-type="float" office:value="0.279266" calcext:value-type="float">
            <text:p>0.279266</text:p>
          </table:table-cell>
          <table:table-cell office:value-type="float" office:value="179.721" calcext:value-type="float">
            <text:p>179.721</text:p>
          </table:table-cell>
          <table:table-cell office:value-type="float" office:value="0.6128" calcext:value-type="float">
            <text:p>0.61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3248" calcext:value-type="float">
            <text:p>0.0103248</text:p>
          </table:table-cell>
        </table:table-row>
        <table:table-row table:style-name="ro1">
          <table:table-cell office:value-type="float" office:value="20.2382" calcext:value-type="float">
            <text:p>20.2382</text:p>
          </table:table-cell>
          <table:table-cell office:value-type="float" office:value="0.283936" calcext:value-type="float">
            <text:p>0.283936</text:p>
          </table:table-cell>
          <table:table-cell office:value-type="float" office:value="179.716" calcext:value-type="float">
            <text:p>179.716</text:p>
          </table:table-cell>
          <table:table-cell office:value-type="float" office:value="0.612514" calcext:value-type="float">
            <text:p>0.6125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2452" calcext:value-type="float">
            <text:p>0.0092452</text:p>
          </table:table-cell>
        </table:table-row>
        <table:table-row table:style-name="ro1">
          <table:table-cell office:value-type="float" office:value="20.3585" calcext:value-type="float">
            <text:p>20.3585</text:p>
          </table:table-cell>
          <table:table-cell office:value-type="float" office:value="0.287857" calcext:value-type="float">
            <text:p>0.287857</text:p>
          </table:table-cell>
          <table:table-cell office:value-type="float" office:value="179.712" calcext:value-type="float">
            <text:p>179.712</text:p>
          </table:table-cell>
          <table:table-cell office:value-type="float" office:value="0.611848" calcext:value-type="float">
            <text:p>0.6118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91182" calcext:value-type="float">
            <text:p>0.00791182</text:p>
          </table:table-cell>
        </table:table-row>
        <table:table-row table:style-name="ro1">
          <table:table-cell office:value-type="float" office:value="20.4777" calcext:value-type="float">
            <text:p>20.4777</text:p>
          </table:table-cell>
          <table:table-cell office:value-type="float" office:value="0.291107" calcext:value-type="float">
            <text:p>0.291107</text:p>
          </table:table-cell>
          <table:table-cell office:value-type="float" office:value="179.709" calcext:value-type="float">
            <text:p>179.709</text:p>
          </table:table-cell>
          <table:table-cell office:value-type="float" office:value="0.611074" calcext:value-type="float">
            <text:p>0.6110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58547" calcext:value-type="float">
            <text:p>0.00658547</text:p>
          </table:table-cell>
        </table:table-row>
        <table:table-row table:style-name="ro1">
          <table:table-cell office:value-type="float" office:value="20.5983" calcext:value-type="float">
            <text:p>20.5983</text:p>
          </table:table-cell>
          <table:table-cell office:value-type="float" office:value="0.293518" calcext:value-type="float">
            <text:p>0.293518</text:p>
          </table:table-cell>
          <table:table-cell office:value-type="float" office:value="179.706" calcext:value-type="float">
            <text:p>179.706</text:p>
          </table:table-cell>
          <table:table-cell office:value-type="float" office:value="0.610043" calcext:value-type="float">
            <text:p>0.6100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14504" calcext:value-type="float">
            <text:p>0.00514504</text:p>
          </table:table-cell>
        </table:table-row>
        <table:table-row table:style-name="ro1">
          <table:table-cell office:value-type="float" office:value="20.7174" calcext:value-type="float">
            <text:p>20.7174</text:p>
          </table:table-cell>
          <table:table-cell office:value-type="float" office:value="0.294891" calcext:value-type="float">
            <text:p>0.294891</text:p>
          </table:table-cell>
          <table:table-cell office:value-type="float" office:value="179.705" calcext:value-type="float">
            <text:p>179.705</text:p>
          </table:table-cell>
          <table:table-cell office:value-type="float" office:value="0.608467" calcext:value-type="float">
            <text:p>0.6084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3355" calcext:value-type="float">
            <text:p>0.0033355</text:p>
          </table:table-cell>
        </table:table-row>
        <table:table-row table:style-name="ro1">
          <table:table-cell office:value-type="float" office:value="20.8365" calcext:value-type="float">
            <text:p>20.8365</text:p>
          </table:table-cell>
          <table:table-cell office:value-type="float" office:value="0.29538" calcext:value-type="float">
            <text:p>0.29538</text:p>
          </table:table-cell>
          <table:table-cell office:value-type="float" office:value="179.705" calcext:value-type="float">
            <text:p>179.705</text:p>
          </table:table-cell>
          <table:table-cell office:value-type="float" office:value="0.606854" calcext:value-type="float">
            <text:p>0.6068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63911" calcext:value-type="float">
            <text:p>0.00163911</text:p>
          </table:table-cell>
        </table:table-row>
        <table:table-row table:style-name="ro1">
          <table:table-cell office:value-type="float" office:value="20.9564" calcext:value-type="float">
            <text:p>20.9564</text:p>
          </table:table-cell>
          <table:table-cell office:value-type="float" office:value="0.294861" calcext:value-type="float">
            <text:p>0.294861</text:p>
          </table:table-cell>
          <table:table-cell office:value-type="float" office:value="179.705" calcext:value-type="float">
            <text:p>179.705</text:p>
          </table:table-cell>
          <table:table-cell office:value-type="float" office:value="0.604937" calcext:value-type="float">
            <text:p>0.6049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89128" calcext:value-type="float">
            <text:p>-0.000189128</text:p>
          </table:table-cell>
        </table:table-row>
        <table:table-row table:style-name="ro1">
          <table:table-cell office:value-type="float" office:value="21.0846" calcext:value-type="float">
            <text:p>21.0846</text:p>
          </table:table-cell>
          <table:table-cell office:value-type="float" office:value="0.293396" calcext:value-type="float">
            <text:p>0.293396</text:p>
          </table:table-cell>
          <table:table-cell office:value-type="float" office:value="179.707" calcext:value-type="float">
            <text:p>179.707</text:p>
          </table:table-cell>
          <table:table-cell office:value-type="float" office:value="0.602978" calcext:value-type="float">
            <text:p>0.6029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89888" calcext:value-type="float">
            <text:p>-0.00189888</text:p>
          </table:table-cell>
        </table:table-row>
        <table:table-row table:style-name="ro1">
          <table:table-cell office:value-type="float" office:value="21.2094" calcext:value-type="float">
            <text:p>21.2094</text:p>
          </table:table-cell>
          <table:table-cell office:value-type="float" office:value="0.291092" calcext:value-type="float">
            <text:p>0.291092</text:p>
          </table:table-cell>
          <table:table-cell office:value-type="float" office:value="179.709" calcext:value-type="float">
            <text:p>179.709</text:p>
          </table:table-cell>
          <table:table-cell office:value-type="float" office:value="0.600943" calcext:value-type="float">
            <text:p>0.6009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54231" calcext:value-type="float">
            <text:p>-0.00354231</text:p>
          </table:table-cell>
        </table:table-row>
        <table:table-row table:style-name="ro1">
          <table:table-cell office:value-type="float" office:value="21.3351" calcext:value-type="float">
            <text:p>21.3351</text:p>
          </table:table-cell>
          <table:table-cell office:value-type="float" office:value="0.288101" calcext:value-type="float">
            <text:p>0.288101</text:p>
          </table:table-cell>
          <table:table-cell office:value-type="float" office:value="179.712" calcext:value-type="float">
            <text:p>179.712</text:p>
          </table:table-cell>
          <table:table-cell office:value-type="float" office:value="0.599026" calcext:value-type="float">
            <text:p>0.5990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5085" calcext:value-type="float">
            <text:p>-0.00495085</text:p>
          </table:table-cell>
        </table:table-row>
        <table:table-row table:style-name="ro1">
          <table:table-cell office:value-type="float" office:value="21.4618" calcext:value-type="float">
            <text:p>21.4618</text:p>
          </table:table-cell>
          <table:table-cell office:value-type="float" office:value="0.284225" calcext:value-type="float">
            <text:p>0.284225</text:p>
          </table:table-cell>
          <table:table-cell office:value-type="float" office:value="179.716" calcext:value-type="float">
            <text:p>179.716</text:p>
          </table:table-cell>
          <table:table-cell office:value-type="float" office:value="0.596811" calcext:value-type="float">
            <text:p>0.5968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50685" calcext:value-type="float">
            <text:p>-0.00650685</text:p>
          </table:table-cell>
        </table:table-row>
        <table:table-row table:style-name="ro1">
          <table:table-cell office:value-type="float" office:value="21.5868" calcext:value-type="float">
            <text:p>21.5868</text:p>
          </table:table-cell>
          <table:table-cell office:value-type="float" office:value="0.279831" calcext:value-type="float">
            <text:p>0.279831</text:p>
          </table:table-cell>
          <table:table-cell office:value-type="float" office:value="179.72" calcext:value-type="float">
            <text:p>179.72</text:p>
          </table:table-cell>
          <table:table-cell office:value-type="float" office:value="0.594891" calcext:value-type="float">
            <text:p>0.5948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67997" calcext:value-type="float">
            <text:p>-0.00767997</text:p>
          </table:table-cell>
        </table:table-row>
        <table:table-row table:style-name="ro1">
          <table:table-cell office:value-type="float" office:value="21.7081" calcext:value-type="float">
            <text:p>21.7081</text:p>
          </table:table-cell>
          <table:table-cell office:value-type="float" office:value="0.275162" calcext:value-type="float">
            <text:p>0.275162</text:p>
          </table:table-cell>
          <table:table-cell office:value-type="float" office:value="179.725" calcext:value-type="float">
            <text:p>179.725</text:p>
          </table:table-cell>
          <table:table-cell office:value-type="float" office:value="0.593323" calcext:value-type="float">
            <text:p>0.5933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45406" calcext:value-type="float">
            <text:p>-0.00845406</text:p>
          </table:table-cell>
        </table:table-row>
        <table:table-row table:style-name="ro1">
          <table:table-cell office:value-type="float" office:value="21.8341" calcext:value-type="float">
            <text:p>21.8341</text:p>
          </table:table-cell>
          <table:table-cell office:value-type="float" office:value="0.269867" calcext:value-type="float">
            <text:p>0.269867</text:p>
          </table:table-cell>
          <table:table-cell office:value-type="float" office:value="179.73" calcext:value-type="float">
            <text:p>179.73</text:p>
          </table:table-cell>
          <table:table-cell office:value-type="float" office:value="0.591456" calcext:value-type="float">
            <text:p>0.5914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42106" calcext:value-type="float">
            <text:p>-0.00942106</text:p>
          </table:table-cell>
        </table:table-row>
        <table:table-row table:style-name="ro1">
          <table:table-cell office:value-type="float" office:value="21.9598" calcext:value-type="float">
            <text:p>21.9598</text:p>
          </table:table-cell>
          <table:table-cell office:value-type="float" office:value="0.264374" calcext:value-type="float">
            <text:p>0.264374</text:p>
          </table:table-cell>
          <table:table-cell office:value-type="float" office:value="179.736" calcext:value-type="float">
            <text:p>179.736</text:p>
          </table:table-cell>
          <table:table-cell office:value-type="float" office:value="0.589935" calcext:value-type="float">
            <text:p>0.5899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0084" calcext:value-type="float">
            <text:p>-0.0100084</text:p>
          </table:table-cell>
        </table:table-row>
        <table:table-row table:style-name="ro1">
          <table:table-cell office:value-type="float" office:value="22.089" calcext:value-type="float">
            <text:p>22.089</text:p>
          </table:table-cell>
          <table:table-cell office:value-type="float" office:value="0.258652" calcext:value-type="float">
            <text:p>0.258652</text:p>
          </table:table-cell>
          <table:table-cell office:value-type="float" office:value="179.741" calcext:value-type="float">
            <text:p>179.741</text:p>
          </table:table-cell>
          <table:table-cell office:value-type="float" office:value="0.588458" calcext:value-type="float">
            <text:p>0.5884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5126" calcext:value-type="float">
            <text:p>-0.0105126</text:p>
          </table:table-cell>
        </table:table-row>
        <table:table-row table:style-name="ro1">
          <table:table-cell office:value-type="float" office:value="22.2201" calcext:value-type="float">
            <text:p>22.2201</text:p>
          </table:table-cell>
          <table:table-cell office:value-type="float" office:value="0.252777" calcext:value-type="float">
            <text:p>0.252777</text:p>
          </table:table-cell>
          <table:table-cell office:value-type="float" office:value="179.747" calcext:value-type="float">
            <text:p>179.747</text:p>
          </table:table-cell>
          <table:table-cell office:value-type="float" office:value="0.587099" calcext:value-type="float">
            <text:p>0.58709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8726" calcext:value-type="float">
            <text:p>-0.0108726</text:p>
          </table:table-cell>
        </table:table-row>
        <table:table-row table:style-name="ro1">
          <table:table-cell office:value-type="float" office:value="22.3514" calcext:value-type="float">
            <text:p>22.3514</text:p>
          </table:table-cell>
          <table:table-cell office:value-type="float" office:value="0.247055" calcext:value-type="float">
            <text:p>0.247055</text:p>
          </table:table-cell>
          <table:table-cell office:value-type="float" office:value="179.753" calcext:value-type="float">
            <text:p>179.753</text:p>
          </table:table-cell>
          <table:table-cell office:value-type="float" office:value="0.586205" calcext:value-type="float">
            <text:p>0.5862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7942" calcext:value-type="float">
            <text:p>-0.0107942</text:p>
          </table:table-cell>
        </table:table-row>
        <table:table-row table:style-name="ro1">
          <table:table-cell office:value-type="float" office:value="22.4784" calcext:value-type="float">
            <text:p>22.4784</text:p>
          </table:table-cell>
          <table:table-cell office:value-type="float" office:value="0.241699" calcext:value-type="float">
            <text:p>0.241699</text:p>
          </table:table-cell>
          <table:table-cell office:value-type="float" office:value="179.758" calcext:value-type="float">
            <text:p>179.758</text:p>
          </table:table-cell>
          <table:table-cell office:value-type="float" office:value="0.585842" calcext:value-type="float">
            <text:p>0.5858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2465" calcext:value-type="float">
            <text:p>-0.0102465</text:p>
          </table:table-cell>
        </table:table-row>
        <table:table-row table:style-name="ro1">
          <table:table-cell office:value-type="float" office:value="22.6036" calcext:value-type="float">
            <text:p>22.6036</text:p>
          </table:table-cell>
          <table:table-cell office:value-type="float" office:value="0.236679" calcext:value-type="float">
            <text:p>0.236679</text:p>
          </table:table-cell>
          <table:table-cell office:value-type="float" office:value="179.763" calcext:value-type="float">
            <text:p>179.763</text:p>
          </table:table-cell>
          <table:table-cell office:value-type="float" office:value="0.585543" calcext:value-type="float">
            <text:p>0.5855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69257" calcext:value-type="float">
            <text:p>-0.00969257</text:p>
          </table:table-cell>
        </table:table-row>
        <table:table-row table:style-name="ro1">
          <table:table-cell office:value-type="float" office:value="22.7252" calcext:value-type="float">
            <text:p>22.7252</text:p>
          </table:table-cell>
          <table:table-cell office:value-type="float" office:value="0.232178" calcext:value-type="float">
            <text:p>0.232178</text:p>
          </table:table-cell>
          <table:table-cell office:value-type="float" office:value="179.768" calcext:value-type="float">
            <text:p>179.768</text:p>
          </table:table-cell>
          <table:table-cell office:value-type="float" office:value="0.585695" calcext:value-type="float">
            <text:p>0.5856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77503" calcext:value-type="float">
            <text:p>-0.00877503</text:p>
          </table:table-cell>
        </table:table-row>
        <table:table-row table:style-name="ro1">
          <table:table-cell office:value-type="float" office:value="22.8478" calcext:value-type="float">
            <text:p>22.8478</text:p>
          </table:table-cell>
          <table:table-cell office:value-type="float" office:value="0.227921" calcext:value-type="float">
            <text:p>0.227921</text:p>
          </table:table-cell>
          <table:table-cell office:value-type="float" office:value="179.772" calcext:value-type="float">
            <text:p>179.772</text:p>
          </table:table-cell>
          <table:table-cell office:value-type="float" office:value="0.585538" calcext:value-type="float">
            <text:p>0.5855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20889" calcext:value-type="float">
            <text:p>-0.00820889</text:p>
          </table:table-cell>
        </table:table-row>
        <table:table-row table:style-name="ro1">
          <table:table-cell office:value-type="float" office:value="22.9716" calcext:value-type="float">
            <text:p>22.9716</text:p>
          </table:table-cell>
          <table:table-cell office:value-type="float" office:value="0.22403" calcext:value-type="float">
            <text:p>0.22403</text:p>
          </table:table-cell>
          <table:table-cell office:value-type="float" office:value="179.776" calcext:value-type="float">
            <text:p>179.776</text:p>
          </table:table-cell>
          <table:table-cell office:value-type="float" office:value="0.585468" calcext:value-type="float">
            <text:p>0.5854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61712" calcext:value-type="float">
            <text:p>-0.00761712</text:p>
          </table:table-cell>
        </table:table-row>
        <table:table-row table:style-name="ro1">
          <table:table-cell office:value-type="float" office:value="23.1039" calcext:value-type="float">
            <text:p>23.1039</text:p>
          </table:table-cell>
          <table:table-cell office:value-type="float" office:value="0.220367" calcext:value-type="float">
            <text:p>0.220367</text:p>
          </table:table-cell>
          <table:table-cell office:value-type="float" office:value="179.78" calcext:value-type="float">
            <text:p>179.78</text:p>
          </table:table-cell>
          <table:table-cell office:value-type="float" office:value="0.5855" calcext:value-type="float">
            <text:p>0.58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96269" calcext:value-type="float">
            <text:p>-0.00696269</text:p>
          </table:table-cell>
        </table:table-row>
        <table:table-row table:style-name="ro1">
          <table:table-cell office:value-type="float" office:value="23.2274" calcext:value-type="float">
            <text:p>23.2274</text:p>
          </table:table-cell>
          <table:table-cell office:value-type="float" office:value="0.217361" calcext:value-type="float">
            <text:p>0.217361</text:p>
          </table:table-cell>
          <table:table-cell office:value-type="float" office:value="179.783" calcext:value-type="float">
            <text:p>179.783</text:p>
          </table:table-cell>
          <table:table-cell office:value-type="float" office:value="0.58596" calcext:value-type="float">
            <text:p>0.585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99175" calcext:value-type="float">
            <text:p>-0.00599175</text:p>
          </table:table-cell>
        </table:table-row>
        <table:table-row table:style-name="ro1">
          <table:table-cell office:value-type="float" office:value="23.3519" calcext:value-type="float">
            <text:p>23.3519</text:p>
          </table:table-cell>
          <table:table-cell office:value-type="float" office:value="0.214691" calcext:value-type="float">
            <text:p>0.214691</text:p>
          </table:table-cell>
          <table:table-cell office:value-type="float" office:value="179.785" calcext:value-type="float">
            <text:p>179.785</text:p>
          </table:table-cell>
          <table:table-cell office:value-type="float" office:value="0.586192" calcext:value-type="float">
            <text:p>0.5861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30583" calcext:value-type="float">
            <text:p>-0.00530583</text:p>
          </table:table-cell>
        </table:table-row>
        <table:table-row table:style-name="ro1">
          <table:table-cell office:value-type="float" office:value="23.4689" calcext:value-type="float">
            <text:p>23.4689</text:p>
          </table:table-cell>
          <table:table-cell office:value-type="float" office:value="0.212372" calcext:value-type="float">
            <text:p>0.212372</text:p>
          </table:table-cell>
          <table:table-cell office:value-type="float" office:value="179.788" calcext:value-type="float">
            <text:p>179.788</text:p>
          </table:table-cell>
          <table:table-cell office:value-type="float" office:value="0.586443" calcext:value-type="float">
            <text:p>0.5864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66003" calcext:value-type="float">
            <text:p>-0.00466003</text:p>
          </table:table-cell>
        </table:table-row>
        <table:table-row table:style-name="ro1">
          <table:table-cell office:value-type="float" office:value="23.5914" calcext:value-type="float">
            <text:p>23.5914</text:p>
          </table:table-cell>
          <table:table-cell office:value-type="float" office:value="0.210297" calcext:value-type="float">
            <text:p>0.210297</text:p>
          </table:table-cell>
          <table:table-cell office:value-type="float" office:value="179.79" calcext:value-type="float">
            <text:p>179.79</text:p>
          </table:table-cell>
          <table:table-cell office:value-type="float" office:value="0.586634" calcext:value-type="float">
            <text:p>0.5866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11693" calcext:value-type="float">
            <text:p>-0.00411693</text:p>
          </table:table-cell>
        </table:table-row>
        <table:table-row table:style-name="ro1">
          <table:table-cell office:value-type="float" office:value="23.7155" calcext:value-type="float">
            <text:p>23.7155</text:p>
          </table:table-cell>
          <table:table-cell office:value-type="float" office:value="0.20845" calcext:value-type="float">
            <text:p>0.20845</text:p>
          </table:table-cell>
          <table:table-cell office:value-type="float" office:value="179.792" calcext:value-type="float">
            <text:p>179.792</text:p>
          </table:table-cell>
          <table:table-cell office:value-type="float" office:value="0.586724" calcext:value-type="float">
            <text:p>0.5867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71304" calcext:value-type="float">
            <text:p>-0.00371304</text:p>
          </table:table-cell>
        </table:table-row>
        <table:table-row table:style-name="ro1">
          <table:table-cell office:value-type="float" office:value="23.8405" calcext:value-type="float">
            <text:p>23.8405</text:p>
          </table:table-cell>
          <table:table-cell office:value-type="float" office:value="0.206757" calcext:value-type="float">
            <text:p>0.206757</text:p>
          </table:table-cell>
          <table:table-cell office:value-type="float" office:value="179.793" calcext:value-type="float">
            <text:p>179.793</text:p>
          </table:table-cell>
          <table:table-cell office:value-type="float" office:value="0.586789" calcext:value-type="float">
            <text:p>0.5867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35965" calcext:value-type="float">
            <text:p>-0.00335965</text:p>
          </table:table-cell>
        </table:table-row>
        <table:table-row table:style-name="ro1">
          <table:table-cell office:value-type="float" office:value="23.962" calcext:value-type="float">
            <text:p>23.962</text:p>
          </table:table-cell>
          <table:table-cell office:value-type="float" office:value="0.2052" calcext:value-type="float">
            <text:p>0.2052</text:p>
          </table:table-cell>
          <table:table-cell office:value-type="float" office:value="179.795" calcext:value-type="float">
            <text:p>179.795</text:p>
          </table:table-cell>
          <table:table-cell office:value-type="float" office:value="0.586826" calcext:value-type="float">
            <text:p>0.5868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05833" calcext:value-type="float">
            <text:p>-0.00305833</text:p>
          </table:table-cell>
        </table:table-row>
        <table:table-row table:style-name="ro1">
          <table:table-cell office:value-type="float" office:value="24.0851" calcext:value-type="float">
            <text:p>24.0851</text:p>
          </table:table-cell>
          <table:table-cell office:value-type="float" office:value="0.203522" calcext:value-type="float">
            <text:p>0.203522</text:p>
          </table:table-cell>
          <table:table-cell office:value-type="float" office:value="179.796" calcext:value-type="float">
            <text:p>179.796</text:p>
          </table:table-cell>
          <table:table-cell office:value-type="float" office:value="0.586473" calcext:value-type="float">
            <text:p>0.5864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12553" calcext:value-type="float">
            <text:p>-0.00312553</text:p>
          </table:table-cell>
        </table:table-row>
        <table:table-row table:style-name="ro1">
          <table:table-cell office:value-type="float" office:value="24.2089" calcext:value-type="float">
            <text:p>24.2089</text:p>
          </table:table-cell>
          <table:table-cell office:value-type="float" office:value="0.201752" calcext:value-type="float">
            <text:p>0.201752</text:p>
          </table:table-cell>
          <table:table-cell office:value-type="float" office:value="179.798" calcext:value-type="float">
            <text:p>179.798</text:p>
          </table:table-cell>
          <table:table-cell office:value-type="float" office:value="0.586046" calcext:value-type="float">
            <text:p>0.5860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25174" calcext:value-type="float">
            <text:p>-0.00325174</text:p>
          </table:table-cell>
        </table:table-row>
        <table:table-row table:style-name="ro1">
          <table:table-cell office:value-type="float" office:value="24.3273" calcext:value-type="float">
            <text:p>24.3273</text:p>
          </table:table-cell>
          <table:table-cell office:value-type="float" office:value="0.200134" calcext:value-type="float">
            <text:p>0.200134</text:p>
          </table:table-cell>
          <table:table-cell office:value-type="float" office:value="179.8" calcext:value-type="float">
            <text:p>179.8</text:p>
          </table:table-cell>
          <table:table-cell office:value-type="float" office:value="0.585908" calcext:value-type="float">
            <text:p>0.5859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11526" calcext:value-type="float">
            <text:p>-0.00311526</text:p>
          </table:table-cell>
        </table:table-row>
        <table:table-row table:style-name="ro1">
          <table:table-cell office:value-type="float" office:value="24.4459" calcext:value-type="float">
            <text:p>24.4459</text:p>
          </table:table-cell>
          <table:table-cell office:value-type="float" office:value="0.198334" calcext:value-type="float">
            <text:p>0.198334</text:p>
          </table:table-cell>
          <table:table-cell office:value-type="float" office:value="179.802" calcext:value-type="float">
            <text:p>179.802</text:p>
          </table:table-cell>
          <table:table-cell office:value-type="float" office:value="0.585448" calcext:value-type="float">
            <text:p>0.5854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26909" calcext:value-type="float">
            <text:p>-0.00326909</text:p>
          </table:table-cell>
        </table:table-row>
        <table:table-row table:style-name="ro1">
          <table:table-cell office:value-type="float" office:value="24.5712" calcext:value-type="float">
            <text:p>24.5712</text:p>
          </table:table-cell>
          <table:table-cell office:value-type="float" office:value="0.196136" calcext:value-type="float">
            <text:p>0.196136</text:p>
          </table:table-cell>
          <table:table-cell office:value-type="float" office:value="179.804" calcext:value-type="float">
            <text:p>179.804</text:p>
          </table:table-cell>
          <table:table-cell office:value-type="float" office:value="0.584496" calcext:value-type="float">
            <text:p>0.5844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8473" calcext:value-type="float">
            <text:p>-0.0038473</text:p>
          </table:table-cell>
        </table:table-row>
        <table:table-row table:style-name="ro1">
          <table:table-cell office:value-type="float" office:value="24.6976" calcext:value-type="float">
            <text:p>24.6976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179.806" calcext:value-type="float">
            <text:p>179.806</text:p>
          </table:table-cell>
          <table:table-cell office:value-type="float" office:value="0.583414" calcext:value-type="float">
            <text:p>0.5834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9323" calcext:value-type="float">
            <text:p>-0.00449323</text:p>
          </table:table-cell>
        </table:table-row>
        <table:table-row table:style-name="ro1">
          <table:table-cell office:value-type="float" office:value="24.8224" calcext:value-type="float">
            <text:p>24.8224</text:p>
          </table:table-cell>
          <table:table-cell office:value-type="float" office:value="0.190796" calcext:value-type="float">
            <text:p>0.190796</text:p>
          </table:table-cell>
          <table:table-cell office:value-type="float" office:value="179.809" calcext:value-type="float">
            <text:p>179.809</text:p>
          </table:table-cell>
          <table:table-cell office:value-type="float" office:value="0.582468" calcext:value-type="float">
            <text:p>0.5824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6689" calcext:value-type="float">
            <text:p>-0.00496689</text:p>
          </table:table-cell>
        </table:table-row>
        <table:table-row table:style-name="ro1">
          <table:table-cell office:value-type="float" office:value="24.9408" calcext:value-type="float">
            <text:p>24.9408</text:p>
          </table:table-cell>
          <table:table-cell office:value-type="float" office:value="0.187927" calcext:value-type="float">
            <text:p>0.187927</text:p>
          </table:table-cell>
          <table:table-cell office:value-type="float" office:value="179.812" calcext:value-type="float">
            <text:p>179.812</text:p>
          </table:table-cell>
          <table:table-cell office:value-type="float" office:value="0.581664" calcext:value-type="float">
            <text:p>0.5816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2833" calcext:value-type="float">
            <text:p>-0.0052833</text:p>
          </table:table-cell>
        </table:table-row>
        <table:table-row table:style-name="ro1">
          <table:table-cell office:value-type="float" office:value="25.0685" calcext:value-type="float">
            <text:p>25.0685</text:p>
          </table:table-cell>
          <table:table-cell office:value-type="float" office:value="0.184509" calcext:value-type="float">
            <text:p>0.184509</text:p>
          </table:table-cell>
          <table:table-cell office:value-type="float" office:value="179.815" calcext:value-type="float">
            <text:p>179.815</text:p>
          </table:table-cell>
          <table:table-cell office:value-type="float" office:value="0.580293" calcext:value-type="float">
            <text:p>0.5802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0738" calcext:value-type="float">
            <text:p>-0.0060738</text:p>
          </table:table-cell>
        </table:table-row>
        <table:table-row table:style-name="ro1">
          <table:table-cell office:value-type="float" office:value="25.1908" calcext:value-type="float">
            <text:p>25.1908</text:p>
          </table:table-cell>
          <table:table-cell office:value-type="float" office:value="0.180923" calcext:value-type="float">
            <text:p>0.180923</text:p>
          </table:table-cell>
          <table:table-cell office:value-type="float" office:value="179.819" calcext:value-type="float">
            <text:p>179.819</text:p>
          </table:table-cell>
          <table:table-cell office:value-type="float" office:value="0.579197" calcext:value-type="float">
            <text:p>0.5791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55964" calcext:value-type="float">
            <text:p>-0.00655964</text:p>
          </table:table-cell>
        </table:table-row>
        <table:table-row table:style-name="ro1">
          <table:table-cell office:value-type="float" office:value="25.3116" calcext:value-type="float">
            <text:p>25.3116</text:p>
          </table:table-cell>
          <table:table-cell office:value-type="float" office:value="0.177063" calcext:value-type="float">
            <text:p>0.177063</text:p>
          </table:table-cell>
          <table:table-cell office:value-type="float" office:value="179.823" calcext:value-type="float">
            <text:p>179.823</text:p>
          </table:table-cell>
          <table:table-cell office:value-type="float" office:value="0.578076" calcext:value-type="float">
            <text:p>0.5780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02421" calcext:value-type="float">
            <text:p>-0.00702421</text:p>
          </table:table-cell>
        </table:table-row>
        <table:table-row table:style-name="ro1">
          <table:table-cell office:value-type="float" office:value="25.431" calcext:value-type="float">
            <text:p>25.431</text:p>
          </table:table-cell>
          <table:table-cell office:value-type="float" office:value="0.172958" calcext:value-type="float">
            <text:p>0.172958</text:p>
          </table:table-cell>
          <table:table-cell office:value-type="float" office:value="179.827" calcext:value-type="float">
            <text:p>179.827</text:p>
          </table:table-cell>
          <table:table-cell office:value-type="float" office:value="0.576886" calcext:value-type="float">
            <text:p>0.57688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51724" calcext:value-type="float">
            <text:p>-0.00751724</text:p>
          </table:table-cell>
        </table:table-row>
        <table:table-row table:style-name="ro1">
          <table:table-cell office:value-type="float" office:value="25.5507" calcext:value-type="float">
            <text:p>25.5507</text:p>
          </table:table-cell>
          <table:table-cell office:value-type="float" office:value="0.168488" calcext:value-type="float">
            <text:p>0.168488</text:p>
          </table:table-cell>
          <table:table-cell office:value-type="float" office:value="179.832" calcext:value-type="float">
            <text:p>179.832</text:p>
          </table:table-cell>
          <table:table-cell office:value-type="float" office:value="0.575534" calcext:value-type="float">
            <text:p>0.5755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10924" calcext:value-type="float">
            <text:p>-0.00810924</text:p>
          </table:table-cell>
        </table:table-row>
        <table:table-row table:style-name="ro1">
          <table:table-cell office:value-type="float" office:value="25.6725" calcext:value-type="float">
            <text:p>25.6725</text:p>
          </table:table-cell>
          <table:table-cell office:value-type="float" office:value="0.163818" calcext:value-type="float">
            <text:p>0.163818</text:p>
          </table:table-cell>
          <table:table-cell office:value-type="float" office:value="179.836" calcext:value-type="float">
            <text:p>179.836</text:p>
          </table:table-cell>
          <table:table-cell office:value-type="float" office:value="0.574346" calcext:value-type="float">
            <text:p>0.5743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50337" calcext:value-type="float">
            <text:p>-0.00850337</text:p>
          </table:table-cell>
        </table:table-row>
        <table:table-row table:style-name="ro1">
          <table:table-cell office:value-type="float" office:value="25.7919" calcext:value-type="float">
            <text:p>25.7919</text:p>
          </table:table-cell>
          <table:table-cell office:value-type="float" office:value="0.159088" calcext:value-type="float">
            <text:p>0.159088</text:p>
          </table:table-cell>
          <table:table-cell office:value-type="float" office:value="179.841" calcext:value-type="float">
            <text:p>179.841</text:p>
          </table:table-cell>
          <table:table-cell office:value-type="float" office:value="0.573298" calcext:value-type="float">
            <text:p>0.5732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7473" calcext:value-type="float">
            <text:p>-0.0087473</text:p>
          </table:table-cell>
        </table:table-row>
        <table:table-row table:style-name="ro1">
          <table:table-cell office:value-type="float" office:value="25.9125" calcext:value-type="float">
            <text:p>25.9125</text:p>
          </table:table-cell>
          <table:table-cell office:value-type="float" office:value="0.15416" calcext:value-type="float">
            <text:p>0.15416</text:p>
          </table:table-cell>
          <table:table-cell office:value-type="float" office:value="179.846" calcext:value-type="float">
            <text:p>179.846</text:p>
          </table:table-cell>
          <table:table-cell office:value-type="float" office:value="0.572109" calcext:value-type="float">
            <text:p>0.5721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09832" calcext:value-type="float">
            <text:p>-0.00909832</text:p>
          </table:table-cell>
        </table:table-row>
        <table:table-row table:style-name="ro1">
          <table:table-cell office:value-type="float" office:value="26.0306" calcext:value-type="float">
            <text:p>26.0306</text:p>
          </table:table-cell>
          <table:table-cell office:value-type="float" office:value="0.149231" calcext:value-type="float">
            <text:p>0.149231</text:p>
          </table:table-cell>
          <table:table-cell office:value-type="float" office:value="179.851" calcext:value-type="float">
            <text:p>179.851</text:p>
          </table:table-cell>
          <table:table-cell office:value-type="float" office:value="0.571138" calcext:value-type="float">
            <text:p>0.5711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23103" calcext:value-type="float">
            <text:p>-0.00923103</text:p>
          </table:table-cell>
        </table:table-row>
        <table:table-row table:style-name="ro1">
          <table:table-cell office:value-type="float" office:value="26.1522" calcext:value-type="float">
            <text:p>26.1522</text:p>
          </table:table-cell>
          <table:table-cell office:value-type="float" office:value="0.144089" calcext:value-type="float">
            <text:p>0.144089</text:p>
          </table:table-cell>
          <table:table-cell office:value-type="float" office:value="179.856" calcext:value-type="float">
            <text:p>179.856</text:p>
          </table:table-cell>
          <table:table-cell office:value-type="float" office:value="0.569998" calcext:value-type="float">
            <text:p>0.5699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49677" calcext:value-type="float">
            <text:p>-0.00949677</text:p>
          </table:table-cell>
        </table:table-row>
        <table:table-row table:style-name="ro1">
          <table:table-cell office:value-type="float" office:value="26.2723" calcext:value-type="float">
            <text:p>26.2723</text:p>
          </table:table-cell>
          <table:table-cell office:value-type="float" office:value="0.138992" calcext:value-type="float">
            <text:p>0.138992</text:p>
          </table:table-cell>
          <table:table-cell office:value-type="float" office:value="179.861" calcext:value-type="float">
            <text:p>179.861</text:p>
          </table:table-cell>
          <table:table-cell office:value-type="float" office:value="0.569093" calcext:value-type="float">
            <text:p>0.5690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53601" calcext:value-type="float">
            <text:p>-0.00953601</text:p>
          </table:table-cell>
        </table:table-row>
        <table:table-row table:style-name="ro1">
          <table:table-cell office:value-type="float" office:value="26.3905" calcext:value-type="float">
            <text:p>26.3905</text:p>
          </table:table-cell>
          <table:table-cell office:value-type="float" office:value="0.134003" calcext:value-type="float">
            <text:p>0.134003</text:p>
          </table:table-cell>
          <table:table-cell office:value-type="float" office:value="179.866" calcext:value-type="float">
            <text:p>179.866</text:p>
          </table:table-cell>
          <table:table-cell office:value-type="float" office:value="0.56836" calcext:value-type="float">
            <text:p>0.568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42008" calcext:value-type="float">
            <text:p>-0.00942008</text:p>
          </table:table-cell>
        </table:table-row>
        <table:table-row table:style-name="ro1">
          <table:table-cell office:value-type="float" office:value="26.5092" calcext:value-type="float">
            <text:p>26.5092</text:p>
          </table:table-cell>
          <table:table-cell office:value-type="float" office:value="0.12912" calcext:value-type="float">
            <text:p>0.12912</text:p>
          </table:table-cell>
          <table:table-cell office:value-type="float" office:value="179.871" calcext:value-type="float">
            <text:p>179.871</text:p>
          </table:table-cell>
          <table:table-cell office:value-type="float" office:value="0.567729" calcext:value-type="float">
            <text:p>0.5677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22159" calcext:value-type="float">
            <text:p>-0.00922159</text:p>
          </table:table-cell>
        </table:table-row>
        <table:table-row table:style-name="ro1">
          <table:table-cell office:value-type="float" office:value="26.6285" calcext:value-type="float">
            <text:p>26.6285</text:p>
          </table:table-cell>
          <table:table-cell office:value-type="float" office:value="0.124268" calcext:value-type="float">
            <text:p>0.124268</text:p>
          </table:table-cell>
          <table:table-cell office:value-type="float" office:value="179.876" calcext:value-type="float">
            <text:p>179.876</text:p>
          </table:table-cell>
          <table:table-cell office:value-type="float" office:value="0.566957" calcext:value-type="float">
            <text:p>0.5669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16872" calcext:value-type="float">
            <text:p>-0.00916872</text:p>
          </table:table-cell>
        </table:table-row>
        <table:table-row table:style-name="ro1">
          <table:table-cell office:value-type="float" office:value="26.7467" calcext:value-type="float">
            <text:p>26.7467</text:p>
          </table:table-cell>
          <table:table-cell office:value-type="float" office:value="0.119659" calcext:value-type="float">
            <text:p>0.119659</text:p>
          </table:table-cell>
          <table:table-cell office:value-type="float" office:value="179.88" calcext:value-type="float">
            <text:p>179.88</text:p>
          </table:table-cell>
          <table:table-cell office:value-type="float" office:value="0.56657" calcext:value-type="float">
            <text:p>0.566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77206" calcext:value-type="float">
            <text:p>-0.00877206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0.114868" calcext:value-type="float">
            <text:p>0.114868</text:p>
          </table:table-cell>
          <table:table-cell office:value-type="float" office:value="179.885" calcext:value-type="float">
            <text:p>179.885</text:p>
          </table:table-cell>
          <table:table-cell office:value-type="float" office:value="0.565655" calcext:value-type="float">
            <text:p>0.5656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87252" calcext:value-type="float">
            <text:p>-0.00887252</text:p>
          </table:table-cell>
        </table:table-row>
        <table:table-row table:style-name="ro1">
          <table:table-cell office:value-type="float" office:value="26.9935" calcext:value-type="float">
            <text:p>26.9935</text:p>
          </table:table-cell>
          <table:table-cell office:value-type="float" office:value="0.110245" calcext:value-type="float">
            <text:p>0.110245</text:p>
          </table:table-cell>
          <table:table-cell office:value-type="float" office:value="179.89" calcext:value-type="float">
            <text:p>179.89</text:p>
          </table:table-cell>
          <table:table-cell office:value-type="float" office:value="0.565017" calcext:value-type="float">
            <text:p>0.5650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72511" calcext:value-type="float">
            <text:p>-0.00872511</text:p>
          </table:table-cell>
        </table:table-row>
        <table:table-row table:style-name="ro1">
          <table:table-cell office:value-type="float" office:value="27.1281" calcext:value-type="float">
            <text:p>27.1281</text:p>
          </table:table-cell>
          <table:table-cell office:value-type="float" office:value="0.105484" calcext:value-type="float">
            <text:p>0.105484</text:p>
          </table:table-cell>
          <table:table-cell office:value-type="float" office:value="179.895" calcext:value-type="float">
            <text:p>179.895</text:p>
          </table:table-cell>
          <table:table-cell office:value-type="float" office:value="0.564009" calcext:value-type="float">
            <text:p>0.5640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92311" calcext:value-type="float">
            <text:p>-0.00892311</text:p>
          </table:table-cell>
        </table:table-row>
        <table:table-row table:style-name="ro1">
          <table:table-cell office:value-type="float" office:value="27.2545" calcext:value-type="float">
            <text:p>27.2545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179.899" calcext:value-type="float">
            <text:p>179.899</text:p>
          </table:table-cell>
          <table:table-cell office:value-type="float" office:value="0.56398" calcext:value-type="float">
            <text:p>0.563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24181" calcext:value-type="float">
            <text:p>-0.00824181</text:p>
          </table:table-cell>
        </table:table-row>
        <table:table-row table:style-name="ro1">
          <table:table-cell office:value-type="float" office:value="27.3783" calcext:value-type="float">
            <text:p>27.3783</text:p>
          </table:table-cell>
          <table:table-cell office:value-type="float" office:value="0.0973816" calcext:value-type="float">
            <text:p>0.0973816</text:p>
          </table:table-cell>
          <table:table-cell office:value-type="float" office:value="179.903" calcext:value-type="float">
            <text:p>179.903</text:p>
          </table:table-cell>
          <table:table-cell office:value-type="float" office:value="0.563898" calcext:value-type="float">
            <text:p>0.5638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65654" calcext:value-type="float">
            <text:p>-0.00765654</text:p>
          </table:table-cell>
        </table:table-row>
        <table:table-row table:style-name="ro1">
          <table:table-cell office:value-type="float" office:value="27.4979" calcext:value-type="float">
            <text:p>27.4979</text:p>
          </table:table-cell>
          <table:table-cell office:value-type="float" office:value="0.0937653" calcext:value-type="float">
            <text:p>0.0937653</text:p>
          </table:table-cell>
          <table:table-cell office:value-type="float" office:value="179.906" calcext:value-type="float">
            <text:p>179.906</text:p>
          </table:table-cell>
          <table:table-cell office:value-type="float" office:value="0.563882" calcext:value-type="float">
            <text:p>0.56388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05832" calcext:value-type="float">
            <text:p>-0.00705832</text:p>
          </table:table-cell>
        </table:table-row>
        <table:table-row table:style-name="ro1">
          <table:table-cell office:value-type="float" office:value="27.6183" calcext:value-type="float">
            <text:p>27.6183</text:p>
          </table:table-cell>
          <table:table-cell office:value-type="float" office:value="0.090271" calcext:value-type="float">
            <text:p>0.090271</text:p>
          </table:table-cell>
          <table:table-cell office:value-type="float" office:value="179.91" calcext:value-type="float">
            <text:p>179.91</text:p>
          </table:table-cell>
          <table:table-cell office:value-type="float" office:value="0.563648" calcext:value-type="float">
            <text:p>0.5636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69782" calcext:value-type="float">
            <text:p>-0.00669782</text:p>
          </table:table-cell>
        </table:table-row>
        <table:table-row table:style-name="ro1">
          <table:table-cell office:value-type="float" office:value="27.7367" calcext:value-type="float">
            <text:p>27.7367</text:p>
          </table:table-cell>
          <table:table-cell office:value-type="float" office:value="0.0869598" calcext:value-type="float">
            <text:p>0.0869598</text:p>
          </table:table-cell>
          <table:table-cell office:value-type="float" office:value="179.913" calcext:value-type="float">
            <text:p>179.913</text:p>
          </table:table-cell>
          <table:table-cell office:value-type="float" office:value="0.563419" calcext:value-type="float">
            <text:p>0.5634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36454" calcext:value-type="float">
            <text:p>-0.00636454</text:p>
          </table:table-cell>
        </table:table-row>
        <table:table-row table:style-name="ro1">
          <table:table-cell office:value-type="float" office:value="27.8553" calcext:value-type="float">
            <text:p>27.8553</text:p>
          </table:table-cell>
          <table:table-cell office:value-type="float" office:value="0.0839386" calcext:value-type="float">
            <text:p>0.0839386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0.563326" calcext:value-type="float">
            <text:p>0.5633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9439" calcext:value-type="float">
            <text:p>-0.0059439</text:p>
          </table:table-cell>
        </table:table-row>
        <table:table-row table:style-name="ro1">
          <table:table-cell office:value-type="float" office:value="27.975" calcext:value-type="float">
            <text:p>27.975</text:p>
          </table:table-cell>
          <table:table-cell office:value-type="float" office:value="0.0810242" calcext:value-type="float">
            <text:p>0.0810242</text:p>
          </table:table-cell>
          <table:table-cell office:value-type="float" office:value="179.919" calcext:value-type="float">
            <text:p>179.919</text:p>
          </table:table-cell>
          <table:table-cell office:value-type="float" office:value="0.563145" calcext:value-type="float">
            <text:p>0.5631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62927" calcext:value-type="float">
            <text:p>-0.00562927</text:p>
          </table:table-cell>
        </table:table-row>
        <table:table-row table:style-name="ro1">
          <table:table-cell office:value-type="float" office:value="28.0995" calcext:value-type="float">
            <text:p>28.0995</text:p>
          </table:table-cell>
          <table:table-cell office:value-type="float" office:value="0.0781097" calcext:value-type="float">
            <text:p>0.0781097</text:p>
          </table:table-cell>
          <table:table-cell office:value-type="float" office:value="179.922" calcext:value-type="float">
            <text:p>179.922</text:p>
          </table:table-cell>
          <table:table-cell office:value-type="float" office:value="0.56281" calcext:value-type="float">
            <text:p>0.5628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46868" calcext:value-type="float">
            <text:p>-0.00546868</text:p>
          </table:table-cell>
        </table:table-row>
        <table:table-row table:style-name="ro1">
          <table:table-cell office:value-type="float" office:value="28.2247" calcext:value-type="float">
            <text:p>28.2247</text:p>
          </table:table-cell>
          <table:table-cell office:value-type="float" office:value="0.0752411" calcext:value-type="float">
            <text:p>0.0752411</text:p>
          </table:table-cell>
          <table:table-cell office:value-type="float" office:value="179.925" calcext:value-type="float">
            <text:p>179.925</text:p>
          </table:table-cell>
          <table:table-cell office:value-type="float" office:value="0.562401" calcext:value-type="float">
            <text:p>0.5624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39008" calcext:value-type="float">
            <text:p>-0.00539008</text:p>
          </table:table-cell>
        </table:table-row>
        <table:table-row table:style-name="ro1">
          <table:table-cell office:value-type="float" office:value="28.3549" calcext:value-type="float">
            <text:p>28.3549</text:p>
          </table:table-cell>
          <table:table-cell office:value-type="float" office:value="0.0723267" calcext:value-type="float">
            <text:p>0.0723267</text:p>
          </table:table-cell>
          <table:table-cell office:value-type="float" office:value="179.928" calcext:value-type="float">
            <text:p>179.928</text:p>
          </table:table-cell>
          <table:table-cell office:value-type="float" office:value="0.561838" calcext:value-type="float">
            <text:p>0.5618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45771" calcext:value-type="float">
            <text:p>-0.00545771</text:p>
          </table:table-cell>
        </table:table-row>
        <table:table-row table:style-name="ro1">
          <table:table-cell office:value-type="float" office:value="28.4755" calcext:value-type="float">
            <text:p>28.4755</text:p>
          </table:table-cell>
          <table:table-cell office:value-type="float" office:value="0.0695953" calcext:value-type="float">
            <text:p>0.0695953</text:p>
          </table:table-cell>
          <table:table-cell office:value-type="float" office:value="179.93" calcext:value-type="float">
            <text:p>179.93</text:p>
          </table:table-cell>
          <table:table-cell office:value-type="float" office:value="0.561633" calcext:value-type="float">
            <text:p>0.5616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1978" calcext:value-type="float">
            <text:p>-0.0051978</text:p>
          </table:table-cell>
        </table:table-row>
        <table:table-row table:style-name="ro1">
          <table:table-cell office:value-type="float" office:value="28.5953" calcext:value-type="float">
            <text:p>28.5953</text:p>
          </table:table-cell>
          <table:table-cell office:value-type="float" office:value="0.066925" calcext:value-type="float">
            <text:p>0.066925</text:p>
          </table:table-cell>
          <table:table-cell office:value-type="float" office:value="179.933" calcext:value-type="float">
            <text:p>179.933</text:p>
          </table:table-cell>
          <table:table-cell office:value-type="float" office:value="0.561274" calcext:value-type="float">
            <text:p>0.5612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10329" calcext:value-type="float">
            <text:p>-0.00510329</text:p>
          </table:table-cell>
        </table:table-row>
        <table:table-row table:style-name="ro1">
          <table:table-cell office:value-type="float" office:value="28.7206" calcext:value-type="float">
            <text:p>28.7206</text:p>
          </table:table-cell>
          <table:table-cell office:value-type="float" office:value="0.0643158" calcext:value-type="float">
            <text:p>0.0643158</text:p>
          </table:table-cell>
          <table:table-cell office:value-type="float" office:value="179.936" calcext:value-type="float">
            <text:p>179.936</text:p>
          </table:table-cell>
          <table:table-cell office:value-type="float" office:value="0.560962" calcext:value-type="float">
            <text:p>0.5609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715" calcext:value-type="float">
            <text:p>-0.0049715</text:p>
          </table:table-cell>
        </table:table-row>
        <table:table-row table:style-name="ro1">
          <table:table-cell office:value-type="float" office:value="28.8448" calcext:value-type="float">
            <text:p>28.8448</text:p>
          </table:table-cell>
          <table:table-cell office:value-type="float" office:value="0.0615997" calcext:value-type="float">
            <text:p>0.0615997</text:p>
          </table:table-cell>
          <table:table-cell office:value-type="float" office:value="179.938" calcext:value-type="float">
            <text:p>179.938</text:p>
          </table:table-cell>
          <table:table-cell office:value-type="float" office:value="0.560494" calcext:value-type="float">
            <text:p>0.56049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7745" calcext:value-type="float">
            <text:p>-0.00497745</text:p>
          </table:table-cell>
        </table:table-row>
        <table:table-row table:style-name="ro1">
          <table:table-cell office:value-type="float" office:value="28.9655" calcext:value-type="float">
            <text:p>28.9655</text:p>
          </table:table-cell>
          <table:table-cell office:value-type="float" office:value="0.05896" calcext:value-type="float">
            <text:p>0.05896</text:p>
          </table:table-cell>
          <table:table-cell office:value-type="float" office:value="179.941" calcext:value-type="float">
            <text:p>179.941</text:p>
          </table:table-cell>
          <table:table-cell office:value-type="float" office:value="0.560059" calcext:value-type="float">
            <text:p>0.5600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643" calcext:value-type="float">
            <text:p>-0.0049643</text:p>
          </table:table-cell>
        </table:table-row>
        <table:table-row table:style-name="ro1">
          <table:table-cell office:value-type="float" office:value="29.0848" calcext:value-type="float">
            <text:p>29.0848</text:p>
          </table:table-cell>
          <table:table-cell office:value-type="float" office:value="0.0562439" calcext:value-type="float">
            <text:p>0.0562439</text:p>
          </table:table-cell>
          <table:table-cell office:value-type="float" office:value="179.944" calcext:value-type="float">
            <text:p>179.944</text:p>
          </table:table-cell>
          <table:table-cell office:value-type="float" office:value="0.559512" calcext:value-type="float">
            <text:p>0.5595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04987" calcext:value-type="float">
            <text:p>-0.00504987</text:p>
          </table:table-cell>
        </table:table-row>
        <table:table-row table:style-name="ro1">
          <table:table-cell office:value-type="float" office:value="29.2111" calcext:value-type="float">
            <text:p>29.2111</text:p>
          </table:table-cell>
          <table:table-cell office:value-type="float" office:value="0.0531921" calcext:value-type="float">
            <text:p>0.0531921</text:p>
          </table:table-cell>
          <table:table-cell office:value-type="float" office:value="179.947" calcext:value-type="float">
            <text:p>179.947</text:p>
          </table:table-cell>
          <table:table-cell office:value-type="float" office:value="0.558617" calcext:value-type="float">
            <text:p>0.5586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42546" calcext:value-type="float">
            <text:p>-0.00542546</text:p>
          </table:table-cell>
        </table:table-row>
        <table:table-row table:style-name="ro1">
          <table:table-cell office:value-type="float" office:value="29.328" calcext:value-type="float">
            <text:p>29.328</text:p>
          </table:table-cell>
          <table:table-cell office:value-type="float" office:value="0.0504456" calcext:value-type="float">
            <text:p>0.0504456</text:p>
          </table:table-cell>
          <table:table-cell office:value-type="float" office:value="179.95" calcext:value-type="float">
            <text:p>179.95</text:p>
          </table:table-cell>
          <table:table-cell office:value-type="float" office:value="0.558325" calcext:value-type="float">
            <text:p>0.5583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25029" calcext:value-type="float">
            <text:p>-0.00525029</text:p>
          </table:table-cell>
        </table:table-row>
        <table:table-row table:style-name="ro1">
          <table:table-cell office:value-type="float" office:value="29.4454" calcext:value-type="float">
            <text:p>29.4454</text:p>
          </table:table-cell>
          <table:table-cell office:value-type="float" office:value="0.0474854" calcext:value-type="float">
            <text:p>0.0474854</text:p>
          </table:table-cell>
          <table:table-cell office:value-type="float" office:value="179.953" calcext:value-type="float">
            <text:p>179.953</text:p>
          </table:table-cell>
          <table:table-cell office:value-type="float" office:value="0.557652" calcext:value-type="float">
            <text:p>0.5576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42009" calcext:value-type="float">
            <text:p>-0.00542009</text:p>
          </table:table-cell>
        </table:table-row>
        <table:table-row table:style-name="ro1">
          <table:table-cell office:value-type="float" office:value="29.5677" calcext:value-type="float">
            <text:p>29.5677</text:p>
          </table:table-cell>
          <table:table-cell office:value-type="float" office:value="0.0443268" calcext:value-type="float">
            <text:p>0.0443268</text:p>
          </table:table-cell>
          <table:table-cell office:value-type="float" office:value="179.956" calcext:value-type="float">
            <text:p>179.956</text:p>
          </table:table-cell>
          <table:table-cell office:value-type="float" office:value="0.556812" calcext:value-type="float">
            <text:p>0.5568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72405" calcext:value-type="float">
            <text:p>-0.00572405</text:p>
          </table:table-cell>
        </table:table-row>
        <table:table-row table:style-name="ro1">
          <table:table-cell office:value-type="float" office:value="29.6879" calcext:value-type="float">
            <text:p>29.6879</text:p>
          </table:table-cell>
          <table:table-cell office:value-type="float" office:value="0.0412292" calcext:value-type="float">
            <text:p>0.0412292</text:p>
          </table:table-cell>
          <table:table-cell office:value-type="float" office:value="179.959" calcext:value-type="float">
            <text:p>179.959</text:p>
          </table:table-cell>
          <table:table-cell office:value-type="float" office:value="0.556215" calcext:value-type="float">
            <text:p>0.5562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7938" calcext:value-type="float">
            <text:p>-0.0057938</text:p>
          </table:table-cell>
        </table:table-row>
        <table:table-row table:style-name="ro1">
          <table:table-cell office:value-type="float" office:value="29.8055" calcext:value-type="float">
            <text:p>29.8055</text:p>
          </table:table-cell>
          <table:table-cell office:value-type="float" office:value="0.0381622" calcext:value-type="float">
            <text:p>0.0381622</text:p>
          </table:table-cell>
          <table:table-cell office:value-type="float" office:value="179.962" calcext:value-type="float">
            <text:p>179.962</text:p>
          </table:table-cell>
          <table:table-cell office:value-type="float" office:value="0.555728" calcext:value-type="float">
            <text:p>0.5557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75924" calcext:value-type="float">
            <text:p>-0.00575924</text:p>
          </table:table-cell>
        </table:table-row>
        <table:table-row table:style-name="ro1">
          <table:table-cell office:value-type="float" office:value="29.9271" calcext:value-type="float">
            <text:p>29.9271</text:p>
          </table:table-cell>
          <table:table-cell office:value-type="float" office:value="0.0349884" calcext:value-type="float">
            <text:p>0.0349884</text:p>
          </table:table-cell>
          <table:table-cell office:value-type="float" office:value="179.965" calcext:value-type="float">
            <text:p>179.965</text:p>
          </table:table-cell>
          <table:table-cell office:value-type="float" office:value="0.555062" calcext:value-type="float">
            <text:p>0.5550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88574" calcext:value-type="float">
            <text:p>-0.00588574</text:p>
          </table:table-cell>
        </table:table-row>
        <table:table-row table:style-name="ro1">
          <table:table-cell office:value-type="float" office:value="30.0472" calcext:value-type="float">
            <text:p>30.0472</text:p>
          </table:table-cell>
          <table:table-cell office:value-type="float" office:value="0.0317688" calcext:value-type="float">
            <text:p>0.0317688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0.55439" calcext:value-type="float">
            <text:p>0.554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01064" calcext:value-type="float">
            <text:p>-0.00601064</text:p>
          </table:table-cell>
        </table:table-row>
        <table:table-row table:style-name="ro1">
          <table:table-cell office:value-type="float" office:value="30.173" calcext:value-type="float">
            <text:p>30.173</text:p>
          </table:table-cell>
          <table:table-cell office:value-type="float" office:value="0.0284271" calcext:value-type="float">
            <text:p>0.0284271</text:p>
          </table:table-cell>
          <table:table-cell office:value-type="float" office:value="179.972" calcext:value-type="float">
            <text:p>179.972</text:p>
          </table:table-cell>
          <table:table-cell office:value-type="float" office:value="0.553628" calcext:value-type="float">
            <text:p>0.5536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20442" calcext:value-type="float">
            <text:p>-0.00620442</text:p>
          </table:table-cell>
        </table:table-row>
        <table:table-row table:style-name="ro1">
          <table:table-cell office:value-type="float" office:value="30.2914" calcext:value-type="float">
            <text:p>30.2914</text:p>
          </table:table-cell>
          <table:table-cell office:value-type="float" office:value="0.0253143" calcext:value-type="float">
            <text:p>0.0253143</text:p>
          </table:table-cell>
          <table:table-cell office:value-type="float" office:value="179.975" calcext:value-type="float">
            <text:p>179.975</text:p>
          </table:table-cell>
          <table:table-cell office:value-type="float" office:value="0.553346" calcext:value-type="float">
            <text:p>0.5533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95787" calcext:value-type="float">
            <text:p>-0.00595787</text:p>
          </table:table-cell>
        </table:table-row>
        <table:table-row table:style-name="ro1">
          <table:table-cell office:value-type="float" office:value="30.4122" calcext:value-type="float">
            <text:p>30.4122</text:p>
          </table:table-cell>
          <table:table-cell office:value-type="float" office:value="0.0221863" calcext:value-type="float">
            <text:p>0.0221863</text:p>
          </table:table-cell>
          <table:table-cell office:value-type="float" office:value="179.978" calcext:value-type="float">
            <text:p>179.978</text:p>
          </table:table-cell>
          <table:table-cell office:value-type="float" office:value="0.55288" calcext:value-type="float">
            <text:p>0.552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89154" calcext:value-type="float">
            <text:p>-0.00589154</text:p>
          </table:table-cell>
        </table:table-row>
        <table:table-row table:style-name="ro1">
          <table:table-cell office:value-type="float" office:value="30.5345" calcext:value-type="float">
            <text:p>30.5345</text:p>
          </table:table-cell>
          <table:table-cell office:value-type="float" office:value="0.0189819" calcext:value-type="float">
            <text:p>0.0189819</text:p>
          </table:table-cell>
          <table:table-cell office:value-type="float" office:value="179.981" calcext:value-type="float">
            <text:p>179.981</text:p>
          </table:table-cell>
          <table:table-cell office:value-type="float" office:value="0.552259" calcext:value-type="float">
            <text:p>0.5522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96821" calcext:value-type="float">
            <text:p>-0.00596821</text:p>
          </table:table-cell>
        </table:table-row>
        <table:table-row table:style-name="ro1">
          <table:table-cell office:value-type="float" office:value="30.6637" calcext:value-type="float">
            <text:p>30.663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79.984" calcext:value-type="float">
            <text:p>179.984</text:p>
          </table:table-cell>
          <table:table-cell office:value-type="float" office:value="0.551573" calcext:value-type="float">
            <text:p>0.5515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08353" calcext:value-type="float">
            <text:p>-0.00608353</text:p>
          </table:table-cell>
        </table:table-row>
        <table:table-row table:style-name="ro1">
          <table:table-cell office:value-type="float" office:value="30.7843" calcext:value-type="float">
            <text:p>30.7843</text:p>
          </table:table-cell>
          <table:table-cell office:value-type="float" office:value="0.012619" calcext:value-type="float">
            <text:p>0.012619</text:p>
          </table:table-cell>
          <table:table-cell office:value-type="float" office:value="179.987" calcext:value-type="float">
            <text:p>179.987</text:p>
          </table:table-cell>
          <table:table-cell office:value-type="float" office:value="0.551385" calcext:value-type="float">
            <text:p>0.5513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76026" calcext:value-type="float">
            <text:p>-0.00576026</text:p>
          </table:table-cell>
        </table:table-row>
        <table:table-row table:style-name="ro1">
          <table:table-cell office:value-type="float" office:value="30.9059" calcext:value-type="float">
            <text:p>30.9059</text:p>
          </table:table-cell>
          <table:table-cell office:value-type="float" office:value="0.00973511" calcext:value-type="float">
            <text:p>0.00973511</text:p>
          </table:table-cell>
          <table:table-cell office:value-type="float" office:value="179.99" calcext:value-type="float">
            <text:p>179.99</text:p>
          </table:table-cell>
          <table:table-cell office:value-type="float" office:value="0.551167" calcext:value-type="float">
            <text:p>0.5511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48821" calcext:value-type="float">
            <text:p>-0.00548821</text:p>
          </table:table-cell>
        </table:table-row>
        <table:table-row table:style-name="ro1">
          <table:table-cell office:value-type="float" office:value="31.0309" calcext:value-type="float">
            <text:p>31.0309</text:p>
          </table:table-cell>
          <table:table-cell office:value-type="float" office:value="0.00682068" calcext:value-type="float">
            <text:p>0.00682068</text:p>
          </table:table-cell>
          <table:table-cell office:value-type="float" office:value="179.993" calcext:value-type="float">
            <text:p>179.993</text:p>
          </table:table-cell>
          <table:table-cell office:value-type="float" office:value="0.550682" calcext:value-type="float">
            <text:p>0.55068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47732" calcext:value-type="float">
            <text:p>-0.00547732</text:p>
          </table:table-cell>
        </table:table-row>
        <table:table-row table:style-name="ro1">
          <table:table-cell office:value-type="float" office:value="31.1539" calcext:value-type="float">
            <text:p>31.1539</text:p>
          </table:table-cell>
          <table:table-cell office:value-type="float" office:value="0.00408936" calcext:value-type="float">
            <text:p>0.00408936</text:p>
          </table:table-cell>
          <table:table-cell office:value-type="float" office:value="179.996" calcext:value-type="float">
            <text:p>179.996</text:p>
          </table:table-cell>
          <table:table-cell office:value-type="float" office:value="0.550438" calcext:value-type="float">
            <text:p>0.5504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25697" calcext:value-type="float">
            <text:p>-0.00525697</text:p>
          </table:table-cell>
        </table:table-row>
        <table:table-row table:style-name="ro1">
          <table:table-cell office:value-type="float" office:value="31.2755" calcext:value-type="float">
            <text:p>31.2755</text:p>
          </table:table-cell>
          <table:table-cell office:value-type="float" office:value="0.00151062" calcext:value-type="float">
            <text:p>0.00151062</text:p>
          </table:table-cell>
          <table:table-cell office:value-type="float" office:value="179.998" calcext:value-type="float">
            <text:p>179.998</text:p>
          </table:table-cell>
          <table:table-cell office:value-type="float" office:value="0.550283" calcext:value-type="float">
            <text:p>0.5502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7333" calcext:value-type="float">
            <text:p>-0.00497333</text:p>
          </table:table-cell>
        </table:table-row>
        <table:table-row table:style-name="ro1">
          <table:table-cell office:value-type="float" office:value="31.3951" calcext:value-type="float">
            <text:p>31.3951</text:p>
          </table:table-cell>
          <table:table-cell office:value-type="float" office:value="-0.000854492" calcext:value-type="float">
            <text:p>-0.000854492</text:p>
          </table:table-cell>
          <table:table-cell office:value-type="float" office:value="180.001" calcext:value-type="float">
            <text:p>180.001</text:p>
          </table:table-cell>
          <table:table-cell office:value-type="float" office:value="0.550234" calcext:value-type="float">
            <text:p>0.550234</text:p>
          </table:table-cell>
          <table:table-cell office:value-type="float" office:value="180" calcext:value-type="float">
            <text:p>180</text:p>
          </table:table-cell>
          <table:table-cell office:value-type="float" office:value="0.554998" calcext:value-type="float">
            <text:p>0.554998</text:p>
          </table:table-cell>
          <table:table-cell office:value-type="float" office:value="-0.00461954" calcext:value-type="float">
            <text:p>-0.00461954</text:p>
          </table:table-cell>
        </table:table-row>
        <table:table-row table:style-name="ro1">
          <table:table-cell office:value-type="float" office:value="31.5155" calcext:value-type="float">
            <text:p>31.5155</text:p>
          </table:table-cell>
          <table:table-cell office:value-type="float" office:value="-0.00314331" calcext:value-type="float">
            <text:p>-0.00314331</text:p>
          </table:table-cell>
          <table:table-cell office:value-type="float" office:value="180.003" calcext:value-type="float">
            <text:p>180.003</text:p>
          </table:table-cell>
          <table:table-cell office:value-type="float" office:value="0.550018" calcext:value-type="float">
            <text:p>0.550018</text:p>
          </table:table-cell>
          <table:table-cell office:value-type="float" office:value="180" calcext:value-type="float">
            <text:p>180</text:p>
          </table:table-cell>
          <table:table-cell office:value-type="float" office:value="0.554975" calcext:value-type="float">
            <text:p>0.554975</text:p>
          </table:table-cell>
          <table:table-cell office:value-type="float" office:value="-0.00442189" calcext:value-type="float">
            <text:p>-0.00442189</text:p>
          </table:table-cell>
        </table:table-row>
        <table:table-row table:style-name="ro1">
          <table:table-cell office:value-type="float" office:value="31.6381" calcext:value-type="float">
            <text:p>31.6381</text:p>
          </table:table-cell>
          <table:table-cell office:value-type="float" office:value="-0.00531006" calcext:value-type="float">
            <text:p>-0.00531006</text:p>
          </table:table-cell>
          <table:table-cell office:value-type="float" office:value="180.005" calcext:value-type="float">
            <text:p>180.005</text:p>
          </table:table-cell>
          <table:table-cell office:value-type="float" office:value="0.549855" calcext:value-type="float">
            <text:p>0.549855</text:p>
          </table:table-cell>
          <table:table-cell office:value-type="float" office:value="180" calcext:value-type="float">
            <text:p>180</text:p>
          </table:table-cell>
          <table:table-cell office:value-type="float" office:value="0.554923" calcext:value-type="float">
            <text:p>0.554923</text:p>
          </table:table-cell>
          <table:table-cell office:value-type="float" office:value="-0.00416543" calcext:value-type="float">
            <text:p>-0.00416543</text:p>
          </table:table-cell>
        </table:table-row>
        <table:table-row table:style-name="ro1">
          <table:table-cell office:value-type="float" office:value="31.7621" calcext:value-type="float">
            <text:p>31.7621</text:p>
          </table:table-cell>
          <table:table-cell office:value-type="float" office:value="-0.00732422" calcext:value-type="float">
            <text:p>-0.00732422</text:p>
          </table:table-cell>
          <table:table-cell office:value-type="float" office:value="180.007" calcext:value-type="float">
            <text:p>180.007</text:p>
          </table:table-cell>
          <table:table-cell office:value-type="float" office:value="0.549738" calcext:value-type="float">
            <text:p>0.549738</text:p>
          </table:table-cell>
          <table:table-cell office:value-type="float" office:value="180" calcext:value-type="float">
            <text:p>180</text:p>
          </table:table-cell>
          <table:table-cell office:value-type="float" office:value="0.554844" calcext:value-type="float">
            <text:p>0.554844</text:p>
          </table:table-cell>
          <table:table-cell office:value-type="float" office:value="-0.00386071" calcext:value-type="float">
            <text:p>-0.00386071</text:p>
          </table:table-cell>
        </table:table-row>
        <table:table-row table:style-name="ro1">
          <table:table-cell office:value-type="float" office:value="31.8842" calcext:value-type="float">
            <text:p>31.8842</text:p>
          </table:table-cell>
          <table:table-cell office:value-type="float" office:value="-0.00917053" calcext:value-type="float">
            <text:p>-0.00917053</text:p>
          </table:table-cell>
          <table:table-cell office:value-type="float" office:value="180.009" calcext:value-type="float">
            <text:p>180.009</text:p>
          </table:table-cell>
          <table:table-cell office:value-type="float" office:value="0.549591" calcext:value-type="float">
            <text:p>0.549591</text:p>
          </table:table-cell>
          <table:table-cell office:value-type="float" office:value="180" calcext:value-type="float">
            <text:p>180</text:p>
          </table:table-cell>
          <table:table-cell office:value-type="float" office:value="0.554743" calcext:value-type="float">
            <text:p>0.554743</text:p>
          </table:table-cell>
          <table:table-cell office:value-type="float" office:value="-0.00359353" calcext:value-type="float">
            <text:p>-0.00359353</text:p>
          </table:table-cell>
        </table:table-row>
        <table:table-row table:style-name="ro1">
          <table:table-cell office:value-type="float" office:value="32.0035" calcext:value-type="float">
            <text:p>32.0035</text:p>
          </table:table-cell>
          <table:table-cell office:value-type="float" office:value="-0.0108337" calcext:value-type="float">
            <text:p>-0.0108337</text:p>
          </table:table-cell>
          <table:table-cell office:value-type="float" office:value="180.011" calcext:value-type="float">
            <text:p>180.011</text:p>
          </table:table-cell>
          <table:table-cell office:value-type="float" office:value="0.54951" calcext:value-type="float">
            <text:p>0.54951</text:p>
          </table:table-cell>
          <table:table-cell office:value-type="float" office:value="180" calcext:value-type="float">
            <text:p>180</text:p>
          </table:table-cell>
          <table:table-cell office:value-type="float" office:value="0.554624" calcext:value-type="float">
            <text:p>0.554624</text:p>
          </table:table-cell>
          <table:table-cell office:value-type="float" office:value="-0.00327185" calcext:value-type="float">
            <text:p>-0.00327185</text:p>
          </table:table-cell>
        </table:table-row>
        <table:table-row table:style-name="ro1">
          <table:table-cell office:value-type="float" office:value="32.1254" calcext:value-type="float">
            <text:p>32.1254</text:p>
          </table:table-cell>
          <table:table-cell office:value-type="float" office:value="-0.0123901" calcext:value-type="float">
            <text:p>-0.0123901</text:p>
          </table:table-cell>
          <table:table-cell office:value-type="float" office:value="180.012" calcext:value-type="float">
            <text:p>180.012</text:p>
          </table:table-cell>
          <table:table-cell office:value-type="float" office:value="0.549309" calcext:value-type="float">
            <text:p>0.549309</text:p>
          </table:table-cell>
          <table:table-cell office:value-type="float" office:value="180" calcext:value-type="float">
            <text:p>180</text:p>
          </table:table-cell>
          <table:table-cell office:value-type="float" office:value="0.554482" calcext:value-type="float">
            <text:p>0.554482</text:p>
          </table:table-cell>
          <table:table-cell office:value-type="float" office:value="-0.00306739" calcext:value-type="float">
            <text:p>-0.00306739</text:p>
          </table:table-cell>
        </table:table-row>
        <table:table-row table:style-name="ro1">
          <table:table-cell office:value-type="float" office:value="32.2491" calcext:value-type="float">
            <text:p>32.2491</text:p>
          </table:table-cell>
          <table:table-cell office:value-type="float" office:value="-0.0139008" calcext:value-type="float">
            <text:p>-0.0139008</text:p>
          </table:table-cell>
          <table:table-cell office:value-type="float" office:value="180.014" calcext:value-type="float">
            <text:p>180.014</text:p>
          </table:table-cell>
          <table:table-cell office:value-type="float" office:value="0.549067" calcext:value-type="float">
            <text:p>0.549067</text:p>
          </table:table-cell>
          <table:table-cell office:value-type="float" office:value="180" calcext:value-type="float">
            <text:p>180</text:p>
          </table:table-cell>
          <table:table-cell office:value-type="float" office:value="0.554319" calcext:value-type="float">
            <text:p>0.554319</text:p>
          </table:table-cell>
          <table:table-cell office:value-type="float" office:value="-0.00288927" calcext:value-type="float">
            <text:p>-0.00288927</text:p>
          </table:table-cell>
        </table:table-row>
        <table:table-row table:style-name="ro1">
          <table:table-cell office:value-type="float" office:value="32.37" calcext:value-type="float">
            <text:p>32.37</text:p>
          </table:table-cell>
          <table:table-cell office:value-type="float" office:value="-0.0151062" calcext:value-type="float">
            <text:p>-0.0151062</text:p>
          </table:table-cell>
          <table:table-cell office:value-type="float" office:value="180.015" calcext:value-type="float">
            <text:p>180.015</text:p>
          </table:table-cell>
          <table:table-cell office:value-type="float" office:value="0.549143" calcext:value-type="float">
            <text:p>0.549143</text:p>
          </table:table-cell>
          <table:table-cell office:value-type="float" office:value="180" calcext:value-type="float">
            <text:p>180</text:p>
          </table:table-cell>
          <table:table-cell office:value-type="float" office:value="0.554144" calcext:value-type="float">
            <text:p>0.554144</text:p>
          </table:table-cell>
          <table:table-cell office:value-type="float" office:value="-0.00243337" calcext:value-type="float">
            <text:p>-0.00243337</text:p>
          </table:table-cell>
        </table:table-row>
        <table:table-row table:style-name="ro1">
          <table:table-cell office:value-type="float" office:value="32.4899" calcext:value-type="float">
            <text:p>32.4899</text:p>
          </table:table-cell>
          <table:table-cell office:value-type="float" office:value="-0.0163422" calcext:value-type="float">
            <text:p>-0.0163422</text:p>
          </table:table-cell>
          <table:table-cell office:value-type="float" office:value="180.016" calcext:value-type="float">
            <text:p>180.016</text:p>
          </table:table-cell>
          <table:table-cell office:value-type="float" office:value="0.548867" calcext:value-type="float">
            <text:p>0.548867</text:p>
          </table:table-cell>
          <table:table-cell office:value-type="float" office:value="180" calcext:value-type="float">
            <text:p>180</text:p>
          </table:table-cell>
          <table:table-cell office:value-type="float" office:value="0.553955" calcext:value-type="float">
            <text:p>0.553955</text:p>
          </table:table-cell>
          <table:table-cell office:value-type="float" office:value="-0.00230947" calcext:value-type="float">
            <text:p>-0.00230947</text:p>
          </table:table-cell>
        </table:table-row>
        <table:table-row table:style-name="ro1">
          <table:table-cell office:value-type="float" office:value="32.6129" calcext:value-type="float">
            <text:p>32.6129</text:p>
          </table:table-cell>
          <table:table-cell office:value-type="float" office:value="-0.0174561" calcext:value-type="float">
            <text:p>-0.0174561</text:p>
          </table:table-cell>
          <table:table-cell office:value-type="float" office:value="180.017" calcext:value-type="float">
            <text:p>180.017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180" calcext:value-type="float">
            <text:p>180</text:p>
          </table:table-cell>
          <table:table-cell office:value-type="float" office:value="0.553747" calcext:value-type="float">
            <text:p>0.553747</text:p>
          </table:table-cell>
          <table:table-cell office:value-type="float" office:value="-0.00216945" calcext:value-type="float">
            <text:p>-0.00216945</text:p>
          </table:table-cell>
        </table:table-row>
        <table:table-row table:style-name="ro1">
          <table:table-cell office:value-type="float" office:value="32.7369" calcext:value-type="float">
            <text:p>32.7369</text:p>
          </table:table-cell>
          <table:table-cell office:value-type="float" office:value="-0.0183868" calcext:value-type="float">
            <text:p>-0.0183868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0.548532" calcext:value-type="float">
            <text:p>0.548532</text:p>
          </table:table-cell>
          <table:table-cell office:value-type="float" office:value="180" calcext:value-type="float">
            <text:p>180</text:p>
          </table:table-cell>
          <table:table-cell office:value-type="float" office:value="0.553525" calcext:value-type="float">
            <text:p>0.553525</text:p>
          </table:table-cell>
          <table:table-cell office:value-type="float" office:value="-0.00186721" calcext:value-type="float">
            <text:p>-0.00186721</text:p>
          </table:table-cell>
        </table:table-row>
        <table:table-row table:style-name="ro1">
          <table:table-cell office:value-type="float" office:value="32.8566" calcext:value-type="float">
            <text:p>32.8566</text:p>
          </table:table-cell>
          <table:table-cell office:value-type="float" office:value="-0.0192413" calcext:value-type="float">
            <text:p>-0.0192413</text:p>
          </table:table-cell>
          <table:table-cell office:value-type="float" office:value="180.019" calcext:value-type="float">
            <text:p>180.019</text:p>
          </table:table-cell>
          <table:table-cell office:value-type="float" office:value="0.548338" calcext:value-type="float">
            <text:p>0.548338</text:p>
          </table:table-cell>
          <table:table-cell office:value-type="float" office:value="180" calcext:value-type="float">
            <text:p>180</text:p>
          </table:table-cell>
          <table:table-cell office:value-type="float" office:value="0.5533" calcext:value-type="float">
            <text:p>0.5533</text:p>
          </table:table-cell>
          <table:table-cell office:value-type="float" office:value="-0.00169065" calcext:value-type="float">
            <text:p>-0.00169065</text:p>
          </table:table-cell>
        </table:table-row>
        <table:table-row table:style-name="ro1">
          <table:table-cell office:value-type="float" office:value="32.9796" calcext:value-type="float">
            <text:p>32.9796</text:p>
          </table:table-cell>
          <table:table-cell office:value-type="float" office:value="-0.0200958" calcext:value-type="float">
            <text:p>-0.0200958</text:p>
          </table:table-cell>
          <table:table-cell office:value-type="float" office:value="180.02" calcext:value-type="float">
            <text:p>180.02</text:p>
          </table:table-cell>
          <table:table-cell office:value-type="float" office:value="0.548046" calcext:value-type="float">
            <text:p>0.548046</text:p>
          </table:table-cell>
          <table:table-cell office:value-type="float" office:value="180" calcext:value-type="float">
            <text:p>180</text:p>
          </table:table-cell>
          <table:table-cell office:value-type="float" office:value="0.553057" calcext:value-type="float">
            <text:p>0.553057</text:p>
          </table:table-cell>
          <table:table-cell office:value-type="float" office:value="-0.00159546" calcext:value-type="float">
            <text:p>-0.00159546</text:p>
          </table:table-cell>
        </table:table-row>
        <table:table-row table:style-name="ro1">
          <table:table-cell office:value-type="float" office:value="33.1051" calcext:value-type="float">
            <text:p>33.1051</text:p>
          </table:table-cell>
          <table:table-cell office:value-type="float" office:value="-0.0206451" calcext:value-type="float">
            <text:p>-0.0206451</text:p>
          </table:table-cell>
          <table:table-cell office:value-type="float" office:value="180.021" calcext:value-type="float">
            <text:p>180.021</text:p>
          </table:table-cell>
          <table:table-cell office:value-type="float" office:value="0.548081" calcext:value-type="float">
            <text:p>0.548081</text:p>
          </table:table-cell>
          <table:table-cell office:value-type="float" office:value="180" calcext:value-type="float">
            <text:p>180</text:p>
          </table:table-cell>
          <table:table-cell office:value-type="float" office:value="0.552801" calcext:value-type="float">
            <text:p>0.552801</text:p>
          </table:table-cell>
          <table:table-cell office:value-type="float" office:value="-0.00121117" calcext:value-type="float">
            <text:p>-0.00121117</text:p>
          </table:table-cell>
        </table:table-row>
        <table:table-row table:style-name="ro1">
          <table:table-cell office:value-type="float" office:value="33.2391" calcext:value-type="float">
            <text:p>33.2391</text:p>
          </table:table-cell>
          <table:table-cell office:value-type="float" office:value="-0.0211945" calcext:value-type="float">
            <text:p>-0.0211945</text:p>
          </table:table-cell>
          <table:table-cell office:value-type="float" office:value="180.021" calcext:value-type="float">
            <text:p>180.021</text:p>
          </table:table-cell>
          <table:table-cell office:value-type="float" office:value="0.547874" calcext:value-type="float">
            <text:p>0.547874</text:p>
          </table:table-cell>
          <table:table-cell office:value-type="float" office:value="180" calcext:value-type="float">
            <text:p>180</text:p>
          </table:table-cell>
          <table:table-cell office:value-type="float" office:value="0.55252" calcext:value-type="float">
            <text:p>0.55252</text:p>
          </table:table-cell>
          <table:table-cell office:value-type="float" office:value="-0.00104306" calcext:value-type="float">
            <text:p>-0.00104306</text:p>
          </table:table-cell>
        </table:table-row>
        <table:table-row table:style-name="ro1">
          <table:table-cell office:value-type="float" office:value="33.3639" calcext:value-type="float">
            <text:p>33.3639</text:p>
          </table:table-cell>
          <table:table-cell office:value-type="float" office:value="-0.0215607" calcext:value-type="float">
            <text:p>-0.0215607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7777" calcext:value-type="float">
            <text:p>0.547777</text:p>
          </table:table-cell>
          <table:table-cell office:value-type="float" office:value="180" calcext:value-type="float">
            <text:p>180</text:p>
          </table:table-cell>
          <table:table-cell office:value-type="float" office:value="0.552254" calcext:value-type="float">
            <text:p>0.552254</text:p>
          </table:table-cell>
          <table:table-cell office:value-type="float" office:value="-0.000811412" calcext:value-type="float">
            <text:p>-0.000811412</text:p>
          </table:table-cell>
        </table:table-row>
        <table:table-row table:style-name="ro1">
          <table:table-cell office:value-type="float" office:value="33.4877" calcext:value-type="float">
            <text:p>33.4877</text:p>
          </table:table-cell>
          <table:table-cell office:value-type="float" office:value="-0.0219727" calcext:value-type="float">
            <text:p>-0.0219727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7477" calcext:value-type="float">
            <text:p>0.547477</text:p>
          </table:table-cell>
          <table:table-cell office:value-type="float" office:value="180" calcext:value-type="float">
            <text:p>180</text:p>
          </table:table-cell>
          <table:table-cell office:value-type="float" office:value="0.551984" calcext:value-type="float">
            <text:p>0.551984</text:p>
          </table:table-cell>
          <table:table-cell office:value-type="float" office:value="-0.000771614" calcext:value-type="float">
            <text:p>-0.000771614</text:p>
          </table:table-cell>
        </table:table-row>
        <table:table-row table:style-name="ro1">
          <table:table-cell office:value-type="float" office:value="33.6119" calcext:value-type="float">
            <text:p>33.6119</text:p>
          </table:table-cell>
          <table:table-cell office:value-type="float" office:value="-0.0222168" calcext:value-type="float">
            <text:p>-0.0222168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7328" calcext:value-type="float">
            <text:p>0.547328</text:p>
          </table:table-cell>
          <table:table-cell office:value-type="float" office:value="180" calcext:value-type="float">
            <text:p>180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-0.000604689" calcext:value-type="float">
            <text:p>-0.000604689</text:p>
          </table:table-cell>
        </table:table-row>
        <table:table-row table:style-name="ro1">
          <table:table-cell office:value-type="float" office:value="33.7311" calcext:value-type="float">
            <text:p>33.7311</text:p>
          </table:table-cell>
          <table:table-cell office:value-type="float" office:value="-0.022522" calcext:value-type="float">
            <text:p>-0.022522</text:p>
          </table:table-cell>
          <table:table-cell office:value-type="float" office:value="180.023" calcext:value-type="float">
            <text:p>180.023</text:p>
          </table:table-cell>
          <table:table-cell office:value-type="float" office:value="0.54701" calcext:value-type="float">
            <text:p>0.54701</text:p>
          </table:table-cell>
          <table:table-cell office:value-type="float" office:value="180" calcext:value-type="float">
            <text:p>180</text:p>
          </table:table-cell>
          <table:table-cell office:value-type="float" office:value="0.551444" calcext:value-type="float">
            <text:p>0.551444</text:p>
          </table:table-cell>
          <table:table-cell office:value-type="float" office:value="-0.000604775" calcext:value-type="float">
            <text:p>-0.000604775</text:p>
          </table:table-cell>
        </table:table-row>
        <table:table-row table:style-name="ro1">
          <table:table-cell office:value-type="float" office:value="33.8527" calcext:value-type="float">
            <text:p>33.8527</text:p>
          </table:table-cell>
          <table:table-cell office:value-type="float" office:value="-0.0227051" calcext:value-type="float">
            <text:p>-0.0227051</text:p>
          </table:table-cell>
          <table:table-cell office:value-type="float" office:value="180.023" calcext:value-type="float">
            <text:p>180.023</text:p>
          </table:table-cell>
          <table:table-cell office:value-type="float" office:value="0.546895" calcext:value-type="float">
            <text:p>0.546895</text:p>
          </table:table-cell>
          <table:table-cell office:value-type="float" office:value="180" calcext:value-type="float">
            <text:p>180</text:p>
          </table:table-cell>
          <table:table-cell office:value-type="float" office:value="0.551169" calcext:value-type="float">
            <text:p>0.551169</text:p>
          </table:table-cell>
          <table:table-cell office:value-type="float" office:value="-0.000413869" calcext:value-type="float">
            <text:p>-0.000413869</text:p>
          </table:table-cell>
        </table:table-row>
        <table:table-row table:style-name="ro1">
          <table:table-cell office:value-type="float" office:value="33.9784" calcext:value-type="float">
            <text:p>33.9784</text:p>
          </table:table-cell>
          <table:table-cell office:value-type="float" office:value="-0.0227356" calcext:value-type="float">
            <text:p>-0.0227356</text:p>
          </table:table-cell>
          <table:table-cell office:value-type="float" office:value="180.023" calcext:value-type="float">
            <text:p>180.023</text:p>
          </table:table-cell>
          <table:table-cell office:value-type="float" office:value="0.546824" calcext:value-type="float">
            <text:p>0.546824</text:p>
          </table:table-cell>
          <table:table-cell office:value-type="float" office:value="180" calcext:value-type="float">
            <text:p>180</text:p>
          </table:table-cell>
          <table:table-cell office:value-type="float" office:value="0.550883" calcext:value-type="float">
            <text:p>0.550883</text:p>
          </table:table-cell>
          <table:table-cell office:value-type="float" office:value="-0.000193655" calcext:value-type="float">
            <text:p>-0.000193655</text:p>
          </table:table-cell>
        </table:table-row>
        <table:table-row table:style-name="ro1">
          <table:table-cell office:value-type="float" office:value="34.1002" calcext:value-type="float">
            <text:p>34.1002</text:p>
          </table:table-cell>
          <table:table-cell office:value-type="float" office:value="-0.0227203" calcext:value-type="float">
            <text:p>-0.0227203</text:p>
          </table:table-cell>
          <table:table-cell office:value-type="float" office:value="180.023" calcext:value-type="float">
            <text:p>180.023</text:p>
          </table:table-cell>
          <table:table-cell office:value-type="float" office:value="0.54668" calcext:value-type="float">
            <text:p>0.54668</text:p>
          </table:table-cell>
          <table:table-cell office:value-type="float" office:value="180" calcext:value-type="float">
            <text:p>180</text:p>
          </table:table-cell>
          <table:table-cell office:value-type="float" office:value="0.550606" calcext:value-type="float">
            <text:p>0.550606</text:p>
          </table:table-cell>
          <table:table-cell office:value-type="float" office:value="-0.0000636645" calcext:value-type="float">
            <text:p>-0.0000636645</text:p>
          </table:table-cell>
        </table:table-row>
        <table:table-row table:style-name="ro1">
          <table:table-cell office:value-type="float" office:value="34.2181" calcext:value-type="float">
            <text:p>34.2181</text:p>
          </table:table-cell>
          <table:table-cell office:value-type="float" office:value="-0.0227203" calcext:value-type="float">
            <text:p>-0.0227203</text:p>
          </table:table-cell>
          <table:table-cell office:value-type="float" office:value="180.023" calcext:value-type="float">
            <text:p>180.023</text:p>
          </table:table-cell>
          <table:table-cell office:value-type="float" office:value="0.546455" calcext:value-type="float">
            <text:p>0.546455</text:p>
          </table:table-cell>
          <table:table-cell office:value-type="float" office:value="180" calcext:value-type="float">
            <text:p>180</text:p>
          </table:table-cell>
          <table:table-cell office:value-type="float" office:value="0.550338" calcext:value-type="float">
            <text:p>0.550338</text:p>
          </table:table-cell>
          <table:table-cell office:value-type="float" office:value="-0.0000209077" calcext:value-type="float">
            <text:p>-0.0000209077</text:p>
          </table:table-cell>
        </table:table-row>
        <table:table-row table:style-name="ro1">
          <table:table-cell office:value-type="float" office:value="34.3451" calcext:value-type="float">
            <text:p>34.3451</text:p>
          </table:table-cell>
          <table:table-cell office:value-type="float" office:value="-0.0225525" calcext:value-type="float">
            <text:p>-0.0225525</text:p>
          </table:table-cell>
          <table:table-cell office:value-type="float" office:value="180.023" calcext:value-type="float">
            <text:p>180.023</text:p>
          </table:table-cell>
          <table:table-cell office:value-type="float" office:value="0.546388" calcext:value-type="float">
            <text:p>0.546388</text:p>
          </table:table-cell>
          <table:table-cell office:value-type="float" office:value="180" calcext:value-type="float">
            <text:p>180</text:p>
          </table:table-cell>
          <table:table-cell office:value-type="float" office:value="0.550051" calcext:value-type="float">
            <text:p>0.550051</text:p>
          </table:table-cell>
          <table:table-cell office:value-type="float" office:value="0.000171057" calcext:value-type="float">
            <text:p>0.000171057</text:p>
          </table:table-cell>
        </table:table-row>
        <table:table-row table:style-name="ro1">
          <table:table-cell office:value-type="float" office:value="34.4698" calcext:value-type="float">
            <text:p>34.4698</text:p>
          </table:table-cell>
          <table:table-cell office:value-type="float" office:value="-0.0224915" calcext:value-type="float">
            <text:p>-0.0224915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61" calcext:value-type="float">
            <text:p>0.5461</text:p>
          </table:table-cell>
          <table:table-cell office:value-type="float" office:value="180" calcext:value-type="float">
            <text:p>180</text:p>
          </table:table-cell>
          <table:table-cell office:value-type="float" office:value="0.54977" calcext:value-type="float">
            <text:p>0.54977</text:p>
          </table:table-cell>
          <table:table-cell office:value-type="float" office:value="0.000154067" calcext:value-type="float">
            <text:p>0.000154067</text:p>
          </table:table-cell>
        </table:table-row>
        <table:table-row table:style-name="ro1">
          <table:table-cell office:value-type="float" office:value="34.5985" calcext:value-type="float">
            <text:p>34.5985</text:p>
          </table:table-cell>
          <table:table-cell office:value-type="float" office:value="-0.0223694" calcext:value-type="float">
            <text:p>-0.0223694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5846" calcext:value-type="float">
            <text:p>0.545846</text:p>
          </table:table-cell>
          <table:table-cell office:value-type="float" office:value="180" calcext:value-type="float">
            <text:p>180</text:p>
          </table:table-cell>
          <table:table-cell office:value-type="float" office:value="0.549482" calcext:value-type="float">
            <text:p>0.549482</text:p>
          </table:table-cell>
          <table:table-cell office:value-type="float" office:value="0.000166867" calcext:value-type="float">
            <text:p>0.000166867</text:p>
          </table:table-cell>
        </table:table-row>
        <table:table-row table:style-name="ro1">
          <table:table-cell office:value-type="float" office:value="34.7313" calcext:value-type="float">
            <text:p>34.7313</text:p>
          </table:table-cell>
          <table:table-cell office:value-type="float" office:value="-0.022171" calcext:value-type="float">
            <text:p>-0.022171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5735" calcext:value-type="float">
            <text:p>0.545735</text:p>
          </table:table-cell>
          <table:table-cell office:value-type="float" office:value="180" calcext:value-type="float">
            <text:p>180</text:p>
          </table:table-cell>
          <table:table-cell office:value-type="float" office:value="0.549186" calcext:value-type="float">
            <text:p>0.549186</text:p>
          </table:table-cell>
          <table:table-cell office:value-type="float" office:value="0.000318801" calcext:value-type="float">
            <text:p>0.000318801</text:p>
          </table:table-cell>
        </table:table-row>
        <table:table-row table:style-name="ro1">
          <table:table-cell office:value-type="float" office:value="34.8571" calcext:value-type="float">
            <text:p>34.8571</text:p>
          </table:table-cell>
          <table:table-cell office:value-type="float" office:value="-0.0219879" calcext:value-type="float">
            <text:p>-0.0219879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5525" calcext:value-type="float">
            <text:p>0.545525</text:p>
          </table:table-cell>
          <table:table-cell office:value-type="float" office:value="180" calcext:value-type="float">
            <text:p>180</text:p>
          </table:table-cell>
          <table:table-cell office:value-type="float" office:value="0.548908" calcext:value-type="float">
            <text:p>0.548908</text:p>
          </table:table-cell>
          <table:table-cell office:value-type="float" office:value="0.000354805" calcext:value-type="float">
            <text:p>0.000354805</text:p>
          </table:table-cell>
        </table:table-row>
        <table:table-row table:style-name="ro1">
          <table:table-cell office:value-type="float" office:value="34.9781" calcext:value-type="float">
            <text:p>34.9781</text:p>
          </table:table-cell>
          <table:table-cell office:value-type="float" office:value="-0.0216522" calcext:value-type="float">
            <text:p>-0.0216522</text:p>
          </table:table-cell>
          <table:table-cell office:value-type="float" office:value="180.022" calcext:value-type="float">
            <text:p>180.022</text:p>
          </table:table-cell>
          <table:table-cell office:value-type="float" office:value="0.54549" calcext:value-type="float">
            <text:p>0.54549</text:p>
          </table:table-cell>
          <table:table-cell office:value-type="float" office:value="180" calcext:value-type="float">
            <text:p>180</text:p>
          </table:table-cell>
          <table:table-cell office:value-type="float" office:value="0.548644" calcext:value-type="float">
            <text:p>0.548644</text:p>
          </table:table-cell>
          <table:table-cell office:value-type="float" office:value="0.000526731" calcext:value-type="float">
            <text:p>0.000526731</text:p>
          </table:table-cell>
        </table:table-row>
        <table:table-row table:style-name="ro1">
          <table:table-cell office:value-type="float" office:value="35.099" calcext:value-type="float">
            <text:p>35.099</text:p>
          </table:table-cell>
          <table:table-cell office:value-type="float" office:value="-0.021286" calcext:value-type="float">
            <text:p>-0.021286</text:p>
          </table:table-cell>
          <table:table-cell office:value-type="float" office:value="180.021" calcext:value-type="float">
            <text:p>180.021</text:p>
          </table:table-cell>
          <table:table-cell office:value-type="float" office:value="0.545398" calcext:value-type="float">
            <text:p>0.545398</text:p>
          </table:table-cell>
          <table:table-cell office:value-type="float" office:value="180" calcext:value-type="float">
            <text:p>180</text:p>
          </table:table-cell>
          <table:table-cell office:value-type="float" office:value="0.548384" calcext:value-type="float">
            <text:p>0.548384</text:p>
          </table:table-cell>
          <table:table-cell office:value-type="float" office:value="0.000632611" calcext:value-type="float">
            <text:p>0.000632611</text:p>
          </table:table-cell>
        </table:table-row>
        <table:table-row table:style-name="ro1">
          <table:table-cell office:value-type="float" office:value="35.2235" calcext:value-type="float">
            <text:p>35.2235</text:p>
          </table:table-cell>
          <table:table-cell office:value-type="float" office:value="-0.0206757" calcext:value-type="float">
            <text:p>-0.0206757</text:p>
          </table:table-cell>
          <table:table-cell office:value-type="float" office:value="180.021" calcext:value-type="float">
            <text:p>180.021</text:p>
          </table:table-cell>
          <table:table-cell office:value-type="float" office:value="0.545605" calcext:value-type="float">
            <text:p>0.545605</text:p>
          </table:table-cell>
          <table:table-cell office:value-type="float" office:value="180" calcext:value-type="float">
            <text:p>180</text:p>
          </table:table-cell>
          <table:table-cell office:value-type="float" office:value="0.548123" calcext:value-type="float">
            <text:p>0.548123</text:p>
          </table:table-cell>
          <table:table-cell office:value-type="float" office:value="0.000997372" calcext:value-type="float">
            <text:p>0.000997372</text:p>
          </table:table-cell>
        </table:table-row>
        <table:table-row table:style-name="ro1">
          <table:table-cell office:value-type="float" office:value="35.3448" calcext:value-type="float">
            <text:p>35.3448</text:p>
          </table:table-cell>
          <table:table-cell office:value-type="float" office:value="-0.0199432" calcext:value-type="float">
            <text:p>-0.0199432</text:p>
          </table:table-cell>
          <table:table-cell office:value-type="float" office:value="180.02" calcext:value-type="float">
            <text:p>180.02</text:p>
          </table:table-cell>
          <table:table-cell office:value-type="float" office:value="0.545732" calcext:value-type="float">
            <text:p>0.545732</text:p>
          </table:table-cell>
          <table:table-cell office:value-type="float" office:value="180" calcext:value-type="float">
            <text:p>180</text:p>
          </table:table-cell>
          <table:table-cell office:value-type="float" office:value="0.547876" calcext:value-type="float">
            <text:p>0.547876</text:p>
          </table:table-cell>
          <table:table-cell office:value-type="float" office:value="0.00124569" calcext:value-type="float">
            <text:p>0.00124569</text:p>
          </table:table-cell>
        </table:table-row>
        <table:table-row table:style-name="ro1">
          <table:table-cell office:value-type="float" office:value="35.4594" calcext:value-type="float">
            <text:p>35.4594</text:p>
          </table:table-cell>
          <table:table-cell office:value-type="float" office:value="-0.019043" calcext:value-type="float">
            <text:p>-0.019043</text:p>
          </table:table-cell>
          <table:table-cell office:value-type="float" office:value="180.019" calcext:value-type="float">
            <text:p>180.019</text:p>
          </table:table-cell>
          <table:table-cell office:value-type="float" office:value="0.545981" calcext:value-type="float">
            <text:p>0.545981</text:p>
          </table:table-cell>
          <table:table-cell office:value-type="float" office:value="180" calcext:value-type="float">
            <text:p>180</text:p>
          </table:table-cell>
          <table:table-cell office:value-type="float" office:value="0.547653" calcext:value-type="float">
            <text:p>0.547653</text:p>
          </table:table-cell>
          <table:table-cell office:value-type="float" office:value="0.00156531" calcext:value-type="float">
            <text:p>0.00156531</text:p>
          </table:table-cell>
        </table:table-row>
        <table:table-row table:style-name="ro1">
          <table:table-cell office:value-type="float" office:value="35.5836" calcext:value-type="float">
            <text:p>35.5836</text:p>
          </table:table-cell>
          <table:table-cell office:value-type="float" office:value="-0.0176544" calcext:value-type="float">
            <text:p>-0.0176544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0.54669" calcext:value-type="float">
            <text:p>0.54669</text:p>
          </table:table-cell>
          <table:table-cell office:value-type="float" office:value="180" calcext:value-type="float">
            <text:p>180</text:p>
          </table:table-cell>
          <table:table-cell office:value-type="float" office:value="0.547425" calcext:value-type="float">
            <text:p>0.547425</text:p>
          </table:table-cell>
          <table:table-cell office:value-type="float" office:value="0.00226614" calcext:value-type="float">
            <text:p>0.00226614</text:p>
          </table:table-cell>
        </table:table-row>
        <table:table-row table:style-name="ro1">
          <table:table-cell office:value-type="float" office:value="35.7023" calcext:value-type="float">
            <text:p>35.7023</text:p>
          </table:table-cell>
          <table:table-cell office:value-type="float" office:value="-0.0160675" calcext:value-type="float">
            <text:p>-0.0160675</text:p>
          </table:table-cell>
          <table:table-cell office:value-type="float" office:value="180.016" calcext:value-type="float">
            <text:p>180.016</text:p>
          </table:table-cell>
          <table:table-cell office:value-type="float" office:value="0.547294" calcext:value-type="float">
            <text:p>0.547294</text:p>
          </table:table-cell>
          <table:table-cell office:value-type="float" office:value="180" calcext:value-type="float">
            <text:p>180</text:p>
          </table:table-cell>
          <table:table-cell office:value-type="float" office:value="0.547224" calcext:value-type="float">
            <text:p>0.547224</text:p>
          </table:table-cell>
          <table:table-cell office:value-type="float" office:value="0.00280089" calcext:value-type="float">
            <text:p>0.00280089</text:p>
          </table:table-cell>
        </table:table-row>
        <table:table-row table:style-name="ro1">
          <table:table-cell office:value-type="float" office:value="35.8224" calcext:value-type="float">
            <text:p>35.8224</text:p>
          </table:table-cell>
          <table:table-cell office:value-type="float" office:value="-0.0140381" calcext:value-type="float">
            <text:p>-0.0140381</text:p>
          </table:table-cell>
          <table:table-cell office:value-type="float" office:value="180.014" calcext:value-type="float">
            <text:p>180.014</text:p>
          </table:table-cell>
          <table:table-cell office:value-type="float" office:value="0.548168" calcext:value-type="float">
            <text:p>0.548168</text:p>
          </table:table-cell>
          <table:table-cell office:value-type="float" office:value="180" calcext:value-type="float">
            <text:p>180</text:p>
          </table:table-cell>
          <table:table-cell office:value-type="float" office:value="0.547043" calcext:value-type="float">
            <text:p>0.547043</text:p>
          </table:table-cell>
          <table:table-cell office:value-type="float" office:value="0.00351108" calcext:value-type="float">
            <text:p>0.00351108</text:p>
          </table:table-cell>
        </table:table-row>
        <table:table-row table:style-name="ro1">
          <table:table-cell office:value-type="float" office:value="35.9425" calcext:value-type="float">
            <text:p>35.9425</text:p>
          </table:table-cell>
          <table:table-cell office:value-type="float" office:value="-0.0115051" calcext:value-type="float">
            <text:p>-0.0115051</text:p>
          </table:table-cell>
          <table:table-cell office:value-type="float" office:value="180.012" calcext:value-type="float">
            <text:p>180.012</text:p>
          </table:table-cell>
          <table:table-cell office:value-type="float" office:value="0.54932" calcext:value-type="float">
            <text:p>0.54932</text:p>
          </table:table-cell>
          <table:table-cell office:value-type="float" office:value="180" calcext:value-type="float">
            <text:p>180</text:p>
          </table:table-cell>
          <table:table-cell office:value-type="float" office:value="0.546889" calcext:value-type="float">
            <text:p>0.546889</text:p>
          </table:table-cell>
          <table:table-cell office:value-type="float" office:value="0.00438685" calcext:value-type="float">
            <text:p>0.00438685</text:p>
          </table:table-cell>
        </table:table-row>
        <table:table-row table:style-name="ro1">
          <table:table-cell office:value-type="float" office:value="36.0599" calcext:value-type="float">
            <text:p>36.0599</text:p>
          </table:table-cell>
          <table:table-cell office:value-type="float" office:value="-0.00845337" calcext:value-type="float">
            <text:p>-0.00845337</text:p>
          </table:table-cell>
          <table:table-cell office:value-type="float" office:value="180.008" calcext:value-type="float">
            <text:p>180.008</text:p>
          </table:table-cell>
          <table:table-cell office:value-type="float" office:value="0.550642" calcext:value-type="float">
            <text:p>0.550642</text:p>
          </table:table-cell>
          <table:table-cell office:value-type="float" office:value="180" calcext:value-type="float">
            <text:p>180</text:p>
          </table:table-cell>
          <table:table-cell office:value-type="float" office:value="0.546772" calcext:value-type="float">
            <text:p>0.546772</text:p>
          </table:table-cell>
          <table:table-cell office:value-type="float" office:value="0.00530787" calcext:value-type="float">
            <text:p>0.00530787</text:p>
          </table:table-cell>
        </table:table-row>
        <table:table-row table:style-name="ro1">
          <table:table-cell office:value-type="float" office:value="36.1835" calcext:value-type="float">
            <text:p>36.1835</text:p>
          </table:table-cell>
          <table:table-cell office:value-type="float" office:value="-0.00456238" calcext:value-type="float">
            <text:p>-0.00456238</text:p>
          </table:table-cell>
          <table:table-cell office:value-type="float" office:value="180.005" calcext:value-type="float">
            <text:p>180.005</text:p>
          </table:table-cell>
          <table:table-cell office:value-type="float" office:value="0.552596" calcext:value-type="float">
            <text:p>0.552596</text:p>
          </table:table-cell>
          <table:table-cell office:value-type="float" office:value="180" calcext:value-type="float">
            <text:p>180</text:p>
          </table:table-cell>
          <table:table-cell office:value-type="float" office:value="0.546691" calcext:value-type="float">
            <text:p>0.546691</text:p>
          </table:table-cell>
          <table:table-cell office:value-type="float" office:value="0.00668031" calcext:value-type="float">
            <text:p>0.00668031</text:p>
          </table:table-cell>
        </table:table-row>
        <table:table-row table:style-name="ro1">
          <table:table-cell office:value-type="float" office:value="36.3092" calcext:value-type="float">
            <text:p>36.3092</text:p>
          </table:table-cell>
          <table:table-cell office:value-type="float" office:value="0.000152588" calcext:value-type="float">
            <text:p>0.000152588</text:p>
          </table:table-cell>
          <table:table-cell office:value-type="float" office:value="180" calcext:value-type="float">
            <text:p>180</text:p>
          </table:table-cell>
          <table:table-cell office:value-type="float" office:value="0.554834" calcext:value-type="float">
            <text:p>0.554834</text:p>
          </table:table-cell>
          <table:table-cell office:value-type="float" office:value="180" calcext:value-type="float">
            <text:p>180</text:p>
          </table:table-cell>
          <table:table-cell office:value-type="float" office:value="0.546663" calcext:value-type="float">
            <text:p>0.546663</text:p>
          </table:table-cell>
          <table:table-cell office:value-type="float" office:value="0.00814575" calcext:value-type="float">
            <text:p>0.00814575</text:p>
          </table:table-cell>
        </table:table-row>
        <table:table-row table:style-name="ro1">
          <table:table-cell office:value-type="float" office:value="36.4349" calcext:value-type="float">
            <text:p>36.4349</text:p>
          </table:table-cell>
          <table:table-cell office:value-type="float" office:value="0.00559998" calcext:value-type="float">
            <text:p>0.00559998</text:p>
          </table:table-cell>
          <table:table-cell office:value-type="float" office:value="179.994" calcext:value-type="float">
            <text:p>179.994</text:p>
          </table:table-cell>
          <table:table-cell office:value-type="float" office:value="0.557187" calcext:value-type="float">
            <text:p>0.557187</text:p>
          </table:table-cell>
          <table:table-cell office:value-type="float" office:value="180" calcext:value-type="float">
            <text:p>180</text:p>
          </table:table-cell>
          <table:table-cell office:value-type="float" office:value="0.546698" calcext:value-type="float">
            <text:p>0.546698</text:p>
          </table:table-cell>
          <table:table-cell office:value-type="float" office:value="0.00953741" calcext:value-type="float">
            <text:p>0.00953741</text:p>
          </table:table-cell>
        </table:table-row>
        <table:table-row table:style-name="ro1">
          <table:table-cell office:value-type="float" office:value="36.5631" calcext:value-type="float">
            <text:p>36.5631</text:p>
          </table:table-cell>
          <table:table-cell office:value-type="float" office:value="0.0118866" calcext:value-type="float">
            <text:p>0.0118866</text:p>
          </table:table-cell>
          <table:table-cell office:value-type="float" office:value="179.988" calcext:value-type="float">
            <text:p>179.988</text:p>
          </table:table-cell>
          <table:table-cell office:value-type="float" office:value="0.559845" calcext:value-type="float">
            <text:p>0.559845</text:p>
          </table:table-cell>
          <table:table-cell office:value-type="float" office:value="180" calcext:value-type="float">
            <text:p>180</text:p>
          </table:table-cell>
          <table:table-cell office:value-type="float" office:value="0.546809" calcext:value-type="float">
            <text:p>0.546809</text:p>
          </table:table-cell>
          <table:table-cell office:value-type="float" office:value="0.0110149" calcext:value-type="float">
            <text:p>0.0110149</text:p>
          </table:table-cell>
        </table:table-row>
        <table:table-row table:style-name="ro1">
          <table:table-cell office:value-type="float" office:value="36.6891" calcext:value-type="float">
            <text:p>36.6891</text:p>
          </table:table-cell>
          <table:table-cell office:value-type="float" office:value="0.0187988" calcext:value-type="float">
            <text:p>0.0187988</text:p>
          </table:table-cell>
          <table:table-cell office:value-type="float" office:value="179.981" calcext:value-type="float">
            <text:p>179.981</text:p>
          </table:table-cell>
          <table:table-cell office:value-type="float" office:value="0.562465" calcext:value-type="float">
            <text:p>0.562465</text:p>
          </table:table-cell>
          <table:table-cell office:value-type="float" office:value="180" calcext:value-type="float">
            <text:p>180</text:p>
          </table:table-cell>
          <table:table-cell office:value-type="float" office:value="0.547002" calcext:value-type="float">
            <text:p>0.547002</text:p>
          </table:table-cell>
          <table:table-cell office:value-type="float" office:value="0.0122673" calcext:value-type="float">
            <text:p>0.0122673</text:p>
          </table:table-cell>
        </table:table-row>
        <table:table-row table:style-name="ro1">
          <table:table-cell office:value-type="float" office:value="36.8158" calcext:value-type="float">
            <text:p>36.8158</text:p>
          </table:table-cell>
          <table:table-cell office:value-type="float" office:value="0.0264435" calcext:value-type="float">
            <text:p>0.0264435</text:p>
          </table:table-cell>
          <table:table-cell office:value-type="float" office:value="179.974" calcext:value-type="float">
            <text:p>179.974</text:p>
          </table:table-cell>
          <table:table-cell office:value-type="float" office:value="0.565387" calcext:value-type="float">
            <text:p>0.565387</text:p>
          </table:table-cell>
          <table:table-cell office:value-type="float" office:value="180" calcext:value-type="float">
            <text:p>180</text:p>
          </table:table-cell>
          <table:table-cell office:value-type="float" office:value="0.547288" calcext:value-type="float">
            <text:p>0.547288</text:p>
          </table:table-cell>
          <table:table-cell office:value-type="float" office:value="0.0136033" calcext:value-type="float">
            <text:p>0.0136033</text:p>
          </table:table-cell>
        </table:table-row>
        <table:table-row table:style-name="ro1">
          <table:table-cell office:value-type="float" office:value="36.941" calcext:value-type="float">
            <text:p>36.941</text:p>
          </table:table-cell>
          <table:table-cell office:value-type="float" office:value="0.0346527" calcext:value-type="float">
            <text:p>0.0346527</text:p>
          </table:table-cell>
          <table:table-cell office:value-type="float" office:value="179.965" calcext:value-type="float">
            <text:p>179.965</text:p>
          </table:table-cell>
          <table:table-cell office:value-type="float" office:value="0.568413" calcext:value-type="float">
            <text:p>0.568413</text:p>
          </table:table-cell>
          <table:table-cell office:value-type="float" office:value="180" calcext:value-type="float">
            <text:p>180</text:p>
          </table:table-cell>
          <table:table-cell office:value-type="float" office:value="0.54767" calcext:value-type="float">
            <text:p>0.54767</text:p>
          </table:table-cell>
          <table:table-cell office:value-type="float" office:value="0.0148517" calcext:value-type="float">
            <text:p>0.0148517</text:p>
          </table:table-cell>
        </table:table-row>
        <table:table-row table:style-name="ro1">
          <table:table-cell office:value-type="float" office:value="37.0602" calcext:value-type="float">
            <text:p>37.0602</text:p>
          </table:table-cell>
          <table:table-cell office:value-type="float" office:value="0.0430298" calcext:value-type="float">
            <text:p>0.0430298</text:p>
          </table:table-cell>
          <table:table-cell office:value-type="float" office:value="179.957" calcext:value-type="float">
            <text:p>179.957</text:p>
          </table:table-cell>
          <table:table-cell office:value-type="float" office:value="0.570887" calcext:value-type="float">
            <text:p>0.570887</text:p>
          </table:table-cell>
          <table:table-cell office:value-type="float" office:value="180" calcext:value-type="float">
            <text:p>180</text:p>
          </table:table-cell>
          <table:table-cell office:value-type="float" office:value="0.548133" calcext:value-type="float">
            <text:p>0.548133</text:p>
          </table:table-cell>
          <table:table-cell office:value-type="float" office:value="0.0154386" calcext:value-type="float">
            <text:p>0.0154386</text:p>
          </table:table-cell>
        </table:table-row>
        <table:table-row table:style-name="ro1">
          <table:table-cell office:value-type="float" office:value="37.1798" calcext:value-type="float">
            <text:p>37.1798</text:p>
          </table:table-cell>
          <table:table-cell office:value-type="float" office:value="0.0520782" calcext:value-type="float">
            <text:p>0.0520782</text:p>
          </table:table-cell>
          <table:table-cell office:value-type="float" office:value="179.948" calcext:value-type="float">
            <text:p>179.948</text:p>
          </table:table-cell>
          <table:table-cell office:value-type="float" office:value="0.574036" calcext:value-type="float">
            <text:p>0.574036</text:p>
          </table:table-cell>
          <table:table-cell office:value-type="float" office:value="180" calcext:value-type="float">
            <text:p>180</text:p>
          </table:table-cell>
          <table:table-cell office:value-type="float" office:value="0.548701" calcext:value-type="float">
            <text:p>0.548701</text:p>
          </table:table-cell>
          <table:table-cell office:value-type="float" office:value="0.0164817" calcext:value-type="float">
            <text:p>0.0164817</text:p>
          </table:table-cell>
        </table:table-row>
        <table:table-row table:style-name="ro1">
          <table:table-cell office:value-type="float" office:value="37.3038" calcext:value-type="float">
            <text:p>37.3038</text:p>
          </table:table-cell>
          <table:table-cell office:value-type="float" office:value="0.0620575" calcext:value-type="float">
            <text:p>0.0620575</text:p>
          </table:table-cell>
          <table:table-cell office:value-type="float" office:value="179.938" calcext:value-type="float">
            <text:p>179.938</text:p>
          </table:table-cell>
          <table:table-cell office:value-type="float" office:value="0.577924" calcext:value-type="float">
            <text:p>0.577924</text:p>
          </table:table-cell>
          <table:table-cell office:value-type="float" office:value="180" calcext:value-type="float">
            <text:p>180</text:p>
          </table:table-cell>
          <table:table-cell office:value-type="float" office:value="0.549409" calcext:value-type="float">
            <text:p>0.549409</text:p>
          </table:table-cell>
          <table:table-cell office:value-type="float" office:value="0.0179649" calcext:value-type="float">
            <text:p>0.0179649</text:p>
          </table:table-cell>
        </table:table-row>
        <table:table-row table:style-name="ro1">
          <table:table-cell office:value-type="float" office:value="37.4203" calcext:value-type="float">
            <text:p>37.4203</text:p>
          </table:table-cell>
          <table:table-cell office:value-type="float" office:value="0.0719147" calcext:value-type="float">
            <text:p>0.0719147</text:p>
          </table:table-cell>
          <table:table-cell office:value-type="float" office:value="179.928" calcext:value-type="float">
            <text:p>179.928</text:p>
          </table:table-cell>
          <table:table-cell office:value-type="float" office:value="0.580761" calcext:value-type="float">
            <text:p>0.580761</text:p>
          </table:table-cell>
          <table:table-cell office:value-type="float" office:value="180" calcext:value-type="float">
            <text:p>180</text:p>
          </table:table-cell>
          <table:table-cell office:value-type="float" office:value="0.550189" calcext:value-type="float">
            <text:p>0.550189</text:p>
          </table:table-cell>
          <table:table-cell office:value-type="float" office:value="0.0183464" calcext:value-type="float">
            <text:p>0.0183464</text:p>
          </table:table-cell>
        </table:table-row>
        <table:table-row table:style-name="ro1">
          <table:table-cell office:value-type="float" office:value="37.5392" calcext:value-type="float">
            <text:p>37.5392</text:p>
          </table:table-cell>
          <table:table-cell office:value-type="float" office:value="0.0825348" calcext:value-type="float">
            <text:p>0.0825348</text:p>
          </table:table-cell>
          <table:table-cell office:value-type="float" office:value="179.917" calcext:value-type="float">
            <text:p>179.917</text:p>
          </table:table-cell>
          <table:table-cell office:value-type="float" office:value="0.584637" calcext:value-type="float">
            <text:p>0.584637</text:p>
          </table:table-cell>
          <table:table-cell office:value-type="float" office:value="180" calcext:value-type="float">
            <text:p>180</text:p>
          </table:table-cell>
          <table:table-cell office:value-type="float" office:value="0.551107" calcext:value-type="float">
            <text:p>0.551107</text:p>
          </table:table-cell>
          <table:table-cell office:value-type="float" office:value="0.019499" calcext:value-type="float">
            <text:p>0.019499</text:p>
          </table:table-cell>
        </table:table-row>
        <table:table-row table:style-name="ro1">
          <table:table-cell office:value-type="float" office:value="37.6627" calcext:value-type="float">
            <text:p>37.6627</text:p>
          </table:table-cell>
          <table:table-cell office:value-type="float" office:value="0.0940704" calcext:value-type="float">
            <text:p>0.0940704</text:p>
          </table:table-cell>
          <table:table-cell office:value-type="float" office:value="179.906" calcext:value-type="float">
            <text:p>179.906</text:p>
          </table:table-cell>
          <table:table-cell office:value-type="float" office:value="0.589164" calcext:value-type="float">
            <text:p>0.589164</text:p>
          </table:table-cell>
          <table:table-cell office:value-type="float" office:value="180" calcext:value-type="float">
            <text:p>180</text:p>
          </table:table-cell>
          <table:table-cell office:value-type="float" office:value="0.552197" calcext:value-type="float">
            <text:p>0.552197</text:p>
          </table:table-cell>
          <table:table-cell office:value-type="float" office:value="0.0209748" calcext:value-type="float">
            <text:p>0.0209748</text:p>
          </table:table-cell>
        </table:table-row>
        <table:table-row table:style-name="ro1">
          <table:table-cell office:value-type="float" office:value="37.7826" calcext:value-type="float">
            <text:p>37.7826</text:p>
          </table:table-cell>
          <table:table-cell office:value-type="float" office:value="0.105652" calcext:value-type="float">
            <text:p>0.105652</text:p>
          </table:table-cell>
          <table:table-cell office:value-type="float" office:value="179.894" calcext:value-type="float">
            <text:p>179.894</text:p>
          </table:table-cell>
          <table:table-cell office:value-type="float" office:value="0.592785" calcext:value-type="float">
            <text:p>0.592785</text:p>
          </table:table-cell>
          <table:table-cell office:value-type="float" office:value="180" calcext:value-type="float">
            <text:p>180</text:p>
          </table:table-cell>
          <table:table-cell office:value-type="float" office:value="0.553394" calcext:value-type="float">
            <text:p>0.553394</text:p>
          </table:table-cell>
          <table:table-cell office:value-type="float" office:value="0.0214299" calcext:value-type="float">
            <text:p>0.0214299</text:p>
          </table:table-cell>
        </table:table-row>
        <table:table-row table:style-name="ro1">
          <table:table-cell office:value-type="float" office:value="37.9017" calcext:value-type="float">
            <text:p>37.9017</text:p>
          </table:table-cell>
          <table:table-cell office:value-type="float" office:value="0.117538" calcext:value-type="float">
            <text:p>0.117538</text:p>
          </table:table-cell>
          <table:table-cell office:value-type="float" office:value="179.882" calcext:value-type="float">
            <text:p>179.882</text:p>
          </table:table-cell>
          <table:table-cell office:value-type="float" office:value="0.596733" calcext:value-type="float">
            <text:p>0.596733</text:p>
          </table:table-cell>
          <table:table-cell office:value-type="float" office:value="180" calcext:value-type="float">
            <text:p>180</text:p>
          </table:table-cell>
          <table:table-cell office:value-type="float" office:value="0.554723" calcext:value-type="float">
            <text:p>0.554723</text:p>
          </table:table-cell>
          <table:table-cell office:value-type="float" office:value="0.0220284" calcext:value-type="float">
            <text:p>0.0220284</text:p>
          </table:table-cell>
        </table:table-row>
        <table:table-row table:style-name="ro1">
          <table:table-cell office:value-type="float" office:value="38.0209" calcext:value-type="float">
            <text:p>38.0209</text:p>
          </table:table-cell>
          <table:table-cell office:value-type="float" office:value="0.129791" calcext:value-type="float">
            <text:p>0.129791</text:p>
          </table:table-cell>
          <table:table-cell office:value-type="float" office:value="179.87" calcext:value-type="float">
            <text:p>179.87</text:p>
          </table:table-cell>
          <table:table-cell office:value-type="float" office:value="0.599789" calcext:value-type="float">
            <text:p>0.5997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7244" calcext:value-type="float">
            <text:p>0.0227244</text:p>
          </table:table-cell>
        </table:table-row>
        <table:table-row table:style-name="ro1">
          <table:table-cell office:value-type="float" office:value="38.1456" calcext:value-type="float">
            <text:p>38.1456</text:p>
          </table:table-cell>
          <table:table-cell office:value-type="float" office:value="0.142883" calcext:value-type="float">
            <text:p>0.142883</text:p>
          </table:table-cell>
          <table:table-cell office:value-type="float" office:value="179.857" calcext:value-type="float">
            <text:p>179.857</text:p>
          </table:table-cell>
          <table:table-cell office:value-type="float" office:value="0.603414" calcext:value-type="float">
            <text:p>0.6034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1237" calcext:value-type="float">
            <text:p>0.0241237</text:p>
          </table:table-cell>
        </table:table-row>
        <table:table-row table:style-name="ro1">
          <table:table-cell office:value-type="float" office:value="38.2731" calcext:value-type="float">
            <text:p>38.2731</text:p>
          </table:table-cell>
          <table:table-cell office:value-type="float" office:value="0.15654" calcext:value-type="float">
            <text:p>0.15654</text:p>
          </table:table-cell>
          <table:table-cell office:value-type="float" office:value="179.843" calcext:value-type="float">
            <text:p>179.843</text:p>
          </table:table-cell>
          <table:table-cell office:value-type="float" office:value="0.606753" calcext:value-type="float">
            <text:p>0.6067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141" calcext:value-type="float">
            <text:p>0.025141</text:p>
          </table:table-cell>
        </table:table-row>
        <table:table-row table:style-name="ro1">
          <table:table-cell office:value-type="float" office:value="38.3983" calcext:value-type="float">
            <text:p>38.3983</text:p>
          </table:table-cell>
          <table:table-cell office:value-type="float" office:value="0.170074" calcext:value-type="float">
            <text:p>0.170074</text:p>
          </table:table-cell>
          <table:table-cell office:value-type="float" office:value="179.83" calcext:value-type="float">
            <text:p>179.83</text:p>
          </table:table-cell>
          <table:table-cell office:value-type="float" office:value="0.609193" calcext:value-type="float">
            <text:p>0.6091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2799" calcext:value-type="float">
            <text:p>0.0252799</text:p>
          </table:table-cell>
        </table:table-row>
        <table:table-row table:style-name="ro1">
          <table:table-cell office:value-type="float" office:value="38.5221" calcext:value-type="float">
            <text:p>38.5221</text:p>
          </table:table-cell>
          <table:table-cell office:value-type="float" office:value="0.183548" calcext:value-type="float">
            <text:p>0.183548</text:p>
          </table:table-cell>
          <table:table-cell office:value-type="float" office:value="179.816" calcext:value-type="float">
            <text:p>179.816</text:p>
          </table:table-cell>
          <table:table-cell office:value-type="float" office:value="0.611383" calcext:value-type="float">
            <text:p>0.6113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1797" calcext:value-type="float">
            <text:p>0.0251797</text:p>
          </table:table-cell>
        </table:table-row>
        <table:table-row table:style-name="ro1">
          <table:table-cell office:value-type="float" office:value="38.6381" calcext:value-type="float">
            <text:p>38.6381</text:p>
          </table:table-cell>
          <table:table-cell office:value-type="float" office:value="0.196213" calcext:value-type="float">
            <text:p>0.196213</text:p>
          </table:table-cell>
          <table:table-cell office:value-type="float" office:value="179.804" calcext:value-type="float">
            <text:p>179.804</text:p>
          </table:table-cell>
          <table:table-cell office:value-type="float" office:value="0.612672" calcext:value-type="float">
            <text:p>0.6126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3156" calcext:value-type="float">
            <text:p>0.0243156</text:p>
          </table:table-cell>
        </table:table-row>
        <table:table-row table:style-name="ro1">
          <table:table-cell office:value-type="float" office:value="38.7572" calcext:value-type="float">
            <text:p>38.7572</text:p>
          </table:table-cell>
          <table:table-cell office:value-type="float" office:value="0.209244" calcext:value-type="float">
            <text:p>0.209244</text:p>
          </table:table-cell>
          <table:table-cell office:value-type="float" office:value="179.791" calcext:value-type="float">
            <text:p>179.791</text:p>
          </table:table-cell>
          <table:table-cell office:value-type="float" office:value="0.614901" calcext:value-type="float">
            <text:p>0.6149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3297" calcext:value-type="float">
            <text:p>0.0243297</text:p>
          </table:table-cell>
        </table:table-row>
        <table:table-row table:style-name="ro1">
          <table:table-cell office:value-type="float" office:value="38.8732" calcext:value-type="float">
            <text:p>38.8732</text:p>
          </table:table-cell>
          <table:table-cell office:value-type="float" office:value="0.221939" calcext:value-type="float">
            <text:p>0.221939</text:p>
          </table:table-cell>
          <table:table-cell office:value-type="float" office:value="179.778" calcext:value-type="float">
            <text:p>179.778</text:p>
          </table:table-cell>
          <table:table-cell office:value-type="float" office:value="0.616692" calcext:value-type="float">
            <text:p>0.6166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9621" calcext:value-type="float">
            <text:p>0.0239621</text:p>
          </table:table-cell>
        </table:table-row>
        <table:table-row table:style-name="ro1">
          <table:table-cell office:value-type="float" office:value="38.9894" calcext:value-type="float">
            <text:p>38.9894</text:p>
          </table:table-cell>
          <table:table-cell office:value-type="float" office:value="0.234665" calcext:value-type="float">
            <text:p>0.234665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0.618797" calcext:value-type="float">
            <text:p>0.6187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9043" calcext:value-type="float">
            <text:p>0.0239043</text:p>
          </table:table-cell>
        </table:table-row>
        <table:table-row table:style-name="ro1">
          <table:table-cell office:value-type="float" office:value="39.1014" calcext:value-type="float">
            <text:p>39.1014</text:p>
          </table:table-cell>
          <table:table-cell office:value-type="float" office:value="0.246872" calcext:value-type="float">
            <text:p>0.246872</text:p>
          </table:table-cell>
          <table:table-cell office:value-type="float" office:value="179.753" calcext:value-type="float">
            <text:p>179.753</text:p>
          </table:table-cell>
          <table:table-cell office:value-type="float" office:value="0.620181" calcext:value-type="float">
            <text:p>0.62018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213" calcext:value-type="float">
            <text:p>0.023213</text:p>
          </table:table-cell>
        </table:table-row>
        <table:table-row table:style-name="ro1">
          <table:table-cell office:value-type="float" office:value="39.2157" calcext:value-type="float">
            <text:p>39.2157</text:p>
          </table:table-cell>
          <table:table-cell office:value-type="float" office:value="0.25943" calcext:value-type="float">
            <text:p>0.25943</text:p>
          </table:table-cell>
          <table:table-cell office:value-type="float" office:value="179.741" calcext:value-type="float">
            <text:p>179.741</text:p>
          </table:table-cell>
          <table:table-cell office:value-type="float" office:value="0.622612" calcext:value-type="float">
            <text:p>0.6226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5088" calcext:value-type="float">
            <text:p>0.0235088</text:p>
          </table:table-cell>
        </table:table-row>
        <table:table-row table:style-name="ro1">
          <table:table-cell office:value-type="float" office:value="39.3331" calcext:value-type="float">
            <text:p>39.3331</text:p>
          </table:table-cell>
          <table:table-cell office:value-type="float" office:value="0.27243" calcext:value-type="float">
            <text:p>0.27243</text:p>
          </table:table-cell>
          <table:table-cell office:value-type="float" office:value="179.728" calcext:value-type="float">
            <text:p>179.728</text:p>
          </table:table-cell>
          <table:table-cell office:value-type="float" office:value="0.625099" calcext:value-type="float">
            <text:p>0.62509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7855" calcext:value-type="float">
            <text:p>0.0237855</text:p>
          </table:table-cell>
        </table:table-row>
        <table:table-row table:style-name="ro1">
          <table:table-cell office:value-type="float" office:value="39.4449" calcext:value-type="float">
            <text:p>39.4449</text:p>
          </table:table-cell>
          <table:table-cell office:value-type="float" office:value="0.284897" calcext:value-type="float">
            <text:p>0.284897</text:p>
          </table:table-cell>
          <table:table-cell office:value-type="float" office:value="179.715" calcext:value-type="float">
            <text:p>179.715</text:p>
          </table:table-cell>
          <table:table-cell office:value-type="float" office:value="0.627005" calcext:value-type="float">
            <text:p>0.6270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5725" calcext:value-type="float">
            <text:p>0.0235725</text:p>
          </table:table-cell>
        </table:table-row>
        <table:table-row table:style-name="ro1">
          <table:table-cell office:value-type="float" office:value="39.5592" calcext:value-type="float">
            <text:p>39.5592</text:p>
          </table:table-cell>
          <table:table-cell office:value-type="float" office:value="0.297806" calcext:value-type="float">
            <text:p>0.297806</text:p>
          </table:table-cell>
          <table:table-cell office:value-type="float" office:value="179.702" calcext:value-type="float">
            <text:p>179.702</text:p>
          </table:table-cell>
          <table:table-cell office:value-type="float" office:value="0.629755" calcext:value-type="float">
            <text:p>0.6297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128" calcext:value-type="float">
            <text:p>0.024128</text:p>
          </table:table-cell>
        </table:table-row>
        <table:table-row table:style-name="ro1">
          <table:table-cell office:value-type="float" office:value="39.6771" calcext:value-type="float">
            <text:p>39.6771</text:p>
          </table:table-cell>
          <table:table-cell office:value-type="float" office:value="0.311371" calcext:value-type="float">
            <text:p>0.311371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0.632985" calcext:value-type="float">
            <text:p>0.6329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0519" calcext:value-type="float">
            <text:p>0.0250519</text:p>
          </table:table-cell>
        </table:table-row>
        <table:table-row table:style-name="ro1">
          <table:table-cell office:value-type="float" office:value="39.7975" calcext:value-type="float">
            <text:p>39.7975</text:p>
          </table:table-cell>
          <table:table-cell office:value-type="float" office:value="0.325409" calcext:value-type="float">
            <text:p>0.325409</text:p>
          </table:table-cell>
          <table:table-cell office:value-type="float" office:value="179.675" calcext:value-type="float">
            <text:p>179.675</text:p>
          </table:table-cell>
          <table:table-cell office:value-type="float" office:value="0.636183" calcext:value-type="float">
            <text:p>0.6361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863" calcext:value-type="float">
            <text:p>0.025863</text:p>
          </table:table-cell>
        </table:table-row>
        <table:table-row table:style-name="ro1">
          <table:table-cell office:value-type="float" office:value="39.9191" calcext:value-type="float">
            <text:p>39.9191</text:p>
          </table:table-cell>
          <table:table-cell office:value-type="float" office:value="0.339813" calcext:value-type="float">
            <text:p>0.339813</text:p>
          </table:table-cell>
          <table:table-cell office:value-type="float" office:value="179.66" calcext:value-type="float">
            <text:p>179.66</text:p>
          </table:table-cell>
          <table:table-cell office:value-type="float" office:value="0.639345" calcext:value-type="float">
            <text:p>0.6393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6577" calcext:value-type="float">
            <text:p>0.026577</text:p>
          </table:table-cell>
        </table:table-row>
        <table:table-row table:style-name="ro1">
          <table:table-cell office:value-type="float" office:value="40.0397" calcext:value-type="float">
            <text:p>40.0397</text:p>
          </table:table-cell>
          <table:table-cell office:value-type="float" office:value="0.354431" calcext:value-type="float">
            <text:p>0.354431</text:p>
          </table:table-cell>
          <table:table-cell office:value-type="float" office:value="179.646" calcext:value-type="float">
            <text:p>179.646</text:p>
          </table:table-cell>
          <table:table-cell office:value-type="float" office:value="0.642361" calcext:value-type="float">
            <text:p>0.6423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71078" calcext:value-type="float">
            <text:p>0.0271078</text:p>
          </table:table-cell>
        </table:table-row>
        <table:table-row table:style-name="ro1">
          <table:table-cell office:value-type="float" office:value="40.1627" calcext:value-type="float">
            <text:p>40.1627</text:p>
          </table:table-cell>
          <table:table-cell office:value-type="float" office:value="0.36969" calcext:value-type="float">
            <text:p>0.36969</text:p>
          </table:table-cell>
          <table:table-cell office:value-type="float" office:value="179.63" calcext:value-type="float">
            <text:p>179.63</text:p>
          </table:table-cell>
          <table:table-cell office:value-type="float" office:value="0.645997" calcext:value-type="float">
            <text:p>0.6459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81498" calcext:value-type="float">
            <text:p>0.0281498</text:p>
          </table:table-cell>
        </table:table-row>
        <table:table-row table:style-name="ro1">
          <table:table-cell office:value-type="float" office:value="40.2867" calcext:value-type="float">
            <text:p>40.2867</text:p>
          </table:table-cell>
          <table:table-cell office:value-type="float" office:value="0.3853" calcext:value-type="float">
            <text:p>0.3853</text:p>
          </table:table-cell>
          <table:table-cell office:value-type="float" office:value="179.615" calcext:value-type="float">
            <text:p>179.615</text:p>
          </table:table-cell>
          <table:table-cell office:value-type="float" office:value="0.649335" calcext:value-type="float">
            <text:p>0.6493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88339" calcext:value-type="float">
            <text:p>0.0288339</text:p>
          </table:table-cell>
        </table:table-row>
        <table:table-row table:style-name="ro1">
          <table:table-cell office:value-type="float" office:value="40.4113" calcext:value-type="float">
            <text:p>40.4113</text:p>
          </table:table-cell>
          <table:table-cell office:value-type="float" office:value="0.401215" calcext:value-type="float">
            <text:p>0.401215</text:p>
          </table:table-cell>
          <table:table-cell office:value-type="float" office:value="179.599" calcext:value-type="float">
            <text:p>179.599</text:p>
          </table:table-cell>
          <table:table-cell office:value-type="float" office:value="0.652756" calcext:value-type="float">
            <text:p>0.6527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95491" calcext:value-type="float">
            <text:p>0.0295491</text:p>
          </table:table-cell>
        </table:table-row>
        <table:table-row table:style-name="ro1">
          <table:table-cell office:value-type="float" office:value="40.5382" calcext:value-type="float">
            <text:p>40.5382</text:p>
          </table:table-cell>
          <table:table-cell office:value-type="float" office:value="0.417679" calcext:value-type="float">
            <text:p>0.417679</text:p>
          </table:table-cell>
          <table:table-cell office:value-type="float" office:value="179.582" calcext:value-type="float">
            <text:p>179.582</text:p>
          </table:table-cell>
          <table:table-cell office:value-type="float" office:value="0.656437" calcext:value-type="float">
            <text:p>0.6564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04314" calcext:value-type="float">
            <text:p>0.0304314</text:p>
          </table:table-cell>
        </table:table-row>
        <table:table-row table:style-name="ro1">
          <table:table-cell office:value-type="float" office:value="40.6652" calcext:value-type="float">
            <text:p>40.6652</text:p>
          </table:table-cell>
          <table:table-cell office:value-type="float" office:value="0.434433" calcext:value-type="float">
            <text:p>0.434433</text:p>
          </table:table-cell>
          <table:table-cell office:value-type="float" office:value="179.566" calcext:value-type="float">
            <text:p>179.566</text:p>
          </table:table-cell>
          <table:table-cell office:value-type="float" office:value="0.65998" calcext:value-type="float">
            <text:p>0.659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11264" calcext:value-type="float">
            <text:p>0.0311264</text:p>
          </table:table-cell>
        </table:table-row>
        <table:table-row table:style-name="ro1">
          <table:table-cell office:value-type="float" office:value="40.7933" calcext:value-type="float">
            <text:p>40.7933</text:p>
          </table:table-cell>
          <table:table-cell office:value-type="float" office:value="0.451553" calcext:value-type="float">
            <text:p>0.451553</text:p>
          </table:table-cell>
          <table:table-cell office:value-type="float" office:value="179.548" calcext:value-type="float">
            <text:p>179.548</text:p>
          </table:table-cell>
          <table:table-cell office:value-type="float" office:value="0.663523" calcext:value-type="float">
            <text:p>0.6635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17585" calcext:value-type="float">
            <text:p>0.0317585</text:p>
          </table:table-cell>
        </table:table-row>
        <table:table-row table:style-name="ro1">
          <table:table-cell office:value-type="float" office:value="40.9186" calcext:value-type="float">
            <text:p>40.9186</text:p>
          </table:table-cell>
          <table:table-cell office:value-type="float" office:value="0.468262" calcext:value-type="float">
            <text:p>0.468262</text:p>
          </table:table-cell>
          <table:table-cell office:value-type="float" office:value="179.532" calcext:value-type="float">
            <text:p>179.532</text:p>
          </table:table-cell>
          <table:table-cell office:value-type="float" office:value="0.666168" calcext:value-type="float">
            <text:p>0.6661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15633" calcext:value-type="float">
            <text:p>0.0315633</text:p>
          </table:table-cell>
        </table:table-row>
        <table:table-row table:style-name="ro1">
          <table:table-cell office:value-type="float" office:value="41.0443" calcext:value-type="float">
            <text:p>41.0443</text:p>
          </table:table-cell>
          <table:table-cell office:value-type="float" office:value="0.485138" calcext:value-type="float">
            <text:p>0.485138</text:p>
          </table:table-cell>
          <table:table-cell office:value-type="float" office:value="179.515" calcext:value-type="float">
            <text:p>179.515</text:p>
          </table:table-cell>
          <table:table-cell office:value-type="float" office:value="0.669098" calcext:value-type="float">
            <text:p>0.6690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16242" calcext:value-type="float">
            <text:p>0.0316242</text:p>
          </table:table-cell>
        </table:table-row>
        <table:table-row table:style-name="ro1">
          <table:table-cell office:value-type="float" office:value="41.1715" calcext:value-type="float">
            <text:p>41.1715</text:p>
          </table:table-cell>
          <table:table-cell office:value-type="float" office:value="0.502228" calcext:value-type="float">
            <text:p>0.502228</text:p>
          </table:table-cell>
          <table:table-cell office:value-type="float" office:value="179.498" calcext:value-type="float">
            <text:p>179.498</text:p>
          </table:table-cell>
          <table:table-cell office:value-type="float" office:value="0.67229" calcext:value-type="float">
            <text:p>0.672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19116" calcext:value-type="float">
            <text:p>0.0319116</text:p>
          </table:table-cell>
        </table:table-row>
        <table:table-row table:style-name="ro1">
          <table:table-cell office:value-type="float" office:value="41.3053" calcext:value-type="float">
            <text:p>41.3053</text:p>
          </table:table-cell>
          <table:table-cell office:value-type="float" office:value="0.520187" calcext:value-type="float">
            <text:p>0.520187</text:p>
          </table:table-cell>
          <table:table-cell office:value-type="float" office:value="179.48" calcext:value-type="float">
            <text:p>179.48</text:p>
          </table:table-cell>
          <table:table-cell office:value-type="float" office:value="0.676618" calcext:value-type="float">
            <text:p>0.6766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3186" calcext:value-type="float">
            <text:p>0.033186</text:p>
          </table:table-cell>
        </table:table-row>
        <table:table-row table:style-name="ro1">
          <table:table-cell office:value-type="float" office:value="41.4283" calcext:value-type="float">
            <text:p>41.4283</text:p>
          </table:table-cell>
          <table:table-cell office:value-type="float" office:value="0.536499" calcext:value-type="float">
            <text:p>0.536499</text:p>
          </table:table-cell>
          <table:table-cell office:value-type="float" office:value="179.464" calcext:value-type="float">
            <text:p>179.464</text:p>
          </table:table-cell>
          <table:table-cell office:value-type="float" office:value="0.6777" calcext:value-type="float">
            <text:p>0.67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14956" calcext:value-type="float">
            <text:p>0.0314956</text:p>
          </table:table-cell>
        </table:table-row>
        <table:table-row table:style-name="ro1">
          <table:table-cell office:value-type="float" office:value="41.5536" calcext:value-type="float">
            <text:p>41.5536</text:p>
          </table:table-cell>
          <table:table-cell office:value-type="float" office:value="0.552948" calcext:value-type="float">
            <text:p>0.552948</text:p>
          </table:table-cell>
          <table:table-cell office:value-type="float" office:value="179.447" calcext:value-type="float">
            <text:p>179.447</text:p>
          </table:table-cell>
          <table:table-cell office:value-type="float" office:value="0.68021" calcext:value-type="float">
            <text:p>0.680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12092" calcext:value-type="float">
            <text:p>0.0312092</text:p>
          </table:table-cell>
        </table:table-row>
        <table:table-row table:style-name="ro1">
          <table:table-cell office:value-type="float" office:value="41.6803" calcext:value-type="float">
            <text:p>41.6803</text:p>
          </table:table-cell>
          <table:table-cell office:value-type="float" office:value="0.569397" calcext:value-type="float">
            <text:p>0.569397</text:p>
          </table:table-cell>
          <table:table-cell office:value-type="float" office:value="179.431" calcext:value-type="float">
            <text:p>179.431</text:p>
          </table:table-cell>
          <table:table-cell office:value-type="float" office:value="0.682661" calcext:value-type="float">
            <text:p>0.6826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08632" calcext:value-type="float">
            <text:p>0.0308632</text:p>
          </table:table-cell>
        </table:table-row>
        <table:table-row table:style-name="ro1">
          <table:table-cell office:value-type="float" office:value="41.8014" calcext:value-type="float">
            <text:p>41.8014</text:p>
          </table:table-cell>
          <table:table-cell office:value-type="float" office:value="0.584946" calcext:value-type="float">
            <text:p>0.584946</text:p>
          </table:table-cell>
          <table:table-cell office:value-type="float" office:value="179.415" calcext:value-type="float">
            <text:p>179.415</text:p>
          </table:table-cell>
          <table:table-cell office:value-type="float" office:value="0.683979" calcext:value-type="float">
            <text:p>0.6839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95384" calcext:value-type="float">
            <text:p>0.0295384</text:p>
          </table:table-cell>
        </table:table-row>
        <table:table-row table:style-name="ro1">
          <table:table-cell office:value-type="float" office:value="41.9264" calcext:value-type="float">
            <text:p>41.9264</text:p>
          </table:table-cell>
          <table:table-cell office:value-type="float" office:value="0.600754" calcext:value-type="float">
            <text:p>0.600754</text:p>
          </table:table-cell>
          <table:table-cell office:value-type="float" office:value="179.399" calcext:value-type="float">
            <text:p>179.399</text:p>
          </table:table-cell>
          <table:table-cell office:value-type="float" office:value="0.686742" calcext:value-type="float">
            <text:p>0.6867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96138" calcext:value-type="float">
            <text:p>0.0296138</text:p>
          </table:table-cell>
        </table:table-row>
        <table:table-row table:style-name="ro1">
          <table:table-cell office:value-type="float" office:value="42.0533" calcext:value-type="float">
            <text:p>42.0533</text:p>
          </table:table-cell>
          <table:table-cell office:value-type="float" office:value="0.616531" calcext:value-type="float">
            <text:p>0.616531</text:p>
          </table:table-cell>
          <table:table-cell office:value-type="float" office:value="179.383" calcext:value-type="float">
            <text:p>179.383</text:p>
          </table:table-cell>
          <table:table-cell office:value-type="float" office:value="0.689327" calcext:value-type="float">
            <text:p>0.68932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95164" calcext:value-type="float">
            <text:p>0.0295164</text:p>
          </table:table-cell>
        </table:table-row>
        <table:table-row table:style-name="ro1">
          <table:table-cell office:value-type="float" office:value="42.1708" calcext:value-type="float">
            <text:p>42.1708</text:p>
          </table:table-cell>
          <table:table-cell office:value-type="float" office:value="0.630966" calcext:value-type="float">
            <text:p>0.630966</text:p>
          </table:table-cell>
          <table:table-cell office:value-type="float" office:value="179.369" calcext:value-type="float">
            <text:p>179.369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74663" calcext:value-type="float">
            <text:p>0.0274663</text:p>
          </table:table-cell>
        </table:table-row>
        <table:table-row table:style-name="ro1">
          <table:table-cell office:value-type="float" office:value="42.2997" calcext:value-type="float">
            <text:p>42.2997</text:p>
          </table:table-cell>
          <table:table-cell office:value-type="float" office:value="0.646637" calcext:value-type="float">
            <text:p>0.646637</text:p>
          </table:table-cell>
          <table:table-cell office:value-type="float" office:value="179.353" calcext:value-type="float">
            <text:p>179.353</text:p>
          </table:table-cell>
          <table:table-cell office:value-type="float" office:value="0.693638" calcext:value-type="float">
            <text:p>0.6936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87096" calcext:value-type="float">
            <text:p>0.0287096</text:p>
          </table:table-cell>
        </table:table-row>
        <table:table-row table:style-name="ro1">
          <table:table-cell office:value-type="float" office:value="42.4266" calcext:value-type="float">
            <text:p>42.4266</text:p>
          </table:table-cell>
          <table:table-cell office:value-type="float" office:value="0.661835" calcext:value-type="float">
            <text:p>0.661835</text:p>
          </table:table-cell>
          <table:table-cell office:value-type="float" office:value="179.338" calcext:value-type="float">
            <text:p>179.338</text:p>
          </table:table-cell>
          <table:table-cell office:value-type="float" office:value="0.696075" calcext:value-type="float">
            <text:p>0.6960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85629" calcext:value-type="float">
            <text:p>0.0285629</text:p>
          </table:table-cell>
        </table:table-row>
        <table:table-row table:style-name="ro1">
          <table:table-cell office:value-type="float" office:value="42.5499" calcext:value-type="float">
            <text:p>42.5499</text:p>
          </table:table-cell>
          <table:table-cell office:value-type="float" office:value="0.676453" calcext:value-type="float">
            <text:p>0.676453</text:p>
          </table:table-cell>
          <table:table-cell office:value-type="float" office:value="179.324" calcext:value-type="float">
            <text:p>179.324</text:p>
          </table:table-cell>
          <table:table-cell office:value-type="float" office:value="0.697667" calcext:value-type="float">
            <text:p>0.6976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76703" calcext:value-type="float">
            <text:p>0.0276703</text:p>
          </table:table-cell>
        </table:table-row>
        <table:table-row table:style-name="ro1">
          <table:table-cell office:value-type="float" office:value="42.6727" calcext:value-type="float">
            <text:p>42.6727</text:p>
          </table:table-cell>
          <table:table-cell office:value-type="float" office:value="0.690887" calcext:value-type="float">
            <text:p>0.690887</text:p>
          </table:table-cell>
          <table:table-cell office:value-type="float" office:value="179.309" calcext:value-type="float">
            <text:p>179.309</text:p>
          </table:table-cell>
          <table:table-cell office:value-type="float" office:value="0.699734" calcext:value-type="float">
            <text:p>0.6997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72831" calcext:value-type="float">
            <text:p>0.0272831</text:p>
          </table:table-cell>
        </table:table-row>
        <table:table-row table:style-name="ro1">
          <table:table-cell office:value-type="float" office:value="42.7946" calcext:value-type="float">
            <text:p>42.7946</text:p>
          </table:table-cell>
          <table:table-cell office:value-type="float" office:value="0.704971" calcext:value-type="float">
            <text:p>0.704971</text:p>
          </table:table-cell>
          <table:table-cell office:value-type="float" office:value="179.295" calcext:value-type="float">
            <text:p>179.295</text:p>
          </table:table-cell>
          <table:table-cell office:value-type="float" office:value="0.701621" calcext:value-type="float">
            <text:p>0.7016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67762" calcext:value-type="float">
            <text:p>0.0267762</text:p>
          </table:table-cell>
        </table:table-row>
        <table:table-row table:style-name="ro1">
          <table:table-cell office:value-type="float" office:value="42.9269" calcext:value-type="float">
            <text:p>42.9269</text:p>
          </table:table-cell>
          <table:table-cell office:value-type="float" office:value="0.720184" calcext:value-type="float">
            <text:p>0.720184</text:p>
          </table:table-cell>
          <table:table-cell office:value-type="float" office:value="179.28" calcext:value-type="float">
            <text:p>179.28</text:p>
          </table:table-cell>
          <table:table-cell office:value-type="float" office:value="0.705245" calcext:value-type="float">
            <text:p>0.7052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78138" calcext:value-type="float">
            <text:p>0.0278138</text:p>
          </table:table-cell>
        </table:table-row>
        <table:table-row table:style-name="ro1">
          <table:table-cell office:value-type="float" office:value="43.0531" calcext:value-type="float">
            <text:p>43.0531</text:p>
          </table:table-cell>
          <table:table-cell office:value-type="float" office:value="0.734528" calcext:value-type="float">
            <text:p>0.734528</text:p>
          </table:table-cell>
          <table:table-cell office:value-type="float" office:value="179.265" calcext:value-type="float">
            <text:p>179.265</text:p>
          </table:table-cell>
          <table:table-cell office:value-type="float" office:value="0.70708" calcext:value-type="float">
            <text:p>0.707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72105" calcext:value-type="float">
            <text:p>0.0272105</text:p>
          </table:table-cell>
        </table:table-row>
        <table:table-row table:style-name="ro1">
          <table:table-cell office:value-type="float" office:value="43.1771" calcext:value-type="float">
            <text:p>43.1771</text:p>
          </table:table-cell>
          <table:table-cell office:value-type="float" office:value="0.748596" calcext:value-type="float">
            <text:p>0.748596</text:p>
          </table:table-cell>
          <table:table-cell office:value-type="float" office:value="179.251" calcext:value-type="float">
            <text:p>179.251</text:p>
          </table:table-cell>
          <table:table-cell office:value-type="float" office:value="0.708967" calcext:value-type="float">
            <text:p>0.7089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67053" calcext:value-type="float">
            <text:p>0.0267053</text:p>
          </table:table-cell>
        </table:table-row>
        <table:table-row table:style-name="ro1">
          <table:table-cell office:value-type="float" office:value="43.2999" calcext:value-type="float">
            <text:p>43.2999</text:p>
          </table:table-cell>
          <table:table-cell office:value-type="float" office:value="0.76239" calcext:value-type="float">
            <text:p>0.76239</text:p>
          </table:table-cell>
          <table:table-cell office:value-type="float" office:value="179.238" calcext:value-type="float">
            <text:p>179.238</text:p>
          </table:table-cell>
          <table:table-cell office:value-type="float" office:value="0.710887" calcext:value-type="float">
            <text:p>0.7108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62806" calcext:value-type="float">
            <text:p>0.0262806</text:p>
          </table:table-cell>
        </table:table-row>
        <table:table-row table:style-name="ro1">
          <table:table-cell office:value-type="float" office:value="43.4232" calcext:value-type="float">
            <text:p>43.4232</text:p>
          </table:table-cell>
          <table:table-cell office:value-type="float" office:value="0.776138" calcext:value-type="float">
            <text:p>0.776138</text:p>
          </table:table-cell>
          <table:table-cell office:value-type="float" office:value="179.224" calcext:value-type="float">
            <text:p>179.224</text:p>
          </table:table-cell>
          <table:table-cell office:value-type="float" office:value="0.712805" calcext:value-type="float">
            <text:p>0.7128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8619" calcext:value-type="float">
            <text:p>0.0258619</text:p>
          </table:table-cell>
        </table:table-row>
        <table:table-row table:style-name="ro1">
          <table:table-cell office:value-type="float" office:value="43.5482" calcext:value-type="float">
            <text:p>43.5482</text:p>
          </table:table-cell>
          <table:table-cell office:value-type="float" office:value="0.789993" calcext:value-type="float">
            <text:p>0.789993</text:p>
          </table:table-cell>
          <table:table-cell office:value-type="float" office:value="179.21" calcext:value-type="float">
            <text:p>179.21</text:p>
          </table:table-cell>
          <table:table-cell office:value-type="float" office:value="0.715264" calcext:value-type="float">
            <text:p>0.7152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965" calcext:value-type="float">
            <text:p>0.025965</text:p>
          </table:table-cell>
        </table:table-row>
        <table:table-row table:style-name="ro1">
          <table:table-cell office:value-type="float" office:value="43.6759" calcext:value-type="float">
            <text:p>43.6759</text:p>
          </table:table-cell>
          <table:table-cell office:value-type="float" office:value="0.804123" calcext:value-type="float">
            <text:p>0.804123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718089" calcext:value-type="float">
            <text:p>0.7180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63878" calcext:value-type="float">
            <text:p>0.0263878</text:p>
          </table:table-cell>
        </table:table-row>
        <table:table-row table:style-name="ro1">
          <table:table-cell office:value-type="float" office:value="43.8011" calcext:value-type="float">
            <text:p>43.8011</text:p>
          </table:table-cell>
          <table:table-cell office:value-type="float" office:value="0.817749" calcext:value-type="float">
            <text:p>0.817749</text:p>
          </table:table-cell>
          <table:table-cell office:value-type="float" office:value="179.182" calcext:value-type="float">
            <text:p>179.182</text:p>
          </table:table-cell>
          <table:table-cell office:value-type="float" office:value="0.719787" calcext:value-type="float">
            <text:p>0.7197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7701" calcext:value-type="float">
            <text:p>0.0257701</text:p>
          </table:table-cell>
        </table:table-row>
        <table:table-row table:style-name="ro1">
          <table:table-cell office:value-type="float" office:value="43.9227" calcext:value-type="float">
            <text:p>43.9227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179.169" calcext:value-type="float">
            <text:p>179.169</text:p>
          </table:table-cell>
          <table:table-cell office:value-type="float" office:value="0.721414" calcext:value-type="float">
            <text:p>0.7214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5148" calcext:value-type="float">
            <text:p>0.025148</text:p>
          </table:table-cell>
        </table:table-row>
        <table:table-row table:style-name="ro1">
          <table:table-cell office:value-type="float" office:value="44.0453" calcext:value-type="float">
            <text:p>44.0453</text:p>
          </table:table-cell>
          <table:table-cell office:value-type="float" office:value="0.844131" calcext:value-type="float">
            <text:p>0.844131</text:p>
          </table:table-cell>
          <table:table-cell office:value-type="float" office:value="179.156" calcext:value-type="float">
            <text:p>179.156</text:p>
          </table:table-cell>
          <table:table-cell office:value-type="float" office:value="0.723247" calcext:value-type="float">
            <text:p>0.7232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7443" calcext:value-type="float">
            <text:p>0.0247443</text:p>
          </table:table-cell>
        </table:table-row>
        <table:table-row table:style-name="ro1">
          <table:table-cell office:value-type="float" office:value="44.1674" calcext:value-type="float">
            <text:p>44.1674</text:p>
          </table:table-cell>
          <table:table-cell office:value-type="float" office:value="0.857208" calcext:value-type="float">
            <text:p>0.857208</text:p>
          </table:table-cell>
          <table:table-cell office:value-type="float" office:value="179.143" calcext:value-type="float">
            <text:p>179.143</text:p>
          </table:table-cell>
          <table:table-cell office:value-type="float" office:value="0.725364" calcext:value-type="float">
            <text:p>0.7253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6384" calcext:value-type="float">
            <text:p>0.0246384</text:p>
          </table:table-cell>
        </table:table-row>
        <table:table-row table:style-name="ro1">
          <table:table-cell office:value-type="float" office:value="44.2906" calcext:value-type="float">
            <text:p>44.2906</text:p>
          </table:table-cell>
          <table:table-cell office:value-type="float" office:value="0.870148" calcext:value-type="float">
            <text:p>0.870148</text:p>
          </table:table-cell>
          <table:table-cell office:value-type="float" office:value="179.13" calcext:value-type="float">
            <text:p>179.13</text:p>
          </table:table-cell>
          <table:table-cell office:value-type="float" office:value="0.727345" calcext:value-type="float">
            <text:p>0.7273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4202" calcext:value-type="float">
            <text:p>0.0244202</text:p>
          </table:table-cell>
        </table:table-row>
        <table:table-row table:style-name="ro1">
          <table:table-cell office:value-type="float" office:value="44.4108" calcext:value-type="float">
            <text:p>44.4108</text:p>
          </table:table-cell>
          <table:table-cell office:value-type="float" office:value="0.88266" calcext:value-type="float">
            <text:p>0.88266</text:p>
          </table:table-cell>
          <table:table-cell office:value-type="float" office:value="179.117" calcext:value-type="float">
            <text:p>179.117</text:p>
          </table:table-cell>
          <table:table-cell office:value-type="float" office:value="0.728825" calcext:value-type="float">
            <text:p>0.7288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7725" calcext:value-type="float">
            <text:p>0.0237725</text:p>
          </table:table-cell>
        </table:table-row>
        <table:table-row table:style-name="ro1">
          <table:table-cell office:value-type="float" office:value="44.536" calcext:value-type="float">
            <text:p>44.536</text:p>
          </table:table-cell>
          <table:table-cell office:value-type="float" office:value="0.895523" calcext:value-type="float">
            <text:p>0.895523</text:p>
          </table:table-cell>
          <table:table-cell office:value-type="float" office:value="179.104" calcext:value-type="float">
            <text:p>179.104</text:p>
          </table:table-cell>
          <table:table-cell office:value-type="float" office:value="0.731275" calcext:value-type="float">
            <text:p>0.7312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0366" calcext:value-type="float">
            <text:p>0.0240366</text:p>
          </table:table-cell>
        </table:table-row>
        <table:table-row table:style-name="ro1">
          <table:table-cell office:value-type="float" office:value="44.6639" calcext:value-type="float">
            <text:p>44.6639</text:p>
          </table:table-cell>
          <table:table-cell office:value-type="float" office:value="0.908417" calcext:value-type="float">
            <text:p>0.908417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33464" calcext:value-type="float">
            <text:p>0.7334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40332" calcext:value-type="float">
            <text:p>0.0240332</text:p>
          </table:table-cell>
        </table:table-row>
        <table:table-row table:style-name="ro1">
          <table:table-cell office:value-type="float" office:value="44.7863" calcext:value-type="float">
            <text:p>44.7863</text:p>
          </table:table-cell>
          <table:table-cell office:value-type="float" office:value="0.920578" calcext:value-type="float">
            <text:p>0.920578</text:p>
          </table:table-cell>
          <table:table-cell office:value-type="float" office:value="179.079" calcext:value-type="float">
            <text:p>179.079</text:p>
          </table:table-cell>
          <table:table-cell office:value-type="float" office:value="0.734754" calcext:value-type="float">
            <text:p>0.7347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32559" calcext:value-type="float">
            <text:p>0.0232559</text:p>
          </table:table-cell>
        </table:table-row>
        <table:table-row table:style-name="ro1">
          <table:table-cell office:value-type="float" office:value="44.9086" calcext:value-type="float">
            <text:p>44.9086</text:p>
          </table:table-cell>
          <table:table-cell office:value-type="float" office:value="0.932556" calcext:value-type="float">
            <text:p>0.932556</text:p>
          </table:table-cell>
          <table:table-cell office:value-type="float" office:value="179.067" calcext:value-type="float">
            <text:p>179.067</text:p>
          </table:table-cell>
          <table:table-cell office:value-type="float" office:value="0.736388" calcext:value-type="float">
            <text:p>0.7363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8536" calcext:value-type="float">
            <text:p>0.0228536</text:p>
          </table:table-cell>
        </table:table-row>
        <table:table-row table:style-name="ro1">
          <table:table-cell office:value-type="float" office:value="45.0341" calcext:value-type="float">
            <text:p>45.0341</text:p>
          </table:table-cell>
          <table:table-cell office:value-type="float" office:value="0.944733" calcext:value-type="float">
            <text:p>0.944733</text:p>
          </table:table-cell>
          <table:table-cell office:value-type="float" office:value="179.055" calcext:value-type="float">
            <text:p>179.055</text:p>
          </table:table-cell>
          <table:table-cell office:value-type="float" office:value="0.73848" calcext:value-type="float">
            <text:p>0.738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8756" calcext:value-type="float">
            <text:p>0.0228756</text:p>
          </table:table-cell>
        </table:table-row>
        <table:table-row table:style-name="ro1">
          <table:table-cell office:value-type="float" office:value="45.1608" calcext:value-type="float">
            <text:p>45.1608</text:p>
          </table:table-cell>
          <table:table-cell office:value-type="float" office:value="0.95694" calcext:value-type="float">
            <text:p>0.95694</text:p>
          </table:table-cell>
          <table:table-cell office:value-type="float" office:value="179.043" calcext:value-type="float">
            <text:p>179.043</text:p>
          </table:table-cell>
          <table:table-cell office:value-type="float" office:value="0.740563" calcext:value-type="float">
            <text:p>0.7405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8837" calcext:value-type="float">
            <text:p>0.0228837</text:p>
          </table:table-cell>
        </table:table-row>
        <table:table-row table:style-name="ro1">
          <table:table-cell office:value-type="float" office:value="45.286" calcext:value-type="float">
            <text:p>45.286</text:p>
          </table:table-cell>
          <table:table-cell office:value-type="float" office:value="0.968811" calcext:value-type="float">
            <text:p>0.968811</text:p>
          </table:table-cell>
          <table:table-cell office:value-type="float" office:value="179.031" calcext:value-type="float">
            <text:p>179.031</text:p>
          </table:table-cell>
          <table:table-cell office:value-type="float" office:value="0.742212" calcext:value-type="float">
            <text:p>0.7422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5144" calcext:value-type="float">
            <text:p>0.0225144</text:p>
          </table:table-cell>
        </table:table-row>
        <table:table-row table:style-name="ro1">
          <table:table-cell office:value-type="float" office:value="45.4196" calcext:value-type="float">
            <text:p>45.4196</text:p>
          </table:table-cell>
          <table:table-cell office:value-type="float" office:value="0.981262" calcext:value-type="float">
            <text:p>0.981262</text:p>
          </table:table-cell>
          <table:table-cell office:value-type="float" office:value="179.019" calcext:value-type="float">
            <text:p>179.019</text:p>
          </table:table-cell>
          <table:table-cell office:value-type="float" office:value="0.744573" calcext:value-type="float">
            <text:p>0.7445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7586" calcext:value-type="float">
            <text:p>0.0227586</text:p>
          </table:table-cell>
        </table:table-row>
        <table:table-row table:style-name="ro1">
          <table:table-cell office:value-type="float" office:value="45.5448" calcext:value-type="float">
            <text:p>45.5448</text:p>
          </table:table-cell>
          <table:table-cell office:value-type="float" office:value="0.992691" calcext:value-type="float">
            <text:p>0.992691</text:p>
          </table:table-cell>
          <table:table-cell office:value-type="float" office:value="179.007" calcext:value-type="float">
            <text:p>179.007</text:p>
          </table:table-cell>
          <table:table-cell office:value-type="float" office:value="0.745668" calcext:value-type="float">
            <text:p>0.7456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19102" calcext:value-type="float">
            <text:p>0.0219102</text:p>
          </table:table-cell>
        </table:table-row>
        <table:table-row table:style-name="ro1">
          <table:table-cell office:value-type="float" office:value="45.6691" calcext:value-type="float">
            <text:p>45.6691</text:p>
          </table:table-cell>
          <table:table-cell office:value-type="float" office:value="1.00371" calcext:value-type="float">
            <text:p>1.00371</text:p>
          </table:table-cell>
          <table:table-cell office:value-type="float" office:value="178.996" calcext:value-type="float">
            <text:p>178.996</text:p>
          </table:table-cell>
          <table:table-cell office:value-type="float" office:value="0.746705" calcext:value-type="float">
            <text:p>0.7467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10746" calcext:value-type="float">
            <text:p>0.0210746</text:p>
          </table:table-cell>
        </table:table-row>
        <table:table-row table:style-name="ro1">
          <table:table-cell office:value-type="float" office:value="45.7904" calcext:value-type="float">
            <text:p>45.7904</text:p>
          </table:table-cell>
          <table:table-cell office:value-type="float" office:value="1.01421" calcext:value-type="float">
            <text:p>1.01421</text:p>
          </table:table-cell>
          <table:table-cell office:value-type="float" office:value="178.986" calcext:value-type="float">
            <text:p>178.986</text:p>
          </table:table-cell>
          <table:table-cell office:value-type="float" office:value="0.747376" calcext:value-type="float">
            <text:p>0.7473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99609" calcext:value-type="float">
            <text:p>0.0199609</text:p>
          </table:table-cell>
        </table:table-row>
        <table:table-row table:style-name="ro1">
          <table:table-cell office:value-type="float" office:value="45.9105" calcext:value-type="float">
            <text:p>45.9105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178.976" calcext:value-type="float">
            <text:p>178.976</text:p>
          </table:table-cell>
          <table:table-cell office:value-type="float" office:value="0.748212" calcext:value-type="float">
            <text:p>0.7482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91001" calcext:value-type="float">
            <text:p>0.0191001</text:p>
          </table:table-cell>
        </table:table-row>
        <table:table-row table:style-name="ro1">
          <table:table-cell office:value-type="float" office:value="46.0287" calcext:value-type="float">
            <text:p>46.0287</text:p>
          </table:table-cell>
          <table:table-cell office:value-type="float" office:value="1.03354" calcext:value-type="float">
            <text:p>1.03354</text:p>
          </table:table-cell>
          <table:table-cell office:value-type="float" office:value="178.966" calcext:value-type="float">
            <text:p>178.966</text:p>
          </table:table-cell>
          <table:table-cell office:value-type="float" office:value="0.748718" calcext:value-type="float">
            <text:p>0.7487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8016" calcext:value-type="float">
            <text:p>0.018016</text:p>
          </table:table-cell>
        </table:table-row>
        <table:table-row table:style-name="ro1">
          <table:table-cell office:value-type="float" office:value="46.15" calcext:value-type="float">
            <text:p>46.15</text:p>
          </table:table-cell>
          <table:table-cell office:value-type="float" office:value="1.04263" calcext:value-type="float">
            <text:p>1.04263</text:p>
          </table:table-cell>
          <table:table-cell office:value-type="float" office:value="178.957" calcext:value-type="float">
            <text:p>178.957</text:p>
          </table:table-cell>
          <table:table-cell office:value-type="float" office:value="0.749679" calcext:value-type="float">
            <text:p>0.7496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74316" calcext:value-type="float">
            <text:p>0.0174316</text:p>
          </table:table-cell>
        </table:table-row>
        <table:table-row table:style-name="ro1">
          <table:table-cell office:value-type="float" office:value="46.2767" calcext:value-type="float">
            <text:p>46.2767</text:p>
          </table:table-cell>
          <table:table-cell office:value-type="float" office:value="1.05151" calcext:value-type="float">
            <text:p>1.05151</text:p>
          </table:table-cell>
          <table:table-cell office:value-type="float" office:value="178.948" calcext:value-type="float">
            <text:p>178.948</text:p>
          </table:table-cell>
          <table:table-cell office:value-type="float" office:value="0.750611" calcext:value-type="float">
            <text:p>0.7506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68541" calcext:value-type="float">
            <text:p>0.0168541</text:p>
          </table:table-cell>
        </table:table-row>
        <table:table-row table:style-name="ro1">
          <table:table-cell office:value-type="float" office:value="46.4022" calcext:value-type="float">
            <text:p>46.4022</text:p>
          </table:table-cell>
          <table:table-cell office:value-type="float" office:value="1.05969" calcext:value-type="float">
            <text:p>1.05969</text:p>
          </table:table-cell>
          <table:table-cell office:value-type="float" office:value="178.94" calcext:value-type="float">
            <text:p>178.94</text:p>
          </table:table-cell>
          <table:table-cell office:value-type="float" office:value="0.750942" calcext:value-type="float">
            <text:p>0.7509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57948" calcext:value-type="float">
            <text:p>0.0157948</text:p>
          </table:table-cell>
        </table:table-row>
        <table:table-row table:style-name="ro1">
          <table:table-cell office:value-type="float" office:value="46.526" calcext:value-type="float">
            <text:p>46.526</text:p>
          </table:table-cell>
          <table:table-cell office:value-type="float" office:value="1.06714" calcext:value-type="float">
            <text:p>1.06714</text:p>
          </table:table-cell>
          <table:table-cell office:value-type="float" office:value="178.933" calcext:value-type="float">
            <text:p>178.933</text:p>
          </table:table-cell>
          <table:table-cell office:value-type="float" office:value="0.750943" calcext:value-type="float">
            <text:p>0.7509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45299" calcext:value-type="float">
            <text:p>0.0145299</text:p>
          </table:table-cell>
        </table:table-row>
        <table:table-row table:style-name="ro1">
          <table:table-cell office:value-type="float" office:value="46.6573" calcext:value-type="float">
            <text:p>46.6573</text:p>
          </table:table-cell>
          <table:table-cell office:value-type="float" office:value="1.07411" calcext:value-type="float">
            <text:p>1.07411</text:p>
          </table:table-cell>
          <table:table-cell office:value-type="float" office:value="178.926" calcext:value-type="float">
            <text:p>178.926</text:p>
          </table:table-cell>
          <table:table-cell office:value-type="float" office:value="0.750987" calcext:value-type="float">
            <text:p>0.7509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33885" calcext:value-type="float">
            <text:p>0.0133885</text:p>
          </table:table-cell>
        </table:table-row>
        <table:table-row table:style-name="ro1">
          <table:table-cell office:value-type="float" office:value="46.7787" calcext:value-type="float">
            <text:p>46.7787</text:p>
          </table:table-cell>
          <table:table-cell office:value-type="float" office:value="1.0797" calcext:value-type="float">
            <text:p>1.0797</text:p>
          </table:table-cell>
          <table:table-cell office:value-type="float" office:value="178.92" calcext:value-type="float">
            <text:p>178.92</text:p>
          </table:table-cell>
          <table:table-cell office:value-type="float" office:value="0.749952" calcext:value-type="float">
            <text:p>0.7499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14031" calcext:value-type="float">
            <text:p>0.0114031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1.08467" calcext:value-type="float">
            <text:p>1.08467</text:p>
          </table:table-cell>
          <table:table-cell office:value-type="float" office:value="178.915" calcext:value-type="float">
            <text:p>178.915</text:p>
          </table:table-cell>
          <table:table-cell office:value-type="float" office:value="0.749358" calcext:value-type="float">
            <text:p>0.7493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96346" calcext:value-type="float">
            <text:p>0.00996346</text:p>
          </table:table-cell>
        </table:table-row>
        <table:table-row table:style-name="ro1">
          <table:table-cell office:value-type="float" office:value="47.0221" calcext:value-type="float">
            <text:p>47.0221</text:p>
          </table:table-cell>
          <table:table-cell office:value-type="float" office:value="1.08884" calcext:value-type="float">
            <text:p>1.08884</text:p>
          </table:table-cell>
          <table:table-cell office:value-type="float" office:value="178.911" calcext:value-type="float">
            <text:p>178.911</text:p>
          </table:table-cell>
          <table:table-cell office:value-type="float" office:value="0.748634" calcext:value-type="float">
            <text:p>0.7486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53223" calcext:value-type="float">
            <text:p>0.00853223</text:p>
          </table:table-cell>
        </table:table-row>
        <table:table-row table:style-name="ro1">
          <table:table-cell office:value-type="float" office:value="47.1412" calcext:value-type="float">
            <text:p>47.1412</text:p>
          </table:table-cell>
          <table:table-cell office:value-type="float" office:value="1.09215" calcext:value-type="float">
            <text:p>1.09215</text:p>
          </table:table-cell>
          <table:table-cell office:value-type="float" office:value="178.908" calcext:value-type="float">
            <text:p>178.908</text:p>
          </table:table-cell>
          <table:table-cell office:value-type="float" office:value="0.747553" calcext:value-type="float">
            <text:p>0.7475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88808" calcext:value-type="float">
            <text:p>0.00688808</text:p>
          </table:table-cell>
        </table:table-row>
        <table:table-row table:style-name="ro1">
          <table:table-cell office:value-type="float" office:value="47.2606" calcext:value-type="float">
            <text:p>47.2606</text:p>
          </table:table-cell>
          <table:table-cell office:value-type="float" office:value="1.09482" calcext:value-type="float">
            <text:p>1.09482</text:p>
          </table:table-cell>
          <table:table-cell office:value-type="float" office:value="178.905" calcext:value-type="float">
            <text:p>178.905</text:p>
          </table:table-cell>
          <table:table-cell office:value-type="float" office:value="0.746719" calcext:value-type="float">
            <text:p>0.7467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59959" calcext:value-type="float">
            <text:p>0.00559959</text:p>
          </table:table-cell>
        </table:table-row>
        <table:table-row table:style-name="ro1">
          <table:table-cell office:value-type="float" office:value="47.3868" calcext:value-type="float">
            <text:p>47.3868</text:p>
          </table:table-cell>
          <table:table-cell office:value-type="float" office:value="1.09683" calcext:value-type="float">
            <text:p>1.09683</text:p>
          </table:table-cell>
          <table:table-cell office:value-type="float" office:value="178.903" calcext:value-type="float">
            <text:p>178.903</text:p>
          </table:table-cell>
          <table:table-cell office:value-type="float" office:value="0.745835" calcext:value-type="float">
            <text:p>0.7458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37331" calcext:value-type="float">
            <text:p>0.00437331</text:p>
          </table:table-cell>
        </table:table-row>
        <table:table-row table:style-name="ro1">
          <table:table-cell office:value-type="float" office:value="47.5052" calcext:value-type="float">
            <text:p>47.5052</text:p>
          </table:table-cell>
          <table:table-cell office:value-type="float" office:value="1.09814" calcext:value-type="float">
            <text:p>1.09814</text:p>
          </table:table-cell>
          <table:table-cell office:value-type="float" office:value="178.902" calcext:value-type="float">
            <text:p>178.902</text:p>
          </table:table-cell>
          <table:table-cell office:value-type="float" office:value="0.744723" calcext:value-type="float">
            <text:p>0.7447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03877" calcext:value-type="float">
            <text:p>0.00303877</text:p>
          </table:table-cell>
        </table:table-row>
        <table:table-row table:style-name="ro1">
          <table:table-cell office:value-type="float" office:value="47.6271" calcext:value-type="float">
            <text:p>47.6271</text:p>
          </table:table-cell>
          <table:table-cell office:value-type="float" office:value="1.09894" calcext:value-type="float">
            <text:p>1.09894</text:p>
          </table:table-cell>
          <table:table-cell office:value-type="float" office:value="178.901" calcext:value-type="float">
            <text:p>178.901</text:p>
          </table:table-cell>
          <table:table-cell office:value-type="float" office:value="0.743816" calcext:value-type="float">
            <text:p>0.74381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99696" calcext:value-type="float">
            <text:p>0.00199696</text:p>
          </table:table-cell>
        </table:table-row>
        <table:table-row table:style-name="ro1">
          <table:table-cell office:value-type="float" office:value="47.7535" calcext:value-type="float">
            <text:p>47.7535</text:p>
          </table:table-cell>
          <table:table-cell office:value-type="float" office:value="1.09941" calcext:value-type="float">
            <text:p>1.09941</text:p>
          </table:table-cell>
          <table:table-cell office:value-type="float" office:value="178.901" calcext:value-type="float">
            <text:p>178.901</text:p>
          </table:table-cell>
          <table:table-cell office:value-type="float" office:value="0.743138" calcext:value-type="float">
            <text:p>0.7431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23808" calcext:value-type="float">
            <text:p>0.00123808</text:p>
          </table:table-cell>
        </table:table-row>
        <table:table-row table:style-name="ro1">
          <table:table-cell office:value-type="float" office:value="47.8778" calcext:value-type="float">
            <text:p>47.8778</text:p>
          </table:table-cell>
          <table:table-cell office:value-type="float" office:value="1.09941" calcext:value-type="float">
            <text:p>1.09941</text:p>
          </table:table-cell>
          <table:table-cell office:value-type="float" office:value="178.901" calcext:value-type="float">
            <text:p>178.901</text:p>
          </table:table-cell>
          <table:table-cell office:value-type="float" office:value="0.742321" calcext:value-type="float">
            <text:p>0.7423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421613" calcext:value-type="float">
            <text:p>0.000421613</text:p>
          </table:table-cell>
        </table:table-row>
        <table:table-row table:style-name="ro1">
          <table:table-cell office:value-type="float" office:value="48.0018" calcext:value-type="float">
            <text:p>48.0018</text:p>
          </table:table-cell>
          <table:table-cell office:value-type="float" office:value="1.09903" calcext:value-type="float">
            <text:p>1.09903</text:p>
          </table:table-cell>
          <table:table-cell office:value-type="float" office:value="178.901" calcext:value-type="float">
            <text:p>178.901</text:p>
          </table:table-cell>
          <table:table-cell office:value-type="float" office:value="0.74151" calcext:value-type="float">
            <text:p>0.741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4521" calcext:value-type="float">
            <text:p>-0.000324521</text:p>
          </table:table-cell>
        </table:table-row>
        <table:table-row table:style-name="ro1">
          <table:table-cell office:value-type="float" office:value="48.1259" calcext:value-type="float">
            <text:p>48.1259</text:p>
          </table:table-cell>
          <table:table-cell office:value-type="float" office:value="1.0985" calcext:value-type="float">
            <text:p>1.0985</text:p>
          </table:table-cell>
          <table:table-cell office:value-type="float" office:value="178.902" calcext:value-type="float">
            <text:p>178.902</text:p>
          </table:table-cell>
          <table:table-cell office:value-type="float" office:value="0.740955" calcext:value-type="float">
            <text:p>0.7409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88915" calcext:value-type="float">
            <text:p>-0.000788915</text:p>
          </table:table-cell>
        </table:table-row>
        <table:table-row table:style-name="ro1">
          <table:table-cell office:value-type="float" office:value="48.2489" calcext:value-type="float">
            <text:p>48.2489</text:p>
          </table:table-cell>
          <table:table-cell office:value-type="float" office:value="1.09779" calcext:value-type="float">
            <text:p>1.09779</text:p>
          </table:table-cell>
          <table:table-cell office:value-type="float" office:value="178.902" calcext:value-type="float">
            <text:p>178.902</text:p>
          </table:table-cell>
          <table:table-cell office:value-type="float" office:value="0.74052" calcext:value-type="float">
            <text:p>0.740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046" calcext:value-type="float">
            <text:p>-0.0011046</text:p>
          </table:table-cell>
        </table:table-row>
        <table:table-row table:style-name="ro1">
          <table:table-cell office:value-type="float" office:value="48.3754" calcext:value-type="float">
            <text:p>48.3754</text:p>
          </table:table-cell>
          <table:table-cell office:value-type="float" office:value="1.09703" calcext:value-type="float">
            <text:p>1.09703</text:p>
          </table:table-cell>
          <table:table-cell office:value-type="float" office:value="178.903" calcext:value-type="float">
            <text:p>178.903</text:p>
          </table:table-cell>
          <table:table-cell office:value-type="float" office:value="0.740189" calcext:value-type="float">
            <text:p>0.7401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058" calcext:value-type="float">
            <text:p>-0.0013058</text:p>
          </table:table-cell>
        </table:table-row>
        <table:table-row table:style-name="ro1">
          <table:table-cell office:value-type="float" office:value="48.4948" calcext:value-type="float">
            <text:p>48.4948</text:p>
          </table:table-cell>
          <table:table-cell office:value-type="float" office:value="1.09613" calcext:value-type="float">
            <text:p>1.09613</text:p>
          </table:table-cell>
          <table:table-cell office:value-type="float" office:value="178.904" calcext:value-type="float">
            <text:p>178.904</text:p>
          </table:table-cell>
          <table:table-cell office:value-type="float" office:value="0.739766" calcext:value-type="float">
            <text:p>0.7397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57588" calcext:value-type="float">
            <text:p>-0.00157588</text:p>
          </table:table-cell>
        </table:table-row>
        <table:table-row table:style-name="ro1">
          <table:table-cell office:value-type="float" office:value="48.6166" calcext:value-type="float">
            <text:p>48.6166</text:p>
          </table:table-cell>
          <table:table-cell office:value-type="float" office:value="1.09547" calcext:value-type="float">
            <text:p>1.09547</text:p>
          </table:table-cell>
          <table:table-cell office:value-type="float" office:value="178.905" calcext:value-type="float">
            <text:p>178.905</text:p>
          </table:table-cell>
          <table:table-cell office:value-type="float" office:value="0.739898" calcext:value-type="float">
            <text:p>0.7398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3266" calcext:value-type="float">
            <text:p>-0.00133266</text:p>
          </table:table-cell>
        </table:table-row>
        <table:table-row table:style-name="ro1">
          <table:table-cell office:value-type="float" office:value="48.7343" calcext:value-type="float">
            <text:p>48.7343</text:p>
          </table:table-cell>
          <table:table-cell office:value-type="float" office:value="1.0948" calcext:value-type="float">
            <text:p>1.0948</text:p>
          </table:table-cell>
          <table:table-cell office:value-type="float" office:value="178.905" calcext:value-type="float">
            <text:p>178.905</text:p>
          </table:table-cell>
          <table:table-cell office:value-type="float" office:value="0.739813" calcext:value-type="float">
            <text:p>0.7398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0364" calcext:value-type="float">
            <text:p>-0.00130364</text:p>
          </table:table-cell>
        </table:table-row>
        <table:table-row table:style-name="ro1">
          <table:table-cell office:value-type="float" office:value="48.8556" calcext:value-type="float">
            <text:p>48.8556</text:p>
          </table:table-cell>
          <table:table-cell office:value-type="float" office:value="1.09407" calcext:value-type="float">
            <text:p>1.09407</text:p>
          </table:table-cell>
          <table:table-cell office:value-type="float" office:value="178.906" calcext:value-type="float">
            <text:p>178.906</text:p>
          </table:table-cell>
          <table:table-cell office:value-type="float" office:value="0.739642" calcext:value-type="float">
            <text:p>0.7396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4966" calcext:value-type="float">
            <text:p>-0.00134966</text:p>
          </table:table-cell>
        </table:table-row>
        <table:table-row table:style-name="ro1">
          <table:table-cell office:value-type="float" office:value="48.9718" calcext:value-type="float">
            <text:p>48.9718</text:p>
          </table:table-cell>
          <table:table-cell office:value-type="float" office:value="1.09346" calcext:value-type="float">
            <text:p>1.09346</text:p>
          </table:table-cell>
          <table:table-cell office:value-type="float" office:value="178.907" calcext:value-type="float">
            <text:p>178.907</text:p>
          </table:table-cell>
          <table:table-cell office:value-type="float" office:value="0.739709" calcext:value-type="float">
            <text:p>0.7397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7915" calcext:value-type="float">
            <text:p>-0.00117915</text:p>
          </table:table-cell>
        </table:table-row>
        <table:table-row table:style-name="ro1">
          <table:table-cell office:value-type="float" office:value="49.0968" calcext:value-type="float">
            <text:p>49.0968</text:p>
          </table:table-cell>
          <table:table-cell office:value-type="float" office:value="1.09302" calcext:value-type="float">
            <text:p>1.09302</text:p>
          </table:table-cell>
          <table:table-cell office:value-type="float" office:value="178.907" calcext:value-type="float">
            <text:p>178.907</text:p>
          </table:table-cell>
          <table:table-cell office:value-type="float" office:value="0.739875" calcext:value-type="float">
            <text:p>0.7398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38478" calcext:value-type="float">
            <text:p>-0.000938478</text:p>
          </table:table-cell>
        </table:table-row>
        <table:table-row table:style-name="ro1">
          <table:table-cell office:value-type="float" office:value="49.2208" calcext:value-type="float">
            <text:p>49.2208</text:p>
          </table:table-cell>
          <table:table-cell office:value-type="float" office:value="1.09248" calcext:value-type="float">
            <text:p>1.09248</text:p>
          </table:table-cell>
          <table:table-cell office:value-type="float" office:value="178.908" calcext:value-type="float">
            <text:p>178.908</text:p>
          </table:table-cell>
          <table:table-cell office:value-type="float" office:value="0.739718" calcext:value-type="float">
            <text:p>0.7397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0392" calcext:value-type="float">
            <text:p>-0.00100392</text:p>
          </table:table-cell>
        </table:table-row>
        <table:table-row table:style-name="ro1">
          <table:table-cell office:value-type="float" office:value="49.3473" calcext:value-type="float">
            <text:p>49.3473</text:p>
          </table:table-cell>
          <table:table-cell office:value-type="float" office:value="1.09196" calcext:value-type="float">
            <text:p>1.09196</text:p>
          </table:table-cell>
          <table:table-cell office:value-type="float" office:value="178.908" calcext:value-type="float">
            <text:p>178.908</text:p>
          </table:table-cell>
          <table:table-cell office:value-type="float" office:value="0.739677" calcext:value-type="float">
            <text:p>0.7396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57103" calcext:value-type="float">
            <text:p>-0.000957103</text:p>
          </table:table-cell>
        </table:table-row>
        <table:table-row table:style-name="ro1">
          <table:table-cell office:value-type="float" office:value="49.4723" calcext:value-type="float">
            <text:p>49.4723</text:p>
          </table:table-cell>
          <table:table-cell office:value-type="float" office:value="1.09142" calcext:value-type="float">
            <text:p>1.09142</text:p>
          </table:table-cell>
          <table:table-cell office:value-type="float" office:value="178.909" calcext:value-type="float">
            <text:p>178.909</text:p>
          </table:table-cell>
          <table:table-cell office:value-type="float" office:value="0.739558" calcext:value-type="float">
            <text:p>0.7395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82506" calcext:value-type="float">
            <text:p>-0.000982506</text:p>
          </table:table-cell>
        </table:table-row>
        <table:table-row table:style-name="ro1">
          <table:table-cell office:value-type="float" office:value="49.5909" calcext:value-type="float">
            <text:p>49.5909</text:p>
          </table:table-cell>
          <table:table-cell office:value-type="float" office:value="1.09081" calcext:value-type="float">
            <text:p>1.09081</text:p>
          </table:table-cell>
          <table:table-cell office:value-type="float" office:value="178.909" calcext:value-type="float">
            <text:p>178.909</text:p>
          </table:table-cell>
          <table:table-cell office:value-type="float" office:value="0.739346" calcext:value-type="float">
            <text:p>0.7393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9085" calcext:value-type="float">
            <text:p>-0.00109085</text:p>
          </table:table-cell>
        </table:table-row>
        <table:table-row table:style-name="ro1">
          <table:table-cell office:value-type="float" office:value="49.713" calcext:value-type="float">
            <text:p>49.713</text:p>
          </table:table-cell>
          <table:table-cell office:value-type="float" office:value="1.09012" calcext:value-type="float">
            <text:p>1.09012</text:p>
          </table:table-cell>
          <table:table-cell office:value-type="float" office:value="178.91" calcext:value-type="float">
            <text:p>178.91</text:p>
          </table:table-cell>
          <table:table-cell office:value-type="float" office:value="0.739105" calcext:value-type="float">
            <text:p>0.7391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21533" calcext:value-type="float">
            <text:p>-0.00121533</text:p>
          </table:table-cell>
        </table:table-row>
        <table:table-row table:style-name="ro1">
          <table:table-cell office:value-type="float" office:value="49.8361" calcext:value-type="float">
            <text:p>49.8361</text:p>
          </table:table-cell>
          <table:table-cell office:value-type="float" office:value="1.08937" calcext:value-type="float">
            <text:p>1.08937</text:p>
          </table:table-cell>
          <table:table-cell office:value-type="float" office:value="178.911" calcext:value-type="float">
            <text:p>178.911</text:p>
          </table:table-cell>
          <table:table-cell office:value-type="float" office:value="0.738829" calcext:value-type="float">
            <text:p>0.7388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6384" calcext:value-type="float">
            <text:p>-0.00136384</text:p>
          </table:table-cell>
        </table:table-row>
        <table:table-row table:style-name="ro1">
          <table:table-cell office:value-type="float" office:value="49.9562" calcext:value-type="float">
            <text:p>49.9562</text:p>
          </table:table-cell>
          <table:table-cell office:value-type="float" office:value="1.08847" calcext:value-type="float">
            <text:p>1.08847</text:p>
          </table:table-cell>
          <table:table-cell office:value-type="float" office:value="178.912" calcext:value-type="float">
            <text:p>178.912</text:p>
          </table:table-cell>
          <table:table-cell office:value-type="float" office:value="0.738456" calcext:value-type="float">
            <text:p>0.7384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58437" calcext:value-type="float">
            <text:p>-0.00158437</text:p>
          </table:table-cell>
        </table:table-row>
        <table:table-row table:style-name="ro1">
          <table:table-cell office:value-type="float" office:value="50.0746" calcext:value-type="float">
            <text:p>50.0746</text:p>
          </table:table-cell>
          <table:table-cell office:value-type="float" office:value="1.08731" calcext:value-type="float">
            <text:p>1.08731</text:p>
          </table:table-cell>
          <table:table-cell office:value-type="float" office:value="178.913" calcext:value-type="float">
            <text:p>178.913</text:p>
          </table:table-cell>
          <table:table-cell office:value-type="float" office:value="0.737833" calcext:value-type="float">
            <text:p>0.7378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01003" calcext:value-type="float">
            <text:p>-0.00201003</text:p>
          </table:table-cell>
        </table:table-row>
        <table:table-row table:style-name="ro1">
          <table:table-cell office:value-type="float" office:value="50.1959" calcext:value-type="float">
            <text:p>50.1959</text:p>
          </table:table-cell>
          <table:table-cell office:value-type="float" office:value="1.08586" calcext:value-type="float">
            <text:p>1.08586</text:p>
          </table:table-cell>
          <table:table-cell office:value-type="float" office:value="178.914" calcext:value-type="float">
            <text:p>178.914</text:p>
          </table:table-cell>
          <table:table-cell office:value-type="float" office:value="0.737093" calcext:value-type="float">
            <text:p>0.7370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50316" calcext:value-type="float">
            <text:p>-0.00250316</text:p>
          </table:table-cell>
        </table:table-row>
        <table:table-row table:style-name="ro1">
          <table:table-cell office:value-type="float" office:value="50.316" calcext:value-type="float">
            <text:p>50.316</text:p>
          </table:table-cell>
          <table:table-cell office:value-type="float" office:value="1.08408" calcext:value-type="float">
            <text:p>1.08408</text:p>
          </table:table-cell>
          <table:table-cell office:value-type="float" office:value="178.916" calcext:value-type="float">
            <text:p>178.916</text:p>
          </table:table-cell>
          <table:table-cell office:value-type="float" office:value="0.736205" calcext:value-type="float">
            <text:p>0.7362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08833" calcext:value-type="float">
            <text:p>-0.00308833</text:p>
          </table:table-cell>
        </table:table-row>
        <table:table-row table:style-name="ro1">
          <table:table-cell office:value-type="float" office:value="50.4369" calcext:value-type="float">
            <text:p>50.4369</text:p>
          </table:table-cell>
          <table:table-cell office:value-type="float" office:value="1.08194" calcext:value-type="float">
            <text:p>1.08194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0.735234" calcext:value-type="float">
            <text:p>0.7352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69555" calcext:value-type="float">
            <text:p>-0.00369555</text:p>
          </table:table-cell>
        </table:table-row>
        <table:table-row table:style-name="ro1">
          <table:table-cell office:value-type="float" office:value="50.5577" calcext:value-type="float">
            <text:p>50.5577</text:p>
          </table:table-cell>
          <table:table-cell office:value-type="float" office:value="1.07954" calcext:value-type="float">
            <text:p>1.07954</text:p>
          </table:table-cell>
          <table:table-cell office:value-type="float" office:value="178.92" calcext:value-type="float">
            <text:p>178.92</text:p>
          </table:table-cell>
          <table:table-cell office:value-type="float" office:value="0.734255" calcext:value-type="float">
            <text:p>0.7342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26755" calcext:value-type="float">
            <text:p>-0.00426755</text:p>
          </table:table-cell>
        </table:table-row>
        <table:table-row table:style-name="ro1">
          <table:table-cell office:value-type="float" office:value="50.6766" calcext:value-type="float">
            <text:p>50.6766</text:p>
          </table:table-cell>
          <table:table-cell office:value-type="float" office:value="1.07684" calcext:value-type="float">
            <text:p>1.07684</text:p>
          </table:table-cell>
          <table:table-cell office:value-type="float" office:value="178.923" calcext:value-type="float">
            <text:p>178.923</text:p>
          </table:table-cell>
          <table:table-cell office:value-type="float" office:value="0.733247" calcext:value-type="float">
            <text:p>0.7332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81622" calcext:value-type="float">
            <text:p>-0.00481622</text:p>
          </table:table-cell>
        </table:table-row>
        <table:table-row table:style-name="ro1">
          <table:table-cell office:value-type="float" office:value="50.795" calcext:value-type="float">
            <text:p>50.795</text:p>
          </table:table-cell>
          <table:table-cell office:value-type="float" office:value="1.0739" calcext:value-type="float">
            <text:p>1.0739</text:p>
          </table:table-cell>
          <table:table-cell office:value-type="float" office:value="178.926" calcext:value-type="float">
            <text:p>178.926</text:p>
          </table:table-cell>
          <table:table-cell office:value-type="float" office:value="0.732268" calcext:value-type="float">
            <text:p>0.7322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29432" calcext:value-type="float">
            <text:p>-0.00529432</text:p>
          </table:table-cell>
        </table:table-row>
        <table:table-row table:style-name="ro1">
          <table:table-cell office:value-type="float" office:value="50.9154" calcext:value-type="float">
            <text:p>50.9154</text:p>
          </table:table-cell>
          <table:table-cell office:value-type="float" office:value="1.07056" calcext:value-type="float">
            <text:p>1.07056</text:p>
          </table:table-cell>
          <table:table-cell office:value-type="float" office:value="178.929" calcext:value-type="float">
            <text:p>178.929</text:p>
          </table:table-cell>
          <table:table-cell office:value-type="float" office:value="0.731039" calcext:value-type="float">
            <text:p>0.7310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95557" calcext:value-type="float">
            <text:p>-0.00595557</text:p>
          </table:table-cell>
        </table:table-row>
        <table:table-row table:style-name="ro1">
          <table:table-cell office:value-type="float" office:value="51.035" calcext:value-type="float">
            <text:p>51.035</text:p>
          </table:table-cell>
          <table:table-cell office:value-type="float" office:value="1.067" calcext:value-type="float">
            <text:p>1.067</text:p>
          </table:table-cell>
          <table:table-cell office:value-type="float" office:value="178.933" calcext:value-type="float">
            <text:p>178.933</text:p>
          </table:table-cell>
          <table:table-cell office:value-type="float" office:value="0.729967" calcext:value-type="float">
            <text:p>0.7299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42348" calcext:value-type="float">
            <text:p>-0.00642348</text:p>
          </table:table-cell>
        </table:table-row>
        <table:table-row table:style-name="ro1">
          <table:table-cell office:value-type="float" office:value="51.161" calcext:value-type="float">
            <text:p>51.161</text:p>
          </table:table-cell>
          <table:table-cell office:value-type="float" office:value="1.06294" calcext:value-type="float">
            <text:p>1.06294</text:p>
          </table:table-cell>
          <table:table-cell office:value-type="float" office:value="178.937" calcext:value-type="float">
            <text:p>178.937</text:p>
          </table:table-cell>
          <table:table-cell office:value-type="float" office:value="0.72848" calcext:value-type="float">
            <text:p>0.728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21986" calcext:value-type="float">
            <text:p>-0.00721986</text:p>
          </table:table-cell>
        </table:table-row>
        <table:table-row table:style-name="ro1">
          <table:table-cell office:value-type="float" office:value="51.2809" calcext:value-type="float">
            <text:p>51.2809</text:p>
          </table:table-cell>
          <table:table-cell office:value-type="float" office:value="1.05888" calcext:value-type="float">
            <text:p>1.05888</text:p>
          </table:table-cell>
          <table:table-cell office:value-type="float" office:value="178.941" calcext:value-type="float">
            <text:p>178.941</text:p>
          </table:table-cell>
          <table:table-cell office:value-type="float" office:value="0.727473" calcext:value-type="float">
            <text:p>0.7274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53735" calcext:value-type="float">
            <text:p>-0.00753735</text:p>
          </table:table-cell>
        </table:table-row>
        <table:table-row table:style-name="ro1">
          <table:table-cell office:value-type="float" office:value="51.4022" calcext:value-type="float">
            <text:p>51.4022</text:p>
          </table:table-cell>
          <table:table-cell office:value-type="float" office:value="1.0546" calcext:value-type="float">
            <text:p>1.0546</text:p>
          </table:table-cell>
          <table:table-cell office:value-type="float" office:value="178.945" calcext:value-type="float">
            <text:p>178.945</text:p>
          </table:table-cell>
          <table:table-cell office:value-type="float" office:value="0.726388" calcext:value-type="float">
            <text:p>0.7263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89376" calcext:value-type="float">
            <text:p>-0.00789376</text:p>
          </table:table-cell>
        </table:table-row>
        <table:table-row table:style-name="ro1">
          <table:table-cell office:value-type="float" office:value="51.5284" calcext:value-type="float">
            <text:p>51.5284</text:p>
          </table:table-cell>
          <table:table-cell office:value-type="float" office:value="1.04993" calcext:value-type="float">
            <text:p>1.04993</text:p>
          </table:table-cell>
          <table:table-cell office:value-type="float" office:value="178.95" calcext:value-type="float">
            <text:p>178.95</text:p>
          </table:table-cell>
          <table:table-cell office:value-type="float" office:value="0.725128" calcext:value-type="float">
            <text:p>0.7251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35989" calcext:value-type="float">
            <text:p>-0.00835989</text:p>
          </table:table-cell>
        </table:table-row>
        <table:table-row table:style-name="ro1">
          <table:table-cell office:value-type="float" office:value="51.6466" calcext:value-type="float">
            <text:p>51.6466</text:p>
          </table:table-cell>
          <table:table-cell office:value-type="float" office:value="1.04543" calcext:value-type="float">
            <text:p>1.04543</text:p>
          </table:table-cell>
          <table:table-cell office:value-type="float" office:value="178.955" calcext:value-type="float">
            <text:p>178.955</text:p>
          </table:table-cell>
          <table:table-cell office:value-type="float" office:value="0.724274" calcext:value-type="float">
            <text:p>0.7242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44836" calcext:value-type="float">
            <text:p>-0.00844836</text:p>
          </table:table-cell>
        </table:table-row>
        <table:table-row table:style-name="ro1">
          <table:table-cell office:value-type="float" office:value="51.7645" calcext:value-type="float">
            <text:p>51.7645</text:p>
          </table:table-cell>
          <table:table-cell office:value-type="float" office:value="1.04094" calcext:value-type="float">
            <text:p>1.04094</text:p>
          </table:table-cell>
          <table:table-cell office:value-type="float" office:value="178.959" calcext:value-type="float">
            <text:p>178.959</text:p>
          </table:table-cell>
          <table:table-cell office:value-type="float" office:value="0.723526" calcext:value-type="float">
            <text:p>0.7235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43373" calcext:value-type="float">
            <text:p>-0.00843373</text:p>
          </table:table-cell>
        </table:table-row>
        <table:table-row table:style-name="ro1">
          <table:table-cell office:value-type="float" office:value="51.8827" calcext:value-type="float">
            <text:p>51.8827</text:p>
          </table:table-cell>
          <table:table-cell office:value-type="float" office:value="1.03642" calcext:value-type="float">
            <text:p>1.03642</text:p>
          </table:table-cell>
          <table:table-cell office:value-type="float" office:value="178.964" calcext:value-type="float">
            <text:p>178.964</text:p>
          </table:table-cell>
          <table:table-cell office:value-type="float" office:value="0.722735" calcext:value-type="float">
            <text:p>0.7227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45714" calcext:value-type="float">
            <text:p>-0.00845714</text:p>
          </table:table-cell>
        </table:table-row>
        <table:table-row table:style-name="ro1">
          <table:table-cell office:value-type="float" office:value="52.0013" calcext:value-type="float">
            <text:p>52.0013</text:p>
          </table:table-cell>
          <table:table-cell office:value-type="float" office:value="1.03183" calcext:value-type="float">
            <text:p>1.03183</text:p>
          </table:table-cell>
          <table:table-cell office:value-type="float" office:value="178.968" calcext:value-type="float">
            <text:p>178.968</text:p>
          </table:table-cell>
          <table:table-cell office:value-type="float" office:value="0.721866" calcext:value-type="float">
            <text:p>0.7218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54483" calcext:value-type="float">
            <text:p>-0.00854483</text:p>
          </table:table-cell>
        </table:table-row>
        <table:table-row table:style-name="ro1">
          <table:table-cell office:value-type="float" office:value="52.1176" calcext:value-type="float">
            <text:p>52.1176</text:p>
          </table:table-cell>
          <table:table-cell office:value-type="float" office:value="1.02736" calcext:value-type="float">
            <text:p>1.02736</text:p>
          </table:table-cell>
          <table:table-cell office:value-type="float" office:value="178.973" calcext:value-type="float">
            <text:p>178.973</text:p>
          </table:table-cell>
          <table:table-cell office:value-type="float" office:value="0.721255" calcext:value-type="float">
            <text:p>0.7212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39604" calcext:value-type="float">
            <text:p>-0.00839604</text:p>
          </table:table-cell>
        </table:table-row>
        <table:table-row table:style-name="ro1">
          <table:table-cell office:value-type="float" office:value="52.2357" calcext:value-type="float">
            <text:p>52.2357</text:p>
          </table:table-cell>
          <table:table-cell office:value-type="float" office:value="1.02289" calcext:value-type="float">
            <text:p>1.02289</text:p>
          </table:table-cell>
          <table:table-cell office:value-type="float" office:value="178.977" calcext:value-type="float">
            <text:p>178.977</text:p>
          </table:table-cell>
          <table:table-cell office:value-type="float" office:value="0.720519" calcext:value-type="float">
            <text:p>0.7205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37156" calcext:value-type="float">
            <text:p>-0.00837156</text:p>
          </table:table-cell>
        </table:table-row>
        <table:table-row table:style-name="ro1">
          <table:table-cell office:value-type="float" office:value="52.3539" calcext:value-type="float">
            <text:p>52.3539</text:p>
          </table:table-cell>
          <table:table-cell office:value-type="float" office:value="1.01849" calcext:value-type="float">
            <text:p>1.01849</text:p>
          </table:table-cell>
          <table:table-cell office:value-type="float" office:value="178.982" calcext:value-type="float">
            <text:p>178.982</text:p>
          </table:table-cell>
          <table:table-cell office:value-type="float" office:value="0.719906" calcext:value-type="float">
            <text:p>0.71990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23836" calcext:value-type="float">
            <text:p>-0.00823836</text:p>
          </table:table-cell>
        </table:table-row>
        <table:table-row table:style-name="ro1">
          <table:table-cell office:value-type="float" office:value="52.4708" calcext:value-type="float">
            <text:p>52.4708</text:p>
          </table:table-cell>
          <table:table-cell office:value-type="float" office:value="1.01411" calcext:value-type="float">
            <text:p>1.01411</text:p>
          </table:table-cell>
          <table:table-cell office:value-type="float" office:value="178.986" calcext:value-type="float">
            <text:p>178.986</text:p>
          </table:table-cell>
          <table:table-cell office:value-type="float" office:value="0.719174" calcext:value-type="float">
            <text:p>0.7191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22507" calcext:value-type="float">
            <text:p>-0.00822507</text:p>
          </table:table-cell>
        </table:table-row>
        <table:table-row table:style-name="ro1">
          <table:table-cell office:value-type="float" office:value="52.5875" calcext:value-type="float">
            <text:p>52.5875</text:p>
          </table:table-cell>
          <table:table-cell office:value-type="float" office:value="1.01001" calcext:value-type="float">
            <text:p>1.01001</text:p>
          </table:table-cell>
          <table:table-cell office:value-type="float" office:value="178.99" calcext:value-type="float">
            <text:p>178.99</text:p>
          </table:table-cell>
          <table:table-cell office:value-type="float" office:value="0.718839" calcext:value-type="float">
            <text:p>0.7188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86253" calcext:value-type="float">
            <text:p>-0.00786253</text:p>
          </table:table-cell>
        </table:table-row>
        <table:table-row table:style-name="ro1">
          <table:table-cell office:value-type="float" office:value="52.7045" calcext:value-type="float">
            <text:p>52.7045</text:p>
          </table:table-cell>
          <table:table-cell office:value-type="float" office:value="1.00591" calcext:value-type="float">
            <text:p>1.00591</text:p>
          </table:table-cell>
          <table:table-cell office:value-type="float" office:value="178.994" calcext:value-type="float">
            <text:p>178.994</text:p>
          </table:table-cell>
          <table:table-cell office:value-type="float" office:value="0.718259" calcext:value-type="float">
            <text:p>0.7182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74494" calcext:value-type="float">
            <text:p>-0.00774494</text:p>
          </table:table-cell>
        </table:table-row>
        <table:table-row table:style-name="ro1">
          <table:table-cell office:value-type="float" office:value="52.8253" calcext:value-type="float">
            <text:p>52.8253</text:p>
          </table:table-cell>
          <table:table-cell office:value-type="float" office:value="1.00179" calcext:value-type="float">
            <text:p>1.00179</text:p>
          </table:table-cell>
          <table:table-cell office:value-type="float" office:value="178.998" calcext:value-type="float">
            <text:p>178.998</text:p>
          </table:table-cell>
          <table:table-cell office:value-type="float" office:value="0.717562" calcext:value-type="float">
            <text:p>0.7175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74108" calcext:value-type="float">
            <text:p>-0.00774108</text:p>
          </table:table-cell>
        </table:table-row>
        <table:table-row table:style-name="ro1">
          <table:table-cell office:value-type="float" office:value="52.9445" calcext:value-type="float">
            <text:p>52.9445</text:p>
          </table:table-cell>
          <table:table-cell office:value-type="float" office:value="0.997818" calcext:value-type="float">
            <text:p>0.997818</text:p>
          </table:table-cell>
          <table:table-cell office:value-type="float" office:value="179.002" calcext:value-type="float">
            <text:p>179.002</text:p>
          </table:table-cell>
          <table:table-cell office:value-type="float" office:value="0.717061" calcext:value-type="float">
            <text:p>0.7170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56806" calcext:value-type="float">
            <text:p>-0.00756806</text:p>
          </table:table-cell>
        </table:table-row>
        <table:table-row table:style-name="ro1">
          <table:table-cell office:value-type="float" office:value="53.0604" calcext:value-type="float">
            <text:p>53.0604</text:p>
          </table:table-cell>
          <table:table-cell office:value-type="float" office:value="0.994064" calcext:value-type="float">
            <text:p>0.994064</text:p>
          </table:table-cell>
          <table:table-cell office:value-type="float" office:value="179.006" calcext:value-type="float">
            <text:p>179.006</text:p>
          </table:table-cell>
          <table:table-cell office:value-type="float" office:value="0.716772" calcext:value-type="float">
            <text:p>0.7167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21904" calcext:value-type="float">
            <text:p>-0.00721904</text:p>
          </table:table-cell>
        </table:table-row>
        <table:table-row table:style-name="ro1">
          <table:table-cell office:value-type="float" office:value="53.1849" calcext:value-type="float">
            <text:p>53.1849</text:p>
          </table:table-cell>
          <table:table-cell office:value-type="float" office:value="0.990021" calcext:value-type="float">
            <text:p>0.990021</text:p>
          </table:table-cell>
          <table:table-cell office:value-type="float" office:value="179.01" calcext:value-type="float">
            <text:p>179.01</text:p>
          </table:table-cell>
          <table:table-cell office:value-type="float" office:value="0.715826" calcext:value-type="float">
            <text:p>0.7158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47785" calcext:value-type="float">
            <text:p>-0.00747785</text:p>
          </table:table-cell>
        </table:table-row>
        <table:table-row table:style-name="ro1">
          <table:table-cell office:value-type="float" office:value="53.3055" calcext:value-type="float">
            <text:p>53.3055</text:p>
          </table:table-cell>
          <table:table-cell office:value-type="float" office:value="0.986206" calcext:value-type="float">
            <text:p>0.986206</text:p>
          </table:table-cell>
          <table:table-cell office:value-type="float" office:value="179.014" calcext:value-type="float">
            <text:p>179.014</text:p>
          </table:table-cell>
          <table:table-cell office:value-type="float" office:value="0.715393" calcext:value-type="float">
            <text:p>0.7153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26216" calcext:value-type="float">
            <text:p>-0.00726216</text:p>
          </table:table-cell>
        </table:table-row>
        <table:table-row table:style-name="ro1">
          <table:table-cell office:value-type="float" office:value="53.4227" calcext:value-type="float">
            <text:p>53.4227</text:p>
          </table:table-cell>
          <table:table-cell office:value-type="float" office:value="0.982635" calcext:value-type="float">
            <text:p>0.982635</text:p>
          </table:table-cell>
          <table:table-cell office:value-type="float" office:value="179.017" calcext:value-type="float">
            <text:p>179.017</text:p>
          </table:table-cell>
          <table:table-cell office:value-type="float" office:value="0.715179" calcext:value-type="float">
            <text:p>0.7151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86925" calcext:value-type="float">
            <text:p>-0.00686925</text:p>
          </table:table-cell>
        </table:table-row>
        <table:table-row table:style-name="ro1">
          <table:table-cell office:value-type="float" office:value="53.5436" calcext:value-type="float">
            <text:p>53.5436</text:p>
          </table:table-cell>
          <table:table-cell office:value-type="float" office:value="0.978806" calcext:value-type="float">
            <text:p>0.978806</text:p>
          </table:table-cell>
          <table:table-cell office:value-type="float" office:value="179.021" calcext:value-type="float">
            <text:p>179.021</text:p>
          </table:table-cell>
          <table:table-cell office:value-type="float" office:value="0.714371" calcext:value-type="float">
            <text:p>0.7143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02555" calcext:value-type="float">
            <text:p>-0.00702555</text:p>
          </table:table-cell>
        </table:table-row>
        <table:table-row table:style-name="ro1">
          <table:table-cell office:value-type="float" office:value="53.6608" calcext:value-type="float">
            <text:p>53.6608</text:p>
          </table:table-cell>
          <table:table-cell office:value-type="float" office:value="0.975067" calcext:value-type="float">
            <text:p>0.975067</text:p>
          </table:table-cell>
          <table:table-cell office:value-type="float" office:value="179.025" calcext:value-type="float">
            <text:p>179.025</text:p>
          </table:table-cell>
          <table:table-cell office:value-type="float" office:value="0.713773" calcext:value-type="float">
            <text:p>0.7137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98881" calcext:value-type="float">
            <text:p>-0.00698881</text:p>
          </table:table-cell>
        </table:table-row>
        <table:table-row table:style-name="ro1">
          <table:table-cell office:value-type="float" office:value="53.7809" calcext:value-type="float">
            <text:p>53.7809</text:p>
          </table:table-cell>
          <table:table-cell office:value-type="float" office:value="0.971283" calcext:value-type="float">
            <text:p>0.971283</text:p>
          </table:table-cell>
          <table:table-cell office:value-type="float" office:value="179.029" calcext:value-type="float">
            <text:p>179.029</text:p>
          </table:table-cell>
          <table:table-cell office:value-type="float" office:value="0.713068" calcext:value-type="float">
            <text:p>0.7130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04993" calcext:value-type="float">
            <text:p>-0.00704993</text:p>
          </table:table-cell>
        </table:table-row>
        <table:table-row table:style-name="ro1">
          <table:table-cell office:value-type="float" office:value="53.9039" calcext:value-type="float">
            <text:p>53.9039</text:p>
          </table:table-cell>
          <table:table-cell office:value-type="float" office:value="0.967346" calcext:value-type="float">
            <text:p>0.967346</text:p>
          </table:table-cell>
          <table:table-cell office:value-type="float" office:value="179.033" calcext:value-type="float">
            <text:p>179.033</text:p>
          </table:table-cell>
          <table:table-cell office:value-type="float" office:value="0.712137" calcext:value-type="float">
            <text:p>0.7121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3115" calcext:value-type="float">
            <text:p>-0.0073115</text:p>
          </table:table-cell>
        </table:table-row>
        <table:table-row table:style-name="ro1">
          <table:table-cell office:value-type="float" office:value="54.0219" calcext:value-type="float">
            <text:p>54.0219</text:p>
          </table:table-cell>
          <table:table-cell office:value-type="float" office:value="0.963547" calcext:value-type="float">
            <text:p>0.963547</text:p>
          </table:table-cell>
          <table:table-cell office:value-type="float" office:value="179.036" calcext:value-type="float">
            <text:p>179.036</text:p>
          </table:table-cell>
          <table:table-cell office:value-type="float" office:value="0.711633" calcext:value-type="float">
            <text:p>0.7116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17003" calcext:value-type="float">
            <text:p>-0.00717003</text:p>
          </table:table-cell>
        </table:table-row>
        <table:table-row table:style-name="ro1">
          <table:table-cell office:value-type="float" office:value="54.1405" calcext:value-type="float">
            <text:p>54.1405</text:p>
          </table:table-cell>
          <table:table-cell office:value-type="float" office:value="0.959641" calcext:value-type="float">
            <text:p>0.959641</text:p>
          </table:table-cell>
          <table:table-cell office:value-type="float" office:value="179.04" calcext:value-type="float">
            <text:p>179.04</text:p>
          </table:table-cell>
          <table:table-cell office:value-type="float" office:value="0.710856" calcext:value-type="float">
            <text:p>0.7108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28292" calcext:value-type="float">
            <text:p>-0.00728292</text:p>
          </table:table-cell>
        </table:table-row>
        <table:table-row table:style-name="ro1">
          <table:table-cell office:value-type="float" office:value="54.2616" calcext:value-type="float">
            <text:p>54.2616</text:p>
          </table:table-cell>
          <table:table-cell office:value-type="float" office:value="0.955612" calcext:value-type="float">
            <text:p>0.955612</text:p>
          </table:table-cell>
          <table:table-cell office:value-type="float" office:value="179.044" calcext:value-type="float">
            <text:p>179.044</text:p>
          </table:table-cell>
          <table:table-cell office:value-type="float" office:value="0.710048" calcext:value-type="float">
            <text:p>0.7100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40557" calcext:value-type="float">
            <text:p>-0.00740557</text:p>
          </table:table-cell>
        </table:table-row>
        <table:table-row table:style-name="ro1">
          <table:table-cell office:value-type="float" office:value="54.381" calcext:value-type="float">
            <text:p>54.381</text:p>
          </table:table-cell>
          <table:table-cell office:value-type="float" office:value="0.951675" calcext:value-type="float">
            <text:p>0.951675</text:p>
          </table:table-cell>
          <table:table-cell office:value-type="float" office:value="179.048" calcext:value-type="float">
            <text:p>179.048</text:p>
          </table:table-cell>
          <table:table-cell office:value-type="float" office:value="0.709348" calcext:value-type="float">
            <text:p>0.7093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43711" calcext:value-type="float">
            <text:p>-0.00743711</text:p>
          </table:table-cell>
        </table:table-row>
        <table:table-row table:style-name="ro1">
          <table:table-cell office:value-type="float" office:value="54.5021" calcext:value-type="float">
            <text:p>54.5021</text:p>
          </table:table-cell>
          <table:table-cell office:value-type="float" office:value="0.947662" calcext:value-type="float">
            <text:p>0.947662</text:p>
          </table:table-cell>
          <table:table-cell office:value-type="float" office:value="179.052" calcext:value-type="float">
            <text:p>179.052</text:p>
          </table:table-cell>
          <table:table-cell office:value-type="float" office:value="0.708567" calcext:value-type="float">
            <text:p>0.7085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53581" calcext:value-type="float">
            <text:p>-0.00753581</text:p>
          </table:table-cell>
        </table:table-row>
        <table:table-row table:style-name="ro1">
          <table:table-cell office:value-type="float" office:value="54.6234" calcext:value-type="float">
            <text:p>54.6234</text:p>
          </table:table-cell>
          <table:table-cell office:value-type="float" office:value="0.943604" calcext:value-type="float">
            <text:p>0.943604</text:p>
          </table:table-cell>
          <table:table-cell office:value-type="float" office:value="179.056" calcext:value-type="float">
            <text:p>179.056</text:p>
          </table:table-cell>
          <table:table-cell office:value-type="float" office:value="0.707807" calcext:value-type="float">
            <text:p>0.70780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60573" calcext:value-type="float">
            <text:p>-0.00760573</text:p>
          </table:table-cell>
        </table:table-row>
        <table:table-row table:style-name="ro1">
          <table:table-cell office:value-type="float" office:value="54.7487" calcext:value-type="float">
            <text:p>54.7487</text:p>
          </table:table-cell>
          <table:table-cell office:value-type="float" office:value="0.939209" calcext:value-type="float">
            <text:p>0.939209</text:p>
          </table:table-cell>
          <table:table-cell office:value-type="float" office:value="179.061" calcext:value-type="float">
            <text:p>179.061</text:p>
          </table:table-cell>
          <table:table-cell office:value-type="float" office:value="0.706649" calcext:value-type="float">
            <text:p>0.7066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01685" calcext:value-type="float">
            <text:p>-0.00801685</text:p>
          </table:table-cell>
        </table:table-row>
        <table:table-row table:style-name="ro1">
          <table:table-cell office:value-type="float" office:value="54.8676" calcext:value-type="float">
            <text:p>54.8676</text:p>
          </table:table-cell>
          <table:table-cell office:value-type="float" office:value="0.935013" calcext:value-type="float">
            <text:p>0.935013</text:p>
          </table:table-cell>
          <table:table-cell office:value-type="float" office:value="179.065" calcext:value-type="float">
            <text:p>179.065</text:p>
          </table:table-cell>
          <table:table-cell office:value-type="float" office:value="0.706019" calcext:value-type="float">
            <text:p>0.7060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93279" calcext:value-type="float">
            <text:p>-0.00793279</text:p>
          </table:table-cell>
        </table:table-row>
        <table:table-row table:style-name="ro1">
          <table:table-cell office:value-type="float" office:value="54.9867" calcext:value-type="float">
            <text:p>54.9867</text:p>
          </table:table-cell>
          <table:table-cell office:value-type="float" office:value="0.930832" calcext:value-type="float">
            <text:p>0.930832</text:p>
          </table:table-cell>
          <table:table-cell office:value-type="float" office:value="179.069" calcext:value-type="float">
            <text:p>179.069</text:p>
          </table:table-cell>
          <table:table-cell office:value-type="float" office:value="0.705371" calcext:value-type="float">
            <text:p>0.7053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8703" calcext:value-type="float">
            <text:p>-0.0078703</text:p>
          </table:table-cell>
        </table:table-row>
        <table:table-row table:style-name="ro1">
          <table:table-cell office:value-type="float" office:value="55.1039" calcext:value-type="float">
            <text:p>55.1039</text:p>
          </table:table-cell>
          <table:table-cell office:value-type="float" office:value="0.926651" calcext:value-type="float">
            <text:p>0.926651</text:p>
          </table:table-cell>
          <table:table-cell office:value-type="float" office:value="179.073" calcext:value-type="float">
            <text:p>179.073</text:p>
          </table:table-cell>
          <table:table-cell office:value-type="float" office:value="0.704692" calcext:value-type="float">
            <text:p>0.7046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83849" calcext:value-type="float">
            <text:p>-0.00783849</text:p>
          </table:table-cell>
        </table:table-row>
        <table:table-row table:style-name="ro1">
          <table:table-cell office:value-type="float" office:value="55.2238" calcext:value-type="float">
            <text:p>55.2238</text:p>
          </table:table-cell>
          <table:table-cell office:value-type="float" office:value="0.922287" calcext:value-type="float">
            <text:p>0.922287</text:p>
          </table:table-cell>
          <table:table-cell office:value-type="float" office:value="179.078" calcext:value-type="float">
            <text:p>179.078</text:p>
          </table:table-cell>
          <table:table-cell office:value-type="float" office:value="0.703732" calcext:value-type="float">
            <text:p>0.70373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05727" calcext:value-type="float">
            <text:p>-0.00805727</text:p>
          </table:table-cell>
        </table:table-row>
        <table:table-row table:style-name="ro1">
          <table:table-cell office:value-type="float" office:value="55.3441" calcext:value-type="float">
            <text:p>55.3441</text:p>
          </table:table-cell>
          <table:table-cell office:value-type="float" office:value="0.917938" calcext:value-type="float">
            <text:p>0.917938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02914" calcext:value-type="float">
            <text:p>0.7029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13531" calcext:value-type="float">
            <text:p>-0.00813531</text:p>
          </table:table-cell>
        </table:table-row>
        <table:table-row table:style-name="ro1">
          <table:table-cell office:value-type="float" office:value="55.4684" calcext:value-type="float">
            <text:p>55.4684</text:p>
          </table:table-cell>
          <table:table-cell office:value-type="float" office:value="0.913361" calcext:value-type="float">
            <text:p>0.913361</text:p>
          </table:table-cell>
          <table:table-cell office:value-type="float" office:value="179.087" calcext:value-type="float">
            <text:p>179.087</text:p>
          </table:table-cell>
          <table:table-cell office:value-type="float" office:value="0.701802" calcext:value-type="float">
            <text:p>0.70180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46965" calcext:value-type="float">
            <text:p>-0.00846965</text:p>
          </table:table-cell>
        </table:table-row>
        <table:table-row table:style-name="ro1">
          <table:table-cell office:value-type="float" office:value="55.5946" calcext:value-type="float">
            <text:p>55.5946</text:p>
          </table:table-cell>
          <table:table-cell office:value-type="float" office:value="0.908783" calcext:value-type="float">
            <text:p>0.908783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098" calcext:value-type="float">
            <text:p>0.700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51284" calcext:value-type="float">
            <text:p>-0.00851284</text:p>
          </table:table-cell>
        </table:table-row>
        <table:table-row table:style-name="ro1">
          <table:table-cell office:value-type="float" office:value="55.7242" calcext:value-type="float">
            <text:p>55.7242</text:p>
          </table:table-cell>
          <table:table-cell office:value-type="float" office:value="0.904129" calcext:value-type="float">
            <text:p>0.904129</text:p>
          </table:table-cell>
          <table:table-cell office:value-type="float" office:value="179.096" calcext:value-type="float">
            <text:p>179.096</text:p>
          </table:table-cell>
          <table:table-cell office:value-type="float" office:value="0.699992" calcext:value-type="float">
            <text:p>0.6999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71028" calcext:value-type="float">
            <text:p>-0.00871028</text:p>
          </table:table-cell>
        </table:table-row>
        <table:table-row table:style-name="ro1">
          <table:table-cell office:value-type="float" office:value="55.8495" calcext:value-type="float">
            <text:p>55.8495</text:p>
          </table:table-cell>
          <table:table-cell office:value-type="float" office:value="0.899643" calcext:value-type="float">
            <text:p>0.899643</text:p>
          </table:table-cell>
          <table:table-cell office:value-type="float" office:value="179.1" calcext:value-type="float">
            <text:p>179.1</text:p>
          </table:table-cell>
          <table:table-cell office:value-type="float" office:value="0.699405" calcext:value-type="float">
            <text:p>0.6994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53473" calcext:value-type="float">
            <text:p>-0.00853473</text:p>
          </table:table-cell>
        </table:table-row>
        <table:table-row table:style-name="ro1">
          <table:table-cell office:value-type="float" office:value="55.9713" calcext:value-type="float">
            <text:p>55.9713</text:p>
          </table:table-cell>
          <table:table-cell office:value-type="float" office:value="0.895432" calcext:value-type="float">
            <text:p>0.895432</text:p>
          </table:table-cell>
          <table:table-cell office:value-type="float" office:value="179.105" calcext:value-type="float">
            <text:p>179.105</text:p>
          </table:table-cell>
          <table:table-cell office:value-type="float" office:value="0.6991" calcext:value-type="float">
            <text:p>0.69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12358" calcext:value-type="float">
            <text:p>-0.00812358</text:p>
          </table:table-cell>
        </table:table-row>
        <table:table-row table:style-name="ro1">
          <table:table-cell office:value-type="float" office:value="56.0948" calcext:value-type="float">
            <text:p>56.0948</text:p>
          </table:table-cell>
          <table:table-cell office:value-type="float" office:value="0.891251" calcext:value-type="float">
            <text:p>0.891251</text:p>
          </table:table-cell>
          <table:table-cell office:value-type="float" office:value="179.109" calcext:value-type="float">
            <text:p>179.109</text:p>
          </table:table-cell>
          <table:table-cell office:value-type="float" office:value="0.698608" calcext:value-type="float">
            <text:p>0.6986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90495" calcext:value-type="float">
            <text:p>-0.00790495</text:p>
          </table:table-cell>
        </table:table-row>
        <table:table-row table:style-name="ro1">
          <table:table-cell office:value-type="float" office:value="56.2145" calcext:value-type="float">
            <text:p>56.2145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179.113" calcext:value-type="float">
            <text:p>179.113</text:p>
          </table:table-cell>
          <table:table-cell office:value-type="float" office:value="0.698269" calcext:value-type="float">
            <text:p>0.6982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57432" calcext:value-type="float">
            <text:p>-0.00757432</text:p>
          </table:table-cell>
        </table:table-row>
        <table:table-row table:style-name="ro1">
          <table:table-cell office:value-type="float" office:value="56.3414" calcext:value-type="float">
            <text:p>56.3414</text:p>
          </table:table-cell>
          <table:table-cell office:value-type="float" office:value="0.883255" calcext:value-type="float">
            <text:p>0.883255</text:p>
          </table:table-cell>
          <table:table-cell office:value-type="float" office:value="179.117" calcext:value-type="float">
            <text:p>179.117</text:p>
          </table:table-cell>
          <table:table-cell office:value-type="float" office:value="0.697655" calcext:value-type="float">
            <text:p>0.6976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4986" calcext:value-type="float">
            <text:p>-0.0074986</text:p>
          </table:table-cell>
        </table:table-row>
        <table:table-row table:style-name="ro1">
          <table:table-cell office:value-type="float" office:value="56.464" calcext:value-type="float">
            <text:p>56.464</text:p>
          </table:table-cell>
          <table:table-cell office:value-type="float" office:value="0.879425" calcext:value-type="float">
            <text:p>0.879425</text:p>
          </table:table-cell>
          <table:table-cell office:value-type="float" office:value="179.121" calcext:value-type="float">
            <text:p>179.121</text:p>
          </table:table-cell>
          <table:table-cell office:value-type="float" office:value="0.697275" calcext:value-type="float">
            <text:p>0.6972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22767" calcext:value-type="float">
            <text:p>-0.00722767</text:p>
          </table:table-cell>
        </table:table-row>
        <table:table-row table:style-name="ro1">
          <table:table-cell office:value-type="float" office:value="56.5844" calcext:value-type="float">
            <text:p>56.5844</text:p>
          </table:table-cell>
          <table:table-cell office:value-type="float" office:value="0.875702" calcext:value-type="float">
            <text:p>0.875702</text:p>
          </table:table-cell>
          <table:table-cell office:value-type="float" office:value="179.124" calcext:value-type="float">
            <text:p>179.124</text:p>
          </table:table-cell>
          <table:table-cell office:value-type="float" office:value="0.696768" calcext:value-type="float">
            <text:p>0.6967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10085" calcext:value-type="float">
            <text:p>-0.00710085</text:p>
          </table:table-cell>
        </table:table-row>
        <table:table-row table:style-name="ro1">
          <table:table-cell office:value-type="float" office:value="56.7076" calcext:value-type="float">
            <text:p>56.7076</text:p>
          </table:table-cell>
          <table:table-cell office:value-type="float" office:value="0.87207" calcext:value-type="float">
            <text:p>0.87207</text:p>
          </table:table-cell>
          <table:table-cell office:value-type="float" office:value="179.128" calcext:value-type="float">
            <text:p>179.128</text:p>
          </table:table-cell>
          <table:table-cell office:value-type="float" office:value="0.696352" calcext:value-type="float">
            <text:p>0.6963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90022" calcext:value-type="float">
            <text:p>-0.00690022</text:p>
          </table:table-cell>
        </table:table-row>
        <table:table-row table:style-name="ro1">
          <table:table-cell office:value-type="float" office:value="56.8307" calcext:value-type="float">
            <text:p>56.8307</text:p>
          </table:table-cell>
          <table:table-cell office:value-type="float" office:value="0.868561" calcext:value-type="float">
            <text:p>0.868561</text:p>
          </table:table-cell>
          <table:table-cell office:value-type="float" office:value="179.131" calcext:value-type="float">
            <text:p>179.131</text:p>
          </table:table-cell>
          <table:table-cell office:value-type="float" office:value="0.695984" calcext:value-type="float">
            <text:p>0.6959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67115" calcext:value-type="float">
            <text:p>-0.00667115</text:p>
          </table:table-cell>
        </table:table-row>
        <table:table-row table:style-name="ro1">
          <table:table-cell office:value-type="float" office:value="56.953" calcext:value-type="float">
            <text:p>56.953</text:p>
          </table:table-cell>
          <table:table-cell office:value-type="float" office:value="0.865234" calcext:value-type="float">
            <text:p>0.865234</text:p>
          </table:table-cell>
          <table:table-cell office:value-type="float" office:value="179.135" calcext:value-type="float">
            <text:p>179.135</text:p>
          </table:table-cell>
          <table:table-cell office:value-type="float" office:value="0.695704" calcext:value-type="float">
            <text:p>0.69570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38573" calcext:value-type="float">
            <text:p>-0.00638573</text:p>
          </table:table-cell>
        </table:table-row>
        <table:table-row table:style-name="ro1">
          <table:table-cell office:value-type="float" office:value="57.0775" calcext:value-type="float">
            <text:p>57.0775</text:p>
          </table:table-cell>
          <table:table-cell office:value-type="float" office:value="0.861877" calcext:value-type="float">
            <text:p>0.861877</text:p>
          </table:table-cell>
          <table:table-cell office:value-type="float" office:value="179.138" calcext:value-type="float">
            <text:p>179.138</text:p>
          </table:table-cell>
          <table:table-cell office:value-type="float" office:value="0.695175" calcext:value-type="float">
            <text:p>0.6951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34417" calcext:value-type="float">
            <text:p>-0.00634417</text:p>
          </table:table-cell>
        </table:table-row>
        <table:table-row table:style-name="ro1">
          <table:table-cell office:value-type="float" office:value="57.201" calcext:value-type="float">
            <text:p>57.201</text:p>
          </table:table-cell>
          <table:table-cell office:value-type="float" office:value="0.858734" calcext:value-type="float">
            <text:p>0.858734</text:p>
          </table:table-cell>
          <table:table-cell office:value-type="float" office:value="179.141" calcext:value-type="float">
            <text:p>179.141</text:p>
          </table:table-cell>
          <table:table-cell office:value-type="float" office:value="0.694945" calcext:value-type="float">
            <text:p>0.6949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0394" calcext:value-type="float">
            <text:p>-0.0060394</text:p>
          </table:table-cell>
        </table:table-row>
        <table:table-row table:style-name="ro1">
          <table:table-cell office:value-type="float" office:value="57.3251" calcext:value-type="float">
            <text:p>57.3251</text:p>
          </table:table-cell>
          <table:table-cell office:value-type="float" office:value="0.855667" calcext:value-type="float">
            <text:p>0.855667</text:p>
          </table:table-cell>
          <table:table-cell office:value-type="float" office:value="179.144" calcext:value-type="float">
            <text:p>179.144</text:p>
          </table:table-cell>
          <table:table-cell office:value-type="float" office:value="0.694627" calcext:value-type="float">
            <text:p>0.69462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83598" calcext:value-type="float">
            <text:p>-0.00583598</text:p>
          </table:table-cell>
        </table:table-row>
        <table:table-row table:style-name="ro1">
          <table:table-cell office:value-type="float" office:value="57.4489" calcext:value-type="float">
            <text:p>57.4489</text:p>
          </table:table-cell>
          <table:table-cell office:value-type="float" office:value="0.852646" calcext:value-type="float">
            <text:p>0.852646</text:p>
          </table:table-cell>
          <table:table-cell office:value-type="float" office:value="179.147" calcext:value-type="float">
            <text:p>179.147</text:p>
          </table:table-cell>
          <table:table-cell office:value-type="float" office:value="0.694235" calcext:value-type="float">
            <text:p>0.6942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71435" calcext:value-type="float">
            <text:p>-0.00571435</text:p>
          </table:table-cell>
        </table:table-row>
        <table:table-row table:style-name="ro1">
          <table:table-cell office:value-type="float" office:value="57.5751" calcext:value-type="float">
            <text:p>57.5751</text:p>
          </table:table-cell>
          <table:table-cell office:value-type="float" office:value="0.849716" calcext:value-type="float">
            <text:p>0.849716</text:p>
          </table:table-cell>
          <table:table-cell office:value-type="float" office:value="179.15" calcext:value-type="float">
            <text:p>179.15</text:p>
          </table:table-cell>
          <table:table-cell office:value-type="float" office:value="0.693968" calcext:value-type="float">
            <text:p>0.6939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48327" calcext:value-type="float">
            <text:p>-0.00548327</text:p>
          </table:table-cell>
        </table:table-row>
        <table:table-row table:style-name="ro1">
          <table:table-cell office:value-type="float" office:value="57.6962" calcext:value-type="float">
            <text:p>57.6962</text:p>
          </table:table-cell>
          <table:table-cell office:value-type="float" office:value="0.846939" calcext:value-type="float">
            <text:p>0.846939</text:p>
          </table:table-cell>
          <table:table-cell office:value-type="float" office:value="179.153" calcext:value-type="float">
            <text:p>179.153</text:p>
          </table:table-cell>
          <table:table-cell office:value-type="float" office:value="0.693711" calcext:value-type="float">
            <text:p>0.6937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26874" calcext:value-type="float">
            <text:p>-0.00526874</text:p>
          </table:table-cell>
        </table:table-row>
        <table:table-row table:style-name="ro1">
          <table:table-cell office:value-type="float" office:value="57.8153" calcext:value-type="float">
            <text:p>57.8153</text:p>
          </table:table-cell>
          <table:table-cell office:value-type="float" office:value="0.84433" calcext:value-type="float">
            <text:p>0.84433</text:p>
          </table:table-cell>
          <table:table-cell office:value-type="float" office:value="179.156" calcext:value-type="float">
            <text:p>179.156</text:p>
          </table:table-cell>
          <table:table-cell office:value-type="float" office:value="0.693514" calcext:value-type="float">
            <text:p>0.6935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02252" calcext:value-type="float">
            <text:p>-0.00502252</text:p>
          </table:table-cell>
        </table:table-row>
        <table:table-row table:style-name="ro1">
          <table:table-cell office:value-type="float" office:value="57.9369" calcext:value-type="float">
            <text:p>57.9369</text:p>
          </table:table-cell>
          <table:table-cell office:value-type="float" office:value="0.841675" calcext:value-type="float">
            <text:p>0.841675</text:p>
          </table:table-cell>
          <table:table-cell office:value-type="float" office:value="179.158" calcext:value-type="float">
            <text:p>179.158</text:p>
          </table:table-cell>
          <table:table-cell office:value-type="float" office:value="0.693074" calcext:value-type="float">
            <text:p>0.6930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01101" calcext:value-type="float">
            <text:p>-0.00501101</text:p>
          </table:table-cell>
        </table:table-row>
        <table:table-row table:style-name="ro1">
          <table:table-cell office:value-type="float" office:value="58.0621" calcext:value-type="float">
            <text:p>58.0621</text:p>
          </table:table-cell>
          <table:table-cell office:value-type="float" office:value="0.838989" calcext:value-type="float">
            <text:p>0.838989</text:p>
          </table:table-cell>
          <table:table-cell office:value-type="float" office:value="179.161" calcext:value-type="float">
            <text:p>179.161</text:p>
          </table:table-cell>
          <table:table-cell office:value-type="float" office:value="0.692621" calcext:value-type="float">
            <text:p>0.6926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00714" calcext:value-type="float">
            <text:p>-0.00500714</text:p>
          </table:table-cell>
        </table:table-row>
        <table:table-row table:style-name="ro1">
          <table:table-cell office:value-type="float" office:value="58.1852" calcext:value-type="float">
            <text:p>58.1852</text:p>
          </table:table-cell>
          <table:table-cell office:value-type="float" office:value="0.83638" calcext:value-type="float">
            <text:p>0.83638</text:p>
          </table:table-cell>
          <table:table-cell office:value-type="float" office:value="179.164" calcext:value-type="float">
            <text:p>179.164</text:p>
          </table:table-cell>
          <table:table-cell office:value-type="float" office:value="0.692229" calcext:value-type="float">
            <text:p>0.6922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5593" calcext:value-type="float">
            <text:p>-0.00495593</text:p>
          </table:table-cell>
        </table:table-row>
        <table:table-row table:style-name="ro1">
          <table:table-cell office:value-type="float" office:value="58.3092" calcext:value-type="float">
            <text:p>58.3092</text:p>
          </table:table-cell>
          <table:table-cell office:value-type="float" office:value="0.833786" calcext:value-type="float">
            <text:p>0.833786</text:p>
          </table:table-cell>
          <table:table-cell office:value-type="float" office:value="179.166" calcext:value-type="float">
            <text:p>179.166</text:p>
          </table:table-cell>
          <table:table-cell office:value-type="float" office:value="0.691878" calcext:value-type="float">
            <text:p>0.6918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86604" calcext:value-type="float">
            <text:p>-0.00486604</text:p>
          </table:table-cell>
        </table:table-row>
        <table:table-row table:style-name="ro1">
          <table:table-cell office:value-type="float" office:value="58.4354" calcext:value-type="float">
            <text:p>58.4354</text:p>
          </table:table-cell>
          <table:table-cell office:value-type="float" office:value="0.831146" calcext:value-type="float">
            <text:p>0.831146</text:p>
          </table:table-cell>
          <table:table-cell office:value-type="float" office:value="179.169" calcext:value-type="float">
            <text:p>179.169</text:p>
          </table:table-cell>
          <table:table-cell office:value-type="float" office:value="0.691338" calcext:value-type="float">
            <text:p>0.6913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5668" calcext:value-type="float">
            <text:p>-0.00495668</text:p>
          </table:table-cell>
        </table:table-row>
        <table:table-row table:style-name="ro1">
          <table:table-cell office:value-type="float" office:value="58.5695" calcext:value-type="float">
            <text:p>58.5695</text:p>
          </table:table-cell>
          <table:table-cell office:value-type="float" office:value="0.828354" calcext:value-type="float">
            <text:p>0.828354</text:p>
          </table:table-cell>
          <table:table-cell office:value-type="float" office:value="179.172" calcext:value-type="float">
            <text:p>179.172</text:p>
          </table:table-cell>
          <table:table-cell office:value-type="float" office:value="0.690669" calcext:value-type="float">
            <text:p>0.6906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15076" calcext:value-type="float">
            <text:p>-0.00515076</text:p>
          </table:table-cell>
        </table:table-row>
        <table:table-row table:style-name="ro1">
          <table:table-cell office:value-type="float" office:value="58.6957" calcext:value-type="float">
            <text:p>58.6957</text:p>
          </table:table-cell>
          <table:table-cell office:value-type="float" office:value="0.825806" calcext:value-type="float">
            <text:p>0.825806</text:p>
          </table:table-cell>
          <table:table-cell office:value-type="float" office:value="179.174" calcext:value-type="float">
            <text:p>179.174</text:p>
          </table:table-cell>
          <table:table-cell office:value-type="float" office:value="0.690472" calcext:value-type="float">
            <text:p>0.6904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1485" calcext:value-type="float">
            <text:p>-0.00491485</text:p>
          </table:table-cell>
        </table:table-row>
        <table:table-row table:style-name="ro1">
          <table:table-cell office:value-type="float" office:value="58.8275" calcext:value-type="float">
            <text:p>58.8275</text:p>
          </table:table-cell>
          <table:table-cell office:value-type="float" office:value="0.823303" calcext:value-type="float">
            <text:p>0.823303</text:p>
          </table:table-cell>
          <table:table-cell office:value-type="float" office:value="179.177" calcext:value-type="float">
            <text:p>179.177</text:p>
          </table:table-cell>
          <table:table-cell office:value-type="float" office:value="0.690204" calcext:value-type="float">
            <text:p>0.69020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75733" calcext:value-type="float">
            <text:p>-0.00475733</text:p>
          </table:table-cell>
        </table:table-row>
        <table:table-row table:style-name="ro1">
          <table:table-cell office:value-type="float" office:value="58.9581" calcext:value-type="float">
            <text:p>58.9581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0.689912" calcext:value-type="float">
            <text:p>0.6899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63756" calcext:value-type="float">
            <text:p>-0.00463756</text:p>
          </table:table-cell>
        </table:table-row>
        <table:table-row table:style-name="ro1">
          <table:table-cell office:value-type="float" office:value="59.0887" calcext:value-type="float">
            <text:p>59.0887</text:p>
          </table:table-cell>
          <table:table-cell office:value-type="float" office:value="0.818619" calcext:value-type="float">
            <text:p>0.818619</text:p>
          </table:table-cell>
          <table:table-cell office:value-type="float" office:value="179.181" calcext:value-type="float">
            <text:p>179.181</text:p>
          </table:table-cell>
          <table:table-cell office:value-type="float" office:value="0.689822" calcext:value-type="float">
            <text:p>0.6898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34353" calcext:value-type="float">
            <text:p>-0.00434353</text:p>
          </table:table-cell>
        </table:table-row>
        <table:table-row table:style-name="ro1">
          <table:table-cell office:value-type="float" office:value="59.2096" calcext:value-type="float">
            <text:p>59.2096</text:p>
          </table:table-cell>
          <table:table-cell office:value-type="float" office:value="0.816605" calcext:value-type="float">
            <text:p>0.816605</text:p>
          </table:table-cell>
          <table:table-cell office:value-type="float" office:value="179.183" calcext:value-type="float">
            <text:p>179.183</text:p>
          </table:table-cell>
          <table:table-cell office:value-type="float" office:value="0.689855" calcext:value-type="float">
            <text:p>0.6898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96805" calcext:value-type="float">
            <text:p>-0.00396805</text:p>
          </table:table-cell>
        </table:table-row>
        <table:table-row table:style-name="ro1">
          <table:table-cell office:value-type="float" office:value="59.3275" calcext:value-type="float">
            <text:p>59.3275</text:p>
          </table:table-cell>
          <table:table-cell office:value-type="float" office:value="0.814774" calcext:value-type="float">
            <text:p>0.814774</text:p>
          </table:table-cell>
          <table:table-cell office:value-type="float" office:value="179.185" calcext:value-type="float">
            <text:p>179.185</text:p>
          </table:table-cell>
          <table:table-cell office:value-type="float" office:value="0.689912" calcext:value-type="float">
            <text:p>0.6899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5991" calcext:value-type="float">
            <text:p>-0.0035991</text:p>
          </table:table-cell>
        </table:table-row>
        <table:table-row table:style-name="ro1">
          <table:table-cell office:value-type="float" office:value="59.4467" calcext:value-type="float">
            <text:p>59.4467</text:p>
          </table:table-cell>
          <table:table-cell office:value-type="float" office:value="0.813126" calcext:value-type="float">
            <text:p>0.813126</text:p>
          </table:table-cell>
          <table:table-cell office:value-type="float" office:value="179.187" calcext:value-type="float">
            <text:p>179.187</text:p>
          </table:table-cell>
          <table:table-cell office:value-type="float" office:value="0.689994" calcext:value-type="float">
            <text:p>0.68999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23767" calcext:value-type="float">
            <text:p>-0.00323767</text:p>
          </table:table-cell>
        </table:table-row>
        <table:table-row table:style-name="ro1">
          <table:table-cell office:value-type="float" office:value="59.5565" calcext:value-type="float">
            <text:p>59.5565</text:p>
          </table:table-cell>
          <table:table-cell office:value-type="float" office:value="0.811646" calcext:value-type="float">
            <text:p>0.811646</text:p>
          </table:table-cell>
          <table:table-cell office:value-type="float" office:value="179.188" calcext:value-type="float">
            <text:p>179.188</text:p>
          </table:table-cell>
          <table:table-cell office:value-type="float" office:value="0.690119" calcext:value-type="float">
            <text:p>0.6901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86032" calcext:value-type="float">
            <text:p>-0.00286032</text:p>
          </table:table-cell>
        </table:table-row>
        <table:table-row table:style-name="ro1">
          <table:table-cell office:value-type="float" office:value="59.6642" calcext:value-type="float">
            <text:p>59.6642</text:p>
          </table:table-cell>
          <table:table-cell office:value-type="float" office:value="0.810226" calcext:value-type="float">
            <text:p>0.810226</text:p>
          </table:table-cell>
          <table:table-cell office:value-type="float" office:value="179.19" calcext:value-type="float">
            <text:p>179.19</text:p>
          </table:table-cell>
          <table:table-cell office:value-type="float" office:value="0.689241" calcext:value-type="float">
            <text:p>0.6892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49718" calcext:value-type="float">
            <text:p>-0.00349718</text:p>
          </table:table-cell>
        </table:table-row>
        <table:table-row table:style-name="ro1">
          <table:table-cell office:value-type="float" office:value="59.7748" calcext:value-type="float">
            <text:p>59.7748</text:p>
          </table:table-cell>
          <table:table-cell office:value-type="float" office:value="0.809052" calcext:value-type="float">
            <text:p>0.809052</text:p>
          </table:table-cell>
          <table:table-cell office:value-type="float" office:value="179.191" calcext:value-type="float">
            <text:p>179.191</text:p>
          </table:table-cell>
          <table:table-cell office:value-type="float" office:value="0.689977" calcext:value-type="float">
            <text:p>0.6899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56218" calcext:value-type="float">
            <text:p>-0.00256218</text:p>
          </table:table-cell>
        </table:table-row>
        <table:table-row table:style-name="ro1">
          <table:table-cell office:value-type="float" office:value="59.8971" calcext:value-type="float">
            <text:p>59.8971</text:p>
          </table:table-cell>
          <table:table-cell office:value-type="float" office:value="0.807816" calcext:value-type="float">
            <text:p>0.807816</text:p>
          </table:table-cell>
          <table:table-cell office:value-type="float" office:value="179.192" calcext:value-type="float">
            <text:p>179.192</text:p>
          </table:table-cell>
          <table:table-cell office:value-type="float" office:value="0.689963" calcext:value-type="float">
            <text:p>0.6899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36602" calcext:value-type="float">
            <text:p>-0.00236602</text:p>
          </table:table-cell>
        </table:table-row>
        <table:table-row table:style-name="ro1">
          <table:table-cell office:value-type="float" office:value="60.0165" calcext:value-type="float">
            <text:p>60.0165</text:p>
          </table:table-cell>
          <table:table-cell office:value-type="float" office:value="0.806763" calcext:value-type="float">
            <text:p>0.806763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0022" calcext:value-type="float">
            <text:p>0.6900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12804" calcext:value-type="float">
            <text:p>-0.00212804</text:p>
          </table:table-cell>
        </table:table-row>
        <table:table-row table:style-name="ro1">
          <table:table-cell office:value-type="float" office:value="60.1354" calcext:value-type="float">
            <text:p>60.1354</text:p>
          </table:table-cell>
          <table:table-cell office:value-type="float" office:value="0.805847" calcext:value-type="float">
            <text:p>0.805847</text:p>
          </table:table-cell>
          <table:table-cell office:value-type="float" office:value="179.194" calcext:value-type="float">
            <text:p>179.194</text:p>
          </table:table-cell>
          <table:table-cell office:value-type="float" office:value="0.690162" calcext:value-type="float">
            <text:p>0.6901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83231" calcext:value-type="float">
            <text:p>-0.00183231</text:p>
          </table:table-cell>
        </table:table-row>
        <table:table-row table:style-name="ro1">
          <table:table-cell office:value-type="float" office:value="60.2582" calcext:value-type="float">
            <text:p>60.2582</text:p>
          </table:table-cell>
          <table:table-cell office:value-type="float" office:value="0.804977" calcext:value-type="float">
            <text:p>0.804977</text:p>
          </table:table-cell>
          <table:table-cell office:value-type="float" office:value="179.195" calcext:value-type="float">
            <text:p>179.195</text:p>
          </table:table-cell>
          <table:table-cell office:value-type="float" office:value="0.690151" calcext:value-type="float">
            <text:p>0.6901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69504" calcext:value-type="float">
            <text:p>-0.00169504</text:p>
          </table:table-cell>
        </table:table-row>
        <table:table-row table:style-name="ro1">
          <table:table-cell office:value-type="float" office:value="60.3817" calcext:value-type="float">
            <text:p>60.3817</text:p>
          </table:table-cell>
          <table:table-cell office:value-type="float" office:value="0.804291" calcext:value-type="float">
            <text:p>0.804291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0324" calcext:value-type="float">
            <text:p>0.6903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40513" calcext:value-type="float">
            <text:p>-0.00140513</text:p>
          </table:table-cell>
        </table:table-row>
        <table:table-row table:style-name="ro1">
          <table:table-cell office:value-type="float" office:value="60.5055" calcext:value-type="float">
            <text:p>60.5055</text:p>
          </table:table-cell>
          <table:table-cell office:value-type="float" office:value="0.803696" calcext:value-type="float">
            <text:p>0.803696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0407" calcext:value-type="float">
            <text:p>0.69040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22086" calcext:value-type="float">
            <text:p>-0.00122086</text:p>
          </table:table-cell>
        </table:table-row>
        <table:table-row table:style-name="ro1">
          <table:table-cell office:value-type="float" office:value="60.6307" calcext:value-type="float">
            <text:p>60.6307</text:p>
          </table:table-cell>
          <table:table-cell office:value-type="float" office:value="0.803085" calcext:value-type="float">
            <text:p>0.803085</text:p>
          </table:table-cell>
          <table:table-cell office:value-type="float" office:value="179.197" calcext:value-type="float">
            <text:p>179.197</text:p>
          </table:table-cell>
          <table:table-cell office:value-type="float" office:value="0.690353" calcext:value-type="float">
            <text:p>0.6903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7129" calcext:value-type="float">
            <text:p>-0.00117129</text:p>
          </table:table-cell>
        </table:table-row>
        <table:table-row table:style-name="ro1">
          <table:table-cell office:value-type="float" office:value="60.754" calcext:value-type="float">
            <text:p>60.754</text:p>
          </table:table-cell>
          <table:table-cell office:value-type="float" office:value="0.802765" calcext:value-type="float">
            <text:p>0.802765</text:p>
          </table:table-cell>
          <table:table-cell office:value-type="float" office:value="179.197" calcext:value-type="float">
            <text:p>179.197</text:p>
          </table:table-cell>
          <table:table-cell office:value-type="float" office:value="0.690687" calcext:value-type="float">
            <text:p>0.6906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83498" calcext:value-type="float">
            <text:p>-0.000783498</text:p>
          </table:table-cell>
        </table:table-row>
        <table:table-row table:style-name="ro1">
          <table:table-cell office:value-type="float" office:value="60.8749" calcext:value-type="float">
            <text:p>60.8749</text:p>
          </table:table-cell>
          <table:table-cell office:value-type="float" office:value="0.802399" calcext:value-type="float">
            <text:p>0.802399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0688" calcext:value-type="float">
            <text:p>0.6906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19371" calcext:value-type="float">
            <text:p>-0.000719371</text:p>
          </table:table-cell>
        </table:table-row>
        <table:table-row table:style-name="ro1">
          <table:table-cell office:value-type="float" office:value="60.994" calcext:value-type="float">
            <text:p>60.994</text:p>
          </table:table-cell>
          <table:table-cell office:value-type="float" office:value="0.802155" calcext:value-type="float">
            <text:p>0.802155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0776" calcext:value-type="float">
            <text:p>0.6907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9069" calcext:value-type="float">
            <text:p>-0.00059069</text:p>
          </table:table-cell>
        </table:table-row>
        <table:table-row table:style-name="ro1">
          <table:table-cell office:value-type="float" office:value="61.1266" calcext:value-type="float">
            <text:p>61.1266</text:p>
          </table:table-cell>
          <table:table-cell office:value-type="float" office:value="0.80191" calcext:value-type="float">
            <text:p>0.80191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0818" calcext:value-type="float">
            <text:p>0.6908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06846" calcext:value-type="float">
            <text:p>-0.000506846</text:p>
          </table:table-cell>
        </table:table-row>
        <table:table-row table:style-name="ro1">
          <table:table-cell office:value-type="float" office:value="61.2421" calcext:value-type="float">
            <text:p>61.2421</text:p>
          </table:table-cell>
          <table:table-cell office:value-type="float" office:value="0.801849" calcext:value-type="float">
            <text:p>0.801849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095" calcext:value-type="float">
            <text:p>0.6910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19728" calcext:value-type="float">
            <text:p>-0.000219728</text:p>
          </table:table-cell>
        </table:table-row>
        <table:table-row table:style-name="ro1">
          <table:table-cell office:value-type="float" office:value="61.3658" calcext:value-type="float">
            <text:p>61.3658</text:p>
          </table:table-cell>
          <table:table-cell office:value-type="float" office:value="0.801727" calcext:value-type="float">
            <text:p>0.801727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106" calcext:value-type="float">
            <text:p>0.69110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87956" calcext:value-type="float">
            <text:p>-0.000187956</text:p>
          </table:table-cell>
        </table:table-row>
        <table:table-row table:style-name="ro1">
          <table:table-cell office:value-type="float" office:value="61.4862" calcext:value-type="float">
            <text:p>61.4862</text:p>
          </table:table-cell>
          <table:table-cell office:value-type="float" office:value="0.801849" calcext:value-type="float">
            <text:p>0.801849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452" calcext:value-type="float">
            <text:p>0.6914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37998" calcext:value-type="float">
            <text:p>0.000137998</text:p>
          </table:table-cell>
        </table:table-row>
        <table:table-row table:style-name="ro1">
          <table:table-cell office:value-type="float" office:value="61.6136" calcext:value-type="float">
            <text:p>61.6136</text:p>
          </table:table-cell>
          <table:table-cell office:value-type="float" office:value="0.801971" calcext:value-type="float">
            <text:p>0.801971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57" calcext:value-type="float">
            <text:p>0.691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34891" calcext:value-type="float">
            <text:p>0.000234891</text:p>
          </table:table-cell>
        </table:table-row>
        <table:table-row table:style-name="ro1">
          <table:table-cell office:value-type="float" office:value="61.7335" calcext:value-type="float">
            <text:p>61.7335</text:p>
          </table:table-cell>
          <table:table-cell office:value-type="float" office:value="0.802109" calcext:value-type="float">
            <text:p>0.802109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613" calcext:value-type="float">
            <text:p>0.6916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54662" calcext:value-type="float">
            <text:p>0.000254662</text:p>
          </table:table-cell>
        </table:table-row>
        <table:table-row table:style-name="ro1">
          <table:table-cell office:value-type="float" office:value="61.859" calcext:value-type="float">
            <text:p>61.859</text:p>
          </table:table-cell>
          <table:table-cell office:value-type="float" office:value="0.802292" calcext:value-type="float">
            <text:p>0.802292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627" calcext:value-type="float">
            <text:p>0.69162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3714" calcext:value-type="float">
            <text:p>0.00023714</text:p>
          </table:table-cell>
        </table:table-row>
        <table:table-row table:style-name="ro1">
          <table:table-cell office:value-type="float" office:value="61.9801" calcext:value-type="float">
            <text:p>61.9801</text:p>
          </table:table-cell>
          <table:table-cell office:value-type="float" office:value="0.802658" calcext:value-type="float">
            <text:p>0.802658</text:p>
          </table:table-cell>
          <table:table-cell office:value-type="float" office:value="179.197" calcext:value-type="float">
            <text:p>179.197</text:p>
          </table:table-cell>
          <table:table-cell office:value-type="float" office:value="0.691986" calcext:value-type="float">
            <text:p>0.69198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34486" calcext:value-type="float">
            <text:p>0.000534486</text:p>
          </table:table-cell>
        </table:table-row>
        <table:table-row table:style-name="ro1">
          <table:table-cell office:value-type="float" office:value="62.1102" calcext:value-type="float">
            <text:p>62.1102</text:p>
          </table:table-cell>
          <table:table-cell office:value-type="float" office:value="0.80304" calcext:value-type="float">
            <text:p>0.80304</text:p>
          </table:table-cell>
          <table:table-cell office:value-type="float" office:value="179.197" calcext:value-type="float">
            <text:p>179.197</text:p>
          </table:table-cell>
          <table:table-cell office:value-type="float" office:value="0.692171" calcext:value-type="float">
            <text:p>0.6921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6539" calcext:value-type="float">
            <text:p>0.0006539</text:p>
          </table:table-cell>
        </table:table-row>
        <table:table-row table:style-name="ro1">
          <table:table-cell office:value-type="float" office:value="62.2401" calcext:value-type="float">
            <text:p>62.2401</text:p>
          </table:table-cell>
          <table:table-cell office:value-type="float" office:value="0.803543" calcext:value-type="float">
            <text:p>0.803543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245" calcext:value-type="float">
            <text:p>0.692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47196" calcext:value-type="float">
            <text:p>0.000847196</text:p>
          </table:table-cell>
        </table:table-row>
        <table:table-row table:style-name="ro1">
          <table:table-cell office:value-type="float" office:value="62.3561" calcext:value-type="float">
            <text:p>62.3561</text:p>
          </table:table-cell>
          <table:table-cell office:value-type="float" office:value="0.80397" calcext:value-type="float">
            <text:p>0.80397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2512" calcext:value-type="float">
            <text:p>0.6925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36854" calcext:value-type="float">
            <text:p>0.000836854</text:p>
          </table:table-cell>
        </table:table-row>
        <table:table-row table:style-name="ro1">
          <table:table-cell office:value-type="float" office:value="62.4769" calcext:value-type="float">
            <text:p>62.4769</text:p>
          </table:table-cell>
          <table:table-cell office:value-type="float" office:value="0.804428" calcext:value-type="float">
            <text:p>0.804428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2594" calcext:value-type="float">
            <text:p>0.69259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4095" calcext:value-type="float">
            <text:p>0.00084095</text:p>
          </table:table-cell>
        </table:table-row>
        <table:table-row table:style-name="ro1">
          <table:table-cell office:value-type="float" office:value="62.5963" calcext:value-type="float">
            <text:p>62.5963</text:p>
          </table:table-cell>
          <table:table-cell office:value-type="float" office:value="0.804977" calcext:value-type="float">
            <text:p>0.804977</text:p>
          </table:table-cell>
          <table:table-cell office:value-type="float" office:value="179.195" calcext:value-type="float">
            <text:p>179.195</text:p>
          </table:table-cell>
          <table:table-cell office:value-type="float" office:value="0.692824" calcext:value-type="float">
            <text:p>0.6928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77613" calcext:value-type="float">
            <text:p>0.000977613</text:p>
          </table:table-cell>
        </table:table-row>
        <table:table-row table:style-name="ro1">
          <table:table-cell office:value-type="float" office:value="62.713" calcext:value-type="float">
            <text:p>62.713</text:p>
          </table:table-cell>
          <table:table-cell office:value-type="float" office:value="0.805466" calcext:value-type="float">
            <text:p>0.805466</text:p>
          </table:table-cell>
          <table:table-cell office:value-type="float" office:value="179.195" calcext:value-type="float">
            <text:p>179.195</text:p>
          </table:table-cell>
          <table:table-cell office:value-type="float" office:value="0.692865" calcext:value-type="float">
            <text:p>0.6928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3567" calcext:value-type="float">
            <text:p>0.00093567</text:p>
          </table:table-cell>
        </table:table-row>
        <table:table-row table:style-name="ro1">
          <table:table-cell office:value-type="float" office:value="62.8304" calcext:value-type="float">
            <text:p>62.8304</text:p>
          </table:table-cell>
          <table:table-cell office:value-type="float" office:value="0.805954" calcext:value-type="float">
            <text:p>0.805954</text:p>
          </table:table-cell>
          <table:table-cell office:value-type="float" office:value="179.194" calcext:value-type="float">
            <text:p>179.194</text:p>
          </table:table-cell>
          <table:table-cell office:value-type="float" office:value="0.692934" calcext:value-type="float">
            <text:p>0.6929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2211" calcext:value-type="float">
            <text:p>0.00092211</text:p>
          </table:table-cell>
        </table:table-row>
        <table:table-row table:style-name="ro1">
          <table:table-cell office:value-type="float" office:value="62.9515" calcext:value-type="float">
            <text:p>62.9515</text:p>
          </table:table-cell>
          <table:table-cell office:value-type="float" office:value="0.806381" calcext:value-type="float">
            <text:p>0.806381</text:p>
          </table:table-cell>
          <table:table-cell office:value-type="float" office:value="179.194" calcext:value-type="float">
            <text:p>179.194</text:p>
          </table:table-cell>
          <table:table-cell office:value-type="float" office:value="0.69291" calcext:value-type="float">
            <text:p>0.692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25027" calcext:value-type="float">
            <text:p>0.000825027</text:p>
          </table:table-cell>
        </table:table-row>
        <table:table-row table:style-name="ro1">
          <table:table-cell office:value-type="float" office:value="63.0748" calcext:value-type="float">
            <text:p>63.0748</text:p>
          </table:table-cell>
          <table:table-cell office:value-type="float" office:value="0.806885" calcext:value-type="float">
            <text:p>0.806885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3069" calcext:value-type="float">
            <text:p>0.6930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98227" calcext:value-type="float">
            <text:p>0.000898227</text:p>
          </table:table-cell>
        </table:table-row>
        <table:table-row table:style-name="ro1">
          <table:table-cell office:value-type="float" office:value="63.1908" calcext:value-type="float">
            <text:p>63.1908</text:p>
          </table:table-cell>
          <table:table-cell office:value-type="float" office:value="0.80719" calcext:value-type="float">
            <text:p>0.80719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2835" calcext:value-type="float">
            <text:p>0.6928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612471" calcext:value-type="float">
            <text:p>0.000612471</text:p>
          </table:table-cell>
        </table:table-row>
        <table:table-row table:style-name="ro1">
          <table:table-cell office:value-type="float" office:value="63.308" calcext:value-type="float">
            <text:p>63.308</text:p>
          </table:table-cell>
          <table:table-cell office:value-type="float" office:value="0.807434" calcext:value-type="float">
            <text:p>0.807434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2772" calcext:value-type="float">
            <text:p>0.6927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08206" calcext:value-type="float">
            <text:p>0.000508206</text:p>
          </table:table-cell>
        </table:table-row>
        <table:table-row table:style-name="ro1">
          <table:table-cell office:value-type="float" office:value="63.424" calcext:value-type="float">
            <text:p>63.424</text:p>
          </table:table-cell>
          <table:table-cell office:value-type="float" office:value="0.807678" calcext:value-type="float">
            <text:p>0.807678</text:p>
          </table:table-cell>
          <table:table-cell office:value-type="float" office:value="179.192" calcext:value-type="float">
            <text:p>179.192</text:p>
          </table:table-cell>
          <table:table-cell office:value-type="float" office:value="0.692779" calcext:value-type="float">
            <text:p>0.6927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474006" calcext:value-type="float">
            <text:p>0.000474006</text:p>
          </table:table-cell>
        </table:table-row>
        <table:table-row table:style-name="ro1">
          <table:table-cell office:value-type="float" office:value="63.5397" calcext:value-type="float">
            <text:p>63.5397</text:p>
          </table:table-cell>
          <table:table-cell office:value-type="float" office:value="0.807678" calcext:value-type="float">
            <text:p>0.807678</text:p>
          </table:table-cell>
          <table:table-cell office:value-type="float" office:value="179.192" calcext:value-type="float">
            <text:p>179.192</text:p>
          </table:table-cell>
          <table:table-cell office:value-type="float" office:value="0.692458" calcext:value-type="float">
            <text:p>0.6924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52257" calcext:value-type="float">
            <text:p>0.000152257</text:p>
          </table:table-cell>
        </table:table-row>
        <table:table-row table:style-name="ro1">
          <table:table-cell office:value-type="float" office:value="63.6608" calcext:value-type="float">
            <text:p>63.6608</text:p>
          </table:table-cell>
          <table:table-cell office:value-type="float" office:value="0.807678" calcext:value-type="float">
            <text:p>0.807678</text:p>
          </table:table-cell>
          <table:table-cell office:value-type="float" office:value="179.192" calcext:value-type="float">
            <text:p>179.192</text:p>
          </table:table-cell>
          <table:table-cell office:value-type="float" office:value="0.692312" calcext:value-type="float">
            <text:p>0.6923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0658777" calcext:value-type="float">
            <text:p>0.00000658777</text:p>
          </table:table-cell>
        </table:table-row>
        <table:table-row table:style-name="ro1">
          <table:table-cell office:value-type="float" office:value="63.777" calcext:value-type="float">
            <text:p>63.777</text:p>
          </table:table-cell>
          <table:table-cell office:value-type="float" office:value="0.807449" calcext:value-type="float">
            <text:p>0.807449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2015" calcext:value-type="float">
            <text:p>0.6920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51711" calcext:value-type="float">
            <text:p>-0.000251711</text:p>
          </table:table-cell>
        </table:table-row>
        <table:table-row table:style-name="ro1">
          <table:table-cell office:value-type="float" office:value="63.8942" calcext:value-type="float">
            <text:p>63.8942</text:p>
          </table:table-cell>
          <table:table-cell office:value-type="float" office:value="0.807144" calcext:value-type="float">
            <text:p>0.807144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1725" calcext:value-type="float">
            <text:p>0.6917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89421" calcext:value-type="float">
            <text:p>-0.000489421</text:p>
          </table:table-cell>
        </table:table-row>
        <table:table-row table:style-name="ro1">
          <table:table-cell office:value-type="float" office:value="64.0121" calcext:value-type="float">
            <text:p>64.0121</text:p>
          </table:table-cell>
          <table:table-cell office:value-type="float" office:value="0.806717" calcext:value-type="float">
            <text:p>0.806717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1422" calcext:value-type="float">
            <text:p>0.6914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19735" calcext:value-type="float">
            <text:p>-0.000719735</text:p>
          </table:table-cell>
        </table:table-row>
        <table:table-row table:style-name="ro1">
          <table:table-cell office:value-type="float" office:value="64.1334" calcext:value-type="float">
            <text:p>64.1334</text:p>
          </table:table-cell>
          <table:table-cell office:value-type="float" office:value="0.80629" calcext:value-type="float">
            <text:p>0.80629</text:p>
          </table:table-cell>
          <table:table-cell office:value-type="float" office:value="179.194" calcext:value-type="float">
            <text:p>179.194</text:p>
          </table:table-cell>
          <table:table-cell office:value-type="float" office:value="0.691316" calcext:value-type="float">
            <text:p>0.69131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53384" calcext:value-type="float">
            <text:p>-0.000753384</text:p>
          </table:table-cell>
        </table:table-row>
        <table:table-row table:style-name="ro1">
          <table:table-cell office:value-type="float" office:value="64.257" calcext:value-type="float">
            <text:p>64.257</text:p>
          </table:table-cell>
          <table:table-cell office:value-type="float" office:value="0.80574" calcext:value-type="float">
            <text:p>0.80574</text:p>
          </table:table-cell>
          <table:table-cell office:value-type="float" office:value="179.194" calcext:value-type="float">
            <text:p>179.194</text:p>
          </table:table-cell>
          <table:table-cell office:value-type="float" office:value="0.691023" calcext:value-type="float">
            <text:p>0.6910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53256" calcext:value-type="float">
            <text:p>-0.000953256</text:p>
          </table:table-cell>
        </table:table-row>
        <table:table-row table:style-name="ro1">
          <table:table-cell office:value-type="float" office:value="64.3785" calcext:value-type="float">
            <text:p>64.3785</text:p>
          </table:table-cell>
          <table:table-cell office:value-type="float" office:value="0.805084" calcext:value-type="float">
            <text:p>0.805084</text:p>
          </table:table-cell>
          <table:table-cell office:value-type="float" office:value="179.195" calcext:value-type="float">
            <text:p>179.195</text:p>
          </table:table-cell>
          <table:table-cell office:value-type="float" office:value="0.690754" calcext:value-type="float">
            <text:p>0.6907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1041" calcext:value-type="float">
            <text:p>-0.00111041</text:p>
          </table:table-cell>
        </table:table-row>
        <table:table-row table:style-name="ro1">
          <table:table-cell office:value-type="float" office:value="64.5018" calcext:value-type="float">
            <text:p>64.5018</text:p>
          </table:table-cell>
          <table:table-cell office:value-type="float" office:value="0.804398" calcext:value-type="float">
            <text:p>0.804398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0497" calcext:value-type="float">
            <text:p>0.6904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25113" calcext:value-type="float">
            <text:p>-0.00125113</text:p>
          </table:table-cell>
        </table:table-row>
        <table:table-row table:style-name="ro1">
          <table:table-cell office:value-type="float" office:value="64.6249" calcext:value-type="float">
            <text:p>64.6249</text:p>
          </table:table-cell>
          <table:table-cell office:value-type="float" office:value="0.803665" calcext:value-type="float">
            <text:p>0.803665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0292" calcext:value-type="float">
            <text:p>0.6902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3117" calcext:value-type="float">
            <text:p>-0.00133117</text:p>
          </table:table-cell>
        </table:table-row>
        <table:table-row table:style-name="ro1">
          <table:table-cell office:value-type="float" office:value="64.7496" calcext:value-type="float">
            <text:p>64.7496</text:p>
          </table:table-cell>
          <table:table-cell office:value-type="float" office:value="0.803162" calcext:value-type="float">
            <text:p>0.803162</text:p>
          </table:table-cell>
          <table:table-cell office:value-type="float" office:value="179.197" calcext:value-type="float">
            <text:p>179.197</text:p>
          </table:table-cell>
          <table:table-cell office:value-type="float" office:value="0.690482" calcext:value-type="float">
            <text:p>0.69048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5599" calcext:value-type="float">
            <text:p>-0.00105599</text:p>
          </table:table-cell>
        </table:table-row>
        <table:table-row table:style-name="ro1">
          <table:table-cell office:value-type="float" office:value="64.8744" calcext:value-type="float">
            <text:p>64.8744</text:p>
          </table:table-cell>
          <table:table-cell office:value-type="float" office:value="0.802628" calcext:value-type="float">
            <text:p>0.802628</text:p>
          </table:table-cell>
          <table:table-cell office:value-type="float" office:value="179.197" calcext:value-type="float">
            <text:p>179.197</text:p>
          </table:table-cell>
          <table:table-cell office:value-type="float" office:value="0.690441" calcext:value-type="float">
            <text:p>0.6904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0585" calcext:value-type="float">
            <text:p>-0.00100585</text:p>
          </table:table-cell>
        </table:table-row>
        <table:table-row table:style-name="ro1">
          <table:table-cell office:value-type="float" office:value="64.9991" calcext:value-type="float">
            <text:p>64.9991</text:p>
          </table:table-cell>
          <table:table-cell office:value-type="float" office:value="0.802155" calcext:value-type="float">
            <text:p>0.802155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0433" calcext:value-type="float">
            <text:p>0.6904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33142" calcext:value-type="float">
            <text:p>-0.000933142</text:p>
          </table:table-cell>
        </table:table-row>
        <table:table-row table:style-name="ro1">
          <table:table-cell office:value-type="float" office:value="65.119" calcext:value-type="float">
            <text:p>65.119</text:p>
          </table:table-cell>
          <table:table-cell office:value-type="float" office:value="0.801788" calcext:value-type="float">
            <text:p>0.801788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0582" calcext:value-type="float">
            <text:p>0.69058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21767" calcext:value-type="float">
            <text:p>-0.000721767</text:p>
          </table:table-cell>
        </table:table-row>
        <table:table-row table:style-name="ro1">
          <table:table-cell office:value-type="float" office:value="65.2355" calcext:value-type="float">
            <text:p>65.2355</text:p>
          </table:table-cell>
          <table:table-cell office:value-type="float" office:value="0.80162" calcext:value-type="float">
            <text:p>0.80162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0859" calcext:value-type="float">
            <text:p>0.6908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16637" calcext:value-type="float">
            <text:p>-0.000416637</text:p>
          </table:table-cell>
        </table:table-row>
        <table:table-row table:style-name="ro1">
          <table:table-cell office:value-type="float" office:value="65.3485" calcext:value-type="float">
            <text:p>65.3485</text:p>
          </table:table-cell>
          <table:table-cell office:value-type="float" office:value="0.801605" calcext:value-type="float">
            <text:p>0.801605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162" calcext:value-type="float">
            <text:p>0.6911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10451" calcext:value-type="float">
            <text:p>-0.000110451</text:p>
          </table:table-cell>
        </table:table-row>
        <table:table-row table:style-name="ro1">
          <table:table-cell office:value-type="float" office:value="65.465" calcext:value-type="float">
            <text:p>65.465</text:p>
          </table:table-cell>
          <table:table-cell office:value-type="float" office:value="0.801773" calcext:value-type="float">
            <text:p>0.801773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495" calcext:value-type="float">
            <text:p>0.6914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93187" calcext:value-type="float">
            <text:p>0.000193187</text:p>
          </table:table-cell>
        </table:table-row>
        <table:table-row table:style-name="ro1">
          <table:table-cell office:value-type="float" office:value="65.5782" calcext:value-type="float">
            <text:p>65.5782</text:p>
          </table:table-cell>
          <table:table-cell office:value-type="float" office:value="0.802017" calcext:value-type="float">
            <text:p>0.802017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1718" calcext:value-type="float">
            <text:p>0.6917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74956" calcext:value-type="float">
            <text:p>0.000374956</text:p>
          </table:table-cell>
        </table:table-row>
        <table:table-row table:style-name="ro1">
          <table:table-cell office:value-type="float" office:value="65.7052" calcext:value-type="float">
            <text:p>65.7052</text:p>
          </table:table-cell>
          <table:table-cell office:value-type="float" office:value="0.80246" calcext:value-type="float">
            <text:p>0.80246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692119" calcext:value-type="float">
            <text:p>0.6921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70039" calcext:value-type="float">
            <text:p>0.00070039</text:p>
          </table:table-cell>
        </table:table-row>
        <table:table-row table:style-name="ro1">
          <table:table-cell office:value-type="float" office:value="65.8207" calcext:value-type="float">
            <text:p>65.8207</text:p>
          </table:table-cell>
          <table:table-cell office:value-type="float" office:value="0.802917" calcext:value-type="float">
            <text:p>0.802917</text:p>
          </table:table-cell>
          <table:table-cell office:value-type="float" office:value="179.197" calcext:value-type="float">
            <text:p>179.197</text:p>
          </table:table-cell>
          <table:table-cell office:value-type="float" office:value="0.692334" calcext:value-type="float">
            <text:p>0.6923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3833" calcext:value-type="float">
            <text:p>0.00083833</text:p>
          </table:table-cell>
        </table:table-row>
        <table:table-row table:style-name="ro1">
          <table:table-cell office:value-type="float" office:value="65.941" calcext:value-type="float">
            <text:p>65.941</text:p>
          </table:table-cell>
          <table:table-cell office:value-type="float" office:value="0.803574" calcext:value-type="float">
            <text:p>0.803574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2721" calcext:value-type="float">
            <text:p>0.6927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11346" calcext:value-type="float">
            <text:p>0.00111346</text:p>
          </table:table-cell>
        </table:table-row>
        <table:table-row table:style-name="ro1">
          <table:table-cell office:value-type="float" office:value="66.0758" calcext:value-type="float">
            <text:p>66.0758</text:p>
          </table:table-cell>
          <table:table-cell office:value-type="float" office:value="0.804474" calcext:value-type="float">
            <text:p>0.804474</text:p>
          </table:table-cell>
          <table:table-cell office:value-type="float" office:value="179.196" calcext:value-type="float">
            <text:p>179.196</text:p>
          </table:table-cell>
          <table:table-cell office:value-type="float" office:value="0.693169" calcext:value-type="float">
            <text:p>0.6931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40796" calcext:value-type="float">
            <text:p>0.00140796</text:p>
          </table:table-cell>
        </table:table-row>
        <table:table-row table:style-name="ro1">
          <table:table-cell office:value-type="float" office:value="66.1915" calcext:value-type="float">
            <text:p>66.1915</text:p>
          </table:table-cell>
          <table:table-cell office:value-type="float" office:value="0.80545" calcext:value-type="float">
            <text:p>0.80545</text:p>
          </table:table-cell>
          <table:table-cell office:value-type="float" office:value="179.195" calcext:value-type="float">
            <text:p>179.195</text:p>
          </table:table-cell>
          <table:table-cell office:value-type="float" office:value="0.693663" calcext:value-type="float">
            <text:p>0.6936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73618" calcext:value-type="float">
            <text:p>0.00173618</text:p>
          </table:table-cell>
        </table:table-row>
        <table:table-row table:style-name="ro1">
          <table:table-cell office:value-type="float" office:value="66.3073" calcext:value-type="float">
            <text:p>66.3073</text:p>
          </table:table-cell>
          <table:table-cell office:value-type="float" office:value="0.806564" calcext:value-type="float">
            <text:p>0.806564</text:p>
          </table:table-cell>
          <table:table-cell office:value-type="float" office:value="179.193" calcext:value-type="float">
            <text:p>179.193</text:p>
          </table:table-cell>
          <table:table-cell office:value-type="float" office:value="0.694097" calcext:value-type="float">
            <text:p>0.6940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98091" calcext:value-type="float">
            <text:p>0.00198091</text:p>
          </table:table-cell>
        </table:table-row>
        <table:table-row table:style-name="ro1">
          <table:table-cell office:value-type="float" office:value="66.4208" calcext:value-type="float">
            <text:p>66.4208</text:p>
          </table:table-cell>
          <table:table-cell office:value-type="float" office:value="0.807678" calcext:value-type="float">
            <text:p>0.807678</text:p>
          </table:table-cell>
          <table:table-cell office:value-type="float" office:value="179.192" calcext:value-type="float">
            <text:p>179.192</text:p>
          </table:table-cell>
          <table:table-cell office:value-type="float" office:value="0.694355" calcext:value-type="float">
            <text:p>0.6943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04945" calcext:value-type="float">
            <text:p>0.00204945</text:p>
          </table:table-cell>
        </table:table-row>
        <table:table-row table:style-name="ro1">
          <table:table-cell office:value-type="float" office:value="66.5436" calcext:value-type="float">
            <text:p>66.5436</text:p>
          </table:table-cell>
          <table:table-cell office:value-type="float" office:value="0.808838" calcext:value-type="float">
            <text:p>0.808838</text:p>
          </table:table-cell>
          <table:table-cell office:value-type="float" office:value="179.191" calcext:value-type="float">
            <text:p>179.191</text:p>
          </table:table-cell>
          <table:table-cell office:value-type="float" office:value="0.694648" calcext:value-type="float">
            <text:p>0.6946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4576" calcext:value-type="float">
            <text:p>0.00214576</text:p>
          </table:table-cell>
        </table:table-row>
        <table:table-row table:style-name="ro1">
          <table:table-cell office:value-type="float" office:value="66.6603" calcext:value-type="float">
            <text:p>66.6603</text:p>
          </table:table-cell>
          <table:table-cell office:value-type="float" office:value="0.81012" calcext:value-type="float">
            <text:p>0.81012</text:p>
          </table:table-cell>
          <table:table-cell office:value-type="float" office:value="179.19" calcext:value-type="float">
            <text:p>179.19</text:p>
          </table:table-cell>
          <table:table-cell office:value-type="float" office:value="0.695062" calcext:value-type="float">
            <text:p>0.6950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4124" calcext:value-type="float">
            <text:p>0.00234124</text:p>
          </table:table-cell>
        </table:table-row>
        <table:table-row table:style-name="ro1">
          <table:table-cell office:value-type="float" office:value="66.7794" calcext:value-type="float">
            <text:p>66.7794</text:p>
          </table:table-cell>
          <table:table-cell office:value-type="float" office:value="0.811432" calcext:value-type="float">
            <text:p>0.811432</text:p>
          </table:table-cell>
          <table:table-cell office:value-type="float" office:value="179.189" calcext:value-type="float">
            <text:p>179.189</text:p>
          </table:table-cell>
          <table:table-cell office:value-type="float" office:value="0.695374" calcext:value-type="float">
            <text:p>0.6953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43095" calcext:value-type="float">
            <text:p>0.00243095</text:p>
          </table:table-cell>
        </table:table-row>
        <table:table-row table:style-name="ro1">
          <table:table-cell office:value-type="float" office:value="66.8988" calcext:value-type="float">
            <text:p>66.8988</text:p>
          </table:table-cell>
          <table:table-cell office:value-type="float" office:value="0.812866" calcext:value-type="float">
            <text:p>0.812866</text:p>
          </table:table-cell>
          <table:table-cell office:value-type="float" office:value="179.187" calcext:value-type="float">
            <text:p>179.187</text:p>
          </table:table-cell>
          <table:table-cell office:value-type="float" office:value="0.69578" calcext:value-type="float">
            <text:p>0.695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59295" calcext:value-type="float">
            <text:p>0.00259295</text:p>
          </table:table-cell>
        </table:table-row>
        <table:table-row table:style-name="ro1">
          <table:table-cell office:value-type="float" office:value="67.016" calcext:value-type="float">
            <text:p>67.016</text:p>
          </table:table-cell>
          <table:table-cell office:value-type="float" office:value="0.814117" calcext:value-type="float">
            <text:p>0.814117</text:p>
          </table:table-cell>
          <table:table-cell office:value-type="float" office:value="179.186" calcext:value-type="float">
            <text:p>179.186</text:p>
          </table:table-cell>
          <table:table-cell office:value-type="float" office:value="0.695855" calcext:value-type="float">
            <text:p>0.6958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45519" calcext:value-type="float">
            <text:p>0.00245519</text:p>
          </table:table-cell>
        </table:table-row>
        <table:table-row table:style-name="ro1">
          <table:table-cell office:value-type="float" office:value="67.1346" calcext:value-type="float">
            <text:p>67.1346</text:p>
          </table:table-cell>
          <table:table-cell office:value-type="float" office:value="0.81543" calcext:value-type="float">
            <text:p>0.81543</text:p>
          </table:table-cell>
          <table:table-cell office:value-type="float" office:value="179.185" calcext:value-type="float">
            <text:p>179.185</text:p>
          </table:table-cell>
          <table:table-cell office:value-type="float" office:value="0.696071" calcext:value-type="float">
            <text:p>0.6960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44793" calcext:value-type="float">
            <text:p>0.00244793</text:p>
          </table:table-cell>
        </table:table-row>
        <table:table-row table:style-name="ro1">
          <table:table-cell office:value-type="float" office:value="67.257" calcext:value-type="float">
            <text:p>67.257</text:p>
          </table:table-cell>
          <table:table-cell office:value-type="float" office:value="0.816879" calcext:value-type="float">
            <text:p>0.816879</text:p>
          </table:table-cell>
          <table:table-cell office:value-type="float" office:value="179.183" calcext:value-type="float">
            <text:p>179.183</text:p>
          </table:table-cell>
          <table:table-cell office:value-type="float" office:value="0.696457" calcext:value-type="float">
            <text:p>0.6964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58716" calcext:value-type="float">
            <text:p>0.00258716</text:p>
          </table:table-cell>
        </table:table-row>
        <table:table-row table:style-name="ro1">
          <table:table-cell office:value-type="float" office:value="67.3807" calcext:value-type="float">
            <text:p>67.3807</text:p>
          </table:table-cell>
          <table:table-cell office:value-type="float" office:value="0.818359" calcext:value-type="float">
            <text:p>0.818359</text:p>
          </table:table-cell>
          <table:table-cell office:value-type="float" office:value="179.182" calcext:value-type="float">
            <text:p>179.182</text:p>
          </table:table-cell>
          <table:table-cell office:value-type="float" office:value="0.696804" calcext:value-type="float">
            <text:p>0.69680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68271" calcext:value-type="float">
            <text:p>0.00268271</text:p>
          </table:table-cell>
        </table:table-row>
        <table:table-row table:style-name="ro1">
          <table:table-cell office:value-type="float" office:value="67.4994" calcext:value-type="float">
            <text:p>67.4994</text:p>
          </table:table-cell>
          <table:table-cell office:value-type="float" office:value="0.819702" calcext:value-type="float">
            <text:p>0.819702</text:p>
          </table:table-cell>
          <table:table-cell office:value-type="float" office:value="179.18" calcext:value-type="float">
            <text:p>179.18</text:p>
          </table:table-cell>
          <table:table-cell office:value-type="float" office:value="0.696962" calcext:value-type="float">
            <text:p>0.6969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61297" calcext:value-type="float">
            <text:p>0.00261297</text:p>
          </table:table-cell>
        </table:table-row>
        <table:table-row table:style-name="ro1">
          <table:table-cell office:value-type="float" office:value="67.6293" calcext:value-type="float">
            <text:p>67.6293</text:p>
          </table:table-cell>
          <table:table-cell office:value-type="float" office:value="0.821136" calcext:value-type="float">
            <text:p>0.821136</text:p>
          </table:table-cell>
          <table:table-cell office:value-type="float" office:value="179.179" calcext:value-type="float">
            <text:p>179.179</text:p>
          </table:table-cell>
          <table:table-cell office:value-type="float" office:value="0.697245" calcext:value-type="float">
            <text:p>0.6972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65155" calcext:value-type="float">
            <text:p>0.00265155</text:p>
          </table:table-cell>
        </table:table-row>
        <table:table-row table:style-name="ro1">
          <table:table-cell office:value-type="float" office:value="67.7474" calcext:value-type="float">
            <text:p>67.7474</text:p>
          </table:table-cell>
          <table:table-cell office:value-type="float" office:value="0.822372" calcext:value-type="float">
            <text:p>0.822372</text:p>
          </table:table-cell>
          <table:table-cell office:value-type="float" office:value="179.178" calcext:value-type="float">
            <text:p>179.178</text:p>
          </table:table-cell>
          <table:table-cell office:value-type="float" office:value="0.697225" calcext:value-type="float">
            <text:p>0.6972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42133" calcext:value-type="float">
            <text:p>0.00242133</text:p>
          </table:table-cell>
        </table:table-row>
        <table:table-row table:style-name="ro1">
          <table:table-cell office:value-type="float" office:value="67.8732" calcext:value-type="float">
            <text:p>67.8732</text:p>
          </table:table-cell>
          <table:table-cell office:value-type="float" office:value="0.823685" calcext:value-type="float">
            <text:p>0.823685</text:p>
          </table:table-cell>
          <table:table-cell office:value-type="float" office:value="179.176" calcext:value-type="float">
            <text:p>179.176</text:p>
          </table:table-cell>
          <table:table-cell office:value-type="float" office:value="0.697442" calcext:value-type="float">
            <text:p>0.6974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41602" calcext:value-type="float">
            <text:p>0.00241602</text:p>
          </table:table-cell>
        </table:table-row>
        <table:table-row table:style-name="ro1">
          <table:table-cell office:value-type="float" office:value="67.9962" calcext:value-type="float">
            <text:p>67.9962</text:p>
          </table:table-cell>
          <table:table-cell office:value-type="float" office:value="0.825058" calcext:value-type="float">
            <text:p>0.825058</text:p>
          </table:table-cell>
          <table:table-cell office:value-type="float" office:value="179.175" calcext:value-type="float">
            <text:p>179.175</text:p>
          </table:table-cell>
          <table:table-cell office:value-type="float" office:value="0.69775" calcext:value-type="float">
            <text:p>0.697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48999" calcext:value-type="float">
            <text:p>0.00248999</text:p>
          </table:table-cell>
        </table:table-row>
        <table:table-row table:style-name="ro1">
          <table:table-cell office:value-type="float" office:value="68.1222" calcext:value-type="float">
            <text:p>68.1222</text:p>
          </table:table-cell>
          <table:table-cell office:value-type="float" office:value="0.826263" calcext:value-type="float">
            <text:p>0.826263</text:p>
          </table:table-cell>
          <table:table-cell office:value-type="float" office:value="179.174" calcext:value-type="float">
            <text:p>179.174</text:p>
          </table:table-cell>
          <table:table-cell office:value-type="float" office:value="0.697811" calcext:value-type="float">
            <text:p>0.6978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4622" calcext:value-type="float">
            <text:p>0.00234622</text:p>
          </table:table-cell>
        </table:table-row>
        <table:table-row table:style-name="ro1">
          <table:table-cell office:value-type="float" office:value="68.2382" calcext:value-type="float">
            <text:p>68.2382</text:p>
          </table:table-cell>
          <table:table-cell office:value-type="float" office:value="0.827393" calcext:value-type="float">
            <text:p>0.827393</text:p>
          </table:table-cell>
          <table:table-cell office:value-type="float" office:value="179.173" calcext:value-type="float">
            <text:p>179.173</text:p>
          </table:table-cell>
          <table:table-cell office:value-type="float" office:value="0.697859" calcext:value-type="float">
            <text:p>0.6978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0187" calcext:value-type="float">
            <text:p>0.00220187</text:p>
          </table:table-cell>
        </table:table-row>
        <table:table-row table:style-name="ro1">
          <table:table-cell office:value-type="float" office:value="68.3549" calcext:value-type="float">
            <text:p>68.3549</text:p>
          </table:table-cell>
          <table:table-cell office:value-type="float" office:value="0.828613" calcext:value-type="float">
            <text:p>0.828613</text:p>
          </table:table-cell>
          <table:table-cell office:value-type="float" office:value="179.171" calcext:value-type="float">
            <text:p>179.171</text:p>
          </table:table-cell>
          <table:table-cell office:value-type="float" office:value="0.698125" calcext:value-type="float">
            <text:p>0.6981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6061" calcext:value-type="float">
            <text:p>0.00226061</text:p>
          </table:table-cell>
        </table:table-row>
        <table:table-row table:style-name="ro1">
          <table:table-cell office:value-type="float" office:value="68.4698" calcext:value-type="float">
            <text:p>68.4698</text:p>
          </table:table-cell>
          <table:table-cell office:value-type="float" office:value="0.829712" calcext:value-type="float">
            <text:p>0.829712</text:p>
          </table:table-cell>
          <table:table-cell office:value-type="float" office:value="179.17" calcext:value-type="float">
            <text:p>179.17</text:p>
          </table:table-cell>
          <table:table-cell office:value-type="float" office:value="0.698175" calcext:value-type="float">
            <text:p>0.6981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239" calcext:value-type="float">
            <text:p>0.0021239</text:p>
          </table:table-cell>
        </table:table-row>
        <table:table-row table:style-name="ro1">
          <table:table-cell office:value-type="float" office:value="68.5861" calcext:value-type="float">
            <text:p>68.5861</text:p>
          </table:table-cell>
          <table:table-cell office:value-type="float" office:value="0.830872" calcext:value-type="float">
            <text:p>0.830872</text:p>
          </table:table-cell>
          <table:table-cell office:value-type="float" office:value="179.169" calcext:value-type="float">
            <text:p>179.169</text:p>
          </table:table-cell>
          <table:table-cell office:value-type="float" office:value="0.698428" calcext:value-type="float">
            <text:p>0.6984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7942" calcext:value-type="float">
            <text:p>0.00217942</text:p>
          </table:table-cell>
        </table:table-row>
        <table:table-row table:style-name="ro1">
          <table:table-cell office:value-type="float" office:value="68.7015" calcext:value-type="float">
            <text:p>68.7015</text:p>
          </table:table-cell>
          <table:table-cell office:value-type="float" office:value="0.831985" calcext:value-type="float">
            <text:p>0.831985</text:p>
          </table:table-cell>
          <table:table-cell office:value-type="float" office:value="179.168" calcext:value-type="float">
            <text:p>179.168</text:p>
          </table:table-cell>
          <table:table-cell office:value-type="float" office:value="0.69855" calcext:value-type="float">
            <text:p>0.698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1255" calcext:value-type="float">
            <text:p>0.00211255</text:p>
          </table:table-cell>
        </table:table-row>
        <table:table-row table:style-name="ro1">
          <table:table-cell office:value-type="float" office:value="68.8175" calcext:value-type="float">
            <text:p>68.8175</text:p>
          </table:table-cell>
          <table:table-cell office:value-type="float" office:value="0.833206" calcext:value-type="float">
            <text:p>0.833206</text:p>
          </table:table-cell>
          <table:table-cell office:value-type="float" office:value="179.167" calcext:value-type="float">
            <text:p>179.167</text:p>
          </table:table-cell>
          <table:table-cell office:value-type="float" office:value="0.698877" calcext:value-type="float">
            <text:p>0.6988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3206" calcext:value-type="float">
            <text:p>0.00223206</text:p>
          </table:table-cell>
        </table:table-row>
        <table:table-row table:style-name="ro1">
          <table:table-cell office:value-type="float" office:value="68.931" calcext:value-type="float">
            <text:p>68.931</text:p>
          </table:table-cell>
          <table:table-cell office:value-type="float" office:value="0.834396" calcext:value-type="float">
            <text:p>0.834396</text:p>
          </table:table-cell>
          <table:table-cell office:value-type="float" office:value="179.166" calcext:value-type="float">
            <text:p>179.166</text:p>
          </table:table-cell>
          <table:table-cell office:value-type="float" office:value="0.699068" calcext:value-type="float">
            <text:p>0.6990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2042" calcext:value-type="float">
            <text:p>0.00222042</text:p>
          </table:table-cell>
        </table:table-row>
        <table:table-row table:style-name="ro1">
          <table:table-cell office:value-type="float" office:value="69.0504" calcext:value-type="float">
            <text:p>69.0504</text:p>
          </table:table-cell>
          <table:table-cell office:value-type="float" office:value="0.835648" calcext:value-type="float">
            <text:p>0.835648</text:p>
          </table:table-cell>
          <table:table-cell office:value-type="float" office:value="179.164" calcext:value-type="float">
            <text:p>179.164</text:p>
          </table:table-cell>
          <table:table-cell office:value-type="float" office:value="0.699383" calcext:value-type="float">
            <text:p>0.6993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2325" calcext:value-type="float">
            <text:p>0.00232325</text:p>
          </table:table-cell>
        </table:table-row>
        <table:table-row table:style-name="ro1">
          <table:table-cell office:value-type="float" office:value="69.171" calcext:value-type="float">
            <text:p>69.171</text:p>
          </table:table-cell>
          <table:table-cell office:value-type="float" office:value="0.836914" calcext:value-type="float">
            <text:p>0.836914</text:p>
          </table:table-cell>
          <table:table-cell office:value-type="float" office:value="179.163" calcext:value-type="float">
            <text:p>179.163</text:p>
          </table:table-cell>
          <table:table-cell office:value-type="float" office:value="0.699618" calcext:value-type="float">
            <text:p>0.6996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4246" calcext:value-type="float">
            <text:p>0.00234246</text:p>
          </table:table-cell>
        </table:table-row>
        <table:table-row table:style-name="ro1">
          <table:table-cell office:value-type="float" office:value="69.2936" calcext:value-type="float">
            <text:p>69.2936</text:p>
          </table:table-cell>
          <table:table-cell office:value-type="float" office:value="0.838348" calcext:value-type="float">
            <text:p>0.838348</text:p>
          </table:table-cell>
          <table:table-cell office:value-type="float" office:value="179.162" calcext:value-type="float">
            <text:p>179.162</text:p>
          </table:table-cell>
          <table:table-cell office:value-type="float" office:value="0.700081" calcext:value-type="float">
            <text:p>0.70008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56143" calcext:value-type="float">
            <text:p>0.00256143</text:p>
          </table:table-cell>
        </table:table-row>
        <table:table-row table:style-name="ro1">
          <table:table-cell office:value-type="float" office:value="69.4161" calcext:value-type="float">
            <text:p>69.4161</text:p>
          </table:table-cell>
          <table:table-cell office:value-type="float" office:value="0.83989" calcext:value-type="float">
            <text:p>0.83989</text:p>
          </table:table-cell>
          <table:table-cell office:value-type="float" office:value="179.16" calcext:value-type="float">
            <text:p>179.16</text:p>
          </table:table-cell>
          <table:table-cell office:value-type="float" office:value="0.700572" calcext:value-type="float">
            <text:p>0.7005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79103" calcext:value-type="float">
            <text:p>0.00279103</text:p>
          </table:table-cell>
        </table:table-row>
        <table:table-row table:style-name="ro1">
          <table:table-cell office:value-type="float" office:value="69.5387" calcext:value-type="float">
            <text:p>69.5387</text:p>
          </table:table-cell>
          <table:table-cell office:value-type="float" office:value="0.841415" calcext:value-type="float">
            <text:p>0.841415</text:p>
          </table:table-cell>
          <table:table-cell office:value-type="float" office:value="179.159" calcext:value-type="float">
            <text:p>179.159</text:p>
          </table:table-cell>
          <table:table-cell office:value-type="float" office:value="0.700858" calcext:value-type="float">
            <text:p>0.7008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81737" calcext:value-type="float">
            <text:p>0.00281737</text:p>
          </table:table-cell>
        </table:table-row>
        <table:table-row table:style-name="ro1">
          <table:table-cell office:value-type="float" office:value="69.6632" calcext:value-type="float">
            <text:p>69.6632</text:p>
          </table:table-cell>
          <table:table-cell office:value-type="float" office:value="0.843033" calcext:value-type="float">
            <text:p>0.843033</text:p>
          </table:table-cell>
          <table:table-cell office:value-type="float" office:value="179.157" calcext:value-type="float">
            <text:p>179.157</text:p>
          </table:table-cell>
          <table:table-cell office:value-type="float" office:value="0.701222" calcext:value-type="float">
            <text:p>0.7012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90599" calcext:value-type="float">
            <text:p>0.00290599</text:p>
          </table:table-cell>
        </table:table-row>
        <table:table-row table:style-name="ro1">
          <table:table-cell office:value-type="float" office:value="69.7736" calcext:value-type="float">
            <text:p>69.7736</text:p>
          </table:table-cell>
          <table:table-cell office:value-type="float" office:value="0.844498" calcext:value-type="float">
            <text:p>0.844498</text:p>
          </table:table-cell>
          <table:table-cell office:value-type="float" office:value="179.156" calcext:value-type="float">
            <text:p>179.156</text:p>
          </table:table-cell>
          <table:table-cell office:value-type="float" office:value="0.701298" calcext:value-type="float">
            <text:p>0.7012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73368" calcext:value-type="float">
            <text:p>0.00273368</text:p>
          </table:table-cell>
        </table:table-row>
        <table:table-row table:style-name="ro1">
          <table:table-cell office:value-type="float" office:value="69.8898" calcext:value-type="float">
            <text:p>69.8898</text:p>
          </table:table-cell>
          <table:table-cell office:value-type="float" office:value="0.846085" calcext:value-type="float">
            <text:p>0.846085</text:p>
          </table:table-cell>
          <table:table-cell office:value-type="float" office:value="179.154" calcext:value-type="float">
            <text:p>179.154</text:p>
          </table:table-cell>
          <table:table-cell office:value-type="float" office:value="0.701759" calcext:value-type="float">
            <text:p>0.7017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92455" calcext:value-type="float">
            <text:p>0.00292455</text:p>
          </table:table-cell>
        </table:table-row>
        <table:table-row table:style-name="ro1">
          <table:table-cell office:value-type="float" office:value="70.0177" calcext:value-type="float">
            <text:p>70.0177</text:p>
          </table:table-cell>
          <table:table-cell office:value-type="float" office:value="0.847839" calcext:value-type="float">
            <text:p>0.847839</text:p>
          </table:table-cell>
          <table:table-cell office:value-type="float" office:value="179.152" calcext:value-type="float">
            <text:p>179.152</text:p>
          </table:table-cell>
          <table:table-cell office:value-type="float" office:value="0.702257" calcext:value-type="float">
            <text:p>0.7022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2416" calcext:value-type="float">
            <text:p>0.00312416</text:p>
          </table:table-cell>
        </table:table-row>
        <table:table-row table:style-name="ro1">
          <table:table-cell office:value-type="float" office:value="70.1324" calcext:value-type="float">
            <text:p>70.1324</text:p>
          </table:table-cell>
          <table:table-cell office:value-type="float" office:value="0.849533" calcext:value-type="float">
            <text:p>0.849533</text:p>
          </table:table-cell>
          <table:table-cell office:value-type="float" office:value="179.15" calcext:value-type="float">
            <text:p>179.15</text:p>
          </table:table-cell>
          <table:table-cell office:value-type="float" office:value="0.70246" calcext:value-type="float">
            <text:p>0.702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0395" calcext:value-type="float">
            <text:p>0.0030395</text:p>
          </table:table-cell>
        </table:table-row>
        <table:table-row table:style-name="ro1">
          <table:table-cell office:value-type="float" office:value="70.2343" calcext:value-type="float">
            <text:p>70.2343</text:p>
          </table:table-cell>
          <table:table-cell office:value-type="float" office:value="0.850998" calcext:value-type="float">
            <text:p>0.850998</text:p>
          </table:table-cell>
          <table:table-cell office:value-type="float" office:value="179.149" calcext:value-type="float">
            <text:p>179.149</text:p>
          </table:table-cell>
          <table:table-cell office:value-type="float" office:value="0.702496" calcext:value-type="float">
            <text:p>0.7024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82629" calcext:value-type="float">
            <text:p>0.00282629</text:p>
          </table:table-cell>
        </table:table-row>
        <table:table-row table:style-name="ro1">
          <table:table-cell office:value-type="float" office:value="70.337" calcext:value-type="float">
            <text:p>70.337</text:p>
          </table:table-cell>
          <table:table-cell office:value-type="float" office:value="0.852463" calcext:value-type="float">
            <text:p>0.852463</text:p>
          </table:table-cell>
          <table:table-cell office:value-type="float" office:value="179.148" calcext:value-type="float">
            <text:p>179.148</text:p>
          </table:table-cell>
          <table:table-cell office:value-type="float" office:value="0.702687" calcext:value-type="float">
            <text:p>0.7026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76856" calcext:value-type="float">
            <text:p>0.00276856</text:p>
          </table:table-cell>
        </table:table-row>
        <table:table-row table:style-name="ro1">
          <table:table-cell office:value-type="float" office:value="70.4459" calcext:value-type="float">
            <text:p>70.4459</text:p>
          </table:table-cell>
          <table:table-cell office:value-type="float" office:value="0.854126" calcext:value-type="float">
            <text:p>0.854126</text:p>
          </table:table-cell>
          <table:table-cell office:value-type="float" office:value="179.146" calcext:value-type="float">
            <text:p>179.146</text:p>
          </table:table-cell>
          <table:table-cell office:value-type="float" office:value="0.703276" calcext:value-type="float">
            <text:p>0.7032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07437" calcext:value-type="float">
            <text:p>0.00307437</text:p>
          </table:table-cell>
        </table:table-row>
        <table:table-row table:style-name="ro1">
          <table:table-cell office:value-type="float" office:value="70.5604" calcext:value-type="float">
            <text:p>70.5604</text:p>
          </table:table-cell>
          <table:table-cell office:value-type="float" office:value="0.855743" calcext:value-type="float">
            <text:p>0.855743</text:p>
          </table:table-cell>
          <table:table-cell office:value-type="float" office:value="179.144" calcext:value-type="float">
            <text:p>179.144</text:p>
          </table:table-cell>
          <table:table-cell office:value-type="float" office:value="0.703471" calcext:value-type="float">
            <text:p>0.7034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99421" calcext:value-type="float">
            <text:p>0.00299421</text:p>
          </table:table-cell>
        </table:table-row>
        <table:table-row table:style-name="ro1">
          <table:table-cell office:value-type="float" office:value="70.6849" calcext:value-type="float">
            <text:p>70.6849</text:p>
          </table:table-cell>
          <table:table-cell office:value-type="float" office:value="0.857605" calcext:value-type="float">
            <text:p>0.857605</text:p>
          </table:table-cell>
          <table:table-cell office:value-type="float" office:value="179.142" calcext:value-type="float">
            <text:p>179.142</text:p>
          </table:table-cell>
          <table:table-cell office:value-type="float" office:value="0.7041" calcext:value-type="float">
            <text:p>0.70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30736" calcext:value-type="float">
            <text:p>0.00330736</text:p>
          </table:table-cell>
        </table:table-row>
        <table:table-row table:style-name="ro1">
          <table:table-cell office:value-type="float" office:value="70.8092" calcext:value-type="float">
            <text:p>70.8092</text:p>
          </table:table-cell>
          <table:table-cell office:value-type="float" office:value="0.859451" calcext:value-type="float">
            <text:p>0.859451</text:p>
          </table:table-cell>
          <table:table-cell office:value-type="float" office:value="179.141" calcext:value-type="float">
            <text:p>179.141</text:p>
          </table:table-cell>
          <table:table-cell office:value-type="float" office:value="0.70451" calcext:value-type="float">
            <text:p>0.704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40287" calcext:value-type="float">
            <text:p>0.00340287</text:p>
          </table:table-cell>
        </table:table-row>
        <table:table-row table:style-name="ro1">
          <table:table-cell office:value-type="float" office:value="70.9303" calcext:value-type="float">
            <text:p>70.9303</text:p>
          </table:table-cell>
          <table:table-cell office:value-type="float" office:value="0.86116" calcext:value-type="float">
            <text:p>0.86116</text:p>
          </table:table-cell>
          <table:table-cell office:value-type="float" office:value="179.139" calcext:value-type="float">
            <text:p>179.139</text:p>
          </table:table-cell>
          <table:table-cell office:value-type="float" office:value="0.70463" calcext:value-type="float">
            <text:p>0.704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23279" calcext:value-type="float">
            <text:p>0.00323279</text:p>
          </table:table-cell>
        </table:table-row>
        <table:table-row table:style-name="ro1">
          <table:table-cell office:value-type="float" office:value="71.0526" calcext:value-type="float">
            <text:p>71.0526</text:p>
          </table:table-cell>
          <table:table-cell office:value-type="float" office:value="0.8629" calcext:value-type="float">
            <text:p>0.8629</text:p>
          </table:table-cell>
          <table:table-cell office:value-type="float" office:value="179.137" calcext:value-type="float">
            <text:p>179.137</text:p>
          </table:table-cell>
          <table:table-cell office:value-type="float" office:value="0.704974" calcext:value-type="float">
            <text:p>0.7049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28101" calcext:value-type="float">
            <text:p>0.00328101</text:p>
          </table:table-cell>
        </table:table-row>
        <table:table-row table:style-name="ro1">
          <table:table-cell office:value-type="float" office:value="71.1801" calcext:value-type="float">
            <text:p>71.1801</text:p>
          </table:table-cell>
          <table:table-cell office:value-type="float" office:value="0.864731" calcext:value-type="float">
            <text:p>0.864731</text:p>
          </table:table-cell>
          <table:table-cell office:value-type="float" office:value="179.135" calcext:value-type="float">
            <text:p>179.135</text:p>
          </table:table-cell>
          <table:table-cell office:value-type="float" office:value="0.705383" calcext:value-type="float">
            <text:p>0.7053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3787" calcext:value-type="float">
            <text:p>0.0033787</text:p>
          </table:table-cell>
        </table:table-row>
        <table:table-row table:style-name="ro1">
          <table:table-cell office:value-type="float" office:value="71.3043" calcext:value-type="float">
            <text:p>71.3043</text:p>
          </table:table-cell>
          <table:table-cell office:value-type="float" office:value="0.866364" calcext:value-type="float">
            <text:p>0.866364</text:p>
          </table:table-cell>
          <table:table-cell office:value-type="float" office:value="179.134" calcext:value-type="float">
            <text:p>179.134</text:p>
          </table:table-cell>
          <table:table-cell office:value-type="float" office:value="0.705477" calcext:value-type="float">
            <text:p>0.7054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9539" calcext:value-type="float">
            <text:p>0.00319539</text:p>
          </table:table-cell>
        </table:table-row>
        <table:table-row table:style-name="ro1">
          <table:table-cell office:value-type="float" office:value="71.4235" calcext:value-type="float">
            <text:p>71.4235</text:p>
          </table:table-cell>
          <table:table-cell office:value-type="float" office:value="0.86795" calcext:value-type="float">
            <text:p>0.86795</text:p>
          </table:table-cell>
          <table:table-cell office:value-type="float" office:value="179.132" calcext:value-type="float">
            <text:p>179.132</text:p>
          </table:table-cell>
          <table:table-cell office:value-type="float" office:value="0.705641" calcext:value-type="float">
            <text:p>0.7056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08961" calcext:value-type="float">
            <text:p>0.00308961</text:p>
          </table:table-cell>
        </table:table-row>
        <table:table-row table:style-name="ro1">
          <table:table-cell office:value-type="float" office:value="71.5494" calcext:value-type="float">
            <text:p>71.5494</text:p>
          </table:table-cell>
          <table:table-cell office:value-type="float" office:value="0.869522" calcext:value-type="float">
            <text:p>0.869522</text:p>
          </table:table-cell>
          <table:table-cell office:value-type="float" office:value="179.13" calcext:value-type="float">
            <text:p>179.13</text:p>
          </table:table-cell>
          <table:table-cell office:value-type="float" office:value="0.705828" calcext:value-type="float">
            <text:p>0.7058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00923" calcext:value-type="float">
            <text:p>0.00300923</text:p>
          </table:table-cell>
        </table:table-row>
        <table:table-row table:style-name="ro1">
          <table:table-cell office:value-type="float" office:value="71.6859" calcext:value-type="float">
            <text:p>71.6859</text:p>
          </table:table-cell>
          <table:table-cell office:value-type="float" office:value="0.871231" calcext:value-type="float">
            <text:p>0.871231</text:p>
          </table:table-cell>
          <table:table-cell office:value-type="float" office:value="179.129" calcext:value-type="float">
            <text:p>179.129</text:p>
          </table:table-cell>
          <table:table-cell office:value-type="float" office:value="0.706169" calcext:value-type="float">
            <text:p>0.7061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0593" calcext:value-type="float">
            <text:p>0.0030593</text:p>
          </table:table-cell>
        </table:table-row>
        <table:table-row table:style-name="ro1">
          <table:table-cell office:value-type="float" office:value="71.8319" calcext:value-type="float">
            <text:p>71.8319</text:p>
          </table:table-cell>
          <table:table-cell office:value-type="float" office:value="0.872986" calcext:value-type="float">
            <text:p>0.872986</text:p>
          </table:table-cell>
          <table:table-cell office:value-type="float" office:value="179.127" calcext:value-type="float">
            <text:p>179.127</text:p>
          </table:table-cell>
          <table:table-cell office:value-type="float" office:value="0.706591" calcext:value-type="float">
            <text:p>0.7065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8356" calcext:value-type="float">
            <text:p>0.00318356</text:p>
          </table:table-cell>
        </table:table-row>
        <table:table-row table:style-name="ro1">
          <table:table-cell office:value-type="float" office:value="71.9718" calcext:value-type="float">
            <text:p>71.9718</text:p>
          </table:table-cell>
          <table:table-cell office:value-type="float" office:value="0.874573" calcext:value-type="float">
            <text:p>0.874573</text:p>
          </table:table-cell>
          <table:table-cell office:value-type="float" office:value="179.125" calcext:value-type="float">
            <text:p>179.125</text:p>
          </table:table-cell>
          <table:table-cell office:value-type="float" office:value="0.706748" calcext:value-type="float">
            <text:p>0.7067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07084" calcext:value-type="float">
            <text:p>0.00307084</text:p>
          </table:table-cell>
        </table:table-row>
        <table:table-row table:style-name="ro1">
          <table:table-cell office:value-type="float" office:value="72.132" calcext:value-type="float">
            <text:p>72.132</text:p>
          </table:table-cell>
          <table:table-cell office:value-type="float" office:value="0.876419" calcext:value-type="float">
            <text:p>0.876419</text:p>
          </table:table-cell>
          <table:table-cell office:value-type="float" office:value="179.124" calcext:value-type="float">
            <text:p>179.124</text:p>
          </table:table-cell>
          <table:table-cell office:value-type="float" office:value="0.707236" calcext:value-type="float">
            <text:p>0.7072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24477" calcext:value-type="float">
            <text:p>0.00324477</text:p>
          </table:table-cell>
        </table:table-row>
        <table:table-row table:style-name="ro1">
          <table:table-cell office:value-type="float" office:value="72.2506" calcext:value-type="float">
            <text:p>72.2506</text:p>
          </table:table-cell>
          <table:table-cell office:value-type="float" office:value="0.87767" calcext:value-type="float">
            <text:p>0.87767</text:p>
          </table:table-cell>
          <table:table-cell office:value-type="float" office:value="179.122" calcext:value-type="float">
            <text:p>179.122</text:p>
          </table:table-cell>
          <table:table-cell office:value-type="float" office:value="0.706794" calcext:value-type="float">
            <text:p>0.70679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59022" calcext:value-type="float">
            <text:p>0.00259022</text:p>
          </table:table-cell>
        </table:table-row>
        <table:table-row table:style-name="ro1">
          <table:table-cell office:value-type="float" office:value="72.3759" calcext:value-type="float">
            <text:p>72.3759</text:p>
          </table:table-cell>
          <table:table-cell office:value-type="float" office:value="0.878906" calcext:value-type="float">
            <text:p>0.878906</text:p>
          </table:table-cell>
          <table:table-cell office:value-type="float" office:value="179.121" calcext:value-type="float">
            <text:p>179.121</text:p>
          </table:table-cell>
          <table:table-cell office:value-type="float" office:value="0.706839" calcext:value-type="float">
            <text:p>0.7068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42531" calcext:value-type="float">
            <text:p>0.00242531</text:p>
          </table:table-cell>
        </table:table-row>
        <table:table-row table:style-name="ro1">
          <table:table-cell office:value-type="float" office:value="72.5099" calcext:value-type="float">
            <text:p>72.5099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179.12" calcext:value-type="float">
            <text:p>179.12</text:p>
          </table:table-cell>
          <table:table-cell office:value-type="float" office:value="0.706921" calcext:value-type="float">
            <text:p>0.7069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9915" calcext:value-type="float">
            <text:p>0.00229915</text:p>
          </table:table-cell>
        </table:table-row>
        <table:table-row table:style-name="ro1">
          <table:table-cell office:value-type="float" office:value="72.6837" calcext:value-type="float">
            <text:p>72.6837</text:p>
          </table:table-cell>
          <table:table-cell office:value-type="float" office:value="0.881775" calcext:value-type="float">
            <text:p>0.881775</text:p>
          </table:table-cell>
          <table:table-cell office:value-type="float" office:value="179.118" calcext:value-type="float">
            <text:p>179.118</text:p>
          </table:table-cell>
          <table:table-cell office:value-type="float" office:value="0.707632" calcext:value-type="float">
            <text:p>0.70763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72987" calcext:value-type="float">
            <text:p>0.00272987</text:p>
          </table:table-cell>
        </table:table-row>
        <table:table-row table:style-name="ro1">
          <table:table-cell office:value-type="float" office:value="72.819" calcext:value-type="float">
            <text:p>72.819</text:p>
          </table:table-cell>
          <table:table-cell office:value-type="float" office:value="0.882935" calcext:value-type="float">
            <text:p>0.882935</text:p>
          </table:table-cell>
          <table:table-cell office:value-type="float" office:value="179.117" calcext:value-type="float">
            <text:p>179.117</text:p>
          </table:table-cell>
          <table:table-cell office:value-type="float" office:value="0.707465" calcext:value-type="float">
            <text:p>0.7074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6646" calcext:value-type="float">
            <text:p>0.00236646</text:p>
          </table:table-cell>
        </table:table-row>
        <table:table-row table:style-name="ro1">
          <table:table-cell office:value-type="float" office:value="72.9418" calcext:value-type="float">
            <text:p>72.9418</text:p>
          </table:table-cell>
          <table:table-cell office:value-type="float" office:value="0.883942" calcext:value-type="float">
            <text:p>0.883942</text:p>
          </table:table-cell>
          <table:table-cell office:value-type="float" office:value="179.116" calcext:value-type="float">
            <text:p>179.116</text:p>
          </table:table-cell>
          <table:table-cell office:value-type="float" office:value="0.707303" calcext:value-type="float">
            <text:p>0.70730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03279" calcext:value-type="float">
            <text:p>0.00203279</text:p>
          </table:table-cell>
        </table:table-row>
        <table:table-row table:style-name="ro1">
          <table:table-cell office:value-type="float" office:value="73.0656" calcext:value-type="float">
            <text:p>73.0656</text:p>
          </table:table-cell>
          <table:table-cell office:value-type="float" office:value="0.885056" calcext:value-type="float">
            <text:p>0.885056</text:p>
          </table:table-cell>
          <table:table-cell office:value-type="float" office:value="179.115" calcext:value-type="float">
            <text:p>179.115</text:p>
          </table:table-cell>
          <table:table-cell office:value-type="float" office:value="0.707505" calcext:value-type="float">
            <text:p>0.7075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04523" calcext:value-type="float">
            <text:p>0.00204523</text:p>
          </table:table-cell>
        </table:table-row>
        <table:table-row table:style-name="ro1">
          <table:table-cell office:value-type="float" office:value="73.1884" calcext:value-type="float">
            <text:p>73.1884</text:p>
          </table:table-cell>
          <table:table-cell office:value-type="float" office:value="0.886093" calcext:value-type="float">
            <text:p>0.886093</text:p>
          </table:table-cell>
          <table:table-cell office:value-type="float" office:value="179.114" calcext:value-type="float">
            <text:p>179.114</text:p>
          </table:table-cell>
          <table:table-cell office:value-type="float" office:value="0.707597" calcext:value-type="float">
            <text:p>0.7075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96158" calcext:value-type="float">
            <text:p>0.00196158</text:p>
          </table:table-cell>
        </table:table-row>
        <table:table-row table:style-name="ro1">
          <table:table-cell office:value-type="float" office:value="73.3112" calcext:value-type="float">
            <text:p>73.3112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179.113" calcext:value-type="float">
            <text:p>179.113</text:p>
          </table:table-cell>
          <table:table-cell office:value-type="float" office:value="0.707865" calcext:value-type="float">
            <text:p>0.7078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04008" calcext:value-type="float">
            <text:p>0.00204008</text:p>
          </table:table-cell>
        </table:table-row>
        <table:table-row table:style-name="ro1">
          <table:table-cell office:value-type="float" office:value="73.4344" calcext:value-type="float">
            <text:p>73.4344</text:p>
          </table:table-cell>
          <table:table-cell office:value-type="float" office:value="0.888214" calcext:value-type="float">
            <text:p>0.888214</text:p>
          </table:table-cell>
          <table:table-cell office:value-type="float" office:value="179.112" calcext:value-type="float">
            <text:p>179.112</text:p>
          </table:table-cell>
          <table:table-cell office:value-type="float" office:value="0.707937" calcext:value-type="float">
            <text:p>0.7079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94071" calcext:value-type="float">
            <text:p>0.00194071</text:p>
          </table:table-cell>
        </table:table-row>
        <table:table-row table:style-name="ro1">
          <table:table-cell office:value-type="float" office:value="73.5587" calcext:value-type="float">
            <text:p>73.5587</text:p>
          </table:table-cell>
          <table:table-cell office:value-type="float" office:value="0.889267" calcext:value-type="float">
            <text:p>0.889267</text:p>
          </table:table-cell>
          <table:table-cell office:value-type="float" office:value="179.111" calcext:value-type="float">
            <text:p>179.111</text:p>
          </table:table-cell>
          <table:table-cell office:value-type="float" office:value="0.708115" calcext:value-type="float">
            <text:p>0.7081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93975" calcext:value-type="float">
            <text:p>0.00193975</text:p>
          </table:table-cell>
        </table:table-row>
        <table:table-row table:style-name="ro1">
          <table:table-cell office:value-type="float" office:value="73.6854" calcext:value-type="float">
            <text:p>73.6854</text:p>
          </table:table-cell>
          <table:table-cell office:value-type="float" office:value="0.890457" calcext:value-type="float">
            <text:p>0.890457</text:p>
          </table:table-cell>
          <table:table-cell office:value-type="float" office:value="179.11" calcext:value-type="float">
            <text:p>179.11</text:p>
          </table:table-cell>
          <table:table-cell office:value-type="float" office:value="0.708497" calcext:value-type="float">
            <text:p>0.7084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192" calcext:value-type="float">
            <text:p>0.0021192</text:p>
          </table:table-cell>
        </table:table-row>
        <table:table-row table:style-name="ro1">
          <table:table-cell office:value-type="float" office:value="73.8102" calcext:value-type="float">
            <text:p>73.8102</text:p>
          </table:table-cell>
          <table:table-cell office:value-type="float" office:value="0.891663" calcext:value-type="float">
            <text:p>0.891663</text:p>
          </table:table-cell>
          <table:table-cell office:value-type="float" office:value="179.108" calcext:value-type="float">
            <text:p>179.108</text:p>
          </table:table-cell>
          <table:table-cell office:value-type="float" office:value="0.708747" calcext:value-type="float">
            <text:p>0.7087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6432" calcext:value-type="float">
            <text:p>0.00216432</text:p>
          </table:table-cell>
        </table:table-row>
        <table:table-row table:style-name="ro1">
          <table:table-cell office:value-type="float" office:value="73.9279" calcext:value-type="float">
            <text:p>73.9279</text:p>
          </table:table-cell>
          <table:table-cell office:value-type="float" office:value="0.892853" calcext:value-type="float">
            <text:p>0.892853</text:p>
          </table:table-cell>
          <table:table-cell office:value-type="float" office:value="179.107" calcext:value-type="float">
            <text:p>179.107</text:p>
          </table:table-cell>
          <table:table-cell office:value-type="float" office:value="0.708941" calcext:value-type="float">
            <text:p>0.7089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5565" calcext:value-type="float">
            <text:p>0.00215565</text:p>
          </table:table-cell>
        </table:table-row>
        <table:table-row table:style-name="ro1">
          <table:table-cell office:value-type="float" office:value="74.0463" calcext:value-type="float">
            <text:p>74.0463</text:p>
          </table:table-cell>
          <table:table-cell office:value-type="float" office:value="0.893967" calcext:value-type="float">
            <text:p>0.893967</text:p>
          </table:table-cell>
          <table:table-cell office:value-type="float" office:value="179.106" calcext:value-type="float">
            <text:p>179.106</text:p>
          </table:table-cell>
          <table:table-cell office:value-type="float" office:value="0.709131" calcext:value-type="float">
            <text:p>0.7091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5696" calcext:value-type="float">
            <text:p>0.00215696</text:p>
          </table:table-cell>
        </table:table-row>
        <table:table-row table:style-name="ro1">
          <table:table-cell office:value-type="float" office:value="74.1666" calcext:value-type="float">
            <text:p>74.1666</text:p>
          </table:table-cell>
          <table:table-cell office:value-type="float" office:value="0.895126" calcext:value-type="float">
            <text:p>0.895126</text:p>
          </table:table-cell>
          <table:table-cell office:value-type="float" office:value="179.105" calcext:value-type="float">
            <text:p>179.105</text:p>
          </table:table-cell>
          <table:table-cell office:value-type="float" office:value="0.709359" calcext:value-type="float">
            <text:p>0.7093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8764" calcext:value-type="float">
            <text:p>0.00218764</text:p>
          </table:table-cell>
        </table:table-row>
        <table:table-row table:style-name="ro1">
          <table:table-cell office:value-type="float" office:value="74.2914" calcext:value-type="float">
            <text:p>74.2914</text:p>
          </table:table-cell>
          <table:table-cell office:value-type="float" office:value="0.89624" calcext:value-type="float">
            <text:p>0.89624</text:p>
          </table:table-cell>
          <table:table-cell office:value-type="float" office:value="179.104" calcext:value-type="float">
            <text:p>179.104</text:p>
          </table:table-cell>
          <table:table-cell office:value-type="float" office:value="0.709488" calcext:value-type="float">
            <text:p>0.7094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2701" calcext:value-type="float">
            <text:p>0.00212701</text:p>
          </table:table-cell>
        </table:table-row>
        <table:table-row table:style-name="ro1">
          <table:table-cell office:value-type="float" office:value="74.4149" calcext:value-type="float">
            <text:p>74.4149</text:p>
          </table:table-cell>
          <table:table-cell office:value-type="float" office:value="0.897446" calcext:value-type="float">
            <text:p>0.897446</text:p>
          </table:table-cell>
          <table:table-cell office:value-type="float" office:value="179.103" calcext:value-type="float">
            <text:p>179.103</text:p>
          </table:table-cell>
          <table:table-cell office:value-type="float" office:value="0.709784" calcext:value-type="float">
            <text:p>0.7097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1851" calcext:value-type="float">
            <text:p>0.00221851</text:p>
          </table:table-cell>
        </table:table-row>
        <table:table-row table:style-name="ro1">
          <table:table-cell office:value-type="float" office:value="74.5416" calcext:value-type="float">
            <text:p>74.5416</text:p>
          </table:table-cell>
          <table:table-cell office:value-type="float" office:value="0.898636" calcext:value-type="float">
            <text:p>0.898636</text:p>
          </table:table-cell>
          <table:table-cell office:value-type="float" office:value="179.101" calcext:value-type="float">
            <text:p>179.101</text:p>
          </table:table-cell>
          <table:table-cell office:value-type="float" office:value="0.709968" calcext:value-type="float">
            <text:p>0.7099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0009" calcext:value-type="float">
            <text:p>0.00220009</text:p>
          </table:table-cell>
        </table:table-row>
        <table:table-row table:style-name="ro1">
          <table:table-cell office:value-type="float" office:value="74.6661" calcext:value-type="float">
            <text:p>74.6661</text:p>
          </table:table-cell>
          <table:table-cell office:value-type="float" office:value="0.899918" calcext:value-type="float">
            <text:p>0.899918</text:p>
          </table:table-cell>
          <table:table-cell office:value-type="float" office:value="179.1" calcext:value-type="float">
            <text:p>179.1</text:p>
          </table:table-cell>
          <table:table-cell office:value-type="float" office:value="0.710338" calcext:value-type="float">
            <text:p>0.7103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517" calcext:value-type="float">
            <text:p>0.0023517</text:p>
          </table:table-cell>
        </table:table-row>
        <table:table-row table:style-name="ro1">
          <table:table-cell office:value-type="float" office:value="74.7885" calcext:value-type="float">
            <text:p>74.7885</text:p>
          </table:table-cell>
          <table:table-cell office:value-type="float" office:value="0.901047" calcext:value-type="float">
            <text:p>0.901047</text:p>
          </table:table-cell>
          <table:table-cell office:value-type="float" office:value="179.099" calcext:value-type="float">
            <text:p>179.099</text:p>
          </table:table-cell>
          <table:table-cell office:value-type="float" office:value="0.710385" calcext:value-type="float">
            <text:p>0.7103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2068" calcext:value-type="float">
            <text:p>0.0022068</text:p>
          </table:table-cell>
        </table:table-row>
        <table:table-row table:style-name="ro1">
          <table:table-cell office:value-type="float" office:value="74.9108" calcext:value-type="float">
            <text:p>74.9108</text:p>
          </table:table-cell>
          <table:table-cell office:value-type="float" office:value="0.902145" calcext:value-type="float">
            <text:p>0.902145</text:p>
          </table:table-cell>
          <table:table-cell office:value-type="float" office:value="179.098" calcext:value-type="float">
            <text:p>179.098</text:p>
          </table:table-cell>
          <table:table-cell office:value-type="float" office:value="0.710475" calcext:value-type="float">
            <text:p>0.7104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1024" calcext:value-type="float">
            <text:p>0.00211024</text:p>
          </table:table-cell>
        </table:table-row>
        <table:table-row table:style-name="ro1">
          <table:table-cell office:value-type="float" office:value="75.0355" calcext:value-type="float">
            <text:p>75.0355</text:p>
          </table:table-cell>
          <table:table-cell office:value-type="float" office:value="0.903275" calcext:value-type="float">
            <text:p>0.903275</text:p>
          </table:table-cell>
          <table:table-cell office:value-type="float" office:value="179.097" calcext:value-type="float">
            <text:p>179.097</text:p>
          </table:table-cell>
          <table:table-cell office:value-type="float" office:value="0.710681" calcext:value-type="float">
            <text:p>0.71068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12449" calcext:value-type="float">
            <text:p>0.00212449</text:p>
          </table:table-cell>
        </table:table-row>
        <table:table-row table:style-name="ro1">
          <table:table-cell office:value-type="float" office:value="75.16" calcext:value-type="float">
            <text:p>75.16</text:p>
          </table:table-cell>
          <table:table-cell office:value-type="float" office:value="0.904266" calcext:value-type="float">
            <text:p>0.904266</text:p>
          </table:table-cell>
          <table:table-cell office:value-type="float" office:value="179.096" calcext:value-type="float">
            <text:p>179.096</text:p>
          </table:table-cell>
          <table:table-cell office:value-type="float" office:value="0.710683" calcext:value-type="float">
            <text:p>0.7106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95724" calcext:value-type="float">
            <text:p>0.00195724</text:p>
          </table:table-cell>
        </table:table-row>
        <table:table-row table:style-name="ro1">
          <table:table-cell office:value-type="float" office:value="75.2804" calcext:value-type="float">
            <text:p>75.2804</text:p>
          </table:table-cell>
          <table:table-cell office:value-type="float" office:value="0.905121" calcext:value-type="float">
            <text:p>0.905121</text:p>
          </table:table-cell>
          <table:table-cell office:value-type="float" office:value="179.095" calcext:value-type="float">
            <text:p>179.095</text:p>
          </table:table-cell>
          <table:table-cell office:value-type="float" office:value="0.710548" calcext:value-type="float">
            <text:p>0.7105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67773" calcext:value-type="float">
            <text:p>0.00167773</text:p>
          </table:table-cell>
        </table:table-row>
        <table:table-row table:style-name="ro1">
          <table:table-cell office:value-type="float" office:value="75.3981" calcext:value-type="float">
            <text:p>75.3981</text:p>
          </table:table-cell>
          <table:table-cell office:value-type="float" office:value="0.905945" calcext:value-type="float">
            <text:p>0.905945</text:p>
          </table:table-cell>
          <table:table-cell office:value-type="float" office:value="179.094" calcext:value-type="float">
            <text:p>179.094</text:p>
          </table:table-cell>
          <table:table-cell office:value-type="float" office:value="0.710567" calcext:value-type="float">
            <text:p>0.7105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55659" calcext:value-type="float">
            <text:p>0.00155659</text:p>
          </table:table-cell>
        </table:table-row>
        <table:table-row table:style-name="ro1">
          <table:table-cell office:value-type="float" office:value="75.5131" calcext:value-type="float">
            <text:p>75.5131</text:p>
          </table:table-cell>
          <table:table-cell office:value-type="float" office:value="0.906693" calcext:value-type="float">
            <text:p>0.906693</text:p>
          </table:table-cell>
          <table:table-cell office:value-type="float" office:value="179.093" calcext:value-type="float">
            <text:p>179.093</text:p>
          </table:table-cell>
          <table:table-cell office:value-type="float" office:value="0.710584" calcext:value-type="float">
            <text:p>0.7105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44583" calcext:value-type="float">
            <text:p>0.00144583</text:p>
          </table:table-cell>
        </table:table-row>
        <table:table-row table:style-name="ro1">
          <table:table-cell office:value-type="float" office:value="75.6293" calcext:value-type="float">
            <text:p>75.6293</text:p>
          </table:table-cell>
          <table:table-cell office:value-type="float" office:value="0.907593" calcext:value-type="float">
            <text:p>0.907593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10843" calcext:value-type="float">
            <text:p>0.7108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55204" calcext:value-type="float">
            <text:p>0.00155204</text:p>
          </table:table-cell>
        </table:table-row>
        <table:table-row table:style-name="ro1">
          <table:table-cell office:value-type="float" office:value="75.7509" calcext:value-type="float">
            <text:p>75.7509</text:p>
          </table:table-cell>
          <table:table-cell office:value-type="float" office:value="0.908234" calcext:value-type="float">
            <text:p>0.908234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10731" calcext:value-type="float">
            <text:p>0.7107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33122" calcext:value-type="float">
            <text:p>0.00133122</text:p>
          </table:table-cell>
        </table:table-row>
        <table:table-row table:style-name="ro1">
          <table:table-cell office:value-type="float" office:value="75.8751" calcext:value-type="float">
            <text:p>75.8751</text:p>
          </table:table-cell>
          <table:table-cell office:value-type="float" office:value="0.908966" calcext:value-type="float">
            <text:p>0.908966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10833" calcext:value-type="float">
            <text:p>0.7108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30872" calcext:value-type="float">
            <text:p>0.00130872</text:p>
          </table:table-cell>
        </table:table-row>
        <table:table-row table:style-name="ro1">
          <table:table-cell office:value-type="float" office:value="75.9987" calcext:value-type="float">
            <text:p>75.9987</text:p>
          </table:table-cell>
          <table:table-cell office:value-type="float" office:value="0.909576" calcext:value-type="float">
            <text:p>0.909576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10792" calcext:value-type="float">
            <text:p>0.7107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16374" calcext:value-type="float">
            <text:p>0.00116374</text:p>
          </table:table-cell>
        </table:table-row>
        <table:table-row table:style-name="ro1">
          <table:table-cell office:value-type="float" office:value="76.1173" calcext:value-type="float">
            <text:p>76.1173</text:p>
          </table:table-cell>
          <table:table-cell office:value-type="float" office:value="0.910187" calcext:value-type="float">
            <text:p>0.910187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10863" calcext:value-type="float">
            <text:p>0.7108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13172" calcext:value-type="float">
            <text:p>0.00113172</text:p>
          </table:table-cell>
        </table:table-row>
        <table:table-row table:style-name="ro1">
          <table:table-cell office:value-type="float" office:value="76.2374" calcext:value-type="float">
            <text:p>76.2374</text:p>
          </table:table-cell>
          <table:table-cell office:value-type="float" office:value="0.910736" calcext:value-type="float">
            <text:p>0.910736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10869" calcext:value-type="float">
            <text:p>0.7108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04354" calcext:value-type="float">
            <text:p>0.00104354</text:p>
          </table:table-cell>
        </table:table-row>
        <table:table-row table:style-name="ro1">
          <table:table-cell office:value-type="float" office:value="76.3566" calcext:value-type="float">
            <text:p>76.3566</text:p>
          </table:table-cell>
          <table:table-cell office:value-type="float" office:value="0.911163" calcext:value-type="float">
            <text:p>0.911163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10759" calcext:value-type="float">
            <text:p>0.7107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61474" calcext:value-type="float">
            <text:p>0.000861474</text:p>
          </table:table-cell>
        </table:table-row>
        <table:table-row table:style-name="ro1">
          <table:table-cell office:value-type="float" office:value="76.474" calcext:value-type="float">
            <text:p>76.474</text:p>
          </table:table-cell>
          <table:table-cell office:value-type="float" office:value="0.911591" calcext:value-type="float">
            <text:p>0.911591</text:p>
          </table:table-cell>
          <table:table-cell office:value-type="float" office:value="179.088" calcext:value-type="float">
            <text:p>179.088</text:p>
          </table:table-cell>
          <table:table-cell office:value-type="float" office:value="0.710811" calcext:value-type="float">
            <text:p>0.7108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41014" calcext:value-type="float">
            <text:p>0.000841014</text:p>
          </table:table-cell>
        </table:table-row>
        <table:table-row table:style-name="ro1">
          <table:table-cell office:value-type="float" office:value="76.5907" calcext:value-type="float">
            <text:p>76.5907</text:p>
          </table:table-cell>
          <table:table-cell office:value-type="float" office:value="0.912125" calcext:value-type="float">
            <text:p>0.912125</text:p>
          </table:table-cell>
          <table:table-cell office:value-type="float" office:value="179.088" calcext:value-type="float">
            <text:p>179.088</text:p>
          </table:table-cell>
          <table:table-cell office:value-type="float" office:value="0.710995" calcext:value-type="float">
            <text:p>0.7109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34172" calcext:value-type="float">
            <text:p>0.000934172</text:p>
          </table:table-cell>
        </table:table-row>
        <table:table-row table:style-name="ro1">
          <table:table-cell office:value-type="float" office:value="76.7113" calcext:value-type="float">
            <text:p>76.7113</text:p>
          </table:table-cell>
          <table:table-cell office:value-type="float" office:value="0.912674" calcext:value-type="float">
            <text:p>0.912674</text:p>
          </table:table-cell>
          <table:table-cell office:value-type="float" office:value="179.087" calcext:value-type="float">
            <text:p>179.087</text:p>
          </table:table-cell>
          <table:table-cell office:value-type="float" office:value="0.71117" calcext:value-type="float">
            <text:p>0.711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01569" calcext:value-type="float">
            <text:p>0.00101569</text:p>
          </table:table-cell>
        </table:table-row>
        <table:table-row table:style-name="ro1">
          <table:table-cell office:value-type="float" office:value="76.827" calcext:value-type="float">
            <text:p>76.827</text:p>
          </table:table-cell>
          <table:table-cell office:value-type="float" office:value="0.91304" calcext:value-type="float">
            <text:p>0.91304</text:p>
          </table:table-cell>
          <table:table-cell office:value-type="float" office:value="179.087" calcext:value-type="float">
            <text:p>179.087</text:p>
          </table:table-cell>
          <table:table-cell office:value-type="float" office:value="0.711009" calcext:value-type="float">
            <text:p>0.7110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792337" calcext:value-type="float">
            <text:p>0.000792337</text:p>
          </table:table-cell>
        </table:table-row>
        <table:table-row table:style-name="ro1">
          <table:table-cell office:value-type="float" office:value="76.9469" calcext:value-type="float">
            <text:p>76.9469</text:p>
          </table:table-cell>
          <table:table-cell office:value-type="float" office:value="0.913574" calcext:value-type="float">
            <text:p>0.913574</text:p>
          </table:table-cell>
          <table:table-cell office:value-type="float" office:value="179.086" calcext:value-type="float">
            <text:p>179.086</text:p>
          </table:table-cell>
          <table:table-cell office:value-type="float" office:value="0.711244" calcext:value-type="float">
            <text:p>0.71124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36023" calcext:value-type="float">
            <text:p>0.000936023</text:p>
          </table:table-cell>
        </table:table-row>
        <table:table-row table:style-name="ro1">
          <table:table-cell office:value-type="float" office:value="77.0692" calcext:value-type="float">
            <text:p>77.0692</text:p>
          </table:table-cell>
          <table:table-cell office:value-type="float" office:value="0.914093" calcext:value-type="float">
            <text:p>0.914093</text:p>
          </table:table-cell>
          <table:table-cell office:value-type="float" office:value="179.086" calcext:value-type="float">
            <text:p>179.086</text:p>
          </table:table-cell>
          <table:table-cell office:value-type="float" office:value="0.711384" calcext:value-type="float">
            <text:p>0.7113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88572" calcext:value-type="float">
            <text:p>0.000988572</text:p>
          </table:table-cell>
        </table:table-row>
        <table:table-row table:style-name="ro1">
          <table:table-cell office:value-type="float" office:value="77.1891" calcext:value-type="float">
            <text:p>77.1891</text:p>
          </table:table-cell>
          <table:table-cell office:value-type="float" office:value="0.91452" calcext:value-type="float">
            <text:p>0.91452</text:p>
          </table:table-cell>
          <table:table-cell office:value-type="float" office:value="179.085" calcext:value-type="float">
            <text:p>179.085</text:p>
          </table:table-cell>
          <table:table-cell office:value-type="float" office:value="0.711355" calcext:value-type="float">
            <text:p>0.7113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88644" calcext:value-type="float">
            <text:p>0.00088644</text:p>
          </table:table-cell>
        </table:table-row>
        <table:table-row table:style-name="ro1">
          <table:table-cell office:value-type="float" office:value="77.3048" calcext:value-type="float">
            <text:p>77.3048</text:p>
          </table:table-cell>
          <table:table-cell office:value-type="float" office:value="0.914886" calcext:value-type="float">
            <text:p>0.914886</text:p>
          </table:table-cell>
          <table:table-cell office:value-type="float" office:value="179.085" calcext:value-type="float">
            <text:p>179.085</text:p>
          </table:table-cell>
          <table:table-cell office:value-type="float" office:value="0.711281" calcext:value-type="float">
            <text:p>0.71128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750798" calcext:value-type="float">
            <text:p>0.000750798</text:p>
          </table:table-cell>
        </table:table-row>
        <table:table-row table:style-name="ro1">
          <table:table-cell office:value-type="float" office:value="77.4198" calcext:value-type="float">
            <text:p>77.4198</text:p>
          </table:table-cell>
          <table:table-cell office:value-type="float" office:value="0.915298" calcext:value-type="float">
            <text:p>0.915298</text:p>
          </table:table-cell>
          <table:table-cell office:value-type="float" office:value="179.085" calcext:value-type="float">
            <text:p>179.085</text:p>
          </table:table-cell>
          <table:table-cell office:value-type="float" office:value="0.71134" calcext:value-type="float">
            <text:p>0.711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739067" calcext:value-type="float">
            <text:p>0.000739067</text:p>
          </table:table-cell>
        </table:table-row>
        <table:table-row table:style-name="ro1">
          <table:table-cell office:value-type="float" office:value="77.5375" calcext:value-type="float">
            <text:p>77.5375</text:p>
          </table:table-cell>
          <table:table-cell office:value-type="float" office:value="0.915543" calcext:value-type="float">
            <text:p>0.915543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1234" calcext:value-type="float">
            <text:p>0.7112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91781" calcext:value-type="float">
            <text:p>0.000591781</text:p>
          </table:table-cell>
        </table:table-row>
        <table:table-row table:style-name="ro1">
          <table:table-cell office:value-type="float" office:value="77.6549" calcext:value-type="float">
            <text:p>77.6549</text:p>
          </table:table-cell>
          <table:table-cell office:value-type="float" office:value="0.915863" calcext:value-type="float">
            <text:p>0.915863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1319" calcext:value-type="float">
            <text:p>0.7113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622705" calcext:value-type="float">
            <text:p>0.000622705</text:p>
          </table:table-cell>
        </table:table-row>
        <table:table-row table:style-name="ro1">
          <table:table-cell office:value-type="float" office:value="77.7731" calcext:value-type="float">
            <text:p>77.7731</text:p>
          </table:table-cell>
          <table:table-cell office:value-type="float" office:value="0.916107" calcext:value-type="float">
            <text:p>0.916107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1291" calcext:value-type="float">
            <text:p>0.7112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52374" calcext:value-type="float">
            <text:p>0.000552374</text:p>
          </table:table-cell>
        </table:table-row>
        <table:table-row table:style-name="ro1">
          <table:table-cell office:value-type="float" office:value="77.8988" calcext:value-type="float">
            <text:p>77.8988</text:p>
          </table:table-cell>
          <table:table-cell office:value-type="float" office:value="0.916412" calcext:value-type="float">
            <text:p>0.916412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1333" calcext:value-type="float">
            <text:p>0.7113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43333" calcext:value-type="float">
            <text:p>0.000543333</text:p>
          </table:table-cell>
        </table:table-row>
        <table:table-row table:style-name="ro1">
          <table:table-cell office:value-type="float" office:value="78.0167" calcext:value-type="float">
            <text:p>78.0167</text:p>
          </table:table-cell>
          <table:table-cell office:value-type="float" office:value="0.916718" calcext:value-type="float">
            <text:p>0.916718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1427" calcext:value-type="float">
            <text:p>0.71142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84696" calcext:value-type="float">
            <text:p>0.000584696</text:p>
          </table:table-cell>
        </table:table-row>
        <table:table-row table:style-name="ro1">
          <table:table-cell office:value-type="float" office:value="78.1317" calcext:value-type="float">
            <text:p>78.1317</text:p>
          </table:table-cell>
          <table:table-cell office:value-type="float" office:value="0.917023" calcext:value-type="float">
            <text:p>0.917023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1491" calcext:value-type="float">
            <text:p>0.7114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97385" calcext:value-type="float">
            <text:p>0.000597385</text:p>
          </table:table-cell>
        </table:table-row>
        <table:table-row table:style-name="ro1">
          <table:table-cell office:value-type="float" office:value="78.2501" calcext:value-type="float">
            <text:p>78.2501</text:p>
          </table:table-cell>
          <table:table-cell office:value-type="float" office:value="0.917328" calcext:value-type="float">
            <text:p>0.917328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1546" calcext:value-type="float">
            <text:p>0.7115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99813" calcext:value-type="float">
            <text:p>0.000599813</text:p>
          </table:table-cell>
        </table:table-row>
        <table:table-row table:style-name="ro1">
          <table:table-cell office:value-type="float" office:value="78.3705" calcext:value-type="float">
            <text:p>78.3705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132" calcext:value-type="float">
            <text:p>0.7113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53624" calcext:value-type="float">
            <text:p>0.000353624</text:p>
          </table:table-cell>
        </table:table-row>
        <table:table-row table:style-name="ro1">
          <table:table-cell office:value-type="float" office:value="78.4835" calcext:value-type="float">
            <text:p>78.4835</text:p>
          </table:table-cell>
          <table:table-cell office:value-type="float" office:value="0.917572" calcext:value-type="float">
            <text:p>0.917572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255" calcext:value-type="float">
            <text:p>0.7112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67822" calcext:value-type="float">
            <text:p>0.000267822</text:p>
          </table:table-cell>
        </table:table-row>
        <table:table-row table:style-name="ro1">
          <table:table-cell office:value-type="float" office:value="78.6005" calcext:value-type="float">
            <text:p>78.6005</text:p>
          </table:table-cell>
          <table:table-cell office:value-type="float" office:value="0.917694" calcext:value-type="float">
            <text:p>0.917694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25" calcext:value-type="float">
            <text:p>0.711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41544" calcext:value-type="float">
            <text:p>0.000241544</text:p>
          </table:table-cell>
        </table:table-row>
        <table:table-row table:style-name="ro1">
          <table:table-cell office:value-type="float" office:value="78.7128" calcext:value-type="float">
            <text:p>78.7128</text:p>
          </table:table-cell>
          <table:table-cell office:value-type="float" office:value="0.917877" calcext:value-type="float">
            <text:p>0.917877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417" calcext:value-type="float">
            <text:p>0.7114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78305" calcext:value-type="float">
            <text:p>0.000378305</text:p>
          </table:table-cell>
        </table:table-row>
        <table:table-row table:style-name="ro1">
          <table:table-cell office:value-type="float" office:value="78.8278" calcext:value-type="float">
            <text:p>78.8278</text:p>
          </table:table-cell>
          <table:table-cell office:value-type="float" office:value="0.917999" calcext:value-type="float">
            <text:p>0.917999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29" calcext:value-type="float">
            <text:p>0.711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3011" calcext:value-type="float">
            <text:p>0.00023011</text:p>
          </table:table-cell>
        </table:table-row>
        <table:table-row table:style-name="ro1">
          <table:table-cell office:value-type="float" office:value="78.9427" calcext:value-type="float">
            <text:p>78.9427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419" calcext:value-type="float">
            <text:p>0.7114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28108" calcext:value-type="float">
            <text:p>0.000328108</text:p>
          </table:table-cell>
        </table:table-row>
        <table:table-row table:style-name="ro1">
          <table:table-cell office:value-type="float" office:value="79.0553" calcext:value-type="float">
            <text:p>79.0553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193" calcext:value-type="float">
            <text:p>0.7111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01884" calcext:value-type="float">
            <text:p>0.000101884</text:p>
          </table:table-cell>
        </table:table-row>
        <table:table-row table:style-name="ro1">
          <table:table-cell office:value-type="float" office:value="79.1696" calcext:value-type="float">
            <text:p>79.1696</text:p>
          </table:table-cell>
          <table:table-cell office:value-type="float" office:value="0.918335" calcext:value-type="float">
            <text:p>0.918335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356" calcext:value-type="float">
            <text:p>0.7113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38957" calcext:value-type="float">
            <text:p>0.000238957</text:p>
          </table:table-cell>
        </table:table-row>
        <table:table-row table:style-name="ro1">
          <table:table-cell office:value-type="float" office:value="79.2858" calcext:value-type="float">
            <text:p>79.2858</text:p>
          </table:table-cell>
          <table:table-cell office:value-type="float" office:value="0.918396" calcext:value-type="float">
            <text:p>0.918396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303" calcext:value-type="float">
            <text:p>0.71130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75978" calcext:value-type="float">
            <text:p>0.000175978</text:p>
          </table:table-cell>
        </table:table-row>
        <table:table-row table:style-name="ro1">
          <table:table-cell office:value-type="float" office:value="79.4008" calcext:value-type="float">
            <text:p>79.4008</text:p>
          </table:table-cell>
          <table:table-cell office:value-type="float" office:value="0.918457" calcext:value-type="float">
            <text:p>0.918457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252" calcext:value-type="float">
            <text:p>0.7112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14162" calcext:value-type="float">
            <text:p>0.000114162</text:p>
          </table:table-cell>
        </table:table-row>
        <table:table-row table:style-name="ro1">
          <table:table-cell office:value-type="float" office:value="79.5153" calcext:value-type="float">
            <text:p>79.5153</text:p>
          </table:table-cell>
          <table:table-cell office:value-type="float" office:value="0.918518" calcext:value-type="float">
            <text:p>0.918518</text:p>
          </table:table-cell>
          <table:table-cell office:value-type="float" office:value="179.081" calcext:value-type="float">
            <text:p>179.081</text:p>
          </table:table-cell>
          <table:table-cell office:value-type="float" office:value="0.711284" calcext:value-type="float">
            <text:p>0.7112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36026" calcext:value-type="float">
            <text:p>0.000136026</text:p>
          </table:table-cell>
        </table:table-row>
        <table:table-row table:style-name="ro1">
          <table:table-cell office:value-type="float" office:value="79.6327" calcext:value-type="float">
            <text:p>79.6327</text:p>
          </table:table-cell>
          <table:table-cell office:value-type="float" office:value="0.918549" calcext:value-type="float">
            <text:p>0.918549</text:p>
          </table:table-cell>
          <table:table-cell office:value-type="float" office:value="179.081" calcext:value-type="float">
            <text:p>179.081</text:p>
          </table:table-cell>
          <table:table-cell office:value-type="float" office:value="0.711247" calcext:value-type="float">
            <text:p>0.7112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938719" calcext:value-type="float">
            <text:p>0.0000938719</text:p>
          </table:table-cell>
        </table:table-row>
        <table:table-row table:style-name="ro1">
          <table:table-cell office:value-type="float" office:value="79.7469" calcext:value-type="float">
            <text:p>79.7469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179.081" calcext:value-type="float">
            <text:p>179.081</text:p>
          </table:table-cell>
          <table:table-cell office:value-type="float" office:value="0.711293" calcext:value-type="float">
            <text:p>0.7112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29848" calcext:value-type="float">
            <text:p>0.000129848</text:p>
          </table:table-cell>
        </table:table-row>
        <table:table-row table:style-name="ro1">
          <table:table-cell office:value-type="float" office:value="79.8724" calcext:value-type="float">
            <text:p>79.8724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179.081" calcext:value-type="float">
            <text:p>179.081</text:p>
          </table:table-cell>
          <table:table-cell office:value-type="float" office:value="0.711209" calcext:value-type="float">
            <text:p>0.7112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456909" calcext:value-type="float">
            <text:p>0.0000456909</text:p>
          </table:table-cell>
        </table:table-row>
        <table:table-row table:style-name="ro1">
          <table:table-cell office:value-type="float" office:value="79.9889" calcext:value-type="float">
            <text:p>79.9889</text:p>
          </table:table-cell>
          <table:table-cell office:value-type="float" office:value="0.918427" calcext:value-type="float">
            <text:p>0.918427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936" calcext:value-type="float">
            <text:p>0.7109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96316" calcext:value-type="float">
            <text:p>-0.000196316</text:p>
          </table:table-cell>
        </table:table-row>
        <table:table-row table:style-name="ro1">
          <table:table-cell office:value-type="float" office:value="80.1122" calcext:value-type="float">
            <text:p>80.1122</text:p>
          </table:table-cell>
          <table:table-cell office:value-type="float" office:value="0.918411" calcext:value-type="float">
            <text:p>0.918411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059" calcext:value-type="float">
            <text:p>0.7110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707286" calcext:value-type="float">
            <text:p>-0.0000707286</text:p>
          </table:table-cell>
        </table:table-row>
        <table:table-row table:style-name="ro1">
          <table:table-cell office:value-type="float" office:value="80.2286" calcext:value-type="float">
            <text:p>80.2286</text:p>
          </table:table-cell>
          <table:table-cell office:value-type="float" office:value="0.918411" calcext:value-type="float">
            <text:p>0.918411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107" calcext:value-type="float">
            <text:p>0.71110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228842" calcext:value-type="float">
            <text:p>-0.0000228842</text:p>
          </table:table-cell>
        </table:table-row>
        <table:table-row table:style-name="ro1">
          <table:table-cell office:value-type="float" office:value="80.3448" calcext:value-type="float">
            <text:p>80.3448</text:p>
          </table:table-cell>
          <table:table-cell office:value-type="float" office:value="0.91835" calcext:value-type="float">
            <text:p>0.91835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013" calcext:value-type="float">
            <text:p>0.7110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6223" calcext:value-type="float">
            <text:p>-0.000106223</text:p>
          </table:table-cell>
        </table:table-row>
        <table:table-row table:style-name="ro1">
          <table:table-cell office:value-type="float" office:value="80.4603" calcext:value-type="float">
            <text:p>80.4603</text:p>
          </table:table-cell>
          <table:table-cell office:value-type="float" office:value="0.918243" calcext:value-type="float">
            <text:p>0.918243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97" calcext:value-type="float">
            <text:p>0.710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156" calcext:value-type="float">
            <text:p>-0.00013156</text:p>
          </table:table-cell>
        </table:table-row>
        <table:table-row table:style-name="ro1">
          <table:table-cell office:value-type="float" office:value="80.5756" calcext:value-type="float">
            <text:p>80.5756</text:p>
          </table:table-cell>
          <table:table-cell office:value-type="float" office:value="0.918243" calcext:value-type="float">
            <text:p>0.918243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101" calcext:value-type="float">
            <text:p>0.7111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00111997" calcext:value-type="float">
            <text:p>-0.000000111997</text:p>
          </table:table-cell>
        </table:table-row>
        <table:table-row table:style-name="ro1">
          <table:table-cell office:value-type="float" office:value="80.6906" calcext:value-type="float">
            <text:p>80.6906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991" calcext:value-type="float">
            <text:p>0.7109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00191" calcext:value-type="float">
            <text:p>-0.000100191</text:p>
          </table:table-cell>
        </table:table-row>
        <table:table-row table:style-name="ro1">
          <table:table-cell office:value-type="float" office:value="80.8063" calcext:value-type="float">
            <text:p>80.8063</text:p>
          </table:table-cell>
          <table:table-cell office:value-type="float" office:value="0.91806" calcext:value-type="float">
            <text:p>0.91806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925" calcext:value-type="float">
            <text:p>0.7109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5239" calcext:value-type="float">
            <text:p>-0.000145239</text:p>
          </table:table-cell>
        </table:table-row>
        <table:table-row table:style-name="ro1">
          <table:table-cell office:value-type="float" office:value="80.9218" calcext:value-type="float">
            <text:p>80.9218</text:p>
          </table:table-cell>
          <table:table-cell office:value-type="float" office:value="0.917999" calcext:value-type="float">
            <text:p>0.917999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914" calcext:value-type="float">
            <text:p>0.7109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5367" calcext:value-type="float">
            <text:p>-0.000145367</text:p>
          </table:table-cell>
        </table:table-row>
        <table:table-row table:style-name="ro1">
          <table:table-cell office:value-type="float" office:value="81.037" calcext:value-type="float">
            <text:p>81.037</text:p>
          </table:table-cell>
          <table:table-cell office:value-type="float" office:value="0.917938" calcext:value-type="float">
            <text:p>0.917938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988" calcext:value-type="float">
            <text:p>0.7109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14305" calcext:value-type="float">
            <text:p>-0.0000614305</text:p>
          </table:table-cell>
        </table:table-row>
        <table:table-row table:style-name="ro1">
          <table:table-cell office:value-type="float" office:value="81.1569" calcext:value-type="float">
            <text:p>81.1569</text:p>
          </table:table-cell>
          <table:table-cell office:value-type="float" office:value="0.917938" calcext:value-type="float">
            <text:p>0.917938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1029" calcext:value-type="float">
            <text:p>0.7110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205567" calcext:value-type="float">
            <text:p>-0.0000205567</text:p>
          </table:table-cell>
        </table:table-row>
        <table:table-row table:style-name="ro1">
          <table:table-cell office:value-type="float" office:value="81.2745" calcext:value-type="float">
            <text:p>81.2745</text:p>
          </table:table-cell>
          <table:table-cell office:value-type="float" office:value="0.917816" calcext:value-type="float">
            <text:p>0.917816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868" calcext:value-type="float">
            <text:p>0.7108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60624" calcext:value-type="float">
            <text:p>-0.000160624</text:p>
          </table:table-cell>
        </table:table-row>
        <table:table-row table:style-name="ro1">
          <table:table-cell office:value-type="float" office:value="81.3888" calcext:value-type="float">
            <text:p>81.3888</text:p>
          </table:table-cell>
          <table:table-cell office:value-type="float" office:value="0.917694" calcext:value-type="float">
            <text:p>0.917694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801" calcext:value-type="float">
            <text:p>0.7108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07296" calcext:value-type="float">
            <text:p>-0.000207296</text:p>
          </table:table-cell>
        </table:table-row>
        <table:table-row table:style-name="ro1">
          <table:table-cell office:value-type="float" office:value="81.5048" calcext:value-type="float">
            <text:p>81.5048</text:p>
          </table:table-cell>
          <table:table-cell office:value-type="float" office:value="0.917572" calcext:value-type="float">
            <text:p>0.917572</text:p>
          </table:table-cell>
          <table:table-cell office:value-type="float" office:value="179.082" calcext:value-type="float">
            <text:p>179.082</text:p>
          </table:table-cell>
          <table:table-cell office:value-type="float" office:value="0.710765" calcext:value-type="float">
            <text:p>0.7107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21931" calcext:value-type="float">
            <text:p>-0.000221931</text:p>
          </table:table-cell>
        </table:table-row>
        <table:table-row table:style-name="ro1">
          <table:table-cell office:value-type="float" office:value="81.621" calcext:value-type="float">
            <text:p>81.621</text:p>
          </table:table-cell>
          <table:table-cell office:value-type="float" office:value="0.917389" calcext:value-type="float">
            <text:p>0.917389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0672" calcext:value-type="float">
            <text:p>0.7106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84439" calcext:value-type="float">
            <text:p>-0.000284439</text:p>
          </table:table-cell>
        </table:table-row>
        <table:table-row table:style-name="ro1">
          <table:table-cell office:value-type="float" office:value="81.7362" calcext:value-type="float">
            <text:p>81.7362</text:p>
          </table:table-cell>
          <table:table-cell office:value-type="float" office:value="0.917206" calcext:value-type="float">
            <text:p>0.917206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0579" calcext:value-type="float">
            <text:p>0.7105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45798" calcext:value-type="float">
            <text:p>-0.000345798</text:p>
          </table:table-cell>
        </table:table-row>
        <table:table-row table:style-name="ro1">
          <table:table-cell office:value-type="float" office:value="81.8588" calcext:value-type="float">
            <text:p>81.8588</text:p>
          </table:table-cell>
          <table:table-cell office:value-type="float" office:value="0.917084" calcext:value-type="float">
            <text:p>0.917084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0635" calcext:value-type="float">
            <text:p>0.7106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68992" calcext:value-type="float">
            <text:p>-0.000268992</text:p>
          </table:table-cell>
        </table:table-row>
        <table:table-row table:style-name="ro1">
          <table:table-cell office:value-type="float" office:value="81.9774" calcext:value-type="float">
            <text:p>81.9774</text:p>
          </table:table-cell>
          <table:table-cell office:value-type="float" office:value="0.916962" calcext:value-type="float">
            <text:p>0.916962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0641" calcext:value-type="float">
            <text:p>0.7106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42144" calcext:value-type="float">
            <text:p>-0.000242144</text:p>
          </table:table-cell>
        </table:table-row>
        <table:table-row table:style-name="ro1">
          <table:table-cell office:value-type="float" office:value="82.0934" calcext:value-type="float">
            <text:p>82.0934</text:p>
          </table:table-cell>
          <table:table-cell office:value-type="float" office:value="0.916779" calcext:value-type="float">
            <text:p>0.916779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0521" calcext:value-type="float">
            <text:p>0.7105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3134" calcext:value-type="float">
            <text:p>-0.00033134</text:p>
          </table:table-cell>
        </table:table-row>
        <table:table-row table:style-name="ro1">
          <table:table-cell office:value-type="float" office:value="82.2094" calcext:value-type="float">
            <text:p>82.2094</text:p>
          </table:table-cell>
          <table:table-cell office:value-type="float" office:value="0.91658" calcext:value-type="float">
            <text:p>0.91658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710517" calcext:value-type="float">
            <text:p>0.7105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01331" calcext:value-type="float">
            <text:p>-0.000301331</text:p>
          </table:table-cell>
        </table:table-row>
        <table:table-row table:style-name="ro1">
          <table:table-cell office:value-type="float" office:value="82.3326" calcext:value-type="float">
            <text:p>82.3326</text:p>
          </table:table-cell>
          <table:table-cell office:value-type="float" office:value="0.916351" calcext:value-type="float">
            <text:p>0.916351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039" calcext:value-type="float">
            <text:p>0.710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89876" calcext:value-type="float">
            <text:p>-0.000389876</text:p>
          </table:table-cell>
        </table:table-row>
        <table:table-row table:style-name="ro1">
          <table:table-cell office:value-type="float" office:value="82.4481" calcext:value-type="float">
            <text:p>82.4481</text:p>
          </table:table-cell>
          <table:table-cell office:value-type="float" office:value="0.916046" calcext:value-type="float">
            <text:p>0.916046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0236" calcext:value-type="float">
            <text:p>0.7102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1744" calcext:value-type="float">
            <text:p>-0.000491744</text:p>
          </table:table-cell>
        </table:table-row>
        <table:table-row table:style-name="ro1">
          <table:table-cell office:value-type="float" office:value="82.5658" calcext:value-type="float">
            <text:p>82.5658</text:p>
          </table:table-cell>
          <table:table-cell office:value-type="float" office:value="0.915894" calcext:value-type="float">
            <text:p>0.915894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0359" calcext:value-type="float">
            <text:p>0.7103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43177" calcext:value-type="float">
            <text:p>-0.000343177</text:p>
          </table:table-cell>
        </table:table-row>
        <table:table-row table:style-name="ro1">
          <table:table-cell office:value-type="float" office:value="82.6881" calcext:value-type="float">
            <text:p>82.6881</text:p>
          </table:table-cell>
          <table:table-cell office:value-type="float" office:value="0.91571" calcext:value-type="float">
            <text:p>0.91571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0348" calcext:value-type="float">
            <text:p>0.7103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3137" calcext:value-type="float">
            <text:p>-0.000323137</text:p>
          </table:table-cell>
        </table:table-row>
        <table:table-row table:style-name="ro1">
          <table:table-cell office:value-type="float" office:value="82.8114" calcext:value-type="float">
            <text:p>82.8114</text:p>
          </table:table-cell>
          <table:table-cell office:value-type="float" office:value="0.915527" calcext:value-type="float">
            <text:p>0.915527</text:p>
          </table:table-cell>
          <table:table-cell office:value-type="float" office:value="179.084" calcext:value-type="float">
            <text:p>179.084</text:p>
          </table:table-cell>
          <table:table-cell office:value-type="float" office:value="0.710285" calcext:value-type="float">
            <text:p>0.7102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5475" calcext:value-type="float">
            <text:p>-0.00035475</text:p>
          </table:table-cell>
        </table:table-row>
        <table:table-row table:style-name="ro1">
          <table:table-cell office:value-type="float" office:value="82.933" calcext:value-type="float">
            <text:p>82.933</text:p>
          </table:table-cell>
          <table:table-cell office:value-type="float" office:value="0.915283" calcext:value-type="float">
            <text:p>0.915283</text:p>
          </table:table-cell>
          <table:table-cell office:value-type="float" office:value="179.085" calcext:value-type="float">
            <text:p>179.085</text:p>
          </table:table-cell>
          <table:table-cell office:value-type="float" office:value="0.710218" calcext:value-type="float">
            <text:p>0.7102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80549" calcext:value-type="float">
            <text:p>-0.000380549</text:p>
          </table:table-cell>
        </table:table-row>
        <table:table-row table:style-name="ro1">
          <table:table-cell office:value-type="float" office:value="83.0543" calcext:value-type="float">
            <text:p>83.0543</text:p>
          </table:table-cell>
          <table:table-cell office:value-type="float" office:value="0.915085" calcext:value-type="float">
            <text:p>0.915085</text:p>
          </table:table-cell>
          <table:table-cell office:value-type="float" office:value="179.085" calcext:value-type="float">
            <text:p>179.085</text:p>
          </table:table-cell>
          <table:table-cell office:value-type="float" office:value="0.710165" calcext:value-type="float">
            <text:p>0.7101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99208" calcext:value-type="float">
            <text:p>-0.000399208</text:p>
          </table:table-cell>
        </table:table-row>
        <table:table-row table:style-name="ro1">
          <table:table-cell office:value-type="float" office:value="83.1776" calcext:value-type="float">
            <text:p>83.1776</text:p>
          </table:table-cell>
          <table:table-cell office:value-type="float" office:value="0.915024" calcext:value-type="float">
            <text:p>0.915024</text:p>
          </table:table-cell>
          <table:table-cell office:value-type="float" office:value="179.085" calcext:value-type="float">
            <text:p>179.085</text:p>
          </table:table-cell>
          <table:table-cell office:value-type="float" office:value="0.710361" calcext:value-type="float">
            <text:p>0.7103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93564" calcext:value-type="float">
            <text:p>-0.000193564</text:p>
          </table:table-cell>
        </table:table-row>
        <table:table-row table:style-name="ro1">
          <table:table-cell office:value-type="float" office:value="83.3007" calcext:value-type="float">
            <text:p>83.3007</text:p>
          </table:table-cell>
          <table:table-cell office:value-type="float" office:value="0.914627" calcext:value-type="float">
            <text:p>0.914627</text:p>
          </table:table-cell>
          <table:table-cell office:value-type="float" office:value="179.085" calcext:value-type="float">
            <text:p>179.085</text:p>
          </table:table-cell>
          <table:table-cell office:value-type="float" office:value="0.709922" calcext:value-type="float">
            <text:p>0.7099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64509" calcext:value-type="float">
            <text:p>-0.000564509</text:p>
          </table:table-cell>
        </table:table-row>
        <table:table-row table:style-name="ro1">
          <table:table-cell office:value-type="float" office:value="83.4237" calcext:value-type="float">
            <text:p>83.4237</text:p>
          </table:table-cell>
          <table:table-cell office:value-type="float" office:value="0.914261" calcext:value-type="float">
            <text:p>0.914261</text:p>
          </table:table-cell>
          <table:table-cell office:value-type="float" office:value="179.086" calcext:value-type="float">
            <text:p>179.086</text:p>
          </table:table-cell>
          <table:table-cell office:value-type="float" office:value="0.70978" calcext:value-type="float">
            <text:p>0.709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44536" calcext:value-type="float">
            <text:p>-0.000644536</text:p>
          </table:table-cell>
        </table:table-row>
        <table:table-row table:style-name="ro1">
          <table:table-cell office:value-type="float" office:value="83.5402" calcext:value-type="float">
            <text:p>83.5402</text:p>
          </table:table-cell>
          <table:table-cell office:value-type="float" office:value="0.913971" calcext:value-type="float">
            <text:p>0.913971</text:p>
          </table:table-cell>
          <table:table-cell office:value-type="float" office:value="179.086" calcext:value-type="float">
            <text:p>179.086</text:p>
          </table:table-cell>
          <table:table-cell office:value-type="float" office:value="0.709776" calcext:value-type="float">
            <text:p>0.7097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99398" calcext:value-type="float">
            <text:p>-0.000599398</text:p>
          </table:table-cell>
        </table:table-row>
        <table:table-row table:style-name="ro1">
          <table:table-cell office:value-type="float" office:value="83.6615" calcext:value-type="float">
            <text:p>83.6615</text:p>
          </table:table-cell>
          <table:table-cell office:value-type="float" office:value="0.913788" calcext:value-type="float">
            <text:p>0.913788</text:p>
          </table:table-cell>
          <table:table-cell office:value-type="float" office:value="179.086" calcext:value-type="float">
            <text:p>179.086</text:p>
          </table:table-cell>
          <table:table-cell office:value-type="float" office:value="0.709933" calcext:value-type="float">
            <text:p>0.7099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11059" calcext:value-type="float">
            <text:p>-0.000411059</text:p>
          </table:table-cell>
        </table:table-row>
        <table:table-row table:style-name="ro1">
          <table:table-cell office:value-type="float" office:value="83.7843" calcext:value-type="float">
            <text:p>83.7843</text:p>
          </table:table-cell>
          <table:table-cell office:value-type="float" office:value="0.913544" calcext:value-type="float">
            <text:p>0.913544</text:p>
          </table:table-cell>
          <table:table-cell office:value-type="float" office:value="179.086" calcext:value-type="float">
            <text:p>179.086</text:p>
          </table:table-cell>
          <table:table-cell office:value-type="float" office:value="0.709861" calcext:value-type="float">
            <text:p>0.7098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41694" calcext:value-type="float">
            <text:p>-0.000441694</text:p>
          </table:table-cell>
        </table:table-row>
        <table:table-row table:style-name="ro1">
          <table:table-cell office:value-type="float" office:value="83.9113" calcext:value-type="float">
            <text:p>83.9113</text:p>
          </table:table-cell>
          <table:table-cell office:value-type="float" office:value="0.913269" calcext:value-type="float">
            <text:p>0.913269</text:p>
          </table:table-cell>
          <table:table-cell office:value-type="float" office:value="179.087" calcext:value-type="float">
            <text:p>179.087</text:p>
          </table:table-cell>
          <table:table-cell office:value-type="float" office:value="0.709759" calcext:value-type="float">
            <text:p>0.7097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97008" calcext:value-type="float">
            <text:p>-0.000497008</text:p>
          </table:table-cell>
        </table:table-row>
        <table:table-row table:style-name="ro1">
          <table:table-cell office:value-type="float" office:value="84.0302" calcext:value-type="float">
            <text:p>84.0302</text:p>
          </table:table-cell>
          <table:table-cell office:value-type="float" office:value="0.91304" calcext:value-type="float">
            <text:p>0.91304</text:p>
          </table:table-cell>
          <table:table-cell office:value-type="float" office:value="179.087" calcext:value-type="float">
            <text:p>179.087</text:p>
          </table:table-cell>
          <table:table-cell office:value-type="float" office:value="0.70976" calcext:value-type="float">
            <text:p>0.709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6996" calcext:value-type="float">
            <text:p>-0.000456996</text:p>
          </table:table-cell>
        </table:table-row>
        <table:table-row table:style-name="ro1">
          <table:table-cell office:value-type="float" office:value="84.1464" calcext:value-type="float">
            <text:p>84.1464</text:p>
          </table:table-cell>
          <table:table-cell office:value-type="float" office:value="0.912796" calcext:value-type="float">
            <text:p>0.912796</text:p>
          </table:table-cell>
          <table:table-cell office:value-type="float" office:value="179.087" calcext:value-type="float">
            <text:p>179.087</text:p>
          </table:table-cell>
          <table:table-cell office:value-type="float" office:value="0.709718" calcext:value-type="float">
            <text:p>0.7097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57516" calcext:value-type="float">
            <text:p>-0.000457516</text:p>
          </table:table-cell>
        </table:table-row>
        <table:table-row table:style-name="ro1">
          <table:table-cell office:value-type="float" office:value="84.2653" calcext:value-type="float">
            <text:p>84.2653</text:p>
          </table:table-cell>
          <table:table-cell office:value-type="float" office:value="0.912582" calcext:value-type="float">
            <text:p>0.912582</text:p>
          </table:table-cell>
          <table:table-cell office:value-type="float" office:value="179.087" calcext:value-type="float">
            <text:p>179.087</text:p>
          </table:table-cell>
          <table:table-cell office:value-type="float" office:value="0.70971" calcext:value-type="float">
            <text:p>0.709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29177" calcext:value-type="float">
            <text:p>-0.000429177</text:p>
          </table:table-cell>
        </table:table-row>
        <table:table-row table:style-name="ro1">
          <table:table-cell office:value-type="float" office:value="84.3866" calcext:value-type="float">
            <text:p>84.3866</text:p>
          </table:table-cell>
          <table:table-cell office:value-type="float" office:value="0.91246" calcext:value-type="float">
            <text:p>0.91246</text:p>
          </table:table-cell>
          <table:table-cell office:value-type="float" office:value="179.088" calcext:value-type="float">
            <text:p>179.088</text:p>
          </table:table-cell>
          <table:table-cell office:value-type="float" office:value="0.709861" calcext:value-type="float">
            <text:p>0.7098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57303" calcext:value-type="float">
            <text:p>-0.000257303</text:p>
          </table:table-cell>
        </table:table-row>
        <table:table-row table:style-name="ro1">
          <table:table-cell office:value-type="float" office:value="84.5099" calcext:value-type="float">
            <text:p>84.5099</text:p>
          </table:table-cell>
          <table:table-cell office:value-type="float" office:value="0.912186" calcext:value-type="float">
            <text:p>0.912186</text:p>
          </table:table-cell>
          <table:table-cell office:value-type="float" office:value="179.088" calcext:value-type="float">
            <text:p>179.088</text:p>
          </table:table-cell>
          <table:table-cell office:value-type="float" office:value="0.709637" calcext:value-type="float">
            <text:p>0.7096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4637" calcext:value-type="float">
            <text:p>-0.000434637</text:p>
          </table:table-cell>
        </table:table-row>
        <table:table-row table:style-name="ro1">
          <table:table-cell office:value-type="float" office:value="84.6315" calcext:value-type="float">
            <text:p>84.6315</text:p>
          </table:table-cell>
          <table:table-cell office:value-type="float" office:value="0.91188" calcext:value-type="float">
            <text:p>0.91188</text:p>
          </table:table-cell>
          <table:table-cell office:value-type="float" office:value="179.088" calcext:value-type="float">
            <text:p>179.088</text:p>
          </table:table-cell>
          <table:table-cell office:value-type="float" office:value="0.709474" calcext:value-type="float">
            <text:p>0.7094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5578" calcext:value-type="float">
            <text:p>-0.000545578</text:p>
          </table:table-cell>
        </table:table-row>
        <table:table-row table:style-name="ro1">
          <table:table-cell office:value-type="float" office:value="84.7599" calcext:value-type="float">
            <text:p>84.7599</text:p>
          </table:table-cell>
          <table:table-cell office:value-type="float" office:value="0.911758" calcext:value-type="float">
            <text:p>0.911758</text:p>
          </table:table-cell>
          <table:table-cell office:value-type="float" office:value="179.088" calcext:value-type="float">
            <text:p>179.088</text:p>
          </table:table-cell>
          <table:table-cell office:value-type="float" office:value="0.709656" calcext:value-type="float">
            <text:p>0.7096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4261" calcext:value-type="float">
            <text:p>-0.00034261</text:p>
          </table:table-cell>
        </table:table-row>
        <table:table-row table:style-name="ro1">
          <table:table-cell office:value-type="float" office:value="84.8798" calcext:value-type="float">
            <text:p>84.8798</text:p>
          </table:table-cell>
          <table:table-cell office:value-type="float" office:value="0.911575" calcext:value-type="float">
            <text:p>0.911575</text:p>
          </table:table-cell>
          <table:table-cell office:value-type="float" office:value="179.088" calcext:value-type="float">
            <text:p>179.088</text:p>
          </table:table-cell>
          <table:table-cell office:value-type="float" office:value="0.709647" calcext:value-type="float">
            <text:p>0.7096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0423" calcext:value-type="float">
            <text:p>-0.000320423</text:p>
          </table:table-cell>
        </table:table-row>
        <table:table-row table:style-name="ro1">
          <table:table-cell office:value-type="float" office:value="85.0006" calcext:value-type="float">
            <text:p>85.0006</text:p>
          </table:table-cell>
          <table:table-cell office:value-type="float" office:value="0.911392" calcext:value-type="float">
            <text:p>0.911392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09621" calcext:value-type="float">
            <text:p>0.7096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1598" calcext:value-type="float">
            <text:p>-0.00031598</text:p>
          </table:table-cell>
        </table:table-row>
        <table:table-row table:style-name="ro1">
          <table:table-cell office:value-type="float" office:value="85.1234" calcext:value-type="float">
            <text:p>85.1234</text:p>
          </table:table-cell>
          <table:table-cell office:value-type="float" office:value="0.91124" calcext:value-type="float">
            <text:p>0.91124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09664" calcext:value-type="float">
            <text:p>0.7096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4636" calcext:value-type="float">
            <text:p>-0.00024636</text:p>
          </table:table-cell>
        </table:table-row>
        <table:table-row table:style-name="ro1">
          <table:table-cell office:value-type="float" office:value="85.245" calcext:value-type="float">
            <text:p>85.245</text:p>
          </table:table-cell>
          <table:table-cell office:value-type="float" office:value="0.911209" calcext:value-type="float">
            <text:p>0.911209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09774" calcext:value-type="float">
            <text:p>0.7097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1656" calcext:value-type="float">
            <text:p>-0.000131656</text:p>
          </table:table-cell>
        </table:table-row>
        <table:table-row table:style-name="ro1">
          <table:table-cell office:value-type="float" office:value="85.3663" calcext:value-type="float">
            <text:p>85.3663</text:p>
          </table:table-cell>
          <table:table-cell office:value-type="float" office:value="0.911026" calcext:value-type="float">
            <text:p>0.911026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09584" calcext:value-type="float">
            <text:p>0.7095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90659" calcext:value-type="float">
            <text:p>-0.000290659</text:p>
          </table:table-cell>
        </table:table-row>
        <table:table-row table:style-name="ro1">
          <table:table-cell office:value-type="float" office:value="85.4857" calcext:value-type="float">
            <text:p>85.4857</text:p>
          </table:table-cell>
          <table:table-cell office:value-type="float" office:value="0.910736" calcext:value-type="float">
            <text:p>0.910736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09351" calcext:value-type="float">
            <text:p>0.7093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454" calcext:value-type="float">
            <text:p>-0.00047454</text:p>
          </table:table-cell>
        </table:table-row>
        <table:table-row table:style-name="ro1">
          <table:table-cell office:value-type="float" office:value="85.6046" calcext:value-type="float">
            <text:p>85.6046</text:p>
          </table:table-cell>
          <table:table-cell office:value-type="float" office:value="0.910522" calcext:value-type="float">
            <text:p>0.910522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709352" calcext:value-type="float">
            <text:p>0.7093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6832" calcext:value-type="float">
            <text:p>-0.000436832</text:p>
          </table:table-cell>
        </table:table-row>
        <table:table-row table:style-name="ro1">
          <table:table-cell office:value-type="float" office:value="85.725" calcext:value-type="float">
            <text:p>85.725</text:p>
          </table:table-cell>
          <table:table-cell office:value-type="float" office:value="0.910217" calcext:value-type="float">
            <text:p>0.910217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0919" calcext:value-type="float">
            <text:p>0.709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46712" calcext:value-type="float">
            <text:p>-0.000546712</text:p>
          </table:table-cell>
        </table:table-row>
        <table:table-row table:style-name="ro1">
          <table:table-cell office:value-type="float" office:value="85.8485" calcext:value-type="float">
            <text:p>85.8485</text:p>
          </table:table-cell>
          <table:table-cell office:value-type="float" office:value="0.910095" calcext:value-type="float">
            <text:p>0.910095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09343" calcext:value-type="float">
            <text:p>0.7093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73494" calcext:value-type="float">
            <text:p>-0.000373494</text:p>
          </table:table-cell>
        </table:table-row>
        <table:table-row table:style-name="ro1">
          <table:table-cell office:value-type="float" office:value="85.9808" calcext:value-type="float">
            <text:p>85.9808</text:p>
          </table:table-cell>
          <table:table-cell office:value-type="float" office:value="0.909912" calcext:value-type="float">
            <text:p>0.909912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09357" calcext:value-type="float">
            <text:p>0.7093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8325" calcext:value-type="float">
            <text:p>-0.000328325</text:p>
          </table:table-cell>
        </table:table-row>
        <table:table-row table:style-name="ro1">
          <table:table-cell office:value-type="float" office:value="86.0961" calcext:value-type="float">
            <text:p>86.0961</text:p>
          </table:table-cell>
          <table:table-cell office:value-type="float" office:value="0.909821" calcext:value-type="float">
            <text:p>0.909821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09459" calcext:value-type="float">
            <text:p>0.7094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1041" calcext:value-type="float">
            <text:p>-0.00021041</text:p>
          </table:table-cell>
        </table:table-row>
        <table:table-row table:style-name="ro1">
          <table:table-cell office:value-type="float" office:value="86.222" calcext:value-type="float">
            <text:p>86.222</text:p>
          </table:table-cell>
          <table:table-cell office:value-type="float" office:value="0.909698" calcext:value-type="float">
            <text:p>0.909698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09471" calcext:value-type="float">
            <text:p>0.7094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77857" calcext:value-type="float">
            <text:p>-0.000177857</text:p>
          </table:table-cell>
        </table:table-row>
        <table:table-row table:style-name="ro1">
          <table:table-cell office:value-type="float" office:value="86.3417" calcext:value-type="float">
            <text:p>86.3417</text:p>
          </table:table-cell>
          <table:table-cell office:value-type="float" office:value="0.909576" calcext:value-type="float">
            <text:p>0.909576</text:p>
          </table:table-cell>
          <table:table-cell office:value-type="float" office:value="179.09" calcext:value-type="float">
            <text:p>179.09</text:p>
          </table:table-cell>
          <table:table-cell office:value-type="float" office:value="0.709416" calcext:value-type="float">
            <text:p>0.70941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1184" calcext:value-type="float">
            <text:p>-0.00021184</text:p>
          </table:table-cell>
        </table:table-row>
        <table:table-row table:style-name="ro1">
          <table:table-cell office:value-type="float" office:value="86.4633" calcext:value-type="float">
            <text:p>86.4633</text:p>
          </table:table-cell>
          <table:table-cell office:value-type="float" office:value="0.909363" calcext:value-type="float">
            <text:p>0.909363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245" calcext:value-type="float">
            <text:p>0.7092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46279" calcext:value-type="float">
            <text:p>-0.000346279</text:p>
          </table:table-cell>
        </table:table-row>
        <table:table-row table:style-name="ro1">
          <table:table-cell office:value-type="float" office:value="86.5851" calcext:value-type="float">
            <text:p>86.5851</text:p>
          </table:table-cell>
          <table:table-cell office:value-type="float" office:value="0.90918" calcext:value-type="float">
            <text:p>0.90918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236" calcext:value-type="float">
            <text:p>0.7092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24672" calcext:value-type="float">
            <text:p>-0.000324672</text:p>
          </table:table-cell>
        </table:table-row>
        <table:table-row table:style-name="ro1">
          <table:table-cell office:value-type="float" office:value="86.7142" calcext:value-type="float">
            <text:p>86.7142</text:p>
          </table:table-cell>
          <table:table-cell office:value-type="float" office:value="0.909058" calcext:value-type="float">
            <text:p>0.909058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276" calcext:value-type="float">
            <text:p>0.7092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63608" calcext:value-type="float">
            <text:p>-0.000263608</text:p>
          </table:table-cell>
        </table:table-row>
        <table:table-row table:style-name="ro1">
          <table:table-cell office:value-type="float" office:value="86.8414" calcext:value-type="float">
            <text:p>86.8414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378" calcext:value-type="float">
            <text:p>0.7093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51075" calcext:value-type="float">
            <text:p>-0.000151075</text:p>
          </table:table-cell>
        </table:table-row>
        <table:table-row table:style-name="ro1">
          <table:table-cell office:value-type="float" office:value="86.9581" calcext:value-type="float">
            <text:p>86.9581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48" calcext:value-type="float">
            <text:p>0.709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490143" calcext:value-type="float">
            <text:p>-0.0000490143</text:p>
          </table:table-cell>
        </table:table-row>
        <table:table-row table:style-name="ro1">
          <table:table-cell office:value-type="float" office:value="87.0741" calcext:value-type="float">
            <text:p>87.0741</text:p>
          </table:table-cell>
          <table:table-cell office:value-type="float" office:value="0.908875" calcext:value-type="float">
            <text:p>0.908875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378" calcext:value-type="float">
            <text:p>0.7093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0438" calcext:value-type="float">
            <text:p>-0.000130438</text:p>
          </table:table-cell>
        </table:table-row>
        <table:table-row table:style-name="ro1">
          <table:table-cell office:value-type="float" office:value="87.1876" calcext:value-type="float">
            <text:p>87.1876</text:p>
          </table:table-cell>
          <table:table-cell office:value-type="float" office:value="0.908752" calcext:value-type="float">
            <text:p>0.908752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335" calcext:value-type="float">
            <text:p>0.7093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52705" calcext:value-type="float">
            <text:p>-0.000152705</text:p>
          </table:table-cell>
        </table:table-row>
        <table:table-row table:style-name="ro1">
          <table:table-cell office:value-type="float" office:value="87.3051" calcext:value-type="float">
            <text:p>87.3051</text:p>
          </table:table-cell>
          <table:table-cell office:value-type="float" office:value="0.908752" calcext:value-type="float">
            <text:p>0.908752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438" calcext:value-type="float">
            <text:p>0.7094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498658" calcext:value-type="float">
            <text:p>-0.0000498658</text:p>
          </table:table-cell>
        </table:table-row>
        <table:table-row table:style-name="ro1">
          <table:table-cell office:value-type="float" office:value="87.4281" calcext:value-type="float">
            <text:p>87.4281</text:p>
          </table:table-cell>
          <table:table-cell office:value-type="float" office:value="0.90863" calcext:value-type="float">
            <text:p>0.90863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265" calcext:value-type="float">
            <text:p>0.7092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02059" calcext:value-type="float">
            <text:p>-0.000202059</text:p>
          </table:table-cell>
        </table:table-row>
        <table:table-row table:style-name="ro1">
          <table:table-cell office:value-type="float" office:value="87.545" calcext:value-type="float">
            <text:p>87.545</text:p>
          </table:table-cell>
          <table:table-cell office:value-type="float" office:value="0.908524" calcext:value-type="float">
            <text:p>0.908524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243" calcext:value-type="float">
            <text:p>0.7092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05934" calcext:value-type="float">
            <text:p>-0.000205934</text:p>
          </table:table-cell>
        </table:table-row>
        <table:table-row table:style-name="ro1">
          <table:table-cell office:value-type="float" office:value="87.6625" calcext:value-type="float">
            <text:p>87.6625</text:p>
          </table:table-cell>
          <table:table-cell office:value-type="float" office:value="0.908432" calcext:value-type="float">
            <text:p>0.908432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24" calcext:value-type="float">
            <text:p>0.709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93599" calcext:value-type="float">
            <text:p>-0.000193599</text:p>
          </table:table-cell>
        </table:table-row>
        <table:table-row table:style-name="ro1">
          <table:table-cell office:value-type="float" office:value="87.777" calcext:value-type="float">
            <text:p>87.777</text:p>
          </table:table-cell>
          <table:table-cell office:value-type="float" office:value="0.908478" calcext:value-type="float">
            <text:p>0.908478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421" calcext:value-type="float">
            <text:p>0.7094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202517" calcext:value-type="float">
            <text:p>-0.0000202517</text:p>
          </table:table-cell>
        </table:table-row>
        <table:table-row table:style-name="ro1">
          <table:table-cell office:value-type="float" office:value="87.8929" calcext:value-type="float">
            <text:p>87.8929</text:p>
          </table:table-cell>
          <table:table-cell office:value-type="float" office:value="0.908478" calcext:value-type="float">
            <text:p>0.908478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473" calcext:value-type="float">
            <text:p>0.7094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320753" calcext:value-type="float">
            <text:p>0.0000320753</text:p>
          </table:table-cell>
        </table:table-row>
        <table:table-row table:style-name="ro1">
          <table:table-cell office:value-type="float" office:value="88.0135" calcext:value-type="float">
            <text:p>88.0135</text:p>
          </table:table-cell>
          <table:table-cell office:value-type="float" office:value="0.908295" calcext:value-type="float">
            <text:p>0.908295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264" calcext:value-type="float">
            <text:p>0.7092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6471" calcext:value-type="float">
            <text:p>-0.000146471</text:p>
          </table:table-cell>
        </table:table-row>
        <table:table-row table:style-name="ro1">
          <table:table-cell office:value-type="float" office:value="88.1288" calcext:value-type="float">
            <text:p>88.1288</text:p>
          </table:table-cell>
          <table:table-cell office:value-type="float" office:value="0.908051" calcext:value-type="float">
            <text:p>0.908051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052" calcext:value-type="float">
            <text:p>0.7090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1636" calcext:value-type="float">
            <text:p>-0.00031636</text:p>
          </table:table-cell>
        </table:table-row>
        <table:table-row table:style-name="ro1">
          <table:table-cell office:value-type="float" office:value="88.246" calcext:value-type="float">
            <text:p>88.246</text:p>
          </table:table-cell>
          <table:table-cell office:value-type="float" office:value="0.908096" calcext:value-type="float">
            <text:p>0.908096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17" calcext:value-type="float">
            <text:p>0.7093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598261" calcext:value-type="float">
            <text:p>-0.0000598261</text:p>
          </table:table-cell>
        </table:table-row>
        <table:table-row table:style-name="ro1">
          <table:table-cell office:value-type="float" office:value="88.3607" calcext:value-type="float">
            <text:p>88.3607</text:p>
          </table:table-cell>
          <table:table-cell office:value-type="float" office:value="0.908096" calcext:value-type="float">
            <text:p>0.908096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57" calcext:value-type="float">
            <text:p>0.7093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190178" calcext:value-type="float">
            <text:p>-0.0000190178</text:p>
          </table:table-cell>
        </table:table-row>
        <table:table-row table:style-name="ro1">
          <table:table-cell office:value-type="float" office:value="88.4784" calcext:value-type="float">
            <text:p>88.4784</text:p>
          </table:table-cell>
          <table:table-cell office:value-type="float" office:value="0.908096" calcext:value-type="float">
            <text:p>0.908096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7" calcext:value-type="float">
            <text:p>0.709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0623108" calcext:value-type="float">
            <text:p>-0.00000623108</text:p>
          </table:table-cell>
        </table:table-row>
        <table:table-row table:style-name="ro1">
          <table:table-cell office:value-type="float" office:value="88.5956" calcext:value-type="float">
            <text:p>88.5956</text:p>
          </table:table-cell>
          <table:table-cell office:value-type="float" office:value="0.908096" calcext:value-type="float">
            <text:p>0.908096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74" calcext:value-type="float">
            <text:p>0.7093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0203166" calcext:value-type="float">
            <text:p>-0.00000203166</text:p>
          </table:table-cell>
        </table:table-row>
        <table:table-row table:style-name="ro1">
          <table:table-cell office:value-type="float" office:value="88.7118" calcext:value-type="float">
            <text:p>88.7118</text:p>
          </table:table-cell>
          <table:table-cell office:value-type="float" office:value="0.908035" calcext:value-type="float">
            <text:p>0.908035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266" calcext:value-type="float">
            <text:p>0.7092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98176" calcext:value-type="float">
            <text:p>-0.0000998176</text:p>
          </table:table-cell>
        </table:table-row>
        <table:table-row table:style-name="ro1">
          <table:table-cell office:value-type="float" office:value="88.8287" calcext:value-type="float">
            <text:p>88.8287</text:p>
          </table:table-cell>
          <table:table-cell office:value-type="float" office:value="0.908035" calcext:value-type="float">
            <text:p>0.908035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34" calcext:value-type="float">
            <text:p>0.7093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324568" calcext:value-type="float">
            <text:p>-0.0000324568</text:p>
          </table:table-cell>
        </table:table-row>
        <table:table-row table:style-name="ro1">
          <table:table-cell office:value-type="float" office:value="88.9479" calcext:value-type="float">
            <text:p>88.9479</text:p>
          </table:table-cell>
          <table:table-cell office:value-type="float" office:value="0.908035" calcext:value-type="float">
            <text:p>0.908035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55" calcext:value-type="float">
            <text:p>0.7093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107888" calcext:value-type="float">
            <text:p>-0.0000107888</text:p>
          </table:table-cell>
        </table:table-row>
        <table:table-row table:style-name="ro1">
          <table:table-cell office:value-type="float" office:value="89.0677" calcext:value-type="float">
            <text:p>89.0677</text:p>
          </table:table-cell>
          <table:table-cell office:value-type="float" office:value="0.908157" calcext:value-type="float">
            <text:p>0.908157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535" calcext:value-type="float">
            <text:p>0.7095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4868" calcext:value-type="float">
            <text:p>0.00014868</text:p>
          </table:table-cell>
        </table:table-row>
        <table:table-row table:style-name="ro1">
          <table:table-cell office:value-type="float" office:value="89.1862" calcext:value-type="float">
            <text:p>89.1862</text:p>
          </table:table-cell>
          <table:table-cell office:value-type="float" office:value="0.908173" calcext:value-type="float">
            <text:p>0.908173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453" calcext:value-type="float">
            <text:p>0.7094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633955" calcext:value-type="float">
            <text:p>0.0000633955</text:p>
          </table:table-cell>
        </table:table-row>
        <table:table-row table:style-name="ro1">
          <table:table-cell office:value-type="float" office:value="89.3063" calcext:value-type="float">
            <text:p>89.3063</text:p>
          </table:table-cell>
          <table:table-cell office:value-type="float" office:value="0.908173" calcext:value-type="float">
            <text:p>0.908173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411" calcext:value-type="float">
            <text:p>0.7094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212727" calcext:value-type="float">
            <text:p>0.0000212727</text:p>
          </table:table-cell>
        </table:table-row>
        <table:table-row table:style-name="ro1">
          <table:table-cell office:value-type="float" office:value="89.4242" calcext:value-type="float">
            <text:p>89.4242</text:p>
          </table:table-cell>
          <table:table-cell office:value-type="float" office:value="0.908112" calcext:value-type="float">
            <text:p>0.908112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29" calcext:value-type="float">
            <text:p>0.709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890065" calcext:value-type="float">
            <text:p>-0.0000890065</text:p>
          </table:table-cell>
        </table:table-row>
        <table:table-row table:style-name="ro1">
          <table:table-cell office:value-type="float" office:value="89.5406" calcext:value-type="float">
            <text:p>89.5406</text:p>
          </table:table-cell>
          <table:table-cell office:value-type="float" office:value="0.908112" calcext:value-type="float">
            <text:p>0.908112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5" calcext:value-type="float">
            <text:p>0.709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288019" calcext:value-type="float">
            <text:p>-0.0000288019</text:p>
          </table:table-cell>
        </table:table-row>
        <table:table-row table:style-name="ro1">
          <table:table-cell office:value-type="float" office:value="89.6564" calcext:value-type="float">
            <text:p>89.6564</text:p>
          </table:table-cell>
          <table:table-cell office:value-type="float" office:value="0.908203" calcext:value-type="float">
            <text:p>0.908203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491" calcext:value-type="float">
            <text:p>0.7094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963673" calcext:value-type="float">
            <text:p>0.0000963673</text:p>
          </table:table-cell>
        </table:table-row>
        <table:table-row table:style-name="ro1">
          <table:table-cell office:value-type="float" office:value="89.7714" calcext:value-type="float">
            <text:p>89.7714</text:p>
          </table:table-cell>
          <table:table-cell office:value-type="float" office:value="0.908142" calcext:value-type="float">
            <text:p>0.908142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16" calcext:value-type="float">
            <text:p>0.70931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81206" calcext:value-type="float">
            <text:p>-0.0000681206</text:p>
          </table:table-cell>
        </table:table-row>
        <table:table-row table:style-name="ro1">
          <table:table-cell office:value-type="float" office:value="89.8859" calcext:value-type="float">
            <text:p>89.8859</text:p>
          </table:table-cell>
          <table:table-cell office:value-type="float" office:value="0.908188" calcext:value-type="float">
            <text:p>0.908188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414" calcext:value-type="float">
            <text:p>0.7094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217725" calcext:value-type="float">
            <text:p>0.0000217725</text:p>
          </table:table-cell>
        </table:table-row>
        <table:table-row table:style-name="ro1">
          <table:table-cell office:value-type="float" office:value="90.0123" calcext:value-type="float">
            <text:p>90.0123</text:p>
          </table:table-cell>
          <table:table-cell office:value-type="float" office:value="0.908066" calcext:value-type="float">
            <text:p>0.908066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231" calcext:value-type="float">
            <text:p>0.7092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39932" calcext:value-type="float">
            <text:p>-0.000139932</text:p>
          </table:table-cell>
        </table:table-row>
        <table:table-row table:style-name="ro1">
          <table:table-cell office:value-type="float" office:value="90.1285" calcext:value-type="float">
            <text:p>90.1285</text:p>
          </table:table-cell>
          <table:table-cell office:value-type="float" office:value="0.908066" calcext:value-type="float">
            <text:p>0.908066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279" calcext:value-type="float">
            <text:p>0.7092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917418" calcext:value-type="float">
            <text:p>-0.0000917418</text:p>
          </table:table-cell>
        </table:table-row>
        <table:table-row table:style-name="ro1">
          <table:table-cell office:value-type="float" office:value="90.2491" calcext:value-type="float">
            <text:p>90.2491</text:p>
          </table:table-cell>
          <table:table-cell office:value-type="float" office:value="0.908066" calcext:value-type="float">
            <text:p>0.908066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4" calcext:value-type="float">
            <text:p>0.709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309221" calcext:value-type="float">
            <text:p>-0.0000309221</text:p>
          </table:table-cell>
        </table:table-row>
        <table:table-row table:style-name="ro1">
          <table:table-cell office:value-type="float" office:value="90.3722" calcext:value-type="float">
            <text:p>90.3722</text:p>
          </table:table-cell>
          <table:table-cell office:value-type="float" office:value="0.908127" calcext:value-type="float">
            <text:p>0.908127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427" calcext:value-type="float">
            <text:p>0.70942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454144" calcext:value-type="float">
            <text:p>0.0000454144</text:p>
          </table:table-cell>
        </table:table-row>
        <table:table-row table:style-name="ro1">
          <table:table-cell office:value-type="float" office:value="90.4974" calcext:value-type="float">
            <text:p>90.4974</text:p>
          </table:table-cell>
          <table:table-cell office:value-type="float" office:value="0.90831" calcext:value-type="float">
            <text:p>0.90831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20642" calcext:value-type="float">
            <text:p>0.000220642</text:p>
          </table:table-cell>
        </table:table-row>
        <table:table-row table:style-name="ro1">
          <table:table-cell office:value-type="float" office:value="90.621" calcext:value-type="float">
            <text:p>90.621</text:p>
          </table:table-cell>
          <table:table-cell office:value-type="float" office:value="0.908432" calcext:value-type="float">
            <text:p>0.908432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695" calcext:value-type="float">
            <text:p>0.7096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61835" calcext:value-type="float">
            <text:p>0.000261835</text:p>
          </table:table-cell>
        </table:table-row>
        <table:table-row table:style-name="ro1">
          <table:table-cell office:value-type="float" office:value="90.7469" calcext:value-type="float">
            <text:p>90.7469</text:p>
          </table:table-cell>
          <table:table-cell office:value-type="float" office:value="0.908432" calcext:value-type="float">
            <text:p>0.908432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526" calcext:value-type="float">
            <text:p>0.7095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926174" calcext:value-type="float">
            <text:p>0.0000926174</text:p>
          </table:table-cell>
        </table:table-row>
        <table:table-row table:style-name="ro1">
          <table:table-cell office:value-type="float" office:value="90.8732" calcext:value-type="float">
            <text:p>90.8732</text:p>
          </table:table-cell>
          <table:table-cell office:value-type="float" office:value="0.908493" calcext:value-type="float">
            <text:p>0.908493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571" calcext:value-type="float">
            <text:p>0.7095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26719" calcext:value-type="float">
            <text:p>0.000126719</text:p>
          </table:table-cell>
        </table:table-row>
        <table:table-row table:style-name="ro1">
          <table:table-cell office:value-type="float" office:value="90.9906" calcext:value-type="float">
            <text:p>90.9906</text:p>
          </table:table-cell>
          <table:table-cell office:value-type="float" office:value="0.908554" calcext:value-type="float">
            <text:p>0.908554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55" calcext:value-type="float">
            <text:p>0.709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956901" calcext:value-type="float">
            <text:p>0.0000956901</text:p>
          </table:table-cell>
        </table:table-row>
        <table:table-row table:style-name="ro1">
          <table:table-cell office:value-type="float" office:value="91.1093" calcext:value-type="float">
            <text:p>91.1093</text:p>
          </table:table-cell>
          <table:table-cell office:value-type="float" office:value="0.908493" calcext:value-type="float">
            <text:p>0.908493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938" calcext:value-type="float">
            <text:p>0.709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34518" calcext:value-type="float">
            <text:p>-0.0000634518</text:p>
          </table:table-cell>
        </table:table-row>
        <table:table-row table:style-name="ro1">
          <table:table-cell office:value-type="float" office:value="91.2296" calcext:value-type="float">
            <text:p>91.2296</text:p>
          </table:table-cell>
          <table:table-cell office:value-type="float" office:value="0.90863" calcext:value-type="float">
            <text:p>0.90863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622" calcext:value-type="float">
            <text:p>0.7096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54557" calcext:value-type="float">
            <text:p>0.000154557</text:p>
          </table:table-cell>
        </table:table-row>
        <table:table-row table:style-name="ro1">
          <table:table-cell office:value-type="float" office:value="91.35" calcext:value-type="float">
            <text:p>91.35</text:p>
          </table:table-cell>
          <table:table-cell office:value-type="float" office:value="0.908875" calcext:value-type="float">
            <text:p>0.908875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823" calcext:value-type="float">
            <text:p>0.7098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13868" calcext:value-type="float">
            <text:p>0.000313868</text:p>
          </table:table-cell>
        </table:table-row>
        <table:table-row table:style-name="ro1">
          <table:table-cell office:value-type="float" office:value="91.4725" calcext:value-type="float">
            <text:p>91.4725</text:p>
          </table:table-cell>
          <table:table-cell office:value-type="float" office:value="0.908997" calcext:value-type="float">
            <text:p>0.908997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787" calcext:value-type="float">
            <text:p>0.7097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58058" calcext:value-type="float">
            <text:p>0.000258058</text:p>
          </table:table-cell>
        </table:table-row>
        <table:table-row table:style-name="ro1">
          <table:table-cell office:value-type="float" office:value="91.5944" calcext:value-type="float">
            <text:p>91.5944</text:p>
          </table:table-cell>
          <table:table-cell office:value-type="float" office:value="0.909058" calcext:value-type="float">
            <text:p>0.909058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639" calcext:value-type="float">
            <text:p>0.7096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989476" calcext:value-type="float">
            <text:p>0.0000989476</text:p>
          </table:table-cell>
        </table:table-row>
        <table:table-row table:style-name="ro1">
          <table:table-cell office:value-type="float" office:value="91.7159" calcext:value-type="float">
            <text:p>91.7159</text:p>
          </table:table-cell>
          <table:table-cell office:value-type="float" office:value="0.909119" calcext:value-type="float">
            <text:p>0.909119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679" calcext:value-type="float">
            <text:p>0.7096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2874" calcext:value-type="float">
            <text:p>0.00012874</text:p>
          </table:table-cell>
        </table:table-row>
        <table:table-row table:style-name="ro1">
          <table:table-cell office:value-type="float" office:value="91.8387" calcext:value-type="float">
            <text:p>91.8387</text:p>
          </table:table-cell>
          <table:table-cell office:value-type="float" office:value="0.909134" calcext:value-type="float">
            <text:p>0.909134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621" calcext:value-type="float">
            <text:p>0.7096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68275" calcext:value-type="float">
            <text:p>0.000068275</text:p>
          </table:table-cell>
        </table:table-row>
        <table:table-row table:style-name="ro1">
          <table:table-cell office:value-type="float" office:value="91.962" calcext:value-type="float">
            <text:p>91.962</text:p>
          </table:table-cell>
          <table:table-cell office:value-type="float" office:value="0.909073" calcext:value-type="float">
            <text:p>0.909073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51" calcext:value-type="float">
            <text:p>0.709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326056" calcext:value-type="float">
            <text:p>-0.0000326056</text:p>
          </table:table-cell>
        </table:table-row>
        <table:table-row table:style-name="ro1">
          <table:table-cell office:value-type="float" office:value="92.0836" calcext:value-type="float">
            <text:p>92.0836</text:p>
          </table:table-cell>
          <table:table-cell office:value-type="float" office:value="0.909073" calcext:value-type="float">
            <text:p>0.909073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531" calcext:value-type="float">
            <text:p>0.7095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110224" calcext:value-type="float">
            <text:p>-0.0000110224</text:p>
          </table:table-cell>
        </table:table-row>
        <table:table-row table:style-name="ro1">
          <table:table-cell office:value-type="float" office:value="92.1971" calcext:value-type="float">
            <text:p>92.1971</text:p>
          </table:table-cell>
          <table:table-cell office:value-type="float" office:value="0.909134" calcext:value-type="float">
            <text:p>0.909134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520914" calcext:value-type="float">
            <text:p>0.0000520914</text:p>
          </table:table-cell>
        </table:table-row>
        <table:table-row table:style-name="ro1">
          <table:table-cell office:value-type="float" office:value="92.3116" calcext:value-type="float">
            <text:p>92.3116</text:p>
          </table:table-cell>
          <table:table-cell office:value-type="float" office:value="0.909134" calcext:value-type="float">
            <text:p>0.909134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569" calcext:value-type="float">
            <text:p>0.7095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16519" calcext:value-type="float">
            <text:p>0.000016519</text:p>
          </table:table-cell>
        </table:table-row>
        <table:table-row table:style-name="ro1">
          <table:table-cell office:value-type="float" office:value="92.4269" calcext:value-type="float">
            <text:p>92.4269</text:p>
          </table:table-cell>
          <table:table-cell office:value-type="float" office:value="0.908859" calcext:value-type="float">
            <text:p>0.908859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193" calcext:value-type="float">
            <text:p>0.7091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312688" calcext:value-type="float">
            <text:p>-0.000312688</text:p>
          </table:table-cell>
        </table:table-row>
        <table:table-row table:style-name="ro1">
          <table:table-cell office:value-type="float" office:value="92.5431" calcext:value-type="float">
            <text:p>92.5431</text:p>
          </table:table-cell>
          <table:table-cell office:value-type="float" office:value="0.908615" calcext:value-type="float">
            <text:p>0.908615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709054" calcext:value-type="float">
            <text:p>0.7090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10938" calcext:value-type="float">
            <text:p>-0.000410938</text:p>
          </table:table-cell>
        </table:table-row>
        <table:table-row table:style-name="ro1">
          <table:table-cell office:value-type="float" office:value="92.6605" calcext:value-type="float">
            <text:p>92.6605</text:p>
          </table:table-cell>
          <table:table-cell office:value-type="float" office:value="0.908218" calcext:value-type="float">
            <text:p>0.908218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8784" calcext:value-type="float">
            <text:p>0.7087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12961" calcext:value-type="float">
            <text:p>-0.000612961</text:p>
          </table:table-cell>
        </table:table-row>
        <table:table-row table:style-name="ro1">
          <table:table-cell office:value-type="float" office:value="92.7789" calcext:value-type="float">
            <text:p>92.7789</text:p>
          </table:table-cell>
          <table:table-cell office:value-type="float" office:value="0.90773" calcext:value-type="float">
            <text:p>0.90773</text:p>
          </table:table-cell>
          <table:table-cell office:value-type="float" office:value="179.092" calcext:value-type="float">
            <text:p>179.092</text:p>
          </table:table-cell>
          <table:table-cell office:value-type="float" office:value="0.708498" calcext:value-type="float">
            <text:p>0.7084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15681" calcext:value-type="float">
            <text:p>-0.000815681</text:p>
          </table:table-cell>
        </table:table-row>
        <table:table-row table:style-name="ro1">
          <table:table-cell office:value-type="float" office:value="92.8956" calcext:value-type="float">
            <text:p>92.8956</text:p>
          </table:table-cell>
          <table:table-cell office:value-type="float" office:value="0.907242" calcext:value-type="float">
            <text:p>0.907242</text:p>
          </table:table-cell>
          <table:table-cell office:value-type="float" office:value="179.093" calcext:value-type="float">
            <text:p>179.093</text:p>
          </table:table-cell>
          <table:table-cell office:value-type="float" office:value="0.708348" calcext:value-type="float">
            <text:p>0.7083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883133" calcext:value-type="float">
            <text:p>-0.000883133</text:p>
          </table:table-cell>
        </table:table-row>
        <table:table-row table:style-name="ro1">
          <table:table-cell office:value-type="float" office:value="93.014" calcext:value-type="float">
            <text:p>93.014</text:p>
          </table:table-cell>
          <table:table-cell office:value-type="float" office:value="0.906754" calcext:value-type="float">
            <text:p>0.906754</text:p>
          </table:table-cell>
          <table:table-cell office:value-type="float" office:value="179.093" calcext:value-type="float">
            <text:p>179.093</text:p>
          </table:table-cell>
          <table:table-cell office:value-type="float" office:value="0.708204" calcext:value-type="float">
            <text:p>0.70820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44071" calcext:value-type="float">
            <text:p>-0.000944071</text:p>
          </table:table-cell>
        </table:table-row>
        <table:table-row table:style-name="ro1">
          <table:table-cell office:value-type="float" office:value="93.1302" calcext:value-type="float">
            <text:p>93.1302</text:p>
          </table:table-cell>
          <table:table-cell office:value-type="float" office:value="0.906082" calcext:value-type="float">
            <text:p>0.906082</text:p>
          </table:table-cell>
          <table:table-cell office:value-type="float" office:value="179.094" calcext:value-type="float">
            <text:p>179.094</text:p>
          </table:table-cell>
          <table:table-cell office:value-type="float" office:value="0.7079" calcext:value-type="float">
            <text:p>0.70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13401" calcext:value-type="float">
            <text:p>-0.00113401</text:p>
          </table:table-cell>
        </table:table-row>
        <table:table-row table:style-name="ro1">
          <table:table-cell office:value-type="float" office:value="93.2504" calcext:value-type="float">
            <text:p>93.2504</text:p>
          </table:table-cell>
          <table:table-cell office:value-type="float" office:value="0.905151" calcext:value-type="float">
            <text:p>0.905151</text:p>
          </table:table-cell>
          <table:table-cell office:value-type="float" office:value="179.095" calcext:value-type="float">
            <text:p>179.095</text:p>
          </table:table-cell>
          <table:table-cell office:value-type="float" office:value="0.707322" calcext:value-type="float">
            <text:p>0.7073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55427" calcext:value-type="float">
            <text:p>-0.00155427</text:p>
          </table:table-cell>
        </table:table-row>
        <table:table-row table:style-name="ro1">
          <table:table-cell office:value-type="float" office:value="93.3649" calcext:value-type="float">
            <text:p>93.3649</text:p>
          </table:table-cell>
          <table:table-cell office:value-type="float" office:value="0.904297" calcext:value-type="float">
            <text:p>0.904297</text:p>
          </table:table-cell>
          <table:table-cell office:value-type="float" office:value="179.096" calcext:value-type="float">
            <text:p>179.096</text:p>
          </table:table-cell>
          <table:table-cell office:value-type="float" office:value="0.707103" calcext:value-type="float">
            <text:p>0.70710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62702" calcext:value-type="float">
            <text:p>-0.00162702</text:p>
          </table:table-cell>
        </table:table-row>
        <table:table-row table:style-name="ro1">
          <table:table-cell office:value-type="float" office:value="93.4786" calcext:value-type="float">
            <text:p>93.4786</text:p>
          </table:table-cell>
          <table:table-cell office:value-type="float" office:value="0.903244" calcext:value-type="float">
            <text:p>0.903244</text:p>
          </table:table-cell>
          <table:table-cell office:value-type="float" office:value="179.097" calcext:value-type="float">
            <text:p>179.097</text:p>
          </table:table-cell>
          <table:table-cell office:value-type="float" office:value="0.706671" calcext:value-type="float">
            <text:p>0.7066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8807" calcext:value-type="float">
            <text:p>-0.0018807</text:p>
          </table:table-cell>
        </table:table-row>
        <table:table-row table:style-name="ro1">
          <table:table-cell office:value-type="float" office:value="93.5919" calcext:value-type="float">
            <text:p>93.5919</text:p>
          </table:table-cell>
          <table:table-cell office:value-type="float" office:value="0.90213" calcext:value-type="float">
            <text:p>0.90213</text:p>
          </table:table-cell>
          <table:table-cell office:value-type="float" office:value="179.098" calcext:value-type="float">
            <text:p>179.098</text:p>
          </table:table-cell>
          <table:table-cell office:value-type="float" office:value="0.706333" calcext:value-type="float">
            <text:p>0.7063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02913" calcext:value-type="float">
            <text:p>-0.00202913</text:p>
          </table:table-cell>
        </table:table-row>
        <table:table-row table:style-name="ro1">
          <table:table-cell office:value-type="float" office:value="93.7086" calcext:value-type="float">
            <text:p>93.7086</text:p>
          </table:table-cell>
          <table:table-cell office:value-type="float" office:value="0.900894" calcext:value-type="float">
            <text:p>0.900894</text:p>
          </table:table-cell>
          <table:table-cell office:value-type="float" office:value="179.099" calcext:value-type="float">
            <text:p>179.099</text:p>
          </table:table-cell>
          <table:table-cell office:value-type="float" office:value="0.705904" calcext:value-type="float">
            <text:p>0.70590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24805" calcext:value-type="float">
            <text:p>-0.00224805</text:p>
          </table:table-cell>
        </table:table-row>
        <table:table-row table:style-name="ro1">
          <table:table-cell office:value-type="float" office:value="93.8363" calcext:value-type="float">
            <text:p>93.8363</text:p>
          </table:table-cell>
          <table:table-cell office:value-type="float" office:value="0.899292" calcext:value-type="float">
            <text:p>0.899292</text:p>
          </table:table-cell>
          <table:table-cell office:value-type="float" office:value="179.101" calcext:value-type="float">
            <text:p>179.101</text:p>
          </table:table-cell>
          <table:table-cell office:value-type="float" office:value="0.705196" calcext:value-type="float">
            <text:p>0.7051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68348" calcext:value-type="float">
            <text:p>-0.00268348</text:p>
          </table:table-cell>
        </table:table-row>
        <table:table-row table:style-name="ro1">
          <table:table-cell office:value-type="float" office:value="93.954" calcext:value-type="float">
            <text:p>93.954</text:p>
          </table:table-cell>
          <table:table-cell office:value-type="float" office:value="0.897659" calcext:value-type="float">
            <text:p>0.897659</text:p>
          </table:table-cell>
          <table:table-cell office:value-type="float" office:value="179.102" calcext:value-type="float">
            <text:p>179.102</text:p>
          </table:table-cell>
          <table:table-cell office:value-type="float" office:value="0.70468" calcext:value-type="float">
            <text:p>0.704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92181" calcext:value-type="float">
            <text:p>-0.00292181</text:p>
          </table:table-cell>
        </table:table-row>
        <table:table-row table:style-name="ro1">
          <table:table-cell office:value-type="float" office:value="94.0861" calcext:value-type="float">
            <text:p>94.0861</text:p>
          </table:table-cell>
          <table:table-cell office:value-type="float" office:value="0.895813" calcext:value-type="float">
            <text:p>0.895813</text:p>
          </table:table-cell>
          <table:table-cell office:value-type="float" office:value="179.104" calcext:value-type="float">
            <text:p>179.104</text:p>
          </table:table-cell>
          <table:table-cell office:value-type="float" office:value="0.703975" calcext:value-type="float">
            <text:p>0.7039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3134" calcext:value-type="float">
            <text:p>-0.0033134</text:p>
          </table:table-cell>
        </table:table-row>
        <table:table-row table:style-name="ro1">
          <table:table-cell office:value-type="float" office:value="94.2069" calcext:value-type="float">
            <text:p>94.2069</text:p>
          </table:table-cell>
          <table:table-cell office:value-type="float" office:value="0.893906" calcext:value-type="float">
            <text:p>0.893906</text:p>
          </table:table-cell>
          <table:table-cell office:value-type="float" office:value="179.106" calcext:value-type="float">
            <text:p>179.106</text:p>
          </table:table-cell>
          <table:table-cell office:value-type="float" office:value="0.703471" calcext:value-type="float">
            <text:p>0.7034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49315" calcext:value-type="float">
            <text:p>-0.00349315</text:p>
          </table:table-cell>
        </table:table-row>
        <table:table-row table:style-name="ro1">
          <table:table-cell office:value-type="float" office:value="94.3319" calcext:value-type="float">
            <text:p>94.3319</text:p>
          </table:table-cell>
          <table:table-cell office:value-type="float" office:value="0.891846" calcext:value-type="float">
            <text:p>0.891846</text:p>
          </table:table-cell>
          <table:table-cell office:value-type="float" office:value="179.108" calcext:value-type="float">
            <text:p>179.108</text:p>
          </table:table-cell>
          <table:table-cell office:value-type="float" office:value="0.702844" calcext:value-type="float">
            <text:p>0.70284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76995" calcext:value-type="float">
            <text:p>-0.00376995</text:p>
          </table:table-cell>
        </table:table-row>
        <table:table-row table:style-name="ro1">
          <table:table-cell office:value-type="float" office:value="94.4501" calcext:value-type="float">
            <text:p>94.4501</text:p>
          </table:table-cell>
          <table:table-cell office:value-type="float" office:value="0.889648" calcext:value-type="float">
            <text:p>0.889648</text:p>
          </table:table-cell>
          <table:table-cell office:value-type="float" office:value="179.11" calcext:value-type="float">
            <text:p>179.11</text:p>
          </table:table-cell>
          <table:table-cell office:value-type="float" office:value="0.702236" calcext:value-type="float">
            <text:p>0.7022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00472" calcext:value-type="float">
            <text:p>-0.00400472</text:p>
          </table:table-cell>
        </table:table-row>
        <table:table-row table:style-name="ro1">
          <table:table-cell office:value-type="float" office:value="94.5675" calcext:value-type="float">
            <text:p>94.5675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179.113" calcext:value-type="float">
            <text:p>179.113</text:p>
          </table:table-cell>
          <table:table-cell office:value-type="float" office:value="0.701784" calcext:value-type="float">
            <text:p>0.7017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08225" calcext:value-type="float">
            <text:p>-0.00408225</text:p>
          </table:table-cell>
        </table:table-row>
        <table:table-row table:style-name="ro1">
          <table:table-cell office:value-type="float" office:value="94.6827" calcext:value-type="float">
            <text:p>94.6827</text:p>
          </table:table-cell>
          <table:table-cell office:value-type="float" office:value="0.885239" calcext:value-type="float">
            <text:p>0.885239</text:p>
          </table:table-cell>
          <table:table-cell office:value-type="float" office:value="179.115" calcext:value-type="float">
            <text:p>179.115</text:p>
          </table:table-cell>
          <table:table-cell office:value-type="float" office:value="0.701358" calcext:value-type="float">
            <text:p>0.7013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13281" calcext:value-type="float">
            <text:p>-0.00413281</text:p>
          </table:table-cell>
        </table:table-row>
        <table:table-row table:style-name="ro1">
          <table:table-cell office:value-type="float" office:value="94.7985" calcext:value-type="float">
            <text:p>94.7985</text:p>
          </table:table-cell>
          <table:table-cell office:value-type="float" office:value="0.882767" calcext:value-type="float">
            <text:p>0.882767</text:p>
          </table:table-cell>
          <table:table-cell office:value-type="float" office:value="179.117" calcext:value-type="float">
            <text:p>179.117</text:p>
          </table:table-cell>
          <table:table-cell office:value-type="float" office:value="0.700597" calcext:value-type="float">
            <text:p>0.7005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7365" calcext:value-type="float">
            <text:p>-0.00447365</text:p>
          </table:table-cell>
        </table:table-row>
        <table:table-row table:style-name="ro1">
          <table:table-cell office:value-type="float" office:value="94.9152" calcext:value-type="float">
            <text:p>94.9152</text:p>
          </table:table-cell>
          <table:table-cell office:value-type="float" office:value="0.880096" calcext:value-type="float">
            <text:p>0.880096</text:p>
          </table:table-cell>
          <table:table-cell office:value-type="float" office:value="179.12" calcext:value-type="float">
            <text:p>179.12</text:p>
          </table:table-cell>
          <table:table-cell office:value-type="float" office:value="0.699767" calcext:value-type="float">
            <text:p>0.6997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84971" calcext:value-type="float">
            <text:p>-0.00484971</text:p>
          </table:table-cell>
        </table:table-row>
        <table:table-row table:style-name="ro1">
          <table:table-cell office:value-type="float" office:value="95.0299" calcext:value-type="float">
            <text:p>95.0299</text:p>
          </table:table-cell>
          <table:table-cell office:value-type="float" office:value="0.877441" calcext:value-type="float">
            <text:p>0.877441</text:p>
          </table:table-cell>
          <table:table-cell office:value-type="float" office:value="179.123" calcext:value-type="float">
            <text:p>179.123</text:p>
          </table:table-cell>
          <table:table-cell office:value-type="float" office:value="0.699206" calcext:value-type="float">
            <text:p>0.69920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5877" calcext:value-type="float">
            <text:p>-0.00495877</text:p>
          </table:table-cell>
        </table:table-row>
        <table:table-row table:style-name="ro1">
          <table:table-cell office:value-type="float" office:value="95.1493" calcext:value-type="float">
            <text:p>95.1493</text:p>
          </table:table-cell>
          <table:table-cell office:value-type="float" office:value="0.87471" calcext:value-type="float">
            <text:p>0.87471</text:p>
          </table:table-cell>
          <table:table-cell office:value-type="float" office:value="179.125" calcext:value-type="float">
            <text:p>179.125</text:p>
          </table:table-cell>
          <table:table-cell office:value-type="float" office:value="0.6986" calcext:value-type="float">
            <text:p>0.698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101" calcext:value-type="float">
            <text:p>-0.005101</text:p>
          </table:table-cell>
        </table:table-row>
        <table:table-row table:style-name="ro1">
          <table:table-cell office:value-type="float" office:value="95.2662" calcext:value-type="float">
            <text:p>95.2662</text:p>
          </table:table-cell>
          <table:table-cell office:value-type="float" office:value="0.871811" calcext:value-type="float">
            <text:p>0.871811</text:p>
          </table:table-cell>
          <table:table-cell office:value-type="float" office:value="179.128" calcext:value-type="float">
            <text:p>179.128</text:p>
          </table:table-cell>
          <table:table-cell office:value-type="float" office:value="0.697848" calcext:value-type="float">
            <text:p>0.6978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35992" calcext:value-type="float">
            <text:p>-0.00535992</text:p>
          </table:table-cell>
        </table:table-row>
        <table:table-row table:style-name="ro1">
          <table:table-cell office:value-type="float" office:value="95.3834" calcext:value-type="float">
            <text:p>95.3834</text:p>
          </table:table-cell>
          <table:table-cell office:value-type="float" office:value="0.868729" calcext:value-type="float">
            <text:p>0.868729</text:p>
          </table:table-cell>
          <table:table-cell office:value-type="float" office:value="179.131" calcext:value-type="float">
            <text:p>179.131</text:p>
          </table:table-cell>
          <table:table-cell office:value-type="float" office:value="0.697052" calcext:value-type="float">
            <text:p>0.6970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63201" calcext:value-type="float">
            <text:p>-0.00563201</text:p>
          </table:table-cell>
        </table:table-row>
        <table:table-row table:style-name="ro1">
          <table:table-cell office:value-type="float" office:value="95.4994" calcext:value-type="float">
            <text:p>95.4994</text:p>
          </table:table-cell>
          <table:table-cell office:value-type="float" office:value="0.865585" calcext:value-type="float">
            <text:p>0.865585</text:p>
          </table:table-cell>
          <table:table-cell office:value-type="float" office:value="179.134" calcext:value-type="float">
            <text:p>179.134</text:p>
          </table:table-cell>
          <table:table-cell office:value-type="float" office:value="0.69634" calcext:value-type="float">
            <text:p>0.696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80944" calcext:value-type="float">
            <text:p>-0.00580944</text:p>
          </table:table-cell>
        </table:table-row>
        <table:table-row table:style-name="ro1">
          <table:table-cell office:value-type="float" office:value="95.618" calcext:value-type="float">
            <text:p>95.618</text:p>
          </table:table-cell>
          <table:table-cell office:value-type="float" office:value="0.862198" calcext:value-type="float">
            <text:p>0.862198</text:p>
          </table:table-cell>
          <table:table-cell office:value-type="float" office:value="179.138" calcext:value-type="float">
            <text:p>179.138</text:p>
          </table:table-cell>
          <table:table-cell office:value-type="float" office:value="0.69538" calcext:value-type="float">
            <text:p>0.695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19345" calcext:value-type="float">
            <text:p>-0.00619345</text:p>
          </table:table-cell>
        </table:table-row>
        <table:table-row table:style-name="ro1">
          <table:table-cell office:value-type="float" office:value="95.7338" calcext:value-type="float">
            <text:p>95.7338</text:p>
          </table:table-cell>
          <table:table-cell office:value-type="float" office:value="0.858673" calcext:value-type="float">
            <text:p>0.858673</text:p>
          </table:table-cell>
          <table:table-cell office:value-type="float" office:value="179.141" calcext:value-type="float">
            <text:p>179.141</text:p>
          </table:table-cell>
          <table:table-cell office:value-type="float" office:value="0.694483" calcext:value-type="float">
            <text:p>0.69448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49113" calcext:value-type="float">
            <text:p>-0.00649113</text:p>
          </table:table-cell>
        </table:table-row>
        <table:table-row table:style-name="ro1">
          <table:table-cell office:value-type="float" office:value="95.8495" calcext:value-type="float">
            <text:p>95.8495</text:p>
          </table:table-cell>
          <table:table-cell office:value-type="float" office:value="0.855057" calcext:value-type="float">
            <text:p>0.855057</text:p>
          </table:table-cell>
          <table:table-cell office:value-type="float" office:value="179.145" calcext:value-type="float">
            <text:p>179.145</text:p>
          </table:table-cell>
          <table:table-cell office:value-type="float" office:value="0.693656" calcext:value-type="float">
            <text:p>0.6936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70399" calcext:value-type="float">
            <text:p>-0.00670399</text:p>
          </table:table-cell>
        </table:table-row>
        <table:table-row table:style-name="ro1">
          <table:table-cell office:value-type="float" office:value="95.9667" calcext:value-type="float">
            <text:p>95.9667</text:p>
          </table:table-cell>
          <table:table-cell office:value-type="float" office:value="0.851212" calcext:value-type="float">
            <text:p>0.851212</text:p>
          </table:table-cell>
          <table:table-cell office:value-type="float" office:value="179.149" calcext:value-type="float">
            <text:p>179.149</text:p>
          </table:table-cell>
          <table:table-cell office:value-type="float" office:value="0.692719" calcext:value-type="float">
            <text:p>0.6927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98674" calcext:value-type="float">
            <text:p>-0.00698674</text:p>
          </table:table-cell>
        </table:table-row>
        <table:table-row table:style-name="ro1">
          <table:table-cell office:value-type="float" office:value="96.088" calcext:value-type="float">
            <text:p>96.088</text:p>
          </table:table-cell>
          <table:table-cell office:value-type="float" office:value="0.84729" calcext:value-type="float">
            <text:p>0.84729</text:p>
          </table:table-cell>
          <table:table-cell office:value-type="float" office:value="179.153" calcext:value-type="float">
            <text:p>179.153</text:p>
          </table:table-cell>
          <table:table-cell office:value-type="float" office:value="0.691806" calcext:value-type="float">
            <text:p>0.69180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23375" calcext:value-type="float">
            <text:p>-0.00723375</text:p>
          </table:table-cell>
        </table:table-row>
        <table:table-row table:style-name="ro1">
          <table:table-cell office:value-type="float" office:value="96.213" calcext:value-type="float">
            <text:p>96.213</text:p>
          </table:table-cell>
          <table:table-cell office:value-type="float" office:value="0.842972" calcext:value-type="float">
            <text:p>0.842972</text:p>
          </table:table-cell>
          <table:table-cell office:value-type="float" office:value="179.157" calcext:value-type="float">
            <text:p>179.157</text:p>
          </table:table-cell>
          <table:table-cell office:value-type="float" office:value="0.690479" calcext:value-type="float">
            <text:p>0.6904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82668" calcext:value-type="float">
            <text:p>-0.00782668</text:p>
          </table:table-cell>
        </table:table-row>
        <table:table-row table:style-name="ro1">
          <table:table-cell office:value-type="float" office:value="96.3346" calcext:value-type="float">
            <text:p>96.3346</text:p>
          </table:table-cell>
          <table:table-cell office:value-type="float" office:value="0.838516" calcext:value-type="float">
            <text:p>0.838516</text:p>
          </table:table-cell>
          <table:table-cell office:value-type="float" office:value="179.161" calcext:value-type="float">
            <text:p>179.161</text:p>
          </table:table-cell>
          <table:table-cell office:value-type="float" office:value="0.689395" calcext:value-type="float">
            <text:p>0.6893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15288" calcext:value-type="float">
            <text:p>-0.00815288</text:p>
          </table:table-cell>
        </table:table-row>
        <table:table-row table:style-name="ro1">
          <table:table-cell office:value-type="float" office:value="96.4535" calcext:value-type="float">
            <text:p>96.4535</text:p>
          </table:table-cell>
          <table:table-cell office:value-type="float" office:value="0.834106" calcext:value-type="float">
            <text:p>0.834106</text:p>
          </table:table-cell>
          <table:table-cell office:value-type="float" office:value="179.166" calcext:value-type="float">
            <text:p>179.166</text:p>
          </table:table-cell>
          <table:table-cell office:value-type="float" office:value="0.688573" calcext:value-type="float">
            <text:p>0.6885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22465" calcext:value-type="float">
            <text:p>-0.00822465</text:p>
          </table:table-cell>
        </table:table-row>
        <table:table-row table:style-name="ro1">
          <table:table-cell office:value-type="float" office:value="96.5685" calcext:value-type="float">
            <text:p>96.5685</text:p>
          </table:table-cell>
          <table:table-cell office:value-type="float" office:value="0.829681" calcext:value-type="float">
            <text:p>0.829681</text:p>
          </table:table-cell>
          <table:table-cell office:value-type="float" office:value="179.17" calcext:value-type="float">
            <text:p>179.17</text:p>
          </table:table-cell>
          <table:table-cell office:value-type="float" office:value="0.687772" calcext:value-type="float">
            <text:p>0.6877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27391" calcext:value-type="float">
            <text:p>-0.00827391</text:p>
          </table:table-cell>
        </table:table-row>
        <table:table-row table:style-name="ro1">
          <table:table-cell office:value-type="float" office:value="96.6835" calcext:value-type="float">
            <text:p>96.6835</text:p>
          </table:table-cell>
          <table:table-cell office:value-type="float" office:value="0.825058" calcext:value-type="float">
            <text:p>0.825058</text:p>
          </table:table-cell>
          <table:table-cell office:value-type="float" office:value="179.175" calcext:value-type="float">
            <text:p>179.175</text:p>
          </table:table-cell>
          <table:table-cell office:value-type="float" office:value="0.686711" calcext:value-type="float">
            <text:p>0.6867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54854" calcext:value-type="float">
            <text:p>-0.00854854</text:p>
          </table:table-cell>
        </table:table-row>
        <table:table-row table:style-name="ro1">
          <table:table-cell office:value-type="float" office:value="96.7985" calcext:value-type="float">
            <text:p>96.7985</text:p>
          </table:table-cell>
          <table:table-cell office:value-type="float" office:value="0.820404" calcext:value-type="float">
            <text:p>0.820404</text:p>
          </table:table-cell>
          <table:table-cell office:value-type="float" office:value="179.18" calcext:value-type="float">
            <text:p>179.18</text:p>
          </table:table-cell>
          <table:table-cell office:value-type="float" office:value="0.685794" calcext:value-type="float">
            <text:p>0.68579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67498" calcext:value-type="float">
            <text:p>-0.00867498</text:p>
          </table:table-cell>
        </table:table-row>
        <table:table-row table:style-name="ro1">
          <table:table-cell office:value-type="float" office:value="96.913" calcext:value-type="float">
            <text:p>96.913</text:p>
          </table:table-cell>
          <table:table-cell office:value-type="float" office:value="0.815704" calcext:value-type="float">
            <text:p>0.815704</text:p>
          </table:table-cell>
          <table:table-cell office:value-type="float" office:value="179.184" calcext:value-type="float">
            <text:p>179.184</text:p>
          </table:table-cell>
          <table:table-cell office:value-type="float" office:value="0.684912" calcext:value-type="float">
            <text:p>0.6849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75751" calcext:value-type="float">
            <text:p>-0.00875751</text:p>
          </table:table-cell>
        </table:table-row>
        <table:table-row table:style-name="ro1">
          <table:table-cell office:value-type="float" office:value="97.0304" calcext:value-type="float">
            <text:p>97.0304</text:p>
          </table:table-cell>
          <table:table-cell office:value-type="float" office:value="0.810562" calcext:value-type="float">
            <text:p>0.810562</text:p>
          </table:table-cell>
          <table:table-cell office:value-type="float" office:value="179.189" calcext:value-type="float">
            <text:p>179.189</text:p>
          </table:table-cell>
          <table:table-cell office:value-type="float" office:value="0.683409" calcext:value-type="float">
            <text:p>0.6834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938701" calcext:value-type="float">
            <text:p>-0.00938701</text:p>
          </table:table-cell>
        </table:table-row>
        <table:table-row table:style-name="ro1">
          <table:table-cell office:value-type="float" office:value="97.1527" calcext:value-type="float">
            <text:p>97.1527</text:p>
          </table:table-cell>
          <table:table-cell office:value-type="float" office:value="0.805069" calcext:value-type="float">
            <text:p>0.805069</text:p>
          </table:table-cell>
          <table:table-cell office:value-type="float" office:value="179.195" calcext:value-type="float">
            <text:p>179.195</text:p>
          </table:table-cell>
          <table:table-cell office:value-type="float" office:value="0.681846" calcext:value-type="float">
            <text:p>0.6818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0159" calcext:value-type="float">
            <text:p>-0.0100159</text:p>
          </table:table-cell>
        </table:table-row>
        <table:table-row table:style-name="ro1">
          <table:table-cell office:value-type="float" office:value="97.2719" calcext:value-type="float">
            <text:p>97.2719</text:p>
          </table:table-cell>
          <table:table-cell office:value-type="float" office:value="0.799591" calcext:value-type="float">
            <text:p>0.799591</text:p>
          </table:table-cell>
          <table:table-cell office:value-type="float" office:value="179.2" calcext:value-type="float">
            <text:p>179.2</text:p>
          </table:table-cell>
          <table:table-cell office:value-type="float" office:value="0.680718" calcext:value-type="float">
            <text:p>0.6807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2127" calcext:value-type="float">
            <text:p>-0.0102127</text:p>
          </table:table-cell>
        </table:table-row>
        <table:table-row table:style-name="ro1">
          <table:table-cell office:value-type="float" office:value="97.391" calcext:value-type="float">
            <text:p>97.391</text:p>
          </table:table-cell>
          <table:table-cell office:value-type="float" office:value="0.793884" calcext:value-type="float">
            <text:p>0.793884</text:p>
          </table:table-cell>
          <table:table-cell office:value-type="float" office:value="179.206" calcext:value-type="float">
            <text:p>179.206</text:p>
          </table:table-cell>
          <table:table-cell office:value-type="float" office:value="0.679402" calcext:value-type="float">
            <text:p>0.67940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5581" calcext:value-type="float">
            <text:p>-0.0105581</text:p>
          </table:table-cell>
        </table:table-row>
        <table:table-row table:style-name="ro1">
          <table:table-cell office:value-type="float" office:value="97.5123" calcext:value-type="float">
            <text:p>97.5123</text:p>
          </table:table-cell>
          <table:table-cell office:value-type="float" office:value="0.788025" calcext:value-type="float">
            <text:p>0.788025</text:p>
          </table:table-cell>
          <table:table-cell office:value-type="float" office:value="179.212" calcext:value-type="float">
            <text:p>179.212</text:p>
          </table:table-cell>
          <table:table-cell office:value-type="float" office:value="0.678113" calcext:value-type="float">
            <text:p>0.6781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8512" calcext:value-type="float">
            <text:p>-0.0108512</text:p>
          </table:table-cell>
        </table:table-row>
        <table:table-row table:style-name="ro1">
          <table:table-cell office:value-type="float" office:value="97.6354" calcext:value-type="float">
            <text:p>97.6354</text:p>
          </table:table-cell>
          <table:table-cell office:value-type="float" office:value="0.781784" calcext:value-type="float">
            <text:p>0.781784</text:p>
          </table:table-cell>
          <table:table-cell office:value-type="float" office:value="179.218" calcext:value-type="float">
            <text:p>179.218</text:p>
          </table:table-cell>
          <table:table-cell office:value-type="float" office:value="0.67652" calcext:value-type="float">
            <text:p>0.676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3829" calcext:value-type="float">
            <text:p>-0.0113829</text:p>
          </table:table-cell>
        </table:table-row>
        <table:table-row table:style-name="ro1">
          <table:table-cell office:value-type="float" office:value="97.7618" calcext:value-type="float">
            <text:p>97.7618</text:p>
          </table:table-cell>
          <table:table-cell office:value-type="float" office:value="0.775177" calcext:value-type="float">
            <text:p>0.775177</text:p>
          </table:table-cell>
          <table:table-cell office:value-type="float" office:value="179.225" calcext:value-type="float">
            <text:p>179.225</text:p>
          </table:table-cell>
          <table:table-cell office:value-type="float" office:value="0.674745" calcext:value-type="float">
            <text:p>0.6747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0356" calcext:value-type="float">
            <text:p>-0.0120356</text:p>
          </table:table-cell>
        </table:table-row>
        <table:table-row table:style-name="ro1">
          <table:table-cell office:value-type="float" office:value="97.8888" calcext:value-type="float">
            <text:p>97.8888</text:p>
          </table:table-cell>
          <table:table-cell office:value-type="float" office:value="0.768463" calcext:value-type="float">
            <text:p>0.768463</text:p>
          </table:table-cell>
          <table:table-cell office:value-type="float" office:value="179.232" calcext:value-type="float">
            <text:p>179.232</text:p>
          </table:table-cell>
          <table:table-cell office:value-type="float" office:value="0.673238" calcext:value-type="float">
            <text:p>0.6732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4005" calcext:value-type="float">
            <text:p>-0.0124005</text:p>
          </table:table-cell>
        </table:table-row>
        <table:table-row table:style-name="ro1">
          <table:table-cell office:value-type="float" office:value="98.0272" calcext:value-type="float">
            <text:p>98.0272</text:p>
          </table:table-cell>
          <table:table-cell office:value-type="float" office:value="0.760849" calcext:value-type="float">
            <text:p>0.760849</text:p>
          </table:table-cell>
          <table:table-cell office:value-type="float" office:value="179.239" calcext:value-type="float">
            <text:p>179.239</text:p>
          </table:table-cell>
          <table:table-cell office:value-type="float" office:value="0.670839" calcext:value-type="float">
            <text:p>0.6708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505" calcext:value-type="float">
            <text:p>-0.013505</text:p>
          </table:table-cell>
        </table:table-row>
        <table:table-row table:style-name="ro1">
          <table:table-cell office:value-type="float" office:value="98.1627" calcext:value-type="float">
            <text:p>98.1627</text:p>
          </table:table-cell>
          <table:table-cell office:value-type="float" office:value="0.75325" calcext:value-type="float">
            <text:p>0.75325</text:p>
          </table:table-cell>
          <table:table-cell office:value-type="float" office:value="179.247" calcext:value-type="float">
            <text:p>179.247</text:p>
          </table:table-cell>
          <table:table-cell office:value-type="float" office:value="0.669164" calcext:value-type="float">
            <text:p>0.66916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889" calcext:value-type="float">
            <text:p>-0.013889</text:p>
          </table:table-cell>
        </table:table-row>
        <table:table-row table:style-name="ro1">
          <table:table-cell office:value-type="float" office:value="98.2928" calcext:value-type="float">
            <text:p>98.2928</text:p>
          </table:table-cell>
          <table:table-cell office:value-type="float" office:value="0.745834" calcext:value-type="float">
            <text:p>0.745834</text:p>
          </table:table-cell>
          <table:table-cell office:value-type="float" office:value="179.254" calcext:value-type="float">
            <text:p>179.254</text:p>
          </table:table-cell>
          <table:table-cell office:value-type="float" office:value="0.667921" calcext:value-type="float">
            <text:p>0.6679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8711" calcext:value-type="float">
            <text:p>-0.0138711</text:p>
          </table:table-cell>
        </table:table-row>
        <table:table-row table:style-name="ro1">
          <table:table-cell office:value-type="float" office:value="98.413" calcext:value-type="float">
            <text:p>98.413</text:p>
          </table:table-cell>
          <table:table-cell office:value-type="float" office:value="0.738998" calcext:value-type="float">
            <text:p>0.738998</text:p>
          </table:table-cell>
          <table:table-cell office:value-type="float" office:value="179.261" calcext:value-type="float">
            <text:p>179.261</text:p>
          </table:table-cell>
          <table:table-cell office:value-type="float" office:value="0.667379" calcext:value-type="float">
            <text:p>0.6673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2506" calcext:value-type="float">
            <text:p>-0.0132506</text:p>
          </table:table-cell>
        </table:table-row>
        <table:table-row table:style-name="ro1">
          <table:table-cell office:value-type="float" office:value="98.5472" calcext:value-type="float">
            <text:p>98.5472</text:p>
          </table:table-cell>
          <table:table-cell office:value-type="float" office:value="0.731293" calcext:value-type="float">
            <text:p>0.731293</text:p>
          </table:table-cell>
          <table:table-cell office:value-type="float" office:value="179.269" calcext:value-type="float">
            <text:p>179.269</text:p>
          </table:table-cell>
          <table:table-cell office:value-type="float" office:value="0.665296" calcext:value-type="float">
            <text:p>0.6652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0238" calcext:value-type="float">
            <text:p>-0.0140238</text:p>
          </table:table-cell>
        </table:table-row>
        <table:table-row table:style-name="ro1">
          <table:table-cell office:value-type="float" office:value="98.6796" calcext:value-type="float">
            <text:p>98.6796</text:p>
          </table:table-cell>
          <table:table-cell office:value-type="float" office:value="0.723663" calcext:value-type="float">
            <text:p>0.723663</text:p>
          </table:table-cell>
          <table:table-cell office:value-type="float" office:value="179.276" calcext:value-type="float">
            <text:p>179.276</text:p>
          </table:table-cell>
          <table:table-cell office:value-type="float" office:value="0.663832" calcext:value-type="float">
            <text:p>0.66383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1912" calcext:value-type="float">
            <text:p>-0.0141912</text:p>
          </table:table-cell>
        </table:table-row>
        <table:table-row table:style-name="ro1">
          <table:table-cell office:value-type="float" office:value="98.8177" calcext:value-type="float">
            <text:p>98.8177</text:p>
          </table:table-cell>
          <table:table-cell office:value-type="float" office:value="0.71553" calcext:value-type="float">
            <text:p>0.71553</text:p>
          </table:table-cell>
          <table:table-cell office:value-type="float" office:value="179.284" calcext:value-type="float">
            <text:p>179.284</text:p>
          </table:table-cell>
          <table:table-cell office:value-type="float" office:value="0.661776" calcext:value-type="float">
            <text:p>0.6617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864" calcext:value-type="float">
            <text:p>-0.014864</text:p>
          </table:table-cell>
        </table:table-row>
        <table:table-row table:style-name="ro1">
          <table:table-cell office:value-type="float" office:value="98.9474" calcext:value-type="float">
            <text:p>98.9474</text:p>
          </table:table-cell>
          <table:table-cell office:value-type="float" office:value="0.707779" calcext:value-type="float">
            <text:p>0.707779</text:p>
          </table:table-cell>
          <table:table-cell office:value-type="float" office:value="179.292" calcext:value-type="float">
            <text:p>179.292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55" calcext:value-type="float">
            <text:p>-0.01455</text:p>
          </table:table-cell>
        </table:table-row>
        <table:table-row table:style-name="ro1">
          <table:table-cell office:value-type="float" office:value="99.0741" calcext:value-type="float">
            <text:p>99.0741</text:p>
          </table:table-cell>
          <table:table-cell office:value-type="float" office:value="0.700073" calcext:value-type="float">
            <text:p>0.700073</text:p>
          </table:table-cell>
          <table:table-cell office:value-type="float" office:value="179.3" calcext:value-type="float">
            <text:p>179.3</text:p>
          </table:table-cell>
          <table:table-cell office:value-type="float" office:value="0.659523" calcext:value-type="float">
            <text:p>0.6595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4891" calcext:value-type="float">
            <text:p>-0.0144891</text:p>
          </table:table-cell>
        </table:table-row>
        <table:table-row table:style-name="ro1">
          <table:table-cell office:value-type="float" office:value="99.1991" calcext:value-type="float">
            <text:p>99.1991</text:p>
          </table:table-cell>
          <table:table-cell office:value-type="float" office:value="0.6922" calcext:value-type="float">
            <text:p>0.6922</text:p>
          </table:table-cell>
          <table:table-cell office:value-type="float" office:value="179.308" calcext:value-type="float">
            <text:p>179.308</text:p>
          </table:table-cell>
          <table:table-cell office:value-type="float" office:value="0.658049" calcext:value-type="float">
            <text:p>0.6580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6254" calcext:value-type="float">
            <text:p>-0.0146254</text:p>
          </table:table-cell>
        </table:table-row>
        <table:table-row table:style-name="ro1">
          <table:table-cell office:value-type="float" office:value="99.3268" calcext:value-type="float">
            <text:p>99.3268</text:p>
          </table:table-cell>
          <table:table-cell office:value-type="float" office:value="0.683929" calcext:value-type="float">
            <text:p>0.683929</text:p>
          </table:table-cell>
          <table:table-cell office:value-type="float" office:value="179.316" calcext:value-type="float">
            <text:p>179.316</text:p>
          </table:table-cell>
          <table:table-cell office:value-type="float" office:value="0.656078" calcext:value-type="float">
            <text:p>0.65607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51903" calcext:value-type="float">
            <text:p>-0.0151903</text:p>
          </table:table-cell>
        </table:table-row>
        <table:table-row table:style-name="ro1">
          <table:table-cell office:value-type="float" office:value="99.4498" calcext:value-type="float">
            <text:p>99.4498</text:p>
          </table:table-cell>
          <table:table-cell office:value-type="float" office:value="0.675552" calcext:value-type="float">
            <text:p>0.675552</text:p>
          </table:table-cell>
          <table:table-cell office:value-type="float" office:value="179.324" calcext:value-type="float">
            <text:p>179.324</text:p>
          </table:table-cell>
          <table:table-cell office:value-type="float" office:value="0.654263" calcext:value-type="float">
            <text:p>0.6542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55808" calcext:value-type="float">
            <text:p>-0.0155808</text:p>
          </table:table-cell>
        </table:table-row>
        <table:table-row table:style-name="ro1">
          <table:table-cell office:value-type="float" office:value="99.5753" calcext:value-type="float">
            <text:p>99.5753</text:p>
          </table:table-cell>
          <table:table-cell office:value-type="float" office:value="0.666641" calcext:value-type="float">
            <text:p>0.666641</text:p>
          </table:table-cell>
          <table:table-cell office:value-type="float" office:value="179.333" calcext:value-type="float">
            <text:p>179.333</text:p>
          </table:table-cell>
          <table:table-cell office:value-type="float" office:value="0.651938" calcext:value-type="float">
            <text:p>0.6519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391" calcext:value-type="float">
            <text:p>-0.016391</text:p>
          </table:table-cell>
        </table:table-row>
        <table:table-row table:style-name="ro1">
          <table:table-cell office:value-type="float" office:value="99.705" calcext:value-type="float">
            <text:p>99.705</text:p>
          </table:table-cell>
          <table:table-cell office:value-type="float" office:value="0.656937" calcext:value-type="float">
            <text:p>0.656937</text:p>
          </table:table-cell>
          <table:table-cell office:value-type="float" office:value="179.343" calcext:value-type="float">
            <text:p>179.343</text:p>
          </table:table-cell>
          <table:table-cell office:value-type="float" office:value="0.649107" calcext:value-type="float">
            <text:p>0.64910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5725" calcext:value-type="float">
            <text:p>-0.0175725</text:p>
          </table:table-cell>
        </table:table-row>
        <table:table-row table:style-name="ro1">
          <table:table-cell office:value-type="float" office:value="99.8348" calcext:value-type="float">
            <text:p>99.8348</text:p>
          </table:table-cell>
          <table:table-cell office:value-type="float" office:value="0.646637" calcext:value-type="float">
            <text:p>0.646637</text:p>
          </table:table-cell>
          <table:table-cell office:value-type="float" office:value="179.353" calcext:value-type="float">
            <text:p>179.353</text:p>
          </table:table-cell>
          <table:table-cell office:value-type="float" office:value="0.646257" calcext:value-type="float">
            <text:p>0.6462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86714" calcext:value-type="float">
            <text:p>-0.0186714</text:p>
          </table:table-cell>
        </table:table-row>
        <table:table-row table:style-name="ro1">
          <table:table-cell office:value-type="float" office:value="99.9642" calcext:value-type="float">
            <text:p>99.9642</text:p>
          </table:table-cell>
          <table:table-cell office:value-type="float" office:value="0.635773" calcext:value-type="float">
            <text:p>0.635773</text:p>
          </table:table-cell>
          <table:table-cell office:value-type="float" office:value="179.364" calcext:value-type="float">
            <text:p>179.364</text:p>
          </table:table-cell>
          <table:table-cell office:value-type="float" office:value="0.643262" calcext:value-type="float">
            <text:p>0.6432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98195" calcext:value-type="float">
            <text:p>-0.0198195</text:p>
          </table:table-cell>
        </table:table-row>
        <table:table-row table:style-name="ro1">
          <table:table-cell office:value-type="float" office:value="100.096" calcext:value-type="float">
            <text:p>100.096</text:p>
          </table:table-cell>
          <table:table-cell office:value-type="float" office:value="0.624084" calcext:value-type="float">
            <text:p>0.624084</text:p>
          </table:table-cell>
          <table:table-cell office:value-type="float" office:value="179.376" calcext:value-type="float">
            <text:p>179.376</text:p>
          </table:table-cell>
          <table:table-cell office:value-type="float" office:value="0.639919" calcext:value-type="float">
            <text:p>0.63991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1758" calcext:value-type="float">
            <text:p>-0.0211758</text:p>
          </table:table-cell>
        </table:table-row>
        <table:table-row table:style-name="ro1">
          <table:table-cell office:value-type="float" office:value="100.215" calcext:value-type="float">
            <text:p>100.215</text:p>
          </table:table-cell>
          <table:table-cell office:value-type="float" office:value="0.61293" calcext:value-type="float">
            <text:p>0.61293</text:p>
          </table:table-cell>
          <table:table-cell office:value-type="float" office:value="179.387" calcext:value-type="float">
            <text:p>179.387</text:p>
          </table:table-cell>
          <table:table-cell office:value-type="float" office:value="0.637934" calcext:value-type="float">
            <text:p>0.6379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2638" calcext:value-type="float">
            <text:p>-0.0212638</text:p>
          </table:table-cell>
        </table:table-row>
        <table:table-row table:style-name="ro1">
          <table:table-cell office:value-type="float" office:value="100.344" calcext:value-type="float">
            <text:p>100.344</text:p>
          </table:table-cell>
          <table:table-cell office:value-type="float" office:value="0.600449" calcext:value-type="float">
            <text:p>0.600449</text:p>
          </table:table-cell>
          <table:table-cell office:value-type="float" office:value="179.4" calcext:value-type="float">
            <text:p>179.4</text:p>
          </table:table-cell>
          <table:table-cell office:value-type="float" office:value="0.634426" calcext:value-type="float">
            <text:p>0.6344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26503" calcext:value-type="float">
            <text:p>-0.0226503</text:p>
          </table:table-cell>
        </table:table-row>
        <table:table-row table:style-name="ro1">
          <table:table-cell office:value-type="float" office:value="100.465" calcext:value-type="float">
            <text:p>100.465</text:p>
          </table:table-cell>
          <table:table-cell office:value-type="float" office:value="0.588074" calcext:value-type="float">
            <text:p>0.588074</text:p>
          </table:table-cell>
          <table:table-cell office:value-type="float" office:value="179.412" calcext:value-type="float">
            <text:p>179.412</text:p>
          </table:table-cell>
          <table:table-cell office:value-type="float" office:value="0.631895" calcext:value-type="float">
            <text:p>0.6318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30774" calcext:value-type="float">
            <text:p>-0.0230774</text:p>
          </table:table-cell>
        </table:table-row>
        <table:table-row table:style-name="ro1">
          <table:table-cell office:value-type="float" office:value="100.589" calcext:value-type="float">
            <text:p>100.589</text:p>
          </table:table-cell>
          <table:table-cell office:value-type="float" office:value="0.575043" calcext:value-type="float">
            <text:p>0.575043</text:p>
          </table:table-cell>
          <table:table-cell office:value-type="float" office:value="179.425" calcext:value-type="float">
            <text:p>179.425</text:p>
          </table:table-cell>
          <table:table-cell office:value-type="float" office:value="0.628714" calcext:value-type="float">
            <text:p>0.6287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0437" calcext:value-type="float">
            <text:p>-0.0240437</text:p>
          </table:table-cell>
        </table:table-row>
        <table:table-row table:style-name="ro1">
          <table:table-cell office:value-type="float" office:value="100.709" calcext:value-type="float">
            <text:p>100.709</text:p>
          </table:table-cell>
          <table:table-cell office:value-type="float" office:value="0.562134" calcext:value-type="float">
            <text:p>0.562134</text:p>
          </table:table-cell>
          <table:table-cell office:value-type="float" office:value="179.438" calcext:value-type="float">
            <text:p>179.438</text:p>
          </table:table-cell>
          <table:table-cell office:value-type="float" office:value="0.626467" calcext:value-type="float">
            <text:p>0.6264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0958" calcext:value-type="float">
            <text:p>-0.0240958</text:p>
          </table:table-cell>
        </table:table-row>
        <table:table-row table:style-name="ro1">
          <table:table-cell office:value-type="float" office:value="100.827" calcext:value-type="float">
            <text:p>100.827</text:p>
          </table:table-cell>
          <table:table-cell office:value-type="float" office:value="0.549042" calcext:value-type="float">
            <text:p>0.549042</text:p>
          </table:table-cell>
          <table:table-cell office:value-type="float" office:value="179.451" calcext:value-type="float">
            <text:p>179.451</text:p>
          </table:table-cell>
          <table:table-cell office:value-type="float" office:value="0.623858" calcext:value-type="float">
            <text:p>0.6238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4794" calcext:value-type="float">
            <text:p>-0.0244794</text:p>
          </table:table-cell>
        </table:table-row>
        <table:table-row table:style-name="ro1">
          <table:table-cell office:value-type="float" office:value="100.943" calcext:value-type="float">
            <text:p>100.943</text:p>
          </table:table-cell>
          <table:table-cell office:value-type="float" office:value="0.53595" calcext:value-type="float">
            <text:p>0.53595</text:p>
          </table:table-cell>
          <table:table-cell office:value-type="float" office:value="179.464" calcext:value-type="float">
            <text:p>179.464</text:p>
          </table:table-cell>
          <table:table-cell office:value-type="float" office:value="0.621545" calcext:value-type="float">
            <text:p>0.6215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567" calcext:value-type="float">
            <text:p>-0.024567</text:p>
          </table:table-cell>
        </table:table-row>
        <table:table-row table:style-name="ro1">
          <table:table-cell office:value-type="float" office:value="101.06" calcext:value-type="float">
            <text:p>101.06</text:p>
          </table:table-cell>
          <table:table-cell office:value-type="float" office:value="0.522476" calcext:value-type="float">
            <text:p>0.522476</text:p>
          </table:table-cell>
          <table:table-cell office:value-type="float" office:value="179.478" calcext:value-type="float">
            <text:p>179.478</text:p>
          </table:table-cell>
          <table:table-cell office:value-type="float" office:value="0.618768" calcext:value-type="float">
            <text:p>0.6187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0525" calcext:value-type="float">
            <text:p>-0.0250525</text:p>
          </table:table-cell>
        </table:table-row>
        <table:table-row table:style-name="ro1">
          <table:table-cell office:value-type="float" office:value="101.178" calcext:value-type="float">
            <text:p>101.178</text:p>
          </table:table-cell>
          <table:table-cell office:value-type="float" office:value="0.508743" calcext:value-type="float">
            <text:p>0.508743</text:p>
          </table:table-cell>
          <table:table-cell office:value-type="float" office:value="179.491" calcext:value-type="float">
            <text:p>179.491</text:p>
          </table:table-cell>
          <table:table-cell office:value-type="float" office:value="0.615851" calcext:value-type="float">
            <text:p>0.6158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6352" calcext:value-type="float">
            <text:p>-0.0256352</text:p>
          </table:table-cell>
        </table:table-row>
        <table:table-row table:style-name="ro1">
          <table:table-cell office:value-type="float" office:value="101.295" calcext:value-type="float">
            <text:p>101.295</text:p>
          </table:table-cell>
          <table:table-cell office:value-type="float" office:value="0.495117" calcext:value-type="float">
            <text:p>0.49511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0.613528" calcext:value-type="float">
            <text:p>0.6135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6416" calcext:value-type="float">
            <text:p>-0.0256416</text:p>
          </table:table-cell>
        </table:table-row>
        <table:table-row table:style-name="ro1">
          <table:table-cell office:value-type="float" office:value="101.413" calcext:value-type="float">
            <text:p>101.413</text:p>
          </table:table-cell>
          <table:table-cell office:value-type="float" office:value="0.481171" calcext:value-type="float">
            <text:p>0.481171</text:p>
          </table:table-cell>
          <table:table-cell office:value-type="float" office:value="179.519" calcext:value-type="float">
            <text:p>179.519</text:p>
          </table:table-cell>
          <table:table-cell office:value-type="float" office:value="0.61093" calcext:value-type="float">
            <text:p>0.610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869" calcext:value-type="float">
            <text:p>-0.025869</text:p>
          </table:table-cell>
        </table:table-row>
        <table:table-row table:style-name="ro1">
          <table:table-cell office:value-type="float" office:value="101.531" calcext:value-type="float">
            <text:p>101.531</text:p>
          </table:table-cell>
          <table:table-cell office:value-type="float" office:value="0.467422" calcext:value-type="float">
            <text:p>0.467422</text:p>
          </table:table-cell>
          <table:table-cell office:value-type="float" office:value="179.533" calcext:value-type="float">
            <text:p>179.533</text:p>
          </table:table-cell>
          <table:table-cell office:value-type="float" office:value="0.608692" calcext:value-type="float">
            <text:p>0.6086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77" calcext:value-type="float">
            <text:p>-0.02577</text:p>
          </table:table-cell>
        </table:table-row>
        <table:table-row table:style-name="ro1">
          <table:table-cell office:value-type="float" office:value="101.646" calcext:value-type="float">
            <text:p>101.646</text:p>
          </table:table-cell>
          <table:table-cell office:value-type="float" office:value="0.453964" calcext:value-type="float">
            <text:p>0.453964</text:p>
          </table:table-cell>
          <table:table-cell office:value-type="float" office:value="179.546" calcext:value-type="float">
            <text:p>179.546</text:p>
          </table:table-cell>
          <table:table-cell office:value-type="float" office:value="0.606737" calcext:value-type="float">
            <text:p>0.6067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4368" calcext:value-type="float">
            <text:p>-0.0254368</text:p>
          </table:table-cell>
        </table:table-row>
        <table:table-row table:style-name="ro1">
          <table:table-cell office:value-type="float" office:value="101.764" calcext:value-type="float">
            <text:p>101.764</text:p>
          </table:table-cell>
          <table:table-cell office:value-type="float" office:value="0.44017" calcext:value-type="float">
            <text:p>0.44017</text:p>
          </table:table-cell>
          <table:table-cell office:value-type="float" office:value="179.56" calcext:value-type="float">
            <text:p>179.56</text:p>
          </table:table-cell>
          <table:table-cell office:value-type="float" office:value="0.604105" calcext:value-type="float">
            <text:p>0.6041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7238" calcext:value-type="float">
            <text:p>-0.0257238</text:p>
          </table:table-cell>
        </table:table-row>
        <table:table-row table:style-name="ro1">
          <table:table-cell office:value-type="float" office:value="101.883" calcext:value-type="float">
            <text:p>101.883</text:p>
          </table:table-cell>
          <table:table-cell office:value-type="float" office:value="0.426331" calcext:value-type="float">
            <text:p>0.426331</text:p>
          </table:table-cell>
          <table:table-cell office:value-type="float" office:value="179.574" calcext:value-type="float">
            <text:p>179.574</text:p>
          </table:table-cell>
          <table:table-cell office:value-type="float" office:value="0.601505" calcext:value-type="float">
            <text:p>0.6015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9708" calcext:value-type="float">
            <text:p>-0.0259708</text:p>
          </table:table-cell>
        </table:table-row>
        <table:table-row table:style-name="ro1">
          <table:table-cell office:value-type="float" office:value="102.004" calcext:value-type="float">
            <text:p>102.004</text:p>
          </table:table-cell>
          <table:table-cell office:value-type="float" office:value="0.412445" calcext:value-type="float">
            <text:p>0.412445</text:p>
          </table:table-cell>
          <table:table-cell office:value-type="float" office:value="179.588" calcext:value-type="float">
            <text:p>179.588</text:p>
          </table:table-cell>
          <table:table-cell office:value-type="float" office:value="0.599055" calcext:value-type="float">
            <text:p>0.5990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0608" calcext:value-type="float">
            <text:p>-0.0260608</text:p>
          </table:table-cell>
        </table:table-row>
        <table:table-row table:style-name="ro1">
          <table:table-cell office:value-type="float" office:value="102.129" calcext:value-type="float">
            <text:p>102.129</text:p>
          </table:table-cell>
          <table:table-cell office:value-type="float" office:value="0.398315" calcext:value-type="float">
            <text:p>0.398315</text:p>
          </table:table-cell>
          <table:table-cell office:value-type="float" office:value="179.602" calcext:value-type="float">
            <text:p>179.602</text:p>
          </table:table-cell>
          <table:table-cell office:value-type="float" office:value="0.596421" calcext:value-type="float">
            <text:p>0.5964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2931" calcext:value-type="float">
            <text:p>-0.0262931</text:p>
          </table:table-cell>
        </table:table-row>
        <table:table-row table:style-name="ro1">
          <table:table-cell office:value-type="float" office:value="102.264" calcext:value-type="float">
            <text:p>102.264</text:p>
          </table:table-cell>
          <table:table-cell office:value-type="float" office:value="0.383301" calcext:value-type="float">
            <text:p>0.383301</text:p>
          </table:table-cell>
          <table:table-cell office:value-type="float" office:value="179.617" calcext:value-type="float">
            <text:p>179.617</text:p>
          </table:table-cell>
          <table:table-cell office:value-type="float" office:value="0.59323" calcext:value-type="float">
            <text:p>0.593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931" calcext:value-type="float">
            <text:p>-0.026931</text:p>
          </table:table-cell>
        </table:table-row>
        <table:table-row table:style-name="ro1">
          <table:table-cell office:value-type="float" office:value="102.389" calcext:value-type="float">
            <text:p>102.389</text:p>
          </table:table-cell>
          <table:table-cell office:value-type="float" office:value="0.369568" calcext:value-type="float">
            <text:p>0.369568</text:p>
          </table:table-cell>
          <table:table-cell office:value-type="float" office:value="179.63" calcext:value-type="float">
            <text:p>179.63</text:p>
          </table:table-cell>
          <table:table-cell office:value-type="float" office:value="0.59173" calcext:value-type="float">
            <text:p>0.591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60963" calcext:value-type="float">
            <text:p>-0.0260963</text:p>
          </table:table-cell>
        </table:table-row>
        <table:table-row table:style-name="ro1">
          <table:table-cell office:value-type="float" office:value="102.515" calcext:value-type="float">
            <text:p>102.515</text:p>
          </table:table-cell>
          <table:table-cell office:value-type="float" office:value="0.356018" calcext:value-type="float">
            <text:p>0.356018</text:p>
          </table:table-cell>
          <table:table-cell office:value-type="float" office:value="179.644" calcext:value-type="float">
            <text:p>179.644</text:p>
          </table:table-cell>
          <table:table-cell office:value-type="float" office:value="0.59009" calcext:value-type="float">
            <text:p>0.590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54328" calcext:value-type="float">
            <text:p>-0.0254328</text:p>
          </table:table-cell>
        </table:table-row>
        <table:table-row table:style-name="ro1">
          <table:table-cell office:value-type="float" office:value="102.634" calcext:value-type="float">
            <text:p>102.634</text:p>
          </table:table-cell>
          <table:table-cell office:value-type="float" office:value="0.343491" calcext:value-type="float">
            <text:p>0.343491</text:p>
          </table:table-cell>
          <table:table-cell office:value-type="float" office:value="179.657" calcext:value-type="float">
            <text:p>179.657</text:p>
          </table:table-cell>
          <table:table-cell office:value-type="float" office:value="0.5894" calcext:value-type="float">
            <text:p>0.589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39934" calcext:value-type="float">
            <text:p>-0.0239934</text:p>
          </table:table-cell>
        </table:table-row>
        <table:table-row table:style-name="ro1">
          <table:table-cell office:value-type="float" office:value="102.752" calcext:value-type="float">
            <text:p>102.752</text:p>
          </table:table-cell>
          <table:table-cell office:value-type="float" office:value="0.331436" calcext:value-type="float">
            <text:p>0.331436</text:p>
          </table:table-cell>
          <table:table-cell office:value-type="float" office:value="179.669" calcext:value-type="float">
            <text:p>179.669</text:p>
          </table:table-cell>
          <table:table-cell office:value-type="float" office:value="0.588351" calcext:value-type="float">
            <text:p>0.5883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29932" calcext:value-type="float">
            <text:p>-0.0229932</text:p>
          </table:table-cell>
        </table:table-row>
        <table:table-row table:style-name="ro1">
          <table:table-cell office:value-type="float" office:value="102.87" calcext:value-type="float">
            <text:p>102.87</text:p>
          </table:table-cell>
          <table:table-cell office:value-type="float" office:value="0.319672" calcext:value-type="float">
            <text:p>0.319672</text:p>
          </table:table-cell>
          <table:table-cell office:value-type="float" office:value="179.68" calcext:value-type="float">
            <text:p>179.68</text:p>
          </table:table-cell>
          <table:table-cell office:value-type="float" office:value="0.586963" calcext:value-type="float">
            <text:p>0.5869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23808" calcext:value-type="float">
            <text:p>-0.0223808</text:p>
          </table:table-cell>
        </table:table-row>
        <table:table-row table:style-name="ro1">
          <table:table-cell office:value-type="float" office:value="102.992" calcext:value-type="float">
            <text:p>102.992</text:p>
          </table:table-cell>
          <table:table-cell office:value-type="float" office:value="0.307755" calcext:value-type="float">
            <text:p>0.307755</text:p>
          </table:table-cell>
          <table:table-cell office:value-type="float" office:value="179.692" calcext:value-type="float">
            <text:p>179.692</text:p>
          </table:table-cell>
          <table:table-cell office:value-type="float" office:value="0.585017" calcext:value-type="float">
            <text:p>0.5850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2301" calcext:value-type="float">
            <text:p>-0.022301</text:p>
          </table:table-cell>
        </table:table-row>
        <table:table-row table:style-name="ro1">
          <table:table-cell office:value-type="float" office:value="103.115" calcext:value-type="float">
            <text:p>103.115</text:p>
          </table:table-cell>
          <table:table-cell office:value-type="float" office:value="0.296112" calcext:value-type="float">
            <text:p>0.296112</text:p>
          </table:table-cell>
          <table:table-cell office:value-type="float" office:value="179.704" calcext:value-type="float">
            <text:p>179.704</text:p>
          </table:table-cell>
          <table:table-cell office:value-type="float" office:value="0.583457" calcext:value-type="float">
            <text:p>0.58345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8818" calcext:value-type="float">
            <text:p>-0.0218818</text:p>
          </table:table-cell>
        </table:table-row>
        <table:table-row table:style-name="ro1">
          <table:table-cell office:value-type="float" office:value="103.244" calcext:value-type="float">
            <text:p>103.244</text:p>
          </table:table-cell>
          <table:table-cell office:value-type="float" office:value="0.28421" calcext:value-type="float">
            <text:p>0.28421</text:p>
          </table:table-cell>
          <table:table-cell office:value-type="float" office:value="179.716" calcext:value-type="float">
            <text:p>179.716</text:p>
          </table:table-cell>
          <table:table-cell office:value-type="float" office:value="0.581185" calcext:value-type="float">
            <text:p>0.5811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21305" calcext:value-type="float">
            <text:p>-0.0221305</text:p>
          </table:table-cell>
        </table:table-row>
        <table:table-row table:style-name="ro1">
          <table:table-cell office:value-type="float" office:value="103.368" calcext:value-type="float">
            <text:p>103.368</text:p>
          </table:table-cell>
          <table:table-cell office:value-type="float" office:value="0.273117" calcext:value-type="float">
            <text:p>0.273117</text:p>
          </table:table-cell>
          <table:table-cell office:value-type="float" office:value="179.727" calcext:value-type="float">
            <text:p>179.727</text:p>
          </table:table-cell>
          <table:table-cell office:value-type="float" office:value="0.580224" calcext:value-type="float">
            <text:p>0.5802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12055" calcext:value-type="float">
            <text:p>-0.0212055</text:p>
          </table:table-cell>
        </table:table-row>
        <table:table-row table:style-name="ro1">
          <table:table-cell office:value-type="float" office:value="103.482" calcext:value-type="float">
            <text:p>103.482</text:p>
          </table:table-cell>
          <table:table-cell office:value-type="float" office:value="0.263016" calcext:value-type="float">
            <text:p>0.263016</text:p>
          </table:table-cell>
          <table:table-cell office:value-type="float" office:value="179.737" calcext:value-type="float">
            <text:p>179.737</text:p>
          </table:table-cell>
          <table:table-cell office:value-type="float" office:value="0.580654" calcext:value-type="float">
            <text:p>0.5806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90591" calcext:value-type="float">
            <text:p>-0.0190591</text:p>
          </table:table-cell>
        </table:table-row>
        <table:table-row table:style-name="ro1">
          <table:table-cell office:value-type="float" office:value="103.631" calcext:value-type="float">
            <text:p>103.631</text:p>
          </table:table-cell>
          <table:table-cell office:value-type="float" office:value="0.250031" calcext:value-type="float">
            <text:p>0.250031</text:p>
          </table:table-cell>
          <table:table-cell office:value-type="float" office:value="179.75" calcext:value-type="float">
            <text:p>179.75</text:p>
          </table:table-cell>
          <table:table-cell office:value-type="float" office:value="0.572705" calcext:value-type="float">
            <text:p>0.5727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248006" calcext:value-type="float">
            <text:p>-0.0248006</text:p>
          </table:table-cell>
        </table:table-row>
        <table:table-row table:style-name="ro1">
          <table:table-cell office:value-type="float" office:value="103.744" calcext:value-type="float">
            <text:p>103.744</text:p>
          </table:table-cell>
          <table:table-cell office:value-type="float" office:value="0.240479" calcext:value-type="float">
            <text:p>0.240479</text:p>
          </table:table-cell>
          <table:table-cell office:value-type="float" office:value="179.76" calcext:value-type="float">
            <text:p>179.76</text:p>
          </table:table-cell>
          <table:table-cell office:value-type="float" office:value="0.575903" calcext:value-type="float">
            <text:p>0.57590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99783" calcext:value-type="float">
            <text:p>-0.0199783</text:p>
          </table:table-cell>
        </table:table-row>
        <table:table-row table:style-name="ro1">
          <table:table-cell office:value-type="float" office:value="103.857" calcext:value-type="float">
            <text:p>103.857</text:p>
          </table:table-cell>
          <table:table-cell office:value-type="float" office:value="0.23114" calcext:value-type="float">
            <text:p>0.23114</text:p>
          </table:table-cell>
          <table:table-cell office:value-type="float" office:value="179.769" calcext:value-type="float">
            <text:p>179.769</text:p>
          </table:table-cell>
          <table:table-cell office:value-type="float" office:value="0.576005" calcext:value-type="float">
            <text:p>0.5760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82889" calcext:value-type="float">
            <text:p>-0.0182889</text:p>
          </table:table-cell>
        </table:table-row>
        <table:table-row table:style-name="ro1">
          <table:table-cell office:value-type="float" office:value="103.968" calcext:value-type="float">
            <text:p>103.968</text:p>
          </table:table-cell>
          <table:table-cell office:value-type="float" office:value="0.222061" calcext:value-type="float">
            <text:p>0.222061</text:p>
          </table:table-cell>
          <table:table-cell office:value-type="float" office:value="179.778" calcext:value-type="float">
            <text:p>179.778</text:p>
          </table:table-cell>
          <table:table-cell office:value-type="float" office:value="0.57528" calcext:value-type="float">
            <text:p>0.575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47" calcext:value-type="float">
            <text:p>-0.01747</text:p>
          </table:table-cell>
        </table:table-row>
        <table:table-row table:style-name="ro1">
          <table:table-cell office:value-type="float" office:value="104.084" calcext:value-type="float">
            <text:p>104.084</text:p>
          </table:table-cell>
          <table:table-cell office:value-type="float" office:value="0.212784" calcext:value-type="float">
            <text:p>0.212784</text:p>
          </table:table-cell>
          <table:table-cell office:value-type="float" office:value="179.787" calcext:value-type="float">
            <text:p>179.787</text:p>
          </table:table-cell>
          <table:table-cell office:value-type="float" office:value="0.573734" calcext:value-type="float">
            <text:p>0.5737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4396" calcext:value-type="float">
            <text:p>-0.0174396</text:p>
          </table:table-cell>
        </table:table-row>
        <table:table-row table:style-name="ro1">
          <table:table-cell office:value-type="float" office:value="104.212" calcext:value-type="float">
            <text:p>104.212</text:p>
          </table:table-cell>
          <table:table-cell office:value-type="float" office:value="0.202576" calcext:value-type="float">
            <text:p>0.202576</text:p>
          </table:table-cell>
          <table:table-cell office:value-type="float" office:value="179.797" calcext:value-type="float">
            <text:p>179.797</text:p>
          </table:table-cell>
          <table:table-cell office:value-type="float" office:value="0.570765" calcext:value-type="float">
            <text:p>0.5707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86724" calcext:value-type="float">
            <text:p>-0.0186724</text:p>
          </table:table-cell>
        </table:table-row>
        <table:table-row table:style-name="ro1">
          <table:table-cell office:value-type="float" office:value="104.33" calcext:value-type="float">
            <text:p>104.33</text:p>
          </table:table-cell>
          <table:table-cell office:value-type="float" office:value="0.193329" calcext:value-type="float">
            <text:p>0.193329</text:p>
          </table:table-cell>
          <table:table-cell office:value-type="float" office:value="179.807" calcext:value-type="float">
            <text:p>179.807</text:p>
          </table:table-cell>
          <table:table-cell office:value-type="float" office:value="0.57013" calcext:value-type="float">
            <text:p>0.570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7359" calcext:value-type="float">
            <text:p>-0.0177359</text:p>
          </table:table-cell>
        </table:table-row>
        <table:table-row table:style-name="ro1">
          <table:table-cell office:value-type="float" office:value="104.446" calcext:value-type="float">
            <text:p>104.446</text:p>
          </table:table-cell>
          <table:table-cell office:value-type="float" office:value="0.184326" calcext:value-type="float">
            <text:p>0.184326</text:p>
          </table:table-cell>
          <table:table-cell office:value-type="float" office:value="179.816" calcext:value-type="float">
            <text:p>179.816</text:p>
          </table:table-cell>
          <table:table-cell office:value-type="float" office:value="0.5692" calcext:value-type="float">
            <text:p>0.56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1352" calcext:value-type="float">
            <text:p>-0.0171352</text:p>
          </table:table-cell>
        </table:table-row>
        <table:table-row table:style-name="ro1">
          <table:table-cell office:value-type="float" office:value="104.569" calcext:value-type="float">
            <text:p>104.569</text:p>
          </table:table-cell>
          <table:table-cell office:value-type="float" office:value="0.174744" calcext:value-type="float">
            <text:p>0.174744</text:p>
          </table:table-cell>
          <table:table-cell office:value-type="float" office:value="179.825" calcext:value-type="float">
            <text:p>179.825</text:p>
          </table:table-cell>
          <table:table-cell office:value-type="float" office:value="0.567238" calcext:value-type="float">
            <text:p>0.5672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468" calcext:value-type="float">
            <text:p>-0.017468</text:p>
          </table:table-cell>
        </table:table-row>
        <table:table-row table:style-name="ro1">
          <table:table-cell office:value-type="float" office:value="104.688" calcext:value-type="float">
            <text:p>104.688</text:p>
          </table:table-cell>
          <table:table-cell office:value-type="float" office:value="0.165649" calcext:value-type="float">
            <text:p>0.165649</text:p>
          </table:table-cell>
          <table:table-cell office:value-type="float" office:value="179.834" calcext:value-type="float">
            <text:p>179.834</text:p>
          </table:table-cell>
          <table:table-cell office:value-type="float" office:value="0.565972" calcext:value-type="float">
            <text:p>0.56597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1888" calcext:value-type="float">
            <text:p>-0.0171888</text:p>
          </table:table-cell>
        </table:table-row>
        <table:table-row table:style-name="ro1">
          <table:table-cell office:value-type="float" office:value="104.809" calcext:value-type="float">
            <text:p>104.809</text:p>
          </table:table-cell>
          <table:table-cell office:value-type="float" office:value="0.156357" calcext:value-type="float">
            <text:p>0.156357</text:p>
          </table:table-cell>
          <table:table-cell office:value-type="float" office:value="179.844" calcext:value-type="float">
            <text:p>179.844</text:p>
          </table:table-cell>
          <table:table-cell office:value-type="float" office:value="0.564438" calcext:value-type="float">
            <text:p>0.5644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1429" calcext:value-type="float">
            <text:p>-0.0171429</text:p>
          </table:table-cell>
        </table:table-row>
        <table:table-row table:style-name="ro1">
          <table:table-cell office:value-type="float" office:value="104.923" calcext:value-type="float">
            <text:p>104.923</text:p>
          </table:table-cell>
          <table:table-cell office:value-type="float" office:value="0.147614" calcext:value-type="float">
            <text:p>0.147614</text:p>
          </table:table-cell>
          <table:table-cell office:value-type="float" office:value="179.852" calcext:value-type="float">
            <text:p>179.852</text:p>
          </table:table-cell>
          <table:table-cell office:value-type="float" office:value="0.56348" calcext:value-type="float">
            <text:p>0.563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6148" calcext:value-type="float">
            <text:p>-0.0166148</text:p>
          </table:table-cell>
        </table:table-row>
        <table:table-row table:style-name="ro1">
          <table:table-cell office:value-type="float" office:value="105.039" calcext:value-type="float">
            <text:p>105.039</text:p>
          </table:table-cell>
          <table:table-cell office:value-type="float" office:value="0.138718" calcext:value-type="float">
            <text:p>0.138718</text:p>
          </table:table-cell>
          <table:table-cell office:value-type="float" office:value="179.861" calcext:value-type="float">
            <text:p>179.861</text:p>
          </table:table-cell>
          <table:table-cell office:value-type="float" office:value="0.561907" calcext:value-type="float">
            <text:p>0.56190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6748" calcext:value-type="float">
            <text:p>-0.0166748</text:p>
          </table:table-cell>
        </table:table-row>
        <table:table-row table:style-name="ro1">
          <table:table-cell office:value-type="float" office:value="105.157" calcext:value-type="float">
            <text:p>105.157</text:p>
          </table:table-cell>
          <table:table-cell office:value-type="float" office:value="0.129669" calcext:value-type="float">
            <text:p>0.129669</text:p>
          </table:table-cell>
          <table:table-cell office:value-type="float" office:value="179.87" calcext:value-type="float">
            <text:p>179.87</text:p>
          </table:table-cell>
          <table:table-cell office:value-type="float" office:value="0.56011" calcext:value-type="float">
            <text:p>0.560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9335" calcext:value-type="float">
            <text:p>-0.0169335</text:p>
          </table:table-cell>
        </table:table-row>
        <table:table-row table:style-name="ro1">
          <table:table-cell office:value-type="float" office:value="105.276" calcext:value-type="float">
            <text:p>105.276</text:p>
          </table:table-cell>
          <table:table-cell office:value-type="float" office:value="0.12056" calcext:value-type="float">
            <text:p>0.12056</text:p>
          </table:table-cell>
          <table:table-cell office:value-type="float" office:value="179.879" calcext:value-type="float">
            <text:p>179.879</text:p>
          </table:table-cell>
          <table:table-cell office:value-type="float" office:value="0.558479" calcext:value-type="float">
            <text:p>0.5584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016" calcext:value-type="float">
            <text:p>-0.017016</text:p>
          </table:table-cell>
        </table:table-row>
        <table:table-row table:style-name="ro1">
          <table:table-cell office:value-type="float" office:value="105.394" calcext:value-type="float">
            <text:p>105.394</text:p>
          </table:table-cell>
          <table:table-cell office:value-type="float" office:value="0.11142" calcext:value-type="float">
            <text:p>0.11142</text:p>
          </table:table-cell>
          <table:table-cell office:value-type="float" office:value="179.889" calcext:value-type="float">
            <text:p>179.889</text:p>
          </table:table-cell>
          <table:table-cell office:value-type="float" office:value="0.556809" calcext:value-type="float">
            <text:p>0.5568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1323" calcext:value-type="float">
            <text:p>-0.0171323</text:p>
          </table:table-cell>
        </table:table-row>
        <table:table-row table:style-name="ro1">
          <table:table-cell office:value-type="float" office:value="105.512" calcext:value-type="float">
            <text:p>105.512</text:p>
          </table:table-cell>
          <table:table-cell office:value-type="float" office:value="0.102371" calcext:value-type="float">
            <text:p>0.102371</text:p>
          </table:table-cell>
          <table:table-cell office:value-type="float" office:value="179.898" calcext:value-type="float">
            <text:p>179.898</text:p>
          </table:table-cell>
          <table:table-cell office:value-type="float" office:value="0.555377" calcext:value-type="float">
            <text:p>0.5553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70257" calcext:value-type="float">
            <text:p>-0.0170257</text:p>
          </table:table-cell>
        </table:table-row>
        <table:table-row table:style-name="ro1">
          <table:table-cell office:value-type="float" office:value="105.629" calcext:value-type="float">
            <text:p>105.629</text:p>
          </table:table-cell>
          <table:table-cell office:value-type="float" office:value="0.0933838" calcext:value-type="float">
            <text:p>0.0933838</text:p>
          </table:table-cell>
          <table:table-cell office:value-type="float" office:value="179.907" calcext:value-type="float">
            <text:p>179.907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9334" calcext:value-type="float">
            <text:p>-0.0169334</text:p>
          </table:table-cell>
        </table:table-row>
        <table:table-row table:style-name="ro1">
          <table:table-cell office:value-type="float" office:value="105.747" calcext:value-type="float">
            <text:p>105.747</text:p>
          </table:table-cell>
          <table:table-cell office:value-type="float" office:value="0.0843658" calcext:value-type="float">
            <text:p>0.0843658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0.552431" calcext:value-type="float">
            <text:p>0.5524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9115" calcext:value-type="float">
            <text:p>-0.0169115</text:p>
          </table:table-cell>
        </table:table-row>
        <table:table-row table:style-name="ro1">
          <table:table-cell office:value-type="float" office:value="105.867" calcext:value-type="float">
            <text:p>105.867</text:p>
          </table:table-cell>
          <table:table-cell office:value-type="float" office:value="0.0753479" calcext:value-type="float">
            <text:p>0.0753479</text:p>
          </table:table-cell>
          <table:table-cell office:value-type="float" office:value="179.925" calcext:value-type="float">
            <text:p>179.925</text:p>
          </table:table-cell>
          <table:table-cell office:value-type="float" office:value="0.550914" calcext:value-type="float">
            <text:p>0.5509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8949" calcext:value-type="float">
            <text:p>-0.0168949</text:p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666351" calcext:value-type="float">
            <text:p>0.0666351</text:p>
          </table:table-cell>
          <table:table-cell office:value-type="float" office:value="179.933" calcext:value-type="float">
            <text:p>179.933</text:p>
          </table:table-cell>
          <table:table-cell office:value-type="float" office:value="0.549838" calcext:value-type="float">
            <text:p>0.5498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49" calcext:value-type="float">
            <text:p>-0.01649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0.0581207" calcext:value-type="float">
            <text:p>0.0581207</text:p>
          </table:table-cell>
          <table:table-cell office:value-type="float" office:value="179.942" calcext:value-type="float">
            <text:p>179.942</text:p>
          </table:table-cell>
          <table:table-cell office:value-type="float" office:value="0.548791" calcext:value-type="float">
            <text:p>0.5487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0899" calcext:value-type="float">
            <text:p>-0.0160899</text:p>
          </table:table-cell>
        </table:table-row>
        <table:table-row table:style-name="ro1">
          <table:table-cell office:value-type="float" office:value="106.22" calcext:value-type="float">
            <text:p>106.22</text:p>
          </table:table-cell>
          <table:table-cell office:value-type="float" office:value="0.0493622" calcext:value-type="float">
            <text:p>0.0493622</text:p>
          </table:table-cell>
          <table:table-cell office:value-type="float" office:value="179.951" calcext:value-type="float">
            <text:p>179.951</text:p>
          </table:table-cell>
          <table:table-cell office:value-type="float" office:value="0.547001" calcext:value-type="float">
            <text:p>0.5470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6391" calcext:value-type="float">
            <text:p>-0.016391</text:p>
          </table:table-cell>
        </table:table-row>
        <table:table-row table:style-name="ro1">
          <table:table-cell office:value-type="float" office:value="106.336" calcext:value-type="float">
            <text:p>106.336</text:p>
          </table:table-cell>
          <table:table-cell office:value-type="float" office:value="0.0411987" calcext:value-type="float">
            <text:p>0.0411987</text:p>
          </table:table-cell>
          <table:table-cell office:value-type="float" office:value="179.959" calcext:value-type="float">
            <text:p>179.959</text:p>
          </table:table-cell>
          <table:table-cell office:value-type="float" office:value="0.5465" calcext:value-type="float">
            <text:p>0.54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55036" calcext:value-type="float">
            <text:p>-0.0155036</text:p>
          </table:table-cell>
        </table:table-row>
        <table:table-row table:style-name="ro1">
          <table:table-cell office:value-type="float" office:value="106.447" calcext:value-type="float">
            <text:p>106.447</text:p>
          </table:table-cell>
          <table:table-cell office:value-type="float" office:value="0.0334625" calcext:value-type="float">
            <text:p>0.0334625</text:p>
          </table:table-cell>
          <table:table-cell office:value-type="float" office:value="179.967" calcext:value-type="float">
            <text:p>179.967</text:p>
          </table:table-cell>
          <table:table-cell office:value-type="float" office:value="0.545884" calcext:value-type="float">
            <text:p>0.5458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8047" calcext:value-type="float">
            <text:p>-0.0148047</text:p>
          </table:table-cell>
        </table:table-row>
        <table:table-row table:style-name="ro1">
          <table:table-cell office:value-type="float" office:value="106.56" calcext:value-type="float">
            <text:p>106.56</text:p>
          </table:table-cell>
          <table:table-cell office:value-type="float" office:value="0.0258484" calcext:value-type="float">
            <text:p>0.0258484</text:p>
          </table:table-cell>
          <table:table-cell office:value-type="float" office:value="179.974" calcext:value-type="float">
            <text:p>179.974</text:p>
          </table:table-cell>
          <table:table-cell office:value-type="float" office:value="0.544915" calcext:value-type="float">
            <text:p>0.5449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4789" calcext:value-type="float">
            <text:p>-0.0144789</text:p>
          </table:table-cell>
        </table:table-row>
        <table:table-row table:style-name="ro1">
          <table:table-cell office:value-type="float" office:value="106.677" calcext:value-type="float">
            <text:p>106.677</text:p>
          </table:table-cell>
          <table:table-cell office:value-type="float" office:value="0.018158" calcext:value-type="float">
            <text:p>0.018158</text:p>
          </table:table-cell>
          <table:table-cell office:value-type="float" office:value="179.982" calcext:value-type="float">
            <text:p>179.982</text:p>
          </table:table-cell>
          <table:table-cell office:value-type="float" office:value="0.543608" calcext:value-type="float">
            <text:p>0.5436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44793" calcext:value-type="float">
            <text:p>-0.0144793</text:p>
          </table:table-cell>
        </table:table-row>
        <table:table-row table:style-name="ro1">
          <table:table-cell office:value-type="float" office:value="106.796" calcext:value-type="float">
            <text:p>106.796</text:p>
          </table:table-cell>
          <table:table-cell office:value-type="float" office:value="0.0108032" calcext:value-type="float">
            <text:p>0.0108032</text:p>
          </table:table-cell>
          <table:table-cell office:value-type="float" office:value="179.989" calcext:value-type="float">
            <text:p>179.989</text:p>
          </table:table-cell>
          <table:table-cell office:value-type="float" office:value="0.542884" calcext:value-type="float">
            <text:p>0.5428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9523" calcext:value-type="float">
            <text:p>-0.0139523</text:p>
          </table:table-cell>
        </table:table-row>
        <table:table-row table:style-name="ro1">
          <table:table-cell office:value-type="float" office:value="106.915" calcext:value-type="float">
            <text:p>106.915</text:p>
          </table:table-cell>
          <table:table-cell office:value-type="float" office:value="0.00366211" calcext:value-type="float">
            <text:p>0.00366211</text:p>
          </table:table-cell>
          <table:table-cell office:value-type="float" office:value="179.996" calcext:value-type="float">
            <text:p>179.996</text:p>
          </table:table-cell>
          <table:table-cell office:value-type="float" office:value="0.542088" calcext:value-type="float">
            <text:p>0.5420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5346" calcext:value-type="float">
            <text:p>-0.0135346</text:p>
          </table:table-cell>
        </table:table-row>
        <table:table-row table:style-name="ro1">
          <table:table-cell office:value-type="float" office:value="107.033" calcext:value-type="float">
            <text:p>107.033</text:p>
          </table:table-cell>
          <table:table-cell office:value-type="float" office:value="-0.00300598" calcext:value-type="float">
            <text:p>-0.00300598</text:p>
          </table:table-cell>
          <table:table-cell office:value-type="float" office:value="180.003" calcext:value-type="float">
            <text:p>180.003</text:p>
          </table:table-cell>
          <table:table-cell office:value-type="float" office:value="0.541679" calcext:value-type="float">
            <text:p>0.541679</text:p>
          </table:table-cell>
          <table:table-cell office:value-type="float" office:value="180" calcext:value-type="float">
            <text:p>180</text:p>
          </table:table-cell>
          <table:table-cell office:value-type="float" office:value="0.554992" calcext:value-type="float">
            <text:p>0.554992</text:p>
          </table:table-cell>
          <table:table-cell office:value-type="float" office:value="-0.0128023" calcext:value-type="float">
            <text:p>-0.0128023</text:p>
          </table:table-cell>
        </table:table-row>
        <table:table-row table:style-name="ro1">
          <table:table-cell office:value-type="float" office:value="107.15" calcext:value-type="float">
            <text:p>107.15</text:p>
          </table:table-cell>
          <table:table-cell office:value-type="float" office:value="-0.00932312" calcext:value-type="float">
            <text:p>-0.00932312</text:p>
          </table:table-cell>
          <table:table-cell office:value-type="float" office:value="180.009" calcext:value-type="float">
            <text:p>180.009</text:p>
          </table:table-cell>
          <table:table-cell office:value-type="float" office:value="0.541147" calcext:value-type="float">
            <text:p>0.541147</text:p>
          </table:table-cell>
          <table:table-cell office:value-type="float" office:value="180" calcext:value-type="float">
            <text:p>180</text:p>
          </table:table-cell>
          <table:table-cell office:value-type="float" office:value="0.554919" calcext:value-type="float">
            <text:p>0.554919</text:p>
          </table:table-cell>
          <table:table-cell office:value-type="float" office:value="-0.0121878" calcext:value-type="float">
            <text:p>-0.0121878</text:p>
          </table:table-cell>
        </table:table-row>
        <table:table-row table:style-name="ro1">
          <table:table-cell office:value-type="float" office:value="107.27" calcext:value-type="float">
            <text:p>107.27</text:p>
          </table:table-cell>
          <table:table-cell office:value-type="float" office:value="-0.0154266" calcext:value-type="float">
            <text:p>-0.0154266</text:p>
          </table:table-cell>
          <table:table-cell office:value-type="float" office:value="180.015" calcext:value-type="float">
            <text:p>180.015</text:p>
          </table:table-cell>
          <table:table-cell office:value-type="float" office:value="0.540448" calcext:value-type="float">
            <text:p>0.540448</text:p>
          </table:table-cell>
          <table:table-cell office:value-type="float" office:value="180" calcext:value-type="float">
            <text:p>180</text:p>
          </table:table-cell>
          <table:table-cell office:value-type="float" office:value="0.554771" calcext:value-type="float">
            <text:p>0.554771</text:p>
          </table:table-cell>
          <table:table-cell office:value-type="float" office:value="-0.0117009" calcext:value-type="float">
            <text:p>-0.0117009</text:p>
          </table:table-cell>
        </table:table-row>
        <table:table-row table:style-name="ro1">
          <table:table-cell office:value-type="float" office:value="107.388" calcext:value-type="float">
            <text:p>107.388</text:p>
          </table:table-cell>
          <table:table-cell office:value-type="float" office:value="-0.0210419" calcext:value-type="float">
            <text:p>-0.0210419</text:p>
          </table:table-cell>
          <table:table-cell office:value-type="float" office:value="180.021" calcext:value-type="float">
            <text:p>180.021</text:p>
          </table:table-cell>
          <table:table-cell office:value-type="float" office:value="0.540117" calcext:value-type="float">
            <text:p>0.540117</text:p>
          </table:table-cell>
          <table:table-cell office:value-type="float" office:value="180" calcext:value-type="float">
            <text:p>180</text:p>
          </table:table-cell>
          <table:table-cell office:value-type="float" office:value="0.554556" calcext:value-type="float">
            <text:p>0.554556</text:p>
          </table:table-cell>
          <table:table-cell office:value-type="float" office:value="-0.0108619" calcext:value-type="float">
            <text:p>-0.0108619</text:p>
          </table:table-cell>
        </table:table-row>
        <table:table-row table:style-name="ro1">
          <table:table-cell office:value-type="float" office:value="107.505" calcext:value-type="float">
            <text:p>107.505</text:p>
          </table:table-cell>
          <table:table-cell office:value-type="float" office:value="-0.0262909" calcext:value-type="float">
            <text:p>-0.0262909</text:p>
          </table:table-cell>
          <table:table-cell office:value-type="float" office:value="180.026" calcext:value-type="float">
            <text:p>180.026</text:p>
          </table:table-cell>
          <table:table-cell office:value-type="float" office:value="0.539661" calcext:value-type="float">
            <text:p>0.539661</text:p>
          </table:table-cell>
          <table:table-cell office:value-type="float" office:value="180" calcext:value-type="float">
            <text:p>180</text:p>
          </table:table-cell>
          <table:table-cell office:value-type="float" office:value="0.554276" calcext:value-type="float">
            <text:p>0.554276</text:p>
          </table:table-cell>
          <table:table-cell office:value-type="float" office:value="-0.0101459" calcext:value-type="float">
            <text:p>-0.0101459</text:p>
          </table:table-cell>
        </table:table-row>
        <table:table-row table:style-name="ro1">
          <table:table-cell office:value-type="float" office:value="107.623" calcext:value-type="float">
            <text:p>107.623</text:p>
          </table:table-cell>
          <table:table-cell office:value-type="float" office:value="-0.0310516" calcext:value-type="float">
            <text:p>-0.0310516</text:p>
          </table:table-cell>
          <table:table-cell office:value-type="float" office:value="180.031" calcext:value-type="float">
            <text:p>180.031</text:p>
          </table:table-cell>
          <table:table-cell office:value-type="float" office:value="0.539397" calcext:value-type="float">
            <text:p>0.539397</text:p>
          </table:table-cell>
          <table:table-cell office:value-type="float" office:value="180" calcext:value-type="float">
            <text:p>180</text:p>
          </table:table-cell>
          <table:table-cell office:value-type="float" office:value="0.553939" calcext:value-type="float">
            <text:p>0.553939</text:p>
          </table:table-cell>
          <table:table-cell office:value-type="float" office:value="-0.00926318" calcext:value-type="float">
            <text:p>-0.00926318</text:p>
          </table:table-cell>
        </table:table-row>
        <table:table-row table:style-name="ro1">
          <table:table-cell office:value-type="float" office:value="107.741" calcext:value-type="float">
            <text:p>107.741</text:p>
          </table:table-cell>
          <table:table-cell office:value-type="float" office:value="-0.0354919" calcext:value-type="float">
            <text:p>-0.0354919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0.538886" calcext:value-type="float">
            <text:p>0.538886</text:p>
          </table:table-cell>
          <table:table-cell office:value-type="float" office:value="180" calcext:value-type="float">
            <text:p>180</text:p>
          </table:table-cell>
          <table:table-cell office:value-type="float" office:value="0.553547" calcext:value-type="float">
            <text:p>0.553547</text:p>
          </table:table-cell>
          <table:table-cell office:value-type="float" office:value="-0.00862763" calcext:value-type="float">
            <text:p>-0.00862763</text:p>
          </table:table-cell>
        </table:table-row>
        <table:table-row table:style-name="ro1">
          <table:table-cell office:value-type="float" office:value="107.861" calcext:value-type="float">
            <text:p>107.861</text:p>
          </table:table-cell>
          <table:table-cell office:value-type="float" office:value="-0.0397797" calcext:value-type="float">
            <text:p>-0.0397797</text:p>
          </table:table-cell>
          <table:table-cell office:value-type="float" office:value="180.04" calcext:value-type="float">
            <text:p>180.04</text:p>
          </table:table-cell>
          <table:table-cell office:value-type="float" office:value="0.538138" calcext:value-type="float">
            <text:p>0.538138</text:p>
          </table:table-cell>
          <table:table-cell office:value-type="float" office:value="180" calcext:value-type="float">
            <text:p>180</text:p>
          </table:table-cell>
          <table:table-cell office:value-type="float" office:value="0.553093" calcext:value-type="float">
            <text:p>0.553093</text:p>
          </table:table-cell>
          <table:table-cell office:value-type="float" office:value="-0.00819246" calcext:value-type="float">
            <text:p>-0.00819246</text:p>
          </table:table-cell>
        </table:table-row>
        <table:table-row table:style-name="ro1">
          <table:table-cell office:value-type="float" office:value="107.984" calcext:value-type="float">
            <text:p>107.984</text:p>
          </table:table-cell>
          <table:table-cell office:value-type="float" office:value="-0.0437012" calcext:value-type="float">
            <text:p>-0.0437012</text:p>
          </table:table-cell>
          <table:table-cell office:value-type="float" office:value="180.044" calcext:value-type="float">
            <text:p>180.044</text:p>
          </table:table-cell>
          <table:table-cell office:value-type="float" office:value="0.537605" calcext:value-type="float">
            <text:p>0.537605</text:p>
          </table:table-cell>
          <table:table-cell office:value-type="float" office:value="180" calcext:value-type="float">
            <text:p>180</text:p>
          </table:table-cell>
          <table:table-cell office:value-type="float" office:value="0.552583" calcext:value-type="float">
            <text:p>0.552583</text:p>
          </table:table-cell>
          <table:table-cell office:value-type="float" office:value="-0.00754794" calcext:value-type="float">
            <text:p>-0.00754794</text:p>
          </table:table-cell>
        </table:table-row>
        <table:table-row table:style-name="ro1">
          <table:table-cell office:value-type="float" office:value="108.102" calcext:value-type="float">
            <text:p>108.102</text:p>
          </table:table-cell>
          <table:table-cell office:value-type="float" office:value="-0.0470886" calcext:value-type="float">
            <text:p>-0.0470886</text:p>
          </table:table-cell>
          <table:table-cell office:value-type="float" office:value="180.047" calcext:value-type="float">
            <text:p>180.047</text:p>
          </table:table-cell>
          <table:table-cell office:value-type="float" office:value="0.537332" calcext:value-type="float">
            <text:p>0.537332</text:p>
          </table:table-cell>
          <table:table-cell office:value-type="float" office:value="180" calcext:value-type="float">
            <text:p>180</text:p>
          </table:table-cell>
          <table:table-cell office:value-type="float" office:value="0.552044" calcext:value-type="float">
            <text:p>0.552044</text:p>
          </table:table-cell>
          <table:table-cell office:value-type="float" office:value="-0.006706" calcext:value-type="float">
            <text:p>-0.006706</text:p>
          </table:table-cell>
        </table:table-row>
        <table:table-row table:style-name="ro1">
          <table:table-cell office:value-type="float" office:value="108.22" calcext:value-type="float">
            <text:p>108.22</text:p>
          </table:table-cell>
          <table:table-cell office:value-type="float" office:value="-0.050293" calcext:value-type="float">
            <text:p>-0.050293</text:p>
          </table:table-cell>
          <table:table-cell office:value-type="float" office:value="180.05" calcext:value-type="float">
            <text:p>180.05</text:p>
          </table:table-cell>
          <table:table-cell office:value-type="float" office:value="0.536717" calcext:value-type="float">
            <text:p>0.536717</text:p>
          </table:table-cell>
          <table:table-cell office:value-type="float" office:value="180" calcext:value-type="float">
            <text:p>180</text:p>
          </table:table-cell>
          <table:table-cell office:value-type="float" office:value="0.551471" calcext:value-type="float">
            <text:p>0.551471</text:p>
          </table:table-cell>
          <table:table-cell office:value-type="float" office:value="-0.00620499" calcext:value-type="float">
            <text:p>-0.00620499</text:p>
          </table:table-cell>
        </table:table-row>
        <table:table-row table:style-name="ro1">
          <table:table-cell office:value-type="float" office:value="108.342" calcext:value-type="float">
            <text:p>108.342</text:p>
          </table:table-cell>
          <table:table-cell office:value-type="float" office:value="-0.0531769" calcext:value-type="float">
            <text:p>-0.0531769</text:p>
          </table:table-cell>
          <table:table-cell office:value-type="float" office:value="180.053" calcext:value-type="float">
            <text:p>180.053</text:p>
          </table:table-cell>
          <table:table-cell office:value-type="float" office:value="0.536259" calcext:value-type="float">
            <text:p>0.536259</text:p>
          </table:table-cell>
          <table:table-cell office:value-type="float" office:value="180" calcext:value-type="float">
            <text:p>180</text:p>
          </table:table-cell>
          <table:table-cell office:value-type="float" office:value="0.550837" calcext:value-type="float">
            <text:p>0.550837</text:p>
          </table:table-cell>
          <table:table-cell office:value-type="float" office:value="-0.00553848" calcext:value-type="float">
            <text:p>-0.00553848</text:p>
          </table:table-cell>
        </table:table-row>
        <table:table-row table:style-name="ro1">
          <table:table-cell office:value-type="float" office:value="108.458" calcext:value-type="float">
            <text:p>108.458</text:p>
          </table:table-cell>
          <table:table-cell office:value-type="float" office:value="-0.0556183" calcext:value-type="float">
            <text:p>-0.0556183</text:p>
          </table:table-cell>
          <table:table-cell office:value-type="float" office:value="180.056" calcext:value-type="float">
            <text:p>180.056</text:p>
          </table:table-cell>
          <table:table-cell office:value-type="float" office:value="0.535864" calcext:value-type="float">
            <text:p>0.535864</text:p>
          </table:table-cell>
          <table:table-cell office:value-type="float" office:value="180" calcext:value-type="float">
            <text:p>180</text:p>
          </table:table-cell>
          <table:table-cell office:value-type="float" office:value="0.550206" calcext:value-type="float">
            <text:p>0.550206</text:p>
          </table:table-cell>
          <table:table-cell office:value-type="float" office:value="-0.00488675" calcext:value-type="float">
            <text:p>-0.00488675</text:p>
          </table:table-cell>
        </table:table-row>
        <table:table-row table:style-name="ro1">
          <table:table-cell office:value-type="float" office:value="108.573" calcext:value-type="float">
            <text:p>108.573</text:p>
          </table:table-cell>
          <table:table-cell office:value-type="float" office:value="-0.0578003" calcext:value-type="float">
            <text:p>-0.0578003</text:p>
          </table:table-cell>
          <table:table-cell office:value-type="float" office:value="180.058" calcext:value-type="float">
            <text:p>180.058</text:p>
          </table:table-cell>
          <table:table-cell office:value-type="float" office:value="0.535401" calcext:value-type="float">
            <text:p>0.535401</text:p>
          </table:table-cell>
          <table:table-cell office:value-type="float" office:value="180" calcext:value-type="float">
            <text:p>180</text:p>
          </table:table-cell>
          <table:table-cell office:value-type="float" office:value="0.549555" calcext:value-type="float">
            <text:p>0.549555</text:p>
          </table:table-cell>
          <table:table-cell office:value-type="float" office:value="-0.00432811" calcext:value-type="float">
            <text:p>-0.00432811</text:p>
          </table:table-cell>
        </table:table-row>
        <table:table-row table:style-name="ro1">
          <table:table-cell office:value-type="float" office:value="108.687" calcext:value-type="float">
            <text:p>108.687</text:p>
          </table:table-cell>
          <table:table-cell office:value-type="float" office:value="-0.0597229" calcext:value-type="float">
            <text:p>-0.0597229</text:p>
          </table:table-cell>
          <table:table-cell office:value-type="float" office:value="180.06" calcext:value-type="float">
            <text:p>180.06</text:p>
          </table:table-cell>
          <table:table-cell office:value-type="float" office:value="0.534871" calcext:value-type="float">
            <text:p>0.534871</text:p>
          </table:table-cell>
          <table:table-cell office:value-type="float" office:value="180" calcext:value-type="float">
            <text:p>180</text:p>
          </table:table-cell>
          <table:table-cell office:value-type="float" office:value="0.548884" calcext:value-type="float">
            <text:p>0.548884</text:p>
          </table:table-cell>
          <table:table-cell office:value-type="float" office:value="-0.00386037" calcext:value-type="float">
            <text:p>-0.00386037</text:p>
          </table:table-cell>
        </table:table-row>
        <table:table-row table:style-name="ro1">
          <table:table-cell office:value-type="float" office:value="108.801" calcext:value-type="float">
            <text:p>108.801</text:p>
          </table:table-cell>
          <table:table-cell office:value-type="float" office:value="-0.0613861" calcext:value-type="float">
            <text:p>-0.0613861</text:p>
          </table:table-cell>
          <table:table-cell office:value-type="float" office:value="180.061" calcext:value-type="float">
            <text:p>180.061</text:p>
          </table:table-cell>
          <table:table-cell office:value-type="float" office:value="0.534383" calcext:value-type="float">
            <text:p>0.534383</text:p>
          </table:table-cell>
          <table:table-cell office:value-type="float" office:value="180" calcext:value-type="float">
            <text:p>180</text:p>
          </table:table-cell>
          <table:table-cell office:value-type="float" office:value="0.548197" calcext:value-type="float">
            <text:p>0.548197</text:p>
          </table:table-cell>
          <table:table-cell office:value-type="float" office:value="-0.00337836" calcext:value-type="float">
            <text:p>-0.00337836</text:p>
          </table:table-cell>
        </table:table-row>
        <table:table-row table:style-name="ro1">
          <table:table-cell office:value-type="float" office:value="108.923" calcext:value-type="float">
            <text:p>108.923</text:p>
          </table:table-cell>
          <table:table-cell office:value-type="float" office:value="-0.0628967" calcext:value-type="float">
            <text:p>-0.0628967</text:p>
          </table:table-cell>
          <table:table-cell office:value-type="float" office:value="180.063" calcext:value-type="float">
            <text:p>180.063</text:p>
          </table:table-cell>
          <table:table-cell office:value-type="float" office:value="0.533746" calcext:value-type="float">
            <text:p>0.533746</text:p>
          </table:table-cell>
          <table:table-cell office:value-type="float" office:value="180" calcext:value-type="float">
            <text:p>180</text:p>
          </table:table-cell>
          <table:table-cell office:value-type="float" office:value="0.547435" calcext:value-type="float">
            <text:p>0.547435</text:p>
          </table:table-cell>
          <table:table-cell office:value-type="float" office:value="-0.00299674" calcext:value-type="float">
            <text:p>-0.00299674</text:p>
          </table:table-cell>
        </table:table-row>
        <table:table-row table:style-name="ro1">
          <table:table-cell office:value-type="float" office:value="109.041" calcext:value-type="float">
            <text:p>109.041</text:p>
          </table:table-cell>
          <table:table-cell office:value-type="float" office:value="-0.0640106" calcext:value-type="float">
            <text:p>-0.0640106</text:p>
          </table:table-cell>
          <table:table-cell office:value-type="float" office:value="180.064" calcext:value-type="float">
            <text:p>180.064</text:p>
          </table:table-cell>
          <table:table-cell office:value-type="float" office:value="0.533457" calcext:value-type="float">
            <text:p>0.533457</text:p>
          </table:table-cell>
          <table:table-cell office:value-type="float" office:value="180" calcext:value-type="float">
            <text:p>180</text:p>
          </table:table-cell>
          <table:table-cell office:value-type="float" office:value="0.546688" calcext:value-type="float">
            <text:p>0.546688</text:p>
          </table:table-cell>
          <table:table-cell office:value-type="float" office:value="-0.0023495" calcext:value-type="float">
            <text:p>-0.0023495</text:p>
          </table:table-cell>
        </table:table-row>
        <table:table-row table:style-name="ro1">
          <table:table-cell office:value-type="float" office:value="109.16" calcext:value-type="float">
            <text:p>109.16</text:p>
          </table:table-cell>
          <table:table-cell office:value-type="float" office:value="-0.0648956" calcext:value-type="float">
            <text:p>-0.0648956</text:p>
          </table:table-cell>
          <table:table-cell office:value-type="float" office:value="180.065" calcext:value-type="float">
            <text:p>180.065</text:p>
          </table:table-cell>
          <table:table-cell office:value-type="float" office:value="0.533025" calcext:value-type="float">
            <text:p>0.533025</text:p>
          </table:table-cell>
          <table:table-cell office:value-type="float" office:value="180" calcext:value-type="float">
            <text:p>180</text:p>
          </table:table-cell>
          <table:table-cell office:value-type="float" office:value="0.545923" calcext:value-type="float">
            <text:p>0.545923</text:p>
          </table:table-cell>
          <table:table-cell office:value-type="float" office:value="-0.00186606" calcext:value-type="float">
            <text:p>-0.00186606</text:p>
          </table:table-cell>
        </table:table-row>
        <table:table-row table:style-name="ro1">
          <table:table-cell office:value-type="float" office:value="109.282" calcext:value-type="float">
            <text:p>109.282</text:p>
          </table:table-cell>
          <table:table-cell office:value-type="float" office:value="-0.0653839" calcext:value-type="float">
            <text:p>-0.0653839</text:p>
          </table:table-cell>
          <table:table-cell office:value-type="float" office:value="180.065" calcext:value-type="float">
            <text:p>180.065</text:p>
          </table:table-cell>
          <table:table-cell office:value-type="float" office:value="0.53281" calcext:value-type="float">
            <text:p>0.53281</text:p>
          </table:table-cell>
          <table:table-cell office:value-type="float" office:value="180" calcext:value-type="float">
            <text:p>180</text:p>
          </table:table-cell>
          <table:table-cell office:value-type="float" office:value="0.545126" calcext:value-type="float">
            <text:p>0.545126</text:p>
          </table:table-cell>
          <table:table-cell office:value-type="float" office:value="-0.00120083" calcext:value-type="float">
            <text:p>-0.00120083</text:p>
          </table:table-cell>
        </table:table-row>
        <table:table-row table:style-name="ro1">
          <table:table-cell office:value-type="float" office:value="109.403" calcext:value-type="float">
            <text:p>109.403</text:p>
          </table:table-cell>
          <table:table-cell office:value-type="float" office:value="-0.065567" calcext:value-type="float">
            <text:p>-0.065567</text:p>
          </table:table-cell>
          <table:table-cell office:value-type="float" office:value="180.066" calcext:value-type="float">
            <text:p>180.066</text:p>
          </table:table-cell>
          <table:table-cell office:value-type="float" office:value="0.532624" calcext:value-type="float">
            <text:p>0.532624</text:p>
          </table:table-cell>
          <table:table-cell office:value-type="float" office:value="180" calcext:value-type="float">
            <text:p>180</text:p>
          </table:table-cell>
          <table:table-cell office:value-type="float" office:value="0.544329" calcext:value-type="float">
            <text:p>0.544329</text:p>
          </table:table-cell>
          <table:table-cell office:value-type="float" office:value="-0.00055923" calcext:value-type="float">
            <text:p>-0.00055923</text:p>
          </table:table-cell>
        </table:table-row>
        <table:table-row table:style-name="ro1">
          <table:table-cell office:value-type="float" office:value="109.518" calcext:value-type="float">
            <text:p>109.518</text:p>
          </table:table-cell>
          <table:table-cell office:value-type="float" office:value="-0.0654144" calcext:value-type="float">
            <text:p>-0.0654144</text:p>
          </table:table-cell>
          <table:table-cell office:value-type="float" office:value="180.065" calcext:value-type="float">
            <text:p>180.065</text:p>
          </table:table-cell>
          <table:table-cell office:value-type="float" office:value="0.532526" calcext:value-type="float">
            <text:p>0.532526</text:p>
          </table:table-cell>
          <table:table-cell office:value-type="float" office:value="180" calcext:value-type="float">
            <text:p>180</text:p>
          </table:table-cell>
          <table:table-cell office:value-type="float" office:value="0.543579" calcext:value-type="float">
            <text:p>0.543579</text:p>
          </table:table-cell>
          <table:table-cell office:value-type="float" office:value="0.0000674983" calcext:value-type="float">
            <text:p>0.0000674983</text:p>
          </table:table-cell>
        </table:table-row>
        <table:table-row table:style-name="ro1">
          <table:table-cell office:value-type="float" office:value="109.632" calcext:value-type="float">
            <text:p>109.632</text:p>
          </table:table-cell>
          <table:table-cell office:value-type="float" office:value="-0.065033" calcext:value-type="float">
            <text:p>-0.065033</text:p>
          </table:table-cell>
          <table:table-cell office:value-type="float" office:value="180.065" calcext:value-type="float">
            <text:p>180.065</text:p>
          </table:table-cell>
          <table:table-cell office:value-type="float" office:value="0.532298" calcext:value-type="float">
            <text:p>0.532298</text:p>
          </table:table-cell>
          <table:table-cell office:value-type="float" office:value="180" calcext:value-type="float">
            <text:p>180</text:p>
          </table:table-cell>
          <table:table-cell office:value-type="float" office:value="0.542837" calcext:value-type="float">
            <text:p>0.542837</text:p>
          </table:table-cell>
          <table:table-cell office:value-type="float" office:value="0.000517033" calcext:value-type="float">
            <text:p>0.000517033</text:p>
          </table:table-cell>
        </table:table-row>
        <table:table-row table:style-name="ro1">
          <table:table-cell office:value-type="float" office:value="109.745" calcext:value-type="float">
            <text:p>109.745</text:p>
          </table:table-cell>
          <table:table-cell office:value-type="float" office:value="-0.0643616" calcext:value-type="float">
            <text:p>-0.0643616</text:p>
          </table:table-cell>
          <table:table-cell office:value-type="float" office:value="180.064" calcext:value-type="float">
            <text:p>180.064</text:p>
          </table:table-cell>
          <table:table-cell office:value-type="float" office:value="0.53221" calcext:value-type="float">
            <text:p>0.53221</text:p>
          </table:table-cell>
          <table:table-cell office:value-type="float" office:value="180" calcext:value-type="float">
            <text:p>180</text:p>
          </table:table-cell>
          <table:table-cell office:value-type="float" office:value="0.542104" calcext:value-type="float">
            <text:p>0.542104</text:p>
          </table:table-cell>
          <table:table-cell office:value-type="float" office:value="0.0010476" calcext:value-type="float">
            <text:p>0.0010476</text:p>
          </table:table-cell>
        </table:table-row>
        <table:table-row table:style-name="ro1">
          <table:table-cell office:value-type="float" office:value="109.861" calcext:value-type="float">
            <text:p>109.861</text:p>
          </table:table-cell>
          <table:table-cell office:value-type="float" office:value="-0.0631714" calcext:value-type="float">
            <text:p>-0.0631714</text:p>
          </table:table-cell>
          <table:table-cell office:value-type="float" office:value="180.063" calcext:value-type="float">
            <text:p>180.063</text:p>
          </table:table-cell>
          <table:table-cell office:value-type="float" office:value="0.532521" calcext:value-type="float">
            <text:p>0.532521</text:p>
          </table:table-cell>
          <table:table-cell office:value-type="float" office:value="180" calcext:value-type="float">
            <text:p>180</text:p>
          </table:table-cell>
          <table:table-cell office:value-type="float" office:value="0.541366" calcext:value-type="float">
            <text:p>0.541366</text:p>
          </table:table-cell>
          <table:table-cell office:value-type="float" office:value="0.00189425" calcext:value-type="float">
            <text:p>0.00189425</text:p>
          </table:table-cell>
        </table:table-row>
        <table:table-row table:style-name="ro1">
          <table:table-cell office:value-type="float" office:value="109.974" calcext:value-type="float">
            <text:p>109.974</text:p>
          </table:table-cell>
          <table:table-cell office:value-type="float" office:value="-0.0616608" calcext:value-type="float">
            <text:p>-0.0616608</text:p>
          </table:table-cell>
          <table:table-cell office:value-type="float" office:value="180.062" calcext:value-type="float">
            <text:p>180.062</text:p>
          </table:table-cell>
          <table:table-cell office:value-type="float" office:value="0.532736" calcext:value-type="float">
            <text:p>0.532736</text:p>
          </table:table-cell>
          <table:table-cell office:value-type="float" office:value="180" calcext:value-type="float">
            <text:p>180</text:p>
          </table:table-cell>
          <table:table-cell office:value-type="float" office:value="0.540661" calcext:value-type="float">
            <text:p>0.540661</text:p>
          </table:table-cell>
          <table:table-cell office:value-type="float" office:value="0.00255708" calcext:value-type="float">
            <text:p>0.00255708</text:p>
          </table:table-cell>
        </table:table-row>
        <table:table-row table:style-name="ro1">
          <table:table-cell office:value-type="float" office:value="110.085" calcext:value-type="float">
            <text:p>110.085</text:p>
          </table:table-cell>
          <table:table-cell office:value-type="float" office:value="-0.0598755" calcext:value-type="float">
            <text:p>-0.0598755</text:p>
          </table:table-cell>
          <table:table-cell office:value-type="float" office:value="180.06" calcext:value-type="float">
            <text:p>180.06</text:p>
          </table:table-cell>
          <table:table-cell office:value-type="float" office:value="0.532974" calcext:value-type="float">
            <text:p>0.532974</text:p>
          </table:table-cell>
          <table:table-cell office:value-type="float" office:value="180" calcext:value-type="float">
            <text:p>180</text:p>
          </table:table-cell>
          <table:table-cell office:value-type="float" office:value="0.539986" calcext:value-type="float">
            <text:p>0.539986</text:p>
          </table:table-cell>
          <table:table-cell office:value-type="float" office:value="0.00316657" calcext:value-type="float">
            <text:p>0.00316657</text:p>
          </table:table-cell>
        </table:table-row>
        <table:table-row table:style-name="ro1">
          <table:table-cell office:value-type="float" office:value="110.198" calcext:value-type="float">
            <text:p>110.198</text:p>
          </table:table-cell>
          <table:table-cell office:value-type="float" office:value="-0.0575409" calcext:value-type="float">
            <text:p>-0.0575409</text:p>
          </table:table-cell>
          <table:table-cell office:value-type="float" office:value="180.058" calcext:value-type="float">
            <text:p>180.058</text:p>
          </table:table-cell>
          <table:table-cell office:value-type="float" office:value="0.533578" calcext:value-type="float">
            <text:p>0.533578</text:p>
          </table:table-cell>
          <table:table-cell office:value-type="float" office:value="180" calcext:value-type="float">
            <text:p>180</text:p>
          </table:table-cell>
          <table:table-cell office:value-type="float" office:value="0.539318" calcext:value-type="float">
            <text:p>0.539318</text:p>
          </table:table-cell>
          <table:table-cell office:value-type="float" office:value="0.00404246" calcext:value-type="float">
            <text:p>0.00404246</text:p>
          </table:table-cell>
        </table:table-row>
        <table:table-row table:style-name="ro1">
          <table:table-cell office:value-type="float" office:value="110.316" calcext:value-type="float">
            <text:p>110.316</text:p>
          </table:table-cell>
          <table:table-cell office:value-type="float" office:value="-0.0548706" calcext:value-type="float">
            <text:p>-0.0548706</text:p>
          </table:table-cell>
          <table:table-cell office:value-type="float" office:value="180.055" calcext:value-type="float">
            <text:p>180.055</text:p>
          </table:table-cell>
          <table:table-cell office:value-type="float" office:value="0.534099" calcext:value-type="float">
            <text:p>0.534099</text:p>
          </table:table-cell>
          <table:table-cell office:value-type="float" office:value="180" calcext:value-type="float">
            <text:p>180</text:p>
          </table:table-cell>
          <table:table-cell office:value-type="float" office:value="0.538656" calcext:value-type="float">
            <text:p>0.538656</text:p>
          </table:table-cell>
          <table:table-cell office:value-type="float" office:value="0.0047705" calcext:value-type="float">
            <text:p>0.0047705</text:p>
          </table:table-cell>
        </table:table-row>
        <table:table-row table:style-name="ro1">
          <table:table-cell office:value-type="float" office:value="110.427" calcext:value-type="float">
            <text:p>110.427</text:p>
          </table:table-cell>
          <table:table-cell office:value-type="float" office:value="-0.0518951" calcext:value-type="float">
            <text:p>-0.0518951</text:p>
          </table:table-cell>
          <table:table-cell office:value-type="float" office:value="180.052" calcext:value-type="float">
            <text:p>180.052</text:p>
          </table:table-cell>
          <table:table-cell office:value-type="float" office:value="0.534577" calcext:value-type="float">
            <text:p>0.534577</text:p>
          </table:table-cell>
          <table:table-cell office:value-type="float" office:value="180" calcext:value-type="float">
            <text:p>180</text:p>
          </table:table-cell>
          <table:table-cell office:value-type="float" office:value="0.538062" calcext:value-type="float">
            <text:p>0.538062</text:p>
          </table:table-cell>
          <table:table-cell office:value-type="float" office:value="0.00533723" calcext:value-type="float">
            <text:p>0.00533723</text:p>
          </table:table-cell>
        </table:table-row>
        <table:table-row table:style-name="ro1">
          <table:table-cell office:value-type="float" office:value="110.539" calcext:value-type="float">
            <text:p>110.539</text:p>
          </table:table-cell>
          <table:table-cell office:value-type="float" office:value="-0.0485535" calcext:value-type="float">
            <text:p>-0.0485535</text:p>
          </table:table-cell>
          <table:table-cell office:value-type="float" office:value="180.049" calcext:value-type="float">
            <text:p>180.049</text:p>
          </table:table-cell>
          <table:table-cell office:value-type="float" office:value="0.535253" calcext:value-type="float">
            <text:p>0.535253</text:p>
          </table:table-cell>
          <table:table-cell office:value-type="float" office:value="180" calcext:value-type="float">
            <text:p>180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00600758" calcext:value-type="float">
            <text:p>0.00600758</text:p>
          </table:table-cell>
        </table:table-row>
        <table:table-row table:style-name="ro1">
          <table:table-cell office:value-type="float" office:value="110.654" calcext:value-type="float">
            <text:p>110.654</text:p>
          </table:table-cell>
          <table:table-cell office:value-type="float" office:value="-0.0447388" calcext:value-type="float">
            <text:p>-0.0447388</text:p>
          </table:table-cell>
          <table:table-cell office:value-type="float" office:value="180.045" calcext:value-type="float">
            <text:p>180.045</text:p>
          </table:table-cell>
          <table:table-cell office:value-type="float" office:value="0.536221" calcext:value-type="float">
            <text:p>0.536221</text:p>
          </table:table-cell>
          <table:table-cell office:value-type="float" office:value="180" calcext:value-type="float">
            <text:p>180</text:p>
          </table:table-cell>
          <table:table-cell office:value-type="float" office:value="0.536962" calcext:value-type="float">
            <text:p>0.536962</text:p>
          </table:table-cell>
          <table:table-cell office:value-type="float" office:value="0.00686436" calcext:value-type="float">
            <text:p>0.00686436</text:p>
          </table:table-cell>
        </table:table-row>
        <table:table-row table:style-name="ro1">
          <table:table-cell office:value-type="float" office:value="110.777" calcext:value-type="float">
            <text:p>110.777</text:p>
          </table:table-cell>
          <table:table-cell office:value-type="float" office:value="-0.0402374" calcext:value-type="float">
            <text:p>-0.0402374</text:p>
          </table:table-cell>
          <table:table-cell office:value-type="float" office:value="180.04" calcext:value-type="float">
            <text:p>180.04</text:p>
          </table:table-cell>
          <table:table-cell office:value-type="float" office:value="0.537551" calcext:value-type="float">
            <text:p>0.537551</text:p>
          </table:table-cell>
          <table:table-cell office:value-type="float" office:value="180" calcext:value-type="float">
            <text:p>180</text:p>
          </table:table-cell>
          <table:table-cell office:value-type="float" office:value="0.536442" calcext:value-type="float">
            <text:p>0.536442</text:p>
          </table:table-cell>
          <table:table-cell office:value-type="float" office:value="0.00794885" calcext:value-type="float">
            <text:p>0.00794885</text:p>
          </table:table-cell>
        </table:table-row>
        <table:table-row table:style-name="ro1">
          <table:table-cell office:value-type="float" office:value="110.899" calcext:value-type="float">
            <text:p>110.899</text:p>
          </table:table-cell>
          <table:table-cell office:value-type="float" office:value="-0.0354156" calcext:value-type="float">
            <text:p>-0.0354156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0.538662" calcext:value-type="float">
            <text:p>0.538662</text:p>
          </table:table-cell>
          <table:table-cell office:value-type="float" office:value="180" calcext:value-type="float">
            <text:p>180</text:p>
          </table:table-cell>
          <table:table-cell office:value-type="float" office:value="0.535978" calcext:value-type="float">
            <text:p>0.535978</text:p>
          </table:table-cell>
          <table:table-cell office:value-type="float" office:value="0.00870461" calcext:value-type="float">
            <text:p>0.00870461</text:p>
          </table:table-cell>
        </table:table-row>
        <table:table-row table:style-name="ro1">
          <table:table-cell office:value-type="float" office:value="111.019" calcext:value-type="float">
            <text:p>111.019</text:p>
          </table:table-cell>
          <table:table-cell office:value-type="float" office:value="-0.0302887" calcext:value-type="float">
            <text:p>-0.0302887</text:p>
          </table:table-cell>
          <table:table-cell office:value-type="float" office:value="180.03" calcext:value-type="float">
            <text:p>180.03</text:p>
          </table:table-cell>
          <table:table-cell office:value-type="float" office:value="0.539783" calcext:value-type="float">
            <text:p>0.539783</text:p>
          </table:table-cell>
          <table:table-cell office:value-type="float" office:value="180" calcext:value-type="float">
            <text:p>180</text:p>
          </table:table-cell>
          <table:table-cell office:value-type="float" office:value="0.535583" calcext:value-type="float">
            <text:p>0.535583</text:p>
          </table:table-cell>
          <table:table-cell office:value-type="float" office:value="0.00934872" calcext:value-type="float">
            <text:p>0.00934872</text:p>
          </table:table-cell>
        </table:table-row>
        <table:table-row table:style-name="ro1">
          <table:table-cell office:value-type="float" office:value="111.139" calcext:value-type="float">
            <text:p>111.139</text:p>
          </table:table-cell>
          <table:table-cell office:value-type="float" office:value="-0.0248871" calcext:value-type="float">
            <text:p>-0.0248871</text:p>
          </table:table-cell>
          <table:table-cell office:value-type="float" office:value="180.025" calcext:value-type="float">
            <text:p>180.025</text:p>
          </table:table-cell>
          <table:table-cell office:value-type="float" office:value="0.540942" calcext:value-type="float">
            <text:p>0.540942</text:p>
          </table:table-cell>
          <table:table-cell office:value-type="float" office:value="180" calcext:value-type="float">
            <text:p>180</text:p>
          </table:table-cell>
          <table:table-cell office:value-type="float" office:value="0.535254" calcext:value-type="float">
            <text:p>0.535254</text:p>
          </table:table-cell>
          <table:table-cell office:value-type="float" office:value="0.00991873" calcext:value-type="float">
            <text:p>0.00991873</text:p>
          </table:table-cell>
        </table:table-row>
        <table:table-row table:style-name="ro1">
          <table:table-cell office:value-type="float" office:value="111.258" calcext:value-type="float">
            <text:p>111.258</text:p>
          </table:table-cell>
          <table:table-cell office:value-type="float" office:value="-0.019104" calcext:value-type="float">
            <text:p>-0.019104</text:p>
          </table:table-cell>
          <table:table-cell office:value-type="float" office:value="180.019" calcext:value-type="float">
            <text:p>180.019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180" calcext:value-type="float">
            <text:p>180</text:p>
          </table:table-cell>
          <table:table-cell office:value-type="float" office:value="0.534991" calcext:value-type="float">
            <text:p>0.534991</text:p>
          </table:table-cell>
          <table:table-cell office:value-type="float" office:value="0.0105608" calcext:value-type="float">
            <text:p>0.0105608</text:p>
          </table:table-cell>
        </table:table-row>
        <table:table-row table:style-name="ro1">
          <table:table-cell office:value-type="float" office:value="111.381" calcext:value-type="float">
            <text:p>111.381</text:p>
          </table:table-cell>
          <table:table-cell office:value-type="float" office:value="-0.0128632" calcext:value-type="float">
            <text:p>-0.0128632</text:p>
          </table:table-cell>
          <table:table-cell office:value-type="float" office:value="180.013" calcext:value-type="float">
            <text:p>180.013</text:p>
          </table:table-cell>
          <table:table-cell office:value-type="float" office:value="0.544006" calcext:value-type="float">
            <text:p>0.544006</text:p>
          </table:table-cell>
          <table:table-cell office:value-type="float" office:value="180" calcext:value-type="float">
            <text:p>180</text:p>
          </table:table-cell>
          <table:table-cell office:value-type="float" office:value="0.534795" calcext:value-type="float">
            <text:p>0.534795</text:p>
          </table:table-cell>
          <table:table-cell office:value-type="float" office:value="0.0113981" calcext:value-type="float">
            <text:p>0.0113981</text:p>
          </table:table-cell>
        </table:table-row>
        <table:table-row table:style-name="ro1">
          <table:table-cell office:value-type="float" office:value="111.492" calcext:value-type="float">
            <text:p>111.492</text:p>
          </table:table-cell>
          <table:table-cell office:value-type="float" office:value="-0.00698853" calcext:value-type="float">
            <text:p>-0.00698853</text:p>
          </table:table-cell>
          <table:table-cell office:value-type="float" office:value="180.007" calcext:value-type="float">
            <text:p>180.007</text:p>
          </table:table-cell>
          <table:table-cell office:value-type="float" office:value="0.544707" calcext:value-type="float">
            <text:p>0.544707</text:p>
          </table:table-cell>
          <table:table-cell office:value-type="float" office:value="180" calcext:value-type="float">
            <text:p>180</text:p>
          </table:table-cell>
          <table:table-cell office:value-type="float" office:value="0.534684" calcext:value-type="float">
            <text:p>0.534684</text:p>
          </table:table-cell>
          <table:table-cell office:value-type="float" office:value="0.0112106" calcext:value-type="float">
            <text:p>0.0112106</text:p>
          </table:table-cell>
        </table:table-row>
        <table:table-row table:style-name="ro1">
          <table:table-cell office:value-type="float" office:value="111.603" calcext:value-type="float">
            <text:p>111.603</text:p>
          </table:table-cell>
          <table:table-cell office:value-type="float" office:value="-0.000991821" calcext:value-type="float">
            <text:p>-0.000991821</text:p>
          </table:table-cell>
          <table:table-cell office:value-type="float" office:value="180.001" calcext:value-type="float">
            <text:p>180.001</text:p>
          </table:table-cell>
          <table:table-cell office:value-type="float" office:value="0.545711" calcext:value-type="float">
            <text:p>0.545711</text:p>
          </table:table-cell>
          <table:table-cell office:value-type="float" office:value="180" calcext:value-type="float">
            <text:p>180</text:p>
          </table:table-cell>
          <table:table-cell office:value-type="float" office:value="0.53464" calcext:value-type="float">
            <text:p>0.53464</text:p>
          </table:table-cell>
          <table:table-cell office:value-type="float" office:value="0.0112393" calcext:value-type="float">
            <text:p>0.0112393</text:p>
          </table:table-cell>
        </table:table-row>
        <table:table-row table:style-name="ro1">
          <table:table-cell office:value-type="float" office:value="111.71" calcext:value-type="float">
            <text:p>111.71</text:p>
          </table:table-cell>
          <table:table-cell office:value-type="float" office:value="0.00489807" calcext:value-type="float">
            <text:p>0.00489807</text:p>
          </table:table-cell>
          <table:table-cell office:value-type="float" office:value="179.995" calcext:value-type="float">
            <text:p>179.995</text:p>
          </table:table-cell>
          <table:table-cell office:value-type="float" office:value="0.546594" calcext:value-type="float">
            <text:p>0.546594</text:p>
          </table:table-cell>
          <table:table-cell office:value-type="float" office:value="180" calcext:value-type="float">
            <text:p>180</text:p>
          </table:table-cell>
          <table:table-cell office:value-type="float" office:value="0.534661" calcext:value-type="float">
            <text:p>0.534661</text:p>
          </table:table-cell>
          <table:table-cell office:value-type="float" office:value="0.0111007" calcext:value-type="float">
            <text:p>0.0111007</text:p>
          </table:table-cell>
        </table:table-row>
        <table:table-row table:style-name="ro1">
          <table:table-cell office:value-type="float" office:value="111.818" calcext:value-type="float">
            <text:p>111.818</text:p>
          </table:table-cell>
          <table:table-cell office:value-type="float" office:value="0.0108337" calcext:value-type="float">
            <text:p>0.0108337</text:p>
          </table:table-cell>
          <table:table-cell office:value-type="float" office:value="179.989" calcext:value-type="float">
            <text:p>179.989</text:p>
          </table:table-cell>
          <table:table-cell office:value-type="float" office:value="0.547703" calcext:value-type="float">
            <text:p>0.547703</text:p>
          </table:table-cell>
          <table:table-cell office:value-type="float" office:value="180" calcext:value-type="float">
            <text:p>180</text:p>
          </table:table-cell>
          <table:table-cell office:value-type="float" office:value="0.534746" calcext:value-type="float">
            <text:p>0.534746</text:p>
          </table:table-cell>
          <table:table-cell office:value-type="float" office:value="0.0111149" calcext:value-type="float">
            <text:p>0.0111149</text:p>
          </table:table-cell>
        </table:table-row>
        <table:table-row table:style-name="ro1">
          <table:table-cell office:value-type="float" office:value="111.936" calcext:value-type="float">
            <text:p>111.936</text:p>
          </table:table-cell>
          <table:table-cell office:value-type="float" office:value="0.017334" calcext:value-type="float">
            <text:p>0.017334</text:p>
          </table:table-cell>
          <table:table-cell office:value-type="float" office:value="179.983" calcext:value-type="float">
            <text:p>179.983</text:p>
          </table:table-cell>
          <table:table-cell office:value-type="float" office:value="0.549805" calcext:value-type="float">
            <text:p>0.549805</text:p>
          </table:table-cell>
          <table:table-cell office:value-type="float" office:value="180" calcext:value-type="float">
            <text:p>180</text:p>
          </table:table-cell>
          <table:table-cell office:value-type="float" office:value="0.534911" calcext:value-type="float">
            <text:p>0.534911</text:p>
          </table:table-cell>
          <table:table-cell office:value-type="float" office:value="0.0119472" calcext:value-type="float">
            <text:p>0.0119472</text:p>
          </table:table-cell>
        </table:table-row>
        <table:table-row table:style-name="ro1">
          <table:table-cell office:value-type="float" office:value="112.038" calcext:value-type="float">
            <text:p>112.038</text:p>
          </table:table-cell>
          <table:table-cell office:value-type="float" office:value="0.022934" calcext:value-type="float">
            <text:p>0.022934</text:p>
          </table:table-cell>
          <table:table-cell office:value-type="float" office:value="179.977" calcext:value-type="float">
            <text:p>179.977</text:p>
          </table:table-cell>
          <table:table-cell office:value-type="float" office:value="0.549945" calcext:value-type="float">
            <text:p>0.549945</text:p>
          </table:table-cell>
          <table:table-cell office:value-type="float" office:value="180" calcext:value-type="float">
            <text:p>180</text:p>
          </table:table-cell>
          <table:table-cell office:value-type="float" office:value="0.535118" calcext:value-type="float">
            <text:p>0.535118</text:p>
          </table:table-cell>
          <table:table-cell office:value-type="float" office:value="0.0109286" calcext:value-type="float">
            <text:p>0.0109286</text:p>
          </table:table-cell>
        </table:table-row>
        <table:table-row table:style-name="ro1">
          <table:table-cell office:value-type="float" office:value="112.145" calcext:value-type="float">
            <text:p>112.145</text:p>
          </table:table-cell>
          <table:table-cell office:value-type="float" office:value="0.0287933" calcext:value-type="float">
            <text:p>0.0287933</text:p>
          </table:table-cell>
          <table:table-cell office:value-type="float" office:value="179.971" calcext:value-type="float">
            <text:p>179.971</text:p>
          </table:table-cell>
          <table:table-cell office:value-type="float" office:value="0.551235" calcext:value-type="float">
            <text:p>0.551235</text:p>
          </table:table-cell>
          <table:table-cell office:value-type="float" office:value="180" calcext:value-type="float">
            <text:p>180</text:p>
          </table:table-cell>
          <table:table-cell office:value-type="float" office:value="0.535395" calcext:value-type="float">
            <text:p>0.535395</text:p>
          </table:table-cell>
          <table:table-cell office:value-type="float" office:value="0.0109452" calcext:value-type="float">
            <text:p>0.0109452</text:p>
          </table:table-cell>
        </table:table-row>
        <table:table-row table:style-name="ro1">
          <table:table-cell office:value-type="float" office:value="112.252" calcext:value-type="float">
            <text:p>112.252</text:p>
          </table:table-cell>
          <table:table-cell office:value-type="float" office:value="0.0345154" calcext:value-type="float">
            <text:p>0.0345154</text:p>
          </table:table-cell>
          <table:table-cell office:value-type="float" office:value="179.965" calcext:value-type="float">
            <text:p>179.965</text:p>
          </table:table-cell>
          <table:table-cell office:value-type="float" office:value="0.552408" calcext:value-type="float">
            <text:p>0.552408</text:p>
          </table:table-cell>
          <table:table-cell office:value-type="float" office:value="180" calcext:value-type="float">
            <text:p>180</text:p>
          </table:table-cell>
          <table:table-cell office:value-type="float" office:value="0.535731" calcext:value-type="float">
            <text:p>0.535731</text:p>
          </table:table-cell>
          <table:table-cell office:value-type="float" office:value="0.0108098" calcext:value-type="float">
            <text:p>0.0108098</text:p>
          </table:table-cell>
        </table:table-row>
        <table:table-row table:style-name="ro1">
          <table:table-cell office:value-type="float" office:value="112.363" calcext:value-type="float">
            <text:p>112.363</text:p>
          </table:table-cell>
          <table:table-cell office:value-type="float" office:value="0.040329" calcext:value-type="float">
            <text:p>0.040329</text:p>
          </table:table-cell>
          <table:table-cell office:value-type="float" office:value="179.96" calcext:value-type="float">
            <text:p>179.96</text:p>
          </table:table-cell>
          <table:table-cell office:value-type="float" office:value="0.553687" calcext:value-type="float">
            <text:p>0.553687</text:p>
          </table:table-cell>
          <table:table-cell office:value-type="float" office:value="180" calcext:value-type="float">
            <text:p>180</text:p>
          </table:table-cell>
          <table:table-cell office:value-type="float" office:value="0.536148" calcext:value-type="float">
            <text:p>0.536148</text:p>
          </table:table-cell>
          <table:table-cell office:value-type="float" office:value="0.0106825" calcext:value-type="float">
            <text:p>0.0106825</text:p>
          </table:table-cell>
        </table:table-row>
        <table:table-row table:style-name="ro1">
          <table:table-cell office:value-type="float" office:value="112.464" calcext:value-type="float">
            <text:p>112.464</text:p>
          </table:table-cell>
          <table:table-cell office:value-type="float" office:value="0.0455322" calcext:value-type="float">
            <text:p>0.0455322</text:p>
          </table:table-cell>
          <table:table-cell office:value-type="float" office:value="179.954" calcext:value-type="float">
            <text:p>179.954</text:p>
          </table:table-cell>
          <table:table-cell office:value-type="float" office:value="0.554337" calcext:value-type="float">
            <text:p>0.554337</text:p>
          </table:table-cell>
          <table:table-cell office:value-type="float" office:value="180" calcext:value-type="float">
            <text:p>180</text:p>
          </table:table-cell>
          <table:table-cell office:value-type="float" office:value="0.536583" calcext:value-type="float">
            <text:p>0.536583</text:p>
          </table:table-cell>
          <table:table-cell office:value-type="float" office:value="0.0100133" calcext:value-type="float">
            <text:p>0.0100133</text:p>
          </table:table-cell>
        </table:table-row>
        <table:table-row table:style-name="ro1">
          <table:table-cell office:value-type="float" office:value="112.565" calcext:value-type="float">
            <text:p>112.565</text:p>
          </table:table-cell>
          <table:table-cell office:value-type="float" office:value="0.0505371" calcext:value-type="float">
            <text:p>0.0505371</text:p>
          </table:table-cell>
          <table:table-cell office:value-type="float" office:value="179.949" calcext:value-type="float">
            <text:p>179.949</text:p>
          </table:table-cell>
          <table:table-cell office:value-type="float" office:value="0.555223" calcext:value-type="float">
            <text:p>0.555223</text:p>
          </table:table-cell>
          <table:table-cell office:value-type="float" office:value="180" calcext:value-type="float">
            <text:p>180</text:p>
          </table:table-cell>
          <table:table-cell office:value-type="float" office:value="0.537066" calcext:value-type="float">
            <text:p>0.537066</text:p>
          </table:table-cell>
          <table:table-cell office:value-type="float" office:value="0.00956583" calcext:value-type="float">
            <text:p>0.00956583</text:p>
          </table:table-cell>
        </table:table-row>
        <table:table-row table:style-name="ro1">
          <table:table-cell office:value-type="float" office:value="112.698" calcext:value-type="float">
            <text:p>112.698</text:p>
          </table:table-cell>
          <table:table-cell office:value-type="float" office:value="0.0567322" calcext:value-type="float">
            <text:p>0.0567322</text:p>
          </table:table-cell>
          <table:table-cell office:value-type="float" office:value="179.943" calcext:value-type="float">
            <text:p>179.943</text:p>
          </table:table-cell>
          <table:table-cell office:value-type="float" office:value="0.558264" calcext:value-type="float">
            <text:p>0.558264</text:p>
          </table:table-cell>
          <table:table-cell office:value-type="float" office:value="180" calcext:value-type="float">
            <text:p>180</text:p>
          </table:table-cell>
          <table:table-cell office:value-type="float" office:value="0.537777" calcext:value-type="float">
            <text:p>0.537777</text:p>
          </table:table-cell>
          <table:table-cell office:value-type="float" office:value="0.0108418" calcext:value-type="float">
            <text:p>0.0108418</text:p>
          </table:table-cell>
        </table:table-row>
        <table:table-row table:style-name="ro1">
          <table:table-cell office:value-type="float" office:value="112.815" calcext:value-type="float">
            <text:p>112.815</text:p>
          </table:table-cell>
          <table:table-cell office:value-type="float" office:value="0.0621643" calcext:value-type="float">
            <text:p>0.0621643</text:p>
          </table:table-cell>
          <table:table-cell office:value-type="float" office:value="179.938" calcext:value-type="float">
            <text:p>179.938</text:p>
          </table:table-cell>
          <table:table-cell office:value-type="float" office:value="0.559558" calcext:value-type="float">
            <text:p>0.559558</text:p>
          </table:table-cell>
          <table:table-cell office:value-type="float" office:value="180" calcext:value-type="float">
            <text:p>180</text:p>
          </table:table-cell>
          <table:table-cell office:value-type="float" office:value="0.538477" calcext:value-type="float">
            <text:p>0.538477</text:p>
          </table:table-cell>
          <table:table-cell office:value-type="float" office:value="0.0105131" calcext:value-type="float">
            <text:p>0.0105131</text:p>
          </table:table-cell>
        </table:table-row>
        <table:table-row table:style-name="ro1">
          <table:table-cell office:value-type="float" office:value="112.917" calcext:value-type="float">
            <text:p>112.917</text:p>
          </table:table-cell>
          <table:table-cell office:value-type="float" office:value="0.0665131" calcext:value-type="float">
            <text:p>0.0665131</text:p>
          </table:table-cell>
          <table:table-cell office:value-type="float" office:value="179.933" calcext:value-type="float">
            <text:p>179.933</text:p>
          </table:table-cell>
          <table:table-cell office:value-type="float" office:value="0.559229" calcext:value-type="float">
            <text:p>0.559229</text:p>
          </table:table-cell>
          <table:table-cell office:value-type="float" office:value="180" calcext:value-type="float">
            <text:p>180</text:p>
          </table:table-cell>
          <table:table-cell office:value-type="float" office:value="0.539132" calcext:value-type="float">
            <text:p>0.539132</text:p>
          </table:table-cell>
          <table:table-cell office:value-type="float" office:value="0.0087894" calcext:value-type="float">
            <text:p>0.0087894</text:p>
          </table:table-cell>
        </table:table-row>
        <table:table-row table:style-name="ro1">
          <table:table-cell office:value-type="float" office:value="113.024" calcext:value-type="float">
            <text:p>113.024</text:p>
          </table:table-cell>
          <table:table-cell office:value-type="float" office:value="0.0708771" calcext:value-type="float">
            <text:p>0.0708771</text:p>
          </table:table-cell>
          <table:table-cell office:value-type="float" office:value="179.929" calcext:value-type="float">
            <text:p>179.929</text:p>
          </table:table-cell>
          <table:table-cell office:value-type="float" office:value="0.560283" calcext:value-type="float">
            <text:p>0.560283</text:p>
          </table:table-cell>
          <table:table-cell office:value-type="float" office:value="180" calcext:value-type="float">
            <text:p>180</text:p>
          </table:table-cell>
          <table:table-cell office:value-type="float" office:value="0.539863" calcext:value-type="float">
            <text:p>0.539863</text:p>
          </table:table-cell>
          <table:table-cell office:value-type="float" office:value="0.00837023" calcext:value-type="float">
            <text:p>0.00837023</text:p>
          </table:table-cell>
        </table:table-row>
        <table:table-row table:style-name="ro1">
          <table:table-cell office:value-type="float" office:value="113.129" calcext:value-type="float">
            <text:p>113.129</text:p>
          </table:table-cell>
          <table:table-cell office:value-type="float" office:value="0.0750122" calcext:value-type="float">
            <text:p>0.0750122</text:p>
          </table:table-cell>
          <table:table-cell office:value-type="float" office:value="179.925" calcext:value-type="float">
            <text:p>179.925</text:p>
          </table:table-cell>
          <table:table-cell office:value-type="float" office:value="0.561248" calcext:value-type="float">
            <text:p>0.561248</text:p>
          </table:table-cell>
          <table:table-cell office:value-type="float" office:value="180" calcext:value-type="float">
            <text:p>180</text:p>
          </table:table-cell>
          <table:table-cell office:value-type="float" office:value="0.540635" calcext:value-type="float">
            <text:p>0.540635</text:p>
          </table:table-cell>
          <table:table-cell office:value-type="float" office:value="0.00786162" calcext:value-type="float">
            <text:p>0.00786162</text:p>
          </table:table-cell>
        </table:table-row>
        <table:table-row table:style-name="ro1">
          <table:table-cell office:value-type="float" office:value="113.235" calcext:value-type="float">
            <text:p>113.235</text:p>
          </table:table-cell>
          <table:table-cell office:value-type="float" office:value="0.0788879" calcext:value-type="float">
            <text:p>0.0788879</text:p>
          </table:table-cell>
          <table:table-cell office:value-type="float" office:value="179.921" calcext:value-type="float">
            <text:p>179.921</text:p>
          </table:table-cell>
          <table:table-cell office:value-type="float" office:value="0.562286" calcext:value-type="float">
            <text:p>0.562286</text:p>
          </table:table-cell>
          <table:table-cell office:value-type="float" office:value="180" calcext:value-type="float">
            <text:p>180</text:p>
          </table:table-cell>
          <table:table-cell office:value-type="float" office:value="0.54145" calcext:value-type="float">
            <text:p>0.54145</text:p>
          </table:table-cell>
          <table:table-cell office:value-type="float" office:value="0.00742517" calcext:value-type="float">
            <text:p>0.00742517</text:p>
          </table:table-cell>
        </table:table-row>
        <table:table-row table:style-name="ro1">
          <table:table-cell office:value-type="float" office:value="113.342" calcext:value-type="float">
            <text:p>113.342</text:p>
          </table:table-cell>
          <table:table-cell office:value-type="float" office:value="0.0825348" calcext:value-type="float">
            <text:p>0.0825348</text:p>
          </table:table-cell>
          <table:table-cell office:value-type="float" office:value="179.917" calcext:value-type="float">
            <text:p>179.917</text:p>
          </table:table-cell>
          <table:table-cell office:value-type="float" office:value="0.563386" calcext:value-type="float">
            <text:p>0.563386</text:p>
          </table:table-cell>
          <table:table-cell office:value-type="float" office:value="180" calcext:value-type="float">
            <text:p>180</text:p>
          </table:table-cell>
          <table:table-cell office:value-type="float" office:value="0.542315" calcext:value-type="float">
            <text:p>0.542315</text:p>
          </table:table-cell>
          <table:table-cell office:value-type="float" office:value="0.00703969" calcext:value-type="float">
            <text:p>0.00703969</text:p>
          </table:table-cell>
        </table:table-row>
        <table:table-row table:style-name="ro1">
          <table:table-cell office:value-type="float" office:value="113.453" calcext:value-type="float">
            <text:p>113.453</text:p>
          </table:table-cell>
          <table:table-cell office:value-type="float" office:value="0.0860443" calcext:value-type="float">
            <text:p>0.0860443</text:p>
          </table:table-cell>
          <table:table-cell office:value-type="float" office:value="179.914" calcext:value-type="float">
            <text:p>179.914</text:p>
          </table:table-cell>
          <table:table-cell office:value-type="float" office:value="0.564617" calcext:value-type="float">
            <text:p>0.564617</text:p>
          </table:table-cell>
          <table:table-cell office:value-type="float" office:value="180" calcext:value-type="float">
            <text:p>180</text:p>
          </table:table-cell>
          <table:table-cell office:value-type="float" office:value="0.543249" calcext:value-type="float">
            <text:p>0.543249</text:p>
          </table:table-cell>
          <table:table-cell office:value-type="float" office:value="0.00674063" calcext:value-type="float">
            <text:p>0.00674063</text:p>
          </table:table-cell>
        </table:table-row>
        <table:table-row table:style-name="ro1">
          <table:table-cell office:value-type="float" office:value="113.559" calcext:value-type="float">
            <text:p>113.559</text:p>
          </table:table-cell>
          <table:table-cell office:value-type="float" office:value="0.0892334" calcext:value-type="float">
            <text:p>0.0892334</text:p>
          </table:table-cell>
          <table:table-cell office:value-type="float" office:value="179.911" calcext:value-type="float">
            <text:p>179.911</text:p>
          </table:table-cell>
          <table:table-cell office:value-type="float" office:value="0.565534" calcext:value-type="float">
            <text:p>0.565534</text:p>
          </table:table-cell>
          <table:table-cell office:value-type="float" office:value="180" calcext:value-type="float">
            <text:p>180</text:p>
          </table:table-cell>
          <table:table-cell office:value-type="float" office:value="0.544174" calcext:value-type="float">
            <text:p>0.544174</text:p>
          </table:table-cell>
          <table:table-cell office:value-type="float" office:value="0.00619081" calcext:value-type="float">
            <text:p>0.00619081</text:p>
          </table:table-cell>
        </table:table-row>
        <table:table-row table:style-name="ro1">
          <table:table-cell office:value-type="float" office:value="113.664" calcext:value-type="float">
            <text:p>113.664</text:p>
          </table:table-cell>
          <table:table-cell office:value-type="float" office:value="0.0921173" calcext:value-type="float">
            <text:p>0.0921173</text:p>
          </table:table-cell>
          <table:table-cell office:value-type="float" office:value="179.908" calcext:value-type="float">
            <text:p>179.908</text:p>
          </table:table-cell>
          <table:table-cell office:value-type="float" office:value="0.566376" calcext:value-type="float">
            <text:p>0.566376</text:p>
          </table:table-cell>
          <table:table-cell office:value-type="float" office:value="180" calcext:value-type="float">
            <text:p>180</text:p>
          </table:table-cell>
          <table:table-cell office:value-type="float" office:value="0.54513" calcext:value-type="float">
            <text:p>0.54513</text:p>
          </table:table-cell>
          <table:table-cell office:value-type="float" office:value="0.00558565" calcext:value-type="float">
            <text:p>0.00558565</text:p>
          </table:table-cell>
        </table:table-row>
        <table:table-row table:style-name="ro1">
          <table:table-cell office:value-type="float" office:value="113.772" calcext:value-type="float">
            <text:p>113.772</text:p>
          </table:table-cell>
          <table:table-cell office:value-type="float" office:value="0.0947723" calcext:value-type="float">
            <text:p>0.0947723</text:p>
          </table:table-cell>
          <table:table-cell office:value-type="float" office:value="179.905" calcext:value-type="float">
            <text:p>179.905</text:p>
          </table:table-cell>
          <table:table-cell office:value-type="float" office:value="0.567395" calcext:value-type="float">
            <text:p>0.567395</text:p>
          </table:table-cell>
          <table:table-cell office:value-type="float" office:value="180" calcext:value-type="float">
            <text:p>180</text:p>
          </table:table-cell>
          <table:table-cell office:value-type="float" office:value="0.546139" calcext:value-type="float">
            <text:p>0.546139</text:p>
          </table:table-cell>
          <table:table-cell office:value-type="float" office:value="0.00514503" calcext:value-type="float">
            <text:p>0.00514503</text:p>
          </table:table-cell>
        </table:table-row>
        <table:table-row table:style-name="ro1">
          <table:table-cell office:value-type="float" office:value="113.881" calcext:value-type="float">
            <text:p>113.881</text:p>
          </table:table-cell>
          <table:table-cell office:value-type="float" office:value="0.0972595" calcext:value-type="float">
            <text:p>0.0972595</text:p>
          </table:table-cell>
          <table:table-cell office:value-type="float" office:value="179.903" calcext:value-type="float">
            <text:p>179.903</text:p>
          </table:table-cell>
          <table:table-cell office:value-type="float" office:value="0.568507" calcext:value-type="float">
            <text:p>0.568507</text:p>
          </table:table-cell>
          <table:table-cell office:value-type="float" office:value="180" calcext:value-type="float">
            <text:p>180</text:p>
          </table:table-cell>
          <table:table-cell office:value-type="float" office:value="0.547184" calcext:value-type="float">
            <text:p>0.547184</text:p>
          </table:table-cell>
          <table:table-cell office:value-type="float" office:value="0.00478833" calcext:value-type="float">
            <text:p>0.00478833</text:p>
          </table:table-cell>
        </table:table-row>
        <table:table-row table:style-name="ro1">
          <table:table-cell office:value-type="float" office:value="113.991" calcext:value-type="float">
            <text:p>113.991</text:p>
          </table:table-cell>
          <table:table-cell office:value-type="float" office:value="0.0993958" calcext:value-type="float">
            <text:p>0.0993958</text:p>
          </table:table-cell>
          <table:table-cell office:value-type="float" office:value="179.901" calcext:value-type="float">
            <text:p>179.901</text:p>
          </table:table-cell>
          <table:table-cell office:value-type="float" office:value="0.569358" calcext:value-type="float">
            <text:p>0.569358</text:p>
          </table:table-cell>
          <table:table-cell office:value-type="float" office:value="180" calcext:value-type="float">
            <text:p>180</text:p>
          </table:table-cell>
          <table:table-cell office:value-type="float" office:value="0.548267" calcext:value-type="float">
            <text:p>0.548267</text:p>
          </table:table-cell>
          <table:table-cell office:value-type="float" office:value="0.00419371" calcext:value-type="float">
            <text:p>0.00419371</text:p>
          </table:table-cell>
        </table:table-row>
        <table:table-row table:style-name="ro1">
          <table:table-cell office:value-type="float" office:value="114.098" calcext:value-type="float">
            <text:p>114.098</text:p>
          </table:table-cell>
          <table:table-cell office:value-type="float" office:value="0.101196" calcext:value-type="float">
            <text:p>0.101196</text:p>
          </table:table-cell>
          <table:table-cell office:value-type="float" office:value="179.899" calcext:value-type="float">
            <text:p>179.899</text:p>
          </table:table-cell>
          <table:table-cell office:value-type="float" office:value="0.570112" calcext:value-type="float">
            <text:p>0.570112</text:p>
          </table:table-cell>
          <table:table-cell office:value-type="float" office:value="180" calcext:value-type="float">
            <text:p>180</text:p>
          </table:table-cell>
          <table:table-cell office:value-type="float" office:value="0.549342" calcext:value-type="float">
            <text:p>0.549342</text:p>
          </table:table-cell>
          <table:table-cell office:value-type="float" office:value="0.00356582" calcext:value-type="float">
            <text:p>0.00356582</text:p>
          </table:table-cell>
        </table:table-row>
        <table:table-row table:style-name="ro1">
          <table:table-cell office:value-type="float" office:value="114.207" calcext:value-type="float">
            <text:p>114.207</text:p>
          </table:table-cell>
          <table:table-cell office:value-type="float" office:value="0.102951" calcext:value-type="float">
            <text:p>0.102951</text:p>
          </table:table-cell>
          <table:table-cell office:value-type="float" office:value="179.897" calcext:value-type="float">
            <text:p>179.897</text:p>
          </table:table-cell>
          <table:table-cell office:value-type="float" office:value="0.571342" calcext:value-type="float">
            <text:p>0.571342</text:p>
          </table:table-cell>
          <table:table-cell office:value-type="float" office:value="180" calcext:value-type="float">
            <text:p>180</text:p>
          </table:table-cell>
          <table:table-cell office:value-type="float" office:value="0.550451" calcext:value-type="float">
            <text:p>0.550451</text:p>
          </table:table-cell>
          <table:table-cell office:value-type="float" office:value="0.00338939" calcext:value-type="float">
            <text:p>0.00338939</text:p>
          </table:table-cell>
        </table:table-row>
        <table:table-row table:style-name="ro1">
          <table:table-cell office:value-type="float" office:value="114.315" calcext:value-type="float">
            <text:p>114.315</text:p>
          </table:table-cell>
          <table:table-cell office:value-type="float" office:value="0.10434" calcext:value-type="float">
            <text:p>0.10434</text:p>
          </table:table-cell>
          <table:table-cell office:value-type="float" office:value="179.896" calcext:value-type="float">
            <text:p>179.896</text:p>
          </table:table-cell>
          <table:table-cell office:value-type="float" office:value="0.572113" calcext:value-type="float">
            <text:p>0.572113</text:p>
          </table:table-cell>
          <table:table-cell office:value-type="float" office:value="180" calcext:value-type="float">
            <text:p>180</text:p>
          </table:table-cell>
          <table:table-cell office:value-type="float" office:value="0.551568" calcext:value-type="float">
            <text:p>0.551568</text:p>
          </table:table-cell>
          <table:table-cell office:value-type="float" office:value="0.00280753" calcext:value-type="float">
            <text:p>0.00280753</text:p>
          </table:table-cell>
        </table:table-row>
        <table:table-row table:style-name="ro1">
          <table:table-cell office:value-type="float" office:value="114.428" calcext:value-type="float">
            <text:p>114.428</text:p>
          </table:table-cell>
          <table:table-cell office:value-type="float" office:value="0.10556" calcext:value-type="float">
            <text:p>0.10556</text:p>
          </table:table-cell>
          <table:table-cell office:value-type="float" office:value="179.894" calcext:value-type="float">
            <text:p>179.894</text:p>
          </table:table-cell>
          <table:table-cell office:value-type="float" office:value="0.573099" calcext:value-type="float">
            <text:p>0.573099</text:p>
          </table:table-cell>
          <table:table-cell office:value-type="float" office:value="180" calcext:value-type="float">
            <text:p>180</text:p>
          </table:table-cell>
          <table:table-cell office:value-type="float" office:value="0.552757" calcext:value-type="float">
            <text:p>0.552757</text:p>
          </table:table-cell>
          <table:table-cell office:value-type="float" office:value="0.00239717" calcext:value-type="float">
            <text:p>0.00239717</text:p>
          </table:table-cell>
        </table:table-row>
        <table:table-row table:style-name="ro1">
          <table:table-cell office:value-type="float" office:value="114.531" calcext:value-type="float">
            <text:p>114.531</text:p>
          </table:table-cell>
          <table:table-cell office:value-type="float" office:value="0.106598" calcext:value-type="float">
            <text:p>0.106598</text:p>
          </table:table-cell>
          <table:table-cell office:value-type="float" office:value="179.893" calcext:value-type="float">
            <text:p>179.893</text:p>
          </table:table-cell>
          <table:table-cell office:value-type="float" office:value="0.57402" calcext:value-type="float">
            <text:p>0.57402</text:p>
          </table:table-cell>
          <table:table-cell office:value-type="float" office:value="180" calcext:value-type="float">
            <text:p>180</text:p>
          </table:table-cell>
          <table:table-cell office:value-type="float" office:value="0.553852" calcext:value-type="float">
            <text:p>0.553852</text:p>
          </table:table-cell>
          <table:table-cell office:value-type="float" office:value="0.00204584" calcext:value-type="float">
            <text:p>0.00204584</text:p>
          </table:table-cell>
        </table:table-row>
        <table:table-row table:style-name="ro1">
          <table:table-cell office:value-type="float" office:value="114.636" calcext:value-type="float">
            <text:p>114.636</text:p>
          </table:table-cell>
          <table:table-cell office:value-type="float" office:value="0.1073" calcext:value-type="float">
            <text:p>0.1073</text:p>
          </table:table-cell>
          <table:table-cell office:value-type="float" office:value="179.893" calcext:value-type="float">
            <text:p>179.893</text:p>
          </table:table-cell>
          <table:table-cell office:value-type="float" office:value="0.574726" calcext:value-type="float">
            <text:p>0.574726</text:p>
          </table:table-cell>
          <table:table-cell office:value-type="float" office:value="180" calcext:value-type="float">
            <text:p>180</text:p>
          </table:table-cell>
          <table:table-cell office:value-type="float" office:value="0.554975" calcext:value-type="float">
            <text:p>0.554975</text:p>
          </table:table-cell>
          <table:table-cell office:value-type="float" office:value="0.00151009" calcext:value-type="float">
            <text:p>0.00151009</text:p>
          </table:table-cell>
        </table:table-row>
        <table:table-row table:style-name="ro1">
          <table:table-cell office:value-type="float" office:value="114.744" calcext:value-type="float">
            <text:p>114.744</text:p>
          </table:table-cell>
          <table:table-cell office:value-type="float" office:value="0.10791" calcext:value-type="float">
            <text:p>0.10791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574552" calcext:value-type="float">
            <text:p>0.57455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2069" calcext:value-type="float">
            <text:p>0.0012069</text:p>
          </table:table-cell>
        </table:table-row>
        <table:table-row table:style-name="ro1">
          <table:table-cell office:value-type="float" office:value="114.857" calcext:value-type="float">
            <text:p>114.857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574434" calcext:value-type="float">
            <text:p>0.5744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00662" calcext:value-type="float">
            <text:p>0.00100662</text:p>
          </table:table-cell>
        </table:table-row>
        <table:table-row table:style-name="ro1">
          <table:table-cell office:value-type="float" office:value="114.968" calcext:value-type="float">
            <text:p>114.968</text:p>
          </table:table-cell>
          <table:table-cell office:value-type="float" office:value="0.108704" calcext:value-type="float">
            <text:p>0.108704</text:p>
          </table:table-cell>
          <table:table-cell office:value-type="float" office:value="179.891" calcext:value-type="float">
            <text:p>179.891</text:p>
          </table:table-cell>
          <table:table-cell office:value-type="float" office:value="0.574162" calcext:value-type="float">
            <text:p>0.5741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682311" calcext:value-type="float">
            <text:p>0.000682311</text:p>
          </table:table-cell>
        </table:table-row>
        <table:table-row table:style-name="ro1">
          <table:table-cell office:value-type="float" office:value="115.078" calcext:value-type="float">
            <text:p>115.078</text:p>
          </table:table-cell>
          <table:table-cell office:value-type="float" office:value="0.108948" calcext:value-type="float">
            <text:p>0.108948</text:p>
          </table:table-cell>
          <table:table-cell office:value-type="float" office:value="179.891" calcext:value-type="float">
            <text:p>179.891</text:p>
          </table:table-cell>
          <table:table-cell office:value-type="float" office:value="0.574" calcext:value-type="float">
            <text:p>0.5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478825" calcext:value-type="float">
            <text:p>0.000478825</text:p>
          </table:table-cell>
        </table:table-row>
        <table:table-row table:style-name="ro1">
          <table:table-cell office:value-type="float" office:value="115.189" calcext:value-type="float">
            <text:p>115.189</text:p>
          </table:table-cell>
          <table:table-cell office:value-type="float" office:value="0.108948" calcext:value-type="float">
            <text:p>0.108948</text:p>
          </table:table-cell>
          <table:table-cell office:value-type="float" office:value="179.891" calcext:value-type="float">
            <text:p>179.891</text:p>
          </table:table-cell>
          <table:table-cell office:value-type="float" office:value="0.573668" calcext:value-type="float">
            <text:p>0.5736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147004" calcext:value-type="float">
            <text:p>0.000147004</text:p>
          </table:table-cell>
        </table:table-row>
        <table:table-row table:style-name="ro1">
          <table:table-cell office:value-type="float" office:value="115.299" calcext:value-type="float">
            <text:p>115.299</text:p>
          </table:table-cell>
          <table:table-cell office:value-type="float" office:value="0.108826" calcext:value-type="float">
            <text:p>0.108826</text:p>
          </table:table-cell>
          <table:table-cell office:value-type="float" office:value="179.891" calcext:value-type="float">
            <text:p>179.891</text:p>
          </table:table-cell>
          <table:table-cell office:value-type="float" office:value="0.573385" calcext:value-type="float">
            <text:p>0.5733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1565" calcext:value-type="float">
            <text:p>-0.00011565</text:p>
          </table:table-cell>
        </table:table-row>
        <table:table-row table:style-name="ro1">
          <table:table-cell office:value-type="float" office:value="115.41" calcext:value-type="float">
            <text:p>115.41</text:p>
          </table:table-cell>
          <table:table-cell office:value-type="float" office:value="0.108704" calcext:value-type="float">
            <text:p>0.108704</text:p>
          </table:table-cell>
          <table:table-cell office:value-type="float" office:value="179.891" calcext:value-type="float">
            <text:p>179.891</text:p>
          </table:table-cell>
          <table:table-cell office:value-type="float" office:value="0.573285" calcext:value-type="float">
            <text:p>0.5732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9421" calcext:value-type="float">
            <text:p>-0.00019421</text:p>
          </table:table-cell>
        </table:table-row>
        <table:table-row table:style-name="ro1">
          <table:table-cell office:value-type="float" office:value="115.524" calcext:value-type="float">
            <text:p>115.524</text:p>
          </table:table-cell>
          <table:table-cell office:value-type="float" office:value="0.108398" calcext:value-type="float">
            <text:p>0.108398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572997" calcext:value-type="float">
            <text:p>0.5729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31133" calcext:value-type="float">
            <text:p>-0.000431133</text:p>
          </table:table-cell>
        </table:table-row>
        <table:table-row table:style-name="ro1">
          <table:table-cell office:value-type="float" office:value="115.632" calcext:value-type="float">
            <text:p>115.632</text:p>
          </table:table-cell>
          <table:table-cell office:value-type="float" office:value="0.108276" calcext:value-type="float">
            <text:p>0.108276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573118" calcext:value-type="float">
            <text:p>0.5731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88584" calcext:value-type="float">
            <text:p>-0.000288584</text:p>
          </table:table-cell>
        </table:table-row>
        <table:table-row table:style-name="ro1">
          <table:table-cell office:value-type="float" office:value="115.741" calcext:value-type="float">
            <text:p>115.741</text:p>
          </table:table-cell>
          <table:table-cell office:value-type="float" office:value="0.108215" calcext:value-type="float">
            <text:p>0.108215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573254" calcext:value-type="float">
            <text:p>0.5732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142225" calcext:value-type="float">
            <text:p>-0.000142225</text:p>
          </table:table-cell>
        </table:table-row>
        <table:table-row table:style-name="ro1">
          <table:table-cell office:value-type="float" office:value="115.849" calcext:value-type="float">
            <text:p>115.849</text:p>
          </table:table-cell>
          <table:table-cell office:value-type="float" office:value="0.108215" calcext:value-type="float">
            <text:p>0.108215</text:p>
          </table:table-cell>
          <table:table-cell office:value-type="float" office:value="179.892" calcext:value-type="float">
            <text:p>179.892</text:p>
          </table:table-cell>
          <table:table-cell office:value-type="float" office:value="0.573355" calcext:value-type="float">
            <text:p>0.5733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417414" calcext:value-type="float">
            <text:p>-0.0000417414</text:p>
          </table:table-cell>
        </table:table-row>
        <table:table-row table:style-name="ro1">
          <table:table-cell office:value-type="float" office:value="115.958" calcext:value-type="float">
            <text:p>115.958</text:p>
          </table:table-cell>
          <table:table-cell office:value-type="float" office:value="0.108505" calcext:value-type="float">
            <text:p>0.108505</text:p>
          </table:table-cell>
          <table:table-cell office:value-type="float" office:value="179.891" calcext:value-type="float">
            <text:p>179.891</text:p>
          </table:table-cell>
          <table:table-cell office:value-type="float" office:value="0.573829" calcext:value-type="float">
            <text:p>0.5738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383383" calcext:value-type="float">
            <text:p>0.000383383</text:p>
          </table:table-cell>
        </table:table-row>
        <table:table-row table:style-name="ro1">
          <table:table-cell office:value-type="float" office:value="116.07" calcext:value-type="float">
            <text:p>116.07</text:p>
          </table:table-cell>
          <table:table-cell office:value-type="float" office:value="0.109024" calcext:value-type="float">
            <text:p>0.109024</text:p>
          </table:table-cell>
          <table:table-cell office:value-type="float" office:value="179.891" calcext:value-type="float">
            <text:p>179.891</text:p>
          </table:table-cell>
          <table:table-cell office:value-type="float" office:value="0.574324" calcext:value-type="float">
            <text:p>0.5743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790234" calcext:value-type="float">
            <text:p>0.000790234</text:p>
          </table:table-cell>
        </table:table-row>
        <table:table-row table:style-name="ro1">
          <table:table-cell office:value-type="float" office:value="116.183" calcext:value-type="float">
            <text:p>116.183</text:p>
          </table:table-cell>
          <table:table-cell office:value-type="float" office:value="0.109772" calcext:value-type="float">
            <text:p>0.109772</text:p>
          </table:table-cell>
          <table:table-cell office:value-type="float" office:value="179.89" calcext:value-type="float">
            <text:p>179.89</text:p>
          </table:table-cell>
          <table:table-cell office:value-type="float" office:value="0.574924" calcext:value-type="float">
            <text:p>0.5749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26312" calcext:value-type="float">
            <text:p>0.00126312</text:p>
          </table:table-cell>
        </table:table-row>
        <table:table-row table:style-name="ro1">
          <table:table-cell office:value-type="float" office:value="116.295" calcext:value-type="float">
            <text:p>116.295</text:p>
          </table:table-cell>
          <table:table-cell office:value-type="float" office:value="0.11084" calcext:value-type="float">
            <text:p>0.11084</text:p>
          </table:table-cell>
          <table:table-cell office:value-type="float" office:value="179.889" calcext:value-type="float">
            <text:p>179.889</text:p>
          </table:table-cell>
          <table:table-cell office:value-type="float" office:value="0.575673" calcext:value-type="float">
            <text:p>0.5756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83071" calcext:value-type="float">
            <text:p>0.00183071</text:p>
          </table:table-cell>
        </table:table-row>
        <table:table-row table:style-name="ro1">
          <table:table-cell office:value-type="float" office:value="116.414" calcext:value-type="float">
            <text:p>116.414</text:p>
          </table:table-cell>
          <table:table-cell office:value-type="float" office:value="0.112335" calcext:value-type="float">
            <text:p>0.112335</text:p>
          </table:table-cell>
          <table:table-cell office:value-type="float" office:value="179.888" calcext:value-type="float">
            <text:p>179.888</text:p>
          </table:table-cell>
          <table:table-cell office:value-type="float" office:value="0.576611" calcext:value-type="float">
            <text:p>0.5766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51359" calcext:value-type="float">
            <text:p>0.00251359</text:p>
          </table:table-cell>
        </table:table-row>
        <table:table-row table:style-name="ro1">
          <table:table-cell office:value-type="float" office:value="116.53" calcext:value-type="float">
            <text:p>116.53</text:p>
          </table:table-cell>
          <table:table-cell office:value-type="float" office:value="0.114105" calcext:value-type="float">
            <text:p>0.114105</text:p>
          </table:table-cell>
          <table:table-cell office:value-type="float" office:value="179.886" calcext:value-type="float">
            <text:p>179.886</text:p>
          </table:table-cell>
          <table:table-cell office:value-type="float" office:value="0.577521" calcext:value-type="float">
            <text:p>0.57752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2303" calcext:value-type="float">
            <text:p>0.00312303</text:p>
          </table:table-cell>
        </table:table-row>
        <table:table-row table:style-name="ro1">
          <table:table-cell office:value-type="float" office:value="116.643" calcext:value-type="float">
            <text:p>116.643</text:p>
          </table:table-cell>
          <table:table-cell office:value-type="float" office:value="0.116211" calcext:value-type="float">
            <text:p>0.116211</text:p>
          </table:table-cell>
          <table:table-cell office:value-type="float" office:value="179.884" calcext:value-type="float">
            <text:p>179.884</text:p>
          </table:table-cell>
          <table:table-cell office:value-type="float" office:value="0.578498" calcext:value-type="float">
            <text:p>0.5784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74205" calcext:value-type="float">
            <text:p>0.00374205</text:p>
          </table:table-cell>
        </table:table-row>
        <table:table-row table:style-name="ro1">
          <table:table-cell office:value-type="float" office:value="116.759" calcext:value-type="float">
            <text:p>116.759</text:p>
          </table:table-cell>
          <table:table-cell office:value-type="float" office:value="0.118744" calcext:value-type="float">
            <text:p>0.118744</text:p>
          </table:table-cell>
          <table:table-cell office:value-type="float" office:value="179.881" calcext:value-type="float">
            <text:p>179.881</text:p>
          </table:table-cell>
          <table:table-cell office:value-type="float" office:value="0.579661" calcext:value-type="float">
            <text:p>0.5796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47495" calcext:value-type="float">
            <text:p>0.00447495</text:p>
          </table:table-cell>
        </table:table-row>
        <table:table-row table:style-name="ro1">
          <table:table-cell office:value-type="float" office:value="116.88" calcext:value-type="float">
            <text:p>116.88</text:p>
          </table:table-cell>
          <table:table-cell office:value-type="float" office:value="0.121735" calcext:value-type="float">
            <text:p>0.121735</text:p>
          </table:table-cell>
          <table:table-cell office:value-type="float" office:value="179.878" calcext:value-type="float">
            <text:p>179.878</text:p>
          </table:table-cell>
          <table:table-cell office:value-type="float" office:value="0.580976" calcext:value-type="float">
            <text:p>0.5809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28157" calcext:value-type="float">
            <text:p>0.00528157</text:p>
          </table:table-cell>
        </table:table-row>
        <table:table-row table:style-name="ro1">
          <table:table-cell office:value-type="float" office:value="116.995" calcext:value-type="float">
            <text:p>116.995</text:p>
          </table:table-cell>
          <table:table-cell office:value-type="float" office:value="0.124985" calcext:value-type="float">
            <text:p>0.124985</text:p>
          </table:table-cell>
          <table:table-cell office:value-type="float" office:value="179.875" calcext:value-type="float">
            <text:p>179.875</text:p>
          </table:table-cell>
          <table:table-cell office:value-type="float" office:value="0.582099" calcext:value-type="float">
            <text:p>0.58209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85175" calcext:value-type="float">
            <text:p>0.00585175</text:p>
          </table:table-cell>
        </table:table-row>
        <table:table-row table:style-name="ro1">
          <table:table-cell office:value-type="float" office:value="117.107" calcext:value-type="float">
            <text:p>117.107</text:p>
          </table:table-cell>
          <table:table-cell office:value-type="float" office:value="0.128525" calcext:value-type="float">
            <text:p>0.128525</text:p>
          </table:table-cell>
          <table:table-cell office:value-type="float" office:value="179.871" calcext:value-type="float">
            <text:p>179.871</text:p>
          </table:table-cell>
          <table:table-cell office:value-type="float" office:value="0.583312" calcext:value-type="float">
            <text:p>0.5833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46314" calcext:value-type="float">
            <text:p>0.00646314</text:p>
          </table:table-cell>
        </table:table-row>
        <table:table-row table:style-name="ro1">
          <table:table-cell office:value-type="float" office:value="117.216" calcext:value-type="float">
            <text:p>117.216</text:p>
          </table:table-cell>
          <table:table-cell office:value-type="float" office:value="0.132309" calcext:value-type="float">
            <text:p>0.132309</text:p>
          </table:table-cell>
          <table:table-cell office:value-type="float" office:value="179.868" calcext:value-type="float">
            <text:p>179.868</text:p>
          </table:table-cell>
          <table:table-cell office:value-type="float" office:value="0.584444" calcext:value-type="float">
            <text:p>0.58444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9515" calcext:value-type="float">
            <text:p>0.0069515</text:p>
          </table:table-cell>
        </table:table-row>
        <table:table-row table:style-name="ro1">
          <table:table-cell office:value-type="float" office:value="117.329" calcext:value-type="float">
            <text:p>117.329</text:p>
          </table:table-cell>
          <table:table-cell office:value-type="float" office:value="0.136459" calcext:value-type="float">
            <text:p>0.136459</text:p>
          </table:table-cell>
          <table:table-cell office:value-type="float" office:value="179.864" calcext:value-type="float">
            <text:p>179.864</text:p>
          </table:table-cell>
          <table:table-cell office:value-type="float" office:value="0.585776" calcext:value-type="float">
            <text:p>0.5857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57763" calcext:value-type="float">
            <text:p>0.00757763</text:p>
          </table:table-cell>
        </table:table-row>
        <table:table-row table:style-name="ro1">
          <table:table-cell office:value-type="float" office:value="117.444" calcext:value-type="float">
            <text:p>117.444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179.859" calcext:value-type="float">
            <text:p>179.859</text:p>
          </table:table-cell>
          <table:table-cell office:value-type="float" office:value="0.587173" calcext:value-type="float">
            <text:p>0.5871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20681" calcext:value-type="float">
            <text:p>0.00820681</text:p>
          </table:table-cell>
        </table:table-row>
        <table:table-row table:style-name="ro1">
          <table:table-cell office:value-type="float" office:value="117.555" calcext:value-type="float">
            <text:p>117.555</text:p>
          </table:table-cell>
          <table:table-cell office:value-type="float" office:value="0.145584" calcext:value-type="float">
            <text:p>0.145584</text:p>
          </table:table-cell>
          <table:table-cell office:value-type="float" office:value="179.854" calcext:value-type="float">
            <text:p>179.854</text:p>
          </table:table-cell>
          <table:table-cell office:value-type="float" office:value="0.58829" calcext:value-type="float">
            <text:p>0.5882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54115" calcext:value-type="float">
            <text:p>0.00854115</text:p>
          </table:table-cell>
        </table:table-row>
        <table:table-row table:style-name="ro1">
          <table:table-cell office:value-type="float" office:value="117.669" calcext:value-type="float">
            <text:p>117.669</text:p>
          </table:table-cell>
          <table:table-cell office:value-type="float" office:value="0.150528" calcext:value-type="float">
            <text:p>0.150528</text:p>
          </table:table-cell>
          <table:table-cell office:value-type="float" office:value="179.849" calcext:value-type="float">
            <text:p>179.849</text:p>
          </table:table-cell>
          <table:table-cell office:value-type="float" office:value="0.589606" calcext:value-type="float">
            <text:p>0.58960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01572" calcext:value-type="float">
            <text:p>0.00901572</text:p>
          </table:table-cell>
        </table:table-row>
        <table:table-row table:style-name="ro1">
          <table:table-cell office:value-type="float" office:value="117.78" calcext:value-type="float">
            <text:p>117.78</text:p>
          </table:table-cell>
          <table:table-cell office:value-type="float" office:value="0.155457" calcext:value-type="float">
            <text:p>0.155457</text:p>
          </table:table-cell>
          <table:table-cell office:value-type="float" office:value="179.845" calcext:value-type="float">
            <text:p>179.845</text:p>
          </table:table-cell>
          <table:table-cell office:value-type="float" office:value="0.590618" calcext:value-type="float">
            <text:p>0.59061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19048" calcext:value-type="float">
            <text:p>0.00919048</text:p>
          </table:table-cell>
        </table:table-row>
        <table:table-row table:style-name="ro1">
          <table:table-cell office:value-type="float" office:value="117.899" calcext:value-type="float">
            <text:p>117.899</text:p>
          </table:table-cell>
          <table:table-cell office:value-type="float" office:value="0.160904" calcext:value-type="float">
            <text:p>0.160904</text:p>
          </table:table-cell>
          <table:table-cell office:value-type="float" office:value="179.839" calcext:value-type="float">
            <text:p>179.839</text:p>
          </table:table-cell>
          <table:table-cell office:value-type="float" office:value="0.592262" calcext:value-type="float">
            <text:p>0.5922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90867" calcext:value-type="float">
            <text:p>0.00990867</text:p>
          </table:table-cell>
        </table:table-row>
        <table:table-row table:style-name="ro1">
          <table:table-cell office:value-type="float" office:value="118.017" calcext:value-type="float">
            <text:p>118.017</text:p>
          </table:table-cell>
          <table:table-cell office:value-type="float" office:value="0.166397" calcext:value-type="float">
            <text:p>0.166397</text:p>
          </table:table-cell>
          <table:table-cell office:value-type="float" office:value="179.834" calcext:value-type="float">
            <text:p>179.834</text:p>
          </table:table-cell>
          <table:table-cell office:value-type="float" office:value="0.593413" calcext:value-type="float">
            <text:p>0.5934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125" calcext:value-type="float">
            <text:p>0.010125</text:p>
          </table:table-cell>
        </table:table-row>
        <table:table-row table:style-name="ro1">
          <table:table-cell office:value-type="float" office:value="118.133" calcext:value-type="float">
            <text:p>118.133</text:p>
          </table:table-cell>
          <table:table-cell office:value-type="float" office:value="0.171814" calcext:value-type="float">
            <text:p>0.171814</text:p>
          </table:table-cell>
          <table:table-cell office:value-type="float" office:value="179.828" calcext:value-type="float">
            <text:p>179.828</text:p>
          </table:table-cell>
          <table:table-cell office:value-type="float" office:value="0.594349" calcext:value-type="float">
            <text:p>0.5943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1411" calcext:value-type="float">
            <text:p>0.0101411</text:p>
          </table:table-cell>
        </table:table-row>
        <table:table-row table:style-name="ro1">
          <table:table-cell office:value-type="float" office:value="118.254" calcext:value-type="float">
            <text:p>118.254</text:p>
          </table:table-cell>
          <table:table-cell office:value-type="float" office:value="0.177505" calcext:value-type="float">
            <text:p>0.177505</text:p>
          </table:table-cell>
          <table:table-cell office:value-type="float" office:value="179.822" calcext:value-type="float">
            <text:p>179.822</text:p>
          </table:table-cell>
          <table:table-cell office:value-type="float" office:value="0.595725" calcext:value-type="float">
            <text:p>0.5957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5495" calcext:value-type="float">
            <text:p>0.0105495</text:p>
          </table:table-cell>
        </table:table-row>
        <table:table-row table:style-name="ro1">
          <table:table-cell office:value-type="float" office:value="118.374" calcext:value-type="float">
            <text:p>118.374</text:p>
          </table:table-cell>
          <table:table-cell office:value-type="float" office:value="0.18306" calcext:value-type="float">
            <text:p>0.18306</text:p>
          </table:table-cell>
          <table:table-cell office:value-type="float" office:value="179.817" calcext:value-type="float">
            <text:p>179.817</text:p>
          </table:table-cell>
          <table:table-cell office:value-type="float" office:value="0.596637" calcext:value-type="float">
            <text:p>0.5966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517" calcext:value-type="float">
            <text:p>0.010517</text:p>
          </table:table-cell>
        </table:table-row>
        <table:table-row table:style-name="ro1">
          <table:table-cell office:value-type="float" office:value="118.512" calcext:value-type="float">
            <text:p>118.512</text:p>
          </table:table-cell>
          <table:table-cell office:value-type="float" office:value="0.189438" calcext:value-type="float">
            <text:p>0.189438</text:p>
          </table:table-cell>
          <table:table-cell office:value-type="float" office:value="179.811" calcext:value-type="float">
            <text:p>179.811</text:p>
          </table:table-cell>
          <table:table-cell office:value-type="float" office:value="0.597554" calcext:value-type="float">
            <text:p>0.5975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3494" calcext:value-type="float">
            <text:p>0.0103494</text:p>
          </table:table-cell>
        </table:table-row>
        <table:table-row table:style-name="ro1">
          <table:table-cell office:value-type="float" office:value="118.639" calcext:value-type="float">
            <text:p>118.639</text:p>
          </table:table-cell>
          <table:table-cell office:value-type="float" office:value="0.195114" calcext:value-type="float">
            <text:p>0.195114</text:p>
          </table:table-cell>
          <table:table-cell office:value-type="float" office:value="179.805" calcext:value-type="float">
            <text:p>179.805</text:p>
          </table:table-cell>
          <table:table-cell office:value-type="float" office:value="0.598811" calcext:value-type="float">
            <text:p>0.59881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106415" calcext:value-type="float">
            <text:p>0.0106415</text:p>
          </table:table-cell>
        </table:table-row>
        <table:table-row table:style-name="ro1">
          <table:table-cell office:value-type="float" office:value="118.751" calcext:value-type="float">
            <text:p>118.751</text:p>
          </table:table-cell>
          <table:table-cell office:value-type="float" office:value="0.199905" calcext:value-type="float">
            <text:p>0.199905</text:p>
          </table:table-cell>
          <table:table-cell office:value-type="float" office:value="179.8" calcext:value-type="float">
            <text:p>179.8</text:p>
          </table:table-cell>
          <table:table-cell office:value-type="float" office:value="0.598573" calcext:value-type="float">
            <text:p>0.5985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58879" calcext:value-type="float">
            <text:p>0.00958879</text:p>
          </table:table-cell>
        </table:table-row>
        <table:table-row table:style-name="ro1">
          <table:table-cell office:value-type="float" office:value="118.871" calcext:value-type="float">
            <text:p>118.871</text:p>
          </table:table-cell>
          <table:table-cell office:value-type="float" office:value="0.204926" calcext:value-type="float">
            <text:p>0.204926</text:p>
          </table:table-cell>
          <table:table-cell office:value-type="float" office:value="179.795" calcext:value-type="float">
            <text:p>179.795</text:p>
          </table:table-cell>
          <table:table-cell office:value-type="float" office:value="0.599341" calcext:value-type="float">
            <text:p>0.5993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950369" calcext:value-type="float">
            <text:p>0.00950369</text:p>
          </table:table-cell>
        </table:table-row>
        <table:table-row table:style-name="ro1">
          <table:table-cell office:value-type="float" office:value="118.988" calcext:value-type="float">
            <text:p>118.988</text:p>
          </table:table-cell>
          <table:table-cell office:value-type="float" office:value="0.209579" calcext:value-type="float">
            <text:p>0.209579</text:p>
          </table:table-cell>
          <table:table-cell office:value-type="float" office:value="179.79" calcext:value-type="float">
            <text:p>179.79</text:p>
          </table:table-cell>
          <table:table-cell office:value-type="float" office:value="0.599592" calcext:value-type="float">
            <text:p>0.5995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96395" calcext:value-type="float">
            <text:p>0.00896395</text:p>
          </table:table-cell>
        </table:table-row>
        <table:table-row table:style-name="ro1">
          <table:table-cell office:value-type="float" office:value="119.105" calcext:value-type="float">
            <text:p>119.105</text:p>
          </table:table-cell>
          <table:table-cell office:value-type="float" office:value="0.214005" calcext:value-type="float">
            <text:p>0.214005</text:p>
          </table:table-cell>
          <table:table-cell office:value-type="float" office:value="179.786" calcext:value-type="float">
            <text:p>179.786</text:p>
          </table:table-cell>
          <table:table-cell office:value-type="float" office:value="0.599839" calcext:value-type="float">
            <text:p>0.5998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845819" calcext:value-type="float">
            <text:p>0.00845819</text:p>
          </table:table-cell>
        </table:table-row>
        <table:table-row table:style-name="ro1">
          <table:table-cell office:value-type="float" office:value="119.22" calcext:value-type="float">
            <text:p>119.22</text:p>
          </table:table-cell>
          <table:table-cell office:value-type="float" office:value="0.218109" calcext:value-type="float">
            <text:p>0.218109</text:p>
          </table:table-cell>
          <table:table-cell office:value-type="float" office:value="179.782" calcext:value-type="float">
            <text:p>179.782</text:p>
          </table:table-cell>
          <table:table-cell office:value-type="float" office:value="0.600001" calcext:value-type="float">
            <text:p>0.6000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92212" calcext:value-type="float">
            <text:p>0.00792212</text:p>
          </table:table-cell>
        </table:table-row>
        <table:table-row table:style-name="ro1">
          <table:table-cell office:value-type="float" office:value="119.334" calcext:value-type="float">
            <text:p>119.334</text:p>
          </table:table-cell>
          <table:table-cell office:value-type="float" office:value="0.222076" calcext:value-type="float">
            <text:p>0.222076</text:p>
          </table:table-cell>
          <table:table-cell office:value-type="float" office:value="179.778" calcext:value-type="float">
            <text:p>179.778</text:p>
          </table:table-cell>
          <table:table-cell office:value-type="float" office:value="0.600345" calcext:value-type="float">
            <text:p>0.6003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59197" calcext:value-type="float">
            <text:p>0.00759197</text:p>
          </table:table-cell>
        </table:table-row>
        <table:table-row table:style-name="ro1">
          <table:table-cell office:value-type="float" office:value="119.452" calcext:value-type="float">
            <text:p>119.452</text:p>
          </table:table-cell>
          <table:table-cell office:value-type="float" office:value="0.225952" calcext:value-type="float">
            <text:p>0.225952</text:p>
          </table:table-cell>
          <table:table-cell office:value-type="float" office:value="179.774" calcext:value-type="float">
            <text:p>179.774</text:p>
          </table:table-cell>
          <table:table-cell office:value-type="float" office:value="0.600756" calcext:value-type="float">
            <text:p>0.6007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734396" calcext:value-type="float">
            <text:p>0.00734396</text:p>
          </table:table-cell>
        </table:table-row>
        <table:table-row table:style-name="ro1">
          <table:table-cell office:value-type="float" office:value="119.571" calcext:value-type="float">
            <text:p>119.571</text:p>
          </table:table-cell>
          <table:table-cell office:value-type="float" office:value="0.229645" calcext:value-type="float">
            <text:p>0.229645</text:p>
          </table:table-cell>
          <table:table-cell office:value-type="float" office:value="179.77" calcext:value-type="float">
            <text:p>179.77</text:p>
          </table:table-cell>
          <table:table-cell office:value-type="float" office:value="0.600979" calcext:value-type="float">
            <text:p>0.6009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93951" calcext:value-type="float">
            <text:p>0.00693951</text:p>
          </table:table-cell>
        </table:table-row>
        <table:table-row table:style-name="ro1">
          <table:table-cell office:value-type="float" office:value="119.682" calcext:value-type="float">
            <text:p>119.682</text:p>
          </table:table-cell>
          <table:table-cell office:value-type="float" office:value="0.23288" calcext:value-type="float">
            <text:p>0.23288</text:p>
          </table:table-cell>
          <table:table-cell office:value-type="float" office:value="179.767" calcext:value-type="float">
            <text:p>179.767</text:p>
          </table:table-cell>
          <table:table-cell office:value-type="float" office:value="0.600931" calcext:value-type="float">
            <text:p>0.60093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634137" calcext:value-type="float">
            <text:p>0.00634137</text:p>
          </table:table-cell>
        </table:table-row>
        <table:table-row table:style-name="ro1">
          <table:table-cell office:value-type="float" office:value="119.792" calcext:value-type="float">
            <text:p>119.792</text:p>
          </table:table-cell>
          <table:table-cell office:value-type="float" office:value="0.235947" calcext:value-type="float">
            <text:p>0.235947</text:p>
          </table:table-cell>
          <table:table-cell office:value-type="float" office:value="179.764" calcext:value-type="float">
            <text:p>179.764</text:p>
          </table:table-cell>
          <table:table-cell office:value-type="float" office:value="0.601058" calcext:value-type="float">
            <text:p>0.60105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94696" calcext:value-type="float">
            <text:p>0.00594696</text:p>
          </table:table-cell>
        </table:table-row>
        <table:table-row table:style-name="ro1">
          <table:table-cell office:value-type="float" office:value="119.903" calcext:value-type="float">
            <text:p>119.903</text:p>
          </table:table-cell>
          <table:table-cell office:value-type="float" office:value="0.238922" calcext:value-type="float">
            <text:p>0.238922</text:p>
          </table:table-cell>
          <table:table-cell office:value-type="float" office:value="179.761" calcext:value-type="float">
            <text:p>179.761</text:p>
          </table:table-cell>
          <table:table-cell office:value-type="float" office:value="0.601292" calcext:value-type="float">
            <text:p>0.60129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67511" calcext:value-type="float">
            <text:p>0.00567511</text:p>
          </table:table-cell>
        </table:table-row>
        <table:table-row table:style-name="ro1">
          <table:table-cell office:value-type="float" office:value="120.016" calcext:value-type="float">
            <text:p>120.016</text:p>
          </table:table-cell>
          <table:table-cell office:value-type="float" office:value="0.241837" calcext:value-type="float">
            <text:p>0.241837</text:p>
          </table:table-cell>
          <table:table-cell office:value-type="float" office:value="179.758" calcext:value-type="float">
            <text:p>179.758</text:p>
          </table:table-cell>
          <table:table-cell office:value-type="float" office:value="0.601603" calcext:value-type="float">
            <text:p>0.60160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49038" calcext:value-type="float">
            <text:p>0.00549038</text:p>
          </table:table-cell>
        </table:table-row>
        <table:table-row table:style-name="ro1">
          <table:table-cell office:value-type="float" office:value="120.126" calcext:value-type="float">
            <text:p>120.126</text:p>
          </table:table-cell>
          <table:table-cell office:value-type="float" office:value="0.244553" calcext:value-type="float">
            <text:p>0.244553</text:p>
          </table:table-cell>
          <table:table-cell office:value-type="float" office:value="179.755" calcext:value-type="float">
            <text:p>179.755</text:p>
          </table:table-cell>
          <table:table-cell office:value-type="float" office:value="0.601726" calcext:value-type="float">
            <text:p>0.6017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15242" calcext:value-type="float">
            <text:p>0.00515242</text:p>
          </table:table-cell>
        </table:table-row>
        <table:table-row table:style-name="ro1">
          <table:table-cell office:value-type="float" office:value="120.237" calcext:value-type="float">
            <text:p>120.237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179.753" calcext:value-type="float">
            <text:p>179.753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00717" calcext:value-type="float">
            <text:p>0.00500717</text:p>
          </table:table-cell>
        </table:table-row>
        <table:table-row table:style-name="ro1">
          <table:table-cell office:value-type="float" office:value="120.352" calcext:value-type="float">
            <text:p>120.352</text:p>
          </table:table-cell>
          <table:table-cell office:value-type="float" office:value="0.249908" calcext:value-type="float">
            <text:p>0.249908</text:p>
          </table:table-cell>
          <table:table-cell office:value-type="float" office:value="179.75" calcext:value-type="float">
            <text:p>179.75</text:p>
          </table:table-cell>
          <table:table-cell office:value-type="float" office:value="0.602566" calcext:value-type="float">
            <text:p>0.6025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08196" calcext:value-type="float">
            <text:p>0.00508196</text:p>
          </table:table-cell>
        </table:table-row>
        <table:table-row table:style-name="ro1">
          <table:table-cell office:value-type="float" office:value="120.474" calcext:value-type="float">
            <text:p>120.474</text:p>
          </table:table-cell>
          <table:table-cell office:value-type="float" office:value="0.252701" calcext:value-type="float">
            <text:p>0.252701</text:p>
          </table:table-cell>
          <table:table-cell office:value-type="float" office:value="179.747" calcext:value-type="float">
            <text:p>179.747</text:p>
          </table:table-cell>
          <table:table-cell office:value-type="float" office:value="0.603171" calcext:value-type="float">
            <text:p>0.6031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2116" calcext:value-type="float">
            <text:p>0.0052116</text:p>
          </table:table-cell>
        </table:table-row>
        <table:table-row table:style-name="ro1">
          <table:table-cell office:value-type="float" office:value="120.582" calcext:value-type="float">
            <text:p>120.582</text:p>
          </table:table-cell>
          <table:table-cell office:value-type="float" office:value="0.255173" calcext:value-type="float">
            <text:p>0.255173</text:p>
          </table:table-cell>
          <table:table-cell office:value-type="float" office:value="179.745" calcext:value-type="float">
            <text:p>179.745</text:p>
          </table:table-cell>
          <table:table-cell office:value-type="float" office:value="0.603196" calcext:value-type="float">
            <text:p>0.6031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81622" calcext:value-type="float">
            <text:p>0.00481622</text:p>
          </table:table-cell>
        </table:table-row>
        <table:table-row table:style-name="ro1">
          <table:table-cell office:value-type="float" office:value="120.695" calcext:value-type="float">
            <text:p>120.695</text:p>
          </table:table-cell>
          <table:table-cell office:value-type="float" office:value="0.257736" calcext:value-type="float">
            <text:p>0.257736</text:p>
          </table:table-cell>
          <table:table-cell office:value-type="float" office:value="179.742" calcext:value-type="float">
            <text:p>179.742</text:p>
          </table:table-cell>
          <table:table-cell office:value-type="float" office:value="0.603625" calcext:value-type="float">
            <text:p>0.60362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80954" calcext:value-type="float">
            <text:p>0.00480954</text:p>
          </table:table-cell>
        </table:table-row>
        <table:table-row table:style-name="ro1">
          <table:table-cell office:value-type="float" office:value="120.812" calcext:value-type="float">
            <text:p>120.812</text:p>
          </table:table-cell>
          <table:table-cell office:value-type="float" office:value="0.260361" calcext:value-type="float">
            <text:p>0.260361</text:p>
          </table:table-cell>
          <table:table-cell office:value-type="float" office:value="179.74" calcext:value-type="float">
            <text:p>179.74</text:p>
          </table:table-cell>
          <table:table-cell office:value-type="float" office:value="0.604135" calcext:value-type="float">
            <text:p>0.6041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87394" calcext:value-type="float">
            <text:p>0.00487394</text:p>
          </table:table-cell>
        </table:table-row>
        <table:table-row table:style-name="ro1">
          <table:table-cell office:value-type="float" office:value="120.929" calcext:value-type="float">
            <text:p>120.929</text:p>
          </table:table-cell>
          <table:table-cell office:value-type="float" office:value="0.262924" calcext:value-type="float">
            <text:p>0.262924</text:p>
          </table:table-cell>
          <table:table-cell office:value-type="float" office:value="179.737" calcext:value-type="float">
            <text:p>179.737</text:p>
          </table:table-cell>
          <table:table-cell office:value-type="float" office:value="0.604491" calcext:value-type="float">
            <text:p>0.6044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79431" calcext:value-type="float">
            <text:p>0.00479431</text:p>
          </table:table-cell>
        </table:table-row>
        <table:table-row table:style-name="ro1">
          <table:table-cell office:value-type="float" office:value="121.043" calcext:value-type="float">
            <text:p>121.043</text:p>
          </table:table-cell>
          <table:table-cell office:value-type="float" office:value="0.265488" calcext:value-type="float">
            <text:p>0.265488</text:p>
          </table:table-cell>
          <table:table-cell office:value-type="float" office:value="179.735" calcext:value-type="float">
            <text:p>179.735</text:p>
          </table:table-cell>
          <table:table-cell office:value-type="float" office:value="0.604936" calcext:value-type="float">
            <text:p>0.6049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80267" calcext:value-type="float">
            <text:p>0.00480267</text:p>
          </table:table-cell>
        </table:table-row>
        <table:table-row table:style-name="ro1">
          <table:table-cell office:value-type="float" office:value="121.156" calcext:value-type="float">
            <text:p>121.156</text:p>
          </table:table-cell>
          <table:table-cell office:value-type="float" office:value="0.268021" calcext:value-type="float">
            <text:p>0.268021</text:p>
          </table:table-cell>
          <table:table-cell office:value-type="float" office:value="179.732" calcext:value-type="float">
            <text:p>179.732</text:p>
          </table:table-cell>
          <table:table-cell office:value-type="float" office:value="0.605351" calcext:value-type="float">
            <text:p>0.60535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78739" calcext:value-type="float">
            <text:p>0.00478739</text:p>
          </table:table-cell>
        </table:table-row>
        <table:table-row table:style-name="ro1">
          <table:table-cell office:value-type="float" office:value="121.278" calcext:value-type="float">
            <text:p>121.278</text:p>
          </table:table-cell>
          <table:table-cell office:value-type="float" office:value="0.270782" calcext:value-type="float">
            <text:p>0.270782</text:p>
          </table:table-cell>
          <table:table-cell office:value-type="float" office:value="179.729" calcext:value-type="float">
            <text:p>179.729</text:p>
          </table:table-cell>
          <table:table-cell office:value-type="float" office:value="0.606049" calcext:value-type="float">
            <text:p>0.6060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501578" calcext:value-type="float">
            <text:p>0.00501578</text:p>
          </table:table-cell>
        </table:table-row>
        <table:table-row table:style-name="ro1">
          <table:table-cell office:value-type="float" office:value="121.396" calcext:value-type="float">
            <text:p>121.396</text:p>
          </table:table-cell>
          <table:table-cell office:value-type="float" office:value="0.27327" calcext:value-type="float">
            <text:p>0.27327</text:p>
          </table:table-cell>
          <table:table-cell office:value-type="float" office:value="179.727" calcext:value-type="float">
            <text:p>179.727</text:p>
          </table:table-cell>
          <table:table-cell office:value-type="float" office:value="0.60626" calcext:value-type="float">
            <text:p>0.6062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80425" calcext:value-type="float">
            <text:p>0.00480425</text:p>
          </table:table-cell>
        </table:table-row>
        <table:table-row table:style-name="ro1">
          <table:table-cell office:value-type="float" office:value="121.515" calcext:value-type="float">
            <text:p>121.515</text:p>
          </table:table-cell>
          <table:table-cell office:value-type="float" office:value="0.275803" calcext:value-type="float">
            <text:p>0.275803</text:p>
          </table:table-cell>
          <table:table-cell office:value-type="float" office:value="179.724" calcext:value-type="float">
            <text:p>179.724</text:p>
          </table:table-cell>
          <table:table-cell office:value-type="float" office:value="0.606654" calcext:value-type="float">
            <text:p>0.6066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76743" calcext:value-type="float">
            <text:p>0.00476743</text:p>
          </table:table-cell>
        </table:table-row>
        <table:table-row table:style-name="ro1">
          <table:table-cell office:value-type="float" office:value="121.63" calcext:value-type="float">
            <text:p>121.63</text:p>
          </table:table-cell>
          <table:table-cell office:value-type="float" office:value="0.278366" calcext:value-type="float">
            <text:p>0.278366</text:p>
          </table:table-cell>
          <table:table-cell office:value-type="float" office:value="179.722" calcext:value-type="float">
            <text:p>179.722</text:p>
          </table:table-cell>
          <table:table-cell office:value-type="float" office:value="0.607116" calcext:value-type="float">
            <text:p>0.60711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79396" calcext:value-type="float">
            <text:p>0.00479396</text:p>
          </table:table-cell>
        </table:table-row>
        <table:table-row table:style-name="ro1">
          <table:table-cell office:value-type="float" office:value="121.746" calcext:value-type="float">
            <text:p>121.746</text:p>
          </table:table-cell>
          <table:table-cell office:value-type="float" office:value="0.280853" calcext:value-type="float">
            <text:p>0.280853</text:p>
          </table:table-cell>
          <table:table-cell office:value-type="float" office:value="179.719" calcext:value-type="float">
            <text:p>179.719</text:p>
          </table:table-cell>
          <table:table-cell office:value-type="float" office:value="0.607423" calcext:value-type="float">
            <text:p>0.6074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67812" calcext:value-type="float">
            <text:p>0.00467812</text:p>
          </table:table-cell>
        </table:table-row>
        <table:table-row table:style-name="ro1">
          <table:table-cell office:value-type="float" office:value="121.858" calcext:value-type="float">
            <text:p>121.858</text:p>
          </table:table-cell>
          <table:table-cell office:value-type="float" office:value="0.283218" calcext:value-type="float">
            <text:p>0.283218</text:p>
          </table:table-cell>
          <table:table-cell office:value-type="float" office:value="179.717" calcext:value-type="float">
            <text:p>179.717</text:p>
          </table:table-cell>
          <table:table-cell office:value-type="float" office:value="0.607663" calcext:value-type="float">
            <text:p>0.6076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51549" calcext:value-type="float">
            <text:p>0.00451549</text:p>
          </table:table-cell>
        </table:table-row>
        <table:table-row table:style-name="ro1">
          <table:table-cell office:value-type="float" office:value="121.973" calcext:value-type="float">
            <text:p>121.973</text:p>
          </table:table-cell>
          <table:table-cell office:value-type="float" office:value="0.285522" calcext:value-type="float">
            <text:p>0.285522</text:p>
          </table:table-cell>
          <table:table-cell office:value-type="float" office:value="179.714" calcext:value-type="float">
            <text:p>179.714</text:p>
          </table:table-cell>
          <table:table-cell office:value-type="float" office:value="0.607895" calcext:value-type="float">
            <text:p>0.6078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35663" calcext:value-type="float">
            <text:p>0.00435663</text:p>
          </table:table-cell>
        </table:table-row>
        <table:table-row table:style-name="ro1">
          <table:table-cell office:value-type="float" office:value="122.089" calcext:value-type="float">
            <text:p>122.089</text:p>
          </table:table-cell>
          <table:table-cell office:value-type="float" office:value="0.287811" calcext:value-type="float">
            <text:p>0.287811</text:p>
          </table:table-cell>
          <table:table-cell office:value-type="float" office:value="179.712" calcext:value-type="float">
            <text:p>179.712</text:p>
          </table:table-cell>
          <table:table-cell office:value-type="float" office:value="0.608207" calcext:value-type="float">
            <text:p>0.60820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27882" calcext:value-type="float">
            <text:p>0.00427882</text:p>
          </table:table-cell>
        </table:table-row>
        <table:table-row table:style-name="ro1">
          <table:table-cell office:value-type="float" office:value="122.204" calcext:value-type="float">
            <text:p>122.204</text:p>
          </table:table-cell>
          <table:table-cell office:value-type="float" office:value="0.289993" calcext:value-type="float">
            <text:p>0.289993</text:p>
          </table:table-cell>
          <table:table-cell office:value-type="float" office:value="179.71" calcext:value-type="float">
            <text:p>179.71</text:p>
          </table:table-cell>
          <table:table-cell office:value-type="float" office:value="0.608444" calcext:value-type="float">
            <text:p>0.60844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14469" calcext:value-type="float">
            <text:p>0.00414469</text:p>
          </table:table-cell>
        </table:table-row>
        <table:table-row table:style-name="ro1">
          <table:table-cell office:value-type="float" office:value="122.319" calcext:value-type="float">
            <text:p>122.319</text:p>
          </table:table-cell>
          <table:table-cell office:value-type="float" office:value="0.292191" calcext:value-type="float">
            <text:p>0.292191</text:p>
          </table:table-cell>
          <table:table-cell office:value-type="float" office:value="179.708" calcext:value-type="float">
            <text:p>179.708</text:p>
          </table:table-cell>
          <table:table-cell office:value-type="float" office:value="0.6088" calcext:value-type="float">
            <text:p>0.60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12774" calcext:value-type="float">
            <text:p>0.00412774</text:p>
          </table:table-cell>
        </table:table-row>
        <table:table-row table:style-name="ro1">
          <table:table-cell office:value-type="float" office:value="122.434" calcext:value-type="float">
            <text:p>122.434</text:p>
          </table:table-cell>
          <table:table-cell office:value-type="float" office:value="0.294342" calcext:value-type="float">
            <text:p>0.294342</text:p>
          </table:table-cell>
          <table:table-cell office:value-type="float" office:value="179.706" calcext:value-type="float">
            <text:p>179.706</text:p>
          </table:table-cell>
          <table:table-cell office:value-type="float" office:value="0.609075" calcext:value-type="float">
            <text:p>0.6090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403692" calcext:value-type="float">
            <text:p>0.00403692</text:p>
          </table:table-cell>
        </table:table-row>
        <table:table-row table:style-name="ro1">
          <table:table-cell office:value-type="float" office:value="122.554" calcext:value-type="float">
            <text:p>122.554</text:p>
          </table:table-cell>
          <table:table-cell office:value-type="float" office:value="0.296249" calcext:value-type="float">
            <text:p>0.296249</text:p>
          </table:table-cell>
          <table:table-cell office:value-type="float" office:value="179.704" calcext:value-type="float">
            <text:p>179.704</text:p>
          </table:table-cell>
          <table:table-cell office:value-type="float" office:value="0.609039" calcext:value-type="float">
            <text:p>0.6090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67688" calcext:value-type="float">
            <text:p>0.00367688</text:p>
          </table:table-cell>
        </table:table-row>
        <table:table-row table:style-name="ro1">
          <table:table-cell office:value-type="float" office:value="122.666" calcext:value-type="float">
            <text:p>122.666</text:p>
          </table:table-cell>
          <table:table-cell office:value-type="float" office:value="0.298141" calcext:value-type="float">
            <text:p>0.298141</text:p>
          </table:table-cell>
          <table:table-cell office:value-type="float" office:value="179.702" calcext:value-type="float">
            <text:p>179.702</text:p>
          </table:table-cell>
          <table:table-cell office:value-type="float" office:value="0.609282" calcext:value-type="float">
            <text:p>0.60928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59804" calcext:value-type="float">
            <text:p>0.00359804</text:p>
          </table:table-cell>
        </table:table-row>
        <table:table-row table:style-name="ro1">
          <table:table-cell office:value-type="float" office:value="122.779" calcext:value-type="float">
            <text:p>122.779</text:p>
          </table:table-cell>
          <table:table-cell office:value-type="float" office:value="0.299896" calcext:value-type="float">
            <text:p>0.299896</text:p>
          </table:table-cell>
          <table:table-cell office:value-type="float" office:value="179.7" calcext:value-type="float">
            <text:p>179.7</text:p>
          </table:table-cell>
          <table:table-cell office:value-type="float" office:value="0.609353" calcext:value-type="float">
            <text:p>0.6093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37028" calcext:value-type="float">
            <text:p>0.00337028</text:p>
          </table:table-cell>
        </table:table-row>
        <table:table-row table:style-name="ro1">
          <table:table-cell office:value-type="float" office:value="122.895" calcext:value-type="float">
            <text:p>122.895</text:p>
          </table:table-cell>
          <table:table-cell office:value-type="float" office:value="0.301544" calcext:value-type="float">
            <text:p>0.301544</text:p>
          </table:table-cell>
          <table:table-cell office:value-type="float" office:value="179.698" calcext:value-type="float">
            <text:p>179.698</text:p>
          </table:table-cell>
          <table:table-cell office:value-type="float" office:value="0.609454" calcext:value-type="float">
            <text:p>0.6094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9118" calcext:value-type="float">
            <text:p>0.00319118</text:p>
          </table:table-cell>
        </table:table-row>
        <table:table-row table:style-name="ro1">
          <table:table-cell office:value-type="float" office:value="123.013" calcext:value-type="float">
            <text:p>123.013</text:p>
          </table:table-cell>
          <table:table-cell office:value-type="float" office:value="0.303192" calcext:value-type="float">
            <text:p>0.303192</text:p>
          </table:table-cell>
          <table:table-cell office:value-type="float" office:value="179.697" calcext:value-type="float">
            <text:p>179.697</text:p>
          </table:table-cell>
          <table:table-cell office:value-type="float" office:value="0.609645" calcext:value-type="float">
            <text:p>0.6096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310277" calcext:value-type="float">
            <text:p>0.00310277</text:p>
          </table:table-cell>
        </table:table-row>
        <table:table-row table:style-name="ro1">
          <table:table-cell office:value-type="float" office:value="123.133" calcext:value-type="float">
            <text:p>123.133</text:p>
          </table:table-cell>
          <table:table-cell office:value-type="float" office:value="0.304626" calcext:value-type="float">
            <text:p>0.304626</text:p>
          </table:table-cell>
          <table:table-cell office:value-type="float" office:value="179.695" calcext:value-type="float">
            <text:p>179.695</text:p>
          </table:table-cell>
          <table:table-cell office:value-type="float" office:value="0.609594" calcext:value-type="float">
            <text:p>0.60959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80735" calcext:value-type="float">
            <text:p>0.00280735</text:p>
          </table:table-cell>
        </table:table-row>
        <table:table-row table:style-name="ro1">
          <table:table-cell office:value-type="float" office:value="123.25" calcext:value-type="float">
            <text:p>123.25</text:p>
          </table:table-cell>
          <table:table-cell office:value-type="float" office:value="0.305969" calcext:value-type="float">
            <text:p>0.305969</text:p>
          </table:table-cell>
          <table:table-cell office:value-type="float" office:value="179.694" calcext:value-type="float">
            <text:p>179.694</text:p>
          </table:table-cell>
          <table:table-cell office:value-type="float" office:value="0.609627" calcext:value-type="float">
            <text:p>0.60962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6126" calcext:value-type="float">
            <text:p>0.0026126</text:p>
          </table:table-cell>
        </table:table-row>
        <table:table-row table:style-name="ro1">
          <table:table-cell office:value-type="float" office:value="123.367" calcext:value-type="float">
            <text:p>123.367</text:p>
          </table:table-cell>
          <table:table-cell office:value-type="float" office:value="0.30719" calcext:value-type="float">
            <text:p>0.30719</text:p>
          </table:table-cell>
          <table:table-cell office:value-type="float" office:value="179.693" calcext:value-type="float">
            <text:p>179.693</text:p>
          </table:table-cell>
          <table:table-cell office:value-type="float" office:value="0.609616" calcext:value-type="float">
            <text:p>0.60961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39412" calcext:value-type="float">
            <text:p>0.00239412</text:p>
          </table:table-cell>
        </table:table-row>
        <table:table-row table:style-name="ro1">
          <table:table-cell office:value-type="float" office:value="123.486" calcext:value-type="float">
            <text:p>123.486</text:p>
          </table:table-cell>
          <table:table-cell office:value-type="float" office:value="0.308243" calcext:value-type="float">
            <text:p>0.308243</text:p>
          </table:table-cell>
          <table:table-cell office:value-type="float" office:value="179.692" calcext:value-type="float">
            <text:p>179.692</text:p>
          </table:table-cell>
          <table:table-cell office:value-type="float" office:value="0.609488" calcext:value-type="float">
            <text:p>0.6094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208644" calcext:value-type="float">
            <text:p>0.00208644</text:p>
          </table:table-cell>
        </table:table-row>
        <table:table-row table:style-name="ro1">
          <table:table-cell office:value-type="float" office:value="123.605" calcext:value-type="float">
            <text:p>123.605</text:p>
          </table:table-cell>
          <table:table-cell office:value-type="float" office:value="0.309097" calcext:value-type="float">
            <text:p>0.309097</text:p>
          </table:table-cell>
          <table:table-cell office:value-type="float" office:value="179.691" calcext:value-type="float">
            <text:p>179.691</text:p>
          </table:table-cell>
          <table:table-cell office:value-type="float" office:value="0.609263" calcext:value-type="float">
            <text:p>0.6092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71597" calcext:value-type="float">
            <text:p>0.00171597</text:p>
          </table:table-cell>
        </table:table-row>
        <table:table-row table:style-name="ro1">
          <table:table-cell office:value-type="float" office:value="123.719" calcext:value-type="float">
            <text:p>123.719</text:p>
          </table:table-cell>
          <table:table-cell office:value-type="float" office:value="0.310074" calcext:value-type="float">
            <text:p>0.310074</text:p>
          </table:table-cell>
          <table:table-cell office:value-type="float" office:value="179.69" calcext:value-type="float">
            <text:p>179.69</text:p>
          </table:table-cell>
          <table:table-cell office:value-type="float" office:value="0.609485" calcext:value-type="float">
            <text:p>0.6094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77255" calcext:value-type="float">
            <text:p>0.00177255</text:p>
          </table:table-cell>
        </table:table-row>
        <table:table-row table:style-name="ro1">
          <table:table-cell office:value-type="float" office:value="123.835" calcext:value-type="float">
            <text:p>123.835</text:p>
          </table:table-cell>
          <table:table-cell office:value-type="float" office:value="0.310745" calcext:value-type="float">
            <text:p>0.310745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0.609228" calcext:value-type="float">
            <text:p>0.60922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40172" calcext:value-type="float">
            <text:p>0.00140172</text:p>
          </table:table-cell>
        </table:table-row>
        <table:table-row table:style-name="ro1">
          <table:table-cell office:value-type="float" office:value="123.955" calcext:value-type="float">
            <text:p>123.955</text:p>
          </table:table-cell>
          <table:table-cell office:value-type="float" office:value="0.311478" calcext:value-type="float">
            <text:p>0.311478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0.609334" calcext:value-type="float">
            <text:p>0.6093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38287" calcext:value-type="float">
            <text:p>0.00138287</text:p>
          </table:table-cell>
        </table:table-row>
        <table:table-row table:style-name="ro1">
          <table:table-cell office:value-type="float" office:value="124.073" calcext:value-type="float">
            <text:p>124.073</text:p>
          </table:table-cell>
          <table:table-cell office:value-type="float" office:value="0.312088" calcext:value-type="float">
            <text:p>0.312088</text:p>
          </table:table-cell>
          <table:table-cell office:value-type="float" office:value="179.688" calcext:value-type="float">
            <text:p>179.688</text:p>
          </table:table-cell>
          <table:table-cell office:value-type="float" office:value="0.609236" calcext:value-type="float">
            <text:p>0.6092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118133" calcext:value-type="float">
            <text:p>0.00118133</text:p>
          </table:table-cell>
        </table:table-row>
        <table:table-row table:style-name="ro1">
          <table:table-cell office:value-type="float" office:value="124.185" calcext:value-type="float">
            <text:p>124.185</text:p>
          </table:table-cell>
          <table:table-cell office:value-type="float" office:value="0.312576" calcext:value-type="float">
            <text:p>0.312576</text:p>
          </table:table-cell>
          <table:table-cell office:value-type="float" office:value="179.687" calcext:value-type="float">
            <text:p>179.687</text:p>
          </table:table-cell>
          <table:table-cell office:value-type="float" office:value="0.609135" calcext:value-type="float">
            <text:p>0.60913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997169" calcext:value-type="float">
            <text:p>0.000997169</text:p>
          </table:table-cell>
        </table:table-row>
        <table:table-row table:style-name="ro1">
          <table:table-cell office:value-type="float" office:value="124.298" calcext:value-type="float">
            <text:p>124.298</text:p>
          </table:table-cell>
          <table:table-cell office:value-type="float" office:value="0.312943" calcext:value-type="float">
            <text:p>0.312943</text:p>
          </table:table-cell>
          <table:table-cell office:value-type="float" office:value="179.687" calcext:value-type="float">
            <text:p>179.687</text:p>
          </table:table-cell>
          <table:table-cell office:value-type="float" office:value="0.608984" calcext:value-type="float">
            <text:p>0.60898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783556" calcext:value-type="float">
            <text:p>0.000783556</text:p>
          </table:table-cell>
        </table:table-row>
        <table:table-row table:style-name="ro1">
          <table:table-cell office:value-type="float" office:value="124.41" calcext:value-type="float">
            <text:p>124.41</text:p>
          </table:table-cell>
          <table:table-cell office:value-type="float" office:value="0.313278" calcext:value-type="float">
            <text:p>0.313278</text:p>
          </table:table-cell>
          <table:table-cell office:value-type="float" office:value="179.687" calcext:value-type="float">
            <text:p>179.687</text:p>
          </table:table-cell>
          <table:table-cell office:value-type="float" office:value="0.608897" calcext:value-type="float">
            <text:p>0.6088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639732" calcext:value-type="float">
            <text:p>0.000639732</text:p>
          </table:table-cell>
        </table:table-row>
        <table:table-row table:style-name="ro1">
          <table:table-cell office:value-type="float" office:value="124.526" calcext:value-type="float">
            <text:p>124.526</text:p>
          </table:table-cell>
          <table:table-cell office:value-type="float" office:value="0.313538" calcext:value-type="float">
            <text:p>0.313538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608808" calcext:value-type="float">
            <text:p>0.6088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506147" calcext:value-type="float">
            <text:p>0.000506147</text:p>
          </table:table-cell>
        </table:table-row>
        <table:table-row table:style-name="ro1">
          <table:table-cell office:value-type="float" office:value="124.638" calcext:value-type="float">
            <text:p>124.638</text:p>
          </table:table-cell>
          <table:table-cell office:value-type="float" office:value="0.313721" calcext:value-type="float">
            <text:p>0.313721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417505" calcext:value-type="float">
            <text:p>0.000417505</text:p>
          </table:table-cell>
        </table:table-row>
        <table:table-row table:style-name="ro1">
          <table:table-cell office:value-type="float" office:value="124.748" calcext:value-type="float">
            <text:p>124.748</text:p>
          </table:table-cell>
          <table:table-cell office:value-type="float" office:value="0.313782" calcext:value-type="float">
            <text:p>0.313782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608571" calcext:value-type="float">
            <text:p>0.60857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227946" calcext:value-type="float">
            <text:p>0.000227946</text:p>
          </table:table-cell>
        </table:table-row>
        <table:table-row table:style-name="ro1">
          <table:table-cell office:value-type="float" office:value="124.86" calcext:value-type="float">
            <text:p>124.86</text:p>
          </table:table-cell>
          <table:table-cell office:value-type="float" office:value="0.313782" calcext:value-type="float">
            <text:p>0.313782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608413" calcext:value-type="float">
            <text:p>0.6084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703464" calcext:value-type="float">
            <text:p>0.0000703464</text:p>
          </table:table-cell>
        </table:table-row>
        <table:table-row table:style-name="ro1">
          <table:table-cell office:value-type="float" office:value="124.976" calcext:value-type="float">
            <text:p>124.976</text:p>
          </table:table-cell>
          <table:table-cell office:value-type="float" office:value="0.313843" calcext:value-type="float">
            <text:p>0.313843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608433" calcext:value-type="float">
            <text:p>0.6084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0.000079713" calcext:value-type="float">
            <text:p>0.000079713</text:p>
          </table:table-cell>
        </table:table-row>
        <table:table-row table:style-name="ro1">
          <table:table-cell office:value-type="float" office:value="125.094" calcext:value-type="float">
            <text:p>125.094</text:p>
          </table:table-cell>
          <table:table-cell office:value-type="float" office:value="0.313782" calcext:value-type="float">
            <text:p>0.313782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608273" calcext:value-type="float">
            <text:p>0.6082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069458" calcext:value-type="float">
            <text:p>-0.000069458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0.313644" calcext:value-type="float">
            <text:p>0.313644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608117" calcext:value-type="float">
            <text:p>0.6081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202253" calcext:value-type="float">
            <text:p>-0.000202253</text:p>
          </table:table-cell>
        </table:table-row>
        <table:table-row table:style-name="ro1">
          <table:table-cell office:value-type="float" office:value="125.328" calcext:value-type="float">
            <text:p>125.328</text:p>
          </table:table-cell>
          <table:table-cell office:value-type="float" office:value="0.313339" calcext:value-type="float">
            <text:p>0.313339</text:p>
          </table:table-cell>
          <table:table-cell office:value-type="float" office:value="179.687" calcext:value-type="float">
            <text:p>179.687</text:p>
          </table:table-cell>
          <table:table-cell office:value-type="float" office:value="0.607796" calcext:value-type="float">
            <text:p>0.6077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471913" calcext:value-type="float">
            <text:p>-0.000471913</text:p>
          </table:table-cell>
        </table:table-row>
        <table:table-row table:style-name="ro1">
          <table:table-cell office:value-type="float" office:value="125.445" calcext:value-type="float">
            <text:p>125.445</text:p>
          </table:table-cell>
          <table:table-cell office:value-type="float" office:value="0.312988" calcext:value-type="float">
            <text:p>0.312988</text:p>
          </table:table-cell>
          <table:table-cell office:value-type="float" office:value="179.687" calcext:value-type="float">
            <text:p>179.687</text:p>
          </table:table-cell>
          <table:table-cell office:value-type="float" office:value="0.607574" calcext:value-type="float">
            <text:p>0.60757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634206" calcext:value-type="float">
            <text:p>-0.000634206</text:p>
          </table:table-cell>
        </table:table-row>
        <table:table-row table:style-name="ro1">
          <table:table-cell office:value-type="float" office:value="125.561" calcext:value-type="float">
            <text:p>125.561</text:p>
          </table:table-cell>
          <table:table-cell office:value-type="float" office:value="0.312714" calcext:value-type="float">
            <text:p>0.312714</text:p>
          </table:table-cell>
          <table:table-cell office:value-type="float" office:value="179.687" calcext:value-type="float">
            <text:p>179.687</text:p>
          </table:table-cell>
          <table:table-cell office:value-type="float" office:value="0.607577" calcext:value-type="float">
            <text:p>0.60757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584769" calcext:value-type="float">
            <text:p>-0.000584769</text:p>
          </table:table-cell>
        </table:table-row>
        <table:table-row table:style-name="ro1">
          <table:table-cell office:value-type="float" office:value="125.677" calcext:value-type="float">
            <text:p>125.677</text:p>
          </table:table-cell>
          <table:table-cell office:value-type="float" office:value="0.312256" calcext:value-type="float">
            <text:p>0.312256</text:p>
          </table:table-cell>
          <table:table-cell office:value-type="float" office:value="179.688" calcext:value-type="float">
            <text:p>179.688</text:p>
          </table:table-cell>
          <table:table-cell office:value-type="float" office:value="0.607347" calcext:value-type="float">
            <text:p>0.6073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36541" calcext:value-type="float">
            <text:p>-0.000736541</text:p>
          </table:table-cell>
        </table:table-row>
        <table:table-row table:style-name="ro1">
          <table:table-cell office:value-type="float" office:value="125.797" calcext:value-type="float">
            <text:p>125.797</text:p>
          </table:table-cell>
          <table:table-cell office:value-type="float" office:value="0.311829" calcext:value-type="float">
            <text:p>0.311829</text:p>
          </table:table-cell>
          <table:table-cell office:value-type="float" office:value="179.688" calcext:value-type="float">
            <text:p>179.688</text:p>
          </table:table-cell>
          <table:table-cell office:value-type="float" office:value="0.607215" calcext:value-type="float">
            <text:p>0.6072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796402" calcext:value-type="float">
            <text:p>-0.000796402</text:p>
          </table:table-cell>
        </table:table-row>
        <table:table-row table:style-name="ro1">
          <table:table-cell office:value-type="float" office:value="125.915" calcext:value-type="float">
            <text:p>125.915</text:p>
          </table:table-cell>
          <table:table-cell office:value-type="float" office:value="0.311295" calcext:value-type="float">
            <text:p>0.311295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0.607001" calcext:value-type="float">
            <text:p>0.6070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0918995" calcext:value-type="float">
            <text:p>-0.000918995</text:p>
          </table:table-cell>
        </table:table-row>
        <table:table-row table:style-name="ro1">
          <table:table-cell office:value-type="float" office:value="126.033" calcext:value-type="float">
            <text:p>126.033</text:p>
          </table:table-cell>
          <table:table-cell office:value-type="float" office:value="0.31073" calcext:value-type="float">
            <text:p>0.31073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0.606797" calcext:value-type="float">
            <text:p>0.60679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02678" calcext:value-type="float">
            <text:p>-0.00102678</text:p>
          </table:table-cell>
        </table:table-row>
        <table:table-row table:style-name="ro1">
          <table:table-cell office:value-type="float" office:value="126.154" calcext:value-type="float">
            <text:p>126.154</text:p>
          </table:table-cell>
          <table:table-cell office:value-type="float" office:value="0.309937" calcext:value-type="float">
            <text:p>0.309937</text:p>
          </table:table-cell>
          <table:table-cell office:value-type="float" office:value="179.69" calcext:value-type="float">
            <text:p>179.69</text:p>
          </table:table-cell>
          <table:table-cell office:value-type="float" office:value="0.606347" calcext:value-type="float">
            <text:p>0.60634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34225" calcext:value-type="float">
            <text:p>-0.00134225</text:p>
          </table:table-cell>
        </table:table-row>
        <table:table-row table:style-name="ro1">
          <table:table-cell office:value-type="float" office:value="126.283" calcext:value-type="float">
            <text:p>126.283</text:p>
          </table:table-cell>
          <table:table-cell office:value-type="float" office:value="0.309021" calcext:value-type="float">
            <text:p>0.309021</text:p>
          </table:table-cell>
          <table:table-cell office:value-type="float" office:value="179.691" calcext:value-type="float">
            <text:p>179.691</text:p>
          </table:table-cell>
          <table:table-cell office:value-type="float" office:value="0.605933" calcext:value-type="float">
            <text:p>0.6059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60104" calcext:value-type="float">
            <text:p>-0.00160104</text:p>
          </table:table-cell>
        </table:table-row>
        <table:table-row table:style-name="ro1">
          <table:table-cell office:value-type="float" office:value="126.395" calcext:value-type="float">
            <text:p>126.395</text:p>
          </table:table-cell>
          <table:table-cell office:value-type="float" office:value="0.308289" calcext:value-type="float">
            <text:p>0.308289</text:p>
          </table:table-cell>
          <table:table-cell office:value-type="float" office:value="179.692" calcext:value-type="float">
            <text:p>179.692</text:p>
          </table:table-cell>
          <table:table-cell office:value-type="float" office:value="0.605965" calcext:value-type="float">
            <text:p>0.60596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44362" calcext:value-type="float">
            <text:p>-0.00144362</text:p>
          </table:table-cell>
        </table:table-row>
        <table:table-row table:style-name="ro1">
          <table:table-cell office:value-type="float" office:value="126.51" calcext:value-type="float">
            <text:p>126.51</text:p>
          </table:table-cell>
          <table:table-cell office:value-type="float" office:value="0.307373" calcext:value-type="float">
            <text:p>0.307373</text:p>
          </table:table-cell>
          <table:table-cell office:value-type="float" office:value="179.693" calcext:value-type="float">
            <text:p>179.693</text:p>
          </table:table-cell>
          <table:table-cell office:value-type="float" office:value="0.605604" calcext:value-type="float">
            <text:p>0.60560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64989" calcext:value-type="float">
            <text:p>-0.00164989</text:p>
          </table:table-cell>
        </table:table-row>
        <table:table-row table:style-name="ro1">
          <table:table-cell office:value-type="float" office:value="126.623" calcext:value-type="float">
            <text:p>126.623</text:p>
          </table:table-cell>
          <table:table-cell office:value-type="float" office:value="0.306335" calcext:value-type="float">
            <text:p>0.306335</text:p>
          </table:table-cell>
          <table:table-cell office:value-type="float" office:value="179.694" calcext:value-type="float">
            <text:p>179.694</text:p>
          </table:table-cell>
          <table:table-cell office:value-type="float" office:value="0.605213" calcext:value-type="float">
            <text:p>0.60521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86424" calcext:value-type="float">
            <text:p>-0.00186424</text:p>
          </table:table-cell>
        </table:table-row>
        <table:table-row table:style-name="ro1">
          <table:table-cell office:value-type="float" office:value="126.734" calcext:value-type="float">
            <text:p>126.734</text:p>
          </table:table-cell>
          <table:table-cell office:value-type="float" office:value="0.305267" calcext:value-type="float">
            <text:p>0.305267</text:p>
          </table:table-cell>
          <table:table-cell office:value-type="float" office:value="179.695" calcext:value-type="float">
            <text:p>179.695</text:p>
          </table:table-cell>
          <table:table-cell office:value-type="float" office:value="0.604923" calcext:value-type="float">
            <text:p>0.6049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197244" calcext:value-type="float">
            <text:p>-0.00197244</text:p>
          </table:table-cell>
        </table:table-row>
        <table:table-row table:style-name="ro1">
          <table:table-cell office:value-type="float" office:value="126.848" calcext:value-type="float">
            <text:p>126.848</text:p>
          </table:table-cell>
          <table:table-cell office:value-type="float" office:value="0.304169" calcext:value-type="float">
            <text:p>0.304169</text:p>
          </table:table-cell>
          <table:table-cell office:value-type="float" office:value="179.696" calcext:value-type="float">
            <text:p>179.696</text:p>
          </table:table-cell>
          <table:table-cell office:value-type="float" office:value="0.604676" calcext:value-type="float">
            <text:p>0.6046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03248" calcext:value-type="float">
            <text:p>-0.00203248</text:p>
          </table:table-cell>
        </table:table-row>
        <table:table-row table:style-name="ro1">
          <table:table-cell office:value-type="float" office:value="126.958" calcext:value-type="float">
            <text:p>126.958</text:p>
          </table:table-cell>
          <table:table-cell office:value-type="float" office:value="0.30304" calcext:value-type="float">
            <text:p>0.30304</text:p>
          </table:table-cell>
          <table:table-cell office:value-type="float" office:value="179.697" calcext:value-type="float">
            <text:p>179.697</text:p>
          </table:table-cell>
          <table:table-cell office:value-type="float" office:value="0.604436" calcext:value-type="float">
            <text:p>0.60443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08024" calcext:value-type="float">
            <text:p>-0.00208024</text:p>
          </table:table-cell>
        </table:table-row>
        <table:table-row table:style-name="ro1">
          <table:table-cell office:value-type="float" office:value="127.071" calcext:value-type="float">
            <text:p>127.071</text:p>
          </table:table-cell>
          <table:table-cell office:value-type="float" office:value="0.301819" calcext:value-type="float">
            <text:p>0.301819</text:p>
          </table:table-cell>
          <table:table-cell office:value-type="float" office:value="179.698" calcext:value-type="float">
            <text:p>179.698</text:p>
          </table:table-cell>
          <table:table-cell office:value-type="float" office:value="0.604086" calcext:value-type="float">
            <text:p>0.60408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22372" calcext:value-type="float">
            <text:p>-0.00222372</text:p>
          </table:table-cell>
        </table:table-row>
        <table:table-row table:style-name="ro1">
          <table:table-cell office:value-type="float" office:value="127.184" calcext:value-type="float">
            <text:p>127.184</text:p>
          </table:table-cell>
          <table:table-cell office:value-type="float" office:value="0.300598" calcext:value-type="float">
            <text:p>0.300598</text:p>
          </table:table-cell>
          <table:table-cell office:value-type="float" office:value="179.699" calcext:value-type="float">
            <text:p>179.699</text:p>
          </table:table-cell>
          <table:table-cell office:value-type="float" office:value="0.603833" calcext:value-type="float">
            <text:p>0.60383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2684" calcext:value-type="float">
            <text:p>-0.0022684</text:p>
          </table:table-cell>
        </table:table-row>
        <table:table-row table:style-name="ro1">
          <table:table-cell office:value-type="float" office:value="127.296" calcext:value-type="float">
            <text:p>127.296</text:p>
          </table:table-cell>
          <table:table-cell office:value-type="float" office:value="0.299179" calcext:value-type="float">
            <text:p>0.299179</text:p>
          </table:table-cell>
          <table:table-cell office:value-type="float" office:value="179.701" calcext:value-type="float">
            <text:p>179.701</text:p>
          </table:table-cell>
          <table:table-cell office:value-type="float" office:value="0.603314" calcext:value-type="float">
            <text:p>0.60331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5461" calcext:value-type="float">
            <text:p>-0.0025461</text:p>
          </table:table-cell>
        </table:table-row>
        <table:table-row table:style-name="ro1">
          <table:table-cell office:value-type="float" office:value="127.406" calcext:value-type="float">
            <text:p>127.406</text:p>
          </table:table-cell>
          <table:table-cell office:value-type="float" office:value="0.297913" calcext:value-type="float">
            <text:p>0.297913</text:p>
          </table:table-cell>
          <table:table-cell office:value-type="float" office:value="179.702" calcext:value-type="float">
            <text:p>179.702</text:p>
          </table:table-cell>
          <table:table-cell office:value-type="float" office:value="0.603189" calcext:value-type="float">
            <text:p>0.6031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45604" calcext:value-type="float">
            <text:p>-0.00245604</text:p>
          </table:table-cell>
        </table:table-row>
        <table:table-row table:style-name="ro1">
          <table:table-cell office:value-type="float" office:value="127.515" calcext:value-type="float">
            <text:p>127.515</text:p>
          </table:table-cell>
          <table:table-cell office:value-type="float" office:value="0.296494" calcext:value-type="float">
            <text:p>0.296494</text:p>
          </table:table-cell>
          <table:table-cell office:value-type="float" office:value="179.704" calcext:value-type="float">
            <text:p>179.704</text:p>
          </table:table-cell>
          <table:table-cell office:value-type="float" office:value="0.602798" calcext:value-type="float">
            <text:p>0.60279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60614" calcext:value-type="float">
            <text:p>-0.00260614</text:p>
          </table:table-cell>
        </table:table-row>
        <table:table-row table:style-name="ro1">
          <table:table-cell office:value-type="float" office:value="127.626" calcext:value-type="float">
            <text:p>127.626</text:p>
          </table:table-cell>
          <table:table-cell office:value-type="float" office:value="0.295013" calcext:value-type="float">
            <text:p>0.295013</text:p>
          </table:table-cell>
          <table:table-cell office:value-type="float" office:value="179.705" calcext:value-type="float">
            <text:p>179.705</text:p>
          </table:table-cell>
          <table:table-cell office:value-type="float" office:value="0.602424" calcext:value-type="float">
            <text:p>0.60242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72877" calcext:value-type="float">
            <text:p>-0.00272877</text:p>
          </table:table-cell>
        </table:table-row>
        <table:table-row table:style-name="ro1">
          <table:table-cell office:value-type="float" office:value="127.735" calcext:value-type="float">
            <text:p>127.735</text:p>
          </table:table-cell>
          <table:table-cell office:value-type="float" office:value="0.293442" calcext:value-type="float">
            <text:p>0.293442</text:p>
          </table:table-cell>
          <table:table-cell office:value-type="float" office:value="179.707" calcext:value-type="float">
            <text:p>179.707</text:p>
          </table:table-cell>
          <table:table-cell office:value-type="float" office:value="0.601961" calcext:value-type="float">
            <text:p>0.60196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92448" calcext:value-type="float">
            <text:p>-0.00292448</text:p>
          </table:table-cell>
        </table:table-row>
        <table:table-row table:style-name="ro1">
          <table:table-cell office:value-type="float" office:value="127.845" calcext:value-type="float">
            <text:p>127.845</text:p>
          </table:table-cell>
          <table:table-cell office:value-type="float" office:value="0.29187" calcext:value-type="float">
            <text:p>0.29187</text:p>
          </table:table-cell>
          <table:table-cell office:value-type="float" office:value="179.708" calcext:value-type="float">
            <text:p>179.708</text:p>
          </table:table-cell>
          <table:table-cell office:value-type="float" office:value="0.60166" calcext:value-type="float">
            <text:p>0.6016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95844" calcext:value-type="float">
            <text:p>-0.00295844</text:p>
          </table:table-cell>
        </table:table-row>
        <table:table-row table:style-name="ro1">
          <table:table-cell office:value-type="float" office:value="127.954" calcext:value-type="float">
            <text:p>127.954</text:p>
          </table:table-cell>
          <table:table-cell office:value-type="float" office:value="0.290222" calcext:value-type="float">
            <text:p>0.290222</text:p>
          </table:table-cell>
          <table:table-cell office:value-type="float" office:value="179.71" calcext:value-type="float">
            <text:p>179.71</text:p>
          </table:table-cell>
          <table:table-cell office:value-type="float" office:value="0.601263" calcext:value-type="float">
            <text:p>0.6012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07434" calcext:value-type="float">
            <text:p>-0.00307434</text:p>
          </table:table-cell>
        </table:table-row>
        <table:table-row table:style-name="ro1">
          <table:table-cell office:value-type="float" office:value="128.064" calcext:value-type="float">
            <text:p>128.064</text:p>
          </table:table-cell>
          <table:table-cell office:value-type="float" office:value="0.288681" calcext:value-type="float">
            <text:p>0.288681</text:p>
          </table:table-cell>
          <table:table-cell office:value-type="float" office:value="179.711" calcext:value-type="float">
            <text:p>179.711</text:p>
          </table:table-cell>
          <table:table-cell office:value-type="float" office:value="0.601149" calcext:value-type="float">
            <text:p>0.6011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92691" calcext:value-type="float">
            <text:p>-0.00292691</text:p>
          </table:table-cell>
        </table:table-row>
        <table:table-row table:style-name="ro1">
          <table:table-cell office:value-type="float" office:value="128.177" calcext:value-type="float">
            <text:p>128.177</text:p>
          </table:table-cell>
          <table:table-cell office:value-type="float" office:value="0.286911" calcext:value-type="float">
            <text:p>0.286911</text:p>
          </table:table-cell>
          <table:table-cell office:value-type="float" office:value="179.713" calcext:value-type="float">
            <text:p>179.713</text:p>
          </table:table-cell>
          <table:table-cell office:value-type="float" office:value="0.600523" calcext:value-type="float">
            <text:p>0.6005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25206" calcext:value-type="float">
            <text:p>-0.00325206</text:p>
          </table:table-cell>
        </table:table-row>
        <table:table-row table:style-name="ro1">
          <table:table-cell office:value-type="float" office:value="128.292" calcext:value-type="float">
            <text:p>128.292</text:p>
          </table:table-cell>
          <table:table-cell office:value-type="float" office:value="0.285034" calcext:value-type="float">
            <text:p>0.285034</text:p>
          </table:table-cell>
          <table:table-cell office:value-type="float" office:value="179.715" calcext:value-type="float">
            <text:p>179.715</text:p>
          </table:table-cell>
          <table:table-cell office:value-type="float" office:value="0.600049" calcext:value-type="float">
            <text:p>0.60004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40695" calcext:value-type="float">
            <text:p>-0.00340695</text:p>
          </table:table-cell>
        </table:table-row>
        <table:table-row table:style-name="ro1">
          <table:table-cell office:value-type="float" office:value="128.408" calcext:value-type="float">
            <text:p>128.408</text:p>
          </table:table-cell>
          <table:table-cell office:value-type="float" office:value="0.283249" calcext:value-type="float">
            <text:p>0.283249</text:p>
          </table:table-cell>
          <table:table-cell office:value-type="float" office:value="179.717" calcext:value-type="float">
            <text:p>179.717</text:p>
          </table:table-cell>
          <table:table-cell office:value-type="float" office:value="0.599791" calcext:value-type="float">
            <text:p>0.5997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36168" calcext:value-type="float">
            <text:p>-0.00336168</text:p>
          </table:table-cell>
        </table:table-row>
        <table:table-row table:style-name="ro1">
          <table:table-cell office:value-type="float" office:value="128.525" calcext:value-type="float">
            <text:p>128.525</text:p>
          </table:table-cell>
          <table:table-cell office:value-type="float" office:value="0.281387" calcext:value-type="float">
            <text:p>0.281387</text:p>
          </table:table-cell>
          <table:table-cell office:value-type="float" office:value="179.719" calcext:value-type="float">
            <text:p>179.719</text:p>
          </table:table-cell>
          <table:table-cell office:value-type="float" office:value="0.599387" calcext:value-type="float">
            <text:p>0.5993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44837" calcext:value-type="float">
            <text:p>-0.00344837</text:p>
          </table:table-cell>
        </table:table-row>
        <table:table-row table:style-name="ro1">
          <table:table-cell office:value-type="float" office:value="128.643" calcext:value-type="float">
            <text:p>128.643</text:p>
          </table:table-cell>
          <table:table-cell office:value-type="float" office:value="0.279449" calcext:value-type="float">
            <text:p>0.279449</text:p>
          </table:table-cell>
          <table:table-cell office:value-type="float" office:value="179.721" calcext:value-type="float">
            <text:p>179.721</text:p>
          </table:table-cell>
          <table:table-cell office:value-type="float" office:value="0.598991" calcext:value-type="float">
            <text:p>0.59899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51523" calcext:value-type="float">
            <text:p>-0.00351523</text:p>
          </table:table-cell>
        </table:table-row>
        <table:table-row table:style-name="ro1">
          <table:table-cell office:value-type="float" office:value="128.76" calcext:value-type="float">
            <text:p>128.76</text:p>
          </table:table-cell>
          <table:table-cell office:value-type="float" office:value="0.277451" calcext:value-type="float">
            <text:p>0.277451</text:p>
          </table:table-cell>
          <table:table-cell office:value-type="float" office:value="179.723" calcext:value-type="float">
            <text:p>179.723</text:p>
          </table:table-cell>
          <table:table-cell office:value-type="float" office:value="0.598479" calcext:value-type="float">
            <text:p>0.5984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6872" calcext:value-type="float">
            <text:p>-0.0036872</text:p>
          </table:table-cell>
        </table:table-row>
        <table:table-row table:style-name="ro1">
          <table:table-cell office:value-type="float" office:value="128.882" calcext:value-type="float">
            <text:p>128.882</text:p>
          </table:table-cell>
          <table:table-cell office:value-type="float" office:value="0.275284" calcext:value-type="float">
            <text:p>0.275284</text:p>
          </table:table-cell>
          <table:table-cell office:value-type="float" office:value="179.725" calcext:value-type="float">
            <text:p>179.725</text:p>
          </table:table-cell>
          <table:table-cell office:value-type="float" office:value="0.597838" calcext:value-type="float">
            <text:p>0.59783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96011" calcext:value-type="float">
            <text:p>-0.00396011</text:p>
          </table:table-cell>
        </table:table-row>
        <table:table-row table:style-name="ro1">
          <table:table-cell office:value-type="float" office:value="129.014" calcext:value-type="float">
            <text:p>129.014</text:p>
          </table:table-cell>
          <table:table-cell office:value-type="float" office:value="0.272949" calcext:value-type="float">
            <text:p>0.272949</text:p>
          </table:table-cell>
          <table:table-cell office:value-type="float" office:value="179.727" calcext:value-type="float">
            <text:p>179.727</text:p>
          </table:table-cell>
          <table:table-cell office:value-type="float" office:value="0.597193" calcext:value-type="float">
            <text:p>0.59719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20857" calcext:value-type="float">
            <text:p>-0.00420857</text:p>
          </table:table-cell>
        </table:table-row>
        <table:table-row table:style-name="ro1">
          <table:table-cell office:value-type="float" office:value="129.142" calcext:value-type="float">
            <text:p>129.142</text:p>
          </table:table-cell>
          <table:table-cell office:value-type="float" office:value="0.270508" calcext:value-type="float">
            <text:p>0.270508</text:p>
          </table:table-cell>
          <table:table-cell office:value-type="float" office:value="179.729" calcext:value-type="float">
            <text:p>179.729</text:p>
          </table:table-cell>
          <table:table-cell office:value-type="float" office:value="0.59656" calcext:value-type="float">
            <text:p>0.5965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2659" calcext:value-type="float">
            <text:p>-0.00442659</text:p>
          </table:table-cell>
        </table:table-row>
        <table:table-row table:style-name="ro1">
          <table:table-cell office:value-type="float" office:value="129.269" calcext:value-type="float">
            <text:p>129.269</text:p>
          </table:table-cell>
          <table:table-cell office:value-type="float" office:value="0.268097" calcext:value-type="float">
            <text:p>0.268097</text:p>
          </table:table-cell>
          <table:table-cell office:value-type="float" office:value="179.732" calcext:value-type="float">
            <text:p>179.732</text:p>
          </table:table-cell>
          <table:table-cell office:value-type="float" office:value="0.596089" calcext:value-type="float">
            <text:p>0.59608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8709" calcext:value-type="float">
            <text:p>-0.00448709</text:p>
          </table:table-cell>
        </table:table-row>
        <table:table-row table:style-name="ro1">
          <table:table-cell office:value-type="float" office:value="129.391" calcext:value-type="float">
            <text:p>129.391</text:p>
          </table:table-cell>
          <table:table-cell office:value-type="float" office:value="0.265747" calcext:value-type="float">
            <text:p>0.265747</text:p>
          </table:table-cell>
          <table:table-cell office:value-type="float" office:value="179.734" calcext:value-type="float">
            <text:p>179.734</text:p>
          </table:table-cell>
          <table:table-cell office:value-type="float" office:value="0.595795" calcext:value-type="float">
            <text:p>0.59579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38221" calcext:value-type="float">
            <text:p>-0.00438221</text:p>
          </table:table-cell>
        </table:table-row>
        <table:table-row table:style-name="ro1">
          <table:table-cell office:value-type="float" office:value="129.514" calcext:value-type="float">
            <text:p>129.514</text:p>
          </table:table-cell>
          <table:table-cell office:value-type="float" office:value="0.263397" calcext:value-type="float">
            <text:p>0.263397</text:p>
          </table:table-cell>
          <table:table-cell office:value-type="float" office:value="179.737" calcext:value-type="float">
            <text:p>179.737</text:p>
          </table:table-cell>
          <table:table-cell office:value-type="float" office:value="0.59537" calcext:value-type="float">
            <text:p>0.5953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0723" calcext:value-type="float">
            <text:p>-0.00440723</text:p>
          </table:table-cell>
        </table:table-row>
        <table:table-row table:style-name="ro1">
          <table:table-cell office:value-type="float" office:value="129.63" calcext:value-type="float">
            <text:p>129.63</text:p>
          </table:table-cell>
          <table:table-cell office:value-type="float" office:value="0.261093" calcext:value-type="float">
            <text:p>0.261093</text:p>
          </table:table-cell>
          <table:table-cell office:value-type="float" office:value="179.739" calcext:value-type="float">
            <text:p>179.739</text:p>
          </table:table-cell>
          <table:table-cell office:value-type="float" office:value="0.595032" calcext:value-type="float">
            <text:p>0.59503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35391" calcext:value-type="float">
            <text:p>-0.00435391</text:p>
          </table:table-cell>
        </table:table-row>
        <table:table-row table:style-name="ro1">
          <table:table-cell office:value-type="float" office:value="129.746" calcext:value-type="float">
            <text:p>129.746</text:p>
          </table:table-cell>
          <table:table-cell office:value-type="float" office:value="0.258774" calcext:value-type="float">
            <text:p>0.258774</text:p>
          </table:table-cell>
          <table:table-cell office:value-type="float" office:value="179.741" calcext:value-type="float">
            <text:p>179.741</text:p>
          </table:table-cell>
          <table:table-cell office:value-type="float" office:value="0.594685" calcext:value-type="float">
            <text:p>0.5946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30673" calcext:value-type="float">
            <text:p>-0.00430673</text:p>
          </table:table-cell>
        </table:table-row>
        <table:table-row table:style-name="ro1">
          <table:table-cell office:value-type="float" office:value="129.862" calcext:value-type="float">
            <text:p>129.862</text:p>
          </table:table-cell>
          <table:table-cell office:value-type="float" office:value="0.256454" calcext:value-type="float">
            <text:p>0.256454</text:p>
          </table:table-cell>
          <table:table-cell office:value-type="float" office:value="179.744" calcext:value-type="float">
            <text:p>179.744</text:p>
          </table:table-cell>
          <table:table-cell office:value-type="float" office:value="0.594312" calcext:value-type="float">
            <text:p>0.5943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28486" calcext:value-type="float">
            <text:p>-0.00428486</text:p>
          </table:table-cell>
        </table:table-row>
        <table:table-row table:style-name="ro1">
          <table:table-cell office:value-type="float" office:value="129.974" calcext:value-type="float">
            <text:p>129.974</text:p>
          </table:table-cell>
          <table:table-cell office:value-type="float" office:value="0.25415" calcext:value-type="float">
            <text:p>0.25415</text:p>
          </table:table-cell>
          <table:table-cell office:value-type="float" office:value="179.746" calcext:value-type="float">
            <text:p>179.746</text:p>
          </table:table-cell>
          <table:table-cell office:value-type="float" office:value="0.593901" calcext:value-type="float">
            <text:p>0.59390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30419" calcext:value-type="float">
            <text:p>-0.00430419</text:p>
          </table:table-cell>
        </table:table-row>
        <table:table-row table:style-name="ro1">
          <table:table-cell office:value-type="float" office:value="130.089" calcext:value-type="float">
            <text:p>130.089</text:p>
          </table:table-cell>
          <table:table-cell office:value-type="float" office:value="0.25174" calcext:value-type="float">
            <text:p>0.25174</text:p>
          </table:table-cell>
          <table:table-cell office:value-type="float" office:value="179.748" calcext:value-type="float">
            <text:p>179.748</text:p>
          </table:table-cell>
          <table:table-cell office:value-type="float" office:value="0.593355" calcext:value-type="float">
            <text:p>0.59335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4067" calcext:value-type="float">
            <text:p>-0.00444067</text:p>
          </table:table-cell>
        </table:table-row>
        <table:table-row table:style-name="ro1">
          <table:table-cell office:value-type="float" office:value="130.206" calcext:value-type="float">
            <text:p>130.206</text:p>
          </table:table-cell>
          <table:table-cell office:value-type="float" office:value="0.249176" calcext:value-type="float">
            <text:p>0.249176</text:p>
          </table:table-cell>
          <table:table-cell office:value-type="float" office:value="179.751" calcext:value-type="float">
            <text:p>179.751</text:p>
          </table:table-cell>
          <table:table-cell office:value-type="float" office:value="0.592662" calcext:value-type="float">
            <text:p>0.5926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69776" calcext:value-type="float">
            <text:p>-0.00469776</text:p>
          </table:table-cell>
        </table:table-row>
        <table:table-row table:style-name="ro1">
          <table:table-cell office:value-type="float" office:value="130.322" calcext:value-type="float">
            <text:p>130.322</text:p>
          </table:table-cell>
          <table:table-cell office:value-type="float" office:value="0.24678" calcext:value-type="float">
            <text:p>0.24678</text:p>
          </table:table-cell>
          <table:table-cell office:value-type="float" office:value="179.753" calcext:value-type="float">
            <text:p>179.753</text:p>
          </table:table-cell>
          <table:table-cell office:value-type="float" office:value="0.59239" calcext:value-type="float">
            <text:p>0.5923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56286" calcext:value-type="float">
            <text:p>-0.00456286</text:p>
          </table:table-cell>
        </table:table-row>
        <table:table-row table:style-name="ro1">
          <table:table-cell office:value-type="float" office:value="130.432" calcext:value-type="float">
            <text:p>130.432</text:p>
          </table:table-cell>
          <table:table-cell office:value-type="float" office:value="0.2444" calcext:value-type="float">
            <text:p>0.2444</text:p>
          </table:table-cell>
          <table:table-cell office:value-type="float" office:value="179.756" calcext:value-type="float">
            <text:p>179.756</text:p>
          </table:table-cell>
          <table:table-cell office:value-type="float" office:value="0.592079" calcext:value-type="float">
            <text:p>0.59207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6885" calcext:value-type="float">
            <text:p>-0.00446885</text:p>
          </table:table-cell>
        </table:table-row>
        <table:table-row table:style-name="ro1">
          <table:table-cell office:value-type="float" office:value="130.543" calcext:value-type="float">
            <text:p>130.543</text:p>
          </table:table-cell>
          <table:table-cell office:value-type="float" office:value="0.241837" calcext:value-type="float">
            <text:p>0.241837</text:p>
          </table:table-cell>
          <table:table-cell office:value-type="float" office:value="179.758" calcext:value-type="float">
            <text:p>179.758</text:p>
          </table:table-cell>
          <table:table-cell office:value-type="float" office:value="0.591409" calcext:value-type="float">
            <text:p>0.5914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70336" calcext:value-type="float">
            <text:p>-0.00470336</text:p>
          </table:table-cell>
        </table:table-row>
        <table:table-row table:style-name="ro1">
          <table:table-cell office:value-type="float" office:value="130.658" calcext:value-type="float">
            <text:p>130.658</text:p>
          </table:table-cell>
          <table:table-cell office:value-type="float" office:value="0.239273" calcext:value-type="float">
            <text:p>0.239273</text:p>
          </table:table-cell>
          <table:table-cell office:value-type="float" office:value="179.761" calcext:value-type="float">
            <text:p>179.761</text:p>
          </table:table-cell>
          <table:table-cell office:value-type="float" office:value="0.590915" calcext:value-type="float">
            <text:p>0.5909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76143" calcext:value-type="float">
            <text:p>-0.00476143</text:p>
          </table:table-cell>
        </table:table-row>
        <table:table-row table:style-name="ro1">
          <table:table-cell office:value-type="float" office:value="130.773" calcext:value-type="float">
            <text:p>130.773</text:p>
          </table:table-cell>
          <table:table-cell office:value-type="float" office:value="0.236816" calcext:value-type="float">
            <text:p>0.236816</text:p>
          </table:table-cell>
          <table:table-cell office:value-type="float" office:value="179.763" calcext:value-type="float">
            <text:p>179.763</text:p>
          </table:table-cell>
          <table:table-cell office:value-type="float" office:value="0.590587" calcext:value-type="float">
            <text:p>0.59058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67136" calcext:value-type="float">
            <text:p>-0.00467136</text:p>
          </table:table-cell>
        </table:table-row>
        <table:table-row table:style-name="ro1">
          <table:table-cell office:value-type="float" office:value="130.891" calcext:value-type="float">
            <text:p>130.891</text:p>
          </table:table-cell>
          <table:table-cell office:value-type="float" office:value="0.234238" calcext:value-type="float">
            <text:p>0.234238</text:p>
          </table:table-cell>
          <table:table-cell office:value-type="float" office:value="179.766" calcext:value-type="float">
            <text:p>179.766</text:p>
          </table:table-cell>
          <table:table-cell office:value-type="float" office:value="0.590045" calcext:value-type="float">
            <text:p>0.59004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77564" calcext:value-type="float">
            <text:p>-0.00477564</text:p>
          </table:table-cell>
        </table:table-row>
        <table:table-row table:style-name="ro1">
          <table:table-cell office:value-type="float" office:value="131.01" calcext:value-type="float">
            <text:p>131.01</text:p>
          </table:table-cell>
          <table:table-cell office:value-type="float" office:value="0.23172" calcext:value-type="float">
            <text:p>0.23172</text:p>
          </table:table-cell>
          <table:table-cell office:value-type="float" office:value="179.768" calcext:value-type="float">
            <text:p>179.768</text:p>
          </table:table-cell>
          <table:table-cell office:value-type="float" office:value="0.589648" calcext:value-type="float">
            <text:p>0.58964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74409" calcext:value-type="float">
            <text:p>-0.00474409</text:p>
          </table:table-cell>
        </table:table-row>
        <table:table-row table:style-name="ro1">
          <table:table-cell office:value-type="float" office:value="131.128" calcext:value-type="float">
            <text:p>131.128</text:p>
          </table:table-cell>
          <table:table-cell office:value-type="float" office:value="0.229279" calcext:value-type="float">
            <text:p>0.229279</text:p>
          </table:table-cell>
          <table:table-cell office:value-type="float" office:value="179.771" calcext:value-type="float">
            <text:p>179.771</text:p>
          </table:table-cell>
          <table:table-cell office:value-type="float" office:value="0.589385" calcext:value-type="float">
            <text:p>0.5893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5928" calcext:value-type="float">
            <text:p>-0.0045928</text:p>
          </table:table-cell>
        </table:table-row>
        <table:table-row table:style-name="ro1">
          <table:table-cell office:value-type="float" office:value="131.247" calcext:value-type="float">
            <text:p>131.247</text:p>
          </table:table-cell>
          <table:table-cell office:value-type="float" office:value="0.226898" calcext:value-type="float">
            <text:p>0.226898</text:p>
          </table:table-cell>
          <table:table-cell office:value-type="float" office:value="179.773" calcext:value-type="float">
            <text:p>179.773</text:p>
          </table:table-cell>
          <table:table-cell office:value-type="float" office:value="0.58912" calcext:value-type="float">
            <text:p>0.589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4525" calcext:value-type="float">
            <text:p>-0.0044525</text:p>
          </table:table-cell>
        </table:table-row>
        <table:table-row table:style-name="ro1">
          <table:table-cell office:value-type="float" office:value="131.363" calcext:value-type="float">
            <text:p>131.363</text:p>
          </table:table-cell>
          <table:table-cell office:value-type="float" office:value="0.224777" calcext:value-type="float">
            <text:p>0.224777</text:p>
          </table:table-cell>
          <table:table-cell office:value-type="float" office:value="179.775" calcext:value-type="float">
            <text:p>179.775</text:p>
          </table:table-cell>
          <table:table-cell office:value-type="float" office:value="0.589067" calcext:value-type="float">
            <text:p>0.58906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14548" calcext:value-type="float">
            <text:p>-0.00414548</text:p>
          </table:table-cell>
        </table:table-row>
        <table:table-row table:style-name="ro1">
          <table:table-cell office:value-type="float" office:value="131.481" calcext:value-type="float">
            <text:p>131.481</text:p>
          </table:table-cell>
          <table:table-cell office:value-type="float" office:value="0.22258" calcext:value-type="float">
            <text:p>0.22258</text:p>
          </table:table-cell>
          <table:table-cell office:value-type="float" office:value="179.777" calcext:value-type="float">
            <text:p>179.777</text:p>
          </table:table-cell>
          <table:table-cell office:value-type="float" office:value="0.58873" calcext:value-type="float">
            <text:p>0.5887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10878" calcext:value-type="float">
            <text:p>-0.00410878</text:p>
          </table:table-cell>
        </table:table-row>
        <table:table-row table:style-name="ro1">
          <table:table-cell office:value-type="float" office:value="131.601" calcext:value-type="float">
            <text:p>131.601</text:p>
          </table:table-cell>
          <table:table-cell office:value-type="float" office:value="0.220444" calcext:value-type="float">
            <text:p>0.220444</text:p>
          </table:table-cell>
          <table:table-cell office:value-type="float" office:value="179.78" calcext:value-type="float">
            <text:p>179.78</text:p>
          </table:table-cell>
          <table:table-cell office:value-type="float" office:value="0.588417" calcext:value-type="float">
            <text:p>0.58841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05881" calcext:value-type="float">
            <text:p>-0.00405881</text:p>
          </table:table-cell>
        </table:table-row>
        <table:table-row table:style-name="ro1">
          <table:table-cell office:value-type="float" office:value="131.721" calcext:value-type="float">
            <text:p>131.721</text:p>
          </table:table-cell>
          <table:table-cell office:value-type="float" office:value="0.21846" calcext:value-type="float">
            <text:p>0.21846</text:p>
          </table:table-cell>
          <table:table-cell office:value-type="float" office:value="179.782" calcext:value-type="float">
            <text:p>179.782</text:p>
          </table:table-cell>
          <table:table-cell office:value-type="float" office:value="0.588285" calcext:value-type="float">
            <text:p>0.58828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85283" calcext:value-type="float">
            <text:p>-0.00385283</text:p>
          </table:table-cell>
        </table:table-row>
        <table:table-row table:style-name="ro1">
          <table:table-cell office:value-type="float" office:value="131.849" calcext:value-type="float">
            <text:p>131.849</text:p>
          </table:table-cell>
          <table:table-cell office:value-type="float" office:value="0.216309" calcext:value-type="float">
            <text:p>0.216309</text:p>
          </table:table-cell>
          <table:table-cell office:value-type="float" office:value="179.784" calcext:value-type="float">
            <text:p>179.784</text:p>
          </table:table-cell>
          <table:table-cell office:value-type="float" office:value="0.587899" calcext:value-type="float">
            <text:p>0.58789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87371" calcext:value-type="float">
            <text:p>-0.00387371</text:p>
          </table:table-cell>
        </table:table-row>
        <table:table-row table:style-name="ro1">
          <table:table-cell office:value-type="float" office:value="131.968" calcext:value-type="float">
            <text:p>131.968</text:p>
          </table:table-cell>
          <table:table-cell office:value-type="float" office:value="0.214493" calcext:value-type="float">
            <text:p>0.214493</text:p>
          </table:table-cell>
          <table:table-cell office:value-type="float" office:value="179.786" calcext:value-type="float">
            <text:p>179.786</text:p>
          </table:table-cell>
          <table:table-cell office:value-type="float" office:value="0.587908" calcext:value-type="float">
            <text:p>0.5879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55583" calcext:value-type="float">
            <text:p>-0.00355583</text:p>
          </table:table-cell>
        </table:table-row>
        <table:table-row table:style-name="ro1">
          <table:table-cell office:value-type="float" office:value="132.085" calcext:value-type="float">
            <text:p>132.085</text:p>
          </table:table-cell>
          <table:table-cell office:value-type="float" office:value="0.212891" calcext:value-type="float">
            <text:p>0.212891</text:p>
          </table:table-cell>
          <table:table-cell office:value-type="float" office:value="179.787" calcext:value-type="float">
            <text:p>179.787</text:p>
          </table:table-cell>
          <table:table-cell office:value-type="float" office:value="0.588012" calcext:value-type="float">
            <text:p>0.58801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17897" calcext:value-type="float">
            <text:p>-0.00317897</text:p>
          </table:table-cell>
        </table:table-row>
        <table:table-row table:style-name="ro1">
          <table:table-cell office:value-type="float" office:value="132.202" calcext:value-type="float">
            <text:p>132.202</text:p>
          </table:table-cell>
          <table:table-cell office:value-type="float" office:value="0.211319" calcext:value-type="float">
            <text:p>0.211319</text:p>
          </table:table-cell>
          <table:table-cell office:value-type="float" office:value="179.789" calcext:value-type="float">
            <text:p>179.789</text:p>
          </table:table-cell>
          <table:table-cell office:value-type="float" office:value="0.587896" calcext:value-type="float">
            <text:p>0.58789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02782" calcext:value-type="float">
            <text:p>-0.00302782</text:p>
          </table:table-cell>
        </table:table-row>
        <table:table-row table:style-name="ro1">
          <table:table-cell office:value-type="float" office:value="132.321" calcext:value-type="float">
            <text:p>132.321</text:p>
          </table:table-cell>
          <table:table-cell office:value-type="float" office:value="0.209946" calcext:value-type="float">
            <text:p>0.209946</text:p>
          </table:table-cell>
          <table:table-cell office:value-type="float" office:value="179.79" calcext:value-type="float">
            <text:p>179.79</text:p>
          </table:table-cell>
          <table:table-cell office:value-type="float" office:value="0.587976" calcext:value-type="float">
            <text:p>0.58797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71519" calcext:value-type="float">
            <text:p>-0.00271519</text:p>
          </table:table-cell>
        </table:table-row>
        <table:table-row table:style-name="ro1">
          <table:table-cell office:value-type="float" office:value="132.436" calcext:value-type="float">
            <text:p>132.436</text:p>
          </table:table-cell>
          <table:table-cell office:value-type="float" office:value="0.208725" calcext:value-type="float">
            <text:p>0.208725</text:p>
          </table:table-cell>
          <table:table-cell office:value-type="float" office:value="179.791" calcext:value-type="float">
            <text:p>179.791</text:p>
          </table:table-cell>
          <table:table-cell office:value-type="float" office:value="0.588102" calcext:value-type="float">
            <text:p>0.58810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38117" calcext:value-type="float">
            <text:p>-0.00238117</text:p>
          </table:table-cell>
        </table:table-row>
        <table:table-row table:style-name="ro1">
          <table:table-cell office:value-type="float" office:value="132.554" calcext:value-type="float">
            <text:p>132.554</text:p>
          </table:table-cell>
          <table:table-cell office:value-type="float" office:value="0.207596" calcext:value-type="float">
            <text:p>0.207596</text:p>
          </table:table-cell>
          <table:table-cell office:value-type="float" office:value="179.792" calcext:value-type="float">
            <text:p>179.792</text:p>
          </table:table-cell>
          <table:table-cell office:value-type="float" office:value="0.588088" calcext:value-type="float">
            <text:p>0.58808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20324" calcext:value-type="float">
            <text:p>-0.00220324</text:p>
          </table:table-cell>
        </table:table-row>
        <table:table-row table:style-name="ro1">
          <table:table-cell office:value-type="float" office:value="132.674" calcext:value-type="float">
            <text:p>132.674</text:p>
          </table:table-cell>
          <table:table-cell office:value-type="float" office:value="0.206284" calcext:value-type="float">
            <text:p>0.206284</text:p>
          </table:table-cell>
          <table:table-cell office:value-type="float" office:value="179.794" calcext:value-type="float">
            <text:p>179.794</text:p>
          </table:table-cell>
          <table:table-cell office:value-type="float" office:value="0.587705" calcext:value-type="float">
            <text:p>0.58770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36283" calcext:value-type="float">
            <text:p>-0.00236283</text:p>
          </table:table-cell>
        </table:table-row>
        <table:table-row table:style-name="ro1">
          <table:table-cell office:value-type="float" office:value="132.786" calcext:value-type="float">
            <text:p>132.786</text:p>
          </table:table-cell>
          <table:table-cell office:value-type="float" office:value="0.205185" calcext:value-type="float">
            <text:p>0.205185</text:p>
          </table:table-cell>
          <table:table-cell office:value-type="float" office:value="179.795" calcext:value-type="float">
            <text:p>179.795</text:p>
          </table:table-cell>
          <table:table-cell office:value-type="float" office:value="0.587763" calcext:value-type="float">
            <text:p>0.58776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11872" calcext:value-type="float">
            <text:p>-0.00211872</text:p>
          </table:table-cell>
        </table:table-row>
        <table:table-row table:style-name="ro1">
          <table:table-cell office:value-type="float" office:value="132.896" calcext:value-type="float">
            <text:p>132.896</text:p>
          </table:table-cell>
          <table:table-cell office:value-type="float" office:value="0.203964" calcext:value-type="float">
            <text:p>0.203964</text:p>
          </table:table-cell>
          <table:table-cell office:value-type="float" office:value="179.796" calcext:value-type="float">
            <text:p>179.796</text:p>
          </table:table-cell>
          <table:table-cell office:value-type="float" office:value="0.587415" calcext:value-type="float">
            <text:p>0.587415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25937" calcext:value-type="float">
            <text:p>-0.00225937</text:p>
          </table:table-cell>
        </table:table-row>
        <table:table-row table:style-name="ro1">
          <table:table-cell office:value-type="float" office:value="133.007" calcext:value-type="float">
            <text:p>133.007</text:p>
          </table:table-cell>
          <table:table-cell office:value-type="float" office:value="0.202728" calcext:value-type="float">
            <text:p>0.202728</text:p>
          </table:table-cell>
          <table:table-cell office:value-type="float" office:value="179.797" calcext:value-type="float">
            <text:p>179.797</text:p>
          </table:table-cell>
          <table:table-cell office:value-type="float" office:value="0.587146" calcext:value-type="float">
            <text:p>0.5871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31772" calcext:value-type="float">
            <text:p>-0.00231772</text:p>
          </table:table-cell>
        </table:table-row>
        <table:table-row table:style-name="ro1">
          <table:table-cell office:value-type="float" office:value="133.118" calcext:value-type="float">
            <text:p>133.118</text:p>
          </table:table-cell>
          <table:table-cell office:value-type="float" office:value="0.201401" calcext:value-type="float">
            <text:p>0.201401</text:p>
          </table:table-cell>
          <table:table-cell office:value-type="float" office:value="179.799" calcext:value-type="float">
            <text:p>179.799</text:p>
          </table:table-cell>
          <table:table-cell office:value-type="float" office:value="0.586807" calcext:value-type="float">
            <text:p>0.586807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4308" calcext:value-type="float">
            <text:p>-0.0024308</text:p>
          </table:table-cell>
        </table:table-row>
        <table:table-row table:style-name="ro1">
          <table:table-cell office:value-type="float" office:value="133.227" calcext:value-type="float">
            <text:p>133.227</text:p>
          </table:table-cell>
          <table:table-cell office:value-type="float" office:value="0.200058" calcext:value-type="float">
            <text:p>0.200058</text:p>
          </table:table-cell>
          <table:table-cell office:value-type="float" office:value="179.8" calcext:value-type="float">
            <text:p>179.8</text:p>
          </table:table-cell>
          <table:table-cell office:value-type="float" office:value="0.58646" calcext:value-type="float">
            <text:p>0.5864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54996" calcext:value-type="float">
            <text:p>-0.00254996</text:p>
          </table:table-cell>
        </table:table-row>
        <table:table-row table:style-name="ro1">
          <table:table-cell office:value-type="float" office:value="133.339" calcext:value-type="float">
            <text:p>133.339</text:p>
          </table:table-cell>
          <table:table-cell office:value-type="float" office:value="0.198517" calcext:value-type="float">
            <text:p>0.198517</text:p>
          </table:table-cell>
          <table:table-cell office:value-type="float" office:value="179.801" calcext:value-type="float">
            <text:p>179.801</text:p>
          </table:table-cell>
          <table:table-cell office:value-type="float" office:value="0.585934" calcext:value-type="float">
            <text:p>0.58593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281345" calcext:value-type="float">
            <text:p>-0.00281345</text:p>
          </table:table-cell>
        </table:table-row>
        <table:table-row table:style-name="ro1">
          <table:table-cell office:value-type="float" office:value="133.457" calcext:value-type="float">
            <text:p>133.457</text:p>
          </table:table-cell>
          <table:table-cell office:value-type="float" office:value="0.196701" calcext:value-type="float">
            <text:p>0.196701</text:p>
          </table:table-cell>
          <table:table-cell office:value-type="float" office:value="179.803" calcext:value-type="float">
            <text:p>179.803</text:p>
          </table:table-cell>
          <table:table-cell office:value-type="float" office:value="0.585222" calcext:value-type="float">
            <text:p>0.58522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21678" calcext:value-type="float">
            <text:p>-0.00321678</text:p>
          </table:table-cell>
        </table:table-row>
        <table:table-row table:style-name="ro1">
          <table:table-cell office:value-type="float" office:value="133.575" calcext:value-type="float">
            <text:p>133.575</text:p>
          </table:table-cell>
          <table:table-cell office:value-type="float" office:value="0.194489" calcext:value-type="float">
            <text:p>0.194489</text:p>
          </table:table-cell>
          <table:table-cell office:value-type="float" office:value="179.806" calcext:value-type="float">
            <text:p>179.806</text:p>
          </table:table-cell>
          <table:table-cell office:value-type="float" office:value="0.584262" calcext:value-type="float">
            <text:p>0.584262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38015" calcext:value-type="float">
            <text:p>-0.0038015</text:p>
          </table:table-cell>
        </table:table-row>
        <table:table-row table:style-name="ro1">
          <table:table-cell office:value-type="float" office:value="133.687" calcext:value-type="float">
            <text:p>133.687</text:p>
          </table:table-cell>
          <table:table-cell office:value-type="float" office:value="0.192169" calcext:value-type="float">
            <text:p>0.192169</text:p>
          </table:table-cell>
          <table:table-cell office:value-type="float" office:value="179.808" calcext:value-type="float">
            <text:p>179.808</text:p>
          </table:table-cell>
          <table:table-cell office:value-type="float" office:value="0.583441" calcext:value-type="float">
            <text:p>0.583441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2279" calcext:value-type="float">
            <text:p>-0.0042279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0.189362" calcext:value-type="float">
            <text:p>0.189362</text:p>
          </table:table-cell>
          <table:table-cell office:value-type="float" office:value="179.811" calcext:value-type="float">
            <text:p>179.811</text:p>
          </table:table-cell>
          <table:table-cell office:value-type="float" office:value="0.58223" calcext:value-type="float">
            <text:p>0.5822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496115" calcext:value-type="float">
            <text:p>-0.00496115</text:p>
          </table:table-cell>
        </table:table-row>
        <table:table-row table:style-name="ro1">
          <table:table-cell office:value-type="float" office:value="133.915" calcext:value-type="float">
            <text:p>133.915</text:p>
          </table:table-cell>
          <table:table-cell office:value-type="float" office:value="0.186142" calcext:value-type="float">
            <text:p>0.186142</text:p>
          </table:table-cell>
          <table:table-cell office:value-type="float" office:value="179.814" calcext:value-type="float">
            <text:p>179.814</text:p>
          </table:table-cell>
          <table:table-cell office:value-type="float" office:value="0.580908" calcext:value-type="float">
            <text:p>0.58090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573601" calcext:value-type="float">
            <text:p>-0.00573601</text:p>
          </table:table-cell>
        </table:table-row>
        <table:table-row table:style-name="ro1">
          <table:table-cell office:value-type="float" office:value="134.026" calcext:value-type="float">
            <text:p>134.026</text:p>
          </table:table-cell>
          <table:table-cell office:value-type="float" office:value="0.182678" calcext:value-type="float">
            <text:p>0.182678</text:p>
          </table:table-cell>
          <table:table-cell office:value-type="float" office:value="179.817" calcext:value-type="float">
            <text:p>179.817</text:p>
          </table:table-cell>
          <table:table-cell office:value-type="float" office:value="0.579753" calcext:value-type="float">
            <text:p>0.57975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630245" calcext:value-type="float">
            <text:p>-0.00630245</text:p>
          </table:table-cell>
        </table:table-row>
        <table:table-row table:style-name="ro1">
          <table:table-cell office:value-type="float" office:value="134.138" calcext:value-type="float">
            <text:p>134.138</text:p>
          </table:table-cell>
          <table:table-cell office:value-type="float" office:value="0.178741" calcext:value-type="float">
            <text:p>0.178741</text:p>
          </table:table-cell>
          <table:table-cell office:value-type="float" office:value="179.821" calcext:value-type="float">
            <text:p>179.821</text:p>
          </table:table-cell>
          <table:table-cell office:value-type="float" office:value="0.578316" calcext:value-type="float">
            <text:p>0.578316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06978" calcext:value-type="float">
            <text:p>-0.00706978</text:p>
          </table:table-cell>
        </table:table-row>
        <table:table-row table:style-name="ro1">
          <table:table-cell office:value-type="float" office:value="134.251" calcext:value-type="float">
            <text:p>134.251</text:p>
          </table:table-cell>
          <table:table-cell office:value-type="float" office:value="0.174347" calcext:value-type="float">
            <text:p>0.174347</text:p>
          </table:table-cell>
          <table:table-cell office:value-type="float" office:value="179.826" calcext:value-type="float">
            <text:p>179.826</text:p>
          </table:table-cell>
          <table:table-cell office:value-type="float" office:value="0.576709" calcext:value-type="float">
            <text:p>0.5767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79297" calcext:value-type="float">
            <text:p>-0.0079297</text:p>
          </table:table-cell>
        </table:table-row>
        <table:table-row table:style-name="ro1">
          <table:table-cell office:value-type="float" office:value="134.364" calcext:value-type="float">
            <text:p>134.364</text:p>
          </table:table-cell>
          <table:table-cell office:value-type="float" office:value="0.169403" calcext:value-type="float">
            <text:p>0.169403</text:p>
          </table:table-cell>
          <table:table-cell office:value-type="float" office:value="179.831" calcext:value-type="float">
            <text:p>179.831</text:p>
          </table:table-cell>
          <table:table-cell office:value-type="float" office:value="0.574868" calcext:value-type="float">
            <text:p>0.574868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0893036" calcext:value-type="float">
            <text:p>-0.00893036</text:p>
          </table:table-cell>
        </table:table-row>
        <table:table-row table:style-name="ro1">
          <table:table-cell office:value-type="float" office:value="134.48" calcext:value-type="float">
            <text:p>134.48</text:p>
          </table:table-cell>
          <table:table-cell office:value-type="float" office:value="0.163589" calcext:value-type="float">
            <text:p>0.163589</text:p>
          </table:table-cell>
          <table:table-cell office:value-type="float" office:value="179.836" calcext:value-type="float">
            <text:p>179.836</text:p>
          </table:table-cell>
          <table:table-cell office:value-type="float" office:value="0.572659" calcext:value-type="float">
            <text:p>0.57265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01507" calcext:value-type="float">
            <text:p>-0.0101507</text:p>
          </table:table-cell>
        </table:table-row>
        <table:table-row table:style-name="ro1">
          <table:table-cell office:value-type="float" office:value="134.589" calcext:value-type="float">
            <text:p>134.589</text:p>
          </table:table-cell>
          <table:table-cell office:value-type="float" office:value="0.157578" calcext:value-type="float">
            <text:p>0.157578</text:p>
          </table:table-cell>
          <table:table-cell office:value-type="float" office:value="179.842" calcext:value-type="float">
            <text:p>179.842</text:p>
          </table:table-cell>
          <table:table-cell office:value-type="float" office:value="0.570769" calcext:value-type="float">
            <text:p>0.57076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10192" calcext:value-type="float">
            <text:p>-0.0110192</text:p>
          </table:table-cell>
        </table:table-row>
        <table:table-row table:style-name="ro1">
          <table:table-cell office:value-type="float" office:value="134.707" calcext:value-type="float">
            <text:p>134.707</text:p>
          </table:table-cell>
          <table:table-cell office:value-type="float" office:value="0.150375" calcext:value-type="float">
            <text:p>0.150375</text:p>
          </table:table-cell>
          <table:table-cell office:value-type="float" office:value="179.85" calcext:value-type="float">
            <text:p>179.85</text:p>
          </table:table-cell>
          <table:table-cell office:value-type="float" office:value="0.567709" calcext:value-type="float">
            <text:p>0.567709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28546" calcext:value-type="float">
            <text:p>-0.0128546</text:p>
          </table:table-cell>
        </table:table-row>
        <table:table-row table:style-name="ro1">
          <table:table-cell office:value-type="float" office:value="134.819" calcext:value-type="float">
            <text:p>134.819</text:p>
          </table:table-cell>
          <table:table-cell office:value-type="float" office:value="0.142838" calcext:value-type="float">
            <text:p>0.142838</text:p>
          </table:table-cell>
          <table:table-cell office:value-type="float" office:value="179.857" calcext:value-type="float">
            <text:p>179.857</text:p>
          </table:table-cell>
          <table:table-cell office:value-type="float" office:value="0.565454" calcext:value-type="float">
            <text:p>0.565454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38289" calcext:value-type="float">
            <text:p>-0.0138289</text:p>
          </table:table-cell>
        </table:table-row>
        <table:table-row table:style-name="ro1">
          <table:table-cell office:value-type="float" office:value="134.93" calcext:value-type="float">
            <text:p>134.93</text:p>
          </table:table-cell>
          <table:table-cell office:value-type="float" office:value="0.134491" calcext:value-type="float">
            <text:p>0.134491</text:p>
          </table:table-cell>
          <table:table-cell office:value-type="float" office:value="179.866" calcext:value-type="float">
            <text:p>179.866</text:p>
          </table:table-cell>
          <table:table-cell office:value-type="float" office:value="0.562743" calcext:value-type="float">
            <text:p>0.562743</text:p>
          </table:table-cell>
          <table:table-cell office:value-type="float" office:value="180" calcext:value-type="float">
            <text:p>180</text:p>
          </table:table-cell>
          <table:table-cell office:value-type="float" office:value="0.555" calcext:value-type="float">
            <text:p>0.555</text:p>
          </table:table-cell>
          <table:table-cell office:value-type="float" office:value="-0.0151201" calcext:value-type="float">
            <text:p>-0.0151201</text:p>
          </table:table-cell>
        </table:table-row>
        <table:table-row table:style-name="ro1">
          <table:table-cell office:value-type="float" office:value="135.041" calcext:value-type="float">
            <text:p>135.041</text:p>
          </table:table-cell>
          <table:table-cell office:value-type="float" office:value="-0.874603" calcext:value-type="float">
            <text:p>-0.874603</text:p>
          </table:table-cell>
          <table:table-cell office:value-type="float" office:value="179.875" calcext:value-type="float">
            <text:p>179.875</text:p>
          </table:table-cell>
          <table:table-cell office:value-type="float" office:value="0.382905" calcext:value-type="float">
            <text:p>0.382905</text:p>
          </table:table-cell>
          <table:table-cell office:value-type="float" office:value="179" calcext:value-type="float">
            <text:p>179</text:p>
          </table:table-cell>
          <table:table-cell office:value-type="float" office:value="0.548119" calcext:value-type="float">
            <text:p>0.548119</text:p>
          </table:table-cell>
          <table:table-cell office:value-type="float" office:value="-0.0165308" calcext:value-type="float">
            <text:p>-0.0165308</text:p>
          </table:table-cell>
        </table:table-row>
        <table:table-row table:style-name="ro1">
          <table:table-cell office:value-type="float" office:value="135.158" calcext:value-type="float">
            <text:p>135.158</text:p>
          </table:table-cell>
          <table:table-cell office:value-type="float" office:value="-0.885025" calcext:value-type="float">
            <text:p>-0.885025</text:p>
          </table:table-cell>
          <table:table-cell office:value-type="float" office:value="179.885" calcext:value-type="float">
            <text:p>179.885</text:p>
          </table:table-cell>
          <table:table-cell office:value-type="float" office:value="0.368681" calcext:value-type="float">
            <text:p>0.368681</text:p>
          </table:table-cell>
          <table:table-cell office:value-type="float" office:value="179" calcext:value-type="float">
            <text:p>179</text:p>
          </table:table-cell>
          <table:table-cell office:value-type="float" office:value="0.537895" calcext:value-type="float">
            <text:p>0.537895</text:p>
          </table:table-cell>
          <table:table-cell office:value-type="float" office:value="-0.0187597" calcext:value-type="float">
            <text:p>-0.0187597</text:p>
          </table:table-cell>
        </table:table-row>
        <table:table-row table:style-name="ro1">
          <table:table-cell office:value-type="float" office:value="135.275" calcext:value-type="float">
            <text:p>135.275</text:p>
          </table:table-cell>
          <table:table-cell office:value-type="float" office:value="-1.89629" calcext:value-type="float">
            <text:p>-1.89629</text:p>
          </table:table-cell>
          <table:table-cell office:value-type="float" office:value="179.896" calcext:value-type="float">
            <text:p>179.896</text:p>
          </table:table-cell>
          <table:table-cell office:value-type="float" office:value="0.181699" calcext:value-type="float">
            <text:p>0.181699</text:p>
          </table:table-cell>
          <table:table-cell office:value-type="float" office:value="178" calcext:value-type="float">
            <text:p>178</text:p>
          </table:table-cell>
          <table:table-cell office:value-type="float" office:value="0.524473" calcext:value-type="float">
            <text:p>0.524473</text:p>
          </table:table-cell>
          <table:table-cell office:value-type="float" office:value="-0.0204056" calcext:value-type="float">
            <text:p>-0.0204056</text:p>
          </table:table-cell>
        </table:table-row>
        <table:table-row table:style-name="ro1">
          <table:table-cell office:value-type="float" office:value="135.394" calcext:value-type="float">
            <text:p>135.394</text:p>
          </table:table-cell>
          <table:table-cell office:value-type="float" office:value="-1.90756" calcext:value-type="float">
            <text:p>-1.90756</text:p>
          </table:table-cell>
          <table:table-cell office:value-type="float" office:value="179.908" calcext:value-type="float">
            <text:p>179.908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178" calcext:value-type="float">
            <text:p>178</text:p>
          </table:table-cell>
          <table:table-cell office:value-type="float" office:value="0.501813" calcext:value-type="float">
            <text:p>0.501813</text:p>
          </table:table-cell>
          <table:table-cell office:value-type="float" office:value="-0.0208301" calcext:value-type="float">
            <text:p>-0.0208301</text:p>
          </table:table-cell>
        </table:table-row>
        <table:table-row table:style-name="ro1">
          <table:table-cell office:value-type="float" office:value="135.51" calcext:value-type="float">
            <text:p>135.51</text:p>
          </table:table-cell>
          <table:table-cell office:value-type="float" office:value="-2.91753" calcext:value-type="float">
            <text:p>-2.91753</text:p>
          </table:table-cell>
          <table:table-cell office:value-type="float" office:value="179.918" calcext:value-type="float">
            <text:p>179.918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0.476703" calcext:value-type="float">
            <text:p>0.476703</text:p>
          </table:table-cell>
          <table:table-cell office:value-type="float" office:value="-0.0192556" calcext:value-type="float">
            <text:p>-0.0192556</text:p>
          </table:table-cell>
        </table:table-row>
        <table:table-row table:style-name="ro1">
          <table:table-cell office:value-type="float" office:value="135.627" calcext:value-type="float">
            <text:p>135.627</text:p>
          </table:table-cell>
          <table:table-cell office:value-type="float" office:value="-2.92529" calcext:value-type="float">
            <text:p>-2.92529</text:p>
          </table:table-cell>
          <table:table-cell office:value-type="float" office:value="179.925" calcext:value-type="float">
            <text:p>179.925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0.442679" calcext:value-type="float">
            <text:p>0.442679</text:p>
          </table:table-cell>
          <table:table-cell office:value-type="float" office:value="-0.0158948" calcext:value-type="float">
            <text:p>-0.0158948</text:p>
          </table:table-cell>
        </table:table-row>
        <table:table-row table:style-name="ro1">
          <table:table-cell office:value-type="float" office:value="135.743" calcext:value-type="float">
            <text:p>135.743</text:p>
          </table:table-cell>
          <table:table-cell office:value-type="float" office:value="-2.92989" calcext:value-type="float">
            <text:p>-2.92989</text:p>
          </table:table-cell>
          <table:table-cell office:value-type="float" office:value="179.93" calcext:value-type="float">
            <text:p>179.93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0.408798" calcext:value-type="float">
            <text:p>0.408798</text:p>
          </table:table-cell>
          <table:table-cell office:value-type="float" office:value="-0.0105966" calcext:value-type="float">
            <text:p>-0.0105966</text:p>
          </table:table-cell>
        </table:table-row>
        <table:table-row table:style-name="ro1">
          <table:table-cell office:value-type="float" office:value="135.857" calcext:value-type="float">
            <text:p>135.857</text:p>
          </table:table-cell>
          <table:table-cell office:value-type="float" office:value="-2.93027" calcext:value-type="float">
            <text:p>-2.93027</text:p>
          </table:table-cell>
          <table:table-cell office:value-type="float" office:value="179.93" calcext:value-type="float">
            <text:p>179.93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0.375316" calcext:value-type="float">
            <text:p>0.375316</text:p>
          </table:table-cell>
          <table:table-cell office:value-type="float" office:value="-0.00346286" calcext:value-type="float">
            <text:p>-0.00346286</text:p>
          </table:table-cell>
        </table:table-row>
        <table:table-row table:style-name="ro1">
          <table:table-cell office:value-type="float" office:value="135.972" calcext:value-type="float">
            <text:p>135.972</text:p>
          </table:table-cell>
          <table:table-cell office:value-type="float" office:value="-3.92618" calcext:value-type="float">
            <text:p>-3.92618</text:p>
          </table:table-cell>
          <table:table-cell office:value-type="float" office:value="179.926" calcext:value-type="float">
            <text:p>179.926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0.33876" calcext:value-type="float">
            <text:p>0.33876</text:p>
          </table:table-cell>
          <table:table-cell office:value-type="float" office:value="0.00457165" calcext:value-type="float">
            <text:p>0.00457165</text:p>
          </table:table-cell>
        </table:table-row>
        <table:table-row table:style-name="ro1">
          <table:table-cell office:value-type="float" office:value="136.095" calcext:value-type="float">
            <text:p>136.095</text:p>
          </table:table-cell>
          <table:table-cell office:value-type="float" office:value="-3.916" calcext:value-type="float">
            <text:p>-3.916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0.290412" calcext:value-type="float">
            <text:p>0.290412</text:p>
          </table:table-cell>
          <table:table-cell office:value-type="float" office:value="0.0146073" calcext:value-type="float">
            <text:p>0.0146073</text:p>
          </table:table-cell>
        </table:table-row>
        <table:table-row table:style-name="ro1">
          <table:table-cell office:value-type="float" office:value="136.206" calcext:value-type="float">
            <text:p>136.206</text:p>
          </table:table-cell>
          <table:table-cell office:value-type="float" office:value="-4.90154" calcext:value-type="float">
            <text:p>-4.90154</text:p>
          </table:table-cell>
          <table:table-cell office:value-type="float" office:value="179.902" calcext:value-type="float">
            <text:p>179.90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244024" calcext:value-type="float">
            <text:p>0.244024</text:p>
          </table:table-cell>
          <table:table-cell office:value-type="float" office:value="0.0238646" calcext:value-type="float">
            <text:p>0.0238646</text:p>
          </table:table-cell>
        </table:table-row>
        <table:table-row table:style-name="ro1">
          <table:table-cell office:value-type="float" office:value="136.324" calcext:value-type="float">
            <text:p>136.324</text:p>
          </table:table-cell>
          <table:table-cell office:value-type="float" office:value="-4.88057" calcext:value-type="float">
            <text:p>-4.88057</text:p>
          </table:table-cell>
          <table:table-cell office:value-type="float" office:value="179.881" calcext:value-type="float">
            <text:p>179.88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186345" calcext:value-type="float">
            <text:p>0.186345</text:p>
          </table:table-cell>
          <table:table-cell office:value-type="float" office:value="0.0347444" calcext:value-type="float">
            <text:p>0.0347444</text:p>
          </table:table-cell>
        </table:table-row>
        <table:table-row table:style-name="ro1">
          <table:table-cell office:value-type="float" office:value="136.444" calcext:value-type="float">
            <text:p>136.444</text:p>
          </table:table-cell>
          <table:table-cell office:value-type="float" office:value="-4.85353" calcext:value-type="float">
            <text:p>-4.85353</text:p>
          </table:table-cell>
          <table:table-cell office:value-type="float" office:value="179.854" calcext:value-type="float">
            <text:p>179.85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128235" calcext:value-type="float">
            <text:p>0.128235</text:p>
          </table:table-cell>
          <table:table-cell office:value-type="float" office:value="0.0460408" calcext:value-type="float">
            <text:p>0.0460408</text:p>
          </table:table-cell>
        </table:table-row>
        <table:table-row table:style-name="ro1">
          <table:table-cell office:value-type="float" office:value="136.561" calcext:value-type="float">
            <text:p>136.561</text:p>
          </table:table-cell>
          <table:table-cell office:value-type="float" office:value="-4.82166" calcext:value-type="float">
            <text:p>-4.82166</text:p>
          </table:table-cell>
          <table:table-cell office:value-type="float" office:value="179.822" calcext:value-type="float">
            <text:p>179.82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716587" calcext:value-type="float">
            <text:p>0.0716587</text:p>
          </table:table-cell>
          <table:table-cell office:value-type="float" office:value="0.0558988" calcext:value-type="float">
            <text:p>0.0558988</text:p>
          </table:table-cell>
        </table:table-row>
        <table:table-row table:style-name="ro1">
          <table:table-cell office:value-type="float" office:value="136.677" calcext:value-type="float">
            <text:p>136.677</text:p>
          </table:table-cell>
          <table:table-cell office:value-type="float" office:value="-4.78491" calcext:value-type="float">
            <text:p>-4.78491</text:p>
          </table:table-cell>
          <table:table-cell office:value-type="float" office:value="179.785" calcext:value-type="float">
            <text:p>179.78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55065" calcext:value-type="float">
            <text:p>0.0655065</text:p>
          </table:table-cell>
        </table:table-row>
        <table:table-row table:style-name="ro1">
          <table:table-cell office:value-type="float" office:value="136.791" calcext:value-type="float">
            <text:p>136.791</text:p>
          </table:table-cell>
          <table:table-cell office:value-type="float" office:value="-4.74445" calcext:value-type="float">
            <text:p>-4.74445</text:p>
          </table:table-cell>
          <table:table-cell office:value-type="float" office:value="179.744" calcext:value-type="float">
            <text:p>179.74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22328" calcext:value-type="float">
            <text:p>0.0722328</text:p>
          </table:table-cell>
        </table:table-row>
        <table:table-row table:style-name="ro1">
          <table:table-cell office:value-type="float" office:value="136.902" calcext:value-type="float">
            <text:p>136.902</text:p>
          </table:table-cell>
          <table:table-cell office:value-type="float" office:value="-4.70142" calcext:value-type="float">
            <text:p>-4.70142</text:p>
          </table:table-cell>
          <table:table-cell office:value-type="float" office:value="179.701" calcext:value-type="float">
            <text:p>179.70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83267" calcext:value-type="float">
            <text:p>0.0783267</text:p>
          </table:table-cell>
        </table:table-row>
        <table:table-row table:style-name="ro1">
          <table:table-cell office:value-type="float" office:value="137.011" calcext:value-type="float">
            <text:p>137.011</text:p>
          </table:table-cell>
          <table:table-cell office:value-type="float" office:value="-4.65567" calcext:value-type="float">
            <text:p>-4.65567</text:p>
          </table:table-cell>
          <table:table-cell office:value-type="float" office:value="179.656" calcext:value-type="float">
            <text:p>179.65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37982" calcext:value-type="float">
            <text:p>0.0837982</text:p>
          </table:table-cell>
        </table:table-row>
        <table:table-row table:style-name="ro1">
          <table:table-cell office:value-type="float" office:value="137.12" calcext:value-type="float">
            <text:p>137.12</text:p>
          </table:table-cell>
          <table:table-cell office:value-type="float" office:value="-4.60732" calcext:value-type="float">
            <text:p>-4.60732</text:p>
          </table:table-cell>
          <table:table-cell office:value-type="float" office:value="179.607" calcext:value-type="float">
            <text:p>179.60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8876" calcext:value-type="float">
            <text:p>0.088876</text:p>
          </table:table-cell>
        </table:table-row>
        <table:table-row table:style-name="ro1">
          <table:table-cell office:value-type="float" office:value="137.23" calcext:value-type="float">
            <text:p>137.23</text:p>
          </table:table-cell>
          <table:table-cell office:value-type="float" office:value="-4.55568" calcext:value-type="float">
            <text:p>-4.55568</text:p>
          </table:table-cell>
          <table:table-cell office:value-type="float" office:value="179.556" calcext:value-type="float">
            <text:p>179.55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7697" calcext:value-type="float">
            <text:p>0.0947697</text:p>
          </table:table-cell>
        </table:table-row>
        <table:table-row table:style-name="ro1">
          <table:table-cell office:value-type="float" office:value="137.353" calcext:value-type="float">
            <text:p>137.353</text:p>
          </table:table-cell>
          <table:table-cell office:value-type="float" office:value="-4.49519" calcext:value-type="float">
            <text:p>-4.49519</text:p>
          </table:table-cell>
          <table:table-cell office:value-type="float" office:value="179.495" calcext:value-type="float">
            <text:p>179.49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38" calcext:value-type="float">
            <text:p>0.106038</text:p>
          </table:table-cell>
        </table:table-row>
        <table:table-row table:style-name="ro1">
          <table:table-cell office:value-type="float" office:value="137.468" calcext:value-type="float">
            <text:p>137.468</text:p>
          </table:table-cell>
          <table:table-cell office:value-type="float" office:value="-4.43689" calcext:value-type="float">
            <text:p>-4.43689</text:p>
          </table:table-cell>
          <table:table-cell office:value-type="float" office:value="179.437" calcext:value-type="float">
            <text:p>179.43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99" calcext:value-type="float">
            <text:p>0.107499</text:p>
          </table:table-cell>
        </table:table-row>
        <table:table-row table:style-name="ro1">
          <table:table-cell office:value-type="float" office:value="137.578" calcext:value-type="float">
            <text:p>137.578</text:p>
          </table:table-cell>
          <table:table-cell office:value-type="float" office:value="-4.38017" calcext:value-type="float">
            <text:p>-4.38017</text:p>
          </table:table-cell>
          <table:table-cell office:value-type="float" office:value="179.38" calcext:value-type="float">
            <text:p>179.3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24" calcext:value-type="float">
            <text:p>0.106624</text:p>
          </table:table-cell>
        </table:table-row>
        <table:table-row table:style-name="ro1">
          <table:table-cell office:value-type="float" office:value="137.686" calcext:value-type="float">
            <text:p>137.686</text:p>
          </table:table-cell>
          <table:table-cell office:value-type="float" office:value="-4.32338" calcext:value-type="float">
            <text:p>-4.32338</text:p>
          </table:table-cell>
          <table:table-cell office:value-type="float" office:value="179.323" calcext:value-type="float">
            <text:p>179.3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647" calcext:value-type="float">
            <text:p>0.106647</text:p>
          </table:table-cell>
        </table:table-row>
        <table:table-row table:style-name="ro1">
          <table:table-cell office:value-type="float" office:value="137.795" calcext:value-type="float">
            <text:p>137.795</text:p>
          </table:table-cell>
          <table:table-cell office:value-type="float" office:value="-4.26521" calcext:value-type="float">
            <text:p>-4.26521</text:p>
          </table:table-cell>
          <table:table-cell office:value-type="float" office:value="179.265" calcext:value-type="float">
            <text:p>179.26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79" calcext:value-type="float">
            <text:p>0.108279</text:p>
          </table:table-cell>
        </table:table-row>
        <table:table-row table:style-name="ro1">
          <table:table-cell office:value-type="float" office:value="137.91" calcext:value-type="float">
            <text:p>137.91</text:p>
          </table:table-cell>
          <table:table-cell office:value-type="float" office:value="-4.2037" calcext:value-type="float">
            <text:p>-4.2037</text:p>
          </table:table-cell>
          <table:table-cell office:value-type="float" office:value="179.204" calcext:value-type="float">
            <text:p>179.20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862" calcext:value-type="float">
            <text:p>0.112862</text:p>
          </table:table-cell>
        </table:table-row>
        <table:table-row table:style-name="ro1">
          <table:table-cell office:value-type="float" office:value="138.024" calcext:value-type="float">
            <text:p>138.024</text:p>
          </table:table-cell>
          <table:table-cell office:value-type="float" office:value="-4.14313" calcext:value-type="float">
            <text:p>-4.14313</text:p>
          </table:table-cell>
          <table:table-cell office:value-type="float" office:value="179.143" calcext:value-type="float">
            <text:p>179.14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56" calcext:value-type="float">
            <text:p>0.113256</text:p>
          </table:table-cell>
        </table:table-row>
        <table:table-row table:style-name="ro1">
          <table:table-cell office:value-type="float" office:value="138.137" calcext:value-type="float">
            <text:p>138.137</text:p>
          </table:table-cell>
          <table:table-cell office:value-type="float" office:value="-4.08272" calcext:value-type="float">
            <text:p>-4.08272</text:p>
          </table:table-cell>
          <table:table-cell office:value-type="float" office:value="179.083" calcext:value-type="float">
            <text:p>179.0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19" calcext:value-type="float">
            <text:p>0.113419</text:p>
          </table:table-cell>
        </table:table-row>
        <table:table-row table:style-name="ro1">
          <table:table-cell office:value-type="float" office:value="138.251" calcext:value-type="float">
            <text:p>138.251</text:p>
          </table:table-cell>
          <table:table-cell office:value-type="float" office:value="-4.02299" calcext:value-type="float">
            <text:p>-4.02299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273" calcext:value-type="float">
            <text:p>0.112273</text:p>
          </table:table-cell>
        </table:table-row>
        <table:table-row table:style-name="ro1">
          <table:table-cell office:value-type="float" office:value="138.369" calcext:value-type="float">
            <text:p>138.369</text:p>
          </table:table-cell>
          <table:table-cell office:value-type="float" office:value="-3.96199" calcext:value-type="float">
            <text:p>-3.96199</text:p>
          </table:table-cell>
          <table:table-cell office:value-type="float" office:value="178.962" calcext:value-type="float">
            <text:p>178.96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123" calcext:value-type="float">
            <text:p>0.114123</text:p>
          </table:table-cell>
        </table:table-row>
        <table:table-row table:style-name="ro1">
          <table:table-cell office:value-type="float" office:value="138.478" calcext:value-type="float">
            <text:p>138.478</text:p>
          </table:table-cell>
          <table:table-cell office:value-type="float" office:value="-3.90631" calcext:value-type="float">
            <text:p>-3.90631</text:p>
          </table:table-cell>
          <table:table-cell office:value-type="float" office:value="178.906" calcext:value-type="float">
            <text:p>178.90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91" calcext:value-type="float">
            <text:p>0.106491</text:p>
          </table:table-cell>
        </table:table-row>
        <table:table-row table:style-name="ro1">
          <table:table-cell office:value-type="float" office:value="138.586" calcext:value-type="float">
            <text:p>138.586</text:p>
          </table:table-cell>
          <table:table-cell office:value-type="float" office:value="-3.85214" calcext:value-type="float">
            <text:p>-3.85214</text:p>
          </table:table-cell>
          <table:table-cell office:value-type="float" office:value="178.852" calcext:value-type="float">
            <text:p>178.85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855" calcext:value-type="float">
            <text:p>0.102855</text:p>
          </table:table-cell>
        </table:table-row>
        <table:table-row table:style-name="ro1">
          <table:table-cell office:value-type="float" office:value="138.698" calcext:value-type="float">
            <text:p>138.698</text:p>
          </table:table-cell>
          <table:table-cell office:value-type="float" office:value="-3.79741" calcext:value-type="float">
            <text:p>-3.79741</text:p>
          </table:table-cell>
          <table:table-cell office:value-type="float" office:value="178.797" calcext:value-type="float">
            <text:p>178.79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13" calcext:value-type="float">
            <text:p>0.102913</text:p>
          </table:table-cell>
        </table:table-row>
        <table:table-row table:style-name="ro1">
          <table:table-cell office:value-type="float" office:value="138.813" calcext:value-type="float">
            <text:p>138.813</text:p>
          </table:table-cell>
          <table:table-cell office:value-type="float" office:value="-3.74318" calcext:value-type="float">
            <text:p>-3.74318</text:p>
          </table:table-cell>
          <table:table-cell office:value-type="float" office:value="178.743" calcext:value-type="float">
            <text:p>178.74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006" calcext:value-type="float">
            <text:p>0.102006</text:p>
          </table:table-cell>
        </table:table-row>
        <table:table-row table:style-name="ro1">
          <table:table-cell office:value-type="float" office:value="138.924" calcext:value-type="float">
            <text:p>138.924</text:p>
          </table:table-cell>
          <table:table-cell office:value-type="float" office:value="-3.69217" calcext:value-type="float">
            <text:p>-3.69217</text:p>
          </table:table-cell>
          <table:table-cell office:value-type="float" office:value="178.692" calcext:value-type="float">
            <text:p>178.69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266" calcext:value-type="float">
            <text:p>0.0978266</text:p>
          </table:table-cell>
        </table:table-row>
        <table:table-row table:style-name="ro1">
          <table:table-cell office:value-type="float" office:value="139.035" calcext:value-type="float">
            <text:p>139.035</text:p>
          </table:table-cell>
          <table:table-cell office:value-type="float" office:value="-3.6432" calcext:value-type="float">
            <text:p>-3.6432</text:p>
          </table:table-cell>
          <table:table-cell office:value-type="float" office:value="178.643" calcext:value-type="float">
            <text:p>178.64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7029" calcext:value-type="float">
            <text:p>0.0937029</text:p>
          </table:table-cell>
        </table:table-row>
        <table:table-row table:style-name="ro1">
          <table:table-cell office:value-type="float" office:value="139.146" calcext:value-type="float">
            <text:p>139.146</text:p>
          </table:table-cell>
          <table:table-cell office:value-type="float" office:value="-3.59564" calcext:value-type="float">
            <text:p>-3.59564</text:p>
          </table:table-cell>
          <table:table-cell office:value-type="float" office:value="178.596" calcext:value-type="float">
            <text:p>178.59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7688" calcext:value-type="float">
            <text:p>0.0907688</text:p>
          </table:table-cell>
        </table:table-row>
        <table:table-row table:style-name="ro1">
          <table:table-cell office:value-type="float" office:value="139.257" calcext:value-type="float">
            <text:p>139.257</text:p>
          </table:table-cell>
          <table:table-cell office:value-type="float" office:value="-3.55042" calcext:value-type="float">
            <text:p>-3.55042</text:p>
          </table:table-cell>
          <table:table-cell office:value-type="float" office:value="178.55" calcext:value-type="float">
            <text:p>178.5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4765" calcext:value-type="float">
            <text:p>0.0864765</text:p>
          </table:table-cell>
        </table:table-row>
        <table:table-row table:style-name="ro1">
          <table:table-cell office:value-type="float" office:value="139.369" calcext:value-type="float">
            <text:p>139.369</text:p>
          </table:table-cell>
          <table:table-cell office:value-type="float" office:value="-3.50665" calcext:value-type="float">
            <text:p>-3.50665</text:p>
          </table:table-cell>
          <table:table-cell office:value-type="float" office:value="178.507" calcext:value-type="float">
            <text:p>178.50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834902" calcext:value-type="float">
            <text:p>0.0834902</text:p>
          </table:table-cell>
        </table:table-row>
        <table:table-row table:style-name="ro1">
          <table:table-cell office:value-type="float" office:value="139.481" calcext:value-type="float">
            <text:p>139.481</text:p>
          </table:table-cell>
          <table:table-cell office:value-type="float" office:value="-3.46486" calcext:value-type="float">
            <text:p>-3.46486</text:p>
          </table:table-cell>
          <table:table-cell office:value-type="float" office:value="178.465" calcext:value-type="float">
            <text:p>178.46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99194" calcext:value-type="float">
            <text:p>0.0799194</text:p>
          </table:table-cell>
        </table:table-row>
        <table:table-row table:style-name="ro1">
          <table:table-cell office:value-type="float" office:value="139.595" calcext:value-type="float">
            <text:p>139.595</text:p>
          </table:table-cell>
          <table:table-cell office:value-type="float" office:value="-3.42432" calcext:value-type="float">
            <text:p>-3.42432</text:p>
          </table:table-cell>
          <table:table-cell office:value-type="float" office:value="178.424" calcext:value-type="float">
            <text:p>178.42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71194" calcext:value-type="float">
            <text:p>0.0771194</text:p>
          </table:table-cell>
        </table:table-row>
        <table:table-row table:style-name="ro1">
          <table:table-cell office:value-type="float" office:value="139.721" calcext:value-type="float">
            <text:p>139.721</text:p>
          </table:table-cell>
          <table:table-cell office:value-type="float" office:value="-3.38251" calcext:value-type="float">
            <text:p>-3.38251</text:p>
          </table:table-cell>
          <table:table-cell office:value-type="float" office:value="178.383" calcext:value-type="float">
            <text:p>178.3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747369" calcext:value-type="float">
            <text:p>0.0747369</text:p>
          </table:table-cell>
        </table:table-row>
        <table:table-row table:style-name="ro1">
          <table:table-cell office:value-type="float" office:value="139.832" calcext:value-type="float">
            <text:p>139.832</text:p>
          </table:table-cell>
          <table:table-cell office:value-type="float" office:value="-3.3477" calcext:value-type="float">
            <text:p>-3.3477</text:p>
          </table:table-cell>
          <table:table-cell office:value-type="float" office:value="178.348" calcext:value-type="float">
            <text:p>178.34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045" calcext:value-type="float">
            <text:p>0.068045</text:p>
          </table:table-cell>
        </table:table-row>
        <table:table-row table:style-name="ro1">
          <table:table-cell office:value-type="float" office:value="139.943" calcext:value-type="float">
            <text:p>139.943</text:p>
          </table:table-cell>
          <table:table-cell office:value-type="float" office:value="-3.31525" calcext:value-type="float">
            <text:p>-3.31525</text:p>
          </table:table-cell>
          <table:table-cell office:value-type="float" office:value="178.315" calcext:value-type="float">
            <text:p>178.31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7189" calcext:value-type="float">
            <text:p>0.0627189</text:p>
          </table:table-cell>
        </table:table-row>
        <table:table-row table:style-name="ro1">
          <table:table-cell office:value-type="float" office:value="140.051" calcext:value-type="float">
            <text:p>140.051</text:p>
          </table:table-cell>
          <table:table-cell office:value-type="float" office:value="-3.28546" calcext:value-type="float">
            <text:p>-3.28546</text:p>
          </table:table-cell>
          <table:table-cell office:value-type="float" office:value="178.285" calcext:value-type="float">
            <text:p>178.28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7661" calcext:value-type="float">
            <text:p>0.057661</text:p>
          </table:table-cell>
        </table:table-row>
        <table:table-row table:style-name="ro1">
          <table:table-cell office:value-type="float" office:value="140.161" calcext:value-type="float">
            <text:p>140.161</text:p>
          </table:table-cell>
          <table:table-cell office:value-type="float" office:value="-3.25743" calcext:value-type="float">
            <text:p>-3.25743</text:p>
          </table:table-cell>
          <table:table-cell office:value-type="float" office:value="178.257" calcext:value-type="float">
            <text:p>178.25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39664" calcext:value-type="float">
            <text:p>0.0539664</text:p>
          </table:table-cell>
        </table:table-row>
        <table:table-row table:style-name="ro1">
          <table:table-cell office:value-type="float" office:value="140.274" calcext:value-type="float">
            <text:p>140.274</text:p>
          </table:table-cell>
          <table:table-cell office:value-type="float" office:value="-3.231" calcext:value-type="float">
            <text:p>-3.231</text:p>
          </table:table-cell>
          <table:table-cell office:value-type="float" office:value="178.231" calcext:value-type="float">
            <text:p>178.23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510109" calcext:value-type="float">
            <text:p>0.0510109</text:p>
          </table:table-cell>
        </table:table-row>
        <table:table-row table:style-name="ro1">
          <table:table-cell office:value-type="float" office:value="140.392" calcext:value-type="float">
            <text:p>140.392</text:p>
          </table:table-cell>
          <table:table-cell office:value-type="float" office:value="-3.20563" calcext:value-type="float">
            <text:p>-3.20563</text:p>
          </table:table-cell>
          <table:table-cell office:value-type="float" office:value="178.206" calcext:value-type="float">
            <text:p>178.20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84356" calcext:value-type="float">
            <text:p>0.0484356</text:p>
          </table:table-cell>
        </table:table-row>
        <table:table-row table:style-name="ro1">
          <table:table-cell office:value-type="float" office:value="140.508" calcext:value-type="float">
            <text:p>140.508</text:p>
          </table:table-cell>
          <table:table-cell office:value-type="float" office:value="-3.18301" calcext:value-type="float">
            <text:p>-3.18301</text:p>
          </table:table-cell>
          <table:table-cell office:value-type="float" office:value="178.183" calcext:value-type="float">
            <text:p>178.1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440887" calcext:value-type="float">
            <text:p>0.0440887</text:p>
          </table:table-cell>
        </table:table-row>
        <table:table-row table:style-name="ro1">
          <table:table-cell office:value-type="float" office:value="140.618" calcext:value-type="float">
            <text:p>140.618</text:p>
          </table:table-cell>
          <table:table-cell office:value-type="float" office:value="-3.16394" calcext:value-type="float">
            <text:p>-3.16394</text:p>
          </table:table-cell>
          <table:table-cell office:value-type="float" office:value="178.164" calcext:value-type="float">
            <text:p>178.16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1">
          <table:table-cell office:value-type="float" office:value="140.731" calcext:value-type="float">
            <text:p>140.731</text:p>
          </table:table-cell>
          <table:table-cell office:value-type="float" office:value="-3.14621" calcext:value-type="float">
            <text:p>-3.14621</text:p>
          </table:table-cell>
          <table:table-cell office:value-type="float" office:value="178.146" calcext:value-type="float">
            <text:p>178.14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47372" calcext:value-type="float">
            <text:p>0.0347372</text:p>
          </table:table-cell>
        </table:table-row>
        <table:table-row table:style-name="ro1">
          <table:table-cell office:value-type="float" office:value="140.844" calcext:value-type="float">
            <text:p>140.844</text:p>
          </table:table-cell>
          <table:table-cell office:value-type="float" office:value="-3.13077" calcext:value-type="float">
            <text:p>-3.13077</text:p>
          </table:table-cell>
          <table:table-cell office:value-type="float" office:value="178.131" calcext:value-type="float">
            <text:p>178.13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04402" calcext:value-type="float">
            <text:p>0.0304402</text:p>
          </table:table-cell>
        </table:table-row>
        <table:table-row table:style-name="ro1">
          <table:table-cell office:value-type="float" office:value="140.96" calcext:value-type="float">
            <text:p>140.96</text:p>
          </table:table-cell>
          <table:table-cell office:value-type="float" office:value="-3.11699" calcext:value-type="float">
            <text:p>-3.11699</text:p>
          </table:table-cell>
          <table:table-cell office:value-type="float" office:value="178.117" calcext:value-type="float">
            <text:p>178.11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71427" calcext:value-type="float">
            <text:p>0.0271427</text:p>
          </table:table-cell>
        </table:table-row>
        <table:table-row table:style-name="ro1">
          <table:table-cell office:value-type="float" office:value="141.074" calcext:value-type="float">
            <text:p>141.074</text:p>
          </table:table-cell>
          <table:table-cell office:value-type="float" office:value="-3.10561" calcext:value-type="float">
            <text:p>-3.10561</text:p>
          </table:table-cell>
          <table:table-cell office:value-type="float" office:value="178.106" calcext:value-type="float">
            <text:p>178.10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9914" calcext:value-type="float">
            <text:p>0.0229914</text:p>
          </table:table-cell>
        </table:table-row>
        <table:table-row table:style-name="ro1">
          <table:table-cell office:value-type="float" office:value="141.192" calcext:value-type="float">
            <text:p>141.192</text:p>
          </table:table-cell>
          <table:table-cell office:value-type="float" office:value="-3.09595" calcext:value-type="float">
            <text:p>-3.09595</text:p>
          </table:table-cell>
          <table:table-cell office:value-type="float" office:value="178.096" calcext:value-type="float">
            <text:p>178.09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94947" calcext:value-type="float">
            <text:p>0.0194947</text:p>
          </table:table-cell>
        </table:table-row>
        <table:table-row table:style-name="ro1">
          <table:table-cell office:value-type="float" office:value="141.313" calcext:value-type="float">
            <text:p>141.313</text:p>
          </table:table-cell>
          <table:table-cell office:value-type="float" office:value="-3.08844" calcext:value-type="float">
            <text:p>-3.08844</text:p>
          </table:table-cell>
          <table:table-cell office:value-type="float" office:value="178.088" calcext:value-type="float">
            <text:p>178.08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56953" calcext:value-type="float">
            <text:p>0.0156953</text:p>
          </table:table-cell>
        </table:table-row>
        <table:table-row table:style-name="ro1">
          <table:table-cell office:value-type="float" office:value="141.431" calcext:value-type="float">
            <text:p>141.431</text:p>
          </table:table-cell>
          <table:table-cell office:value-type="float" office:value="-3.08347" calcext:value-type="float">
            <text:p>-3.08347</text:p>
          </table:table-cell>
          <table:table-cell office:value-type="float" office:value="178.083" calcext:value-type="float">
            <text:p>178.0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1798" calcext:value-type="float">
            <text:p>0.0111798</text:p>
          </table:table-cell>
        </table:table-row>
        <table:table-row table:style-name="ro1">
          <table:table-cell office:value-type="float" office:value="141.555" calcext:value-type="float">
            <text:p>141.555</text:p>
          </table:table-cell>
          <table:table-cell office:value-type="float" office:value="-3.08055" calcext:value-type="float">
            <text:p>-3.08055</text:p>
          </table:table-cell>
          <table:table-cell office:value-type="float" office:value="178.081" calcext:value-type="float">
            <text:p>178.08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20307" calcext:value-type="float">
            <text:p>0.00720307</text:p>
          </table:table-cell>
        </table:table-row>
        <table:table-row table:style-name="ro1">
          <table:table-cell office:value-type="float" office:value="141.67" calcext:value-type="float">
            <text:p>141.67</text:p>
          </table:table-cell>
          <table:table-cell office:value-type="float" office:value="-3.08014" calcext:value-type="float">
            <text:p>-3.08014</text:p>
          </table:table-cell>
          <table:table-cell office:value-type="float" office:value="178.08" calcext:value-type="float">
            <text:p>178.0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261575" calcext:value-type="float">
            <text:p>0.00261575</text:p>
          </table:table-cell>
        </table:table-row>
        <table:table-row table:style-name="ro1">
          <table:table-cell office:value-type="float" office:value="141.782" calcext:value-type="float">
            <text:p>141.782</text:p>
          </table:table-cell>
          <table:table-cell office:value-type="float" office:value="-3.08165" calcext:value-type="float">
            <text:p>-3.08165</text:p>
          </table:table-cell>
          <table:table-cell office:value-type="float" office:value="178.082" calcext:value-type="float">
            <text:p>178.08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3451" calcext:value-type="float">
            <text:p>-0.0013451</text:p>
          </table:table-cell>
        </table:table-row>
        <table:table-row table:style-name="ro1">
          <table:table-cell office:value-type="float" office:value="141.893" calcext:value-type="float">
            <text:p>141.893</text:p>
          </table:table-cell>
          <table:table-cell office:value-type="float" office:value="-3.08499" calcext:value-type="float">
            <text:p>-3.08499</text:p>
          </table:table-cell>
          <table:table-cell office:value-type="float" office:value="178.085" calcext:value-type="float">
            <text:p>178.08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92578" calcext:value-type="float">
            <text:p>-0.004925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.09003" calcext:value-type="float">
            <text:p>-3.09003</text:p>
          </table:table-cell>
          <table:table-cell office:value-type="float" office:value="178.09" calcext:value-type="float">
            <text:p>178.0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24435" calcext:value-type="float">
            <text:p>-0.00824435</text:p>
          </table:table-cell>
        </table:table-row>
        <table:table-row table:style-name="ro1">
          <table:table-cell office:value-type="float" office:value="142.113" calcext:value-type="float">
            <text:p>142.113</text:p>
          </table:table-cell>
          <table:table-cell office:value-type="float" office:value="-3.09708" calcext:value-type="float">
            <text:p>-3.09708</text:p>
          </table:table-cell>
          <table:table-cell office:value-type="float" office:value="178.097" calcext:value-type="float">
            <text:p>178.09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8422" calcext:value-type="float">
            <text:p>-0.0118422</text:p>
          </table:table-cell>
        </table:table-row>
        <table:table-row table:style-name="ro1">
          <table:table-cell office:value-type="float" office:value="142.226" calcext:value-type="float">
            <text:p>142.226</text:p>
          </table:table-cell>
          <table:table-cell office:value-type="float" office:value="-3.10587" calcext:value-type="float">
            <text:p>-3.10587</text:p>
          </table:table-cell>
          <table:table-cell office:value-type="float" office:value="178.106" calcext:value-type="float">
            <text:p>178.10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51492" calcext:value-type="float">
            <text:p>-0.0151492</text:p>
          </table:table-cell>
        </table:table-row>
        <table:table-row table:style-name="ro1">
          <table:table-cell office:value-type="float" office:value="142.343" calcext:value-type="float">
            <text:p>142.343</text:p>
          </table:table-cell>
          <table:table-cell office:value-type="float" office:value="-3.11673" calcext:value-type="float">
            <text:p>-3.11673</text:p>
          </table:table-cell>
          <table:table-cell office:value-type="float" office:value="178.117" calcext:value-type="float">
            <text:p>178.11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86591" calcext:value-type="float">
            <text:p>-0.0186591</text:p>
          </table:table-cell>
        </table:table-row>
        <table:table-row table:style-name="ro1">
          <table:table-cell office:value-type="float" office:value="142.454" calcext:value-type="float">
            <text:p>142.454</text:p>
          </table:table-cell>
          <table:table-cell office:value-type="float" office:value="-3.12854" calcext:value-type="float">
            <text:p>-3.12854</text:p>
          </table:table-cell>
          <table:table-cell office:value-type="float" office:value="178.129" calcext:value-type="float">
            <text:p>178.12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1114" calcext:value-type="float">
            <text:p>-0.0211114</text:p>
          </table:table-cell>
        </table:table-row>
        <table:table-row table:style-name="ro1">
          <table:table-cell office:value-type="float" office:value="142.562" calcext:value-type="float">
            <text:p>142.562</text:p>
          </table:table-cell>
          <table:table-cell office:value-type="float" office:value="-3.14168" calcext:value-type="float">
            <text:p>-3.14168</text:p>
          </table:table-cell>
          <table:table-cell office:value-type="float" office:value="178.142" calcext:value-type="float">
            <text:p>178.14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37439" calcext:value-type="float">
            <text:p>-0.0237439</text:p>
          </table:table-cell>
        </table:table-row>
        <table:table-row table:style-name="ro1">
          <table:table-cell office:value-type="float" office:value="142.673" calcext:value-type="float">
            <text:p>142.673</text:p>
          </table:table-cell>
          <table:table-cell office:value-type="float" office:value="-3.15646" calcext:value-type="float">
            <text:p>-3.15646</text:p>
          </table:table-cell>
          <table:table-cell office:value-type="float" office:value="178.156" calcext:value-type="float">
            <text:p>178.15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64841" calcext:value-type="float">
            <text:p>-0.0264841</text:p>
          </table:table-cell>
        </table:table-row>
        <table:table-row table:style-name="ro1">
          <table:table-cell office:value-type="float" office:value="142.789" calcext:value-type="float">
            <text:p>142.789</text:p>
          </table:table-cell>
          <table:table-cell office:value-type="float" office:value="-3.17334" calcext:value-type="float">
            <text:p>-3.17334</text:p>
          </table:table-cell>
          <table:table-cell office:value-type="float" office:value="178.173" calcext:value-type="float">
            <text:p>178.17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03271" calcext:value-type="float">
            <text:p>-0.0303271</text:p>
          </table:table-cell>
        </table:table-row>
        <table:table-row table:style-name="ro1">
          <table:table-cell office:value-type="float" office:value="142.899" calcext:value-type="float">
            <text:p>142.899</text:p>
          </table:table-cell>
          <table:table-cell office:value-type="float" office:value="-3.19054" calcext:value-type="float">
            <text:p>-3.19054</text:p>
          </table:table-cell>
          <table:table-cell office:value-type="float" office:value="178.191" calcext:value-type="float">
            <text:p>178.19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17098" calcext:value-type="float">
            <text:p>-0.0317098</text:p>
          </table:table-cell>
        </table:table-row>
        <table:table-row table:style-name="ro1">
          <table:table-cell office:value-type="float" office:value="143.007" calcext:value-type="float">
            <text:p>143.007</text:p>
          </table:table-cell>
          <table:table-cell office:value-type="float" office:value="-3.2084" calcext:value-type="float">
            <text:p>-3.2084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30914" calcext:value-type="float">
            <text:p>-0.0330914</text:p>
          </table:table-cell>
        </table:table-row>
        <table:table-row table:style-name="ro1">
          <table:table-cell office:value-type="float" office:value="143.116" calcext:value-type="float">
            <text:p>143.116</text:p>
          </table:table-cell>
          <table:table-cell office:value-type="float" office:value="-3.22758" calcext:value-type="float">
            <text:p>-3.22758</text:p>
          </table:table-cell>
          <table:table-cell office:value-type="float" office:value="178.228" calcext:value-type="float">
            <text:p>178.22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53355" calcext:value-type="float">
            <text:p>-0.0353355</text:p>
          </table:table-cell>
        </table:table-row>
        <table:table-row table:style-name="ro1">
          <table:table-cell office:value-type="float" office:value="143.229" calcext:value-type="float">
            <text:p>143.229</text:p>
          </table:table-cell>
          <table:table-cell office:value-type="float" office:value="-3.2486" calcext:value-type="float">
            <text:p>-3.2486</text:p>
          </table:table-cell>
          <table:table-cell office:value-type="float" office:value="178.249" calcext:value-type="float">
            <text:p>178.24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82055" calcext:value-type="float">
            <text:p>-0.0382055</text:p>
          </table:table-cell>
        </table:table-row>
        <table:table-row table:style-name="ro1">
          <table:table-cell office:value-type="float" office:value="143.344" calcext:value-type="float">
            <text:p>143.344</text:p>
          </table:table-cell>
          <table:table-cell office:value-type="float" office:value="-3.27097" calcext:value-type="float">
            <text:p>-3.27097</text:p>
          </table:table-cell>
          <table:table-cell office:value-type="float" office:value="178.271" calcext:value-type="float">
            <text:p>178.27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09136" calcext:value-type="float">
            <text:p>-0.0409136</text:p>
          </table:table-cell>
        </table:table-row>
        <table:table-row table:style-name="ro1">
          <table:table-cell office:value-type="float" office:value="143.458" calcext:value-type="float">
            <text:p>143.458</text:p>
          </table:table-cell>
          <table:table-cell office:value-type="float" office:value="-3.29411" calcext:value-type="float">
            <text:p>-3.29411</text:p>
          </table:table-cell>
          <table:table-cell office:value-type="float" office:value="178.294" calcext:value-type="float">
            <text:p>178.29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26336" calcext:value-type="float">
            <text:p>-0.0426336</text:p>
          </table:table-cell>
        </table:table-row>
        <table:table-row table:style-name="ro1">
          <table:table-cell office:value-type="float" office:value="143.574" calcext:value-type="float">
            <text:p>143.574</text:p>
          </table:table-cell>
          <table:table-cell office:value-type="float" office:value="-3.31833" calcext:value-type="float">
            <text:p>-3.31833</text:p>
          </table:table-cell>
          <table:table-cell office:value-type="float" office:value="178.318" calcext:value-type="float">
            <text:p>178.31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44521" calcext:value-type="float">
            <text:p>-0.0444521</text:p>
          </table:table-cell>
        </table:table-row>
        <table:table-row table:style-name="ro1">
          <table:table-cell office:value-type="float" office:value="143.692" calcext:value-type="float">
            <text:p>143.692</text:p>
          </table:table-cell>
          <table:table-cell office:value-type="float" office:value="-3.34398" calcext:value-type="float">
            <text:p>-3.34398</text:p>
          </table:table-cell>
          <table:table-cell office:value-type="float" office:value="178.344" calcext:value-type="float">
            <text:p>178.34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70007" calcext:value-type="float">
            <text:p>-0.0470007</text:p>
          </table:table-cell>
        </table:table-row>
        <table:table-row table:style-name="ro1">
          <table:table-cell office:value-type="float" office:value="143.817" calcext:value-type="float">
            <text:p>143.817</text:p>
          </table:table-cell>
          <table:table-cell office:value-type="float" office:value="-3.37187" calcext:value-type="float">
            <text:p>-3.37187</text:p>
          </table:table-cell>
          <table:table-cell office:value-type="float" office:value="178.372" calcext:value-type="float">
            <text:p>178.37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04871" calcext:value-type="float">
            <text:p>-0.0504871</text:p>
          </table:table-cell>
        </table:table-row>
        <table:table-row table:style-name="ro1">
          <table:table-cell office:value-type="float" office:value="143.944" calcext:value-type="float">
            <text:p>143.944</text:p>
          </table:table-cell>
          <table:table-cell office:value-type="float" office:value="-3.40121" calcext:value-type="float">
            <text:p>-3.40121</text:p>
          </table:table-cell>
          <table:table-cell office:value-type="float" office:value="178.401" calcext:value-type="float">
            <text:p>178.40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35721" calcext:value-type="float">
            <text:p>-0.0535721</text:p>
          </table:table-cell>
        </table:table-row>
        <table:table-row table:style-name="ro1">
          <table:table-cell office:value-type="float" office:value="144.06" calcext:value-type="float">
            <text:p>144.06</text:p>
          </table:table-cell>
          <table:table-cell office:value-type="float" office:value="-3.42877" calcext:value-type="float">
            <text:p>-3.42877</text:p>
          </table:table-cell>
          <table:table-cell office:value-type="float" office:value="178.429" calcext:value-type="float">
            <text:p>178.42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23681" calcext:value-type="float">
            <text:p>-0.0523681</text:p>
          </table:table-cell>
        </table:table-row>
        <table:table-row table:style-name="ro1">
          <table:table-cell office:value-type="float" office:value="144.186" calcext:value-type="float">
            <text:p>144.186</text:p>
          </table:table-cell>
          <table:table-cell office:value-type="float" office:value="-3.45934" calcext:value-type="float">
            <text:p>-3.45934</text:p>
          </table:table-cell>
          <table:table-cell office:value-type="float" office:value="178.459" calcext:value-type="float">
            <text:p>178.45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7" calcext:value-type="float">
            <text:p>-0.0557</text:p>
          </table:table-cell>
        </table:table-row>
        <table:table-row table:style-name="ro1">
          <table:table-cell office:value-type="float" office:value="144.316" calcext:value-type="float">
            <text:p>144.316</text:p>
          </table:table-cell>
          <table:table-cell office:value-type="float" office:value="-3.49161" calcext:value-type="float">
            <text:p>-3.49161</text:p>
          </table:table-cell>
          <table:table-cell office:value-type="float" office:value="178.492" calcext:value-type="float">
            <text:p>178.49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89161" calcext:value-type="float">
            <text:p>-0.0589161</text:p>
          </table:table-cell>
        </table:table-row>
        <table:table-row table:style-name="ro1">
          <table:table-cell office:value-type="float" office:value="144.44" calcext:value-type="float">
            <text:p>144.44</text:p>
          </table:table-cell>
          <table:table-cell office:value-type="float" office:value="-3.52292" calcext:value-type="float">
            <text:p>-3.52292</text:p>
          </table:table-cell>
          <table:table-cell office:value-type="float" office:value="178.523" calcext:value-type="float">
            <text:p>178.5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86788" calcext:value-type="float">
            <text:p>-0.0586788</text:p>
          </table:table-cell>
        </table:table-row>
        <table:table-row table:style-name="ro1">
          <table:table-cell office:value-type="float" office:value="144.557" calcext:value-type="float">
            <text:p>144.557</text:p>
          </table:table-cell>
          <table:table-cell office:value-type="float" office:value="-3.55289" calcext:value-type="float">
            <text:p>-3.55289</text:p>
          </table:table-cell>
          <table:table-cell office:value-type="float" office:value="178.553" calcext:value-type="float">
            <text:p>178.55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61433" calcext:value-type="float">
            <text:p>-0.0561433</text:p>
          </table:table-cell>
        </table:table-row>
        <table:table-row table:style-name="ro1">
          <table:table-cell office:value-type="float" office:value="144.673" calcext:value-type="float">
            <text:p>144.673</text:p>
          </table:table-cell>
          <table:table-cell office:value-type="float" office:value="-3.58307" calcext:value-type="float">
            <text:p>-3.58307</text:p>
          </table:table-cell>
          <table:table-cell office:value-type="float" office:value="178.583" calcext:value-type="float">
            <text:p>178.5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6288" calcext:value-type="float">
            <text:p>-0.056288</text:p>
          </table:table-cell>
        </table:table-row>
        <table:table-row table:style-name="ro1">
          <table:table-cell office:value-type="float" office:value="144.792" calcext:value-type="float">
            <text:p>144.792</text:p>
          </table:table-cell>
          <table:table-cell office:value-type="float" office:value="-3.61412" calcext:value-type="float">
            <text:p>-3.61412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81432" calcext:value-type="float">
            <text:p>-0.0581432</text:p>
          </table:table-cell>
        </table:table-row>
        <table:table-row table:style-name="ro1">
          <table:table-cell office:value-type="float" office:value="144.903" calcext:value-type="float">
            <text:p>144.903</text:p>
          </table:table-cell>
          <table:table-cell office:value-type="float" office:value="-3.64333" calcext:value-type="float">
            <text:p>-3.64333</text:p>
          </table:table-cell>
          <table:table-cell office:value-type="float" office:value="178.643" calcext:value-type="float">
            <text:p>178.64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9636" calcext:value-type="float">
            <text:p>-0.0559636</text:p>
          </table:table-cell>
        </table:table-row>
        <table:table-row table:style-name="ro1">
          <table:table-cell office:value-type="float" office:value="145.014" calcext:value-type="float">
            <text:p>145.014</text:p>
          </table:table-cell>
          <table:table-cell office:value-type="float" office:value="-3.67293" calcext:value-type="float">
            <text:p>-3.67293</text:p>
          </table:table-cell>
          <table:table-cell office:value-type="float" office:value="178.673" calcext:value-type="float">
            <text:p>178.67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5152" calcext:value-type="float">
            <text:p>-0.0555152</text:p>
          </table:table-cell>
        </table:table-row>
        <table:table-row table:style-name="ro1">
          <table:table-cell office:value-type="float" office:value="145.124" calcext:value-type="float">
            <text:p>145.124</text:p>
          </table:table-cell>
          <table:table-cell office:value-type="float" office:value="-3.70197" calcext:value-type="float">
            <text:p>-3.70197</text:p>
          </table:table-cell>
          <table:table-cell office:value-type="float" office:value="178.702" calcext:value-type="float">
            <text:p>178.70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47372" calcext:value-type="float">
            <text:p>-0.0547372</text:p>
          </table:table-cell>
        </table:table-row>
        <table:table-row table:style-name="ro1">
          <table:table-cell office:value-type="float" office:value="145.239" calcext:value-type="float">
            <text:p>145.239</text:p>
          </table:table-cell>
          <table:table-cell office:value-type="float" office:value="-3.73268" calcext:value-type="float">
            <text:p>-3.73268</text:p>
          </table:table-cell>
          <table:table-cell office:value-type="float" office:value="178.733" calcext:value-type="float">
            <text:p>178.73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67092" calcext:value-type="float">
            <text:p>-0.0567092</text:p>
          </table:table-cell>
        </table:table-row>
        <table:table-row table:style-name="ro1">
          <table:table-cell office:value-type="float" office:value="145.35" calcext:value-type="float">
            <text:p>145.35</text:p>
          </table:table-cell>
          <table:table-cell office:value-type="float" office:value="-3.76233" calcext:value-type="float">
            <text:p>-3.76233</text:p>
          </table:table-cell>
          <table:table-cell office:value-type="float" office:value="178.762" calcext:value-type="float">
            <text:p>178.76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7687" calcext:value-type="float">
            <text:p>-0.0557687</text:p>
          </table:table-cell>
        </table:table-row>
        <table:table-row table:style-name="ro1">
          <table:table-cell office:value-type="float" office:value="145.462" calcext:value-type="float">
            <text:p>145.462</text:p>
          </table:table-cell>
          <table:table-cell office:value-type="float" office:value="-3.79214" calcext:value-type="float">
            <text:p>-3.79214</text:p>
          </table:table-cell>
          <table:table-cell office:value-type="float" office:value="178.792" calcext:value-type="float">
            <text:p>178.79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9924" calcext:value-type="float">
            <text:p>-0.0559924</text:p>
          </table:table-cell>
        </table:table-row>
        <table:table-row table:style-name="ro1">
          <table:table-cell office:value-type="float" office:value="145.573" calcext:value-type="float">
            <text:p>145.573</text:p>
          </table:table-cell>
          <table:table-cell office:value-type="float" office:value="-3.82176" calcext:value-type="float">
            <text:p>-3.82176</text:p>
          </table:table-cell>
          <table:table-cell office:value-type="float" office:value="178.822" calcext:value-type="float">
            <text:p>178.82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488" calcext:value-type="float">
            <text:p>-0.055488</text:p>
          </table:table-cell>
        </table:table-row>
        <table:table-row table:style-name="ro1">
          <table:table-cell office:value-type="float" office:value="145.687" calcext:value-type="float">
            <text:p>145.687</text:p>
          </table:table-cell>
          <table:table-cell office:value-type="float" office:value="-3.85162" calcext:value-type="float">
            <text:p>-3.85162</text:p>
          </table:table-cell>
          <table:table-cell office:value-type="float" office:value="178.852" calcext:value-type="float">
            <text:p>178.85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7014" calcext:value-type="float">
            <text:p>-0.0557014</text:p>
          </table:table-cell>
        </table:table-row>
        <table:table-row table:style-name="ro1">
          <table:table-cell office:value-type="float" office:value="145.805" calcext:value-type="float">
            <text:p>145.805</text:p>
          </table:table-cell>
          <table:table-cell office:value-type="float" office:value="-3.88286" calcext:value-type="float">
            <text:p>-3.88286</text:p>
          </table:table-cell>
          <table:table-cell office:value-type="float" office:value="178.883" calcext:value-type="float">
            <text:p>178.8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79395" calcext:value-type="float">
            <text:p>-0.0579395</text:p>
          </table:table-cell>
        </table:table-row>
        <table:table-row table:style-name="ro1">
          <table:table-cell office:value-type="float" office:value="145.926" calcext:value-type="float">
            <text:p>145.926</text:p>
          </table:table-cell>
          <table:table-cell office:value-type="float" office:value="-3.91438" calcext:value-type="float">
            <text:p>-3.91438</text:p>
          </table:table-cell>
          <table:table-cell office:value-type="float" office:value="178.914" calcext:value-type="float">
            <text:p>178.91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87146" calcext:value-type="float">
            <text:p>-0.0587146</text:p>
          </table:table-cell>
        </table:table-row>
        <table:table-row table:style-name="ro1">
          <table:table-cell office:value-type="float" office:value="146.042" calcext:value-type="float">
            <text:p>146.042</text:p>
          </table:table-cell>
          <table:table-cell office:value-type="float" office:value="-3.94437" calcext:value-type="float">
            <text:p>-3.94437</text:p>
          </table:table-cell>
          <table:table-cell office:value-type="float" office:value="178.944" calcext:value-type="float">
            <text:p>178.94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70998" calcext:value-type="float">
            <text:p>-0.0570998</text:p>
          </table:table-cell>
        </table:table-row>
        <table:table-row table:style-name="ro1">
          <table:table-cell office:value-type="float" office:value="146.162" calcext:value-type="float">
            <text:p>146.162</text:p>
          </table:table-cell>
          <table:table-cell office:value-type="float" office:value="-3.97525" calcext:value-type="float">
            <text:p>-3.97525</text:p>
          </table:table-cell>
          <table:table-cell office:value-type="float" office:value="178.975" calcext:value-type="float">
            <text:p>178.97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77502" calcext:value-type="float">
            <text:p>-0.0577502</text:p>
          </table:table-cell>
        </table:table-row>
        <table:table-row table:style-name="ro1">
          <table:table-cell office:value-type="float" office:value="146.28" calcext:value-type="float">
            <text:p>146.28</text:p>
          </table:table-cell>
          <table:table-cell office:value-type="float" office:value="-4.00496" calcext:value-type="float">
            <text:p>-4.00496</text:p>
          </table:table-cell>
          <table:table-cell office:value-type="float" office:value="179.005" calcext:value-type="float">
            <text:p>179.00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61939" calcext:value-type="float">
            <text:p>-0.0561939</text:p>
          </table:table-cell>
        </table:table-row>
        <table:table-row table:style-name="ro1">
          <table:table-cell office:value-type="float" office:value="146.399" calcext:value-type="float">
            <text:p>146.399</text:p>
          </table:table-cell>
          <table:table-cell office:value-type="float" office:value="-4.03467" calcext:value-type="float">
            <text:p>-4.03467</text:p>
          </table:table-cell>
          <table:table-cell office:value-type="float" office:value="179.035" calcext:value-type="float">
            <text:p>179.03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59969" calcext:value-type="float">
            <text:p>-0.0559969</text:p>
          </table:table-cell>
        </table:table-row>
        <table:table-row table:style-name="ro1">
          <table:table-cell office:value-type="float" office:value="146.514" calcext:value-type="float">
            <text:p>146.514</text:p>
          </table:table-cell>
          <table:table-cell office:value-type="float" office:value="-4.06277" calcext:value-type="float">
            <text:p>-4.06277</text:p>
          </table:table-cell>
          <table:table-cell office:value-type="float" office:value="179.063" calcext:value-type="float">
            <text:p>179.06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38773" calcext:value-type="float">
            <text:p>-0.0538773</text:p>
          </table:table-cell>
        </table:table-row>
        <table:table-row table:style-name="ro1">
          <table:table-cell office:value-type="float" office:value="146.632" calcext:value-type="float">
            <text:p>146.632</text:p>
          </table:table-cell>
          <table:table-cell office:value-type="float" office:value="-4.09131" calcext:value-type="float">
            <text:p>-4.09131</text:p>
          </table:table-cell>
          <table:table-cell office:value-type="float" office:value="179.091" calcext:value-type="float">
            <text:p>179.09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353" calcext:value-type="float">
            <text:p>-0.05353</text:p>
          </table:table-cell>
        </table:table-row>
        <table:table-row table:style-name="ro1">
          <table:table-cell office:value-type="float" office:value="146.748" calcext:value-type="float">
            <text:p>146.748</text:p>
          </table:table-cell>
          <table:table-cell office:value-type="float" office:value="-4.1188" calcext:value-type="float">
            <text:p>-4.1188</text:p>
          </table:table-cell>
          <table:table-cell office:value-type="float" office:value="179.119" calcext:value-type="float">
            <text:p>179.11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21914" calcext:value-type="float">
            <text:p>-0.0521914</text:p>
          </table:table-cell>
        </table:table-row>
        <table:table-row table:style-name="ro1">
          <table:table-cell office:value-type="float" office:value="146.866" calcext:value-type="float">
            <text:p>146.866</text:p>
          </table:table-cell>
          <table:table-cell office:value-type="float" office:value="-4.14626" calcext:value-type="float">
            <text:p>-4.14626</text:p>
          </table:table-cell>
          <table:table-cell office:value-type="float" office:value="179.146" calcext:value-type="float">
            <text:p>179.14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10847" calcext:value-type="float">
            <text:p>-0.0510847</text:p>
          </table:table-cell>
        </table:table-row>
        <table:table-row table:style-name="ro1">
          <table:table-cell office:value-type="float" office:value="146.982" calcext:value-type="float">
            <text:p>146.982</text:p>
          </table:table-cell>
          <table:table-cell office:value-type="float" office:value="-4.17287" calcext:value-type="float">
            <text:p>-4.17287</text:p>
          </table:table-cell>
          <table:table-cell office:value-type="float" office:value="179.173" calcext:value-type="float">
            <text:p>179.17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0398" calcext:value-type="float">
            <text:p>-0.050398</text:p>
          </table:table-cell>
        </table:table-row>
        <table:table-row table:style-name="ro1">
          <table:table-cell office:value-type="float" office:value="147.097" calcext:value-type="float">
            <text:p>147.097</text:p>
          </table:table-cell>
          <table:table-cell office:value-type="float" office:value="-4.19849" calcext:value-type="float">
            <text:p>-4.19849</text:p>
          </table:table-cell>
          <table:table-cell office:value-type="float" office:value="179.198" calcext:value-type="float">
            <text:p>179.19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86209" calcext:value-type="float">
            <text:p>-0.0486209</text:p>
          </table:table-cell>
        </table:table-row>
        <table:table-row table:style-name="ro1">
          <table:table-cell office:value-type="float" office:value="147.21" calcext:value-type="float">
            <text:p>147.21</text:p>
          </table:table-cell>
          <table:table-cell office:value-type="float" office:value="-4.22331" calcext:value-type="float">
            <text:p>-4.22331</text:p>
          </table:table-cell>
          <table:table-cell office:value-type="float" office:value="179.223" calcext:value-type="float">
            <text:p>179.2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71993" calcext:value-type="float">
            <text:p>-0.0471993</text:p>
          </table:table-cell>
        </table:table-row>
        <table:table-row table:style-name="ro1">
          <table:table-cell office:value-type="float" office:value="147.325" calcext:value-type="float">
            <text:p>147.325</text:p>
          </table:table-cell>
          <table:table-cell office:value-type="float" office:value="-4.24811" calcext:value-type="float">
            <text:p>-4.24811</text:p>
          </table:table-cell>
          <table:table-cell office:value-type="float" office:value="179.248" calcext:value-type="float">
            <text:p>179.24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67543" calcext:value-type="float">
            <text:p>-0.0467543</text:p>
          </table:table-cell>
        </table:table-row>
        <table:table-row table:style-name="ro1">
          <table:table-cell office:value-type="float" office:value="147.443" calcext:value-type="float">
            <text:p>147.443</text:p>
          </table:table-cell>
          <table:table-cell office:value-type="float" office:value="-4.27313" calcext:value-type="float">
            <text:p>-4.27313</text:p>
          </table:table-cell>
          <table:table-cell office:value-type="float" office:value="179.273" calcext:value-type="float">
            <text:p>179.27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69611" calcext:value-type="float">
            <text:p>-0.0469611</text:p>
          </table:table-cell>
        </table:table-row>
        <table:table-row table:style-name="ro1">
          <table:table-cell office:value-type="float" office:value="147.568" calcext:value-type="float">
            <text:p>147.568</text:p>
          </table:table-cell>
          <table:table-cell office:value-type="float" office:value="-4.29897" calcext:value-type="float">
            <text:p>-4.29897</text:p>
          </table:table-cell>
          <table:table-cell office:value-type="float" office:value="179.299" calcext:value-type="float">
            <text:p>179.29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76652" calcext:value-type="float">
            <text:p>-0.0476652</text:p>
          </table:table-cell>
        </table:table-row>
        <table:table-row table:style-name="ro1">
          <table:table-cell office:value-type="float" office:value="147.687" calcext:value-type="float">
            <text:p>147.687</text:p>
          </table:table-cell>
          <table:table-cell office:value-type="float" office:value="-4.32278" calcext:value-type="float">
            <text:p>-4.32278</text:p>
          </table:table-cell>
          <table:table-cell office:value-type="float" office:value="179.323" calcext:value-type="float">
            <text:p>179.3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5541" calcext:value-type="float">
            <text:p>-0.045541</text:p>
          </table:table-cell>
        </table:table-row>
        <table:table-row table:style-name="ro1">
          <table:table-cell office:value-type="float" office:value="147.806" calcext:value-type="float">
            <text:p>147.806</text:p>
          </table:table-cell>
          <table:table-cell office:value-type="float" office:value="-4.34616" calcext:value-type="float">
            <text:p>-4.34616</text:p>
          </table:table-cell>
          <table:table-cell office:value-type="float" office:value="179.346" calcext:value-type="float">
            <text:p>179.34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44092" calcext:value-type="float">
            <text:p>-0.0444092</text:p>
          </table:table-cell>
        </table:table-row>
        <table:table-row table:style-name="ro1">
          <table:table-cell office:value-type="float" office:value="147.924" calcext:value-type="float">
            <text:p>147.924</text:p>
          </table:table-cell>
          <table:table-cell office:value-type="float" office:value="-4.36861" calcext:value-type="float">
            <text:p>-4.36861</text:p>
          </table:table-cell>
          <table:table-cell office:value-type="float" office:value="179.369" calcext:value-type="float">
            <text:p>179.36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28952" calcext:value-type="float">
            <text:p>-0.0428952</text:p>
          </table:table-cell>
        </table:table-row>
        <table:table-row table:style-name="ro1">
          <table:table-cell office:value-type="float" office:value="148.042" calcext:value-type="float">
            <text:p>148.042</text:p>
          </table:table-cell>
          <table:table-cell office:value-type="float" office:value="-4.39041" calcext:value-type="float">
            <text:p>-4.39041</text:p>
          </table:table-cell>
          <table:table-cell office:value-type="float" office:value="179.39" calcext:value-type="float">
            <text:p>179.3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413192" calcext:value-type="float">
            <text:p>-0.0413192</text:p>
          </table:table-cell>
        </table:table-row>
        <table:table-row table:style-name="ro1">
          <table:table-cell office:value-type="float" office:value="148.157" calcext:value-type="float">
            <text:p>148.157</text:p>
          </table:table-cell>
          <table:table-cell office:value-type="float" office:value="-4.41106" calcext:value-type="float">
            <text:p>-4.41106</text:p>
          </table:table-cell>
          <table:table-cell office:value-type="float" office:value="179.411" calcext:value-type="float">
            <text:p>179.41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94957" calcext:value-type="float">
            <text:p>-0.0394957</text:p>
          </table:table-cell>
        </table:table-row>
        <table:table-row table:style-name="ro1">
          <table:table-cell office:value-type="float" office:value="148.274" calcext:value-type="float">
            <text:p>148.274</text:p>
          </table:table-cell>
          <table:table-cell office:value-type="float" office:value="-4.4312" calcext:value-type="float">
            <text:p>-4.4312</text:p>
          </table:table-cell>
          <table:table-cell office:value-type="float" office:value="179.431" calcext:value-type="float">
            <text:p>179.43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8259" calcext:value-type="float">
            <text:p>-0.038259</text:p>
          </table:table-cell>
        </table:table-row>
        <table:table-row table:style-name="ro1">
          <table:table-cell office:value-type="float" office:value="148.39" calcext:value-type="float">
            <text:p>148.39</text:p>
          </table:table-cell>
          <table:table-cell office:value-type="float" office:value="-4.45073" calcext:value-type="float">
            <text:p>-4.45073</text:p>
          </table:table-cell>
          <table:table-cell office:value-type="float" office:value="179.451" calcext:value-type="float">
            <text:p>179.45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7027" calcext:value-type="float">
            <text:p>-0.037027</text:p>
          </table:table-cell>
        </table:table-row>
        <table:table-row table:style-name="ro1">
          <table:table-cell office:value-type="float" office:value="148.506" calcext:value-type="float">
            <text:p>148.506</text:p>
          </table:table-cell>
          <table:table-cell office:value-type="float" office:value="-4.46951" calcext:value-type="float">
            <text:p>-4.46951</text:p>
          </table:table-cell>
          <table:table-cell office:value-type="float" office:value="179.47" calcext:value-type="float">
            <text:p>179.4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57961" calcext:value-type="float">
            <text:p>-0.0357961</text:p>
          </table:table-cell>
        </table:table-row>
        <table:table-row table:style-name="ro1">
          <table:table-cell office:value-type="float" office:value="148.62" calcext:value-type="float">
            <text:p>148.62</text:p>
          </table:table-cell>
          <table:table-cell office:value-type="float" office:value="-4.48749" calcext:value-type="float">
            <text:p>-4.48749</text:p>
          </table:table-cell>
          <table:table-cell office:value-type="float" office:value="179.487" calcext:value-type="float">
            <text:p>179.48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43755" calcext:value-type="float">
            <text:p>-0.0343755</text:p>
          </table:table-cell>
        </table:table-row>
        <table:table-row table:style-name="ro1">
          <table:table-cell office:value-type="float" office:value="148.734" calcext:value-type="float">
            <text:p>148.734</text:p>
          </table:table-cell>
          <table:table-cell office:value-type="float" office:value="-4.50479" calcext:value-type="float">
            <text:p>-4.50479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29336" calcext:value-type="float">
            <text:p>-0.0329336</text:p>
          </table:table-cell>
        </table:table-row>
        <table:table-row table:style-name="ro1">
          <table:table-cell office:value-type="float" office:value="148.857" calcext:value-type="float">
            <text:p>148.857</text:p>
          </table:table-cell>
          <table:table-cell office:value-type="float" office:value="-4.52257" calcext:value-type="float">
            <text:p>-4.52257</text:p>
          </table:table-cell>
          <table:table-cell office:value-type="float" office:value="179.523" calcext:value-type="float">
            <text:p>179.5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33675" calcext:value-type="float">
            <text:p>-0.0333675</text:p>
          </table:table-cell>
        </table:table-row>
        <table:table-row table:style-name="ro1">
          <table:table-cell office:value-type="float" office:value="148.971" calcext:value-type="float">
            <text:p>148.971</text:p>
          </table:table-cell>
          <table:table-cell office:value-type="float" office:value="-4.53839" calcext:value-type="float">
            <text:p>-4.53839</text:p>
          </table:table-cell>
          <table:table-cell office:value-type="float" office:value="179.538" calcext:value-type="float">
            <text:p>179.53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30845" calcext:value-type="float">
            <text:p>-0.030845</text:p>
          </table:table-cell>
        </table:table-row>
        <table:table-row table:style-name="ro1">
          <table:table-cell office:value-type="float" office:value="149.083" calcext:value-type="float">
            <text:p>149.083</text:p>
          </table:table-cell>
          <table:table-cell office:value-type="float" office:value="-4.55334" calcext:value-type="float">
            <text:p>-4.55334</text:p>
          </table:table-cell>
          <table:table-cell office:value-type="float" office:value="179.553" calcext:value-type="float">
            <text:p>179.55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89386" calcext:value-type="float">
            <text:p>-0.0289386</text:p>
          </table:table-cell>
        </table:table-row>
        <table:table-row table:style-name="ro1">
          <table:table-cell office:value-type="float" office:value="149.192" calcext:value-type="float">
            <text:p>149.192</text:p>
          </table:table-cell>
          <table:table-cell office:value-type="float" office:value="-4.56731" calcext:value-type="float">
            <text:p>-4.56731</text:p>
          </table:table-cell>
          <table:table-cell office:value-type="float" office:value="179.567" calcext:value-type="float">
            <text:p>179.56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70642" calcext:value-type="float">
            <text:p>-0.0270642</text:p>
          </table:table-cell>
        </table:table-row>
        <table:table-row table:style-name="ro1">
          <table:table-cell office:value-type="float" office:value="149.302" calcext:value-type="float">
            <text:p>149.302</text:p>
          </table:table-cell>
          <table:table-cell office:value-type="float" office:value="-4.58057" calcext:value-type="float">
            <text:p>-4.58057</text:p>
          </table:table-cell>
          <table:table-cell office:value-type="float" office:value="179.581" calcext:value-type="float">
            <text:p>179.58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53841" calcext:value-type="float">
            <text:p>-0.0253841</text:p>
          </table:table-cell>
        </table:table-row>
        <table:table-row table:style-name="ro1">
          <table:table-cell office:value-type="float" office:value="149.411" calcext:value-type="float">
            <text:p>149.411</text:p>
          </table:table-cell>
          <table:table-cell office:value-type="float" office:value="-4.5932" calcext:value-type="float">
            <text:p>-4.5932</text:p>
          </table:table-cell>
          <table:table-cell office:value-type="float" office:value="179.593" calcext:value-type="float">
            <text:p>179.59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40723" calcext:value-type="float">
            <text:p>-0.0240723</text:p>
          </table:table-cell>
        </table:table-row>
        <table:table-row table:style-name="ro1">
          <table:table-cell office:value-type="float" office:value="149.523" calcext:value-type="float">
            <text:p>149.523</text:p>
          </table:table-cell>
          <table:table-cell office:value-type="float" office:value="-4.60547" calcext:value-type="float">
            <text:p>-4.60547</text:p>
          </table:table-cell>
          <table:table-cell office:value-type="float" office:value="179.605" calcext:value-type="float">
            <text:p>179.60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33329" calcext:value-type="float">
            <text:p>-0.0233329</text:p>
          </table:table-cell>
        </table:table-row>
        <table:table-row table:style-name="ro1">
          <table:table-cell office:value-type="float" office:value="149.638" calcext:value-type="float">
            <text:p>149.638</text:p>
          </table:table-cell>
          <table:table-cell office:value-type="float" office:value="-4.61742" calcext:value-type="float">
            <text:p>-4.61742</text:p>
          </table:table-cell>
          <table:table-cell office:value-type="float" office:value="179.617" calcext:value-type="float">
            <text:p>179.61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27043" calcext:value-type="float">
            <text:p>-0.0227043</text:p>
          </table:table-cell>
        </table:table-row>
        <table:table-row table:style-name="ro1">
          <table:table-cell office:value-type="float" office:value="149.752" calcext:value-type="float">
            <text:p>149.752</text:p>
          </table:table-cell>
          <table:table-cell office:value-type="float" office:value="-4.62851" calcext:value-type="float">
            <text:p>-4.62851</text:p>
          </table:table-cell>
          <table:table-cell office:value-type="float" office:value="179.629" calcext:value-type="float">
            <text:p>179.62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210686" calcext:value-type="float">
            <text:p>-0.0210686</text:p>
          </table:table-cell>
        </table:table-row>
        <table:table-row table:style-name="ro1">
          <table:table-cell office:value-type="float" office:value="149.863" calcext:value-type="float">
            <text:p>149.863</text:p>
          </table:table-cell>
          <table:table-cell office:value-type="float" office:value="-4.63861" calcext:value-type="float">
            <text:p>-4.63861</text:p>
          </table:table-cell>
          <table:table-cell office:value-type="float" office:value="179.639" calcext:value-type="float">
            <text:p>179.63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94541" calcext:value-type="float">
            <text:p>-0.0194541</text:p>
          </table:table-cell>
        </table:table-row>
        <table:table-row table:style-name="ro1">
          <table:table-cell office:value-type="float" office:value="149.979" calcext:value-type="float">
            <text:p>149.979</text:p>
          </table:table-cell>
          <table:table-cell office:value-type="float" office:value="-4.64848" calcext:value-type="float">
            <text:p>-4.64848</text:p>
          </table:table-cell>
          <table:table-cell office:value-type="float" office:value="179.648" calcext:value-type="float">
            <text:p>179.64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8779" calcext:value-type="float">
            <text:p>-0.018779</text:p>
          </table:table-cell>
        </table:table-row>
        <table:table-row table:style-name="ro1">
          <table:table-cell office:value-type="float" office:value="150.092" calcext:value-type="float">
            <text:p>150.092</text:p>
          </table:table-cell>
          <table:table-cell office:value-type="float" office:value="-4.65747" calcext:value-type="float">
            <text:p>-4.65747</text:p>
          </table:table-cell>
          <table:table-cell office:value-type="float" office:value="179.657" calcext:value-type="float">
            <text:p>179.65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74195" calcext:value-type="float">
            <text:p>-0.0174195</text:p>
          </table:table-cell>
        </table:table-row>
        <table:table-row table:style-name="ro1">
          <table:table-cell office:value-type="float" office:value="150.207" calcext:value-type="float">
            <text:p>150.207</text:p>
          </table:table-cell>
          <table:table-cell office:value-type="float" office:value="-4.66577" calcext:value-type="float">
            <text:p>-4.66577</text:p>
          </table:table-cell>
          <table:table-cell office:value-type="float" office:value="179.666" calcext:value-type="float">
            <text:p>179.66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60742" calcext:value-type="float">
            <text:p>-0.0160742</text:p>
          </table:table-cell>
        </table:table-row>
        <table:table-row table:style-name="ro1">
          <table:table-cell office:value-type="float" office:value="150.322" calcext:value-type="float">
            <text:p>150.322</text:p>
          </table:table-cell>
          <table:table-cell office:value-type="float" office:value="-4.67342" calcext:value-type="float">
            <text:p>-4.67342</text:p>
          </table:table-cell>
          <table:table-cell office:value-type="float" office:value="179.673" calcext:value-type="float">
            <text:p>179.67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48087" calcext:value-type="float">
            <text:p>-0.0148087</text:p>
          </table:table-cell>
        </table:table-row>
        <table:table-row table:style-name="ro1">
          <table:table-cell office:value-type="float" office:value="150.435" calcext:value-type="float">
            <text:p>150.435</text:p>
          </table:table-cell>
          <table:table-cell office:value-type="float" office:value="-4.68019" calcext:value-type="float">
            <text:p>-4.68019</text:p>
          </table:table-cell>
          <table:table-cell office:value-type="float" office:value="179.68" calcext:value-type="float">
            <text:p>179.6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31864" calcext:value-type="float">
            <text:p>-0.0131864</text:p>
          </table:table-cell>
        </table:table-row>
        <table:table-row table:style-name="ro1">
          <table:table-cell office:value-type="float" office:value="150.549" calcext:value-type="float">
            <text:p>150.549</text:p>
          </table:table-cell>
          <table:table-cell office:value-type="float" office:value="-4.68631" calcext:value-type="float">
            <text:p>-4.68631</text:p>
          </table:table-cell>
          <table:table-cell office:value-type="float" office:value="179.686" calcext:value-type="float">
            <text:p>179.68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19369" calcext:value-type="float">
            <text:p>-0.0119369</text:p>
          </table:table-cell>
        </table:table-row>
        <table:table-row table:style-name="ro1">
          <table:table-cell office:value-type="float" office:value="150.661" calcext:value-type="float">
            <text:p>150.661</text:p>
          </table:table-cell>
          <table:table-cell office:value-type="float" office:value="-4.69171" calcext:value-type="float">
            <text:p>-4.69171</text:p>
          </table:table-cell>
          <table:table-cell office:value-type="float" office:value="179.692" calcext:value-type="float">
            <text:p>179.69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105821" calcext:value-type="float">
            <text:p>-0.0105821</text:p>
          </table:table-cell>
        </table:table-row>
        <table:table-row table:style-name="ro1">
          <table:table-cell office:value-type="float" office:value="150.771" calcext:value-type="float">
            <text:p>150.771</text:p>
          </table:table-cell>
          <table:table-cell office:value-type="float" office:value="-4.69632" calcext:value-type="float">
            <text:p>-4.69632</text:p>
          </table:table-cell>
          <table:table-cell office:value-type="float" office:value="179.696" calcext:value-type="float">
            <text:p>179.69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1399" calcext:value-type="float">
            <text:p>-0.0091399</text:p>
          </table:table-cell>
        </table:table-row>
        <table:table-row table:style-name="ro1">
          <table:table-cell office:value-type="float" office:value="150.886" calcext:value-type="float">
            <text:p>150.886</text:p>
          </table:table-cell>
          <table:table-cell office:value-type="float" office:value="-4.70047" calcext:value-type="float">
            <text:p>-4.70047</text:p>
          </table:table-cell>
          <table:table-cell office:value-type="float" office:value="179.7" calcext:value-type="float">
            <text:p>179.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22334" calcext:value-type="float">
            <text:p>-0.00822334</text:p>
          </table:table-cell>
        </table:table-row>
        <table:table-row table:style-name="ro1">
          <table:table-cell office:value-type="float" office:value="150.993" calcext:value-type="float">
            <text:p>150.993</text:p>
          </table:table-cell>
          <table:table-cell office:value-type="float" office:value="-4.70363" calcext:value-type="float">
            <text:p>-4.70363</text:p>
          </table:table-cell>
          <table:table-cell office:value-type="float" office:value="179.704" calcext:value-type="float">
            <text:p>179.70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648508" calcext:value-type="float">
            <text:p>-0.00648508</text:p>
          </table:table-cell>
        </table:table-row>
        <table:table-row table:style-name="ro1">
          <table:table-cell office:value-type="float" office:value="151.112" calcext:value-type="float">
            <text:p>151.112</text:p>
          </table:table-cell>
          <table:table-cell office:value-type="float" office:value="-4.70645" calcext:value-type="float">
            <text:p>-4.70645</text:p>
          </table:table-cell>
          <table:table-cell office:value-type="float" office:value="179.706" calcext:value-type="float">
            <text:p>179.70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56185" calcext:value-type="float">
            <text:p>-0.0056185</text:p>
          </table:table-cell>
        </table:table-row>
        <table:table-row table:style-name="ro1">
          <table:table-cell office:value-type="float" office:value="151.23" calcext:value-type="float">
            <text:p>151.23</text:p>
          </table:table-cell>
          <table:table-cell office:value-type="float" office:value="-4.70869" calcext:value-type="float">
            <text:p>-4.70869</text:p>
          </table:table-cell>
          <table:table-cell office:value-type="float" office:value="179.709" calcext:value-type="float">
            <text:p>179.70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46555" calcext:value-type="float">
            <text:p>-0.0046555</text:p>
          </table:table-cell>
        </table:table-row>
        <table:table-row table:style-name="ro1">
          <table:table-cell office:value-type="float" office:value="151.342" calcext:value-type="float">
            <text:p>151.342</text:p>
          </table:table-cell>
          <table:table-cell office:value-type="float" office:value="-4.70998" calcext:value-type="float">
            <text:p>-4.70998</text:p>
          </table:table-cell>
          <table:table-cell office:value-type="float" office:value="179.71" calcext:value-type="float">
            <text:p>179.7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307464" calcext:value-type="float">
            <text:p>-0.00307464</text:p>
          </table:table-cell>
        </table:table-row>
        <table:table-row table:style-name="ro1">
          <table:table-cell office:value-type="float" office:value="151.454" calcext:value-type="float">
            <text:p>151.454</text:p>
          </table:table-cell>
          <table:table-cell office:value-type="float" office:value="-4.71066" calcext:value-type="float">
            <text:p>-4.71066</text:p>
          </table:table-cell>
          <table:table-cell office:value-type="float" office:value="179.711" calcext:value-type="float">
            <text:p>179.71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81824" calcext:value-type="float">
            <text:p>-0.00181824</text:p>
          </table:table-cell>
        </table:table-row>
        <table:table-row table:style-name="ro1">
          <table:table-cell office:value-type="float" office:value="151.575" calcext:value-type="float">
            <text:p>151.575</text:p>
          </table:table-cell>
          <table:table-cell office:value-type="float" office:value="-4.71063" calcext:value-type="float">
            <text:p>-4.71063</text:p>
          </table:table-cell>
          <table:table-cell office:value-type="float" office:value="179.711" calcext:value-type="float">
            <text:p>179.71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5219" calcext:value-type="float">
            <text:p>-0.0005219</text:p>
          </table:table-cell>
        </table:table-row>
        <table:table-row table:style-name="ro1">
          <table:table-cell office:value-type="float" office:value="151.688" calcext:value-type="float">
            <text:p>151.688</text:p>
          </table:table-cell>
          <table:table-cell office:value-type="float" office:value="-4.70999" calcext:value-type="float">
            <text:p>-4.70999</text:p>
          </table:table-cell>
          <table:table-cell office:value-type="float" office:value="179.71" calcext:value-type="float">
            <text:p>179.7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0718038" calcext:value-type="float">
            <text:p>0.000718038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-4.7088" calcext:value-type="float">
            <text:p>-4.7088</text:p>
          </table:table-cell>
          <table:table-cell office:value-type="float" office:value="179.709" calcext:value-type="float">
            <text:p>179.70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179636" calcext:value-type="float">
            <text:p>0.00179636</text:p>
          </table:table-cell>
        </table:table-row>
        <table:table-row table:style-name="ro1">
          <table:table-cell office:value-type="float" office:value="151.916" calcext:value-type="float">
            <text:p>151.916</text:p>
          </table:table-cell>
          <table:table-cell office:value-type="float" office:value="-4.70691" calcext:value-type="float">
            <text:p>-4.70691</text:p>
          </table:table-cell>
          <table:table-cell office:value-type="float" office:value="179.707" calcext:value-type="float">
            <text:p>179.70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303484" calcext:value-type="float">
            <text:p>0.00303484</text:p>
          </table:table-cell>
        </table:table-row>
        <table:table-row table:style-name="ro1">
          <table:table-cell office:value-type="float" office:value="152.034" calcext:value-type="float">
            <text:p>152.034</text:p>
          </table:table-cell>
          <table:table-cell office:value-type="float" office:value="-4.70435" calcext:value-type="float">
            <text:p>-4.70435</text:p>
          </table:table-cell>
          <table:table-cell office:value-type="float" office:value="179.704" calcext:value-type="float">
            <text:p>179.70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30972" calcext:value-type="float">
            <text:p>0.00430972</text:p>
          </table:table-cell>
        </table:table-row>
        <table:table-row table:style-name="ro1">
          <table:table-cell office:value-type="float" office:value="152.153" calcext:value-type="float">
            <text:p>152.153</text:p>
          </table:table-cell>
          <table:table-cell office:value-type="float" office:value="-4.70117" calcext:value-type="float">
            <text:p>-4.70117</text:p>
          </table:table-cell>
          <table:table-cell office:value-type="float" office:value="179.701" calcext:value-type="float">
            <text:p>179.70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40846" calcext:value-type="float">
            <text:p>0.00540846</text:p>
          </table:table-cell>
        </table:table-row>
        <table:table-row table:style-name="ro1">
          <table:table-cell office:value-type="float" office:value="152.263" calcext:value-type="float">
            <text:p>152.263</text:p>
          </table:table-cell>
          <table:table-cell office:value-type="float" office:value="-4.69763" calcext:value-type="float">
            <text:p>-4.69763</text:p>
          </table:table-cell>
          <table:table-cell office:value-type="float" office:value="179.698" calcext:value-type="float">
            <text:p>179.69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635304" calcext:value-type="float">
            <text:p>0.00635304</text:p>
          </table:table-cell>
        </table:table-row>
        <table:table-row table:style-name="ro1">
          <table:table-cell office:value-type="float" office:value="152.377" calcext:value-type="float">
            <text:p>152.377</text:p>
          </table:table-cell>
          <table:table-cell office:value-type="float" office:value="-4.69342" calcext:value-type="float">
            <text:p>-4.69342</text:p>
          </table:table-cell>
          <table:table-cell office:value-type="float" office:value="179.693" calcext:value-type="float">
            <text:p>179.69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46405" calcext:value-type="float">
            <text:p>0.00746405</text:p>
          </table:table-cell>
        </table:table-row>
        <table:table-row table:style-name="ro1">
          <table:table-cell office:value-type="float" office:value="152.49" calcext:value-type="float">
            <text:p>152.49</text:p>
          </table:table-cell>
          <table:table-cell office:value-type="float" office:value="-4.68855" calcext:value-type="float">
            <text:p>-4.68855</text:p>
          </table:table-cell>
          <table:table-cell office:value-type="float" office:value="179.689" calcext:value-type="float">
            <text:p>179.68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864275" calcext:value-type="float">
            <text:p>0.00864275</text:p>
          </table:table-cell>
        </table:table-row>
        <table:table-row table:style-name="ro1">
          <table:table-cell office:value-type="float" office:value="152.606" calcext:value-type="float">
            <text:p>152.606</text:p>
          </table:table-cell>
          <table:table-cell office:value-type="float" office:value="-4.68303" calcext:value-type="float">
            <text:p>-4.68303</text:p>
          </table:table-cell>
          <table:table-cell office:value-type="float" office:value="179.683" calcext:value-type="float">
            <text:p>179.6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986996" calcext:value-type="float">
            <text:p>0.00986996</text:p>
          </table:table-cell>
        </table:table-row>
        <table:table-row table:style-name="ro1">
          <table:table-cell office:value-type="float" office:value="152.719" calcext:value-type="float">
            <text:p>152.719</text:p>
          </table:table-cell>
          <table:table-cell office:value-type="float" office:value="-4.67711" calcext:value-type="float">
            <text:p>-4.67711</text:p>
          </table:table-cell>
          <table:table-cell office:value-type="float" office:value="179.677" calcext:value-type="float">
            <text:p>179.67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07891" calcext:value-type="float">
            <text:p>0.0107891</text:p>
          </table:table-cell>
        </table:table-row>
        <table:table-row table:style-name="ro1">
          <table:table-cell office:value-type="float" office:value="152.833" calcext:value-type="float">
            <text:p>152.833</text:p>
          </table:table-cell>
          <table:table-cell office:value-type="float" office:value="-4.67055" calcext:value-type="float">
            <text:p>-4.67055</text:p>
          </table:table-cell>
          <table:table-cell office:value-type="float" office:value="179.671" calcext:value-type="float">
            <text:p>179.67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8805" calcext:value-type="float">
            <text:p>0.0118805</text:p>
          </table:table-cell>
        </table:table-row>
        <table:table-row table:style-name="ro1">
          <table:table-cell office:value-type="float" office:value="152.952" calcext:value-type="float">
            <text:p>152.952</text:p>
          </table:table-cell>
          <table:table-cell office:value-type="float" office:value="-4.66316" calcext:value-type="float">
            <text:p>-4.66316</text:p>
          </table:table-cell>
          <table:table-cell office:value-type="float" office:value="179.663" calcext:value-type="float">
            <text:p>179.66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30162" calcext:value-type="float">
            <text:p>0.0130162</text:p>
          </table:table-cell>
        </table:table-row>
        <table:table-row table:style-name="ro1">
          <table:table-cell office:value-type="float" office:value="153.061" calcext:value-type="float">
            <text:p>153.061</text:p>
          </table:table-cell>
          <table:table-cell office:value-type="float" office:value="-4.65587" calcext:value-type="float">
            <text:p>-4.65587</text:p>
          </table:table-cell>
          <table:table-cell office:value-type="float" office:value="179.656" calcext:value-type="float">
            <text:p>179.65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35937" calcext:value-type="float">
            <text:p>0.0135937</text:p>
          </table:table-cell>
        </table:table-row>
        <table:table-row table:style-name="ro1">
          <table:table-cell office:value-type="float" office:value="153.175" calcext:value-type="float">
            <text:p>153.175</text:p>
          </table:table-cell>
          <table:table-cell office:value-type="float" office:value="-4.6478" calcext:value-type="float">
            <text:p>-4.6478</text:p>
          </table:table-cell>
          <table:table-cell office:value-type="float" office:value="179.648" calcext:value-type="float">
            <text:p>179.64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46557" calcext:value-type="float">
            <text:p>0.0146557</text:p>
          </table:table-cell>
        </table:table-row>
        <table:table-row table:style-name="ro1">
          <table:table-cell office:value-type="float" office:value="153.289" calcext:value-type="float">
            <text:p>153.289</text:p>
          </table:table-cell>
          <table:table-cell office:value-type="float" office:value="-4.63931" calcext:value-type="float">
            <text:p>-4.63931</text:p>
          </table:table-cell>
          <table:table-cell office:value-type="float" office:value="179.639" calcext:value-type="float">
            <text:p>179.63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55872" calcext:value-type="float">
            <text:p>0.0155872</text:p>
          </table:table-cell>
        </table:table-row>
        <table:table-row table:style-name="ro1">
          <table:table-cell office:value-type="float" office:value="153.406" calcext:value-type="float">
            <text:p>153.406</text:p>
          </table:table-cell>
          <table:table-cell office:value-type="float" office:value="-4.62994" calcext:value-type="float">
            <text:p>-4.62994</text:p>
          </table:table-cell>
          <table:table-cell office:value-type="float" office:value="179.63" calcext:value-type="float">
            <text:p>179.6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67149" calcext:value-type="float">
            <text:p>0.0167149</text:p>
          </table:table-cell>
        </table:table-row>
        <table:table-row table:style-name="ro1">
          <table:table-cell office:value-type="float" office:value="153.514" calcext:value-type="float">
            <text:p>153.514</text:p>
          </table:table-cell>
          <table:table-cell office:value-type="float" office:value="-4.62094" calcext:value-type="float">
            <text:p>-4.62094</text:p>
          </table:table-cell>
          <table:table-cell office:value-type="float" office:value="179.621" calcext:value-type="float">
            <text:p>179.62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68674" calcext:value-type="float">
            <text:p>0.0168674</text:p>
          </table:table-cell>
        </table:table-row>
        <table:table-row table:style-name="ro1">
          <table:table-cell office:value-type="float" office:value="153.631" calcext:value-type="float">
            <text:p>153.631</text:p>
          </table:table-cell>
          <table:table-cell office:value-type="float" office:value="-4.61064" calcext:value-type="float">
            <text:p>-4.61064</text:p>
          </table:table-cell>
          <table:table-cell office:value-type="float" office:value="179.611" calcext:value-type="float">
            <text:p>179.61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6572" calcext:value-type="float">
            <text:p>0.0186572</text:p>
          </table:table-cell>
        </table:table-row>
        <table:table-row table:style-name="ro1">
          <table:table-cell office:value-type="float" office:value="153.745" calcext:value-type="float">
            <text:p>153.745</text:p>
          </table:table-cell>
          <table:table-cell office:value-type="float" office:value="-4.60023" calcext:value-type="float">
            <text:p>-4.60023</text:p>
          </table:table-cell>
          <table:table-cell office:value-type="float" office:value="179.6" calcext:value-type="float">
            <text:p>179.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92446" calcext:value-type="float">
            <text:p>0.0192446</text:p>
          </table:table-cell>
        </table:table-row>
        <table:table-row table:style-name="ro1">
          <table:table-cell office:value-type="float" office:value="153.859" calcext:value-type="float">
            <text:p>153.859</text:p>
          </table:table-cell>
          <table:table-cell office:value-type="float" office:value="-4.5894" calcext:value-type="float">
            <text:p>-4.5894</text:p>
          </table:table-cell>
          <table:table-cell office:value-type="float" office:value="179.589" calcext:value-type="float">
            <text:p>179.58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00957" calcext:value-type="float">
            <text:p>0.0200957</text:p>
          </table:table-cell>
        </table:table-row>
        <table:table-row table:style-name="ro1">
          <table:table-cell office:value-type="float" office:value="153.974" calcext:value-type="float">
            <text:p>153.974</text:p>
          </table:table-cell>
          <table:table-cell office:value-type="float" office:value="-4.57787" calcext:value-type="float">
            <text:p>-4.57787</text:p>
          </table:table-cell>
          <table:table-cell office:value-type="float" office:value="179.578" calcext:value-type="float">
            <text:p>179.57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11585" calcext:value-type="float">
            <text:p>0.0211585</text:p>
          </table:table-cell>
        </table:table-row>
        <table:table-row table:style-name="ro1">
          <table:table-cell office:value-type="float" office:value="154.091" calcext:value-type="float">
            <text:p>154.091</text:p>
          </table:table-cell>
          <table:table-cell office:value-type="float" office:value="-4.56584" calcext:value-type="float">
            <text:p>-4.56584</text:p>
          </table:table-cell>
          <table:table-cell office:value-type="float" office:value="179.566" calcext:value-type="float">
            <text:p>179.56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1746" calcext:value-type="float">
            <text:p>0.0221746</text:p>
          </table:table-cell>
        </table:table-row>
        <table:table-row table:style-name="ro1">
          <table:table-cell office:value-type="float" office:value="154.208" calcext:value-type="float">
            <text:p>154.208</text:p>
          </table:table-cell>
          <table:table-cell office:value-type="float" office:value="-4.55341" calcext:value-type="float">
            <text:p>-4.55341</text:p>
          </table:table-cell>
          <table:table-cell office:value-type="float" office:value="179.553" calcext:value-type="float">
            <text:p>179.55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738" calcext:value-type="float">
            <text:p>0.022738</text:p>
          </table:table-cell>
        </table:table-row>
        <table:table-row table:style-name="ro1">
          <table:table-cell office:value-type="float" office:value="154.319" calcext:value-type="float">
            <text:p>154.319</text:p>
          </table:table-cell>
          <table:table-cell office:value-type="float" office:value="-4.5412" calcext:value-type="float">
            <text:p>-4.5412</text:p>
          </table:table-cell>
          <table:table-cell office:value-type="float" office:value="179.541" calcext:value-type="float">
            <text:p>179.54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8991" calcext:value-type="float">
            <text:p>0.0228991</text:p>
          </table:table-cell>
        </table:table-row>
        <table:table-row table:style-name="ro1">
          <table:table-cell office:value-type="float" office:value="154.438" calcext:value-type="float">
            <text:p>154.438</text:p>
          </table:table-cell>
          <table:table-cell office:value-type="float" office:value="-4.52774" calcext:value-type="float">
            <text:p>-4.52774</text:p>
          </table:table-cell>
          <table:table-cell office:value-type="float" office:value="179.528" calcext:value-type="float">
            <text:p>179.52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3337" calcext:value-type="float">
            <text:p>0.0243337</text:p>
          </table:table-cell>
        </table:table-row>
        <table:table-row table:style-name="ro1">
          <table:table-cell office:value-type="float" office:value="154.548" calcext:value-type="float">
            <text:p>154.548</text:p>
          </table:table-cell>
          <table:table-cell office:value-type="float" office:value="-4.51492" calcext:value-type="float">
            <text:p>-4.51492</text:p>
          </table:table-cell>
          <table:table-cell office:value-type="float" office:value="179.515" calcext:value-type="float">
            <text:p>179.51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1699" calcext:value-type="float">
            <text:p>0.0241699</text:p>
          </table:table-cell>
        </table:table-row>
        <table:table-row table:style-name="ro1">
          <table:table-cell office:value-type="float" office:value="154.66" calcext:value-type="float">
            <text:p>154.66</text:p>
          </table:table-cell>
          <table:table-cell office:value-type="float" office:value="-4.5015" calcext:value-type="float">
            <text:p>-4.5015</text:p>
          </table:table-cell>
          <table:table-cell office:value-type="float" office:value="179.501" calcext:value-type="float">
            <text:p>179.50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9108" calcext:value-type="float">
            <text:p>0.0249108</text:p>
          </table:table-cell>
        </table:table-row>
        <table:table-row table:style-name="ro1">
          <table:table-cell office:value-type="float" office:value="154.772" calcext:value-type="float">
            <text:p>154.772</text:p>
          </table:table-cell>
          <table:table-cell office:value-type="float" office:value="-4.48773" calcext:value-type="float">
            <text:p>-4.48773</text:p>
          </table:table-cell>
          <table:table-cell office:value-type="float" office:value="179.488" calcext:value-type="float">
            <text:p>179.48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55951" calcext:value-type="float">
            <text:p>0.0255951</text:p>
          </table:table-cell>
        </table:table-row>
        <table:table-row table:style-name="ro1">
          <table:table-cell office:value-type="float" office:value="154.882" calcext:value-type="float">
            <text:p>154.882</text:p>
          </table:table-cell>
          <table:table-cell office:value-type="float" office:value="-4.47403" calcext:value-type="float">
            <text:p>-4.47403</text:p>
          </table:table-cell>
          <table:table-cell office:value-type="float" office:value="179.474" calcext:value-type="float">
            <text:p>179.47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56746" calcext:value-type="float">
            <text:p>0.0256746</text:p>
          </table:table-cell>
        </table:table-row>
        <table:table-row table:style-name="ro1">
          <table:table-cell office:value-type="float" office:value="154.998" calcext:value-type="float">
            <text:p>154.998</text:p>
          </table:table-cell>
          <table:table-cell office:value-type="float" office:value="-4.45917" calcext:value-type="float">
            <text:p>-4.45917</text:p>
          </table:table-cell>
          <table:table-cell office:value-type="float" office:value="179.459" calcext:value-type="float">
            <text:p>179.45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69265" calcext:value-type="float">
            <text:p>0.0269265</text:p>
          </table:table-cell>
        </table:table-row>
        <table:table-row table:style-name="ro1">
          <table:table-cell office:value-type="float" office:value="155.113" calcext:value-type="float">
            <text:p>155.113</text:p>
          </table:table-cell>
          <table:table-cell office:value-type="float" office:value="-4.44426" calcext:value-type="float">
            <text:p>-4.44426</text:p>
          </table:table-cell>
          <table:table-cell office:value-type="float" office:value="179.444" calcext:value-type="float">
            <text:p>179.44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78122" calcext:value-type="float">
            <text:p>0.0278122</text:p>
          </table:table-cell>
        </table:table-row>
        <table:table-row table:style-name="ro1">
          <table:table-cell office:value-type="float" office:value="155.226" calcext:value-type="float">
            <text:p>155.226</text:p>
          </table:table-cell>
          <table:table-cell office:value-type="float" office:value="-4.42918" calcext:value-type="float">
            <text:p>-4.42918</text:p>
          </table:table-cell>
          <table:table-cell office:value-type="float" office:value="179.429" calcext:value-type="float">
            <text:p>179.42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81683" calcext:value-type="float">
            <text:p>0.0281683</text:p>
          </table:table-cell>
        </table:table-row>
        <table:table-row table:style-name="ro1">
          <table:table-cell office:value-type="float" office:value="155.343" calcext:value-type="float">
            <text:p>155.343</text:p>
          </table:table-cell>
          <table:table-cell office:value-type="float" office:value="-4.41327" calcext:value-type="float">
            <text:p>-4.41327</text:p>
          </table:table-cell>
          <table:table-cell office:value-type="float" office:value="179.413" calcext:value-type="float">
            <text:p>179.41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94164" calcext:value-type="float">
            <text:p>0.0294164</text:p>
          </table:table-cell>
        </table:table-row>
        <table:table-row table:style-name="ro1">
          <table:table-cell office:value-type="float" office:value="155.457" calcext:value-type="float">
            <text:p>155.457</text:p>
          </table:table-cell>
          <table:table-cell office:value-type="float" office:value="-4.39757" calcext:value-type="float">
            <text:p>-4.39757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808" calcext:value-type="float">
            <text:p>0.0293808</text:p>
          </table:table-cell>
        </table:table-row>
        <table:table-row table:style-name="ro1">
          <table:table-cell office:value-type="float" office:value="155.573" calcext:value-type="float">
            <text:p>155.573</text:p>
          </table:table-cell>
          <table:table-cell office:value-type="float" office:value="-4.38124" calcext:value-type="float">
            <text:p>-4.38124</text:p>
          </table:table-cell>
          <table:table-cell office:value-type="float" office:value="179.381" calcext:value-type="float">
            <text:p>179.38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04313" calcext:value-type="float">
            <text:p>0.0304313</text:p>
          </table:table-cell>
        </table:table-row>
        <table:table-row table:style-name="ro1">
          <table:table-cell office:value-type="float" office:value="155.692" calcext:value-type="float">
            <text:p>155.692</text:p>
          </table:table-cell>
          <table:table-cell office:value-type="float" office:value="-4.36429" calcext:value-type="float">
            <text:p>-4.36429</text:p>
          </table:table-cell>
          <table:table-cell office:value-type="float" office:value="179.364" calcext:value-type="float">
            <text:p>179.36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1161" calcext:value-type="float">
            <text:p>0.031161</text:p>
          </table:table-cell>
        </table:table-row>
        <table:table-row table:style-name="ro1">
          <table:table-cell office:value-type="float" office:value="155.81" calcext:value-type="float">
            <text:p>155.81</text:p>
          </table:table-cell>
          <table:table-cell office:value-type="float" office:value="-4.34705" calcext:value-type="float">
            <text:p>-4.34705</text:p>
          </table:table-cell>
          <table:table-cell office:value-type="float" office:value="179.347" calcext:value-type="float">
            <text:p>179.34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012" calcext:value-type="float">
            <text:p>0.032012</text:p>
          </table:table-cell>
        </table:table-row>
        <table:table-row table:style-name="ro1">
          <table:table-cell office:value-type="float" office:value="155.928" calcext:value-type="float">
            <text:p>155.928</text:p>
          </table:table-cell>
          <table:table-cell office:value-type="float" office:value="-4.32959" calcext:value-type="float">
            <text:p>-4.32959</text:p>
          </table:table-cell>
          <table:table-cell office:value-type="float" office:value="179.33" calcext:value-type="float">
            <text:p>179.3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5039" calcext:value-type="float">
            <text:p>0.0325039</text:p>
          </table:table-cell>
        </table:table-row>
        <table:table-row table:style-name="ro1">
          <table:table-cell office:value-type="float" office:value="156.043" calcext:value-type="float">
            <text:p>156.043</text:p>
          </table:table-cell>
          <table:table-cell office:value-type="float" office:value="-4.31255" calcext:value-type="float">
            <text:p>-4.31255</text:p>
          </table:table-cell>
          <table:table-cell office:value-type="float" office:value="179.313" calcext:value-type="float">
            <text:p>179.31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0215" calcext:value-type="float">
            <text:p>0.0320215</text:p>
          </table:table-cell>
        </table:table-row>
        <table:table-row table:style-name="ro1">
          <table:table-cell office:value-type="float" office:value="156.16" calcext:value-type="float">
            <text:p>156.16</text:p>
          </table:table-cell>
          <table:table-cell office:value-type="float" office:value="-4.29503" calcext:value-type="float">
            <text:p>-4.29503</text:p>
          </table:table-cell>
          <table:table-cell office:value-type="float" office:value="179.295" calcext:value-type="float">
            <text:p>179.29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7318" calcext:value-type="float">
            <text:p>0.0327318</text:p>
          </table:table-cell>
        </table:table-row>
        <table:table-row table:style-name="ro1">
          <table:table-cell office:value-type="float" office:value="156.295" calcext:value-type="float">
            <text:p>156.295</text:p>
          </table:table-cell>
          <table:table-cell office:value-type="float" office:value="-4.27434" calcext:value-type="float">
            <text:p>-4.27434</text:p>
          </table:table-cell>
          <table:table-cell office:value-type="float" office:value="179.274" calcext:value-type="float">
            <text:p>179.27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8523" calcext:value-type="float">
            <text:p>0.0368523</text:p>
          </table:table-cell>
        </table:table-row>
        <table:table-row table:style-name="ro1">
          <table:table-cell office:value-type="float" office:value="156.416" calcext:value-type="float">
            <text:p>156.416</text:p>
          </table:table-cell>
          <table:table-cell office:value-type="float" office:value="-4.25577" calcext:value-type="float">
            <text:p>-4.25577</text:p>
          </table:table-cell>
          <table:table-cell office:value-type="float" office:value="179.256" calcext:value-type="float">
            <text:p>179.25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6387" calcext:value-type="float">
            <text:p>0.0356387</text:p>
          </table:table-cell>
        </table:table-row>
        <table:table-row table:style-name="ro1">
          <table:table-cell office:value-type="float" office:value="156.536" calcext:value-type="float">
            <text:p>156.536</text:p>
          </table:table-cell>
          <table:table-cell office:value-type="float" office:value="-4.23708" calcext:value-type="float">
            <text:p>-4.23708</text:p>
          </table:table-cell>
          <table:table-cell office:value-type="float" office:value="179.237" calcext:value-type="float">
            <text:p>179.23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177" calcext:value-type="float">
            <text:p>0.035177</text:p>
          </table:table-cell>
        </table:table-row>
        <table:table-row table:style-name="ro1">
          <table:table-cell office:value-type="float" office:value="156.656" calcext:value-type="float">
            <text:p>156.656</text:p>
          </table:table-cell>
          <table:table-cell office:value-type="float" office:value="-4.21831" calcext:value-type="float">
            <text:p>-4.21831</text:p>
          </table:table-cell>
          <table:table-cell office:value-type="float" office:value="179.218" calcext:value-type="float">
            <text:p>179.21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2456" calcext:value-type="float">
            <text:p>0.0352456</text:p>
          </table:table-cell>
        </table:table-row>
        <table:table-row table:style-name="ro1">
          <table:table-cell office:value-type="float" office:value="156.773" calcext:value-type="float">
            <text:p>156.773</text:p>
          </table:table-cell>
          <table:table-cell office:value-type="float" office:value="-4.19981" calcext:value-type="float">
            <text:p>-4.19981</text:p>
          </table:table-cell>
          <table:table-cell office:value-type="float" office:value="179.2" calcext:value-type="float">
            <text:p>179.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44823" calcext:value-type="float">
            <text:p>0.0344823</text:p>
          </table:table-cell>
        </table:table-row>
        <table:table-row table:style-name="ro1">
          <table:table-cell office:value-type="float" office:value="156.889" calcext:value-type="float">
            <text:p>156.889</text:p>
          </table:table-cell>
          <table:table-cell office:value-type="float" office:value="-4.18134" calcext:value-type="float">
            <text:p>-4.18134</text:p>
          </table:table-cell>
          <table:table-cell office:value-type="float" office:value="179.181" calcext:value-type="float">
            <text:p>179.18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44509" calcext:value-type="float">
            <text:p>0.0344509</text:p>
          </table:table-cell>
        </table:table-row>
        <table:table-row table:style-name="ro1">
          <table:table-cell office:value-type="float" office:value="157.008" calcext:value-type="float">
            <text:p>157.008</text:p>
          </table:table-cell>
          <table:table-cell office:value-type="float" office:value="-4.16223" calcext:value-type="float">
            <text:p>-4.16223</text:p>
          </table:table-cell>
          <table:table-cell office:value-type="float" office:value="179.162" calcext:value-type="float">
            <text:p>179.16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0016" calcext:value-type="float">
            <text:p>0.0350016</text:p>
          </table:table-cell>
        </table:table-row>
        <table:table-row table:style-name="ro1">
          <table:table-cell office:value-type="float" office:value="157.118" calcext:value-type="float">
            <text:p>157.118</text:p>
          </table:table-cell>
          <table:table-cell office:value-type="float" office:value="-4.1445" calcext:value-type="float">
            <text:p>-4.1445</text:p>
          </table:table-cell>
          <table:table-cell office:value-type="float" office:value="179.145" calcext:value-type="float">
            <text:p>179.14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8306" calcext:value-type="float">
            <text:p>0.0338306</text:p>
          </table:table-cell>
        </table:table-row>
        <table:table-row table:style-name="ro1">
          <table:table-cell office:value-type="float" office:value="157.229" calcext:value-type="float">
            <text:p>157.229</text:p>
          </table:table-cell>
          <table:table-cell office:value-type="float" office:value="-4.1265" calcext:value-type="float">
            <text:p>-4.1265</text:p>
          </table:table-cell>
          <table:table-cell office:value-type="float" office:value="179.126" calcext:value-type="float">
            <text:p>179.12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7116" calcext:value-type="float">
            <text:p>0.0337116</text:p>
          </table:table-cell>
        </table:table-row>
        <table:table-row table:style-name="ro1">
          <table:table-cell office:value-type="float" office:value="157.339" calcext:value-type="float">
            <text:p>157.339</text:p>
          </table:table-cell>
          <table:table-cell office:value-type="float" office:value="-4.1086" calcext:value-type="float">
            <text:p>-4.1086</text:p>
          </table:table-cell>
          <table:table-cell office:value-type="float" office:value="179.109" calcext:value-type="float">
            <text:p>179.10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73" calcext:value-type="float">
            <text:p>0.03373</text:p>
          </table:table-cell>
        </table:table-row>
        <table:table-row table:style-name="ro1">
          <table:table-cell office:value-type="float" office:value="157.458" calcext:value-type="float">
            <text:p>157.458</text:p>
          </table:table-cell>
          <table:table-cell office:value-type="float" office:value="-4.08916" calcext:value-type="float">
            <text:p>-4.08916</text:p>
          </table:table-cell>
          <table:table-cell office:value-type="float" office:value="179.089" calcext:value-type="float">
            <text:p>179.08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772" calcext:value-type="float">
            <text:p>0.035772</text:p>
          </table:table-cell>
        </table:table-row>
        <table:table-row table:style-name="ro1">
          <table:table-cell office:value-type="float" office:value="157.582" calcext:value-type="float">
            <text:p>157.582</text:p>
          </table:table-cell>
          <table:table-cell office:value-type="float" office:value="-4.06879" calcext:value-type="float">
            <text:p>-4.06879</text:p>
          </table:table-cell>
          <table:table-cell office:value-type="float" office:value="179.069" calcext:value-type="float">
            <text:p>179.06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72324" calcext:value-type="float">
            <text:p>0.0372324</text:p>
          </table:table-cell>
        </table:table-row>
        <table:table-row table:style-name="ro1">
          <table:table-cell office:value-type="float" office:value="157.704" calcext:value-type="float">
            <text:p>157.704</text:p>
          </table:table-cell>
          <table:table-cell office:value-type="float" office:value="-4.04881" calcext:value-type="float">
            <text:p>-4.04881</text:p>
          </table:table-cell>
          <table:table-cell office:value-type="float" office:value="179.049" calcext:value-type="float">
            <text:p>179.04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73514" calcext:value-type="float">
            <text:p>0.0373514</text:p>
          </table:table-cell>
        </table:table-row>
        <table:table-row table:style-name="ro1">
          <table:table-cell office:value-type="float" office:value="157.821" calcext:value-type="float">
            <text:p>157.821</text:p>
          </table:table-cell>
          <table:table-cell office:value-type="float" office:value="-4.02953" calcext:value-type="float">
            <text:p>-4.02953</text:p>
          </table:table-cell>
          <table:table-cell office:value-type="float" office:value="179.03" calcext:value-type="float">
            <text:p>179.0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3944" calcext:value-type="float">
            <text:p>0.0363944</text:p>
          </table:table-cell>
        </table:table-row>
        <table:table-row table:style-name="ro1">
          <table:table-cell office:value-type="float" office:value="157.938" calcext:value-type="float">
            <text:p>157.938</text:p>
          </table:table-cell>
          <table:table-cell office:value-type="float" office:value="-4.01019" calcext:value-type="float">
            <text:p>-4.01019</text:p>
          </table:table-cell>
          <table:table-cell office:value-type="float" office:value="179.01" calcext:value-type="float">
            <text:p>179.0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2586" calcext:value-type="float">
            <text:p>0.0362586</text:p>
          </table:table-cell>
        </table:table-row>
        <table:table-row table:style-name="ro1">
          <table:table-cell office:value-type="float" office:value="158.055" calcext:value-type="float">
            <text:p>158.055</text:p>
          </table:table-cell>
          <table:table-cell office:value-type="float" office:value="-3.99101" calcext:value-type="float">
            <text:p>-3.99101</text:p>
          </table:table-cell>
          <table:table-cell office:value-type="float" office:value="178.991" calcext:value-type="float">
            <text:p>178.99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9989" calcext:value-type="float">
            <text:p>0.0359989</text:p>
          </table:table-cell>
        </table:table-row>
        <table:table-row table:style-name="ro1">
          <table:table-cell office:value-type="float" office:value="158.181" calcext:value-type="float">
            <text:p>158.181</text:p>
          </table:table-cell>
          <table:table-cell office:value-type="float" office:value="-3.97023" calcext:value-type="float">
            <text:p>-3.97023</text:p>
          </table:table-cell>
          <table:table-cell office:value-type="float" office:value="178.97" calcext:value-type="float">
            <text:p>178.9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79876" calcext:value-type="float">
            <text:p>0.0379876</text:p>
          </table:table-cell>
        </table:table-row>
        <table:table-row table:style-name="ro1">
          <table:table-cell office:value-type="float" office:value="158.301" calcext:value-type="float">
            <text:p>158.301</text:p>
          </table:table-cell>
          <table:table-cell office:value-type="float" office:value="-3.95027" calcext:value-type="float">
            <text:p>-3.95027</text:p>
          </table:table-cell>
          <table:table-cell office:value-type="float" office:value="178.95" calcext:value-type="float">
            <text:p>178.9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77848" calcext:value-type="float">
            <text:p>0.0377848</text:p>
          </table:table-cell>
        </table:table-row>
        <table:table-row table:style-name="ro1">
          <table:table-cell office:value-type="float" office:value="158.424" calcext:value-type="float">
            <text:p>158.424</text:p>
          </table:table-cell>
          <table:table-cell office:value-type="float" office:value="-3.93013" calcext:value-type="float">
            <text:p>-3.93013</text:p>
          </table:table-cell>
          <table:table-cell office:value-type="float" office:value="178.93" calcext:value-type="float">
            <text:p>178.9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77422" calcext:value-type="float">
            <text:p>0.0377422</text:p>
          </table:table-cell>
        </table:table-row>
        <table:table-row table:style-name="ro1">
          <table:table-cell office:value-type="float" office:value="158.537" calcext:value-type="float">
            <text:p>158.537</text:p>
          </table:table-cell>
          <table:table-cell office:value-type="float" office:value="-3.91153" calcext:value-type="float">
            <text:p>-3.91153</text:p>
          </table:table-cell>
          <table:table-cell office:value-type="float" office:value="178.912" calcext:value-type="float">
            <text:p>178.91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6231" calcext:value-type="float">
            <text:p>0.0356231</text:p>
          </table:table-cell>
        </table:table-row>
        <table:table-row table:style-name="ro1">
          <table:table-cell office:value-type="float" office:value="158.648" calcext:value-type="float">
            <text:p>158.648</text:p>
          </table:table-cell>
          <table:table-cell office:value-type="float" office:value="-3.89323" calcext:value-type="float">
            <text:p>-3.89323</text:p>
          </table:table-cell>
          <table:table-cell office:value-type="float" office:value="178.893" calcext:value-type="float">
            <text:p>178.89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48398" calcext:value-type="float">
            <text:p>0.0348398</text:p>
          </table:table-cell>
        </table:table-row>
        <table:table-row table:style-name="ro1">
          <table:table-cell office:value-type="float" office:value="158.762" calcext:value-type="float">
            <text:p>158.762</text:p>
          </table:table-cell>
          <table:table-cell office:value-type="float" office:value="-3.87468" calcext:value-type="float">
            <text:p>-3.87468</text:p>
          </table:table-cell>
          <table:table-cell office:value-type="float" office:value="178.875" calcext:value-type="float">
            <text:p>178.87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47602" calcext:value-type="float">
            <text:p>0.0347602</text:p>
          </table:table-cell>
        </table:table-row>
        <table:table-row table:style-name="ro1">
          <table:table-cell office:value-type="float" office:value="158.871" calcext:value-type="float">
            <text:p>158.871</text:p>
          </table:table-cell>
          <table:table-cell office:value-type="float" office:value="-3.85696" calcext:value-type="float">
            <text:p>-3.85696</text:p>
          </table:table-cell>
          <table:table-cell office:value-type="float" office:value="178.857" calcext:value-type="float">
            <text:p>178.85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6343" calcext:value-type="float">
            <text:p>0.0336343</text:p>
          </table:table-cell>
        </table:table-row>
        <table:table-row table:style-name="ro1">
          <table:table-cell office:value-type="float" office:value="158.989" calcext:value-type="float">
            <text:p>158.989</text:p>
          </table:table-cell>
          <table:table-cell office:value-type="float" office:value="-3.83775" calcext:value-type="float">
            <text:p>-3.83775</text:p>
          </table:table-cell>
          <table:table-cell office:value-type="float" office:value="178.838" calcext:value-type="float">
            <text:p>178.83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6813" calcext:value-type="float">
            <text:p>0.0356813</text:p>
          </table:table-cell>
        </table:table-row>
        <table:table-row table:style-name="ro1">
          <table:table-cell office:value-type="float" office:value="159.108" calcext:value-type="float">
            <text:p>159.108</text:p>
          </table:table-cell>
          <table:table-cell office:value-type="float" office:value="-3.81853" calcext:value-type="float">
            <text:p>-3.81853</text:p>
          </table:table-cell>
          <table:table-cell office:value-type="float" office:value="178.819" calcext:value-type="float">
            <text:p>178.81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6479" calcext:value-type="float">
            <text:p>0.0356479</text:p>
          </table:table-cell>
        </table:table-row>
        <table:table-row table:style-name="ro1">
          <table:table-cell office:value-type="float" office:value="159.226" calcext:value-type="float">
            <text:p>159.226</text:p>
          </table:table-cell>
          <table:table-cell office:value-type="float" office:value="-3.79948" calcext:value-type="float">
            <text:p>-3.79948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7643" calcext:value-type="float">
            <text:p>0.0357643</text:p>
          </table:table-cell>
        </table:table-row>
        <table:table-row table:style-name="ro1">
          <table:table-cell office:value-type="float" office:value="159.35" calcext:value-type="float">
            <text:p>159.35</text:p>
          </table:table-cell>
          <table:table-cell office:value-type="float" office:value="-3.77956" calcext:value-type="float">
            <text:p>-3.77956</text:p>
          </table:table-cell>
          <table:table-cell office:value-type="float" office:value="178.78" calcext:value-type="float">
            <text:p>178.7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829" calcext:value-type="float">
            <text:p>0.0364829</text:p>
          </table:table-cell>
        </table:table-row>
        <table:table-row table:style-name="ro1">
          <table:table-cell office:value-type="float" office:value="159.479" calcext:value-type="float">
            <text:p>159.479</text:p>
          </table:table-cell>
          <table:table-cell office:value-type="float" office:value="-3.75887" calcext:value-type="float">
            <text:p>-3.75887</text:p>
          </table:table-cell>
          <table:table-cell office:value-type="float" office:value="178.759" calcext:value-type="float">
            <text:p>178.75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82087" calcext:value-type="float">
            <text:p>0.0382087</text:p>
          </table:table-cell>
        </table:table-row>
        <table:table-row table:style-name="ro1">
          <table:table-cell office:value-type="float" office:value="159.595" calcext:value-type="float">
            <text:p>159.595</text:p>
          </table:table-cell>
          <table:table-cell office:value-type="float" office:value="-3.74051" calcext:value-type="float">
            <text:p>-3.74051</text:p>
          </table:table-cell>
          <table:table-cell office:value-type="float" office:value="178.741" calcext:value-type="float">
            <text:p>178.74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5597" calcext:value-type="float">
            <text:p>0.0355597</text:p>
          </table:table-cell>
        </table:table-row>
        <table:table-row table:style-name="ro1">
          <table:table-cell office:value-type="float" office:value="159.705" calcext:value-type="float">
            <text:p>159.705</text:p>
          </table:table-cell>
          <table:table-cell office:value-type="float" office:value="-3.72305" calcext:value-type="float">
            <text:p>-3.72305</text:p>
          </table:table-cell>
          <table:table-cell office:value-type="float" office:value="178.723" calcext:value-type="float">
            <text:p>178.7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5454" calcext:value-type="float">
            <text:p>0.0335454</text:p>
          </table:table-cell>
        </table:table-row>
        <table:table-row table:style-name="ro1">
          <table:table-cell office:value-type="float" office:value="159.819" calcext:value-type="float">
            <text:p>159.819</text:p>
          </table:table-cell>
          <table:table-cell office:value-type="float" office:value="-3.70522" calcext:value-type="float">
            <text:p>-3.70522</text:p>
          </table:table-cell>
          <table:table-cell office:value-type="float" office:value="178.705" calcext:value-type="float">
            <text:p>178.70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4929" calcext:value-type="float">
            <text:p>0.0334929</text:p>
          </table:table-cell>
        </table:table-row>
        <table:table-row table:style-name="ro1">
          <table:table-cell office:value-type="float" office:value="159.934" calcext:value-type="float">
            <text:p>159.934</text:p>
          </table:table-cell>
          <table:table-cell office:value-type="float" office:value="-3.68733" calcext:value-type="float">
            <text:p>-3.68733</text:p>
          </table:table-cell>
          <table:table-cell office:value-type="float" office:value="178.687" calcext:value-type="float">
            <text:p>178.68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4972" calcext:value-type="float">
            <text:p>0.0334972</text:p>
          </table:table-cell>
        </table:table-row>
        <table:table-row table:style-name="ro1">
          <table:table-cell office:value-type="float" office:value="160.044" calcext:value-type="float">
            <text:p>160.044</text:p>
          </table:table-cell>
          <table:table-cell office:value-type="float" office:value="-3.67038" calcext:value-type="float">
            <text:p>-3.67038</text:p>
          </table:table-cell>
          <table:table-cell office:value-type="float" office:value="178.67" calcext:value-type="float">
            <text:p>178.6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1952" calcext:value-type="float">
            <text:p>0.0321952</text:p>
          </table:table-cell>
        </table:table-row>
        <table:table-row table:style-name="ro1">
          <table:table-cell office:value-type="float" office:value="160.154" calcext:value-type="float">
            <text:p>160.154</text:p>
          </table:table-cell>
          <table:table-cell office:value-type="float" office:value="-3.65335" calcext:value-type="float">
            <text:p>-3.65335</text:p>
          </table:table-cell>
          <table:table-cell office:value-type="float" office:value="178.653" calcext:value-type="float">
            <text:p>178.65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19634" calcext:value-type="float">
            <text:p>0.0319634</text:p>
          </table:table-cell>
        </table:table-row>
        <table:table-row table:style-name="ro1">
          <table:table-cell office:value-type="float" office:value="160.269" calcext:value-type="float">
            <text:p>160.269</text:p>
          </table:table-cell>
          <table:table-cell office:value-type="float" office:value="-3.63589" calcext:value-type="float">
            <text:p>-3.63589</text:p>
          </table:table-cell>
          <table:table-cell office:value-type="float" office:value="178.636" calcext:value-type="float">
            <text:p>178.63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3214" calcext:value-type="float">
            <text:p>0.0323214</text:p>
          </table:table-cell>
        </table:table-row>
        <table:table-row table:style-name="ro1">
          <table:table-cell office:value-type="float" office:value="160.38" calcext:value-type="float">
            <text:p>160.38</text:p>
          </table:table-cell>
          <table:table-cell office:value-type="float" office:value="-3.61916" calcext:value-type="float">
            <text:p>-3.61916</text:p>
          </table:table-cell>
          <table:table-cell office:value-type="float" office:value="178.619" calcext:value-type="float">
            <text:p>178.61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16054" calcext:value-type="float">
            <text:p>0.0316054</text:p>
          </table:table-cell>
        </table:table-row>
        <table:table-row table:style-name="ro1">
          <table:table-cell office:value-type="float" office:value="160.489" calcext:value-type="float">
            <text:p>160.489</text:p>
          </table:table-cell>
          <table:table-cell office:value-type="float" office:value="-3.60286" calcext:value-type="float">
            <text:p>-3.60286</text:p>
          </table:table-cell>
          <table:table-cell office:value-type="float" office:value="178.603" calcext:value-type="float">
            <text:p>178.60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08928" calcext:value-type="float">
            <text:p>0.0308928</text:p>
          </table:table-cell>
        </table:table-row>
        <table:table-row table:style-name="ro1">
          <table:table-cell office:value-type="float" office:value="160.602" calcext:value-type="float">
            <text:p>160.602</text:p>
          </table:table-cell>
          <table:table-cell office:value-type="float" office:value="-3.58626" calcext:value-type="float">
            <text:p>-3.58626</text:p>
          </table:table-cell>
          <table:table-cell office:value-type="float" office:value="178.586" calcext:value-type="float">
            <text:p>178.58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12067" calcext:value-type="float">
            <text:p>0.0312067</text:p>
          </table:table-cell>
        </table:table-row>
        <table:table-row table:style-name="ro1">
          <table:table-cell office:value-type="float" office:value="160.725" calcext:value-type="float">
            <text:p>160.725</text:p>
          </table:table-cell>
          <table:table-cell office:value-type="float" office:value="-3.56812" calcext:value-type="float">
            <text:p>-3.56812</text:p>
          </table:table-cell>
          <table:table-cell office:value-type="float" office:value="178.568" calcext:value-type="float">
            <text:p>178.56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31034" calcext:value-type="float">
            <text:p>0.0331034</text:p>
          </table:table-cell>
        </table:table-row>
        <table:table-row table:style-name="ro1">
          <table:table-cell office:value-type="float" office:value="160.84" calcext:value-type="float">
            <text:p>160.84</text:p>
          </table:table-cell>
          <table:table-cell office:value-type="float" office:value="-3.5515" calcext:value-type="float">
            <text:p>-3.5515</text:p>
          </table:table-cell>
          <table:table-cell office:value-type="float" office:value="178.551" calcext:value-type="float">
            <text:p>178.55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19726" calcext:value-type="float">
            <text:p>0.0319726</text:p>
          </table:table-cell>
        </table:table-row>
        <table:table-row table:style-name="ro1">
          <table:table-cell office:value-type="float" office:value="160.965" calcext:value-type="float">
            <text:p>160.965</text:p>
          </table:table-cell>
          <table:table-cell office:value-type="float" office:value="-3.53355" calcext:value-type="float">
            <text:p>-3.53355</text:p>
          </table:table-cell>
          <table:table-cell office:value-type="float" office:value="178.534" calcext:value-type="float">
            <text:p>178.53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27737" calcext:value-type="float">
            <text:p>0.0327737</text:p>
          </table:table-cell>
        </table:table-row>
        <table:table-row table:style-name="ro1">
          <table:table-cell office:value-type="float" office:value="161.08" calcext:value-type="float">
            <text:p>161.08</text:p>
          </table:table-cell>
          <table:table-cell office:value-type="float" office:value="-3.51733" calcext:value-type="float">
            <text:p>-3.51733</text:p>
          </table:table-cell>
          <table:table-cell office:value-type="float" office:value="178.517" calcext:value-type="float">
            <text:p>178.51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307296" calcext:value-type="float">
            <text:p>0.0307296</text:p>
          </table:table-cell>
        </table:table-row>
        <table:table-row table:style-name="ro1">
          <table:table-cell office:value-type="float" office:value="161.19" calcext:value-type="float">
            <text:p>161.19</text:p>
          </table:table-cell>
          <table:table-cell office:value-type="float" office:value="-3.50189" calcext:value-type="float">
            <text:p>-3.50189</text:p>
          </table:table-cell>
          <table:table-cell office:value-type="float" office:value="178.502" calcext:value-type="float">
            <text:p>178.50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93771" calcext:value-type="float">
            <text:p>0.0293771</text:p>
          </table:table-cell>
        </table:table-row>
        <table:table-row table:style-name="ro1">
          <table:table-cell office:value-type="float" office:value="161.301" calcext:value-type="float">
            <text:p>161.301</text:p>
          </table:table-cell>
          <table:table-cell office:value-type="float" office:value="-3.48656" calcext:value-type="float">
            <text:p>-3.48656</text:p>
          </table:table-cell>
          <table:table-cell office:value-type="float" office:value="178.487" calcext:value-type="float">
            <text:p>178.48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8927" calcext:value-type="float">
            <text:p>0.028927</text:p>
          </table:table-cell>
        </table:table-row>
        <table:table-row table:style-name="ro1">
          <table:table-cell office:value-type="float" office:value="161.417" calcext:value-type="float">
            <text:p>161.417</text:p>
          </table:table-cell>
          <table:table-cell office:value-type="float" office:value="-3.47075" calcext:value-type="float">
            <text:p>-3.47075</text:p>
          </table:table-cell>
          <table:table-cell office:value-type="float" office:value="178.471" calcext:value-type="float">
            <text:p>178.47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9683" calcext:value-type="float">
            <text:p>0.029683</text:p>
          </table:table-cell>
        </table:table-row>
        <table:table-row table:style-name="ro1">
          <table:table-cell office:value-type="float" office:value="161.527" calcext:value-type="float">
            <text:p>161.527</text:p>
          </table:table-cell>
          <table:table-cell office:value-type="float" office:value="-3.45595" calcext:value-type="float">
            <text:p>-3.45595</text:p>
          </table:table-cell>
          <table:table-cell office:value-type="float" office:value="178.456" calcext:value-type="float">
            <text:p>178.45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878" calcext:value-type="float">
            <text:p>0.0282878</text:p>
          </table:table-cell>
        </table:table-row>
        <table:table-row table:style-name="ro1">
          <table:table-cell office:value-type="float" office:value="161.636" calcext:value-type="float">
            <text:p>161.636</text:p>
          </table:table-cell>
          <table:table-cell office:value-type="float" office:value="-3.44154" calcext:value-type="float">
            <text:p>-3.44154</text:p>
          </table:table-cell>
          <table:table-cell office:value-type="float" office:value="178.442" calcext:value-type="float">
            <text:p>178.44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73006" calcext:value-type="float">
            <text:p>0.0273006</text:p>
          </table:table-cell>
        </table:table-row>
        <table:table-row table:style-name="ro1">
          <table:table-cell office:value-type="float" office:value="161.748" calcext:value-type="float">
            <text:p>161.748</text:p>
          </table:table-cell>
          <table:table-cell office:value-type="float" office:value="-3.42682" calcext:value-type="float">
            <text:p>-3.42682</text:p>
          </table:table-cell>
          <table:table-cell office:value-type="float" office:value="178.427" calcext:value-type="float">
            <text:p>178.42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69454" calcext:value-type="float">
            <text:p>0.0269454</text:p>
          </table:table-cell>
        </table:table-row>
        <table:table-row table:style-name="ro1">
          <table:table-cell office:value-type="float" office:value="161.867" calcext:value-type="float">
            <text:p>161.867</text:p>
          </table:table-cell>
          <table:table-cell office:value-type="float" office:value="-3.41141" calcext:value-type="float">
            <text:p>-3.41141</text:p>
          </table:table-cell>
          <table:table-cell office:value-type="float" office:value="178.411" calcext:value-type="float">
            <text:p>178.41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80176" calcext:value-type="float">
            <text:p>0.0280176</text:p>
          </table:table-cell>
        </table:table-row>
        <table:table-row table:style-name="ro1">
          <table:table-cell office:value-type="float" office:value="161.978" calcext:value-type="float">
            <text:p>161.978</text:p>
          </table:table-cell>
          <table:table-cell office:value-type="float" office:value="-3.39725" calcext:value-type="float">
            <text:p>-3.39725</text:p>
          </table:table-cell>
          <table:table-cell office:value-type="float" office:value="178.397" calcext:value-type="float">
            <text:p>178.39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70623" calcext:value-type="float">
            <text:p>0.0270623</text:p>
          </table:table-cell>
        </table:table-row>
        <table:table-row table:style-name="ro1">
          <table:table-cell office:value-type="float" office:value="162.086" calcext:value-type="float">
            <text:p>162.086</text:p>
          </table:table-cell>
          <table:table-cell office:value-type="float" office:value="-3.38353" calcext:value-type="float">
            <text:p>-3.38353</text:p>
          </table:table-cell>
          <table:table-cell office:value-type="float" office:value="178.384" calcext:value-type="float">
            <text:p>178.38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61226" calcext:value-type="float">
            <text:p>0.0261226</text:p>
          </table:table-cell>
        </table:table-row>
        <table:table-row table:style-name="ro1">
          <table:table-cell office:value-type="float" office:value="162.19" calcext:value-type="float">
            <text:p>162.19</text:p>
          </table:table-cell>
          <table:table-cell office:value-type="float" office:value="-3.3707" calcext:value-type="float">
            <text:p>-3.3707</text:p>
          </table:table-cell>
          <table:table-cell office:value-type="float" office:value="178.371" calcext:value-type="float">
            <text:p>178.37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6176" calcext:value-type="float">
            <text:p>0.0246176</text:p>
          </table:table-cell>
        </table:table-row>
        <table:table-row table:style-name="ro1">
          <table:table-cell office:value-type="float" office:value="162.297" calcext:value-type="float">
            <text:p>162.297</text:p>
          </table:table-cell>
          <table:table-cell office:value-type="float" office:value="-3.35785" calcext:value-type="float">
            <text:p>-3.35785</text:p>
          </table:table-cell>
          <table:table-cell office:value-type="float" office:value="178.358" calcext:value-type="float">
            <text:p>178.35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192" calcext:value-type="float">
            <text:p>0.024192</text:p>
          </table:table-cell>
        </table:table-row>
        <table:table-row table:style-name="ro1">
          <table:table-cell office:value-type="float" office:value="162.407" calcext:value-type="float">
            <text:p>162.407</text:p>
          </table:table-cell>
          <table:table-cell office:value-type="float" office:value="-3.34459" calcext:value-type="float">
            <text:p>-3.34459</text:p>
          </table:table-cell>
          <table:table-cell office:value-type="float" office:value="178.345" calcext:value-type="float">
            <text:p>178.34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8219" calcext:value-type="float">
            <text:p>0.0248219</text:p>
          </table:table-cell>
        </table:table-row>
        <table:table-row table:style-name="ro1">
          <table:table-cell office:value-type="float" office:value="162.513" calcext:value-type="float">
            <text:p>162.513</text:p>
          </table:table-cell>
          <table:table-cell office:value-type="float" office:value="-3.33211" calcext:value-type="float">
            <text:p>-3.33211</text:p>
          </table:table-cell>
          <table:table-cell office:value-type="float" office:value="178.332" calcext:value-type="float">
            <text:p>178.33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37958" calcext:value-type="float">
            <text:p>0.0237958</text:p>
          </table:table-cell>
        </table:table-row>
        <table:table-row table:style-name="ro1">
          <table:table-cell office:value-type="float" office:value="162.628" calcext:value-type="float">
            <text:p>162.628</text:p>
          </table:table-cell>
          <table:table-cell office:value-type="float" office:value="-3.31876" calcext:value-type="float">
            <text:p>-3.31876</text:p>
          </table:table-cell>
          <table:table-cell office:value-type="float" office:value="178.319" calcext:value-type="float">
            <text:p>178.31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9198" calcext:value-type="float">
            <text:p>0.0249198</text:p>
          </table:table-cell>
        </table:table-row>
        <table:table-row table:style-name="ro1">
          <table:table-cell office:value-type="float" office:value="162.741" calcext:value-type="float">
            <text:p>162.741</text:p>
          </table:table-cell>
          <table:table-cell office:value-type="float" office:value="-3.30577" calcext:value-type="float">
            <text:p>-3.30577</text:p>
          </table:table-cell>
          <table:table-cell office:value-type="float" office:value="178.306" calcext:value-type="float">
            <text:p>178.30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38902" calcext:value-type="float">
            <text:p>0.0238902</text:p>
          </table:table-cell>
        </table:table-row>
        <table:table-row table:style-name="ro1">
          <table:table-cell office:value-type="float" office:value="162.841" calcext:value-type="float">
            <text:p>162.841</text:p>
          </table:table-cell>
          <table:table-cell office:value-type="float" office:value="-3.29443" calcext:value-type="float">
            <text:p>-3.29443</text:p>
          </table:table-cell>
          <table:table-cell office:value-type="float" office:value="178.294" calcext:value-type="float">
            <text:p>178.29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19145" calcext:value-type="float">
            <text:p>0.0219145</text:p>
          </table:table-cell>
        </table:table-row>
        <table:table-row table:style-name="ro1">
          <table:table-cell office:value-type="float" office:value="162.946" calcext:value-type="float">
            <text:p>162.946</text:p>
          </table:table-cell>
          <table:table-cell office:value-type="float" office:value="-3.28282" calcext:value-type="float">
            <text:p>-3.28282</text:p>
          </table:table-cell>
          <table:table-cell office:value-type="float" office:value="178.283" calcext:value-type="float">
            <text:p>178.2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17548" calcext:value-type="float">
            <text:p>0.0217548</text:p>
          </table:table-cell>
        </table:table-row>
        <table:table-row table:style-name="ro1">
          <table:table-cell office:value-type="float" office:value="163.057" calcext:value-type="float">
            <text:p>163.057</text:p>
          </table:table-cell>
          <table:table-cell office:value-type="float" office:value="-3.27077" calcext:value-type="float">
            <text:p>-3.27077</text:p>
          </table:table-cell>
          <table:table-cell office:value-type="float" office:value="178.271" calcext:value-type="float">
            <text:p>178.27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2086" calcext:value-type="float">
            <text:p>0.0222086</text:p>
          </table:table-cell>
        </table:table-row>
        <table:table-row table:style-name="ro1">
          <table:table-cell office:value-type="float" office:value="163.171" calcext:value-type="float">
            <text:p>163.171</text:p>
          </table:table-cell>
          <table:table-cell office:value-type="float" office:value="-3.25845" calcext:value-type="float">
            <text:p>-3.25845</text:p>
          </table:table-cell>
          <table:table-cell office:value-type="float" office:value="178.258" calcext:value-type="float">
            <text:p>178.25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3603" calcext:value-type="float">
            <text:p>0.0223603</text:p>
          </table:table-cell>
        </table:table-row>
        <table:table-row table:style-name="ro1">
          <table:table-cell office:value-type="float" office:value="163.282" calcext:value-type="float">
            <text:p>163.282</text:p>
          </table:table-cell>
          <table:table-cell office:value-type="float" office:value="-3.24677" calcext:value-type="float">
            <text:p>-3.24677</text:p>
          </table:table-cell>
          <table:table-cell office:value-type="float" office:value="178.247" calcext:value-type="float">
            <text:p>178.24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21617" calcext:value-type="float">
            <text:p>0.0221617</text:p>
          </table:table-cell>
        </table:table-row>
        <table:table-row table:style-name="ro1">
          <table:table-cell office:value-type="float" office:value="163.39" calcext:value-type="float">
            <text:p>163.39</text:p>
          </table:table-cell>
          <table:table-cell office:value-type="float" office:value="-3.23561" calcext:value-type="float">
            <text:p>-3.23561</text:p>
          </table:table-cell>
          <table:table-cell office:value-type="float" office:value="178.236" calcext:value-type="float">
            <text:p>178.23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12649" calcext:value-type="float">
            <text:p>0.0212649</text:p>
          </table:table-cell>
        </table:table-row>
        <table:table-row table:style-name="ro1">
          <table:table-cell office:value-type="float" office:value="163.499" calcext:value-type="float">
            <text:p>163.499</text:p>
          </table:table-cell>
          <table:table-cell office:value-type="float" office:value="-3.22466" calcext:value-type="float">
            <text:p>-3.22466</text:p>
          </table:table-cell>
          <table:table-cell office:value-type="float" office:value="178.225" calcext:value-type="float">
            <text:p>178.22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08229" calcext:value-type="float">
            <text:p>0.0208229</text:p>
          </table:table-cell>
        </table:table-row>
        <table:table-row table:style-name="ro1">
          <table:table-cell office:value-type="float" office:value="163.606" calcext:value-type="float">
            <text:p>163.606</text:p>
          </table:table-cell>
          <table:table-cell office:value-type="float" office:value="-3.21404" calcext:value-type="float">
            <text:p>-3.21404</text:p>
          </table:table-cell>
          <table:table-cell office:value-type="float" office:value="178.214" calcext:value-type="float">
            <text:p>178.21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201302" calcext:value-type="float">
            <text:p>0.0201302</text:p>
          </table:table-cell>
        </table:table-row>
        <table:table-row table:style-name="ro1">
          <table:table-cell office:value-type="float" office:value="163.713" calcext:value-type="float">
            <text:p>163.713</text:p>
          </table:table-cell>
          <table:table-cell office:value-type="float" office:value="-3.2036" calcext:value-type="float">
            <text:p>-3.2036</text:p>
          </table:table-cell>
          <table:table-cell office:value-type="float" office:value="178.204" calcext:value-type="float">
            <text:p>178.20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96436" calcext:value-type="float">
            <text:p>0.0196436</text:p>
          </table:table-cell>
        </table:table-row>
        <table:table-row table:style-name="ro1">
          <table:table-cell office:value-type="float" office:value="163.82" calcext:value-type="float">
            <text:p>163.82</text:p>
          </table:table-cell>
          <table:table-cell office:value-type="float" office:value="-3.19333" calcext:value-type="float">
            <text:p>-3.19333</text:p>
          </table:table-cell>
          <table:table-cell office:value-type="float" office:value="178.193" calcext:value-type="float">
            <text:p>178.19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93621" calcext:value-type="float">
            <text:p>0.0193621</text:p>
          </table:table-cell>
        </table:table-row>
        <table:table-row table:style-name="ro1">
          <table:table-cell office:value-type="float" office:value="163.93" calcext:value-type="float">
            <text:p>163.93</text:p>
          </table:table-cell>
          <table:table-cell office:value-type="float" office:value="-3.18307" calcext:value-type="float">
            <text:p>-3.18307</text:p>
          </table:table-cell>
          <table:table-cell office:value-type="float" office:value="178.183" calcext:value-type="float">
            <text:p>178.18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93108" calcext:value-type="float">
            <text:p>0.0193108</text:p>
          </table:table-cell>
        </table:table-row>
        <table:table-row table:style-name="ro1">
          <table:table-cell office:value-type="float" office:value="164.032" calcext:value-type="float">
            <text:p>164.032</text:p>
          </table:table-cell>
          <table:table-cell office:value-type="float" office:value="-3.17365" calcext:value-type="float">
            <text:p>-3.17365</text:p>
          </table:table-cell>
          <table:table-cell office:value-type="float" office:value="178.174" calcext:value-type="float">
            <text:p>178.17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0858" calcext:value-type="float">
            <text:p>0.0180858</text:p>
          </table:table-cell>
        </table:table-row>
        <table:table-row table:style-name="ro1">
          <table:table-cell office:value-type="float" office:value="164.144" calcext:value-type="float">
            <text:p>164.144</text:p>
          </table:table-cell>
          <table:table-cell office:value-type="float" office:value="-3.16351" calcext:value-type="float">
            <text:p>-3.16351</text:p>
          </table:table-cell>
          <table:table-cell office:value-type="float" office:value="178.164" calcext:value-type="float">
            <text:p>178.16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1289" calcext:value-type="float">
            <text:p>0.0181289</text:p>
          </table:table-cell>
        </table:table-row>
        <table:table-row table:style-name="ro1">
          <table:table-cell office:value-type="float" office:value="164.247" calcext:value-type="float">
            <text:p>164.247</text:p>
          </table:table-cell>
          <table:table-cell office:value-type="float" office:value="-3.15443" calcext:value-type="float">
            <text:p>-3.15443</text:p>
          </table:table-cell>
          <table:table-cell office:value-type="float" office:value="178.154" calcext:value-type="float">
            <text:p>178.15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72152" calcext:value-type="float">
            <text:p>0.0172152</text:p>
          </table:table-cell>
        </table:table-row>
        <table:table-row table:style-name="ro1">
          <table:table-cell office:value-type="float" office:value="164.359" calcext:value-type="float">
            <text:p>164.359</text:p>
          </table:table-cell>
          <table:table-cell office:value-type="float" office:value="-3.14481" calcext:value-type="float">
            <text:p>-3.14481</text:p>
          </table:table-cell>
          <table:table-cell office:value-type="float" office:value="178.145" calcext:value-type="float">
            <text:p>178.14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79603" calcext:value-type="float">
            <text:p>0.0179603</text:p>
          </table:table-cell>
        </table:table-row>
        <table:table-row table:style-name="ro1">
          <table:table-cell office:value-type="float" office:value="164.471" calcext:value-type="float">
            <text:p>164.471</text:p>
          </table:table-cell>
          <table:table-cell office:value-type="float" office:value="-3.13528" calcext:value-type="float">
            <text:p>-3.13528</text:p>
          </table:table-cell>
          <table:table-cell office:value-type="float" office:value="178.135" calcext:value-type="float">
            <text:p>178.13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0976" calcext:value-type="float">
            <text:p>0.0180976</text:p>
          </table:table-cell>
        </table:table-row>
        <table:table-row table:style-name="ro1">
          <table:table-cell office:value-type="float" office:value="164.572" calcext:value-type="float">
            <text:p>164.572</text:p>
          </table:table-cell>
          <table:table-cell office:value-type="float" office:value="-3.12695" calcext:value-type="float">
            <text:p>-3.12695</text:p>
          </table:table-cell>
          <table:table-cell office:value-type="float" office:value="178.127" calcext:value-type="float">
            <text:p>178.12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63011" calcext:value-type="float">
            <text:p>0.0163011</text:p>
          </table:table-cell>
        </table:table-row>
        <table:table-row table:style-name="ro1">
          <table:table-cell office:value-type="float" office:value="164.685" calcext:value-type="float">
            <text:p>164.685</text:p>
          </table:table-cell>
          <table:table-cell office:value-type="float" office:value="-3.11781" calcext:value-type="float">
            <text:p>-3.11781</text:p>
          </table:table-cell>
          <table:table-cell office:value-type="float" office:value="178.118" calcext:value-type="float">
            <text:p>178.11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70753" calcext:value-type="float">
            <text:p>0.0170753</text:p>
          </table:table-cell>
        </table:table-row>
        <table:table-row table:style-name="ro1">
          <table:table-cell office:value-type="float" office:value="164.797" calcext:value-type="float">
            <text:p>164.797</text:p>
          </table:table-cell>
          <table:table-cell office:value-type="float" office:value="-3.10904" calcext:value-type="float">
            <text:p>-3.10904</text:p>
          </table:table-cell>
          <table:table-cell office:value-type="float" office:value="178.109" calcext:value-type="float">
            <text:p>178.10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60686" calcext:value-type="float">
            <text:p>0.0160686</text:p>
          </table:table-cell>
        </table:table-row>
        <table:table-row table:style-name="ro1">
          <table:table-cell office:value-type="float" office:value="164.921" calcext:value-type="float">
            <text:p>164.921</text:p>
          </table:table-cell>
          <table:table-cell office:value-type="float" office:value="-3.09958" calcext:value-type="float">
            <text:p>-3.09958</text:p>
          </table:table-cell>
          <table:table-cell office:value-type="float" office:value="178.1" calcext:value-type="float">
            <text:p>178.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71626" calcext:value-type="float">
            <text:p>0.0171626</text:p>
          </table:table-cell>
        </table:table-row>
        <table:table-row table:style-name="ro1">
          <table:table-cell office:value-type="float" office:value="165.035" calcext:value-type="float">
            <text:p>165.035</text:p>
          </table:table-cell>
          <table:table-cell office:value-type="float" office:value="-3.0909" calcext:value-type="float">
            <text:p>-3.0909</text:p>
          </table:table-cell>
          <table:table-cell office:value-type="float" office:value="178.091" calcext:value-type="float">
            <text:p>178.09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62839" calcext:value-type="float">
            <text:p>0.0162839</text:p>
          </table:table-cell>
        </table:table-row>
        <table:table-row table:style-name="ro1">
          <table:table-cell office:value-type="float" office:value="165.156" calcext:value-type="float">
            <text:p>165.156</text:p>
          </table:table-cell>
          <table:table-cell office:value-type="float" office:value="-3.08194" calcext:value-type="float">
            <text:p>-3.08194</text:p>
          </table:table-cell>
          <table:table-cell office:value-type="float" office:value="178.082" calcext:value-type="float">
            <text:p>178.08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65305" calcext:value-type="float">
            <text:p>0.0165305</text:p>
          </table:table-cell>
        </table:table-row>
        <table:table-row table:style-name="ro1">
          <table:table-cell office:value-type="float" office:value="165.267" calcext:value-type="float">
            <text:p>165.267</text:p>
          </table:table-cell>
          <table:table-cell office:value-type="float" office:value="-3.07408" calcext:value-type="float">
            <text:p>-3.07408</text:p>
          </table:table-cell>
          <table:table-cell office:value-type="float" office:value="178.074" calcext:value-type="float">
            <text:p>178.07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49114" calcext:value-type="float">
            <text:p>0.0149114</text:p>
          </table:table-cell>
        </table:table-row>
        <table:table-row table:style-name="ro1">
          <table:table-cell office:value-type="float" office:value="165.388" calcext:value-type="float">
            <text:p>165.388</text:p>
          </table:table-cell>
          <table:table-cell office:value-type="float" office:value="-3.06583" calcext:value-type="float">
            <text:p>-3.06583</text:p>
          </table:table-cell>
          <table:table-cell office:value-type="float" office:value="178.066" calcext:value-type="float">
            <text:p>178.06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53204" calcext:value-type="float">
            <text:p>0.0153204</text:p>
          </table:table-cell>
        </table:table-row>
        <table:table-row table:style-name="ro1">
          <table:table-cell office:value-type="float" office:value="165.499" calcext:value-type="float">
            <text:p>165.499</text:p>
          </table:table-cell>
          <table:table-cell office:value-type="float" office:value="-3.0583" calcext:value-type="float">
            <text:p>-3.0583</text:p>
          </table:table-cell>
          <table:table-cell office:value-type="float" office:value="178.058" calcext:value-type="float">
            <text:p>178.05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4046" calcext:value-type="float">
            <text:p>0.014046</text:p>
          </table:table-cell>
        </table:table-row>
        <table:table-row table:style-name="ro1">
          <table:table-cell office:value-type="float" office:value="165.621" calcext:value-type="float">
            <text:p>165.621</text:p>
          </table:table-cell>
          <table:table-cell office:value-type="float" office:value="-3.05023" calcext:value-type="float">
            <text:p>-3.05023</text:p>
          </table:table-cell>
          <table:table-cell office:value-type="float" office:value="178.05" calcext:value-type="float">
            <text:p>178.0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47955" calcext:value-type="float">
            <text:p>0.0147955</text:p>
          </table:table-cell>
        </table:table-row>
        <table:table-row table:style-name="ro1">
          <table:table-cell office:value-type="float" office:value="165.727" calcext:value-type="float">
            <text:p>165.727</text:p>
          </table:table-cell>
          <table:table-cell office:value-type="float" office:value="-3.04352" calcext:value-type="float">
            <text:p>-3.04352</text:p>
          </table:table-cell>
          <table:table-cell office:value-type="float" office:value="178.044" calcext:value-type="float">
            <text:p>178.04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32207" calcext:value-type="float">
            <text:p>0.0132207</text:p>
          </table:table-cell>
        </table:table-row>
        <table:table-row table:style-name="ro1">
          <table:table-cell office:value-type="float" office:value="165.84" calcext:value-type="float">
            <text:p>165.84</text:p>
          </table:table-cell>
          <table:table-cell office:value-type="float" office:value="-3.03639" calcext:value-type="float">
            <text:p>-3.03639</text:p>
          </table:table-cell>
          <table:table-cell office:value-type="float" office:value="178.036" calcext:value-type="float">
            <text:p>178.03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32891" calcext:value-type="float">
            <text:p>0.0132891</text:p>
          </table:table-cell>
        </table:table-row>
        <table:table-row table:style-name="ro1">
          <table:table-cell office:value-type="float" office:value="165.949" calcext:value-type="float">
            <text:p>165.949</text:p>
          </table:table-cell>
          <table:table-cell office:value-type="float" office:value="-3.02972" calcext:value-type="float">
            <text:p>-3.02972</text:p>
          </table:table-cell>
          <table:table-cell office:value-type="float" office:value="178.03" calcext:value-type="float">
            <text:p>178.0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27657" calcext:value-type="float">
            <text:p>0.0127657</text:p>
          </table:table-cell>
        </table:table-row>
        <table:table-row table:style-name="ro1">
          <table:table-cell office:value-type="float" office:value="166.067" calcext:value-type="float">
            <text:p>166.067</text:p>
          </table:table-cell>
          <table:table-cell office:value-type="float" office:value="-3.02283" calcext:value-type="float">
            <text:p>-3.02283</text:p>
          </table:table-cell>
          <table:table-cell office:value-type="float" office:value="178.023" calcext:value-type="float">
            <text:p>178.02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2896" calcext:value-type="float">
            <text:p>0.012896</text:p>
          </table:table-cell>
        </table:table-row>
        <table:table-row table:style-name="ro1">
          <table:table-cell office:value-type="float" office:value="166.19" calcext:value-type="float">
            <text:p>166.19</text:p>
          </table:table-cell>
          <table:table-cell office:value-type="float" office:value="-3.01578" calcext:value-type="float">
            <text:p>-3.01578</text:p>
          </table:table-cell>
          <table:table-cell office:value-type="float" office:value="178.016" calcext:value-type="float">
            <text:p>178.01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31814" calcext:value-type="float">
            <text:p>0.0131814</text:p>
          </table:table-cell>
        </table:table-row>
        <table:table-row table:style-name="ro1">
          <table:table-cell office:value-type="float" office:value="166.301" calcext:value-type="float">
            <text:p>166.301</text:p>
          </table:table-cell>
          <table:table-cell office:value-type="float" office:value="-3.00958" calcext:value-type="float">
            <text:p>-3.00958</text:p>
          </table:table-cell>
          <table:table-cell office:value-type="float" office:value="178.01" calcext:value-type="float">
            <text:p>178.0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2231" calcext:value-type="float">
            <text:p>0.012231</text:p>
          </table:table-cell>
        </table:table-row>
        <table:table-row table:style-name="ro1">
          <table:table-cell office:value-type="float" office:value="166.415" calcext:value-type="float">
            <text:p>166.415</text:p>
          </table:table-cell>
          <table:table-cell office:value-type="float" office:value="-3.00343" calcext:value-type="float">
            <text:p>-3.00343</text:p>
          </table:table-cell>
          <table:table-cell office:value-type="float" office:value="178.003" calcext:value-type="float">
            <text:p>178.00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7109" calcext:value-type="float">
            <text:p>0.0117109</text:p>
          </table:table-cell>
        </table:table-row>
        <table:table-row table:style-name="ro1">
          <table:table-cell office:value-type="float" office:value="166.531" calcext:value-type="float">
            <text:p>166.531</text:p>
          </table:table-cell>
          <table:table-cell office:value-type="float" office:value="-2.99738" calcext:value-type="float">
            <text:p>-2.99738</text:p>
          </table:table-cell>
          <table:table-cell office:value-type="float" office:value="177.997" calcext:value-type="float">
            <text:p>177.99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4664" calcext:value-type="float">
            <text:p>0.0114664</text:p>
          </table:table-cell>
        </table:table-row>
        <table:table-row table:style-name="ro1">
          <table:table-cell office:value-type="float" office:value="166.647" calcext:value-type="float">
            <text:p>166.647</text:p>
          </table:table-cell>
          <table:table-cell office:value-type="float" office:value="-2.99147" calcext:value-type="float">
            <text:p>-2.99147</text:p>
          </table:table-cell>
          <table:table-cell office:value-type="float" office:value="177.991" calcext:value-type="float">
            <text:p>177.991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2141" calcext:value-type="float">
            <text:p>0.0112141</text:p>
          </table:table-cell>
        </table:table-row>
        <table:table-row table:style-name="ro1">
          <table:table-cell office:value-type="float" office:value="166.767" calcext:value-type="float">
            <text:p>166.767</text:p>
          </table:table-cell>
          <table:table-cell office:value-type="float" office:value="-2.98552" calcext:value-type="float">
            <text:p>-2.98552</text:p>
          </table:table-cell>
          <table:table-cell office:value-type="float" office:value="177.986" calcext:value-type="float">
            <text:p>177.98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11459" calcext:value-type="float">
            <text:p>0.0111459</text:p>
          </table:table-cell>
        </table:table-row>
        <table:table-row table:style-name="ro1">
          <table:table-cell office:value-type="float" office:value="166.884" calcext:value-type="float">
            <text:p>166.884</text:p>
          </table:table-cell>
          <table:table-cell office:value-type="float" office:value="-2.97987" calcext:value-type="float">
            <text:p>-2.97987</text:p>
          </table:table-cell>
          <table:table-cell office:value-type="float" office:value="177.98" calcext:value-type="float">
            <text:p>177.9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07236" calcext:value-type="float">
            <text:p>0.0107236</text:p>
          </table:table-cell>
        </table:table-row>
        <table:table-row table:style-name="ro1">
          <table:table-cell office:value-type="float" office:value="167.012" calcext:value-type="float">
            <text:p>167.012</text:p>
          </table:table-cell>
          <table:table-cell office:value-type="float" office:value="-2.97404" calcext:value-type="float">
            <text:p>-2.97404</text:p>
          </table:table-cell>
          <table:table-cell office:value-type="float" office:value="177.974" calcext:value-type="float">
            <text:p>177.97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08161" calcext:value-type="float">
            <text:p>0.0108161</text:p>
          </table:table-cell>
        </table:table-row>
        <table:table-row table:style-name="ro1">
          <table:table-cell office:value-type="float" office:value="167.141" calcext:value-type="float">
            <text:p>167.141</text:p>
          </table:table-cell>
          <table:table-cell office:value-type="float" office:value="-2.96826" calcext:value-type="float">
            <text:p>-2.96826</text:p>
          </table:table-cell>
          <table:table-cell office:value-type="float" office:value="177.968" calcext:value-type="float">
            <text:p>177.96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08289" calcext:value-type="float">
            <text:p>0.0108289</text:p>
          </table:table-cell>
        </table:table-row>
        <table:table-row table:style-name="ro1">
          <table:table-cell office:value-type="float" office:value="167.26" calcext:value-type="float">
            <text:p>167.26</text:p>
          </table:table-cell>
          <table:table-cell office:value-type="float" office:value="-2.96307" calcext:value-type="float">
            <text:p>-2.96307</text:p>
          </table:table-cell>
          <table:table-cell office:value-type="float" office:value="177.963" calcext:value-type="float">
            <text:p>177.96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00748" calcext:value-type="float">
            <text:p>0.0100748</text:p>
          </table:table-cell>
        </table:table-row>
        <table:table-row table:style-name="ro1">
          <table:table-cell office:value-type="float" office:value="167.384" calcext:value-type="float">
            <text:p>167.384</text:p>
          </table:table-cell>
          <table:table-cell office:value-type="float" office:value="-2.95793" calcext:value-type="float">
            <text:p>-2.95793</text:p>
          </table:table-cell>
          <table:table-cell office:value-type="float" office:value="177.958" calcext:value-type="float">
            <text:p>177.95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978732" calcext:value-type="float">
            <text:p>0.00978732</text:p>
          </table:table-cell>
        </table:table-row>
        <table:table-row table:style-name="ro1">
          <table:table-cell office:value-type="float" office:value="167.531" calcext:value-type="float">
            <text:p>167.531</text:p>
          </table:table-cell>
          <table:table-cell office:value-type="float" office:value="-2.9521" calcext:value-type="float">
            <text:p>-2.9521</text:p>
          </table:table-cell>
          <table:table-cell office:value-type="float" office:value="177.952" calcext:value-type="float">
            <text:p>177.95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104999" calcext:value-type="float">
            <text:p>0.0104999</text:p>
          </table:table-cell>
        </table:table-row>
        <table:table-row table:style-name="ro1">
          <table:table-cell office:value-type="float" office:value="167.654" calcext:value-type="float">
            <text:p>167.654</text:p>
          </table:table-cell>
          <table:table-cell office:value-type="float" office:value="-2.94737" calcext:value-type="float">
            <text:p>-2.94737</text:p>
          </table:table-cell>
          <table:table-cell office:value-type="float" office:value="177.947" calcext:value-type="float">
            <text:p>177.94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93533" calcext:value-type="float">
            <text:p>0.0093533</text:p>
          </table:table-cell>
        </table:table-row>
        <table:table-row table:style-name="ro1">
          <table:table-cell office:value-type="float" office:value="167.779" calcext:value-type="float">
            <text:p>167.779</text:p>
          </table:table-cell>
          <table:table-cell office:value-type="float" office:value="-2.94279" calcext:value-type="float">
            <text:p>-2.94279</text:p>
          </table:table-cell>
          <table:table-cell office:value-type="float" office:value="177.943" calcext:value-type="float">
            <text:p>177.94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883487" calcext:value-type="float">
            <text:p>0.00883487</text:p>
          </table:table-cell>
        </table:table-row>
        <table:table-row table:style-name="ro1">
          <table:table-cell office:value-type="float" office:value="167.907" calcext:value-type="float">
            <text:p>167.907</text:p>
          </table:table-cell>
          <table:table-cell office:value-type="float" office:value="-2.93819" calcext:value-type="float">
            <text:p>-2.93819</text:p>
          </table:table-cell>
          <table:table-cell office:value-type="float" office:value="177.938" calcext:value-type="float">
            <text:p>177.93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86241" calcext:value-type="float">
            <text:p>0.0086241</text:p>
          </table:table-cell>
        </table:table-row>
        <table:table-row table:style-name="ro1">
          <table:table-cell office:value-type="float" office:value="168.023" calcext:value-type="float">
            <text:p>168.023</text:p>
          </table:table-cell>
          <table:table-cell office:value-type="float" office:value="-2.93417" calcext:value-type="float">
            <text:p>-2.93417</text:p>
          </table:table-cell>
          <table:table-cell office:value-type="float" office:value="177.934" calcext:value-type="float">
            <text:p>177.934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86322" calcext:value-type="float">
            <text:p>0.00786322</text:p>
          </table:table-cell>
        </table:table-row>
        <table:table-row table:style-name="ro1">
          <table:table-cell office:value-type="float" office:value="168.147" calcext:value-type="float">
            <text:p>168.147</text:p>
          </table:table-cell>
          <table:table-cell office:value-type="float" office:value="-2.92993" calcext:value-type="float">
            <text:p>-2.92993</text:p>
          </table:table-cell>
          <table:table-cell office:value-type="float" office:value="177.93" calcext:value-type="float">
            <text:p>177.93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93074" calcext:value-type="float">
            <text:p>0.00793074</text:p>
          </table:table-cell>
        </table:table-row>
        <table:table-row table:style-name="ro1">
          <table:table-cell office:value-type="float" office:value="168.27" calcext:value-type="float">
            <text:p>168.27</text:p>
          </table:table-cell>
          <table:table-cell office:value-type="float" office:value="-2.92595" calcext:value-type="float">
            <text:p>-2.92595</text:p>
          </table:table-cell>
          <table:table-cell office:value-type="float" office:value="177.926" calcext:value-type="float">
            <text:p>177.92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57907" calcext:value-type="float">
            <text:p>0.00757907</text:p>
          </table:table-cell>
        </table:table-row>
        <table:table-row table:style-name="ro1">
          <table:table-cell office:value-type="float" office:value="168.389" calcext:value-type="float">
            <text:p>168.389</text:p>
          </table:table-cell>
          <table:table-cell office:value-type="float" office:value="-2.92218" calcext:value-type="float">
            <text:p>-2.92218</text:p>
          </table:table-cell>
          <table:table-cell office:value-type="float" office:value="177.922" calcext:value-type="float">
            <text:p>177.92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724124" calcext:value-type="float">
            <text:p>0.00724124</text:p>
          </table:table-cell>
        </table:table-row>
        <table:table-row table:style-name="ro1">
          <table:table-cell office:value-type="float" office:value="168.513" calcext:value-type="float">
            <text:p>168.513</text:p>
          </table:table-cell>
          <table:table-cell office:value-type="float" office:value="-2.91852" calcext:value-type="float">
            <text:p>-2.91852</text:p>
          </table:table-cell>
          <table:table-cell office:value-type="float" office:value="177.919" calcext:value-type="float">
            <text:p>177.91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69872" calcext:value-type="float">
            <text:p>0.0069872</text:p>
          </table:table-cell>
        </table:table-row>
        <table:table-row table:style-name="ro1">
          <table:table-cell office:value-type="float" office:value="168.635" calcext:value-type="float">
            <text:p>168.635</text:p>
          </table:table-cell>
          <table:table-cell office:value-type="float" office:value="-2.91498" calcext:value-type="float">
            <text:p>-2.91498</text:p>
          </table:table-cell>
          <table:table-cell office:value-type="float" office:value="177.915" calcext:value-type="float">
            <text:p>177.91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668144" calcext:value-type="float">
            <text:p>0.00668144</text:p>
          </table:table-cell>
        </table:table-row>
        <table:table-row table:style-name="ro1">
          <table:table-cell office:value-type="float" office:value="168.754" calcext:value-type="float">
            <text:p>168.754</text:p>
          </table:table-cell>
          <table:table-cell office:value-type="float" office:value="-2.91162" calcext:value-type="float">
            <text:p>-2.91162</text:p>
          </table:table-cell>
          <table:table-cell office:value-type="float" office:value="177.912" calcext:value-type="float">
            <text:p>177.91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644143" calcext:value-type="float">
            <text:p>0.00644143</text:p>
          </table:table-cell>
        </table:table-row>
        <table:table-row table:style-name="ro1">
          <table:table-cell office:value-type="float" office:value="168.878" calcext:value-type="float">
            <text:p>168.878</text:p>
          </table:table-cell>
          <table:table-cell office:value-type="float" office:value="-2.90837" calcext:value-type="float">
            <text:p>-2.90837</text:p>
          </table:table-cell>
          <table:table-cell office:value-type="float" office:value="177.908" calcext:value-type="float">
            <text:p>177.90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625729" calcext:value-type="float">
            <text:p>0.00625729</text:p>
          </table:table-cell>
        </table:table-row>
        <table:table-row table:style-name="ro1">
          <table:table-cell office:value-type="float" office:value="168.991" calcext:value-type="float">
            <text:p>168.991</text:p>
          </table:table-cell>
          <table:table-cell office:value-type="float" office:value="-2.9055" calcext:value-type="float">
            <text:p>-2.9055</text:p>
          </table:table-cell>
          <table:table-cell office:value-type="float" office:value="177.906" calcext:value-type="float">
            <text:p>177.90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67447" calcext:value-type="float">
            <text:p>0.00567447</text:p>
          </table:table-cell>
        </table:table-row>
        <table:table-row table:style-name="ro1">
          <table:table-cell office:value-type="float" office:value="169.114" calcext:value-type="float">
            <text:p>169.114</text:p>
          </table:table-cell>
          <table:table-cell office:value-type="float" office:value="-2.90237" calcext:value-type="float">
            <text:p>-2.90237</text:p>
          </table:table-cell>
          <table:table-cell office:value-type="float" office:value="177.902" calcext:value-type="float">
            <text:p>177.90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77858" calcext:value-type="float">
            <text:p>0.00577858</text:p>
          </table:table-cell>
        </table:table-row>
        <table:table-row table:style-name="ro1">
          <table:table-cell office:value-type="float" office:value="169.223" calcext:value-type="float">
            <text:p>169.223</text:p>
          </table:table-cell>
          <table:table-cell office:value-type="float" office:value="-2.89972" calcext:value-type="float">
            <text:p>-2.89972</text:p>
          </table:table-cell>
          <table:table-cell office:value-type="float" office:value="177.9" calcext:value-type="float">
            <text:p>177.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2305" calcext:value-type="float">
            <text:p>0.0052305</text:p>
          </table:table-cell>
        </table:table-row>
        <table:table-row table:style-name="ro1">
          <table:table-cell office:value-type="float" office:value="169.333" calcext:value-type="float">
            <text:p>169.333</text:p>
          </table:table-cell>
          <table:table-cell office:value-type="float" office:value="-2.89722" calcext:value-type="float">
            <text:p>-2.89722</text:p>
          </table:table-cell>
          <table:table-cell office:value-type="float" office:value="177.897" calcext:value-type="float">
            <text:p>177.897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87792" calcext:value-type="float">
            <text:p>0.00487792</text:p>
          </table:table-cell>
        </table:table-row>
        <table:table-row table:style-name="ro1">
          <table:table-cell office:value-type="float" office:value="169.445" calcext:value-type="float">
            <text:p>169.445</text:p>
          </table:table-cell>
          <table:table-cell office:value-type="float" office:value="-2.89455" calcext:value-type="float">
            <text:p>-2.89455</text:p>
          </table:table-cell>
          <table:table-cell office:value-type="float" office:value="177.895" calcext:value-type="float">
            <text:p>177.89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93641" calcext:value-type="float">
            <text:p>0.00493641</text:p>
          </table:table-cell>
        </table:table-row>
        <table:table-row table:style-name="ro1">
          <table:table-cell office:value-type="float" office:value="169.552" calcext:value-type="float">
            <text:p>169.552</text:p>
          </table:table-cell>
          <table:table-cell office:value-type="float" office:value="-2.8922" calcext:value-type="float">
            <text:p>-2.8922</text:p>
          </table:table-cell>
          <table:table-cell office:value-type="float" office:value="177.892" calcext:value-type="float">
            <text:p>177.892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56074" calcext:value-type="float">
            <text:p>0.00456074</text:p>
          </table:table-cell>
        </table:table-row>
        <table:table-row table:style-name="ro1">
          <table:table-cell office:value-type="float" office:value="169.661" calcext:value-type="float">
            <text:p>169.661</text:p>
          </table:table-cell>
          <table:table-cell office:value-type="float" office:value="-2.88994" calcext:value-type="float">
            <text:p>-2.88994</text:p>
          </table:table-cell>
          <table:table-cell office:value-type="float" office:value="177.89" calcext:value-type="float">
            <text:p>177.89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24595" calcext:value-type="float">
            <text:p>0.00424595</text:p>
          </table:table-cell>
        </table:table-row>
        <table:table-row table:style-name="ro1">
          <table:table-cell office:value-type="float" office:value="169.771" calcext:value-type="float">
            <text:p>169.771</text:p>
          </table:table-cell>
          <table:table-cell office:value-type="float" office:value="-2.8876" calcext:value-type="float">
            <text:p>-2.8876</text:p>
          </table:table-cell>
          <table:table-cell office:value-type="float" office:value="177.888" calcext:value-type="float">
            <text:p>177.888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35369" calcext:value-type="float">
            <text:p>0.00435369</text:p>
          </table:table-cell>
        </table:table-row>
        <table:table-row table:style-name="ro1">
          <table:table-cell office:value-type="float" office:value="169.88" calcext:value-type="float">
            <text:p>169.88</text:p>
          </table:table-cell>
          <table:table-cell office:value-type="float" office:value="-2.88539" calcext:value-type="float">
            <text:p>-2.88539</text:p>
          </table:table-cell>
          <table:table-cell office:value-type="float" office:value="177.885" calcext:value-type="float">
            <text:p>177.885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0.05" calcext:value-type="float">
            <text:p>0.05</text:p>
          </table:table-cell>
          <table:table-cell office:value-type="float" office:value="0.00421532" calcext:value-type="float">
            <text:p>0.00421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5-11T01:25:39.876000000</dc:date>
    <meta:editing-duration>PT2M14S</meta:editing-duration>
    <meta:editing-cycles>1</meta:editing-cycles>
    <meta:document-statistic meta:table-count="1" meta:cell-count="1002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82cm" svg:height="19.922cm" xlink:href=".." xlink:type="simple" chart:class="chart:line" chart:style-name="ch1">
        <chart:legend chart:legend-position="end" svg:x="22.021cm" svg:y="9.413cm" style:legend-expansion="high" chart:style-name="ch2"/>
        <chart:plot-area chart:style-name="ch3" table:cell-range-address="c90b_best_result.A13:c90b_best_result.A1443 c90b_best_result.C13:c90b_best_result.C1443 c90b_best_result.E13:c90b_best_result.E1443" chart:data-source-has-labels="both" svg:x="0.491cm" svg:y="0.398cm" svg:width="21.039cm" svg:height="19.126cm">
          <chart:coordinate-region svg:x="1.598cm" svg:y="0.597cm" svg:width="19.932cm" svg:height="17.405cm"/>
          <chart:axis chart:dimension="x" chart:name="primary-x" chart:style-name="ch4" chartooo:axis-type="auto">
            <chartooo:date-scale/>
            <chart:categories table:cell-range-address="c90b_best_result.A13:c90b_best_result.A14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90b_best_result.C14:c90b_best_result.C1443" chart:label-cell-address="c90b_best_result.C13:c90b_best_result.C13" chart:class="chart:line">
            <chart:data-point chart:repeated="1430"/>
          </chart:series>
          <chart:series chart:style-name="ch7" chart:values-cell-range-address="c90b_best_result.E14:c90b_best_result.E1443" chart:label-cell-address="c90b_best_result.E13:c90b_best_result.E13" chart:class="chart:line">
            <chart:data-point chart:repeated="14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c90b_best_result.C13:c90b_best_result.C13</svg:desc>
                </draw:g>
              </table:table-cell>
              <table:table-cell office:value-type="string">
                <text:p>setpoint</text:p>
                <draw:g>
                  <svg:desc>c90b_best_result.E13:c90b_best_result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</text:p>
                <draw:g>
                  <svg:desc>c90b_best_result.A13:c90b_best_result.A1443</svg:desc>
                </draw:g>
              </table:table-cell>
              <table:table-cell office:value-type="float" office:value="184.507">
                <text:p>184.507</text:p>
                <draw:g>
                  <svg:desc>c90b_best_result.C14:c90b_best_result.C1443</svg:desc>
                </draw:g>
              </table:table-cell>
              <table:table-cell office:value-type="float" office:value="180">
                <text:p>180</text:p>
                <draw:g>
                  <svg:desc>c90b_best_result.E14:c90b_best_result.E1443</svg:desc>
                </draw:g>
              </table:table-cell>
            </table:table-row>
            <table:table-row>
              <table:table-cell office:value-type="float" office:value="0.187134">
                <text:p>0.187134</text:p>
              </table:table-cell>
              <table:table-cell office:value-type="float" office:value="184.503">
                <text:p>184.5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300781">
                <text:p>0.300781</text:p>
              </table:table-cell>
              <table:table-cell office:value-type="float" office:value="184.497">
                <text:p>184.4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435181">
                <text:p>0.435181</text:p>
              </table:table-cell>
              <table:table-cell office:value-type="float" office:value="184.488">
                <text:p>184.4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562988">
                <text:p>0.562988</text:p>
              </table:table-cell>
              <table:table-cell office:value-type="float" office:value="184.475">
                <text:p>184.4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681763">
                <text:p>0.681763</text:p>
              </table:table-cell>
              <table:table-cell office:value-type="float" office:value="184.455">
                <text:p>184.4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804443">
                <text:p>0.804443</text:p>
              </table:table-cell>
              <table:table-cell office:value-type="float" office:value="184.428">
                <text:p>184.4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927368">
                <text:p>0.927368</text:p>
              </table:table-cell>
              <table:table-cell office:value-type="float" office:value="184.392">
                <text:p>184.3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04883">
                <text:p>1.04883</text:p>
              </table:table-cell>
              <table:table-cell office:value-type="float" office:value="184.348">
                <text:p>184.3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16895">
                <text:p>1.16895</text:p>
              </table:table-cell>
              <table:table-cell office:value-type="float" office:value="184.296">
                <text:p>184.2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2865">
                <text:p>1.2865</text:p>
              </table:table-cell>
              <table:table-cell office:value-type="float" office:value="184.232">
                <text:p>184.2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40759">
                <text:p>1.40759</text:p>
              </table:table-cell>
              <table:table-cell office:value-type="float" office:value="184.153">
                <text:p>184.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53662">
                <text:p>1.53662</text:p>
              </table:table-cell>
              <table:table-cell office:value-type="float" office:value="184.069">
                <text:p>184.0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65833">
                <text:p>1.65833</text:p>
              </table:table-cell>
              <table:table-cell office:value-type="float" office:value="183.97">
                <text:p>183.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78821">
                <text:p>1.78821</text:p>
              </table:table-cell>
              <table:table-cell office:value-type="float" office:value="183.868">
                <text:p>183.8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.9104">
                <text:p>1.9104</text:p>
              </table:table-cell>
              <table:table-cell office:value-type="float" office:value="183.758">
                <text:p>183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03235">
                <text:p>2.03235</text:p>
              </table:table-cell>
              <table:table-cell office:value-type="float" office:value="183.639">
                <text:p>183.6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15552">
                <text:p>2.15552</text:p>
              </table:table-cell>
              <table:table-cell office:value-type="float" office:value="183.52">
                <text:p>183.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27258">
                <text:p>2.27258</text:p>
              </table:table-cell>
              <table:table-cell office:value-type="float" office:value="183.392">
                <text:p>183.3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39282">
                <text:p>2.39282</text:p>
              </table:table-cell>
              <table:table-cell office:value-type="float" office:value="183.258">
                <text:p>183.2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51343">
                <text:p>2.51343</text:p>
              </table:table-cell>
              <table:table-cell office:value-type="float" office:value="183.115">
                <text:p>183.1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63745">
                <text:p>2.63745</text:p>
              </table:table-cell>
              <table:table-cell office:value-type="float" office:value="182.958">
                <text:p>182.9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76941">
                <text:p>2.76941</text:p>
              </table:table-cell>
              <table:table-cell office:value-type="float" office:value="182.804">
                <text:p>182.8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.89563">
                <text:p>2.89563</text:p>
              </table:table-cell>
              <table:table-cell office:value-type="float" office:value="182.65">
                <text:p>182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0188">
                <text:p>3.0188</text:p>
              </table:table-cell>
              <table:table-cell office:value-type="float" office:value="182.488">
                <text:p>182.4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14575">
                <text:p>3.14575</text:p>
              </table:table-cell>
              <table:table-cell office:value-type="float" office:value="182.312">
                <text:p>182.3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28125">
                <text:p>3.28125</text:p>
              </table:table-cell>
              <table:table-cell office:value-type="float" office:value="182.155">
                <text:p>182.1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40125">
                <text:p>3.40125</text:p>
              </table:table-cell>
              <table:table-cell office:value-type="float" office:value="181.994">
                <text:p>181.9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52222">
                <text:p>3.52222</text:p>
              </table:table-cell>
              <table:table-cell office:value-type="float" office:value="181.84">
                <text:p>181.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63831">
                <text:p>3.63831</text:p>
              </table:table-cell>
              <table:table-cell office:value-type="float" office:value="181.681">
                <text:p>181.6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75659">
                <text:p>3.75659</text:p>
              </table:table-cell>
              <table:table-cell office:value-type="float" office:value="181.526">
                <text:p>181.5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87122">
                <text:p>3.87122</text:p>
              </table:table-cell>
              <table:table-cell office:value-type="float" office:value="181.373">
                <text:p>181.3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.98413">
                <text:p>3.98413</text:p>
              </table:table-cell>
              <table:table-cell office:value-type="float" office:value="181.222">
                <text:p>181.2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0957">
                <text:p>4.0957</text:p>
              </table:table-cell>
              <table:table-cell office:value-type="float" office:value="181.07">
                <text:p>181.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20715">
                <text:p>4.20715</text:p>
              </table:table-cell>
              <table:table-cell office:value-type="float" office:value="180.918">
                <text:p>180.9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3186">
                <text:p>4.3186</text:p>
              </table:table-cell>
              <table:table-cell office:value-type="float" office:value="180.764">
                <text:p>180.7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43152">
                <text:p>4.43152</text:p>
              </table:table-cell>
              <table:table-cell office:value-type="float" office:value="180.612">
                <text:p>180.6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54358">
                <text:p>4.54358</text:p>
              </table:table-cell>
              <table:table-cell office:value-type="float" office:value="180.46">
                <text:p>180.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65564">
                <text:p>4.65564</text:p>
              </table:table-cell>
              <table:table-cell office:value-type="float" office:value="180.293">
                <text:p>180.2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77869">
                <text:p>4.77869</text:p>
              </table:table-cell>
              <table:table-cell office:value-type="float" office:value="180.125">
                <text:p>180.1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.90271">
                <text:p>4.90271</text:p>
              </table:table-cell>
              <table:table-cell office:value-type="float" office:value="179.971">
                <text:p>179.9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01758">
                <text:p>5.01758</text:p>
              </table:table-cell>
              <table:table-cell office:value-type="float" office:value="179.809">
                <text:p>179.8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13855">
                <text:p>5.13855</text:p>
              </table:table-cell>
              <table:table-cell office:value-type="float" office:value="179.65">
                <text:p>179.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25757">
                <text:p>5.25757</text:p>
              </table:table-cell>
              <table:table-cell office:value-type="float" office:value="179.458">
                <text:p>179.4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40161">
                <text:p>5.40161</text:p>
              </table:table-cell>
              <table:table-cell office:value-type="float" office:value="179.258">
                <text:p>179.2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55237">
                <text:p>5.55237</text:p>
              </table:table-cell>
              <table:table-cell office:value-type="float" office:value="179.125">
                <text:p>179.1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65466">
                <text:p>5.65466</text:p>
              </table:table-cell>
              <table:table-cell office:value-type="float" office:value="178.981">
                <text:p>178.9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76794">
                <text:p>5.76794</text:p>
              </table:table-cell>
              <table:table-cell office:value-type="float" office:value="178.841">
                <text:p>178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87952">
                <text:p>5.87952</text:p>
              </table:table-cell>
              <table:table-cell office:value-type="float" office:value="178.704">
                <text:p>178.7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.99255">
                <text:p>5.99255</text:p>
              </table:table-cell>
              <table:table-cell office:value-type="float" office:value="178.567">
                <text:p>178.5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11072">
                <text:p>6.11072</text:p>
              </table:table-cell>
              <table:table-cell office:value-type="float" office:value="178.436">
                <text:p>178.4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2301">
                <text:p>6.2301</text:p>
              </table:table-cell>
              <table:table-cell office:value-type="float" office:value="178.316">
                <text:p>178.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34656">
                <text:p>6.34656</text:p>
              </table:table-cell>
              <table:table-cell office:value-type="float" office:value="178.204">
                <text:p>178.2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46399">
                <text:p>6.46399</text:p>
              </table:table-cell>
              <table:table-cell office:value-type="float" office:value="178.106">
                <text:p>178.1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57776">
                <text:p>6.57776</text:p>
              </table:table-cell>
              <table:table-cell office:value-type="float" office:value="178.02">
                <text:p>178.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69031">
                <text:p>6.69031</text:p>
              </table:table-cell>
              <table:table-cell office:value-type="float" office:value="177.943">
                <text:p>177.9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80701">
                <text:p>6.80701</text:p>
              </table:table-cell>
              <table:table-cell office:value-type="float" office:value="177.881">
                <text:p>177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.91882">
                <text:p>6.91882</text:p>
              </table:table-cell>
              <table:table-cell office:value-type="float" office:value="177.831">
                <text:p>177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03552">
                <text:p>7.03552</text:p>
              </table:table-cell>
              <table:table-cell office:value-type="float" office:value="177.795">
                <text:p>177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14929">
                <text:p>7.14929</text:p>
              </table:table-cell>
              <table:table-cell office:value-type="float" office:value="177.775">
                <text:p>177.7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26062">
                <text:p>7.26062</text:p>
              </table:table-cell>
              <table:table-cell office:value-type="float" office:value="177.769">
                <text:p>177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37268">
                <text:p>7.37268</text:p>
              </table:table-cell>
              <table:table-cell office:value-type="float" office:value="177.778">
                <text:p>177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48816">
                <text:p>7.48816</text:p>
              </table:table-cell>
              <table:table-cell office:value-type="float" office:value="177.802">
                <text:p>177.8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60632">
                <text:p>7.60632</text:p>
              </table:table-cell>
              <table:table-cell office:value-type="float" office:value="177.843">
                <text:p>177.8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72546">
                <text:p>7.72546</text:p>
              </table:table-cell>
              <table:table-cell office:value-type="float" office:value="177.901">
                <text:p>177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84778">
                <text:p>7.84778</text:p>
              </table:table-cell>
              <table:table-cell office:value-type="float" office:value="177.967">
                <text:p>177.9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.95935">
                <text:p>7.95935</text:p>
              </table:table-cell>
              <table:table-cell office:value-type="float" office:value="178.051">
                <text:p>178.0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07922">
                <text:p>8.07922</text:p>
              </table:table-cell>
              <table:table-cell office:value-type="float" office:value="178.147">
                <text:p>178.1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19861">
                <text:p>8.19861</text:p>
              </table:table-cell>
              <table:table-cell office:value-type="float" office:value="178.252">
                <text:p>178.2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31604">
                <text:p>8.31604</text:p>
              </table:table-cell>
              <table:table-cell office:value-type="float" office:value="178.37">
                <text:p>178.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43665">
                <text:p>8.43665</text:p>
              </table:table-cell>
              <table:table-cell office:value-type="float" office:value="178.493">
                <text:p>178.4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55505">
                <text:p>8.55505</text:p>
              </table:table-cell>
              <table:table-cell office:value-type="float" office:value="178.628">
                <text:p>178.6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67883">
                <text:p>8.67883</text:p>
              </table:table-cell>
              <table:table-cell office:value-type="float" office:value="178.765">
                <text:p>178.7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80115">
                <text:p>8.80115</text:p>
              </table:table-cell>
              <table:table-cell office:value-type="float" office:value="178.897">
                <text:p>178.8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.91785">
                <text:p>8.91785</text:p>
              </table:table-cell>
              <table:table-cell office:value-type="float" office:value="179.025">
                <text:p>179.0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03162">
                <text:p>9.03162</text:p>
              </table:table-cell>
              <table:table-cell office:value-type="float" office:value="179.15">
                <text:p>179.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14514">
                <text:p>9.14514</text:p>
              </table:table-cell>
              <table:table-cell office:value-type="float" office:value="179.271">
                <text:p>179.2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2594">
                <text:p>9.2594</text:p>
              </table:table-cell>
              <table:table-cell office:value-type="float" office:value="179.385">
                <text:p>179.3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37244">
                <text:p>9.37244</text:p>
              </table:table-cell>
              <table:table-cell office:value-type="float" office:value="179.495">
                <text:p>179.4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49011">
                <text:p>9.49011</text:p>
              </table:table-cell>
              <table:table-cell office:value-type="float" office:value="179.593">
                <text:p>179.5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60535">
                <text:p>9.60535</text:p>
              </table:table-cell>
              <table:table-cell office:value-type="float" office:value="179.68">
                <text:p>179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72009">
                <text:p>9.72009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83679">
                <text:p>9.83679</text:p>
              </table:table-cell>
              <table:table-cell office:value-type="float" office:value="179.823">
                <text:p>179.8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.95105">
                <text:p>9.95105</text:p>
              </table:table-cell>
              <table:table-cell office:value-type="float" office:value="179.877">
                <text:p>179.8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0653">
                <text:p>10.0653</text:p>
              </table:table-cell>
              <table:table-cell office:value-type="float" office:value="179.923">
                <text:p>179.9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1903">
                <text:p>10.1903</text:p>
              </table:table-cell>
              <table:table-cell office:value-type="float" office:value="179.954">
                <text:p>179.9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3094">
                <text:p>10.3094</text:p>
              </table:table-cell>
              <table:table-cell office:value-type="float" office:value="179.974">
                <text:p>179.9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4308">
                <text:p>10.4308</text:p>
              </table:table-cell>
              <table:table-cell office:value-type="float" office:value="179.984">
                <text:p>179.9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5536">
                <text:p>10.5536</text:p>
              </table:table-cell>
              <table:table-cell office:value-type="float" office:value="179.983">
                <text:p>179.9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6688">
                <text:p>10.6688</text:p>
              </table:table-cell>
              <table:table-cell office:value-type="float" office:value="179.975">
                <text:p>179.9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7836">
                <text:p>10.7836</text:p>
              </table:table-cell>
              <table:table-cell office:value-type="float" office:value="179.959">
                <text:p>179.9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.9034">
                <text:p>10.9034</text:p>
              </table:table-cell>
              <table:table-cell office:value-type="float" office:value="179.938">
                <text:p>179.9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0206">
                <text:p>11.0206</text:p>
              </table:table-cell>
              <table:table-cell office:value-type="float" office:value="179.912">
                <text:p>179.9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1381">
                <text:p>11.1381</text:p>
              </table:table-cell>
              <table:table-cell office:value-type="float" office:value="179.882">
                <text:p>179.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2577">
                <text:p>11.2577</text:p>
              </table:table-cell>
              <table:table-cell office:value-type="float" office:value="179.852">
                <text:p>179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371">
                <text:p>11.371</text:p>
              </table:table-cell>
              <table:table-cell office:value-type="float" office:value="179.82">
                <text:p>179.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4891">
                <text:p>11.4891</text:p>
              </table:table-cell>
              <table:table-cell office:value-type="float" office:value="179.787">
                <text:p>179.7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6132">
                <text:p>11.6132</text:p>
              </table:table-cell>
              <table:table-cell office:value-type="float" office:value="179.755">
                <text:p>179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7404">
                <text:p>11.7404</text:p>
              </table:table-cell>
              <table:table-cell office:value-type="float" office:value="179.728">
                <text:p>179.7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8583">
                <text:p>11.8583</text:p>
              </table:table-cell>
              <table:table-cell office:value-type="float" office:value="179.705">
                <text:p>179.7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.9781">
                <text:p>11.9781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0988">
                <text:p>12.0988</text:p>
              </table:table-cell>
              <table:table-cell office:value-type="float" office:value="179.674">
                <text:p>179.6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2211">
                <text:p>12.2211</text:p>
              </table:table-cell>
              <table:table-cell office:value-type="float" office:value="179.666">
                <text:p>179.6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3417">
                <text:p>12.3417</text:p>
              </table:table-cell>
              <table:table-cell office:value-type="float" office:value="179.664">
                <text:p>179.6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4589">
                <text:p>12.4589</text:p>
              </table:table-cell>
              <table:table-cell office:value-type="float" office:value="179.668">
                <text:p>179.6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578">
                <text:p>12.578</text:p>
              </table:table-cell>
              <table:table-cell office:value-type="float" office:value="179.676">
                <text:p>179.6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6989">
                <text:p>12.6989</text:p>
              </table:table-cell>
              <table:table-cell office:value-type="float" office:value="179.689">
                <text:p>179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8195">
                <text:p>12.8195</text:p>
              </table:table-cell>
              <table:table-cell office:value-type="float" office:value="179.707">
                <text:p>179.7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.9467">
                <text:p>12.9467</text:p>
              </table:table-cell>
              <table:table-cell office:value-type="float" office:value="179.726">
                <text:p>179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0641">
                <text:p>13.0641</text:p>
              </table:table-cell>
              <table:table-cell office:value-type="float" office:value="179.749">
                <text:p>179.7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1859">
                <text:p>13.1859</text:p>
              </table:table-cell>
              <table:table-cell office:value-type="float" office:value="179.772">
                <text:p>179.7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3058">
                <text:p>13.3058</text:p>
              </table:table-cell>
              <table:table-cell office:value-type="float" office:value="179.795">
                <text:p>179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421">
                <text:p>13.421</text:p>
              </table:table-cell>
              <table:table-cell office:value-type="float" office:value="179.819">
                <text:p>179.8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5406">
                <text:p>13.5406</text:p>
              </table:table-cell>
              <table:table-cell office:value-type="float" office:value="179.841">
                <text:p>179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6595">
                <text:p>13.6595</text:p>
              </table:table-cell>
              <table:table-cell office:value-type="float" office:value="179.862">
                <text:p>179.8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776">
                <text:p>13.776</text:p>
              </table:table-cell>
              <table:table-cell office:value-type="float" office:value="179.881">
                <text:p>179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.8956">
                <text:p>13.8956</text:p>
              </table:table-cell>
              <table:table-cell office:value-type="float" office:value="179.897">
                <text:p>179.8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0133">
                <text:p>14.0133</text:p>
              </table:table-cell>
              <table:table-cell office:value-type="float" office:value="179.91">
                <text:p>179.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132">
                <text:p>14.132</text:p>
              </table:table-cell>
              <table:table-cell office:value-type="float" office:value="179.92">
                <text:p>179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2516">
                <text:p>14.2516</text:p>
              </table:table-cell>
              <table:table-cell office:value-type="float" office:value="179.927">
                <text:p>179.9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3719">
                <text:p>14.3719</text:p>
              </table:table-cell>
              <table:table-cell office:value-type="float" office:value="179.929">
                <text:p>179.9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4911">
                <text:p>14.4911</text:p>
              </table:table-cell>
              <table:table-cell office:value-type="float" office:value="179.928">
                <text:p>179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6097">
                <text:p>14.6097</text:p>
              </table:table-cell>
              <table:table-cell office:value-type="float" office:value="179.924">
                <text:p>179.9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7289">
                <text:p>14.7289</text:p>
              </table:table-cell>
              <table:table-cell office:value-type="float" office:value="179.917">
                <text:p>179.9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8502">
                <text:p>14.8502</text:p>
              </table:table-cell>
              <table:table-cell office:value-type="float" office:value="179.906">
                <text:p>179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4.975">
                <text:p>14.975</text:p>
              </table:table-cell>
              <table:table-cell office:value-type="float" office:value="179.893">
                <text:p>179.8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0951">
                <text:p>15.0951</text:p>
              </table:table-cell>
              <table:table-cell office:value-type="float" office:value="179.879">
                <text:p>179.8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215">
                <text:p>15.215</text:p>
              </table:table-cell>
              <table:table-cell office:value-type="float" office:value="179.863">
                <text:p>179.8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3295">
                <text:p>15.3295</text:p>
              </table:table-cell>
              <table:table-cell office:value-type="float" office:value="179.847">
                <text:p>179.8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4398">
                <text:p>15.4398</text:p>
              </table:table-cell>
              <table:table-cell office:value-type="float" office:value="179.831">
                <text:p>179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5492">
                <text:p>15.5492</text:p>
              </table:table-cell>
              <table:table-cell office:value-type="float" office:value="179.814">
                <text:p>179.8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6593">
                <text:p>15.6593</text:p>
              </table:table-cell>
              <table:table-cell office:value-type="float" office:value="179.798">
                <text:p>179.7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7699">
                <text:p>15.7699</text:p>
              </table:table-cell>
              <table:table-cell office:value-type="float" office:value="179.782">
                <text:p>179.7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.8842">
                <text:p>15.8842</text:p>
              </table:table-cell>
              <table:table-cell office:value-type="float" office:value="179.766">
                <text:p>179.7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0043">
                <text:p>16.0043</text:p>
              </table:table-cell>
              <table:table-cell office:value-type="float" office:value="179.752">
                <text:p>179.7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1288">
                <text:p>16.1288</text:p>
              </table:table-cell>
              <table:table-cell office:value-type="float" office:value="179.739">
                <text:p>179.7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2511">
                <text:p>16.2511</text:p>
              </table:table-cell>
              <table:table-cell office:value-type="float" office:value="179.728">
                <text:p>179.7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3773">
                <text:p>16.3773</text:p>
              </table:table-cell>
              <table:table-cell office:value-type="float" office:value="179.72">
                <text:p>179.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4991">
                <text:p>16.4991</text:p>
              </table:table-cell>
              <table:table-cell office:value-type="float" office:value="179.715">
                <text:p>179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6241">
                <text:p>16.6241</text:p>
              </table:table-cell>
              <table:table-cell office:value-type="float" office:value="179.711">
                <text:p>179.7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7511">
                <text:p>16.7511</text:p>
              </table:table-cell>
              <table:table-cell office:value-type="float" office:value="179.71">
                <text:p>179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6.8744">
                <text:p>16.8744</text:p>
              </table:table-cell>
              <table:table-cell office:value-type="float" office:value="179.711">
                <text:p>179.7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0048">
                <text:p>17.0048</text:p>
              </table:table-cell>
              <table:table-cell office:value-type="float" office:value="179.714">
                <text:p>179.7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1285">
                <text:p>17.1285</text:p>
              </table:table-cell>
              <table:table-cell office:value-type="float" office:value="179.718">
                <text:p>179.7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254">
                <text:p>17.254</text:p>
              </table:table-cell>
              <table:table-cell office:value-type="float" office:value="179.724">
                <text:p>179.7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381">
                <text:p>17.381</text:p>
              </table:table-cell>
              <table:table-cell office:value-type="float" office:value="179.73">
                <text:p>179.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5052">
                <text:p>17.5052</text:p>
              </table:table-cell>
              <table:table-cell office:value-type="float" office:value="179.737">
                <text:p>179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6281">
                <text:p>17.6281</text:p>
              </table:table-cell>
              <table:table-cell office:value-type="float" office:value="179.744">
                <text:p>179.7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7526">
                <text:p>17.7526</text:p>
              </table:table-cell>
              <table:table-cell office:value-type="float" office:value="179.751">
                <text:p>179.7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8749">
                <text:p>17.8749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7.9999">
                <text:p>17.9999</text:p>
              </table:table-cell>
              <table:table-cell office:value-type="float" office:value="179.764">
                <text:p>179.7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132">
                <text:p>18.132</text:p>
              </table:table-cell>
              <table:table-cell office:value-type="float" office:value="179.769">
                <text:p>179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2582">
                <text:p>18.2582</text:p>
              </table:table-cell>
              <table:table-cell office:value-type="float" office:value="179.772">
                <text:p>179.7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3851">
                <text:p>18.3851</text:p>
              </table:table-cell>
              <table:table-cell office:value-type="float" office:value="179.775">
                <text:p>179.7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5096">
                <text:p>18.5096</text:p>
              </table:table-cell>
              <table:table-cell office:value-type="float" office:value="179.776">
                <text:p>179.7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6307">
                <text:p>18.6307</text:p>
              </table:table-cell>
              <table:table-cell office:value-type="float" office:value="179.776">
                <text:p>179.7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7501">
                <text:p>18.7501</text:p>
              </table:table-cell>
              <table:table-cell office:value-type="float" office:value="179.774">
                <text:p>179.7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8712">
                <text:p>18.8712</text:p>
              </table:table-cell>
              <table:table-cell office:value-type="float" office:value="179.772">
                <text:p>179.7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.9989">
                <text:p>18.9989</text:p>
              </table:table-cell>
              <table:table-cell office:value-type="float" office:value="179.768">
                <text:p>179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1188">
                <text:p>19.1188</text:p>
              </table:table-cell>
              <table:table-cell office:value-type="float" office:value="179.763">
                <text:p>179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2479">
                <text:p>19.2479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37">
                <text:p>19.37</text:p>
              </table:table-cell>
              <table:table-cell office:value-type="float" office:value="179.751">
                <text:p>179.7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4987">
                <text:p>19.4987</text:p>
              </table:table-cell>
              <table:table-cell office:value-type="float" office:value="179.745">
                <text:p>179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6281">
                <text:p>19.6281</text:p>
              </table:table-cell>
              <table:table-cell office:value-type="float" office:value="179.738">
                <text:p>179.7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7545">
                <text:p>19.7545</text:p>
              </table:table-cell>
              <table:table-cell office:value-type="float" office:value="179.732">
                <text:p>179.7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8781">
                <text:p>19.8781</text:p>
              </table:table-cell>
              <table:table-cell office:value-type="float" office:value="179.726">
                <text:p>179.7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.9984">
                <text:p>19.9984</text:p>
              </table:table-cell>
              <table:table-cell office:value-type="float" office:value="179.721">
                <text:p>179.7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1193">
                <text:p>20.1193</text:p>
              </table:table-cell>
              <table:table-cell office:value-type="float" office:value="179.716">
                <text:p>179.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2382">
                <text:p>20.2382</text:p>
              </table:table-cell>
              <table:table-cell office:value-type="float" office:value="179.712">
                <text:p>179.7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3585">
                <text:p>20.3585</text:p>
              </table:table-cell>
              <table:table-cell office:value-type="float" office:value="179.709">
                <text:p>179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4777">
                <text:p>20.4777</text:p>
              </table:table-cell>
              <table:table-cell office:value-type="float" office:value="179.706">
                <text:p>179.7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5983">
                <text:p>20.5983</text:p>
              </table:table-cell>
              <table:table-cell office:value-type="float" office:value="179.705">
                <text:p>179.7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7174">
                <text:p>20.7174</text:p>
              </table:table-cell>
              <table:table-cell office:value-type="float" office:value="179.705">
                <text:p>179.7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8365">
                <text:p>20.8365</text:p>
              </table:table-cell>
              <table:table-cell office:value-type="float" office:value="179.705">
                <text:p>179.7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0.9564">
                <text:p>20.9564</text:p>
              </table:table-cell>
              <table:table-cell office:value-type="float" office:value="179.707">
                <text:p>179.7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0846">
                <text:p>21.0846</text:p>
              </table:table-cell>
              <table:table-cell office:value-type="float" office:value="179.709">
                <text:p>179.7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2094">
                <text:p>21.2094</text:p>
              </table:table-cell>
              <table:table-cell office:value-type="float" office:value="179.712">
                <text:p>179.7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3351">
                <text:p>21.3351</text:p>
              </table:table-cell>
              <table:table-cell office:value-type="float" office:value="179.716">
                <text:p>179.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4618">
                <text:p>21.4618</text:p>
              </table:table-cell>
              <table:table-cell office:value-type="float" office:value="179.72">
                <text:p>179.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5868">
                <text:p>21.5868</text:p>
              </table:table-cell>
              <table:table-cell office:value-type="float" office:value="179.725">
                <text:p>179.7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7081">
                <text:p>21.7081</text:p>
              </table:table-cell>
              <table:table-cell office:value-type="float" office:value="179.73">
                <text:p>179.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8341">
                <text:p>21.8341</text:p>
              </table:table-cell>
              <table:table-cell office:value-type="float" office:value="179.736">
                <text:p>179.7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1.9598">
                <text:p>21.9598</text:p>
              </table:table-cell>
              <table:table-cell office:value-type="float" office:value="179.741">
                <text:p>179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089">
                <text:p>22.089</text:p>
              </table:table-cell>
              <table:table-cell office:value-type="float" office:value="179.747">
                <text:p>179.7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2201">
                <text:p>22.2201</text:p>
              </table:table-cell>
              <table:table-cell office:value-type="float" office:value="179.753">
                <text:p>179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3514">
                <text:p>22.3514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4784">
                <text:p>22.4784</text:p>
              </table:table-cell>
              <table:table-cell office:value-type="float" office:value="179.763">
                <text:p>179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6036">
                <text:p>22.6036</text:p>
              </table:table-cell>
              <table:table-cell office:value-type="float" office:value="179.768">
                <text:p>179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7252">
                <text:p>22.7252</text:p>
              </table:table-cell>
              <table:table-cell office:value-type="float" office:value="179.772">
                <text:p>179.7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8478">
                <text:p>22.8478</text:p>
              </table:table-cell>
              <table:table-cell office:value-type="float" office:value="179.776">
                <text:p>179.7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2.9716">
                <text:p>22.9716</text:p>
              </table:table-cell>
              <table:table-cell office:value-type="float" office:value="179.78">
                <text:p>179.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1039">
                <text:p>23.1039</text:p>
              </table:table-cell>
              <table:table-cell office:value-type="float" office:value="179.783">
                <text:p>179.7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2274">
                <text:p>23.2274</text:p>
              </table:table-cell>
              <table:table-cell office:value-type="float" office:value="179.785">
                <text:p>179.7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3519">
                <text:p>23.3519</text:p>
              </table:table-cell>
              <table:table-cell office:value-type="float" office:value="179.788">
                <text:p>179.7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4689">
                <text:p>23.4689</text:p>
              </table:table-cell>
              <table:table-cell office:value-type="float" office:value="179.79">
                <text:p>179.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5914">
                <text:p>23.5914</text:p>
              </table:table-cell>
              <table:table-cell office:value-type="float" office:value="179.792">
                <text:p>179.7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7155">
                <text:p>23.7155</text:p>
              </table:table-cell>
              <table:table-cell office:value-type="float" office:value="179.793">
                <text:p>179.7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8405">
                <text:p>23.8405</text:p>
              </table:table-cell>
              <table:table-cell office:value-type="float" office:value="179.795">
                <text:p>179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3.962">
                <text:p>23.962</text:p>
              </table:table-cell>
              <table:table-cell office:value-type="float" office:value="179.796">
                <text:p>179.7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0851">
                <text:p>24.0851</text:p>
              </table:table-cell>
              <table:table-cell office:value-type="float" office:value="179.798">
                <text:p>179.7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2089">
                <text:p>24.2089</text:p>
              </table:table-cell>
              <table:table-cell office:value-type="float" office:value="179.8">
                <text:p>179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3273">
                <text:p>24.3273</text:p>
              </table:table-cell>
              <table:table-cell office:value-type="float" office:value="179.802">
                <text:p>179.8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4459">
                <text:p>24.4459</text:p>
              </table:table-cell>
              <table:table-cell office:value-type="float" office:value="179.804">
                <text:p>179.8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5712">
                <text:p>24.5712</text:p>
              </table:table-cell>
              <table:table-cell office:value-type="float" office:value="179.806">
                <text:p>179.8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6976">
                <text:p>24.6976</text:p>
              </table:table-cell>
              <table:table-cell office:value-type="float" office:value="179.809">
                <text:p>179.8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8224">
                <text:p>24.8224</text:p>
              </table:table-cell>
              <table:table-cell office:value-type="float" office:value="179.812">
                <text:p>179.8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4.9408">
                <text:p>24.9408</text:p>
              </table:table-cell>
              <table:table-cell office:value-type="float" office:value="179.815">
                <text:p>179.8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0685">
                <text:p>25.0685</text:p>
              </table:table-cell>
              <table:table-cell office:value-type="float" office:value="179.819">
                <text:p>179.8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1908">
                <text:p>25.1908</text:p>
              </table:table-cell>
              <table:table-cell office:value-type="float" office:value="179.823">
                <text:p>179.8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3116">
                <text:p>25.3116</text:p>
              </table:table-cell>
              <table:table-cell office:value-type="float" office:value="179.827">
                <text:p>179.8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431">
                <text:p>25.431</text:p>
              </table:table-cell>
              <table:table-cell office:value-type="float" office:value="179.832">
                <text:p>179.8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5507">
                <text:p>25.5507</text:p>
              </table:table-cell>
              <table:table-cell office:value-type="float" office:value="179.836">
                <text:p>179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6725">
                <text:p>25.6725</text:p>
              </table:table-cell>
              <table:table-cell office:value-type="float" office:value="179.841">
                <text:p>179.8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7919">
                <text:p>25.7919</text:p>
              </table:table-cell>
              <table:table-cell office:value-type="float" office:value="179.846">
                <text:p>179.8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.9125">
                <text:p>25.9125</text:p>
              </table:table-cell>
              <table:table-cell office:value-type="float" office:value="179.851">
                <text:p>179.8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0306">
                <text:p>26.0306</text:p>
              </table:table-cell>
              <table:table-cell office:value-type="float" office:value="179.856">
                <text:p>179.8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1522">
                <text:p>26.1522</text:p>
              </table:table-cell>
              <table:table-cell office:value-type="float" office:value="179.861">
                <text:p>179.8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2723">
                <text:p>26.2723</text:p>
              </table:table-cell>
              <table:table-cell office:value-type="float" office:value="179.866">
                <text:p>179.8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3905">
                <text:p>26.3905</text:p>
              </table:table-cell>
              <table:table-cell office:value-type="float" office:value="179.871">
                <text:p>179.8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5092">
                <text:p>26.5092</text:p>
              </table:table-cell>
              <table:table-cell office:value-type="float" office:value="179.876">
                <text:p>179.8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6285">
                <text:p>26.6285</text:p>
              </table:table-cell>
              <table:table-cell office:value-type="float" office:value="179.88">
                <text:p>179.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7467">
                <text:p>26.7467</text:p>
              </table:table-cell>
              <table:table-cell office:value-type="float" office:value="179.885">
                <text:p>179.8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87">
                <text:p>26.87</text:p>
              </table:table-cell>
              <table:table-cell office:value-type="float" office:value="179.89">
                <text:p>179.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.9935">
                <text:p>26.9935</text:p>
              </table:table-cell>
              <table:table-cell office:value-type="float" office:value="179.895">
                <text:p>179.8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1281">
                <text:p>27.1281</text:p>
              </table:table-cell>
              <table:table-cell office:value-type="float" office:value="179.899">
                <text:p>179.8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2545">
                <text:p>27.2545</text:p>
              </table:table-cell>
              <table:table-cell office:value-type="float" office:value="179.903">
                <text:p>179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3783">
                <text:p>27.3783</text:p>
              </table:table-cell>
              <table:table-cell office:value-type="float" office:value="179.906">
                <text:p>179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4979">
                <text:p>27.4979</text:p>
              </table:table-cell>
              <table:table-cell office:value-type="float" office:value="179.91">
                <text:p>179.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6183">
                <text:p>27.6183</text:p>
              </table:table-cell>
              <table:table-cell office:value-type="float" office:value="179.913">
                <text:p>179.9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7367">
                <text:p>27.7367</text:p>
              </table:table-cell>
              <table:table-cell office:value-type="float" office:value="179.916">
                <text:p>179.9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8553">
                <text:p>27.8553</text:p>
              </table:table-cell>
              <table:table-cell office:value-type="float" office:value="179.919">
                <text:p>179.9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975">
                <text:p>27.975</text:p>
              </table:table-cell>
              <table:table-cell office:value-type="float" office:value="179.922">
                <text:p>179.9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0995">
                <text:p>28.0995</text:p>
              </table:table-cell>
              <table:table-cell office:value-type="float" office:value="179.925">
                <text:p>179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2247">
                <text:p>28.2247</text:p>
              </table:table-cell>
              <table:table-cell office:value-type="float" office:value="179.928">
                <text:p>179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3549">
                <text:p>28.3549</text:p>
              </table:table-cell>
              <table:table-cell office:value-type="float" office:value="179.93">
                <text:p>179.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4755">
                <text:p>28.4755</text:p>
              </table:table-cell>
              <table:table-cell office:value-type="float" office:value="179.933">
                <text:p>179.9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5953">
                <text:p>28.5953</text:p>
              </table:table-cell>
              <table:table-cell office:value-type="float" office:value="179.936">
                <text:p>179.9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7206">
                <text:p>28.7206</text:p>
              </table:table-cell>
              <table:table-cell office:value-type="float" office:value="179.938">
                <text:p>179.9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8448">
                <text:p>28.8448</text:p>
              </table:table-cell>
              <table:table-cell office:value-type="float" office:value="179.941">
                <text:p>179.9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8.9655">
                <text:p>28.9655</text:p>
              </table:table-cell>
              <table:table-cell office:value-type="float" office:value="179.944">
                <text:p>179.9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0848">
                <text:p>29.0848</text:p>
              </table:table-cell>
              <table:table-cell office:value-type="float" office:value="179.947">
                <text:p>179.9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2111">
                <text:p>29.2111</text:p>
              </table:table-cell>
              <table:table-cell office:value-type="float" office:value="179.95">
                <text:p>179.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328">
                <text:p>29.328</text:p>
              </table:table-cell>
              <table:table-cell office:value-type="float" office:value="179.953">
                <text:p>179.9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4454">
                <text:p>29.4454</text:p>
              </table:table-cell>
              <table:table-cell office:value-type="float" office:value="179.956">
                <text:p>179.9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5677">
                <text:p>29.5677</text:p>
              </table:table-cell>
              <table:table-cell office:value-type="float" office:value="179.959">
                <text:p>179.9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6879">
                <text:p>29.6879</text:p>
              </table:table-cell>
              <table:table-cell office:value-type="float" office:value="179.962">
                <text:p>179.9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8055">
                <text:p>29.8055</text:p>
              </table:table-cell>
              <table:table-cell office:value-type="float" office:value="179.965">
                <text:p>179.9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9.9271">
                <text:p>29.9271</text:p>
              </table:table-cell>
              <table:table-cell office:value-type="float" office:value="179.968">
                <text:p>179.9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0472">
                <text:p>30.0472</text:p>
              </table:table-cell>
              <table:table-cell office:value-type="float" office:value="179.972">
                <text:p>179.9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173">
                <text:p>30.173</text:p>
              </table:table-cell>
              <table:table-cell office:value-type="float" office:value="179.975">
                <text:p>179.9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2914">
                <text:p>30.2914</text:p>
              </table:table-cell>
              <table:table-cell office:value-type="float" office:value="179.978">
                <text:p>179.9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4122">
                <text:p>30.4122</text:p>
              </table:table-cell>
              <table:table-cell office:value-type="float" office:value="179.981">
                <text:p>179.9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5345">
                <text:p>30.5345</text:p>
              </table:table-cell>
              <table:table-cell office:value-type="float" office:value="179.984">
                <text:p>179.9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6637">
                <text:p>30.6637</text:p>
              </table:table-cell>
              <table:table-cell office:value-type="float" office:value="179.987">
                <text:p>179.9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7843">
                <text:p>30.7843</text:p>
              </table:table-cell>
              <table:table-cell office:value-type="float" office:value="179.99">
                <text:p>179.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0.9059">
                <text:p>30.9059</text:p>
              </table:table-cell>
              <table:table-cell office:value-type="float" office:value="179.993">
                <text:p>179.9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0309">
                <text:p>31.0309</text:p>
              </table:table-cell>
              <table:table-cell office:value-type="float" office:value="179.996">
                <text:p>179.9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1539">
                <text:p>31.1539</text:p>
              </table:table-cell>
              <table:table-cell office:value-type="float" office:value="179.998">
                <text:p>179.9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2755">
                <text:p>31.2755</text:p>
              </table:table-cell>
              <table:table-cell office:value-type="float" office:value="180.001">
                <text:p>180.0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3951">
                <text:p>31.3951</text:p>
              </table:table-cell>
              <table:table-cell office:value-type="float" office:value="180.003">
                <text:p>180.0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5155">
                <text:p>31.5155</text:p>
              </table:table-cell>
              <table:table-cell office:value-type="float" office:value="180.005">
                <text:p>180.0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6381">
                <text:p>31.6381</text:p>
              </table:table-cell>
              <table:table-cell office:value-type="float" office:value="180.007">
                <text:p>180.0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7621">
                <text:p>31.7621</text:p>
              </table:table-cell>
              <table:table-cell office:value-type="float" office:value="180.009">
                <text:p>180.0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.8842">
                <text:p>31.8842</text:p>
              </table:table-cell>
              <table:table-cell office:value-type="float" office:value="180.011">
                <text:p>180.0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0035">
                <text:p>32.0035</text:p>
              </table:table-cell>
              <table:table-cell office:value-type="float" office:value="180.012">
                <text:p>180.0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1254">
                <text:p>32.1254</text:p>
              </table:table-cell>
              <table:table-cell office:value-type="float" office:value="180.014">
                <text:p>180.0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2491">
                <text:p>32.2491</text:p>
              </table:table-cell>
              <table:table-cell office:value-type="float" office:value="180.015">
                <text:p>180.0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37">
                <text:p>32.37</text:p>
              </table:table-cell>
              <table:table-cell office:value-type="float" office:value="180.016">
                <text:p>180.0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4899">
                <text:p>32.4899</text:p>
              </table:table-cell>
              <table:table-cell office:value-type="float" office:value="180.017">
                <text:p>180.0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6129">
                <text:p>32.6129</text:p>
              </table:table-cell>
              <table:table-cell office:value-type="float" office:value="180.018">
                <text:p>180.0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7369">
                <text:p>32.7369</text:p>
              </table:table-cell>
              <table:table-cell office:value-type="float" office:value="180.019">
                <text:p>180.0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8566">
                <text:p>32.8566</text:p>
              </table:table-cell>
              <table:table-cell office:value-type="float" office:value="180.02">
                <text:p>180.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2.9796">
                <text:p>32.9796</text:p>
              </table:table-cell>
              <table:table-cell office:value-type="float" office:value="180.021">
                <text:p>180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1051">
                <text:p>33.1051</text:p>
              </table:table-cell>
              <table:table-cell office:value-type="float" office:value="180.021">
                <text:p>180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2391">
                <text:p>33.2391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3639">
                <text:p>33.3639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4877">
                <text:p>33.4877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6119">
                <text:p>33.6119</text:p>
              </table:table-cell>
              <table:table-cell office:value-type="float" office:value="180.023">
                <text:p>180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7311">
                <text:p>33.7311</text:p>
              </table:table-cell>
              <table:table-cell office:value-type="float" office:value="180.023">
                <text:p>180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8527">
                <text:p>33.8527</text:p>
              </table:table-cell>
              <table:table-cell office:value-type="float" office:value="180.023">
                <text:p>180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3.9784">
                <text:p>33.9784</text:p>
              </table:table-cell>
              <table:table-cell office:value-type="float" office:value="180.023">
                <text:p>180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1002">
                <text:p>34.1002</text:p>
              </table:table-cell>
              <table:table-cell office:value-type="float" office:value="180.023">
                <text:p>180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2181">
                <text:p>34.2181</text:p>
              </table:table-cell>
              <table:table-cell office:value-type="float" office:value="180.023">
                <text:p>180.0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3451">
                <text:p>34.3451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4698">
                <text:p>34.4698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5985">
                <text:p>34.5985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7313">
                <text:p>34.7313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8571">
                <text:p>34.8571</text:p>
              </table:table-cell>
              <table:table-cell office:value-type="float" office:value="180.022">
                <text:p>180.0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4.9781">
                <text:p>34.9781</text:p>
              </table:table-cell>
              <table:table-cell office:value-type="float" office:value="180.021">
                <text:p>180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099">
                <text:p>35.099</text:p>
              </table:table-cell>
              <table:table-cell office:value-type="float" office:value="180.021">
                <text:p>180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2235">
                <text:p>35.2235</text:p>
              </table:table-cell>
              <table:table-cell office:value-type="float" office:value="180.02">
                <text:p>180.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3448">
                <text:p>35.3448</text:p>
              </table:table-cell>
              <table:table-cell office:value-type="float" office:value="180.019">
                <text:p>180.0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4594">
                <text:p>35.4594</text:p>
              </table:table-cell>
              <table:table-cell office:value-type="float" office:value="180.018">
                <text:p>180.0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5836">
                <text:p>35.5836</text:p>
              </table:table-cell>
              <table:table-cell office:value-type="float" office:value="180.016">
                <text:p>180.0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7023">
                <text:p>35.7023</text:p>
              </table:table-cell>
              <table:table-cell office:value-type="float" office:value="180.014">
                <text:p>180.0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8224">
                <text:p>35.8224</text:p>
              </table:table-cell>
              <table:table-cell office:value-type="float" office:value="180.012">
                <text:p>180.0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5.9425">
                <text:p>35.9425</text:p>
              </table:table-cell>
              <table:table-cell office:value-type="float" office:value="180.008">
                <text:p>180.0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0599">
                <text:p>36.0599</text:p>
              </table:table-cell>
              <table:table-cell office:value-type="float" office:value="180.005">
                <text:p>180.0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1835">
                <text:p>36.1835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3092">
                <text:p>36.3092</text:p>
              </table:table-cell>
              <table:table-cell office:value-type="float" office:value="179.994">
                <text:p>179.9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4349">
                <text:p>36.4349</text:p>
              </table:table-cell>
              <table:table-cell office:value-type="float" office:value="179.988">
                <text:p>179.9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5631">
                <text:p>36.5631</text:p>
              </table:table-cell>
              <table:table-cell office:value-type="float" office:value="179.981">
                <text:p>179.9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6891">
                <text:p>36.6891</text:p>
              </table:table-cell>
              <table:table-cell office:value-type="float" office:value="179.974">
                <text:p>179.9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8158">
                <text:p>36.8158</text:p>
              </table:table-cell>
              <table:table-cell office:value-type="float" office:value="179.965">
                <text:p>179.9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6.941">
                <text:p>36.941</text:p>
              </table:table-cell>
              <table:table-cell office:value-type="float" office:value="179.957">
                <text:p>179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0602">
                <text:p>37.0602</text:p>
              </table:table-cell>
              <table:table-cell office:value-type="float" office:value="179.948">
                <text:p>179.9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1798">
                <text:p>37.1798</text:p>
              </table:table-cell>
              <table:table-cell office:value-type="float" office:value="179.938">
                <text:p>179.9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3038">
                <text:p>37.3038</text:p>
              </table:table-cell>
              <table:table-cell office:value-type="float" office:value="179.928">
                <text:p>179.9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4203">
                <text:p>37.4203</text:p>
              </table:table-cell>
              <table:table-cell office:value-type="float" office:value="179.917">
                <text:p>179.9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5392">
                <text:p>37.5392</text:p>
              </table:table-cell>
              <table:table-cell office:value-type="float" office:value="179.906">
                <text:p>179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6627">
                <text:p>37.6627</text:p>
              </table:table-cell>
              <table:table-cell office:value-type="float" office:value="179.894">
                <text:p>179.8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7826">
                <text:p>37.7826</text:p>
              </table:table-cell>
              <table:table-cell office:value-type="float" office:value="179.882">
                <text:p>179.8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7.9017">
                <text:p>37.9017</text:p>
              </table:table-cell>
              <table:table-cell office:value-type="float" office:value="179.87">
                <text:p>179.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0209">
                <text:p>38.0209</text:p>
              </table:table-cell>
              <table:table-cell office:value-type="float" office:value="179.857">
                <text:p>179.8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1456">
                <text:p>38.1456</text:p>
              </table:table-cell>
              <table:table-cell office:value-type="float" office:value="179.843">
                <text:p>179.8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2731">
                <text:p>38.2731</text:p>
              </table:table-cell>
              <table:table-cell office:value-type="float" office:value="179.83">
                <text:p>179.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3983">
                <text:p>38.3983</text:p>
              </table:table-cell>
              <table:table-cell office:value-type="float" office:value="179.816">
                <text:p>179.8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5221">
                <text:p>38.5221</text:p>
              </table:table-cell>
              <table:table-cell office:value-type="float" office:value="179.804">
                <text:p>179.8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6381">
                <text:p>38.6381</text:p>
              </table:table-cell>
              <table:table-cell office:value-type="float" office:value="179.791">
                <text:p>179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7572">
                <text:p>38.7572</text:p>
              </table:table-cell>
              <table:table-cell office:value-type="float" office:value="179.778">
                <text:p>179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8732">
                <text:p>38.8732</text:p>
              </table:table-cell>
              <table:table-cell office:value-type="float" office:value="179.765">
                <text:p>179.7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8.9894">
                <text:p>38.9894</text:p>
              </table:table-cell>
              <table:table-cell office:value-type="float" office:value="179.753">
                <text:p>179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1014">
                <text:p>39.1014</text:p>
              </table:table-cell>
              <table:table-cell office:value-type="float" office:value="179.741">
                <text:p>179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2157">
                <text:p>39.2157</text:p>
              </table:table-cell>
              <table:table-cell office:value-type="float" office:value="179.728">
                <text:p>179.7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3331">
                <text:p>39.3331</text:p>
              </table:table-cell>
              <table:table-cell office:value-type="float" office:value="179.715">
                <text:p>179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4449">
                <text:p>39.4449</text:p>
              </table:table-cell>
              <table:table-cell office:value-type="float" office:value="179.702">
                <text:p>179.7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5592">
                <text:p>39.5592</text:p>
              </table:table-cell>
              <table:table-cell office:value-type="float" office:value="179.689">
                <text:p>179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6771">
                <text:p>39.6771</text:p>
              </table:table-cell>
              <table:table-cell office:value-type="float" office:value="179.675">
                <text:p>179.6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7975">
                <text:p>39.7975</text:p>
              </table:table-cell>
              <table:table-cell office:value-type="float" office:value="179.66">
                <text:p>179.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9.9191">
                <text:p>39.9191</text:p>
              </table:table-cell>
              <table:table-cell office:value-type="float" office:value="179.646">
                <text:p>179.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0397">
                <text:p>40.0397</text:p>
              </table:table-cell>
              <table:table-cell office:value-type="float" office:value="179.63">
                <text:p>179.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1627">
                <text:p>40.1627</text:p>
              </table:table-cell>
              <table:table-cell office:value-type="float" office:value="179.615">
                <text:p>179.6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2867">
                <text:p>40.2867</text:p>
              </table:table-cell>
              <table:table-cell office:value-type="float" office:value="179.599">
                <text:p>179.5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4113">
                <text:p>40.4113</text:p>
              </table:table-cell>
              <table:table-cell office:value-type="float" office:value="179.582">
                <text:p>179.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5382">
                <text:p>40.5382</text:p>
              </table:table-cell>
              <table:table-cell office:value-type="float" office:value="179.566">
                <text:p>179.5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6652">
                <text:p>40.6652</text:p>
              </table:table-cell>
              <table:table-cell office:value-type="float" office:value="179.548">
                <text:p>179.5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7933">
                <text:p>40.7933</text:p>
              </table:table-cell>
              <table:table-cell office:value-type="float" office:value="179.532">
                <text:p>179.5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0.9186">
                <text:p>40.9186</text:p>
              </table:table-cell>
              <table:table-cell office:value-type="float" office:value="179.515">
                <text:p>179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0443">
                <text:p>41.0443</text:p>
              </table:table-cell>
              <table:table-cell office:value-type="float" office:value="179.498">
                <text:p>179.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1715">
                <text:p>41.1715</text:p>
              </table:table-cell>
              <table:table-cell office:value-type="float" office:value="179.48">
                <text:p>179.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3053">
                <text:p>41.3053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4283">
                <text:p>41.4283</text:p>
              </table:table-cell>
              <table:table-cell office:value-type="float" office:value="179.447">
                <text:p>179.4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5536">
                <text:p>41.5536</text:p>
              </table:table-cell>
              <table:table-cell office:value-type="float" office:value="179.431">
                <text:p>179.4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6803">
                <text:p>41.6803</text:p>
              </table:table-cell>
              <table:table-cell office:value-type="float" office:value="179.415">
                <text:p>179.4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8014">
                <text:p>41.8014</text:p>
              </table:table-cell>
              <table:table-cell office:value-type="float" office:value="179.399">
                <text:p>179.3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.9264">
                <text:p>41.9264</text:p>
              </table:table-cell>
              <table:table-cell office:value-type="float" office:value="179.383">
                <text:p>179.3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0533">
                <text:p>42.0533</text:p>
              </table:table-cell>
              <table:table-cell office:value-type="float" office:value="179.369">
                <text:p>179.3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1708">
                <text:p>42.1708</text:p>
              </table:table-cell>
              <table:table-cell office:value-type="float" office:value="179.353">
                <text:p>179.3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2997">
                <text:p>42.2997</text:p>
              </table:table-cell>
              <table:table-cell office:value-type="float" office:value="179.338">
                <text:p>179.3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4266">
                <text:p>42.4266</text:p>
              </table:table-cell>
              <table:table-cell office:value-type="float" office:value="179.324">
                <text:p>179.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5499">
                <text:p>42.5499</text:p>
              </table:table-cell>
              <table:table-cell office:value-type="float" office:value="179.309">
                <text:p>179.3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6727">
                <text:p>42.6727</text:p>
              </table:table-cell>
              <table:table-cell office:value-type="float" office:value="179.295">
                <text:p>179.2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7946">
                <text:p>42.7946</text:p>
              </table:table-cell>
              <table:table-cell office:value-type="float" office:value="179.28">
                <text:p>179.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.9269">
                <text:p>42.9269</text:p>
              </table:table-cell>
              <table:table-cell office:value-type="float" office:value="179.265">
                <text:p>179.2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0531">
                <text:p>43.0531</text:p>
              </table:table-cell>
              <table:table-cell office:value-type="float" office:value="179.251">
                <text:p>179.2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1771">
                <text:p>43.1771</text:p>
              </table:table-cell>
              <table:table-cell office:value-type="float" office:value="179.238">
                <text:p>179.2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2999">
                <text:p>43.2999</text:p>
              </table:table-cell>
              <table:table-cell office:value-type="float" office:value="179.224">
                <text:p>179.2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4232">
                <text:p>43.4232</text:p>
              </table:table-cell>
              <table:table-cell office:value-type="float" office:value="179.21">
                <text:p>179.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5482">
                <text:p>43.5482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6759">
                <text:p>43.6759</text:p>
              </table:table-cell>
              <table:table-cell office:value-type="float" office:value="179.182">
                <text:p>179.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8011">
                <text:p>43.8011</text:p>
              </table:table-cell>
              <table:table-cell office:value-type="float" office:value="179.169">
                <text:p>179.1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.9227">
                <text:p>43.9227</text:p>
              </table:table-cell>
              <table:table-cell office:value-type="float" office:value="179.156">
                <text:p>179.1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0453">
                <text:p>44.0453</text:p>
              </table:table-cell>
              <table:table-cell office:value-type="float" office:value="179.143">
                <text:p>179.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1674">
                <text:p>44.1674</text:p>
              </table:table-cell>
              <table:table-cell office:value-type="float" office:value="179.13">
                <text:p>179.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2906">
                <text:p>44.2906</text:p>
              </table:table-cell>
              <table:table-cell office:value-type="float" office:value="179.117">
                <text:p>179.1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4108">
                <text:p>44.4108</text:p>
              </table:table-cell>
              <table:table-cell office:value-type="float" office:value="179.104">
                <text:p>179.1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536">
                <text:p>44.536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6639">
                <text:p>44.6639</text:p>
              </table:table-cell>
              <table:table-cell office:value-type="float" office:value="179.079">
                <text:p>179.0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7863">
                <text:p>44.7863</text:p>
              </table:table-cell>
              <table:table-cell office:value-type="float" office:value="179.067">
                <text:p>179.0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.9086">
                <text:p>44.9086</text:p>
              </table:table-cell>
              <table:table-cell office:value-type="float" office:value="179.055">
                <text:p>179.0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0341">
                <text:p>45.0341</text:p>
              </table:table-cell>
              <table:table-cell office:value-type="float" office:value="179.043">
                <text:p>179.0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1608">
                <text:p>45.1608</text:p>
              </table:table-cell>
              <table:table-cell office:value-type="float" office:value="179.031">
                <text:p>179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286">
                <text:p>45.286</text:p>
              </table:table-cell>
              <table:table-cell office:value-type="float" office:value="179.019">
                <text:p>179.0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4196">
                <text:p>45.4196</text:p>
              </table:table-cell>
              <table:table-cell office:value-type="float" office:value="179.007">
                <text:p>179.0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5448">
                <text:p>45.5448</text:p>
              </table:table-cell>
              <table:table-cell office:value-type="float" office:value="178.996">
                <text:p>178.9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6691">
                <text:p>45.6691</text:p>
              </table:table-cell>
              <table:table-cell office:value-type="float" office:value="178.986">
                <text:p>178.9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7904">
                <text:p>45.7904</text:p>
              </table:table-cell>
              <table:table-cell office:value-type="float" office:value="178.976">
                <text:p>178.9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.9105">
                <text:p>45.9105</text:p>
              </table:table-cell>
              <table:table-cell office:value-type="float" office:value="178.966">
                <text:p>178.9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0287">
                <text:p>46.0287</text:p>
              </table:table-cell>
              <table:table-cell office:value-type="float" office:value="178.957">
                <text:p>178.9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15">
                <text:p>46.15</text:p>
              </table:table-cell>
              <table:table-cell office:value-type="float" office:value="178.948">
                <text:p>178.9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2767">
                <text:p>46.2767</text:p>
              </table:table-cell>
              <table:table-cell office:value-type="float" office:value="178.94">
                <text:p>178.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4022">
                <text:p>46.4022</text:p>
              </table:table-cell>
              <table:table-cell office:value-type="float" office:value="178.933">
                <text:p>178.9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526">
                <text:p>46.526</text:p>
              </table:table-cell>
              <table:table-cell office:value-type="float" office:value="178.926">
                <text:p>178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6573">
                <text:p>46.6573</text:p>
              </table:table-cell>
              <table:table-cell office:value-type="float" office:value="178.92">
                <text:p>178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7787">
                <text:p>46.7787</text:p>
              </table:table-cell>
              <table:table-cell office:value-type="float" office:value="178.915">
                <text:p>178.9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.9">
                <text:p>46.9</text:p>
              </table:table-cell>
              <table:table-cell office:value-type="float" office:value="178.911">
                <text:p>178.9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0221">
                <text:p>47.0221</text:p>
              </table:table-cell>
              <table:table-cell office:value-type="float" office:value="178.908">
                <text:p>178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1412">
                <text:p>47.1412</text:p>
              </table:table-cell>
              <table:table-cell office:value-type="float" office:value="178.905">
                <text:p>178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2606">
                <text:p>47.2606</text:p>
              </table:table-cell>
              <table:table-cell office:value-type="float" office:value="178.903">
                <text:p>178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3868">
                <text:p>47.3868</text:p>
              </table:table-cell>
              <table:table-cell office:value-type="float" office:value="178.902">
                <text:p>178.9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5052">
                <text:p>47.5052</text:p>
              </table:table-cell>
              <table:table-cell office:value-type="float" office:value="178.901">
                <text:p>178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6271">
                <text:p>47.6271</text:p>
              </table:table-cell>
              <table:table-cell office:value-type="float" office:value="178.901">
                <text:p>178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7535">
                <text:p>47.7535</text:p>
              </table:table-cell>
              <table:table-cell office:value-type="float" office:value="178.901">
                <text:p>178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7.8778">
                <text:p>47.8778</text:p>
              </table:table-cell>
              <table:table-cell office:value-type="float" office:value="178.901">
                <text:p>178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0018">
                <text:p>48.0018</text:p>
              </table:table-cell>
              <table:table-cell office:value-type="float" office:value="178.902">
                <text:p>178.9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1259">
                <text:p>48.1259</text:p>
              </table:table-cell>
              <table:table-cell office:value-type="float" office:value="178.902">
                <text:p>178.9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2489">
                <text:p>48.2489</text:p>
              </table:table-cell>
              <table:table-cell office:value-type="float" office:value="178.903">
                <text:p>178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3754">
                <text:p>48.3754</text:p>
              </table:table-cell>
              <table:table-cell office:value-type="float" office:value="178.904">
                <text:p>178.9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4948">
                <text:p>48.4948</text:p>
              </table:table-cell>
              <table:table-cell office:value-type="float" office:value="178.905">
                <text:p>178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6166">
                <text:p>48.6166</text:p>
              </table:table-cell>
              <table:table-cell office:value-type="float" office:value="178.905">
                <text:p>178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7343">
                <text:p>48.7343</text:p>
              </table:table-cell>
              <table:table-cell office:value-type="float" office:value="178.906">
                <text:p>178.9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8556">
                <text:p>48.8556</text:p>
              </table:table-cell>
              <table:table-cell office:value-type="float" office:value="178.907">
                <text:p>178.9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.9718">
                <text:p>48.9718</text:p>
              </table:table-cell>
              <table:table-cell office:value-type="float" office:value="178.907">
                <text:p>178.9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0968">
                <text:p>49.0968</text:p>
              </table:table-cell>
              <table:table-cell office:value-type="float" office:value="178.908">
                <text:p>178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2208">
                <text:p>49.2208</text:p>
              </table:table-cell>
              <table:table-cell office:value-type="float" office:value="178.908">
                <text:p>178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3473">
                <text:p>49.3473</text:p>
              </table:table-cell>
              <table:table-cell office:value-type="float" office:value="178.909">
                <text:p>178.9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4723">
                <text:p>49.4723</text:p>
              </table:table-cell>
              <table:table-cell office:value-type="float" office:value="178.909">
                <text:p>178.9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5909">
                <text:p>49.5909</text:p>
              </table:table-cell>
              <table:table-cell office:value-type="float" office:value="178.91">
                <text:p>178.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713">
                <text:p>49.713</text:p>
              </table:table-cell>
              <table:table-cell office:value-type="float" office:value="178.911">
                <text:p>178.9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8361">
                <text:p>49.8361</text:p>
              </table:table-cell>
              <table:table-cell office:value-type="float" office:value="178.912">
                <text:p>178.9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9.9562">
                <text:p>49.9562</text:p>
              </table:table-cell>
              <table:table-cell office:value-type="float" office:value="178.913">
                <text:p>178.9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0746">
                <text:p>50.0746</text:p>
              </table:table-cell>
              <table:table-cell office:value-type="float" office:value="178.914">
                <text:p>178.9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1959">
                <text:p>50.1959</text:p>
              </table:table-cell>
              <table:table-cell office:value-type="float" office:value="178.916">
                <text:p>178.9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316">
                <text:p>50.316</text:p>
              </table:table-cell>
              <table:table-cell office:value-type="float" office:value="178.918">
                <text:p>178.9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4369">
                <text:p>50.4369</text:p>
              </table:table-cell>
              <table:table-cell office:value-type="float" office:value="178.92">
                <text:p>178.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5577">
                <text:p>50.5577</text:p>
              </table:table-cell>
              <table:table-cell office:value-type="float" office:value="178.923">
                <text:p>178.9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6766">
                <text:p>50.6766</text:p>
              </table:table-cell>
              <table:table-cell office:value-type="float" office:value="178.926">
                <text:p>178.9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795">
                <text:p>50.795</text:p>
              </table:table-cell>
              <table:table-cell office:value-type="float" office:value="178.929">
                <text:p>178.9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0.9154">
                <text:p>50.9154</text:p>
              </table:table-cell>
              <table:table-cell office:value-type="float" office:value="178.933">
                <text:p>178.9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035">
                <text:p>51.035</text:p>
              </table:table-cell>
              <table:table-cell office:value-type="float" office:value="178.937">
                <text:p>178.9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161">
                <text:p>51.161</text:p>
              </table:table-cell>
              <table:table-cell office:value-type="float" office:value="178.941">
                <text:p>178.9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2809">
                <text:p>51.2809</text:p>
              </table:table-cell>
              <table:table-cell office:value-type="float" office:value="178.945">
                <text:p>178.9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4022">
                <text:p>51.4022</text:p>
              </table:table-cell>
              <table:table-cell office:value-type="float" office:value="178.95">
                <text:p>178.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5284">
                <text:p>51.5284</text:p>
              </table:table-cell>
              <table:table-cell office:value-type="float" office:value="178.955">
                <text:p>178.9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6466">
                <text:p>51.6466</text:p>
              </table:table-cell>
              <table:table-cell office:value-type="float" office:value="178.959">
                <text:p>178.9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7645">
                <text:p>51.7645</text:p>
              </table:table-cell>
              <table:table-cell office:value-type="float" office:value="178.964">
                <text:p>178.9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1.8827">
                <text:p>51.8827</text:p>
              </table:table-cell>
              <table:table-cell office:value-type="float" office:value="178.968">
                <text:p>178.9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0013">
                <text:p>52.0013</text:p>
              </table:table-cell>
              <table:table-cell office:value-type="float" office:value="178.973">
                <text:p>178.9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1176">
                <text:p>52.1176</text:p>
              </table:table-cell>
              <table:table-cell office:value-type="float" office:value="178.977">
                <text:p>178.9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2357">
                <text:p>52.2357</text:p>
              </table:table-cell>
              <table:table-cell office:value-type="float" office:value="178.982">
                <text:p>178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3539">
                <text:p>52.3539</text:p>
              </table:table-cell>
              <table:table-cell office:value-type="float" office:value="178.986">
                <text:p>178.9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4708">
                <text:p>52.4708</text:p>
              </table:table-cell>
              <table:table-cell office:value-type="float" office:value="178.99">
                <text:p>178.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5875">
                <text:p>52.5875</text:p>
              </table:table-cell>
              <table:table-cell office:value-type="float" office:value="178.994">
                <text:p>178.9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7045">
                <text:p>52.7045</text:p>
              </table:table-cell>
              <table:table-cell office:value-type="float" office:value="178.998">
                <text:p>178.9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8253">
                <text:p>52.8253</text:p>
              </table:table-cell>
              <table:table-cell office:value-type="float" office:value="179.002">
                <text:p>179.0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2.9445">
                <text:p>52.9445</text:p>
              </table:table-cell>
              <table:table-cell office:value-type="float" office:value="179.006">
                <text:p>179.0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0604">
                <text:p>53.0604</text:p>
              </table:table-cell>
              <table:table-cell office:value-type="float" office:value="179.01">
                <text:p>179.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1849">
                <text:p>53.1849</text:p>
              </table:table-cell>
              <table:table-cell office:value-type="float" office:value="179.014">
                <text:p>179.0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3055">
                <text:p>53.3055</text:p>
              </table:table-cell>
              <table:table-cell office:value-type="float" office:value="179.017">
                <text:p>179.0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4227">
                <text:p>53.4227</text:p>
              </table:table-cell>
              <table:table-cell office:value-type="float" office:value="179.021">
                <text:p>179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5436">
                <text:p>53.5436</text:p>
              </table:table-cell>
              <table:table-cell office:value-type="float" office:value="179.025">
                <text:p>179.0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6608">
                <text:p>53.6608</text:p>
              </table:table-cell>
              <table:table-cell office:value-type="float" office:value="179.029">
                <text:p>179.0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7809">
                <text:p>53.7809</text:p>
              </table:table-cell>
              <table:table-cell office:value-type="float" office:value="179.033">
                <text:p>179.0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.9039">
                <text:p>53.9039</text:p>
              </table:table-cell>
              <table:table-cell office:value-type="float" office:value="179.036">
                <text:p>179.0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0219">
                <text:p>54.0219</text:p>
              </table:table-cell>
              <table:table-cell office:value-type="float" office:value="179.04">
                <text:p>179.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1405">
                <text:p>54.1405</text:p>
              </table:table-cell>
              <table:table-cell office:value-type="float" office:value="179.044">
                <text:p>179.0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2616">
                <text:p>54.2616</text:p>
              </table:table-cell>
              <table:table-cell office:value-type="float" office:value="179.048">
                <text:p>179.0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381">
                <text:p>54.381</text:p>
              </table:table-cell>
              <table:table-cell office:value-type="float" office:value="179.052">
                <text:p>179.0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5021">
                <text:p>54.5021</text:p>
              </table:table-cell>
              <table:table-cell office:value-type="float" office:value="179.056">
                <text:p>179.0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6234">
                <text:p>54.6234</text:p>
              </table:table-cell>
              <table:table-cell office:value-type="float" office:value="179.061">
                <text:p>179.0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7487">
                <text:p>54.7487</text:p>
              </table:table-cell>
              <table:table-cell office:value-type="float" office:value="179.065">
                <text:p>179.0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8676">
                <text:p>54.8676</text:p>
              </table:table-cell>
              <table:table-cell office:value-type="float" office:value="179.069">
                <text:p>179.0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4.9867">
                <text:p>54.9867</text:p>
              </table:table-cell>
              <table:table-cell office:value-type="float" office:value="179.073">
                <text:p>179.0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1039">
                <text:p>55.1039</text:p>
              </table:table-cell>
              <table:table-cell office:value-type="float" office:value="179.078">
                <text:p>179.0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2238">
                <text:p>55.2238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3441">
                <text:p>55.3441</text:p>
              </table:table-cell>
              <table:table-cell office:value-type="float" office:value="179.087">
                <text:p>17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4684">
                <text:p>55.4684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5946">
                <text:p>55.5946</text:p>
              </table:table-cell>
              <table:table-cell office:value-type="float" office:value="179.096">
                <text:p>179.0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7242">
                <text:p>55.7242</text:p>
              </table:table-cell>
              <table:table-cell office:value-type="float" office:value="179.1">
                <text:p>179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8495">
                <text:p>55.8495</text:p>
              </table:table-cell>
              <table:table-cell office:value-type="float" office:value="179.105">
                <text:p>179.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.9713">
                <text:p>55.9713</text:p>
              </table:table-cell>
              <table:table-cell office:value-type="float" office:value="179.109">
                <text:p>179.1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0948">
                <text:p>56.0948</text:p>
              </table:table-cell>
              <table:table-cell office:value-type="float" office:value="179.113">
                <text:p>179.1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2145">
                <text:p>56.2145</text:p>
              </table:table-cell>
              <table:table-cell office:value-type="float" office:value="179.117">
                <text:p>179.1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3414">
                <text:p>56.3414</text:p>
              </table:table-cell>
              <table:table-cell office:value-type="float" office:value="179.121">
                <text:p>179.1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464">
                <text:p>56.464</text:p>
              </table:table-cell>
              <table:table-cell office:value-type="float" office:value="179.124">
                <text:p>179.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5844">
                <text:p>56.5844</text:p>
              </table:table-cell>
              <table:table-cell office:value-type="float" office:value="179.128">
                <text:p>179.1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7076">
                <text:p>56.7076</text:p>
              </table:table-cell>
              <table:table-cell office:value-type="float" office:value="179.131">
                <text:p>179.1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8307">
                <text:p>56.8307</text:p>
              </table:table-cell>
              <table:table-cell office:value-type="float" office:value="179.135">
                <text:p>179.1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6.953">
                <text:p>56.953</text:p>
              </table:table-cell>
              <table:table-cell office:value-type="float" office:value="179.138">
                <text:p>179.1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0775">
                <text:p>57.0775</text:p>
              </table:table-cell>
              <table:table-cell office:value-type="float" office:value="179.141">
                <text:p>179.1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201">
                <text:p>57.201</text:p>
              </table:table-cell>
              <table:table-cell office:value-type="float" office:value="179.144">
                <text:p>179.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3251">
                <text:p>57.3251</text:p>
              </table:table-cell>
              <table:table-cell office:value-type="float" office:value="179.147">
                <text:p>179.1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4489">
                <text:p>57.4489</text:p>
              </table:table-cell>
              <table:table-cell office:value-type="float" office:value="179.15">
                <text:p>179.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5751">
                <text:p>57.5751</text:p>
              </table:table-cell>
              <table:table-cell office:value-type="float" office:value="179.153">
                <text:p>179.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6962">
                <text:p>57.6962</text:p>
              </table:table-cell>
              <table:table-cell office:value-type="float" office:value="179.156">
                <text:p>179.1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8153">
                <text:p>57.8153</text:p>
              </table:table-cell>
              <table:table-cell office:value-type="float" office:value="179.158">
                <text:p>179.1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7.9369">
                <text:p>57.9369</text:p>
              </table:table-cell>
              <table:table-cell office:value-type="float" office:value="179.161">
                <text:p>179.1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0621">
                <text:p>58.0621</text:p>
              </table:table-cell>
              <table:table-cell office:value-type="float" office:value="179.164">
                <text:p>179.1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1852">
                <text:p>58.1852</text:p>
              </table:table-cell>
              <table:table-cell office:value-type="float" office:value="179.166">
                <text:p>179.1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3092">
                <text:p>58.3092</text:p>
              </table:table-cell>
              <table:table-cell office:value-type="float" office:value="179.169">
                <text:p>179.1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4354">
                <text:p>58.4354</text:p>
              </table:table-cell>
              <table:table-cell office:value-type="float" office:value="179.172">
                <text:p>179.1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5695">
                <text:p>58.5695</text:p>
              </table:table-cell>
              <table:table-cell office:value-type="float" office:value="179.174">
                <text:p>179.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6957">
                <text:p>58.6957</text:p>
              </table:table-cell>
              <table:table-cell office:value-type="float" office:value="179.177">
                <text:p>179.1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8275">
                <text:p>58.8275</text:p>
              </table:table-cell>
              <table:table-cell office:value-type="float" office:value="179.179">
                <text:p>179.1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8.9581">
                <text:p>58.9581</text:p>
              </table:table-cell>
              <table:table-cell office:value-type="float" office:value="179.181">
                <text:p>179.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0887">
                <text:p>59.0887</text:p>
              </table:table-cell>
              <table:table-cell office:value-type="float" office:value="179.183">
                <text:p>179.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2096">
                <text:p>59.2096</text:p>
              </table:table-cell>
              <table:table-cell office:value-type="float" office:value="179.185">
                <text:p>179.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3275">
                <text:p>59.3275</text:p>
              </table:table-cell>
              <table:table-cell office:value-type="float" office:value="179.187">
                <text:p>179.1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4467">
                <text:p>59.4467</text:p>
              </table:table-cell>
              <table:table-cell office:value-type="float" office:value="179.188">
                <text:p>179.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5565">
                <text:p>59.5565</text:p>
              </table:table-cell>
              <table:table-cell office:value-type="float" office:value="179.19">
                <text:p>179.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6642">
                <text:p>59.6642</text:p>
              </table:table-cell>
              <table:table-cell office:value-type="float" office:value="179.191">
                <text:p>179.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7748">
                <text:p>59.7748</text:p>
              </table:table-cell>
              <table:table-cell office:value-type="float" office:value="179.192">
                <text:p>179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9.8971">
                <text:p>59.8971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0165">
                <text:p>60.0165</text:p>
              </table:table-cell>
              <table:table-cell office:value-type="float" office:value="179.194">
                <text:p>179.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1354">
                <text:p>60.1354</text:p>
              </table:table-cell>
              <table:table-cell office:value-type="float" office:value="179.195">
                <text:p>179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2582">
                <text:p>60.2582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3817">
                <text:p>60.3817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5055">
                <text:p>60.5055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6307">
                <text:p>60.6307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754">
                <text:p>60.754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8749">
                <text:p>60.8749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0.994">
                <text:p>60.994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1266">
                <text:p>61.1266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2421">
                <text:p>61.2421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3658">
                <text:p>61.3658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4862">
                <text:p>61.4862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6136">
                <text:p>61.6136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7335">
                <text:p>61.7335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859">
                <text:p>61.859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.9801">
                <text:p>61.9801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1102">
                <text:p>62.1102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2401">
                <text:p>62.2401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3561">
                <text:p>62.3561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4769">
                <text:p>62.4769</text:p>
              </table:table-cell>
              <table:table-cell office:value-type="float" office:value="179.195">
                <text:p>179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5963">
                <text:p>62.5963</text:p>
              </table:table-cell>
              <table:table-cell office:value-type="float" office:value="179.195">
                <text:p>179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713">
                <text:p>62.713</text:p>
              </table:table-cell>
              <table:table-cell office:value-type="float" office:value="179.194">
                <text:p>179.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8304">
                <text:p>62.8304</text:p>
              </table:table-cell>
              <table:table-cell office:value-type="float" office:value="179.194">
                <text:p>179.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.9515">
                <text:p>62.9515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0748">
                <text:p>63.0748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1908">
                <text:p>63.1908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308">
                <text:p>63.308</text:p>
              </table:table-cell>
              <table:table-cell office:value-type="float" office:value="179.192">
                <text:p>179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424">
                <text:p>63.424</text:p>
              </table:table-cell>
              <table:table-cell office:value-type="float" office:value="179.192">
                <text:p>179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5397">
                <text:p>63.5397</text:p>
              </table:table-cell>
              <table:table-cell office:value-type="float" office:value="179.192">
                <text:p>179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6608">
                <text:p>63.6608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777">
                <text:p>63.777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.8942">
                <text:p>63.8942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0121">
                <text:p>64.0121</text:p>
              </table:table-cell>
              <table:table-cell office:value-type="float" office:value="179.194">
                <text:p>179.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1334">
                <text:p>64.1334</text:p>
              </table:table-cell>
              <table:table-cell office:value-type="float" office:value="179.194">
                <text:p>179.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257">
                <text:p>64.257</text:p>
              </table:table-cell>
              <table:table-cell office:value-type="float" office:value="179.195">
                <text:p>179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3785">
                <text:p>64.3785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5018">
                <text:p>64.5018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6249">
                <text:p>64.6249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7496">
                <text:p>64.7496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8744">
                <text:p>64.8744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.9991">
                <text:p>64.9991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119">
                <text:p>65.119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2355">
                <text:p>65.2355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3485">
                <text:p>65.3485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465">
                <text:p>65.465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5782">
                <text:p>65.5782</text:p>
              </table:table-cell>
              <table:table-cell office:value-type="float" office:value="179.198">
                <text:p>179.1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7052">
                <text:p>65.7052</text:p>
              </table:table-cell>
              <table:table-cell office:value-type="float" office:value="179.197">
                <text:p>179.1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8207">
                <text:p>65.8207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5.941">
                <text:p>65.941</text:p>
              </table:table-cell>
              <table:table-cell office:value-type="float" office:value="179.196">
                <text:p>179.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0758">
                <text:p>66.0758</text:p>
              </table:table-cell>
              <table:table-cell office:value-type="float" office:value="179.195">
                <text:p>179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1915">
                <text:p>66.1915</text:p>
              </table:table-cell>
              <table:table-cell office:value-type="float" office:value="179.193">
                <text:p>179.1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3073">
                <text:p>66.3073</text:p>
              </table:table-cell>
              <table:table-cell office:value-type="float" office:value="179.192">
                <text:p>179.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4208">
                <text:p>66.4208</text:p>
              </table:table-cell>
              <table:table-cell office:value-type="float" office:value="179.191">
                <text:p>179.1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5436">
                <text:p>66.5436</text:p>
              </table:table-cell>
              <table:table-cell office:value-type="float" office:value="179.19">
                <text:p>179.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6603">
                <text:p>66.6603</text:p>
              </table:table-cell>
              <table:table-cell office:value-type="float" office:value="179.189">
                <text:p>179.1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7794">
                <text:p>66.7794</text:p>
              </table:table-cell>
              <table:table-cell office:value-type="float" office:value="179.187">
                <text:p>179.1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6.8988">
                <text:p>66.8988</text:p>
              </table:table-cell>
              <table:table-cell office:value-type="float" office:value="179.186">
                <text:p>179.1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016">
                <text:p>67.016</text:p>
              </table:table-cell>
              <table:table-cell office:value-type="float" office:value="179.185">
                <text:p>179.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1346">
                <text:p>67.1346</text:p>
              </table:table-cell>
              <table:table-cell office:value-type="float" office:value="179.183">
                <text:p>179.1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257">
                <text:p>67.257</text:p>
              </table:table-cell>
              <table:table-cell office:value-type="float" office:value="179.182">
                <text:p>179.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3807">
                <text:p>67.3807</text:p>
              </table:table-cell>
              <table:table-cell office:value-type="float" office:value="179.18">
                <text:p>179.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4994">
                <text:p>67.4994</text:p>
              </table:table-cell>
              <table:table-cell office:value-type="float" office:value="179.179">
                <text:p>179.1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6293">
                <text:p>67.6293</text:p>
              </table:table-cell>
              <table:table-cell office:value-type="float" office:value="179.178">
                <text:p>179.1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7474">
                <text:p>67.7474</text:p>
              </table:table-cell>
              <table:table-cell office:value-type="float" office:value="179.176">
                <text:p>179.1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8732">
                <text:p>67.8732</text:p>
              </table:table-cell>
              <table:table-cell office:value-type="float" office:value="179.175">
                <text:p>179.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7.9962">
                <text:p>67.9962</text:p>
              </table:table-cell>
              <table:table-cell office:value-type="float" office:value="179.174">
                <text:p>179.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1222">
                <text:p>68.1222</text:p>
              </table:table-cell>
              <table:table-cell office:value-type="float" office:value="179.173">
                <text:p>179.1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2382">
                <text:p>68.2382</text:p>
              </table:table-cell>
              <table:table-cell office:value-type="float" office:value="179.171">
                <text:p>179.1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3549">
                <text:p>68.3549</text:p>
              </table:table-cell>
              <table:table-cell office:value-type="float" office:value="179.17">
                <text:p>179.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4698">
                <text:p>68.4698</text:p>
              </table:table-cell>
              <table:table-cell office:value-type="float" office:value="179.169">
                <text:p>179.1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5861">
                <text:p>68.5861</text:p>
              </table:table-cell>
              <table:table-cell office:value-type="float" office:value="179.168">
                <text:p>179.1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7015">
                <text:p>68.7015</text:p>
              </table:table-cell>
              <table:table-cell office:value-type="float" office:value="179.167">
                <text:p>179.1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8175">
                <text:p>68.8175</text:p>
              </table:table-cell>
              <table:table-cell office:value-type="float" office:value="179.166">
                <text:p>179.1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8.931">
                <text:p>68.931</text:p>
              </table:table-cell>
              <table:table-cell office:value-type="float" office:value="179.164">
                <text:p>179.1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0504">
                <text:p>69.0504</text:p>
              </table:table-cell>
              <table:table-cell office:value-type="float" office:value="179.163">
                <text:p>179.1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171">
                <text:p>69.171</text:p>
              </table:table-cell>
              <table:table-cell office:value-type="float" office:value="179.162">
                <text:p>179.1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2936">
                <text:p>69.2936</text:p>
              </table:table-cell>
              <table:table-cell office:value-type="float" office:value="179.16">
                <text:p>179.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4161">
                <text:p>69.4161</text:p>
              </table:table-cell>
              <table:table-cell office:value-type="float" office:value="179.159">
                <text:p>179.1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5387">
                <text:p>69.5387</text:p>
              </table:table-cell>
              <table:table-cell office:value-type="float" office:value="179.157">
                <text:p>179.1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6632">
                <text:p>69.6632</text:p>
              </table:table-cell>
              <table:table-cell office:value-type="float" office:value="179.156">
                <text:p>179.1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7736">
                <text:p>69.7736</text:p>
              </table:table-cell>
              <table:table-cell office:value-type="float" office:value="179.154">
                <text:p>179.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9.8898">
                <text:p>69.8898</text:p>
              </table:table-cell>
              <table:table-cell office:value-type="float" office:value="179.152">
                <text:p>179.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0177">
                <text:p>70.0177</text:p>
              </table:table-cell>
              <table:table-cell office:value-type="float" office:value="179.15">
                <text:p>179.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1324">
                <text:p>70.1324</text:p>
              </table:table-cell>
              <table:table-cell office:value-type="float" office:value="179.149">
                <text:p>179.1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2343">
                <text:p>70.2343</text:p>
              </table:table-cell>
              <table:table-cell office:value-type="float" office:value="179.148">
                <text:p>179.1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337">
                <text:p>70.337</text:p>
              </table:table-cell>
              <table:table-cell office:value-type="float" office:value="179.146">
                <text:p>179.1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4459">
                <text:p>70.4459</text:p>
              </table:table-cell>
              <table:table-cell office:value-type="float" office:value="179.144">
                <text:p>179.1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5604">
                <text:p>70.5604</text:p>
              </table:table-cell>
              <table:table-cell office:value-type="float" office:value="179.142">
                <text:p>179.1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6849">
                <text:p>70.6849</text:p>
              </table:table-cell>
              <table:table-cell office:value-type="float" office:value="179.141">
                <text:p>179.1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8092">
                <text:p>70.8092</text:p>
              </table:table-cell>
              <table:table-cell office:value-type="float" office:value="179.139">
                <text:p>179.1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0.9303">
                <text:p>70.9303</text:p>
              </table:table-cell>
              <table:table-cell office:value-type="float" office:value="179.137">
                <text:p>179.1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0526">
                <text:p>71.0526</text:p>
              </table:table-cell>
              <table:table-cell office:value-type="float" office:value="179.135">
                <text:p>179.1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1801">
                <text:p>71.1801</text:p>
              </table:table-cell>
              <table:table-cell office:value-type="float" office:value="179.134">
                <text:p>179.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3043">
                <text:p>71.3043</text:p>
              </table:table-cell>
              <table:table-cell office:value-type="float" office:value="179.132">
                <text:p>179.1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4235">
                <text:p>71.4235</text:p>
              </table:table-cell>
              <table:table-cell office:value-type="float" office:value="179.13">
                <text:p>179.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5494">
                <text:p>71.5494</text:p>
              </table:table-cell>
              <table:table-cell office:value-type="float" office:value="179.129">
                <text:p>179.1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6859">
                <text:p>71.6859</text:p>
              </table:table-cell>
              <table:table-cell office:value-type="float" office:value="179.127">
                <text:p>179.1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8319">
                <text:p>71.8319</text:p>
              </table:table-cell>
              <table:table-cell office:value-type="float" office:value="179.125">
                <text:p>179.1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1.9718">
                <text:p>71.9718</text:p>
              </table:table-cell>
              <table:table-cell office:value-type="float" office:value="179.124">
                <text:p>179.1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.132">
                <text:p>72.132</text:p>
              </table:table-cell>
              <table:table-cell office:value-type="float" office:value="179.122">
                <text:p>179.1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.2506">
                <text:p>72.2506</text:p>
              </table:table-cell>
              <table:table-cell office:value-type="float" office:value="179.121">
                <text:p>179.1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.3759">
                <text:p>72.3759</text:p>
              </table:table-cell>
              <table:table-cell office:value-type="float" office:value="179.12">
                <text:p>179.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.5099">
                <text:p>72.5099</text:p>
              </table:table-cell>
              <table:table-cell office:value-type="float" office:value="179.118">
                <text:p>179.1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.6837">
                <text:p>72.6837</text:p>
              </table:table-cell>
              <table:table-cell office:value-type="float" office:value="179.117">
                <text:p>179.1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.819">
                <text:p>72.819</text:p>
              </table:table-cell>
              <table:table-cell office:value-type="float" office:value="179.116">
                <text:p>179.1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.9418">
                <text:p>72.9418</text:p>
              </table:table-cell>
              <table:table-cell office:value-type="float" office:value="179.115">
                <text:p>179.1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0656">
                <text:p>73.0656</text:p>
              </table:table-cell>
              <table:table-cell office:value-type="float" office:value="179.114">
                <text:p>179.1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1884">
                <text:p>73.1884</text:p>
              </table:table-cell>
              <table:table-cell office:value-type="float" office:value="179.113">
                <text:p>179.1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3112">
                <text:p>73.3112</text:p>
              </table:table-cell>
              <table:table-cell office:value-type="float" office:value="179.112">
                <text:p>179.1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4344">
                <text:p>73.4344</text:p>
              </table:table-cell>
              <table:table-cell office:value-type="float" office:value="179.111">
                <text:p>179.1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5587">
                <text:p>73.5587</text:p>
              </table:table-cell>
              <table:table-cell office:value-type="float" office:value="179.11">
                <text:p>179.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6854">
                <text:p>73.6854</text:p>
              </table:table-cell>
              <table:table-cell office:value-type="float" office:value="179.108">
                <text:p>179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8102">
                <text:p>73.8102</text:p>
              </table:table-cell>
              <table:table-cell office:value-type="float" office:value="179.107">
                <text:p>179.1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3.9279">
                <text:p>73.9279</text:p>
              </table:table-cell>
              <table:table-cell office:value-type="float" office:value="179.106">
                <text:p>179.1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0463">
                <text:p>74.0463</text:p>
              </table:table-cell>
              <table:table-cell office:value-type="float" office:value="179.105">
                <text:p>179.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1666">
                <text:p>74.1666</text:p>
              </table:table-cell>
              <table:table-cell office:value-type="float" office:value="179.104">
                <text:p>179.1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2914">
                <text:p>74.2914</text:p>
              </table:table-cell>
              <table:table-cell office:value-type="float" office:value="179.103">
                <text:p>179.1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4149">
                <text:p>74.4149</text:p>
              </table:table-cell>
              <table:table-cell office:value-type="float" office:value="179.101">
                <text:p>179.1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5416">
                <text:p>74.5416</text:p>
              </table:table-cell>
              <table:table-cell office:value-type="float" office:value="179.1">
                <text:p>179.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6661">
                <text:p>74.6661</text:p>
              </table:table-cell>
              <table:table-cell office:value-type="float" office:value="179.099">
                <text:p>179.0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7885">
                <text:p>74.7885</text:p>
              </table:table-cell>
              <table:table-cell office:value-type="float" office:value="179.098">
                <text:p>179.0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4.9108">
                <text:p>74.9108</text:p>
              </table:table-cell>
              <table:table-cell office:value-type="float" office:value="179.097">
                <text:p>179.0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0355">
                <text:p>75.0355</text:p>
              </table:table-cell>
              <table:table-cell office:value-type="float" office:value="179.096">
                <text:p>179.0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16">
                <text:p>75.16</text:p>
              </table:table-cell>
              <table:table-cell office:value-type="float" office:value="179.095">
                <text:p>179.0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2804">
                <text:p>75.2804</text:p>
              </table:table-cell>
              <table:table-cell office:value-type="float" office:value="179.094">
                <text:p>179.0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3981">
                <text:p>75.3981</text:p>
              </table:table-cell>
              <table:table-cell office:value-type="float" office:value="179.093">
                <text:p>179.0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5131">
                <text:p>75.5131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6293">
                <text:p>75.6293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7509">
                <text:p>75.7509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8751">
                <text:p>75.8751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5.9987">
                <text:p>75.9987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1173">
                <text:p>76.1173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2374">
                <text:p>76.2374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3566">
                <text:p>76.3566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474">
                <text:p>76.474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5907">
                <text:p>76.5907</text:p>
              </table:table-cell>
              <table:table-cell office:value-type="float" office:value="179.087">
                <text:p>17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7113">
                <text:p>76.7113</text:p>
              </table:table-cell>
              <table:table-cell office:value-type="float" office:value="179.087">
                <text:p>17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827">
                <text:p>76.827</text:p>
              </table:table-cell>
              <table:table-cell office:value-type="float" office:value="179.086">
                <text:p>17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6.9469">
                <text:p>76.9469</text:p>
              </table:table-cell>
              <table:table-cell office:value-type="float" office:value="179.086">
                <text:p>17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0692">
                <text:p>77.0692</text:p>
              </table:table-cell>
              <table:table-cell office:value-type="float" office:value="179.085">
                <text:p>17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1891">
                <text:p>77.1891</text:p>
              </table:table-cell>
              <table:table-cell office:value-type="float" office:value="179.085">
                <text:p>17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3048">
                <text:p>77.3048</text:p>
              </table:table-cell>
              <table:table-cell office:value-type="float" office:value="179.085">
                <text:p>17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4198">
                <text:p>77.4198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5375">
                <text:p>77.5375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6549">
                <text:p>77.6549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7731">
                <text:p>77.7731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7.8988">
                <text:p>77.8988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0167">
                <text:p>78.0167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1317">
                <text:p>78.1317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2501">
                <text:p>78.2501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3705">
                <text:p>78.3705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4835">
                <text:p>78.4835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6005">
                <text:p>78.6005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7128">
                <text:p>78.7128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8278">
                <text:p>78.8278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8.9427">
                <text:p>78.9427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0553">
                <text:p>79.0553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1696">
                <text:p>79.1696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2858">
                <text:p>79.2858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4008">
                <text:p>79.4008</text:p>
              </table:table-cell>
              <table:table-cell office:value-type="float" office:value="179.081">
                <text:p>179.0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5153">
                <text:p>79.5153</text:p>
              </table:table-cell>
              <table:table-cell office:value-type="float" office:value="179.081">
                <text:p>179.0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6327">
                <text:p>79.6327</text:p>
              </table:table-cell>
              <table:table-cell office:value-type="float" office:value="179.081">
                <text:p>179.0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7469">
                <text:p>79.7469</text:p>
              </table:table-cell>
              <table:table-cell office:value-type="float" office:value="179.081">
                <text:p>179.0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8724">
                <text:p>79.8724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9.9889">
                <text:p>79.9889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1122">
                <text:p>80.1122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2286">
                <text:p>80.2286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3448">
                <text:p>80.3448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4603">
                <text:p>80.4603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5756">
                <text:p>80.5756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6906">
                <text:p>80.6906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8063">
                <text:p>80.8063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0.9218">
                <text:p>80.9218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037">
                <text:p>81.037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1569">
                <text:p>81.1569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2745">
                <text:p>81.2745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3888">
                <text:p>81.3888</text:p>
              </table:table-cell>
              <table:table-cell office:value-type="float" office:value="179.082">
                <text:p>179.0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5048">
                <text:p>81.5048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621">
                <text:p>81.621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7362">
                <text:p>81.7362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8588">
                <text:p>81.8588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1.9774">
                <text:p>81.9774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0934">
                <text:p>82.0934</text:p>
              </table:table-cell>
              <table:table-cell office:value-type="float" office:value="179.083">
                <text:p>179.0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2094">
                <text:p>82.2094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3326">
                <text:p>82.3326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4481">
                <text:p>82.4481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5658">
                <text:p>82.5658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6881">
                <text:p>82.6881</text:p>
              </table:table-cell>
              <table:table-cell office:value-type="float" office:value="179.084">
                <text:p>179.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8114">
                <text:p>82.8114</text:p>
              </table:table-cell>
              <table:table-cell office:value-type="float" office:value="179.085">
                <text:p>17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2.933">
                <text:p>82.933</text:p>
              </table:table-cell>
              <table:table-cell office:value-type="float" office:value="179.085">
                <text:p>17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0543">
                <text:p>83.0543</text:p>
              </table:table-cell>
              <table:table-cell office:value-type="float" office:value="179.085">
                <text:p>17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1776">
                <text:p>83.1776</text:p>
              </table:table-cell>
              <table:table-cell office:value-type="float" office:value="179.085">
                <text:p>179.0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3007">
                <text:p>83.3007</text:p>
              </table:table-cell>
              <table:table-cell office:value-type="float" office:value="179.086">
                <text:p>17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4237">
                <text:p>83.4237</text:p>
              </table:table-cell>
              <table:table-cell office:value-type="float" office:value="179.086">
                <text:p>17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5402">
                <text:p>83.5402</text:p>
              </table:table-cell>
              <table:table-cell office:value-type="float" office:value="179.086">
                <text:p>17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6615">
                <text:p>83.6615</text:p>
              </table:table-cell>
              <table:table-cell office:value-type="float" office:value="179.086">
                <text:p>179.0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7843">
                <text:p>83.7843</text:p>
              </table:table-cell>
              <table:table-cell office:value-type="float" office:value="179.087">
                <text:p>17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3.9113">
                <text:p>83.9113</text:p>
              </table:table-cell>
              <table:table-cell office:value-type="float" office:value="179.087">
                <text:p>17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0302">
                <text:p>84.0302</text:p>
              </table:table-cell>
              <table:table-cell office:value-type="float" office:value="179.087">
                <text:p>17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1464">
                <text:p>84.1464</text:p>
              </table:table-cell>
              <table:table-cell office:value-type="float" office:value="179.087">
                <text:p>179.0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2653">
                <text:p>84.2653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3866">
                <text:p>84.3866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5099">
                <text:p>84.5099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6315">
                <text:p>84.6315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7599">
                <text:p>84.7599</text:p>
              </table:table-cell>
              <table:table-cell office:value-type="float" office:value="179.088">
                <text:p>179.0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4.8798">
                <text:p>84.8798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0006">
                <text:p>85.0006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1234">
                <text:p>85.1234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245">
                <text:p>85.245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3663">
                <text:p>85.3663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4857">
                <text:p>85.4857</text:p>
              </table:table-cell>
              <table:table-cell office:value-type="float" office:value="179.089">
                <text:p>179.0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6046">
                <text:p>85.6046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725">
                <text:p>85.725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8485">
                <text:p>85.8485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5.9808">
                <text:p>85.9808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0961">
                <text:p>86.0961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222">
                <text:p>86.222</text:p>
              </table:table-cell>
              <table:table-cell office:value-type="float" office:value="179.09">
                <text:p>179.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3417">
                <text:p>86.3417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4633">
                <text:p>86.4633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5851">
                <text:p>86.5851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7142">
                <text:p>86.7142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8414">
                <text:p>86.8414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.9581">
                <text:p>86.9581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0741">
                <text:p>87.0741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1876">
                <text:p>87.1876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3051">
                <text:p>87.3051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4281">
                <text:p>87.4281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545">
                <text:p>87.545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6625">
                <text:p>87.6625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777">
                <text:p>87.777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.8929">
                <text:p>87.8929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0135">
                <text:p>88.0135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1288">
                <text:p>88.1288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246">
                <text:p>88.246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3607">
                <text:p>88.3607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4784">
                <text:p>88.4784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5956">
                <text:p>88.5956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7118">
                <text:p>88.7118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8287">
                <text:p>88.8287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.9479">
                <text:p>88.9479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0677">
                <text:p>89.0677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1862">
                <text:p>89.1862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3063">
                <text:p>89.3063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4242">
                <text:p>89.4242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5406">
                <text:p>89.5406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6564">
                <text:p>89.6564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7714">
                <text:p>89.7714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9.8859">
                <text:p>89.8859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0123">
                <text:p>90.0123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1285">
                <text:p>90.1285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2491">
                <text:p>90.2491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3722">
                <text:p>90.3722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4974">
                <text:p>90.4974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621">
                <text:p>90.621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7469">
                <text:p>90.7469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8732">
                <text:p>90.8732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0.9906">
                <text:p>90.9906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1093">
                <text:p>91.1093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2296">
                <text:p>91.2296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35">
                <text:p>91.35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4725">
                <text:p>91.4725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5944">
                <text:p>91.5944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7159">
                <text:p>91.7159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8387">
                <text:p>91.8387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1.962">
                <text:p>91.962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0836">
                <text:p>92.0836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1971">
                <text:p>92.1971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3116">
                <text:p>92.3116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4269">
                <text:p>92.4269</text:p>
              </table:table-cell>
              <table:table-cell office:value-type="float" office:value="179.091">
                <text:p>179.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5431">
                <text:p>92.5431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6605">
                <text:p>92.6605</text:p>
              </table:table-cell>
              <table:table-cell office:value-type="float" office:value="179.092">
                <text:p>179.0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7789">
                <text:p>92.7789</text:p>
              </table:table-cell>
              <table:table-cell office:value-type="float" office:value="179.093">
                <text:p>179.0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2.8956">
                <text:p>92.8956</text:p>
              </table:table-cell>
              <table:table-cell office:value-type="float" office:value="179.093">
                <text:p>179.0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014">
                <text:p>93.014</text:p>
              </table:table-cell>
              <table:table-cell office:value-type="float" office:value="179.094">
                <text:p>179.0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1302">
                <text:p>93.1302</text:p>
              </table:table-cell>
              <table:table-cell office:value-type="float" office:value="179.095">
                <text:p>179.0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2504">
                <text:p>93.2504</text:p>
              </table:table-cell>
              <table:table-cell office:value-type="float" office:value="179.096">
                <text:p>179.0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3649">
                <text:p>93.3649</text:p>
              </table:table-cell>
              <table:table-cell office:value-type="float" office:value="179.097">
                <text:p>179.0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4786">
                <text:p>93.4786</text:p>
              </table:table-cell>
              <table:table-cell office:value-type="float" office:value="179.098">
                <text:p>179.0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5919">
                <text:p>93.5919</text:p>
              </table:table-cell>
              <table:table-cell office:value-type="float" office:value="179.099">
                <text:p>179.0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7086">
                <text:p>93.7086</text:p>
              </table:table-cell>
              <table:table-cell office:value-type="float" office:value="179.101">
                <text:p>179.1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8363">
                <text:p>93.8363</text:p>
              </table:table-cell>
              <table:table-cell office:value-type="float" office:value="179.102">
                <text:p>179.1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.954">
                <text:p>93.954</text:p>
              </table:table-cell>
              <table:table-cell office:value-type="float" office:value="179.104">
                <text:p>179.1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0861">
                <text:p>94.0861</text:p>
              </table:table-cell>
              <table:table-cell office:value-type="float" office:value="179.106">
                <text:p>179.1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2069">
                <text:p>94.2069</text:p>
              </table:table-cell>
              <table:table-cell office:value-type="float" office:value="179.108">
                <text:p>179.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3319">
                <text:p>94.3319</text:p>
              </table:table-cell>
              <table:table-cell office:value-type="float" office:value="179.11">
                <text:p>179.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4501">
                <text:p>94.4501</text:p>
              </table:table-cell>
              <table:table-cell office:value-type="float" office:value="179.113">
                <text:p>179.1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5675">
                <text:p>94.5675</text:p>
              </table:table-cell>
              <table:table-cell office:value-type="float" office:value="179.115">
                <text:p>179.1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6827">
                <text:p>94.6827</text:p>
              </table:table-cell>
              <table:table-cell office:value-type="float" office:value="179.117">
                <text:p>179.1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7985">
                <text:p>94.7985</text:p>
              </table:table-cell>
              <table:table-cell office:value-type="float" office:value="179.12">
                <text:p>179.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.9152">
                <text:p>94.9152</text:p>
              </table:table-cell>
              <table:table-cell office:value-type="float" office:value="179.123">
                <text:p>179.1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0299">
                <text:p>95.0299</text:p>
              </table:table-cell>
              <table:table-cell office:value-type="float" office:value="179.125">
                <text:p>179.1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1493">
                <text:p>95.1493</text:p>
              </table:table-cell>
              <table:table-cell office:value-type="float" office:value="179.128">
                <text:p>179.1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2662">
                <text:p>95.2662</text:p>
              </table:table-cell>
              <table:table-cell office:value-type="float" office:value="179.131">
                <text:p>179.1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3834">
                <text:p>95.3834</text:p>
              </table:table-cell>
              <table:table-cell office:value-type="float" office:value="179.134">
                <text:p>179.1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4994">
                <text:p>95.4994</text:p>
              </table:table-cell>
              <table:table-cell office:value-type="float" office:value="179.138">
                <text:p>179.1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618">
                <text:p>95.618</text:p>
              </table:table-cell>
              <table:table-cell office:value-type="float" office:value="179.141">
                <text:p>179.1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7338">
                <text:p>95.7338</text:p>
              </table:table-cell>
              <table:table-cell office:value-type="float" office:value="179.145">
                <text:p>179.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8495">
                <text:p>95.8495</text:p>
              </table:table-cell>
              <table:table-cell office:value-type="float" office:value="179.149">
                <text:p>179.1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5.9667">
                <text:p>95.9667</text:p>
              </table:table-cell>
              <table:table-cell office:value-type="float" office:value="179.153">
                <text:p>179.1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088">
                <text:p>96.088</text:p>
              </table:table-cell>
              <table:table-cell office:value-type="float" office:value="179.157">
                <text:p>179.1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213">
                <text:p>96.213</text:p>
              </table:table-cell>
              <table:table-cell office:value-type="float" office:value="179.161">
                <text:p>179.1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3346">
                <text:p>96.3346</text:p>
              </table:table-cell>
              <table:table-cell office:value-type="float" office:value="179.166">
                <text:p>179.1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4535">
                <text:p>96.4535</text:p>
              </table:table-cell>
              <table:table-cell office:value-type="float" office:value="179.17">
                <text:p>179.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5685">
                <text:p>96.5685</text:p>
              </table:table-cell>
              <table:table-cell office:value-type="float" office:value="179.175">
                <text:p>179.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6835">
                <text:p>96.6835</text:p>
              </table:table-cell>
              <table:table-cell office:value-type="float" office:value="179.18">
                <text:p>179.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7985">
                <text:p>96.7985</text:p>
              </table:table-cell>
              <table:table-cell office:value-type="float" office:value="179.184">
                <text:p>179.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6.913">
                <text:p>96.913</text:p>
              </table:table-cell>
              <table:table-cell office:value-type="float" office:value="179.189">
                <text:p>179.1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0304">
                <text:p>97.0304</text:p>
              </table:table-cell>
              <table:table-cell office:value-type="float" office:value="179.195">
                <text:p>179.1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1527">
                <text:p>97.1527</text:p>
              </table:table-cell>
              <table:table-cell office:value-type="float" office:value="179.2">
                <text:p>179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2719">
                <text:p>97.2719</text:p>
              </table:table-cell>
              <table:table-cell office:value-type="float" office:value="179.206">
                <text:p>179.2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391">
                <text:p>97.391</text:p>
              </table:table-cell>
              <table:table-cell office:value-type="float" office:value="179.212">
                <text:p>179.2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5123">
                <text:p>97.5123</text:p>
              </table:table-cell>
              <table:table-cell office:value-type="float" office:value="179.218">
                <text:p>179.2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6354">
                <text:p>97.6354</text:p>
              </table:table-cell>
              <table:table-cell office:value-type="float" office:value="179.225">
                <text:p>179.2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7618">
                <text:p>97.7618</text:p>
              </table:table-cell>
              <table:table-cell office:value-type="float" office:value="179.232">
                <text:p>179.2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.8888">
                <text:p>97.8888</text:p>
              </table:table-cell>
              <table:table-cell office:value-type="float" office:value="179.239">
                <text:p>179.2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0272">
                <text:p>98.0272</text:p>
              </table:table-cell>
              <table:table-cell office:value-type="float" office:value="179.247">
                <text:p>179.2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1627">
                <text:p>98.1627</text:p>
              </table:table-cell>
              <table:table-cell office:value-type="float" office:value="179.254">
                <text:p>179.2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2928">
                <text:p>98.2928</text:p>
              </table:table-cell>
              <table:table-cell office:value-type="float" office:value="179.261">
                <text:p>179.2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413">
                <text:p>98.413</text:p>
              </table:table-cell>
              <table:table-cell office:value-type="float" office:value="179.269">
                <text:p>179.2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5472">
                <text:p>98.5472</text:p>
              </table:table-cell>
              <table:table-cell office:value-type="float" office:value="179.276">
                <text:p>179.2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6796">
                <text:p>98.6796</text:p>
              </table:table-cell>
              <table:table-cell office:value-type="float" office:value="179.284">
                <text:p>179.2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8177">
                <text:p>98.8177</text:p>
              </table:table-cell>
              <table:table-cell office:value-type="float" office:value="179.292">
                <text:p>179.2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8.9474">
                <text:p>98.9474</text:p>
              </table:table-cell>
              <table:table-cell office:value-type="float" office:value="179.3">
                <text:p>179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0741">
                <text:p>99.0741</text:p>
              </table:table-cell>
              <table:table-cell office:value-type="float" office:value="179.308">
                <text:p>179.3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1991">
                <text:p>99.1991</text:p>
              </table:table-cell>
              <table:table-cell office:value-type="float" office:value="179.316">
                <text:p>179.3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3268">
                <text:p>99.3268</text:p>
              </table:table-cell>
              <table:table-cell office:value-type="float" office:value="179.324">
                <text:p>179.3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4498">
                <text:p>99.4498</text:p>
              </table:table-cell>
              <table:table-cell office:value-type="float" office:value="179.333">
                <text:p>179.3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5753">
                <text:p>99.5753</text:p>
              </table:table-cell>
              <table:table-cell office:value-type="float" office:value="179.343">
                <text:p>179.3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705">
                <text:p>99.705</text:p>
              </table:table-cell>
              <table:table-cell office:value-type="float" office:value="179.353">
                <text:p>179.3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8348">
                <text:p>99.8348</text:p>
              </table:table-cell>
              <table:table-cell office:value-type="float" office:value="179.364">
                <text:p>179.3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.9642">
                <text:p>99.9642</text:p>
              </table:table-cell>
              <table:table-cell office:value-type="float" office:value="179.376">
                <text:p>179.3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096">
                <text:p>100.096</text:p>
              </table:table-cell>
              <table:table-cell office:value-type="float" office:value="179.387">
                <text:p>179.3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215">
                <text:p>100.215</text:p>
              </table:table-cell>
              <table:table-cell office:value-type="float" office:value="179.4">
                <text:p>179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344">
                <text:p>100.344</text:p>
              </table:table-cell>
              <table:table-cell office:value-type="float" office:value="179.412">
                <text:p>179.4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465">
                <text:p>100.465</text:p>
              </table:table-cell>
              <table:table-cell office:value-type="float" office:value="179.425">
                <text:p>179.4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589">
                <text:p>100.589</text:p>
              </table:table-cell>
              <table:table-cell office:value-type="float" office:value="179.438">
                <text:p>179.4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709">
                <text:p>100.709</text:p>
              </table:table-cell>
              <table:table-cell office:value-type="float" office:value="179.451">
                <text:p>179.4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827">
                <text:p>100.827</text:p>
              </table:table-cell>
              <table:table-cell office:value-type="float" office:value="179.464">
                <text:p>179.4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.943">
                <text:p>100.943</text:p>
              </table:table-cell>
              <table:table-cell office:value-type="float" office:value="179.478">
                <text:p>179.4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06">
                <text:p>101.06</text:p>
              </table:table-cell>
              <table:table-cell office:value-type="float" office:value="179.491">
                <text:p>179.4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178">
                <text:p>101.178</text:p>
              </table:table-cell>
              <table:table-cell office:value-type="float" office:value="179.505">
                <text:p>179.5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295">
                <text:p>101.295</text:p>
              </table:table-cell>
              <table:table-cell office:value-type="float" office:value="179.519">
                <text:p>179.5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413">
                <text:p>101.413</text:p>
              </table:table-cell>
              <table:table-cell office:value-type="float" office:value="179.533">
                <text:p>179.5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531">
                <text:p>101.531</text:p>
              </table:table-cell>
              <table:table-cell office:value-type="float" office:value="179.546">
                <text:p>179.5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646">
                <text:p>101.646</text:p>
              </table:table-cell>
              <table:table-cell office:value-type="float" office:value="179.56">
                <text:p>179.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764">
                <text:p>101.764</text:p>
              </table:table-cell>
              <table:table-cell office:value-type="float" office:value="179.574">
                <text:p>179.5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1.883">
                <text:p>101.883</text:p>
              </table:table-cell>
              <table:table-cell office:value-type="float" office:value="179.588">
                <text:p>179.5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004">
                <text:p>102.004</text:p>
              </table:table-cell>
              <table:table-cell office:value-type="float" office:value="179.602">
                <text:p>179.6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129">
                <text:p>102.129</text:p>
              </table:table-cell>
              <table:table-cell office:value-type="float" office:value="179.617">
                <text:p>179.6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264">
                <text:p>102.264</text:p>
              </table:table-cell>
              <table:table-cell office:value-type="float" office:value="179.63">
                <text:p>179.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389">
                <text:p>102.389</text:p>
              </table:table-cell>
              <table:table-cell office:value-type="float" office:value="179.644">
                <text:p>179.6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515">
                <text:p>102.515</text:p>
              </table:table-cell>
              <table:table-cell office:value-type="float" office:value="179.657">
                <text:p>179.6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634">
                <text:p>102.634</text:p>
              </table:table-cell>
              <table:table-cell office:value-type="float" office:value="179.669">
                <text:p>179.6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752">
                <text:p>102.752</text:p>
              </table:table-cell>
              <table:table-cell office:value-type="float" office:value="179.68">
                <text:p>179.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87">
                <text:p>102.87</text:p>
              </table:table-cell>
              <table:table-cell office:value-type="float" office:value="179.692">
                <text:p>179.6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2.992">
                <text:p>102.992</text:p>
              </table:table-cell>
              <table:table-cell office:value-type="float" office:value="179.704">
                <text:p>179.7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115">
                <text:p>103.115</text:p>
              </table:table-cell>
              <table:table-cell office:value-type="float" office:value="179.716">
                <text:p>179.7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244">
                <text:p>103.244</text:p>
              </table:table-cell>
              <table:table-cell office:value-type="float" office:value="179.727">
                <text:p>179.7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368">
                <text:p>103.368</text:p>
              </table:table-cell>
              <table:table-cell office:value-type="float" office:value="179.737">
                <text:p>179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482">
                <text:p>103.482</text:p>
              </table:table-cell>
              <table:table-cell office:value-type="float" office:value="179.75">
                <text:p>179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631">
                <text:p>103.631</text:p>
              </table:table-cell>
              <table:table-cell office:value-type="float" office:value="179.76">
                <text:p>179.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744">
                <text:p>103.744</text:p>
              </table:table-cell>
              <table:table-cell office:value-type="float" office:value="179.769">
                <text:p>179.7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857">
                <text:p>103.857</text:p>
              </table:table-cell>
              <table:table-cell office:value-type="float" office:value="179.778">
                <text:p>179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3.968">
                <text:p>103.968</text:p>
              </table:table-cell>
              <table:table-cell office:value-type="float" office:value="179.787">
                <text:p>179.7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084">
                <text:p>104.084</text:p>
              </table:table-cell>
              <table:table-cell office:value-type="float" office:value="179.797">
                <text:p>179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212">
                <text:p>104.212</text:p>
              </table:table-cell>
              <table:table-cell office:value-type="float" office:value="179.807">
                <text:p>179.8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33">
                <text:p>104.33</text:p>
              </table:table-cell>
              <table:table-cell office:value-type="float" office:value="179.816">
                <text:p>179.8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446">
                <text:p>104.446</text:p>
              </table:table-cell>
              <table:table-cell office:value-type="float" office:value="179.825">
                <text:p>179.8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569">
                <text:p>104.569</text:p>
              </table:table-cell>
              <table:table-cell office:value-type="float" office:value="179.834">
                <text:p>179.8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688">
                <text:p>104.688</text:p>
              </table:table-cell>
              <table:table-cell office:value-type="float" office:value="179.844">
                <text:p>179.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809">
                <text:p>104.809</text:p>
              </table:table-cell>
              <table:table-cell office:value-type="float" office:value="179.852">
                <text:p>179.8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4.923">
                <text:p>104.923</text:p>
              </table:table-cell>
              <table:table-cell office:value-type="float" office:value="179.861">
                <text:p>179.8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039">
                <text:p>105.039</text:p>
              </table:table-cell>
              <table:table-cell office:value-type="float" office:value="179.87">
                <text:p>179.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157">
                <text:p>105.157</text:p>
              </table:table-cell>
              <table:table-cell office:value-type="float" office:value="179.879">
                <text:p>179.8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276">
                <text:p>105.276</text:p>
              </table:table-cell>
              <table:table-cell office:value-type="float" office:value="179.889">
                <text:p>179.8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394">
                <text:p>105.394</text:p>
              </table:table-cell>
              <table:table-cell office:value-type="float" office:value="179.898">
                <text:p>179.8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512">
                <text:p>105.512</text:p>
              </table:table-cell>
              <table:table-cell office:value-type="float" office:value="179.907">
                <text:p>179.9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629">
                <text:p>105.629</text:p>
              </table:table-cell>
              <table:table-cell office:value-type="float" office:value="179.916">
                <text:p>179.9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747">
                <text:p>105.747</text:p>
              </table:table-cell>
              <table:table-cell office:value-type="float" office:value="179.925">
                <text:p>179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867">
                <text:p>105.867</text:p>
              </table:table-cell>
              <table:table-cell office:value-type="float" office:value="179.933">
                <text:p>179.9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5.984">
                <text:p>105.984</text:p>
              </table:table-cell>
              <table:table-cell office:value-type="float" office:value="179.942">
                <text:p>179.9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179.951">
                <text:p>179.9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22">
                <text:p>106.22</text:p>
              </table:table-cell>
              <table:table-cell office:value-type="float" office:value="179.959">
                <text:p>179.9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336">
                <text:p>106.336</text:p>
              </table:table-cell>
              <table:table-cell office:value-type="float" office:value="179.967">
                <text:p>179.9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447">
                <text:p>106.447</text:p>
              </table:table-cell>
              <table:table-cell office:value-type="float" office:value="179.974">
                <text:p>179.9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56">
                <text:p>106.56</text:p>
              </table:table-cell>
              <table:table-cell office:value-type="float" office:value="179.982">
                <text:p>179.9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677">
                <text:p>106.677</text:p>
              </table:table-cell>
              <table:table-cell office:value-type="float" office:value="179.989">
                <text:p>179.9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796">
                <text:p>106.796</text:p>
              </table:table-cell>
              <table:table-cell office:value-type="float" office:value="179.996">
                <text:p>179.9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6.915">
                <text:p>106.915</text:p>
              </table:table-cell>
              <table:table-cell office:value-type="float" office:value="180.003">
                <text:p>180.0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033">
                <text:p>107.033</text:p>
              </table:table-cell>
              <table:table-cell office:value-type="float" office:value="180.009">
                <text:p>180.00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15">
                <text:p>107.15</text:p>
              </table:table-cell>
              <table:table-cell office:value-type="float" office:value="180.015">
                <text:p>180.0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27">
                <text:p>107.27</text:p>
              </table:table-cell>
              <table:table-cell office:value-type="float" office:value="180.021">
                <text:p>180.0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388">
                <text:p>107.388</text:p>
              </table:table-cell>
              <table:table-cell office:value-type="float" office:value="180.026">
                <text:p>180.0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505">
                <text:p>107.505</text:p>
              </table:table-cell>
              <table:table-cell office:value-type="float" office:value="180.031">
                <text:p>180.0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623">
                <text:p>107.623</text:p>
              </table:table-cell>
              <table:table-cell office:value-type="float" office:value="180.035">
                <text:p>180.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741">
                <text:p>107.741</text:p>
              </table:table-cell>
              <table:table-cell office:value-type="float" office:value="180.04">
                <text:p>180.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861">
                <text:p>107.861</text:p>
              </table:table-cell>
              <table:table-cell office:value-type="float" office:value="180.044">
                <text:p>180.0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7.984">
                <text:p>107.984</text:p>
              </table:table-cell>
              <table:table-cell office:value-type="float" office:value="180.047">
                <text:p>180.0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102">
                <text:p>108.102</text:p>
              </table:table-cell>
              <table:table-cell office:value-type="float" office:value="180.05">
                <text:p>180.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22">
                <text:p>108.22</text:p>
              </table:table-cell>
              <table:table-cell office:value-type="float" office:value="180.053">
                <text:p>180.0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342">
                <text:p>108.342</text:p>
              </table:table-cell>
              <table:table-cell office:value-type="float" office:value="180.056">
                <text:p>180.0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458">
                <text:p>108.458</text:p>
              </table:table-cell>
              <table:table-cell office:value-type="float" office:value="180.058">
                <text:p>180.0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573">
                <text:p>108.573</text:p>
              </table:table-cell>
              <table:table-cell office:value-type="float" office:value="180.06">
                <text:p>180.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687">
                <text:p>108.687</text:p>
              </table:table-cell>
              <table:table-cell office:value-type="float" office:value="180.061">
                <text:p>180.0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801">
                <text:p>108.801</text:p>
              </table:table-cell>
              <table:table-cell office:value-type="float" office:value="180.063">
                <text:p>180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8.923">
                <text:p>108.923</text:p>
              </table:table-cell>
              <table:table-cell office:value-type="float" office:value="180.064">
                <text:p>180.0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041">
                <text:p>109.041</text:p>
              </table:table-cell>
              <table:table-cell office:value-type="float" office:value="180.065">
                <text:p>180.0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16">
                <text:p>109.16</text:p>
              </table:table-cell>
              <table:table-cell office:value-type="float" office:value="180.065">
                <text:p>180.0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282">
                <text:p>109.282</text:p>
              </table:table-cell>
              <table:table-cell office:value-type="float" office:value="180.066">
                <text:p>180.0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403">
                <text:p>109.403</text:p>
              </table:table-cell>
              <table:table-cell office:value-type="float" office:value="180.065">
                <text:p>180.0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518">
                <text:p>109.518</text:p>
              </table:table-cell>
              <table:table-cell office:value-type="float" office:value="180.065">
                <text:p>180.0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632">
                <text:p>109.632</text:p>
              </table:table-cell>
              <table:table-cell office:value-type="float" office:value="180.064">
                <text:p>180.0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745">
                <text:p>109.745</text:p>
              </table:table-cell>
              <table:table-cell office:value-type="float" office:value="180.063">
                <text:p>180.0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861">
                <text:p>109.861</text:p>
              </table:table-cell>
              <table:table-cell office:value-type="float" office:value="180.062">
                <text:p>180.0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9.974">
                <text:p>109.974</text:p>
              </table:table-cell>
              <table:table-cell office:value-type="float" office:value="180.06">
                <text:p>180.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085">
                <text:p>110.085</text:p>
              </table:table-cell>
              <table:table-cell office:value-type="float" office:value="180.058">
                <text:p>180.0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198">
                <text:p>110.198</text:p>
              </table:table-cell>
              <table:table-cell office:value-type="float" office:value="180.055">
                <text:p>180.0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316">
                <text:p>110.316</text:p>
              </table:table-cell>
              <table:table-cell office:value-type="float" office:value="180.052">
                <text:p>180.0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427">
                <text:p>110.427</text:p>
              </table:table-cell>
              <table:table-cell office:value-type="float" office:value="180.049">
                <text:p>180.0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539">
                <text:p>110.539</text:p>
              </table:table-cell>
              <table:table-cell office:value-type="float" office:value="180.045">
                <text:p>180.0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654">
                <text:p>110.654</text:p>
              </table:table-cell>
              <table:table-cell office:value-type="float" office:value="180.04">
                <text:p>180.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777">
                <text:p>110.777</text:p>
              </table:table-cell>
              <table:table-cell office:value-type="float" office:value="180.035">
                <text:p>180.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0.899">
                <text:p>110.899</text:p>
              </table:table-cell>
              <table:table-cell office:value-type="float" office:value="180.03">
                <text:p>180.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019">
                <text:p>111.019</text:p>
              </table:table-cell>
              <table:table-cell office:value-type="float" office:value="180.025">
                <text:p>180.0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139">
                <text:p>111.139</text:p>
              </table:table-cell>
              <table:table-cell office:value-type="float" office:value="180.019">
                <text:p>180.0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258">
                <text:p>111.258</text:p>
              </table:table-cell>
              <table:table-cell office:value-type="float" office:value="180.013">
                <text:p>180.0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381">
                <text:p>111.381</text:p>
              </table:table-cell>
              <table:table-cell office:value-type="float" office:value="180.007">
                <text:p>180.0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492">
                <text:p>111.492</text:p>
              </table:table-cell>
              <table:table-cell office:value-type="float" office:value="180.001">
                <text:p>180.0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603">
                <text:p>111.603</text:p>
              </table:table-cell>
              <table:table-cell office:value-type="float" office:value="179.995">
                <text:p>179.9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71">
                <text:p>111.71</text:p>
              </table:table-cell>
              <table:table-cell office:value-type="float" office:value="179.989">
                <text:p>179.9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818">
                <text:p>111.818</text:p>
              </table:table-cell>
              <table:table-cell office:value-type="float" office:value="179.983">
                <text:p>179.98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1.936">
                <text:p>111.936</text:p>
              </table:table-cell>
              <table:table-cell office:value-type="float" office:value="179.977">
                <text:p>179.9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038">
                <text:p>112.038</text:p>
              </table:table-cell>
              <table:table-cell office:value-type="float" office:value="179.971">
                <text:p>179.9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145">
                <text:p>112.145</text:p>
              </table:table-cell>
              <table:table-cell office:value-type="float" office:value="179.965">
                <text:p>179.9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252">
                <text:p>112.252</text:p>
              </table:table-cell>
              <table:table-cell office:value-type="float" office:value="179.96">
                <text:p>179.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363">
                <text:p>112.363</text:p>
              </table:table-cell>
              <table:table-cell office:value-type="float" office:value="179.954">
                <text:p>179.9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464">
                <text:p>112.464</text:p>
              </table:table-cell>
              <table:table-cell office:value-type="float" office:value="179.949">
                <text:p>179.9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565">
                <text:p>112.565</text:p>
              </table:table-cell>
              <table:table-cell office:value-type="float" office:value="179.943">
                <text:p>179.9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698">
                <text:p>112.698</text:p>
              </table:table-cell>
              <table:table-cell office:value-type="float" office:value="179.938">
                <text:p>179.9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815">
                <text:p>112.815</text:p>
              </table:table-cell>
              <table:table-cell office:value-type="float" office:value="179.933">
                <text:p>179.9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2.917">
                <text:p>112.917</text:p>
              </table:table-cell>
              <table:table-cell office:value-type="float" office:value="179.929">
                <text:p>179.9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024">
                <text:p>113.024</text:p>
              </table:table-cell>
              <table:table-cell office:value-type="float" office:value="179.925">
                <text:p>179.9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129">
                <text:p>113.129</text:p>
              </table:table-cell>
              <table:table-cell office:value-type="float" office:value="179.921">
                <text:p>179.9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235">
                <text:p>113.235</text:p>
              </table:table-cell>
              <table:table-cell office:value-type="float" office:value="179.917">
                <text:p>179.9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342">
                <text:p>113.342</text:p>
              </table:table-cell>
              <table:table-cell office:value-type="float" office:value="179.914">
                <text:p>179.9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453">
                <text:p>113.453</text:p>
              </table:table-cell>
              <table:table-cell office:value-type="float" office:value="179.911">
                <text:p>179.9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559">
                <text:p>113.559</text:p>
              </table:table-cell>
              <table:table-cell office:value-type="float" office:value="179.908">
                <text:p>179.9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664">
                <text:p>113.664</text:p>
              </table:table-cell>
              <table:table-cell office:value-type="float" office:value="179.905">
                <text:p>179.9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772">
                <text:p>113.772</text:p>
              </table:table-cell>
              <table:table-cell office:value-type="float" office:value="179.903">
                <text:p>179.9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881">
                <text:p>113.881</text:p>
              </table:table-cell>
              <table:table-cell office:value-type="float" office:value="179.901">
                <text:p>179.9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3.991">
                <text:p>113.991</text:p>
              </table:table-cell>
              <table:table-cell office:value-type="float" office:value="179.899">
                <text:p>179.8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098">
                <text:p>114.098</text:p>
              </table:table-cell>
              <table:table-cell office:value-type="float" office:value="179.897">
                <text:p>179.8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207">
                <text:p>114.207</text:p>
              </table:table-cell>
              <table:table-cell office:value-type="float" office:value="179.896">
                <text:p>179.8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315">
                <text:p>114.315</text:p>
              </table:table-cell>
              <table:table-cell office:value-type="float" office:value="179.894">
                <text:p>179.8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428">
                <text:p>114.428</text:p>
              </table:table-cell>
              <table:table-cell office:value-type="float" office:value="179.893">
                <text:p>179.8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531">
                <text:p>114.531</text:p>
              </table:table-cell>
              <table:table-cell office:value-type="float" office:value="179.893">
                <text:p>179.8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636">
                <text:p>114.636</text:p>
              </table:table-cell>
              <table:table-cell office:value-type="float" office:value="179.892">
                <text:p>179.8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744">
                <text:p>114.744</text:p>
              </table:table-cell>
              <table:table-cell office:value-type="float" office:value="179.892">
                <text:p>179.8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857">
                <text:p>114.857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4.968">
                <text:p>114.968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078">
                <text:p>115.078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189">
                <text:p>115.189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299">
                <text:p>115.299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41">
                <text:p>115.41</text:p>
              </table:table-cell>
              <table:table-cell office:value-type="float" office:value="179.892">
                <text:p>179.8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524">
                <text:p>115.524</text:p>
              </table:table-cell>
              <table:table-cell office:value-type="float" office:value="179.892">
                <text:p>179.8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632">
                <text:p>115.632</text:p>
              </table:table-cell>
              <table:table-cell office:value-type="float" office:value="179.892">
                <text:p>179.8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741">
                <text:p>115.741</text:p>
              </table:table-cell>
              <table:table-cell office:value-type="float" office:value="179.892">
                <text:p>179.8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849">
                <text:p>115.849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5.958">
                <text:p>115.958</text:p>
              </table:table-cell>
              <table:table-cell office:value-type="float" office:value="179.891">
                <text:p>179.8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07">
                <text:p>116.07</text:p>
              </table:table-cell>
              <table:table-cell office:value-type="float" office:value="179.89">
                <text:p>179.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183">
                <text:p>116.183</text:p>
              </table:table-cell>
              <table:table-cell office:value-type="float" office:value="179.889">
                <text:p>179.8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295">
                <text:p>116.295</text:p>
              </table:table-cell>
              <table:table-cell office:value-type="float" office:value="179.888">
                <text:p>179.8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414">
                <text:p>116.414</text:p>
              </table:table-cell>
              <table:table-cell office:value-type="float" office:value="179.886">
                <text:p>179.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53">
                <text:p>116.53</text:p>
              </table:table-cell>
              <table:table-cell office:value-type="float" office:value="179.884">
                <text:p>179.8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643">
                <text:p>116.643</text:p>
              </table:table-cell>
              <table:table-cell office:value-type="float" office:value="179.881">
                <text:p>179.8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759">
                <text:p>116.759</text:p>
              </table:table-cell>
              <table:table-cell office:value-type="float" office:value="179.878">
                <text:p>179.8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88">
                <text:p>116.88</text:p>
              </table:table-cell>
              <table:table-cell office:value-type="float" office:value="179.875">
                <text:p>179.8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6.995">
                <text:p>116.995</text:p>
              </table:table-cell>
              <table:table-cell office:value-type="float" office:value="179.871">
                <text:p>179.8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107">
                <text:p>117.107</text:p>
              </table:table-cell>
              <table:table-cell office:value-type="float" office:value="179.868">
                <text:p>179.8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216">
                <text:p>117.216</text:p>
              </table:table-cell>
              <table:table-cell office:value-type="float" office:value="179.864">
                <text:p>179.8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329">
                <text:p>117.329</text:p>
              </table:table-cell>
              <table:table-cell office:value-type="float" office:value="179.859">
                <text:p>179.8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444">
                <text:p>117.444</text:p>
              </table:table-cell>
              <table:table-cell office:value-type="float" office:value="179.854">
                <text:p>179.8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555">
                <text:p>117.555</text:p>
              </table:table-cell>
              <table:table-cell office:value-type="float" office:value="179.849">
                <text:p>179.84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669">
                <text:p>117.669</text:p>
              </table:table-cell>
              <table:table-cell office:value-type="float" office:value="179.845">
                <text:p>179.8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78">
                <text:p>117.78</text:p>
              </table:table-cell>
              <table:table-cell office:value-type="float" office:value="179.839">
                <text:p>179.8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7.899">
                <text:p>117.899</text:p>
              </table:table-cell>
              <table:table-cell office:value-type="float" office:value="179.834">
                <text:p>179.8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017">
                <text:p>118.017</text:p>
              </table:table-cell>
              <table:table-cell office:value-type="float" office:value="179.828">
                <text:p>179.8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133">
                <text:p>118.133</text:p>
              </table:table-cell>
              <table:table-cell office:value-type="float" office:value="179.822">
                <text:p>179.8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254">
                <text:p>118.254</text:p>
              </table:table-cell>
              <table:table-cell office:value-type="float" office:value="179.817">
                <text:p>179.8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374">
                <text:p>118.374</text:p>
              </table:table-cell>
              <table:table-cell office:value-type="float" office:value="179.811">
                <text:p>179.8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512">
                <text:p>118.512</text:p>
              </table:table-cell>
              <table:table-cell office:value-type="float" office:value="179.805">
                <text:p>179.8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639">
                <text:p>118.639</text:p>
              </table:table-cell>
              <table:table-cell office:value-type="float" office:value="179.8">
                <text:p>179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751">
                <text:p>118.751</text:p>
              </table:table-cell>
              <table:table-cell office:value-type="float" office:value="179.795">
                <text:p>179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871">
                <text:p>118.871</text:p>
              </table:table-cell>
              <table:table-cell office:value-type="float" office:value="179.79">
                <text:p>179.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8.988">
                <text:p>118.988</text:p>
              </table:table-cell>
              <table:table-cell office:value-type="float" office:value="179.786">
                <text:p>179.7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105">
                <text:p>119.105</text:p>
              </table:table-cell>
              <table:table-cell office:value-type="float" office:value="179.782">
                <text:p>179.7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22">
                <text:p>119.22</text:p>
              </table:table-cell>
              <table:table-cell office:value-type="float" office:value="179.778">
                <text:p>179.7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334">
                <text:p>119.334</text:p>
              </table:table-cell>
              <table:table-cell office:value-type="float" office:value="179.774">
                <text:p>179.7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452">
                <text:p>119.452</text:p>
              </table:table-cell>
              <table:table-cell office:value-type="float" office:value="179.77">
                <text:p>179.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571">
                <text:p>119.571</text:p>
              </table:table-cell>
              <table:table-cell office:value-type="float" office:value="179.767">
                <text:p>179.7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682">
                <text:p>119.682</text:p>
              </table:table-cell>
              <table:table-cell office:value-type="float" office:value="179.764">
                <text:p>179.76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792">
                <text:p>119.792</text:p>
              </table:table-cell>
              <table:table-cell office:value-type="float" office:value="179.761">
                <text:p>179.7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19.903">
                <text:p>119.903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016">
                <text:p>120.016</text:p>
              </table:table-cell>
              <table:table-cell office:value-type="float" office:value="179.755">
                <text:p>179.7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126">
                <text:p>120.126</text:p>
              </table:table-cell>
              <table:table-cell office:value-type="float" office:value="179.753">
                <text:p>179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237">
                <text:p>120.237</text:p>
              </table:table-cell>
              <table:table-cell office:value-type="float" office:value="179.75">
                <text:p>179.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352">
                <text:p>120.352</text:p>
              </table:table-cell>
              <table:table-cell office:value-type="float" office:value="179.747">
                <text:p>179.74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474">
                <text:p>120.474</text:p>
              </table:table-cell>
              <table:table-cell office:value-type="float" office:value="179.745">
                <text:p>179.7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582">
                <text:p>120.582</text:p>
              </table:table-cell>
              <table:table-cell office:value-type="float" office:value="179.742">
                <text:p>179.7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695">
                <text:p>120.695</text:p>
              </table:table-cell>
              <table:table-cell office:value-type="float" office:value="179.74">
                <text:p>179.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812">
                <text:p>120.812</text:p>
              </table:table-cell>
              <table:table-cell office:value-type="float" office:value="179.737">
                <text:p>179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0.929">
                <text:p>120.929</text:p>
              </table:table-cell>
              <table:table-cell office:value-type="float" office:value="179.735">
                <text:p>179.7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043">
                <text:p>121.043</text:p>
              </table:table-cell>
              <table:table-cell office:value-type="float" office:value="179.732">
                <text:p>179.7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156">
                <text:p>121.156</text:p>
              </table:table-cell>
              <table:table-cell office:value-type="float" office:value="179.729">
                <text:p>179.7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278">
                <text:p>121.278</text:p>
              </table:table-cell>
              <table:table-cell office:value-type="float" office:value="179.727">
                <text:p>179.7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396">
                <text:p>121.396</text:p>
              </table:table-cell>
              <table:table-cell office:value-type="float" office:value="179.724">
                <text:p>179.7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515">
                <text:p>121.515</text:p>
              </table:table-cell>
              <table:table-cell office:value-type="float" office:value="179.722">
                <text:p>179.7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63">
                <text:p>121.63</text:p>
              </table:table-cell>
              <table:table-cell office:value-type="float" office:value="179.719">
                <text:p>179.7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746">
                <text:p>121.746</text:p>
              </table:table-cell>
              <table:table-cell office:value-type="float" office:value="179.717">
                <text:p>179.7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858">
                <text:p>121.858</text:p>
              </table:table-cell>
              <table:table-cell office:value-type="float" office:value="179.714">
                <text:p>179.7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1.973">
                <text:p>121.973</text:p>
              </table:table-cell>
              <table:table-cell office:value-type="float" office:value="179.712">
                <text:p>179.7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089">
                <text:p>122.089</text:p>
              </table:table-cell>
              <table:table-cell office:value-type="float" office:value="179.71">
                <text:p>179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204">
                <text:p>122.204</text:p>
              </table:table-cell>
              <table:table-cell office:value-type="float" office:value="179.708">
                <text:p>179.7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319">
                <text:p>122.319</text:p>
              </table:table-cell>
              <table:table-cell office:value-type="float" office:value="179.706">
                <text:p>179.7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434">
                <text:p>122.434</text:p>
              </table:table-cell>
              <table:table-cell office:value-type="float" office:value="179.704">
                <text:p>179.7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554">
                <text:p>122.554</text:p>
              </table:table-cell>
              <table:table-cell office:value-type="float" office:value="179.702">
                <text:p>179.7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666">
                <text:p>122.666</text:p>
              </table:table-cell>
              <table:table-cell office:value-type="float" office:value="179.7">
                <text:p>179.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779">
                <text:p>122.779</text:p>
              </table:table-cell>
              <table:table-cell office:value-type="float" office:value="179.698">
                <text:p>179.6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2.895">
                <text:p>122.895</text:p>
              </table:table-cell>
              <table:table-cell office:value-type="float" office:value="179.697">
                <text:p>179.6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013">
                <text:p>123.013</text:p>
              </table:table-cell>
              <table:table-cell office:value-type="float" office:value="179.695">
                <text:p>179.6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133">
                <text:p>123.133</text:p>
              </table:table-cell>
              <table:table-cell office:value-type="float" office:value="179.694">
                <text:p>179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25">
                <text:p>123.25</text:p>
              </table:table-cell>
              <table:table-cell office:value-type="float" office:value="179.693">
                <text:p>179.6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367">
                <text:p>123.367</text:p>
              </table:table-cell>
              <table:table-cell office:value-type="float" office:value="179.692">
                <text:p>179.6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486">
                <text:p>123.486</text:p>
              </table:table-cell>
              <table:table-cell office:value-type="float" office:value="179.691">
                <text:p>179.6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605">
                <text:p>123.605</text:p>
              </table:table-cell>
              <table:table-cell office:value-type="float" office:value="179.69">
                <text:p>179.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719">
                <text:p>123.719</text:p>
              </table:table-cell>
              <table:table-cell office:value-type="float" office:value="179.689">
                <text:p>179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835">
                <text:p>123.835</text:p>
              </table:table-cell>
              <table:table-cell office:value-type="float" office:value="179.689">
                <text:p>179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3.955">
                <text:p>123.955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073">
                <text:p>124.073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185">
                <text:p>124.185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298">
                <text:p>124.298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41">
                <text:p>124.41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526">
                <text:p>124.526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638">
                <text:p>124.638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748">
                <text:p>124.748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86">
                <text:p>124.86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4.976">
                <text:p>124.976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094">
                <text:p>125.094</text:p>
              </table:table-cell>
              <table:table-cell office:value-type="float" office:value="179.686">
                <text:p>179.6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21">
                <text:p>125.21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328">
                <text:p>125.328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445">
                <text:p>125.445</text:p>
              </table:table-cell>
              <table:table-cell office:value-type="float" office:value="179.687">
                <text:p>179.6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561">
                <text:p>125.561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677">
                <text:p>125.677</text:p>
              </table:table-cell>
              <table:table-cell office:value-type="float" office:value="179.688">
                <text:p>179.6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797">
                <text:p>125.797</text:p>
              </table:table-cell>
              <table:table-cell office:value-type="float" office:value="179.689">
                <text:p>179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5.915">
                <text:p>125.915</text:p>
              </table:table-cell>
              <table:table-cell office:value-type="float" office:value="179.689">
                <text:p>179.6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033">
                <text:p>126.033</text:p>
              </table:table-cell>
              <table:table-cell office:value-type="float" office:value="179.69">
                <text:p>179.6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154">
                <text:p>126.154</text:p>
              </table:table-cell>
              <table:table-cell office:value-type="float" office:value="179.691">
                <text:p>179.6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283">
                <text:p>126.283</text:p>
              </table:table-cell>
              <table:table-cell office:value-type="float" office:value="179.692">
                <text:p>179.6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395">
                <text:p>126.395</text:p>
              </table:table-cell>
              <table:table-cell office:value-type="float" office:value="179.693">
                <text:p>179.69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51">
                <text:p>126.51</text:p>
              </table:table-cell>
              <table:table-cell office:value-type="float" office:value="179.694">
                <text:p>179.6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623">
                <text:p>126.623</text:p>
              </table:table-cell>
              <table:table-cell office:value-type="float" office:value="179.695">
                <text:p>179.6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734">
                <text:p>126.734</text:p>
              </table:table-cell>
              <table:table-cell office:value-type="float" office:value="179.696">
                <text:p>179.6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848">
                <text:p>126.848</text:p>
              </table:table-cell>
              <table:table-cell office:value-type="float" office:value="179.697">
                <text:p>179.6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6.958">
                <text:p>126.958</text:p>
              </table:table-cell>
              <table:table-cell office:value-type="float" office:value="179.698">
                <text:p>179.6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071">
                <text:p>127.071</text:p>
              </table:table-cell>
              <table:table-cell office:value-type="float" office:value="179.699">
                <text:p>179.6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184">
                <text:p>127.184</text:p>
              </table:table-cell>
              <table:table-cell office:value-type="float" office:value="179.701">
                <text:p>179.7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296">
                <text:p>127.296</text:p>
              </table:table-cell>
              <table:table-cell office:value-type="float" office:value="179.702">
                <text:p>179.7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406">
                <text:p>127.406</text:p>
              </table:table-cell>
              <table:table-cell office:value-type="float" office:value="179.704">
                <text:p>179.7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515">
                <text:p>127.515</text:p>
              </table:table-cell>
              <table:table-cell office:value-type="float" office:value="179.705">
                <text:p>179.7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626">
                <text:p>127.626</text:p>
              </table:table-cell>
              <table:table-cell office:value-type="float" office:value="179.707">
                <text:p>179.70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735">
                <text:p>127.735</text:p>
              </table:table-cell>
              <table:table-cell office:value-type="float" office:value="179.708">
                <text:p>179.7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845">
                <text:p>127.845</text:p>
              </table:table-cell>
              <table:table-cell office:value-type="float" office:value="179.71">
                <text:p>179.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7.954">
                <text:p>127.954</text:p>
              </table:table-cell>
              <table:table-cell office:value-type="float" office:value="179.711">
                <text:p>179.7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064">
                <text:p>128.064</text:p>
              </table:table-cell>
              <table:table-cell office:value-type="float" office:value="179.713">
                <text:p>179.71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177">
                <text:p>128.177</text:p>
              </table:table-cell>
              <table:table-cell office:value-type="float" office:value="179.715">
                <text:p>179.7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292">
                <text:p>128.292</text:p>
              </table:table-cell>
              <table:table-cell office:value-type="float" office:value="179.717">
                <text:p>179.7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408">
                <text:p>128.408</text:p>
              </table:table-cell>
              <table:table-cell office:value-type="float" office:value="179.719">
                <text:p>179.7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525">
                <text:p>128.525</text:p>
              </table:table-cell>
              <table:table-cell office:value-type="float" office:value="179.721">
                <text:p>179.7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643">
                <text:p>128.643</text:p>
              </table:table-cell>
              <table:table-cell office:value-type="float" office:value="179.723">
                <text:p>179.72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76">
                <text:p>128.76</text:p>
              </table:table-cell>
              <table:table-cell office:value-type="float" office:value="179.725">
                <text:p>179.7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8.882">
                <text:p>128.882</text:p>
              </table:table-cell>
              <table:table-cell office:value-type="float" office:value="179.727">
                <text:p>179.72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014">
                <text:p>129.014</text:p>
              </table:table-cell>
              <table:table-cell office:value-type="float" office:value="179.729">
                <text:p>179.72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142">
                <text:p>129.142</text:p>
              </table:table-cell>
              <table:table-cell office:value-type="float" office:value="179.732">
                <text:p>179.7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269">
                <text:p>129.269</text:p>
              </table:table-cell>
              <table:table-cell office:value-type="float" office:value="179.734">
                <text:p>179.7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391">
                <text:p>129.391</text:p>
              </table:table-cell>
              <table:table-cell office:value-type="float" office:value="179.737">
                <text:p>179.7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514">
                <text:p>129.514</text:p>
              </table:table-cell>
              <table:table-cell office:value-type="float" office:value="179.739">
                <text:p>179.7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63">
                <text:p>129.63</text:p>
              </table:table-cell>
              <table:table-cell office:value-type="float" office:value="179.741">
                <text:p>179.74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746">
                <text:p>129.746</text:p>
              </table:table-cell>
              <table:table-cell office:value-type="float" office:value="179.744">
                <text:p>179.7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862">
                <text:p>129.862</text:p>
              </table:table-cell>
              <table:table-cell office:value-type="float" office:value="179.746">
                <text:p>179.7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29.974">
                <text:p>129.974</text:p>
              </table:table-cell>
              <table:table-cell office:value-type="float" office:value="179.748">
                <text:p>179.74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089">
                <text:p>130.089</text:p>
              </table:table-cell>
              <table:table-cell office:value-type="float" office:value="179.751">
                <text:p>179.7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206">
                <text:p>130.206</text:p>
              </table:table-cell>
              <table:table-cell office:value-type="float" office:value="179.753">
                <text:p>179.7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322">
                <text:p>130.322</text:p>
              </table:table-cell>
              <table:table-cell office:value-type="float" office:value="179.756">
                <text:p>179.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432">
                <text:p>130.432</text:p>
              </table:table-cell>
              <table:table-cell office:value-type="float" office:value="179.758">
                <text:p>179.7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543">
                <text:p>130.543</text:p>
              </table:table-cell>
              <table:table-cell office:value-type="float" office:value="179.761">
                <text:p>179.76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658">
                <text:p>130.658</text:p>
              </table:table-cell>
              <table:table-cell office:value-type="float" office:value="179.763">
                <text:p>179.7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773">
                <text:p>130.773</text:p>
              </table:table-cell>
              <table:table-cell office:value-type="float" office:value="179.766">
                <text:p>179.7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0.891">
                <text:p>130.891</text:p>
              </table:table-cell>
              <table:table-cell office:value-type="float" office:value="179.768">
                <text:p>179.7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01">
                <text:p>131.01</text:p>
              </table:table-cell>
              <table:table-cell office:value-type="float" office:value="179.771">
                <text:p>179.7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128">
                <text:p>131.128</text:p>
              </table:table-cell>
              <table:table-cell office:value-type="float" office:value="179.773">
                <text:p>179.77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247">
                <text:p>131.247</text:p>
              </table:table-cell>
              <table:table-cell office:value-type="float" office:value="179.775">
                <text:p>179.7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363">
                <text:p>131.363</text:p>
              </table:table-cell>
              <table:table-cell office:value-type="float" office:value="179.777">
                <text:p>179.7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481">
                <text:p>131.481</text:p>
              </table:table-cell>
              <table:table-cell office:value-type="float" office:value="179.78">
                <text:p>179.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601">
                <text:p>131.601</text:p>
              </table:table-cell>
              <table:table-cell office:value-type="float" office:value="179.782">
                <text:p>179.7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721">
                <text:p>131.721</text:p>
              </table:table-cell>
              <table:table-cell office:value-type="float" office:value="179.784">
                <text:p>179.7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849">
                <text:p>131.849</text:p>
              </table:table-cell>
              <table:table-cell office:value-type="float" office:value="179.786">
                <text:p>179.7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1.968">
                <text:p>131.968</text:p>
              </table:table-cell>
              <table:table-cell office:value-type="float" office:value="179.787">
                <text:p>179.7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085">
                <text:p>132.085</text:p>
              </table:table-cell>
              <table:table-cell office:value-type="float" office:value="179.789">
                <text:p>179.7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202">
                <text:p>132.202</text:p>
              </table:table-cell>
              <table:table-cell office:value-type="float" office:value="179.79">
                <text:p>179.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321">
                <text:p>132.321</text:p>
              </table:table-cell>
              <table:table-cell office:value-type="float" office:value="179.791">
                <text:p>179.7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436">
                <text:p>132.436</text:p>
              </table:table-cell>
              <table:table-cell office:value-type="float" office:value="179.792">
                <text:p>179.7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554">
                <text:p>132.554</text:p>
              </table:table-cell>
              <table:table-cell office:value-type="float" office:value="179.794">
                <text:p>179.7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674">
                <text:p>132.674</text:p>
              </table:table-cell>
              <table:table-cell office:value-type="float" office:value="179.795">
                <text:p>179.7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786">
                <text:p>132.786</text:p>
              </table:table-cell>
              <table:table-cell office:value-type="float" office:value="179.796">
                <text:p>179.7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2.896">
                <text:p>132.896</text:p>
              </table:table-cell>
              <table:table-cell office:value-type="float" office:value="179.797">
                <text:p>179.79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007">
                <text:p>133.007</text:p>
              </table:table-cell>
              <table:table-cell office:value-type="float" office:value="179.799">
                <text:p>179.7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118">
                <text:p>133.118</text:p>
              </table:table-cell>
              <table:table-cell office:value-type="float" office:value="179.8">
                <text:p>179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227">
                <text:p>133.227</text:p>
              </table:table-cell>
              <table:table-cell office:value-type="float" office:value="179.801">
                <text:p>179.8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339">
                <text:p>133.339</text:p>
              </table:table-cell>
              <table:table-cell office:value-type="float" office:value="179.803">
                <text:p>179.8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457">
                <text:p>133.457</text:p>
              </table:table-cell>
              <table:table-cell office:value-type="float" office:value="179.806">
                <text:p>179.80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575">
                <text:p>133.575</text:p>
              </table:table-cell>
              <table:table-cell office:value-type="float" office:value="179.808">
                <text:p>179.8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687">
                <text:p>133.687</text:p>
              </table:table-cell>
              <table:table-cell office:value-type="float" office:value="179.811">
                <text:p>179.8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179.814">
                <text:p>179.8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.915">
                <text:p>133.915</text:p>
              </table:table-cell>
              <table:table-cell office:value-type="float" office:value="179.817">
                <text:p>179.8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026">
                <text:p>134.026</text:p>
              </table:table-cell>
              <table:table-cell office:value-type="float" office:value="179.821">
                <text:p>179.8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138">
                <text:p>134.138</text:p>
              </table:table-cell>
              <table:table-cell office:value-type="float" office:value="179.826">
                <text:p>179.8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251">
                <text:p>134.251</text:p>
              </table:table-cell>
              <table:table-cell office:value-type="float" office:value="179.831">
                <text:p>179.83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364">
                <text:p>134.364</text:p>
              </table:table-cell>
              <table:table-cell office:value-type="float" office:value="179.836">
                <text:p>179.8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48">
                <text:p>134.48</text:p>
              </table:table-cell>
              <table:table-cell office:value-type="float" office:value="179.842">
                <text:p>179.84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589">
                <text:p>134.589</text:p>
              </table:table-cell>
              <table:table-cell office:value-type="float" office:value="179.85">
                <text:p>179.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707">
                <text:p>134.707</text:p>
              </table:table-cell>
              <table:table-cell office:value-type="float" office:value="179.857">
                <text:p>179.8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819">
                <text:p>134.819</text:p>
              </table:table-cell>
              <table:table-cell office:value-type="float" office:value="179.866">
                <text:p>179.8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4.93">
                <text:p>134.93</text:p>
              </table:table-cell>
              <table:table-cell office:value-type="float" office:value="179.875">
                <text:p>179.8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5.041">
                <text:p>135.041</text:p>
              </table:table-cell>
              <table:table-cell office:value-type="float" office:value="179.885">
                <text:p>179.88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35.158">
                <text:p>135.158</text:p>
              </table:table-cell>
              <table:table-cell office:value-type="float" office:value="179.896">
                <text:p>179.89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5.275">
                <text:p>135.275</text:p>
              </table:table-cell>
              <table:table-cell office:value-type="float" office:value="179.908">
                <text:p>179.90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35.394">
                <text:p>135.394</text:p>
              </table:table-cell>
              <table:table-cell office:value-type="float" office:value="179.918">
                <text:p>179.91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35.51">
                <text:p>135.51</text:p>
              </table:table-cell>
              <table:table-cell office:value-type="float" office:value="179.925">
                <text:p>179.9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35.627">
                <text:p>135.627</text:p>
              </table:table-cell>
              <table:table-cell office:value-type="float" office:value="179.93">
                <text:p>179.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35.743">
                <text:p>135.743</text:p>
              </table:table-cell>
              <table:table-cell office:value-type="float" office:value="179.93">
                <text:p>179.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35.857">
                <text:p>135.857</text:p>
              </table:table-cell>
              <table:table-cell office:value-type="float" office:value="179.926">
                <text:p>179.9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5.972">
                <text:p>135.972</text:p>
              </table:table-cell>
              <table:table-cell office:value-type="float" office:value="179.916">
                <text:p>179.9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36.095">
                <text:p>136.095</text:p>
              </table:table-cell>
              <table:table-cell office:value-type="float" office:value="179.902">
                <text:p>179.9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.206">
                <text:p>136.206</text:p>
              </table:table-cell>
              <table:table-cell office:value-type="float" office:value="179.881">
                <text:p>179.8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.324">
                <text:p>136.324</text:p>
              </table:table-cell>
              <table:table-cell office:value-type="float" office:value="179.854">
                <text:p>179.8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.444">
                <text:p>136.444</text:p>
              </table:table-cell>
              <table:table-cell office:value-type="float" office:value="179.822">
                <text:p>179.8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.561">
                <text:p>136.561</text:p>
              </table:table-cell>
              <table:table-cell office:value-type="float" office:value="179.785">
                <text:p>179.7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.677">
                <text:p>136.677</text:p>
              </table:table-cell>
              <table:table-cell office:value-type="float" office:value="179.744">
                <text:p>179.7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.791">
                <text:p>136.791</text:p>
              </table:table-cell>
              <table:table-cell office:value-type="float" office:value="179.701">
                <text:p>179.7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6.902">
                <text:p>136.902</text:p>
              </table:table-cell>
              <table:table-cell office:value-type="float" office:value="179.656">
                <text:p>179.6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011">
                <text:p>137.011</text:p>
              </table:table-cell>
              <table:table-cell office:value-type="float" office:value="179.607">
                <text:p>179.6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12">
                <text:p>137.12</text:p>
              </table:table-cell>
              <table:table-cell office:value-type="float" office:value="179.556">
                <text:p>179.5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23">
                <text:p>137.23</text:p>
              </table:table-cell>
              <table:table-cell office:value-type="float" office:value="179.495">
                <text:p>179.4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353">
                <text:p>137.353</text:p>
              </table:table-cell>
              <table:table-cell office:value-type="float" office:value="179.437">
                <text:p>179.4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468">
                <text:p>137.468</text:p>
              </table:table-cell>
              <table:table-cell office:value-type="float" office:value="179.38">
                <text:p>179.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578">
                <text:p>137.578</text:p>
              </table:table-cell>
              <table:table-cell office:value-type="float" office:value="179.323">
                <text:p>179.3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686">
                <text:p>137.686</text:p>
              </table:table-cell>
              <table:table-cell office:value-type="float" office:value="179.265">
                <text:p>179.2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795">
                <text:p>137.795</text:p>
              </table:table-cell>
              <table:table-cell office:value-type="float" office:value="179.204">
                <text:p>179.2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7.91">
                <text:p>137.91</text:p>
              </table:table-cell>
              <table:table-cell office:value-type="float" office:value="179.143">
                <text:p>179.1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024">
                <text:p>138.024</text:p>
              </table:table-cell>
              <table:table-cell office:value-type="float" office:value="179.083">
                <text:p>179.0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137">
                <text:p>138.137</text:p>
              </table:table-cell>
              <table:table-cell office:value-type="float" office:value="179.023">
                <text:p>179.0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251">
                <text:p>138.251</text:p>
              </table:table-cell>
              <table:table-cell office:value-type="float" office:value="178.962">
                <text:p>178.9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369">
                <text:p>138.369</text:p>
              </table:table-cell>
              <table:table-cell office:value-type="float" office:value="178.906">
                <text:p>178.9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478">
                <text:p>138.478</text:p>
              </table:table-cell>
              <table:table-cell office:value-type="float" office:value="178.852">
                <text:p>178.8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586">
                <text:p>138.586</text:p>
              </table:table-cell>
              <table:table-cell office:value-type="float" office:value="178.797">
                <text:p>178.7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698">
                <text:p>138.698</text:p>
              </table:table-cell>
              <table:table-cell office:value-type="float" office:value="178.743">
                <text:p>178.7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813">
                <text:p>138.813</text:p>
              </table:table-cell>
              <table:table-cell office:value-type="float" office:value="178.692">
                <text:p>178.6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8.924">
                <text:p>138.924</text:p>
              </table:table-cell>
              <table:table-cell office:value-type="float" office:value="178.643">
                <text:p>178.6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035">
                <text:p>139.035</text:p>
              </table:table-cell>
              <table:table-cell office:value-type="float" office:value="178.596">
                <text:p>178.5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146">
                <text:p>139.146</text:p>
              </table:table-cell>
              <table:table-cell office:value-type="float" office:value="178.55">
                <text:p>178.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257">
                <text:p>139.257</text:p>
              </table:table-cell>
              <table:table-cell office:value-type="float" office:value="178.507">
                <text:p>178.5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369">
                <text:p>139.369</text:p>
              </table:table-cell>
              <table:table-cell office:value-type="float" office:value="178.465">
                <text:p>178.4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481">
                <text:p>139.481</text:p>
              </table:table-cell>
              <table:table-cell office:value-type="float" office:value="178.424">
                <text:p>178.42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595">
                <text:p>139.595</text:p>
              </table:table-cell>
              <table:table-cell office:value-type="float" office:value="178.383">
                <text:p>178.3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721">
                <text:p>139.721</text:p>
              </table:table-cell>
              <table:table-cell office:value-type="float" office:value="178.348">
                <text:p>178.3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832">
                <text:p>139.832</text:p>
              </table:table-cell>
              <table:table-cell office:value-type="float" office:value="178.315">
                <text:p>178.3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39.943">
                <text:p>139.943</text:p>
              </table:table-cell>
              <table:table-cell office:value-type="float" office:value="178.285">
                <text:p>178.2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051">
                <text:p>140.051</text:p>
              </table:table-cell>
              <table:table-cell office:value-type="float" office:value="178.257">
                <text:p>178.2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161">
                <text:p>140.161</text:p>
              </table:table-cell>
              <table:table-cell office:value-type="float" office:value="178.231">
                <text:p>178.2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274">
                <text:p>140.274</text:p>
              </table:table-cell>
              <table:table-cell office:value-type="float" office:value="178.206">
                <text:p>178.2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392">
                <text:p>140.392</text:p>
              </table:table-cell>
              <table:table-cell office:value-type="float" office:value="178.183">
                <text:p>178.1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508">
                <text:p>140.508</text:p>
              </table:table-cell>
              <table:table-cell office:value-type="float" office:value="178.164">
                <text:p>178.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618">
                <text:p>140.618</text:p>
              </table:table-cell>
              <table:table-cell office:value-type="float" office:value="178.146">
                <text:p>178.1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731">
                <text:p>140.731</text:p>
              </table:table-cell>
              <table:table-cell office:value-type="float" office:value="178.131">
                <text:p>178.1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844">
                <text:p>140.844</text:p>
              </table:table-cell>
              <table:table-cell office:value-type="float" office:value="178.117">
                <text:p>178.1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0.96">
                <text:p>140.96</text:p>
              </table:table-cell>
              <table:table-cell office:value-type="float" office:value="178.106">
                <text:p>178.1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074">
                <text:p>141.074</text:p>
              </table:table-cell>
              <table:table-cell office:value-type="float" office:value="178.096">
                <text:p>178.0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192">
                <text:p>141.192</text:p>
              </table:table-cell>
              <table:table-cell office:value-type="float" office:value="178.088">
                <text:p>178.08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313">
                <text:p>141.313</text:p>
              </table:table-cell>
              <table:table-cell office:value-type="float" office:value="178.083">
                <text:p>178.0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431">
                <text:p>141.431</text:p>
              </table:table-cell>
              <table:table-cell office:value-type="float" office:value="178.081">
                <text:p>178.0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555">
                <text:p>141.555</text:p>
              </table:table-cell>
              <table:table-cell office:value-type="float" office:value="178.08">
                <text:p>178.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67">
                <text:p>141.67</text:p>
              </table:table-cell>
              <table:table-cell office:value-type="float" office:value="178.082">
                <text:p>178.0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782">
                <text:p>141.782</text:p>
              </table:table-cell>
              <table:table-cell office:value-type="float" office:value="178.085">
                <text:p>178.0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1.893">
                <text:p>141.893</text:p>
              </table:table-cell>
              <table:table-cell office:value-type="float" office:value="178.09">
                <text:p>178.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78.097">
                <text:p>178.0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113">
                <text:p>142.113</text:p>
              </table:table-cell>
              <table:table-cell office:value-type="float" office:value="178.106">
                <text:p>178.1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226">
                <text:p>142.226</text:p>
              </table:table-cell>
              <table:table-cell office:value-type="float" office:value="178.117">
                <text:p>178.1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343">
                <text:p>142.343</text:p>
              </table:table-cell>
              <table:table-cell office:value-type="float" office:value="178.129">
                <text:p>178.1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454">
                <text:p>142.454</text:p>
              </table:table-cell>
              <table:table-cell office:value-type="float" office:value="178.142">
                <text:p>178.1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562">
                <text:p>142.562</text:p>
              </table:table-cell>
              <table:table-cell office:value-type="float" office:value="178.156">
                <text:p>178.1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673">
                <text:p>142.673</text:p>
              </table:table-cell>
              <table:table-cell office:value-type="float" office:value="178.173">
                <text:p>178.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789">
                <text:p>142.789</text:p>
              </table:table-cell>
              <table:table-cell office:value-type="float" office:value="178.191">
                <text:p>178.1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2.899">
                <text:p>142.899</text:p>
              </table:table-cell>
              <table:table-cell office:value-type="float" office:value="178.208">
                <text:p>178.2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007">
                <text:p>143.007</text:p>
              </table:table-cell>
              <table:table-cell office:value-type="float" office:value="178.228">
                <text:p>178.22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116">
                <text:p>143.116</text:p>
              </table:table-cell>
              <table:table-cell office:value-type="float" office:value="178.249">
                <text:p>178.2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229">
                <text:p>143.229</text:p>
              </table:table-cell>
              <table:table-cell office:value-type="float" office:value="178.271">
                <text:p>178.2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344">
                <text:p>143.344</text:p>
              </table:table-cell>
              <table:table-cell office:value-type="float" office:value="178.294">
                <text:p>178.2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458">
                <text:p>143.458</text:p>
              </table:table-cell>
              <table:table-cell office:value-type="float" office:value="178.318">
                <text:p>178.3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574">
                <text:p>143.574</text:p>
              </table:table-cell>
              <table:table-cell office:value-type="float" office:value="178.344">
                <text:p>178.3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692">
                <text:p>143.692</text:p>
              </table:table-cell>
              <table:table-cell office:value-type="float" office:value="178.372">
                <text:p>178.3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817">
                <text:p>143.817</text:p>
              </table:table-cell>
              <table:table-cell office:value-type="float" office:value="178.401">
                <text:p>178.4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3.944">
                <text:p>143.944</text:p>
              </table:table-cell>
              <table:table-cell office:value-type="float" office:value="178.429">
                <text:p>178.4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06">
                <text:p>144.06</text:p>
              </table:table-cell>
              <table:table-cell office:value-type="float" office:value="178.459">
                <text:p>178.4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186">
                <text:p>144.186</text:p>
              </table:table-cell>
              <table:table-cell office:value-type="float" office:value="178.492">
                <text:p>178.4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316">
                <text:p>144.316</text:p>
              </table:table-cell>
              <table:table-cell office:value-type="float" office:value="178.523">
                <text:p>178.5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44">
                <text:p>144.44</text:p>
              </table:table-cell>
              <table:table-cell office:value-type="float" office:value="178.553">
                <text:p>178.5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557">
                <text:p>144.557</text:p>
              </table:table-cell>
              <table:table-cell office:value-type="float" office:value="178.583">
                <text:p>178.5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673">
                <text:p>144.673</text:p>
              </table:table-cell>
              <table:table-cell office:value-type="float" office:value="178.614">
                <text:p>178.6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792">
                <text:p>144.792</text:p>
              </table:table-cell>
              <table:table-cell office:value-type="float" office:value="178.643">
                <text:p>178.6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4.903">
                <text:p>144.903</text:p>
              </table:table-cell>
              <table:table-cell office:value-type="float" office:value="178.673">
                <text:p>178.6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014">
                <text:p>145.014</text:p>
              </table:table-cell>
              <table:table-cell office:value-type="float" office:value="178.702">
                <text:p>178.7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124">
                <text:p>145.124</text:p>
              </table:table-cell>
              <table:table-cell office:value-type="float" office:value="178.733">
                <text:p>178.7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239">
                <text:p>145.239</text:p>
              </table:table-cell>
              <table:table-cell office:value-type="float" office:value="178.762">
                <text:p>178.7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35">
                <text:p>145.35</text:p>
              </table:table-cell>
              <table:table-cell office:value-type="float" office:value="178.792">
                <text:p>178.7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462">
                <text:p>145.462</text:p>
              </table:table-cell>
              <table:table-cell office:value-type="float" office:value="178.822">
                <text:p>178.8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573">
                <text:p>145.573</text:p>
              </table:table-cell>
              <table:table-cell office:value-type="float" office:value="178.852">
                <text:p>178.8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687">
                <text:p>145.687</text:p>
              </table:table-cell>
              <table:table-cell office:value-type="float" office:value="178.883">
                <text:p>178.8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805">
                <text:p>145.805</text:p>
              </table:table-cell>
              <table:table-cell office:value-type="float" office:value="178.914">
                <text:p>178.9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5.926">
                <text:p>145.926</text:p>
              </table:table-cell>
              <table:table-cell office:value-type="float" office:value="178.944">
                <text:p>178.9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042">
                <text:p>146.042</text:p>
              </table:table-cell>
              <table:table-cell office:value-type="float" office:value="178.975">
                <text:p>178.9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162">
                <text:p>146.162</text:p>
              </table:table-cell>
              <table:table-cell office:value-type="float" office:value="179.005">
                <text:p>179.0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28">
                <text:p>146.28</text:p>
              </table:table-cell>
              <table:table-cell office:value-type="float" office:value="179.035">
                <text:p>179.0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399">
                <text:p>146.399</text:p>
              </table:table-cell>
              <table:table-cell office:value-type="float" office:value="179.063">
                <text:p>179.0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514">
                <text:p>146.514</text:p>
              </table:table-cell>
              <table:table-cell office:value-type="float" office:value="179.091">
                <text:p>179.0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632">
                <text:p>146.632</text:p>
              </table:table-cell>
              <table:table-cell office:value-type="float" office:value="179.119">
                <text:p>179.1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748">
                <text:p>146.748</text:p>
              </table:table-cell>
              <table:table-cell office:value-type="float" office:value="179.146">
                <text:p>179.1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866">
                <text:p>146.866</text:p>
              </table:table-cell>
              <table:table-cell office:value-type="float" office:value="179.173">
                <text:p>179.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6.982">
                <text:p>146.982</text:p>
              </table:table-cell>
              <table:table-cell office:value-type="float" office:value="179.198">
                <text:p>179.1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097">
                <text:p>147.097</text:p>
              </table:table-cell>
              <table:table-cell office:value-type="float" office:value="179.223">
                <text:p>179.2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21">
                <text:p>147.21</text:p>
              </table:table-cell>
              <table:table-cell office:value-type="float" office:value="179.248">
                <text:p>179.2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325">
                <text:p>147.325</text:p>
              </table:table-cell>
              <table:table-cell office:value-type="float" office:value="179.273">
                <text:p>179.2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443">
                <text:p>147.443</text:p>
              </table:table-cell>
              <table:table-cell office:value-type="float" office:value="179.299">
                <text:p>179.2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568">
                <text:p>147.568</text:p>
              </table:table-cell>
              <table:table-cell office:value-type="float" office:value="179.323">
                <text:p>179.3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687">
                <text:p>147.687</text:p>
              </table:table-cell>
              <table:table-cell office:value-type="float" office:value="179.346">
                <text:p>179.3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806">
                <text:p>147.806</text:p>
              </table:table-cell>
              <table:table-cell office:value-type="float" office:value="179.369">
                <text:p>179.3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.924">
                <text:p>147.924</text:p>
              </table:table-cell>
              <table:table-cell office:value-type="float" office:value="179.39">
                <text:p>179.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042">
                <text:p>148.042</text:p>
              </table:table-cell>
              <table:table-cell office:value-type="float" office:value="179.411">
                <text:p>179.4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157">
                <text:p>148.157</text:p>
              </table:table-cell>
              <table:table-cell office:value-type="float" office:value="179.431">
                <text:p>179.43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274">
                <text:p>148.274</text:p>
              </table:table-cell>
              <table:table-cell office:value-type="float" office:value="179.451">
                <text:p>179.4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39">
                <text:p>148.39</text:p>
              </table:table-cell>
              <table:table-cell office:value-type="float" office:value="179.47">
                <text:p>179.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506">
                <text:p>148.506</text:p>
              </table:table-cell>
              <table:table-cell office:value-type="float" office:value="179.487">
                <text:p>179.4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62">
                <text:p>148.62</text:p>
              </table:table-cell>
              <table:table-cell office:value-type="float" office:value="179.505">
                <text:p>179.5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734">
                <text:p>148.734</text:p>
              </table:table-cell>
              <table:table-cell office:value-type="float" office:value="179.523">
                <text:p>179.5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857">
                <text:p>148.857</text:p>
              </table:table-cell>
              <table:table-cell office:value-type="float" office:value="179.538">
                <text:p>179.5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8.971">
                <text:p>148.971</text:p>
              </table:table-cell>
              <table:table-cell office:value-type="float" office:value="179.553">
                <text:p>179.5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083">
                <text:p>149.083</text:p>
              </table:table-cell>
              <table:table-cell office:value-type="float" office:value="179.567">
                <text:p>179.5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192">
                <text:p>149.192</text:p>
              </table:table-cell>
              <table:table-cell office:value-type="float" office:value="179.581">
                <text:p>179.5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302">
                <text:p>149.302</text:p>
              </table:table-cell>
              <table:table-cell office:value-type="float" office:value="179.593">
                <text:p>179.5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411">
                <text:p>149.411</text:p>
              </table:table-cell>
              <table:table-cell office:value-type="float" office:value="179.605">
                <text:p>179.6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523">
                <text:p>149.523</text:p>
              </table:table-cell>
              <table:table-cell office:value-type="float" office:value="179.617">
                <text:p>179.6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638">
                <text:p>149.638</text:p>
              </table:table-cell>
              <table:table-cell office:value-type="float" office:value="179.629">
                <text:p>179.6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752">
                <text:p>149.752</text:p>
              </table:table-cell>
              <table:table-cell office:value-type="float" office:value="179.639">
                <text:p>179.6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863">
                <text:p>149.863</text:p>
              </table:table-cell>
              <table:table-cell office:value-type="float" office:value="179.648">
                <text:p>179.6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9.979">
                <text:p>149.979</text:p>
              </table:table-cell>
              <table:table-cell office:value-type="float" office:value="179.657">
                <text:p>179.6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092">
                <text:p>150.092</text:p>
              </table:table-cell>
              <table:table-cell office:value-type="float" office:value="179.666">
                <text:p>179.6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207">
                <text:p>150.207</text:p>
              </table:table-cell>
              <table:table-cell office:value-type="float" office:value="179.673">
                <text:p>179.6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322">
                <text:p>150.322</text:p>
              </table:table-cell>
              <table:table-cell office:value-type="float" office:value="179.68">
                <text:p>179.6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435">
                <text:p>150.435</text:p>
              </table:table-cell>
              <table:table-cell office:value-type="float" office:value="179.686">
                <text:p>179.6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549">
                <text:p>150.549</text:p>
              </table:table-cell>
              <table:table-cell office:value-type="float" office:value="179.692">
                <text:p>179.6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661">
                <text:p>150.661</text:p>
              </table:table-cell>
              <table:table-cell office:value-type="float" office:value="179.696">
                <text:p>179.6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771">
                <text:p>150.771</text:p>
              </table:table-cell>
              <table:table-cell office:value-type="float" office:value="179.7">
                <text:p>179.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886">
                <text:p>150.886</text:p>
              </table:table-cell>
              <table:table-cell office:value-type="float" office:value="179.704">
                <text:p>179.7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0.993">
                <text:p>150.993</text:p>
              </table:table-cell>
              <table:table-cell office:value-type="float" office:value="179.706">
                <text:p>179.7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112">
                <text:p>151.112</text:p>
              </table:table-cell>
              <table:table-cell office:value-type="float" office:value="179.709">
                <text:p>179.7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23">
                <text:p>151.23</text:p>
              </table:table-cell>
              <table:table-cell office:value-type="float" office:value="179.71">
                <text:p>179.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342">
                <text:p>151.342</text:p>
              </table:table-cell>
              <table:table-cell office:value-type="float" office:value="179.711">
                <text:p>179.7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454">
                <text:p>151.454</text:p>
              </table:table-cell>
              <table:table-cell office:value-type="float" office:value="179.711">
                <text:p>179.7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575">
                <text:p>151.575</text:p>
              </table:table-cell>
              <table:table-cell office:value-type="float" office:value="179.71">
                <text:p>179.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688">
                <text:p>151.688</text:p>
              </table:table-cell>
              <table:table-cell office:value-type="float" office:value="179.709">
                <text:p>179.7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179.707">
                <text:p>179.70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1.916">
                <text:p>151.916</text:p>
              </table:table-cell>
              <table:table-cell office:value-type="float" office:value="179.704">
                <text:p>179.7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034">
                <text:p>152.034</text:p>
              </table:table-cell>
              <table:table-cell office:value-type="float" office:value="179.701">
                <text:p>179.7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153">
                <text:p>152.153</text:p>
              </table:table-cell>
              <table:table-cell office:value-type="float" office:value="179.698">
                <text:p>179.6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263">
                <text:p>152.263</text:p>
              </table:table-cell>
              <table:table-cell office:value-type="float" office:value="179.693">
                <text:p>179.6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377">
                <text:p>152.377</text:p>
              </table:table-cell>
              <table:table-cell office:value-type="float" office:value="179.689">
                <text:p>179.6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49">
                <text:p>152.49</text:p>
              </table:table-cell>
              <table:table-cell office:value-type="float" office:value="179.683">
                <text:p>179.6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606">
                <text:p>152.606</text:p>
              </table:table-cell>
              <table:table-cell office:value-type="float" office:value="179.677">
                <text:p>179.67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719">
                <text:p>152.719</text:p>
              </table:table-cell>
              <table:table-cell office:value-type="float" office:value="179.671">
                <text:p>179.6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833">
                <text:p>152.833</text:p>
              </table:table-cell>
              <table:table-cell office:value-type="float" office:value="179.663">
                <text:p>179.6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2.952">
                <text:p>152.952</text:p>
              </table:table-cell>
              <table:table-cell office:value-type="float" office:value="179.656">
                <text:p>179.6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061">
                <text:p>153.061</text:p>
              </table:table-cell>
              <table:table-cell office:value-type="float" office:value="179.648">
                <text:p>179.6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175">
                <text:p>153.175</text:p>
              </table:table-cell>
              <table:table-cell office:value-type="float" office:value="179.639">
                <text:p>179.6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289">
                <text:p>153.289</text:p>
              </table:table-cell>
              <table:table-cell office:value-type="float" office:value="179.63">
                <text:p>179.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406">
                <text:p>153.406</text:p>
              </table:table-cell>
              <table:table-cell office:value-type="float" office:value="179.621">
                <text:p>179.62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514">
                <text:p>153.514</text:p>
              </table:table-cell>
              <table:table-cell office:value-type="float" office:value="179.611">
                <text:p>179.6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631">
                <text:p>153.631</text:p>
              </table:table-cell>
              <table:table-cell office:value-type="float" office:value="179.6">
                <text:p>179.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745">
                <text:p>153.745</text:p>
              </table:table-cell>
              <table:table-cell office:value-type="float" office:value="179.589">
                <text:p>179.5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859">
                <text:p>153.859</text:p>
              </table:table-cell>
              <table:table-cell office:value-type="float" office:value="179.578">
                <text:p>179.5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3.974">
                <text:p>153.974</text:p>
              </table:table-cell>
              <table:table-cell office:value-type="float" office:value="179.566">
                <text:p>179.5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091">
                <text:p>154.091</text:p>
              </table:table-cell>
              <table:table-cell office:value-type="float" office:value="179.553">
                <text:p>179.5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208">
                <text:p>154.208</text:p>
              </table:table-cell>
              <table:table-cell office:value-type="float" office:value="179.541">
                <text:p>179.5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319">
                <text:p>154.319</text:p>
              </table:table-cell>
              <table:table-cell office:value-type="float" office:value="179.528">
                <text:p>179.52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438">
                <text:p>154.438</text:p>
              </table:table-cell>
              <table:table-cell office:value-type="float" office:value="179.515">
                <text:p>179.5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548">
                <text:p>154.548</text:p>
              </table:table-cell>
              <table:table-cell office:value-type="float" office:value="179.501">
                <text:p>179.5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66">
                <text:p>154.66</text:p>
              </table:table-cell>
              <table:table-cell office:value-type="float" office:value="179.488">
                <text:p>179.48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772">
                <text:p>154.772</text:p>
              </table:table-cell>
              <table:table-cell office:value-type="float" office:value="179.474">
                <text:p>179.4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882">
                <text:p>154.882</text:p>
              </table:table-cell>
              <table:table-cell office:value-type="float" office:value="179.459">
                <text:p>179.4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4.998">
                <text:p>154.998</text:p>
              </table:table-cell>
              <table:table-cell office:value-type="float" office:value="179.444">
                <text:p>179.4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113">
                <text:p>155.113</text:p>
              </table:table-cell>
              <table:table-cell office:value-type="float" office:value="179.429">
                <text:p>179.42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226">
                <text:p>155.226</text:p>
              </table:table-cell>
              <table:table-cell office:value-type="float" office:value="179.413">
                <text:p>179.41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343">
                <text:p>155.343</text:p>
              </table:table-cell>
              <table:table-cell office:value-type="float" office:value="179.398">
                <text:p>179.3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457">
                <text:p>155.457</text:p>
              </table:table-cell>
              <table:table-cell office:value-type="float" office:value="179.381">
                <text:p>179.3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573">
                <text:p>155.573</text:p>
              </table:table-cell>
              <table:table-cell office:value-type="float" office:value="179.364">
                <text:p>179.3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692">
                <text:p>155.692</text:p>
              </table:table-cell>
              <table:table-cell office:value-type="float" office:value="179.347">
                <text:p>179.3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81">
                <text:p>155.81</text:p>
              </table:table-cell>
              <table:table-cell office:value-type="float" office:value="179.33">
                <text:p>179.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5.928">
                <text:p>155.928</text:p>
              </table:table-cell>
              <table:table-cell office:value-type="float" office:value="179.313">
                <text:p>179.31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043">
                <text:p>156.043</text:p>
              </table:table-cell>
              <table:table-cell office:value-type="float" office:value="179.295">
                <text:p>179.2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16">
                <text:p>156.16</text:p>
              </table:table-cell>
              <table:table-cell office:value-type="float" office:value="179.274">
                <text:p>179.2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295">
                <text:p>156.295</text:p>
              </table:table-cell>
              <table:table-cell office:value-type="float" office:value="179.256">
                <text:p>179.2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416">
                <text:p>156.416</text:p>
              </table:table-cell>
              <table:table-cell office:value-type="float" office:value="179.237">
                <text:p>179.2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536">
                <text:p>156.536</text:p>
              </table:table-cell>
              <table:table-cell office:value-type="float" office:value="179.218">
                <text:p>179.2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656">
                <text:p>156.656</text:p>
              </table:table-cell>
              <table:table-cell office:value-type="float" office:value="179.2">
                <text:p>179.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773">
                <text:p>156.773</text:p>
              </table:table-cell>
              <table:table-cell office:value-type="float" office:value="179.181">
                <text:p>179.1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6.889">
                <text:p>156.889</text:p>
              </table:table-cell>
              <table:table-cell office:value-type="float" office:value="179.162">
                <text:p>179.1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008">
                <text:p>157.008</text:p>
              </table:table-cell>
              <table:table-cell office:value-type="float" office:value="179.145">
                <text:p>179.1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118">
                <text:p>157.118</text:p>
              </table:table-cell>
              <table:table-cell office:value-type="float" office:value="179.126">
                <text:p>179.1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229">
                <text:p>157.229</text:p>
              </table:table-cell>
              <table:table-cell office:value-type="float" office:value="179.109">
                <text:p>179.1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339">
                <text:p>157.339</text:p>
              </table:table-cell>
              <table:table-cell office:value-type="float" office:value="179.089">
                <text:p>179.0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458">
                <text:p>157.458</text:p>
              </table:table-cell>
              <table:table-cell office:value-type="float" office:value="179.069">
                <text:p>179.0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582">
                <text:p>157.582</text:p>
              </table:table-cell>
              <table:table-cell office:value-type="float" office:value="179.049">
                <text:p>179.0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704">
                <text:p>157.704</text:p>
              </table:table-cell>
              <table:table-cell office:value-type="float" office:value="179.03">
                <text:p>179.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821">
                <text:p>157.821</text:p>
              </table:table-cell>
              <table:table-cell office:value-type="float" office:value="179.01">
                <text:p>179.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7.938">
                <text:p>157.938</text:p>
              </table:table-cell>
              <table:table-cell office:value-type="float" office:value="178.991">
                <text:p>178.9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055">
                <text:p>158.055</text:p>
              </table:table-cell>
              <table:table-cell office:value-type="float" office:value="178.97">
                <text:p>178.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181">
                <text:p>158.181</text:p>
              </table:table-cell>
              <table:table-cell office:value-type="float" office:value="178.95">
                <text:p>178.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301">
                <text:p>158.301</text:p>
              </table:table-cell>
              <table:table-cell office:value-type="float" office:value="178.93">
                <text:p>178.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424">
                <text:p>158.424</text:p>
              </table:table-cell>
              <table:table-cell office:value-type="float" office:value="178.912">
                <text:p>178.9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537">
                <text:p>158.537</text:p>
              </table:table-cell>
              <table:table-cell office:value-type="float" office:value="178.893">
                <text:p>178.8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648">
                <text:p>158.648</text:p>
              </table:table-cell>
              <table:table-cell office:value-type="float" office:value="178.875">
                <text:p>178.8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762">
                <text:p>158.762</text:p>
              </table:table-cell>
              <table:table-cell office:value-type="float" office:value="178.857">
                <text:p>178.8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871">
                <text:p>158.871</text:p>
              </table:table-cell>
              <table:table-cell office:value-type="float" office:value="178.838">
                <text:p>178.8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8.989">
                <text:p>158.989</text:p>
              </table:table-cell>
              <table:table-cell office:value-type="float" office:value="178.819">
                <text:p>178.8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108">
                <text:p>159.108</text:p>
              </table:table-cell>
              <table:table-cell office:value-type="float" office:value="178.799">
                <text:p>178.7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226">
                <text:p>159.226</text:p>
              </table:table-cell>
              <table:table-cell office:value-type="float" office:value="178.78">
                <text:p>178.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35">
                <text:p>159.35</text:p>
              </table:table-cell>
              <table:table-cell office:value-type="float" office:value="178.759">
                <text:p>178.7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479">
                <text:p>159.479</text:p>
              </table:table-cell>
              <table:table-cell office:value-type="float" office:value="178.741">
                <text:p>178.7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595">
                <text:p>159.595</text:p>
              </table:table-cell>
              <table:table-cell office:value-type="float" office:value="178.723">
                <text:p>178.7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705">
                <text:p>159.705</text:p>
              </table:table-cell>
              <table:table-cell office:value-type="float" office:value="178.705">
                <text:p>178.7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819">
                <text:p>159.819</text:p>
              </table:table-cell>
              <table:table-cell office:value-type="float" office:value="178.687">
                <text:p>178.6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.934">
                <text:p>159.934</text:p>
              </table:table-cell>
              <table:table-cell office:value-type="float" office:value="178.67">
                <text:p>178.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044">
                <text:p>160.044</text:p>
              </table:table-cell>
              <table:table-cell office:value-type="float" office:value="178.653">
                <text:p>178.6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154">
                <text:p>160.154</text:p>
              </table:table-cell>
              <table:table-cell office:value-type="float" office:value="178.636">
                <text:p>178.6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269">
                <text:p>160.269</text:p>
              </table:table-cell>
              <table:table-cell office:value-type="float" office:value="178.619">
                <text:p>178.6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38">
                <text:p>160.38</text:p>
              </table:table-cell>
              <table:table-cell office:value-type="float" office:value="178.603">
                <text:p>178.6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489">
                <text:p>160.489</text:p>
              </table:table-cell>
              <table:table-cell office:value-type="float" office:value="178.586">
                <text:p>178.5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602">
                <text:p>160.602</text:p>
              </table:table-cell>
              <table:table-cell office:value-type="float" office:value="178.568">
                <text:p>178.56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725">
                <text:p>160.725</text:p>
              </table:table-cell>
              <table:table-cell office:value-type="float" office:value="178.551">
                <text:p>178.5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84">
                <text:p>160.84</text:p>
              </table:table-cell>
              <table:table-cell office:value-type="float" office:value="178.534">
                <text:p>178.5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0.965">
                <text:p>160.965</text:p>
              </table:table-cell>
              <table:table-cell office:value-type="float" office:value="178.517">
                <text:p>178.5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08">
                <text:p>161.08</text:p>
              </table:table-cell>
              <table:table-cell office:value-type="float" office:value="178.502">
                <text:p>178.5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19">
                <text:p>161.19</text:p>
              </table:table-cell>
              <table:table-cell office:value-type="float" office:value="178.487">
                <text:p>178.4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301">
                <text:p>161.301</text:p>
              </table:table-cell>
              <table:table-cell office:value-type="float" office:value="178.471">
                <text:p>178.4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417">
                <text:p>161.417</text:p>
              </table:table-cell>
              <table:table-cell office:value-type="float" office:value="178.456">
                <text:p>178.4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527">
                <text:p>161.527</text:p>
              </table:table-cell>
              <table:table-cell office:value-type="float" office:value="178.442">
                <text:p>178.4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636">
                <text:p>161.636</text:p>
              </table:table-cell>
              <table:table-cell office:value-type="float" office:value="178.427">
                <text:p>178.42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748">
                <text:p>161.748</text:p>
              </table:table-cell>
              <table:table-cell office:value-type="float" office:value="178.411">
                <text:p>178.41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867">
                <text:p>161.867</text:p>
              </table:table-cell>
              <table:table-cell office:value-type="float" office:value="178.397">
                <text:p>178.3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1.978">
                <text:p>161.978</text:p>
              </table:table-cell>
              <table:table-cell office:value-type="float" office:value="178.384">
                <text:p>178.3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086">
                <text:p>162.086</text:p>
              </table:table-cell>
              <table:table-cell office:value-type="float" office:value="178.371">
                <text:p>178.3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19">
                <text:p>162.19</text:p>
              </table:table-cell>
              <table:table-cell office:value-type="float" office:value="178.358">
                <text:p>178.3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297">
                <text:p>162.297</text:p>
              </table:table-cell>
              <table:table-cell office:value-type="float" office:value="178.345">
                <text:p>178.3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407">
                <text:p>162.407</text:p>
              </table:table-cell>
              <table:table-cell office:value-type="float" office:value="178.332">
                <text:p>178.3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513">
                <text:p>162.513</text:p>
              </table:table-cell>
              <table:table-cell office:value-type="float" office:value="178.319">
                <text:p>178.3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628">
                <text:p>162.628</text:p>
              </table:table-cell>
              <table:table-cell office:value-type="float" office:value="178.306">
                <text:p>178.3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741">
                <text:p>162.741</text:p>
              </table:table-cell>
              <table:table-cell office:value-type="float" office:value="178.294">
                <text:p>178.2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841">
                <text:p>162.841</text:p>
              </table:table-cell>
              <table:table-cell office:value-type="float" office:value="178.283">
                <text:p>178.2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2.946">
                <text:p>162.946</text:p>
              </table:table-cell>
              <table:table-cell office:value-type="float" office:value="178.271">
                <text:p>178.2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057">
                <text:p>163.057</text:p>
              </table:table-cell>
              <table:table-cell office:value-type="float" office:value="178.258">
                <text:p>178.2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171">
                <text:p>163.171</text:p>
              </table:table-cell>
              <table:table-cell office:value-type="float" office:value="178.247">
                <text:p>178.2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282">
                <text:p>163.282</text:p>
              </table:table-cell>
              <table:table-cell office:value-type="float" office:value="178.236">
                <text:p>178.2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39">
                <text:p>163.39</text:p>
              </table:table-cell>
              <table:table-cell office:value-type="float" office:value="178.225">
                <text:p>178.2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499">
                <text:p>163.499</text:p>
              </table:table-cell>
              <table:table-cell office:value-type="float" office:value="178.214">
                <text:p>178.2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606">
                <text:p>163.606</text:p>
              </table:table-cell>
              <table:table-cell office:value-type="float" office:value="178.204">
                <text:p>178.2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713">
                <text:p>163.713</text:p>
              </table:table-cell>
              <table:table-cell office:value-type="float" office:value="178.193">
                <text:p>178.1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82">
                <text:p>163.82</text:p>
              </table:table-cell>
              <table:table-cell office:value-type="float" office:value="178.183">
                <text:p>178.1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3.93">
                <text:p>163.93</text:p>
              </table:table-cell>
              <table:table-cell office:value-type="float" office:value="178.174">
                <text:p>178.1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032">
                <text:p>164.032</text:p>
              </table:table-cell>
              <table:table-cell office:value-type="float" office:value="178.164">
                <text:p>178.1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144">
                <text:p>164.144</text:p>
              </table:table-cell>
              <table:table-cell office:value-type="float" office:value="178.154">
                <text:p>178.1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247">
                <text:p>164.247</text:p>
              </table:table-cell>
              <table:table-cell office:value-type="float" office:value="178.145">
                <text:p>178.1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359">
                <text:p>164.359</text:p>
              </table:table-cell>
              <table:table-cell office:value-type="float" office:value="178.135">
                <text:p>178.1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471">
                <text:p>164.471</text:p>
              </table:table-cell>
              <table:table-cell office:value-type="float" office:value="178.127">
                <text:p>178.12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572">
                <text:p>164.572</text:p>
              </table:table-cell>
              <table:table-cell office:value-type="float" office:value="178.118">
                <text:p>178.1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685">
                <text:p>164.685</text:p>
              </table:table-cell>
              <table:table-cell office:value-type="float" office:value="178.109">
                <text:p>178.1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797">
                <text:p>164.797</text:p>
              </table:table-cell>
              <table:table-cell office:value-type="float" office:value="178.1">
                <text:p>178.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4.921">
                <text:p>164.921</text:p>
              </table:table-cell>
              <table:table-cell office:value-type="float" office:value="178.091">
                <text:p>178.0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035">
                <text:p>165.035</text:p>
              </table:table-cell>
              <table:table-cell office:value-type="float" office:value="178.082">
                <text:p>178.0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156">
                <text:p>165.156</text:p>
              </table:table-cell>
              <table:table-cell office:value-type="float" office:value="178.074">
                <text:p>178.0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267">
                <text:p>165.267</text:p>
              </table:table-cell>
              <table:table-cell office:value-type="float" office:value="178.066">
                <text:p>178.0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388">
                <text:p>165.388</text:p>
              </table:table-cell>
              <table:table-cell office:value-type="float" office:value="178.058">
                <text:p>178.0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499">
                <text:p>165.499</text:p>
              </table:table-cell>
              <table:table-cell office:value-type="float" office:value="178.05">
                <text:p>178.0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621">
                <text:p>165.621</text:p>
              </table:table-cell>
              <table:table-cell office:value-type="float" office:value="178.044">
                <text:p>178.0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727">
                <text:p>165.727</text:p>
              </table:table-cell>
              <table:table-cell office:value-type="float" office:value="178.036">
                <text:p>178.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84">
                <text:p>165.84</text:p>
              </table:table-cell>
              <table:table-cell office:value-type="float" office:value="178.03">
                <text:p>178.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5.949">
                <text:p>165.949</text:p>
              </table:table-cell>
              <table:table-cell office:value-type="float" office:value="178.023">
                <text:p>178.0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067">
                <text:p>166.067</text:p>
              </table:table-cell>
              <table:table-cell office:value-type="float" office:value="178.016">
                <text:p>178.0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19">
                <text:p>166.19</text:p>
              </table:table-cell>
              <table:table-cell office:value-type="float" office:value="178.01">
                <text:p>178.0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301">
                <text:p>166.301</text:p>
              </table:table-cell>
              <table:table-cell office:value-type="float" office:value="178.003">
                <text:p>178.0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415">
                <text:p>166.415</text:p>
              </table:table-cell>
              <table:table-cell office:value-type="float" office:value="177.997">
                <text:p>177.9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531">
                <text:p>166.531</text:p>
              </table:table-cell>
              <table:table-cell office:value-type="float" office:value="177.991">
                <text:p>177.9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647">
                <text:p>166.647</text:p>
              </table:table-cell>
              <table:table-cell office:value-type="float" office:value="177.986">
                <text:p>177.9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767">
                <text:p>166.767</text:p>
              </table:table-cell>
              <table:table-cell office:value-type="float" office:value="177.98">
                <text:p>177.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6.884">
                <text:p>166.884</text:p>
              </table:table-cell>
              <table:table-cell office:value-type="float" office:value="177.974">
                <text:p>177.9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012">
                <text:p>167.012</text:p>
              </table:table-cell>
              <table:table-cell office:value-type="float" office:value="177.968">
                <text:p>177.96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141">
                <text:p>167.141</text:p>
              </table:table-cell>
              <table:table-cell office:value-type="float" office:value="177.963">
                <text:p>177.9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26">
                <text:p>167.26</text:p>
              </table:table-cell>
              <table:table-cell office:value-type="float" office:value="177.958">
                <text:p>177.9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384">
                <text:p>167.384</text:p>
              </table:table-cell>
              <table:table-cell office:value-type="float" office:value="177.952">
                <text:p>177.9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531">
                <text:p>167.531</text:p>
              </table:table-cell>
              <table:table-cell office:value-type="float" office:value="177.947">
                <text:p>177.9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654">
                <text:p>167.654</text:p>
              </table:table-cell>
              <table:table-cell office:value-type="float" office:value="177.943">
                <text:p>177.9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779">
                <text:p>167.779</text:p>
              </table:table-cell>
              <table:table-cell office:value-type="float" office:value="177.938">
                <text:p>177.9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7.907">
                <text:p>167.907</text:p>
              </table:table-cell>
              <table:table-cell office:value-type="float" office:value="177.934">
                <text:p>177.9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023">
                <text:p>168.023</text:p>
              </table:table-cell>
              <table:table-cell office:value-type="float" office:value="177.93">
                <text:p>177.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147">
                <text:p>168.147</text:p>
              </table:table-cell>
              <table:table-cell office:value-type="float" office:value="177.926">
                <text:p>177.9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27">
                <text:p>168.27</text:p>
              </table:table-cell>
              <table:table-cell office:value-type="float" office:value="177.922">
                <text:p>177.92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389">
                <text:p>168.389</text:p>
              </table:table-cell>
              <table:table-cell office:value-type="float" office:value="177.919">
                <text:p>177.9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513">
                <text:p>168.513</text:p>
              </table:table-cell>
              <table:table-cell office:value-type="float" office:value="177.915">
                <text:p>177.9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635">
                <text:p>168.635</text:p>
              </table:table-cell>
              <table:table-cell office:value-type="float" office:value="177.912">
                <text:p>177.9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754">
                <text:p>168.754</text:p>
              </table:table-cell>
              <table:table-cell office:value-type="float" office:value="177.908">
                <text:p>177.9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878">
                <text:p>168.878</text:p>
              </table:table-cell>
              <table:table-cell office:value-type="float" office:value="177.906">
                <text:p>177.90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8.991">
                <text:p>168.991</text:p>
              </table:table-cell>
              <table:table-cell office:value-type="float" office:value="177.902">
                <text:p>177.9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9.114">
                <text:p>169.114</text:p>
              </table:table-cell>
              <table:table-cell office:value-type="float" office:value="177.9">
                <text:p>177.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9.223">
                <text:p>169.223</text:p>
              </table:table-cell>
              <table:table-cell office:value-type="float" office:value="177.897">
                <text:p>177.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9.333">
                <text:p>169.333</text:p>
              </table:table-cell>
              <table:table-cell office:value-type="float" office:value="177.895">
                <text:p>177.8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9.445">
                <text:p>169.445</text:p>
              </table:table-cell>
              <table:table-cell office:value-type="float" office:value="177.892">
                <text:p>177.8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9.552">
                <text:p>169.552</text:p>
              </table:table-cell>
              <table:table-cell office:value-type="float" office:value="177.89">
                <text:p>177.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9.661">
                <text:p>169.661</text:p>
              </table:table-cell>
              <table:table-cell office:value-type="float" office:value="177.888">
                <text:p>177.88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69.771">
                <text:p>169.771</text:p>
              </table:table-cell>
              <table:table-cell office:value-type="float" office:value="177.885">
                <text:p>177.885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